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9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" table:style-name="ta1">
        <table:shapes>
          <draw:frame draw:z-index="0" draw:style-name="gr1" draw:text-style-name="P1" svg:width="6.2988in" svg:height="3.5429in" svg:x="6.8272in" svg:y="0.6043in">
            <draw:object draw:notify-on-update-of-ranges="d.A2:d.A2 d.A3:d.A215 d.E2:d.E2 d.E3:d.E215 d.A2:d.A2 d.A3:d.A215 d.F2:d.F2 d.F3:d.F215 d.A2:d.A2 d.A3:d.A215 d.G2:d.G2 d.G3:d.G215 d.A2:d.A2 d.A3:d.A215 d.H2:d.H2 d.H3:d.H215 d.A2:d.A2 d.A3:d.A215 d.I2:d.I2 d.I3:d.I215 d.A2:d.A2 d.A3:d.A215 d.J2:d.J2 d.J3:d.J215 d.A2:d.A2 d.A3:d.A215 d.K2:d.K2 d.K3:d.K215 d.A2:d.A2 d.A3:d.A215 d.L2:d.L2 d.L3:d.L215 d.A2:d.A2 d.A3:d.A215 d.M2:d.M2 d.M3:d.M215 d.A2:d.A2 d.A3:d.A215 d.N2:d.N2 d.N3:d.N215 d.A2:d.A2 d.A3:d.A215 d.O2:d.O2 d.O3:d.O215 d.A2:d.A2 d.A3:d.A215 d.P2:d.P2 d.P3:d.P215 d.A2:d.A2 d.A3:d.A215 d.Q2:d.Q2 d.Q3:d.Q215 d.A2:d.A2 d.A3:d.A215 d.R2:d.R2 d.R3:d.R215 d.A2:d.A2 d.A3:d.A215 d.S2:d.S2 d.S3:d.S215 d.A2:d.A2 d.A3:d.A215 d.T2:d.T2 d.T3:d.T215 d.A2:d.A2 d.A3:d.A215 d.U2:d.U2 d.U3:d.U215 d.A2:d.A2 d.A3:d.A215 d.V2:d.V2 d.V3:d.V215 d.A2:d.A2 d.A3:d.A215 d.W2:d.W2 d.W3:d.W215 d.A2:d.A2 d.A3:d.A215 d.X2:d.X2 d.X3:d.X215 d.A2:d.A2 d.A3:d.A215 d.Y2:d.Y2 d.Y3:d.Y215 d.A2:d.A2 d.A3:d.A215 d.Z2:d.Z2 d.Z3:d.Z215 d.A2:d.A2 d.A3:d.A215 d.AA2:d.AA2 d.AA3:d.AA215 d.A2:d.A2 d.A3:d.A215 d.AB2:d.AB2 d.AB3:d.AB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Started at Sun Jun <text:s/>5 23:35:47 20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sting on 12 threads with 412M iterations per ru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1.664571" calcext:value-type="float">
            <text:p>1.66457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]; [.$C3]; &quot;&quot;)" office:value-type="float" office:value="1.664571" calcext:value-type="float">
            <text:p>1.664571</text:p>
          </table:table-cell>
          <table:table-cell table:formula="of:=IF([.F$2]=[.$B3]; [.$C3]; &quot;&quot;)">
            <text:p/>
          </table:table-cell>
          <table:table-cell table:formula="of:=IF([.G$2]=[.$B3]; [.$C3]; &quot;&quot;)">
            <text:p/>
          </table:table-cell>
          <table:table-cell table:formula="of:=IF([.H$2]=[.$B3]; [.$C3]; &quot;&quot;)">
            <text:p/>
          </table:table-cell>
          <table:table-cell table:formula="of:=IF([.I$2]=[.$B3]; [.$C3]; &quot;&quot;)">
            <text:p/>
          </table:table-cell>
          <table:table-cell table:formula="of:=IF([.J$2]=[.$B3]; [.$C3]; &quot;&quot;)">
            <text:p/>
          </table:table-cell>
          <table:table-cell table:formula="of:=IF([.K$2]=[.$B3]; [.$C3]; &quot;&quot;)">
            <text:p/>
          </table:table-cell>
          <table:table-cell table:formula="of:=IF([.L$2]=[.$B3]; [.$C3]; &quot;&quot;)">
            <text:p/>
          </table:table-cell>
          <table:table-cell table:formula="of:=IF([.M$2]=[.$B3]; [.$C3]; &quot;&quot;)">
            <text:p/>
          </table:table-cell>
          <table:table-cell table:formula="of:=IF([.N$2]=[.$B3]; [.$C3]; &quot;&quot;)">
            <text:p/>
          </table:table-cell>
          <table:table-cell table:formula="of:=IF([.O$2]=[.$B3]; [.$C3]; &quot;&quot;)">
            <text:p/>
          </table:table-cell>
          <table:table-cell table:formula="of:=IF([.P$2]=[.$B3]; [.$C3]; &quot;&quot;)">
            <text:p/>
          </table:table-cell>
          <table:table-cell table:formula="of:=IF([.Q$2]=[.$B3]; [.$D3]; &quot;&quot;)" office:value-type="float" office:value="4200000000" calcext:value-type="float">
            <text:p>4200000000</text:p>
          </table:table-cell>
          <table:table-cell table:formula="of:=IF([.R$2]=[.$B3]; [.$D3]; &quot;&quot;)">
            <text:p/>
          </table:table-cell>
          <table:table-cell table:formula="of:=IF([.S$2]=[.$B3]; [.$D3]; &quot;&quot;)">
            <text:p/>
          </table:table-cell>
          <table:table-cell table:formula="of:=IF([.T$2]=[.$B3]; [.$D3]; &quot;&quot;)">
            <text:p/>
          </table:table-cell>
          <table:table-cell table:formula="of:=IF([.U$2]=[.$B3]; [.$D3]; &quot;&quot;)">
            <text:p/>
          </table:table-cell>
          <table:table-cell table:formula="of:=IF([.V$2]=[.$B3]; [.$D3]; &quot;&quot;)">
            <text:p/>
          </table:table-cell>
          <table:table-cell table:formula="of:=IF([.W$2]=[.$B3]; [.$D3]; &quot;&quot;)">
            <text:p/>
          </table:table-cell>
          <table:table-cell table:formula="of:=IF([.X$2]=[.$B3]; [.$D3]; &quot;&quot;)">
            <text:p/>
          </table:table-cell>
          <table:table-cell table:formula="of:=IF([.Y$2]=[.$B3]; [.$D3]; &quot;&quot;)">
            <text:p/>
          </table:table-cell>
          <table:table-cell table:formula="of:=IF([.Z$2]=[.$B3]; [.$D3]; &quot;&quot;)">
            <text:p/>
          </table:table-cell>
          <table:table-cell table:formula="of:=IF([.AA$2]=[.$B3]; [.$D3]; &quot;&quot;)">
            <text:p/>
          </table:table-cell>
          <table:table-cell table:formula="of:=IF([.AB$2]=[.$B3]; [.$D3]; &quot;&quot;)">
            <text:p/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float" office:value="1.667876" calcext:value-type="float">
            <text:p>1.66787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4]; [.$C4]; &quot;&quot;)">
            <text:p/>
          </table:table-cell>
          <table:table-cell table:formula="of:=IF([.F$2]=[.$B4]; [.$C4]; &quot;&quot;)" office:value-type="float" office:value="1.667876" calcext:value-type="float">
            <text:p>1.667876</text:p>
          </table:table-cell>
          <table:table-cell table:formula="of:=IF([.G$2]=[.$B4]; [.$C4]; &quot;&quot;)">
            <text:p/>
          </table:table-cell>
          <table:table-cell table:formula="of:=IF([.H$2]=[.$B4]; [.$C4]; &quot;&quot;)">
            <text:p/>
          </table:table-cell>
          <table:table-cell table:formula="of:=IF([.I$2]=[.$B4]; [.$C4]; &quot;&quot;)">
            <text:p/>
          </table:table-cell>
          <table:table-cell table:formula="of:=IF([.J$2]=[.$B4]; [.$C4]; &quot;&quot;)">
            <text:p/>
          </table:table-cell>
          <table:table-cell table:formula="of:=IF([.K$2]=[.$B4]; [.$C4]; &quot;&quot;)">
            <text:p/>
          </table:table-cell>
          <table:table-cell table:formula="of:=IF([.L$2]=[.$B4]; [.$C4]; &quot;&quot;)">
            <text:p/>
          </table:table-cell>
          <table:table-cell table:formula="of:=IF([.M$2]=[.$B4]; [.$C4]; &quot;&quot;)">
            <text:p/>
          </table:table-cell>
          <table:table-cell table:formula="of:=IF([.N$2]=[.$B4]; [.$C4]; &quot;&quot;)">
            <text:p/>
          </table:table-cell>
          <table:table-cell table:formula="of:=IF([.O$2]=[.$B4]; [.$C4]; &quot;&quot;)">
            <text:p/>
          </table:table-cell>
          <table:table-cell table:formula="of:=IF([.P$2]=[.$B4]; [.$C4]; &quot;&quot;)">
            <text:p/>
          </table:table-cell>
          <table:table-cell table:formula="of:=IF([.Q$2]=[.$B4]; [.$D4]; &quot;&quot;)">
            <text:p/>
          </table:table-cell>
          <table:table-cell table:formula="of:=IF([.R$2]=[.$B4]; [.$D4]; &quot;&quot;)" office:value-type="float" office:value="4199999000" calcext:value-type="float">
            <text:p>4199999000</text:p>
          </table:table-cell>
          <table:table-cell table:formula="of:=IF([.S$2]=[.$B4]; [.$D4]; &quot;&quot;)">
            <text:p/>
          </table:table-cell>
          <table:table-cell table:formula="of:=IF([.T$2]=[.$B4]; [.$D4]; &quot;&quot;)">
            <text:p/>
          </table:table-cell>
          <table:table-cell table:formula="of:=IF([.U$2]=[.$B4]; [.$D4]; &quot;&quot;)">
            <text:p/>
          </table:table-cell>
          <table:table-cell table:formula="of:=IF([.V$2]=[.$B4]; [.$D4]; &quot;&quot;)">
            <text:p/>
          </table:table-cell>
          <table:table-cell table:formula="of:=IF([.W$2]=[.$B4]; [.$D4]; &quot;&quot;)">
            <text:p/>
          </table:table-cell>
          <table:table-cell table:formula="of:=IF([.X$2]=[.$B4]; [.$D4]; &quot;&quot;)">
            <text:p/>
          </table:table-cell>
          <table:table-cell table:formula="of:=IF([.Y$2]=[.$B4]; [.$D4]; &quot;&quot;)">
            <text:p/>
          </table:table-cell>
          <table:table-cell table:formula="of:=IF([.Z$2]=[.$B4]; [.$D4]; &quot;&quot;)">
            <text:p/>
          </table:table-cell>
          <table:table-cell table:formula="of:=IF([.AA$2]=[.$B4]; [.$D4]; &quot;&quot;)">
            <text:p/>
          </table:table-cell>
          <table:table-cell table:formula="of:=IF([.AB$2]=[.$B4]; [.$D4]; &quot;&quot;)">
            <text:p/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1.670083" calcext:value-type="float">
            <text:p>1.67008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5]; [.$C5]; &quot;&quot;)">
            <text:p/>
          </table:table-cell>
          <table:table-cell table:formula="of:=IF([.F$2]=[.$B5]; [.$C5]; &quot;&quot;)">
            <text:p/>
          </table:table-cell>
          <table:table-cell table:formula="of:=IF([.G$2]=[.$B5]; [.$C5]; &quot;&quot;)" office:value-type="float" office:value="1.670083" calcext:value-type="float">
            <text:p>1.670083</text:p>
          </table:table-cell>
          <table:table-cell table:formula="of:=IF([.H$2]=[.$B5]; [.$C5]; &quot;&quot;)">
            <text:p/>
          </table:table-cell>
          <table:table-cell table:formula="of:=IF([.I$2]=[.$B5]; [.$C5]; &quot;&quot;)">
            <text:p/>
          </table:table-cell>
          <table:table-cell table:formula="of:=IF([.J$2]=[.$B5]; [.$C5]; &quot;&quot;)">
            <text:p/>
          </table:table-cell>
          <table:table-cell table:formula="of:=IF([.K$2]=[.$B5]; [.$C5]; &quot;&quot;)">
            <text:p/>
          </table:table-cell>
          <table:table-cell table:formula="of:=IF([.L$2]=[.$B5]; [.$C5]; &quot;&quot;)">
            <text:p/>
          </table:table-cell>
          <table:table-cell table:formula="of:=IF([.M$2]=[.$B5]; [.$C5]; &quot;&quot;)">
            <text:p/>
          </table:table-cell>
          <table:table-cell table:formula="of:=IF([.N$2]=[.$B5]; [.$C5]; &quot;&quot;)">
            <text:p/>
          </table:table-cell>
          <table:table-cell table:formula="of:=IF([.O$2]=[.$B5]; [.$C5]; &quot;&quot;)">
            <text:p/>
          </table:table-cell>
          <table:table-cell table:formula="of:=IF([.P$2]=[.$B5]; [.$C5]; &quot;&quot;)">
            <text:p/>
          </table:table-cell>
          <table:table-cell table:formula="of:=IF([.Q$2]=[.$B5]; [.$D5]; &quot;&quot;)">
            <text:p/>
          </table:table-cell>
          <table:table-cell table:formula="of:=IF([.R$2]=[.$B5]; [.$D5]; &quot;&quot;)">
            <text:p/>
          </table:table-cell>
          <table:table-cell table:formula="of:=IF([.S$2]=[.$B5]; [.$D5]; &quot;&quot;)" office:value-type="float" office:value="4199999000" calcext:value-type="float">
            <text:p>4199999000</text:p>
          </table:table-cell>
          <table:table-cell table:formula="of:=IF([.T$2]=[.$B5]; [.$D5]; &quot;&quot;)">
            <text:p/>
          </table:table-cell>
          <table:table-cell table:formula="of:=IF([.U$2]=[.$B5]; [.$D5]; &quot;&quot;)">
            <text:p/>
          </table:table-cell>
          <table:table-cell table:formula="of:=IF([.V$2]=[.$B5]; [.$D5]; &quot;&quot;)">
            <text:p/>
          </table:table-cell>
          <table:table-cell table:formula="of:=IF([.W$2]=[.$B5]; [.$D5]; &quot;&quot;)">
            <text:p/>
          </table:table-cell>
          <table:table-cell table:formula="of:=IF([.X$2]=[.$B5]; [.$D5]; &quot;&quot;)">
            <text:p/>
          </table:table-cell>
          <table:table-cell table:formula="of:=IF([.Y$2]=[.$B5]; [.$D5]; &quot;&quot;)">
            <text:p/>
          </table:table-cell>
          <table:table-cell table:formula="of:=IF([.Z$2]=[.$B5]; [.$D5]; &quot;&quot;)">
            <text:p/>
          </table:table-cell>
          <table:table-cell table:formula="of:=IF([.AA$2]=[.$B5]; [.$D5]; &quot;&quot;)">
            <text:p/>
          </table:table-cell>
          <table:table-cell table:formula="of:=IF([.AB$2]=[.$B5]; [.$D5]; &quot;&quot;)">
            <text:p/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3" calcext:value-type="float">
            <text:p>3</text:p>
          </table:table-cell>
          <table:table-cell office:value-type="float" office:value="1.678477" calcext:value-type="float">
            <text:p>1.67847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]; [.$C6]; &quot;&quot;)">
            <text:p/>
          </table:table-cell>
          <table:table-cell table:formula="of:=IF([.F$2]=[.$B6]; [.$C6]; &quot;&quot;)">
            <text:p/>
          </table:table-cell>
          <table:table-cell table:formula="of:=IF([.G$2]=[.$B6]; [.$C6]; &quot;&quot;)">
            <text:p/>
          </table:table-cell>
          <table:table-cell table:formula="of:=IF([.H$2]=[.$B6]; [.$C6]; &quot;&quot;)" office:value-type="float" office:value="1.678477" calcext:value-type="float">
            <text:p>1.678477</text:p>
          </table:table-cell>
          <table:table-cell table:formula="of:=IF([.I$2]=[.$B6]; [.$C6]; &quot;&quot;)">
            <text:p/>
          </table:table-cell>
          <table:table-cell table:formula="of:=IF([.J$2]=[.$B6]; [.$C6]; &quot;&quot;)">
            <text:p/>
          </table:table-cell>
          <table:table-cell table:formula="of:=IF([.K$2]=[.$B6]; [.$C6]; &quot;&quot;)">
            <text:p/>
          </table:table-cell>
          <table:table-cell table:formula="of:=IF([.L$2]=[.$B6]; [.$C6]; &quot;&quot;)">
            <text:p/>
          </table:table-cell>
          <table:table-cell table:formula="of:=IF([.M$2]=[.$B6]; [.$C6]; &quot;&quot;)">
            <text:p/>
          </table:table-cell>
          <table:table-cell table:formula="of:=IF([.N$2]=[.$B6]; [.$C6]; &quot;&quot;)">
            <text:p/>
          </table:table-cell>
          <table:table-cell table:formula="of:=IF([.O$2]=[.$B6]; [.$C6]; &quot;&quot;)">
            <text:p/>
          </table:table-cell>
          <table:table-cell table:formula="of:=IF([.P$2]=[.$B6]; [.$C6]; &quot;&quot;)">
            <text:p/>
          </table:table-cell>
          <table:table-cell table:formula="of:=IF([.Q$2]=[.$B6]; [.$D6]; &quot;&quot;)">
            <text:p/>
          </table:table-cell>
          <table:table-cell table:formula="of:=IF([.R$2]=[.$B6]; [.$D6]; &quot;&quot;)">
            <text:p/>
          </table:table-cell>
          <table:table-cell table:formula="of:=IF([.S$2]=[.$B6]; [.$D6]; &quot;&quot;)">
            <text:p/>
          </table:table-cell>
          <table:table-cell table:formula="of:=IF([.T$2]=[.$B6]; [.$D6]; &quot;&quot;)" office:value-type="float" office:value="4200000000" calcext:value-type="float">
            <text:p>4200000000</text:p>
          </table:table-cell>
          <table:table-cell table:formula="of:=IF([.U$2]=[.$B6]; [.$D6]; &quot;&quot;)">
            <text:p/>
          </table:table-cell>
          <table:table-cell table:formula="of:=IF([.V$2]=[.$B6]; [.$D6]; &quot;&quot;)">
            <text:p/>
          </table:table-cell>
          <table:table-cell table:formula="of:=IF([.W$2]=[.$B6]; [.$D6]; &quot;&quot;)">
            <text:p/>
          </table:table-cell>
          <table:table-cell table:formula="of:=IF([.X$2]=[.$B6]; [.$D6]; &quot;&quot;)">
            <text:p/>
          </table:table-cell>
          <table:table-cell table:formula="of:=IF([.Y$2]=[.$B6]; [.$D6]; &quot;&quot;)">
            <text:p/>
          </table:table-cell>
          <table:table-cell table:formula="of:=IF([.Z$2]=[.$B6]; [.$D6]; &quot;&quot;)">
            <text:p/>
          </table:table-cell>
          <table:table-cell table:formula="of:=IF([.AA$2]=[.$B6]; [.$D6]; &quot;&quot;)">
            <text:p/>
          </table:table-cell>
          <table:table-cell table:formula="of:=IF([.AB$2]=[.$B6]; [.$D6]; &quot;&quot;)">
            <text:p/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  <table:table-cell office:value-type="float" office:value="1.676889" calcext:value-type="float">
            <text:p>1.67688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]; [.$C7]; &quot;&quot;)">
            <text:p/>
          </table:table-cell>
          <table:table-cell table:formula="of:=IF([.F$2]=[.$B7]; [.$C7]; &quot;&quot;)">
            <text:p/>
          </table:table-cell>
          <table:table-cell table:formula="of:=IF([.G$2]=[.$B7]; [.$C7]; &quot;&quot;)">
            <text:p/>
          </table:table-cell>
          <table:table-cell table:formula="of:=IF([.H$2]=[.$B7]; [.$C7]; &quot;&quot;)">
            <text:p/>
          </table:table-cell>
          <table:table-cell table:formula="of:=IF([.I$2]=[.$B7]; [.$C7]; &quot;&quot;)">
            <text:p/>
          </table:table-cell>
          <table:table-cell table:formula="of:=IF([.J$2]=[.$B7]; [.$C7]; &quot;&quot;)">
            <text:p/>
          </table:table-cell>
          <table:table-cell table:formula="of:=IF([.K$2]=[.$B7]; [.$C7]; &quot;&quot;)">
            <text:p/>
          </table:table-cell>
          <table:table-cell table:formula="of:=IF([.L$2]=[.$B7]; [.$C7]; &quot;&quot;)">
            <text:p/>
          </table:table-cell>
          <table:table-cell table:formula="of:=IF([.M$2]=[.$B7]; [.$C7]; &quot;&quot;)">
            <text:p/>
          </table:table-cell>
          <table:table-cell table:formula="of:=IF([.N$2]=[.$B7]; [.$C7]; &quot;&quot;)" office:value-type="float" office:value="1.676889" calcext:value-type="float">
            <text:p>1.676889</text:p>
          </table:table-cell>
          <table:table-cell table:formula="of:=IF([.O$2]=[.$B7]; [.$C7]; &quot;&quot;)">
            <text:p/>
          </table:table-cell>
          <table:table-cell table:formula="of:=IF([.P$2]=[.$B7]; [.$C7]; &quot;&quot;)">
            <text:p/>
          </table:table-cell>
          <table:table-cell table:formula="of:=IF([.Q$2]=[.$B7]; [.$D7]; &quot;&quot;)">
            <text:p/>
          </table:table-cell>
          <table:table-cell table:formula="of:=IF([.R$2]=[.$B7]; [.$D7]; &quot;&quot;)">
            <text:p/>
          </table:table-cell>
          <table:table-cell table:formula="of:=IF([.S$2]=[.$B7]; [.$D7]; &quot;&quot;)">
            <text:p/>
          </table:table-cell>
          <table:table-cell table:formula="of:=IF([.T$2]=[.$B7]; [.$D7]; &quot;&quot;)">
            <text:p/>
          </table:table-cell>
          <table:table-cell table:formula="of:=IF([.U$2]=[.$B7]; [.$D7]; &quot;&quot;)">
            <text:p/>
          </table:table-cell>
          <table:table-cell table:formula="of:=IF([.V$2]=[.$B7]; [.$D7]; &quot;&quot;)">
            <text:p/>
          </table:table-cell>
          <table:table-cell table:formula="of:=IF([.W$2]=[.$B7]; [.$D7]; &quot;&quot;)">
            <text:p/>
          </table:table-cell>
          <table:table-cell table:formula="of:=IF([.X$2]=[.$B7]; [.$D7]; &quot;&quot;)">
            <text:p/>
          </table:table-cell>
          <table:table-cell table:formula="of:=IF([.Y$2]=[.$B7]; [.$D7]; &quot;&quot;)">
            <text:p/>
          </table:table-cell>
          <table:table-cell table:formula="of:=IF([.Z$2]=[.$B7]; [.$D7]; &quot;&quot;)" office:value-type="float" office:value="4199999000" calcext:value-type="float">
            <text:p>4199999000</text:p>
          </table:table-cell>
          <table:table-cell table:formula="of:=IF([.AA$2]=[.$B7]; [.$D7]; &quot;&quot;)">
            <text:p/>
          </table:table-cell>
          <table:table-cell table:formula="of:=IF([.AB$2]=[.$B7]; [.$D7]; &quot;&quot;)">
            <text:p/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" calcext:value-type="float">
            <text:p>6</text:p>
          </table:table-cell>
          <table:table-cell office:value-type="float" office:value="1.692873" calcext:value-type="float">
            <text:p>1.69287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8]; [.$C8]; &quot;&quot;)">
            <text:p/>
          </table:table-cell>
          <table:table-cell table:formula="of:=IF([.F$2]=[.$B8]; [.$C8]; &quot;&quot;)">
            <text:p/>
          </table:table-cell>
          <table:table-cell table:formula="of:=IF([.G$2]=[.$B8]; [.$C8]; &quot;&quot;)">
            <text:p/>
          </table:table-cell>
          <table:table-cell table:formula="of:=IF([.H$2]=[.$B8]; [.$C8]; &quot;&quot;)">
            <text:p/>
          </table:table-cell>
          <table:table-cell table:formula="of:=IF([.I$2]=[.$B8]; [.$C8]; &quot;&quot;)">
            <text:p/>
          </table:table-cell>
          <table:table-cell table:formula="of:=IF([.J$2]=[.$B8]; [.$C8]; &quot;&quot;)">
            <text:p/>
          </table:table-cell>
          <table:table-cell table:formula="of:=IF([.K$2]=[.$B8]; [.$C8]; &quot;&quot;)" office:value-type="float" office:value="1.692873" calcext:value-type="float">
            <text:p>1.692873</text:p>
          </table:table-cell>
          <table:table-cell table:formula="of:=IF([.L$2]=[.$B8]; [.$C8]; &quot;&quot;)">
            <text:p/>
          </table:table-cell>
          <table:table-cell table:formula="of:=IF([.M$2]=[.$B8]; [.$C8]; &quot;&quot;)">
            <text:p/>
          </table:table-cell>
          <table:table-cell table:formula="of:=IF([.N$2]=[.$B8]; [.$C8]; &quot;&quot;)">
            <text:p/>
          </table:table-cell>
          <table:table-cell table:formula="of:=IF([.O$2]=[.$B8]; [.$C8]; &quot;&quot;)">
            <text:p/>
          </table:table-cell>
          <table:table-cell table:formula="of:=IF([.P$2]=[.$B8]; [.$C8]; &quot;&quot;)">
            <text:p/>
          </table:table-cell>
          <table:table-cell table:formula="of:=IF([.Q$2]=[.$B8]; [.$D8]; &quot;&quot;)">
            <text:p/>
          </table:table-cell>
          <table:table-cell table:formula="of:=IF([.R$2]=[.$B8]; [.$D8]; &quot;&quot;)">
            <text:p/>
          </table:table-cell>
          <table:table-cell table:formula="of:=IF([.S$2]=[.$B8]; [.$D8]; &quot;&quot;)">
            <text:p/>
          </table:table-cell>
          <table:table-cell table:formula="of:=IF([.T$2]=[.$B8]; [.$D8]; &quot;&quot;)">
            <text:p/>
          </table:table-cell>
          <table:table-cell table:formula="of:=IF([.U$2]=[.$B8]; [.$D8]; &quot;&quot;)">
            <text:p/>
          </table:table-cell>
          <table:table-cell table:formula="of:=IF([.V$2]=[.$B8]; [.$D8]; &quot;&quot;)">
            <text:p/>
          </table:table-cell>
          <table:table-cell table:formula="of:=IF([.W$2]=[.$B8]; [.$D8]; &quot;&quot;)" office:value-type="float" office:value="4199999000" calcext:value-type="float">
            <text:p>4199999000</text:p>
          </table:table-cell>
          <table:table-cell table:formula="of:=IF([.X$2]=[.$B8]; [.$D8]; &quot;&quot;)">
            <text:p/>
          </table:table-cell>
          <table:table-cell table:formula="of:=IF([.Y$2]=[.$B8]; [.$D8]; &quot;&quot;)">
            <text:p/>
          </table:table-cell>
          <table:table-cell table:formula="of:=IF([.Z$2]=[.$B8]; [.$D8]; &quot;&quot;)">
            <text:p/>
          </table:table-cell>
          <table:table-cell table:formula="of:=IF([.AA$2]=[.$B8]; [.$D8]; &quot;&quot;)">
            <text:p/>
          </table:table-cell>
          <table:table-cell table:formula="of:=IF([.AB$2]=[.$B8]; [.$D8]; &quot;&quot;)">
            <text:p/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</text:p>
          </table:table-cell>
          <table:table-cell office:value-type="float" office:value="1.693301" calcext:value-type="float">
            <text:p>1.693301</text:p>
          </table:table-cell>
          <table:table-cell office:value-type="float" office:value="4199998000" calcext:value-type="float">
            <text:p>4199998000</text:p>
          </table:table-cell>
          <table:table-cell table:formula="of:=IF([.E$2]=[.$B9]; [.$C9]; &quot;&quot;)">
            <text:p/>
          </table:table-cell>
          <table:table-cell table:formula="of:=IF([.F$2]=[.$B9]; [.$C9]; &quot;&quot;)">
            <text:p/>
          </table:table-cell>
          <table:table-cell table:formula="of:=IF([.G$2]=[.$B9]; [.$C9]; &quot;&quot;)">
            <text:p/>
          </table:table-cell>
          <table:table-cell table:formula="of:=IF([.H$2]=[.$B9]; [.$C9]; &quot;&quot;)">
            <text:p/>
          </table:table-cell>
          <table:table-cell table:formula="of:=IF([.I$2]=[.$B9]; [.$C9]; &quot;&quot;)" office:value-type="float" office:value="1.693301" calcext:value-type="float">
            <text:p>1.693301</text:p>
          </table:table-cell>
          <table:table-cell table:formula="of:=IF([.J$2]=[.$B9]; [.$C9]; &quot;&quot;)">
            <text:p/>
          </table:table-cell>
          <table:table-cell table:formula="of:=IF([.K$2]=[.$B9]; [.$C9]; &quot;&quot;)">
            <text:p/>
          </table:table-cell>
          <table:table-cell table:formula="of:=IF([.L$2]=[.$B9]; [.$C9]; &quot;&quot;)">
            <text:p/>
          </table:table-cell>
          <table:table-cell table:formula="of:=IF([.M$2]=[.$B9]; [.$C9]; &quot;&quot;)">
            <text:p/>
          </table:table-cell>
          <table:table-cell table:formula="of:=IF([.N$2]=[.$B9]; [.$C9]; &quot;&quot;)">
            <text:p/>
          </table:table-cell>
          <table:table-cell table:formula="of:=IF([.O$2]=[.$B9]; [.$C9]; &quot;&quot;)">
            <text:p/>
          </table:table-cell>
          <table:table-cell table:formula="of:=IF([.P$2]=[.$B9]; [.$C9]; &quot;&quot;)">
            <text:p/>
          </table:table-cell>
          <table:table-cell table:formula="of:=IF([.Q$2]=[.$B9]; [.$D9]; &quot;&quot;)">
            <text:p/>
          </table:table-cell>
          <table:table-cell table:formula="of:=IF([.R$2]=[.$B9]; [.$D9]; &quot;&quot;)">
            <text:p/>
          </table:table-cell>
          <table:table-cell table:formula="of:=IF([.S$2]=[.$B9]; [.$D9]; &quot;&quot;)">
            <text:p/>
          </table:table-cell>
          <table:table-cell table:formula="of:=IF([.T$2]=[.$B9]; [.$D9]; &quot;&quot;)">
            <text:p/>
          </table:table-cell>
          <table:table-cell table:formula="of:=IF([.U$2]=[.$B9]; [.$D9]; &quot;&quot;)" office:value-type="float" office:value="4199998000" calcext:value-type="float">
            <text:p>4199998000</text:p>
          </table:table-cell>
          <table:table-cell table:formula="of:=IF([.V$2]=[.$B9]; [.$D9]; &quot;&quot;)">
            <text:p/>
          </table:table-cell>
          <table:table-cell table:formula="of:=IF([.W$2]=[.$B9]; [.$D9]; &quot;&quot;)">
            <text:p/>
          </table:table-cell>
          <table:table-cell table:formula="of:=IF([.X$2]=[.$B9]; [.$D9]; &quot;&quot;)">
            <text:p/>
          </table:table-cell>
          <table:table-cell table:formula="of:=IF([.Y$2]=[.$B9]; [.$D9]; &quot;&quot;)">
            <text:p/>
          </table:table-cell>
          <table:table-cell table:formula="of:=IF([.Z$2]=[.$B9]; [.$D9]; &quot;&quot;)">
            <text:p/>
          </table:table-cell>
          <table:table-cell table:formula="of:=IF([.AA$2]=[.$B9]; [.$D9]; &quot;&quot;)">
            <text:p/>
          </table:table-cell>
          <table:table-cell table:formula="of:=IF([.AB$2]=[.$B9]; [.$D9]; &quot;&quot;)">
            <text:p/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 office:value-type="float" office:value="1.670385" calcext:value-type="float">
            <text:p>1.670385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0]; [.$C10]; &quot;&quot;)">
            <text:p/>
          </table:table-cell>
          <table:table-cell table:formula="of:=IF([.F$2]=[.$B10]; [.$C10]; &quot;&quot;)">
            <text:p/>
          </table:table-cell>
          <table:table-cell table:formula="of:=IF([.G$2]=[.$B10]; [.$C10]; &quot;&quot;)">
            <text:p/>
          </table:table-cell>
          <table:table-cell table:formula="of:=IF([.H$2]=[.$B10]; [.$C10]; &quot;&quot;)">
            <text:p/>
          </table:table-cell>
          <table:table-cell table:formula="of:=IF([.I$2]=[.$B10]; [.$C10]; &quot;&quot;)">
            <text:p/>
          </table:table-cell>
          <table:table-cell table:formula="of:=IF([.J$2]=[.$B10]; [.$C10]; &quot;&quot;)">
            <text:p/>
          </table:table-cell>
          <table:table-cell table:formula="of:=IF([.K$2]=[.$B10]; [.$C10]; &quot;&quot;)">
            <text:p/>
          </table:table-cell>
          <table:table-cell table:formula="of:=IF([.L$2]=[.$B10]; [.$C10]; &quot;&quot;)">
            <text:p/>
          </table:table-cell>
          <table:table-cell table:formula="of:=IF([.M$2]=[.$B10]; [.$C10]; &quot;&quot;)">
            <text:p/>
          </table:table-cell>
          <table:table-cell table:formula="of:=IF([.N$2]=[.$B10]; [.$C10]; &quot;&quot;)">
            <text:p/>
          </table:table-cell>
          <table:table-cell table:formula="of:=IF([.O$2]=[.$B10]; [.$C10]; &quot;&quot;)" office:value-type="float" office:value="1.670385" calcext:value-type="float">
            <text:p>1.670385</text:p>
          </table:table-cell>
          <table:table-cell table:formula="of:=IF([.P$2]=[.$B10]; [.$C10]; &quot;&quot;)">
            <text:p/>
          </table:table-cell>
          <table:table-cell table:formula="of:=IF([.Q$2]=[.$B10]; [.$D10]; &quot;&quot;)">
            <text:p/>
          </table:table-cell>
          <table:table-cell table:formula="of:=IF([.R$2]=[.$B10]; [.$D10]; &quot;&quot;)">
            <text:p/>
          </table:table-cell>
          <table:table-cell table:formula="of:=IF([.S$2]=[.$B10]; [.$D10]; &quot;&quot;)">
            <text:p/>
          </table:table-cell>
          <table:table-cell table:formula="of:=IF([.T$2]=[.$B10]; [.$D10]; &quot;&quot;)">
            <text:p/>
          </table:table-cell>
          <table:table-cell table:formula="of:=IF([.U$2]=[.$B10]; [.$D10]; &quot;&quot;)">
            <text:p/>
          </table:table-cell>
          <table:table-cell table:formula="of:=IF([.V$2]=[.$B10]; [.$D10]; &quot;&quot;)">
            <text:p/>
          </table:table-cell>
          <table:table-cell table:formula="of:=IF([.W$2]=[.$B10]; [.$D10]; &quot;&quot;)">
            <text:p/>
          </table:table-cell>
          <table:table-cell table:formula="of:=IF([.X$2]=[.$B10]; [.$D10]; &quot;&quot;)">
            <text:p/>
          </table:table-cell>
          <table:table-cell table:formula="of:=IF([.Y$2]=[.$B10]; [.$D10]; &quot;&quot;)">
            <text:p/>
          </table:table-cell>
          <table:table-cell table:formula="of:=IF([.Z$2]=[.$B10]; [.$D10]; &quot;&quot;)">
            <text:p/>
          </table:table-cell>
          <table:table-cell table:formula="of:=IF([.AA$2]=[.$B10]; [.$D10]; &quot;&quot;)" office:value-type="float" office:value="4199999000" calcext:value-type="float">
            <text:p>4199999000</text:p>
          </table:table-cell>
          <table:table-cell table:formula="of:=IF([.AB$2]=[.$B10]; [.$D10]; &quot;&quot;)">
            <text:p/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7" calcext:value-type="float">
            <text:p>7</text:p>
          </table:table-cell>
          <table:table-cell office:value-type="float" office:value="1.697144" calcext:value-type="float">
            <text:p>1.697144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]; [.$C11]; &quot;&quot;)">
            <text:p/>
          </table:table-cell>
          <table:table-cell table:formula="of:=IF([.F$2]=[.$B11]; [.$C11]; &quot;&quot;)">
            <text:p/>
          </table:table-cell>
          <table:table-cell table:formula="of:=IF([.G$2]=[.$B11]; [.$C11]; &quot;&quot;)">
            <text:p/>
          </table:table-cell>
          <table:table-cell table:formula="of:=IF([.H$2]=[.$B11]; [.$C11]; &quot;&quot;)">
            <text:p/>
          </table:table-cell>
          <table:table-cell table:formula="of:=IF([.I$2]=[.$B11]; [.$C11]; &quot;&quot;)">
            <text:p/>
          </table:table-cell>
          <table:table-cell table:formula="of:=IF([.J$2]=[.$B11]; [.$C11]; &quot;&quot;)">
            <text:p/>
          </table:table-cell>
          <table:table-cell table:formula="of:=IF([.K$2]=[.$B11]; [.$C11]; &quot;&quot;)">
            <text:p/>
          </table:table-cell>
          <table:table-cell table:formula="of:=IF([.L$2]=[.$B11]; [.$C11]; &quot;&quot;)" office:value-type="float" office:value="1.697144" calcext:value-type="float">
            <text:p>1.697144</text:p>
          </table:table-cell>
          <table:table-cell table:formula="of:=IF([.M$2]=[.$B11]; [.$C11]; &quot;&quot;)">
            <text:p/>
          </table:table-cell>
          <table:table-cell table:formula="of:=IF([.N$2]=[.$B11]; [.$C11]; &quot;&quot;)">
            <text:p/>
          </table:table-cell>
          <table:table-cell table:formula="of:=IF([.O$2]=[.$B11]; [.$C11]; &quot;&quot;)">
            <text:p/>
          </table:table-cell>
          <table:table-cell table:formula="of:=IF([.P$2]=[.$B11]; [.$C11]; &quot;&quot;)">
            <text:p/>
          </table:table-cell>
          <table:table-cell table:formula="of:=IF([.Q$2]=[.$B11]; [.$D11]; &quot;&quot;)">
            <text:p/>
          </table:table-cell>
          <table:table-cell table:formula="of:=IF([.R$2]=[.$B11]; [.$D11]; &quot;&quot;)">
            <text:p/>
          </table:table-cell>
          <table:table-cell table:formula="of:=IF([.S$2]=[.$B11]; [.$D11]; &quot;&quot;)">
            <text:p/>
          </table:table-cell>
          <table:table-cell table:formula="of:=IF([.T$2]=[.$B11]; [.$D11]; &quot;&quot;)">
            <text:p/>
          </table:table-cell>
          <table:table-cell table:formula="of:=IF([.U$2]=[.$B11]; [.$D11]; &quot;&quot;)">
            <text:p/>
          </table:table-cell>
          <table:table-cell table:formula="of:=IF([.V$2]=[.$B11]; [.$D11]; &quot;&quot;)">
            <text:p/>
          </table:table-cell>
          <table:table-cell table:formula="of:=IF([.W$2]=[.$B11]; [.$D11]; &quot;&quot;)">
            <text:p/>
          </table:table-cell>
          <table:table-cell table:formula="of:=IF([.X$2]=[.$B11]; [.$D11]; &quot;&quot;)" office:value-type="float" office:value="4199999000" calcext:value-type="float">
            <text:p>4199999000</text:p>
          </table:table-cell>
          <table:table-cell table:formula="of:=IF([.Y$2]=[.$B11]; [.$D11]; &quot;&quot;)">
            <text:p/>
          </table:table-cell>
          <table:table-cell table:formula="of:=IF([.Z$2]=[.$B11]; [.$D11]; &quot;&quot;)">
            <text:p/>
          </table:table-cell>
          <table:table-cell table:formula="of:=IF([.AA$2]=[.$B11]; [.$D11]; &quot;&quot;)">
            <text:p/>
          </table:table-cell>
          <table:table-cell table:formula="of:=IF([.AB$2]=[.$B11]; [.$D11]; &quot;&quot;)">
            <text:p/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8" calcext:value-type="float">
            <text:p>8</text:p>
          </table:table-cell>
          <table:table-cell office:value-type="float" office:value="1.726155" calcext:value-type="float">
            <text:p>1.72615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]; [.$C12]; &quot;&quot;)">
            <text:p/>
          </table:table-cell>
          <table:table-cell table:formula="of:=IF([.F$2]=[.$B12]; [.$C12]; &quot;&quot;)">
            <text:p/>
          </table:table-cell>
          <table:table-cell table:formula="of:=IF([.G$2]=[.$B12]; [.$C12]; &quot;&quot;)">
            <text:p/>
          </table:table-cell>
          <table:table-cell table:formula="of:=IF([.H$2]=[.$B12]; [.$C12]; &quot;&quot;)">
            <text:p/>
          </table:table-cell>
          <table:table-cell table:formula="of:=IF([.I$2]=[.$B12]; [.$C12]; &quot;&quot;)">
            <text:p/>
          </table:table-cell>
          <table:table-cell table:formula="of:=IF([.J$2]=[.$B12]; [.$C12]; &quot;&quot;)">
            <text:p/>
          </table:table-cell>
          <table:table-cell table:formula="of:=IF([.K$2]=[.$B12]; [.$C12]; &quot;&quot;)">
            <text:p/>
          </table:table-cell>
          <table:table-cell table:formula="of:=IF([.L$2]=[.$B12]; [.$C12]; &quot;&quot;)">
            <text:p/>
          </table:table-cell>
          <table:table-cell table:formula="of:=IF([.M$2]=[.$B12]; [.$C12]; &quot;&quot;)" office:value-type="float" office:value="1.726155" calcext:value-type="float">
            <text:p>1.726155</text:p>
          </table:table-cell>
          <table:table-cell table:formula="of:=IF([.N$2]=[.$B12]; [.$C12]; &quot;&quot;)">
            <text:p/>
          </table:table-cell>
          <table:table-cell table:formula="of:=IF([.O$2]=[.$B12]; [.$C12]; &quot;&quot;)">
            <text:p/>
          </table:table-cell>
          <table:table-cell table:formula="of:=IF([.P$2]=[.$B12]; [.$C12]; &quot;&quot;)">
            <text:p/>
          </table:table-cell>
          <table:table-cell table:formula="of:=IF([.Q$2]=[.$B12]; [.$D12]; &quot;&quot;)">
            <text:p/>
          </table:table-cell>
          <table:table-cell table:formula="of:=IF([.R$2]=[.$B12]; [.$D12]; &quot;&quot;)">
            <text:p/>
          </table:table-cell>
          <table:table-cell table:formula="of:=IF([.S$2]=[.$B12]; [.$D12]; &quot;&quot;)">
            <text:p/>
          </table:table-cell>
          <table:table-cell table:formula="of:=IF([.T$2]=[.$B12]; [.$D12]; &quot;&quot;)">
            <text:p/>
          </table:table-cell>
          <table:table-cell table:formula="of:=IF([.U$2]=[.$B12]; [.$D12]; &quot;&quot;)">
            <text:p/>
          </table:table-cell>
          <table:table-cell table:formula="of:=IF([.V$2]=[.$B12]; [.$D12]; &quot;&quot;)">
            <text:p/>
          </table:table-cell>
          <table:table-cell table:formula="of:=IF([.W$2]=[.$B12]; [.$D12]; &quot;&quot;)">
            <text:p/>
          </table:table-cell>
          <table:table-cell table:formula="of:=IF([.X$2]=[.$B12]; [.$D12]; &quot;&quot;)">
            <text:p/>
          </table:table-cell>
          <table:table-cell table:formula="of:=IF([.Y$2]=[.$B12]; [.$D12]; &quot;&quot;)" office:value-type="float" office:value="4200000000" calcext:value-type="float">
            <text:p>4200000000</text:p>
          </table:table-cell>
          <table:table-cell table:formula="of:=IF([.Z$2]=[.$B12]; [.$D12]; &quot;&quot;)">
            <text:p/>
          </table:table-cell>
          <table:table-cell table:formula="of:=IF([.AA$2]=[.$B12]; [.$D12]; &quot;&quot;)">
            <text:p/>
          </table:table-cell>
          <table:table-cell table:formula="of:=IF([.AB$2]=[.$B12]; [.$D12]; &quot;&quot;)">
            <text:p/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2.002662" calcext:value-type="float">
            <text:p>2.00266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]; [.$C13]; &quot;&quot;)">
            <text:p/>
          </table:table-cell>
          <table:table-cell table:formula="of:=IF([.F$2]=[.$B13]; [.$C13]; &quot;&quot;)">
            <text:p/>
          </table:table-cell>
          <table:table-cell table:formula="of:=IF([.G$2]=[.$B13]; [.$C13]; &quot;&quot;)">
            <text:p/>
          </table:table-cell>
          <table:table-cell table:formula="of:=IF([.H$2]=[.$B13]; [.$C13]; &quot;&quot;)">
            <text:p/>
          </table:table-cell>
          <table:table-cell table:formula="of:=IF([.I$2]=[.$B13]; [.$C13]; &quot;&quot;)">
            <text:p/>
          </table:table-cell>
          <table:table-cell table:formula="of:=IF([.J$2]=[.$B13]; [.$C13]; &quot;&quot;)" office:value-type="float" office:value="2.002662" calcext:value-type="float">
            <text:p>2.002662</text:p>
          </table:table-cell>
          <table:table-cell table:formula="of:=IF([.K$2]=[.$B13]; [.$C13]; &quot;&quot;)">
            <text:p/>
          </table:table-cell>
          <table:table-cell table:formula="of:=IF([.L$2]=[.$B13]; [.$C13]; &quot;&quot;)">
            <text:p/>
          </table:table-cell>
          <table:table-cell table:formula="of:=IF([.M$2]=[.$B13]; [.$C13]; &quot;&quot;)">
            <text:p/>
          </table:table-cell>
          <table:table-cell table:formula="of:=IF([.N$2]=[.$B13]; [.$C13]; &quot;&quot;)">
            <text:p/>
          </table:table-cell>
          <table:table-cell table:formula="of:=IF([.O$2]=[.$B13]; [.$C13]; &quot;&quot;)">
            <text:p/>
          </table:table-cell>
          <table:table-cell table:formula="of:=IF([.P$2]=[.$B13]; [.$C13]; &quot;&quot;)">
            <text:p/>
          </table:table-cell>
          <table:table-cell table:formula="of:=IF([.Q$2]=[.$B13]; [.$D13]; &quot;&quot;)">
            <text:p/>
          </table:table-cell>
          <table:table-cell table:formula="of:=IF([.R$2]=[.$B13]; [.$D13]; &quot;&quot;)">
            <text:p/>
          </table:table-cell>
          <table:table-cell table:formula="of:=IF([.S$2]=[.$B13]; [.$D13]; &quot;&quot;)">
            <text:p/>
          </table:table-cell>
          <table:table-cell table:formula="of:=IF([.T$2]=[.$B13]; [.$D13]; &quot;&quot;)">
            <text:p/>
          </table:table-cell>
          <table:table-cell table:formula="of:=IF([.U$2]=[.$B13]; [.$D13]; &quot;&quot;)">
            <text:p/>
          </table:table-cell>
          <table:table-cell table:formula="of:=IF([.V$2]=[.$B13]; [.$D13]; &quot;&quot;)" office:value-type="float" office:value="4200000000" calcext:value-type="float">
            <text:p>4200000000</text:p>
          </table:table-cell>
          <table:table-cell table:formula="of:=IF([.W$2]=[.$B13]; [.$D13]; &quot;&quot;)">
            <text:p/>
          </table:table-cell>
          <table:table-cell table:formula="of:=IF([.X$2]=[.$B13]; [.$D13]; &quot;&quot;)">
            <text:p/>
          </table:table-cell>
          <table:table-cell table:formula="of:=IF([.Y$2]=[.$B13]; [.$D13]; &quot;&quot;)">
            <text:p/>
          </table:table-cell>
          <table:table-cell table:formula="of:=IF([.Z$2]=[.$B13]; [.$D13]; &quot;&quot;)">
            <text:p/>
          </table:table-cell>
          <table:table-cell table:formula="of:=IF([.AA$2]=[.$B13]; [.$D13]; &quot;&quot;)">
            <text:p/>
          </table:table-cell>
          <table:table-cell table:formula="of:=IF([.AB$2]=[.$B13]; [.$D13]; &quot;&quot;)">
            <text:p/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1" calcext:value-type="float">
            <text:p>11</text:p>
          </table:table-cell>
          <table:table-cell office:value-type="float" office:value="2.055183" calcext:value-type="float">
            <text:p>2.05518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4]; [.$C14]; &quot;&quot;)">
            <text:p/>
          </table:table-cell>
          <table:table-cell table:formula="of:=IF([.F$2]=[.$B14]; [.$C14]; &quot;&quot;)">
            <text:p/>
          </table:table-cell>
          <table:table-cell table:formula="of:=IF([.G$2]=[.$B14]; [.$C14]; &quot;&quot;)">
            <text:p/>
          </table:table-cell>
          <table:table-cell table:formula="of:=IF([.H$2]=[.$B14]; [.$C14]; &quot;&quot;)">
            <text:p/>
          </table:table-cell>
          <table:table-cell table:formula="of:=IF([.I$2]=[.$B14]; [.$C14]; &quot;&quot;)">
            <text:p/>
          </table:table-cell>
          <table:table-cell table:formula="of:=IF([.J$2]=[.$B14]; [.$C14]; &quot;&quot;)">
            <text:p/>
          </table:table-cell>
          <table:table-cell table:formula="of:=IF([.K$2]=[.$B14]; [.$C14]; &quot;&quot;)">
            <text:p/>
          </table:table-cell>
          <table:table-cell table:formula="of:=IF([.L$2]=[.$B14]; [.$C14]; &quot;&quot;)">
            <text:p/>
          </table:table-cell>
          <table:table-cell table:formula="of:=IF([.M$2]=[.$B14]; [.$C14]; &quot;&quot;)">
            <text:p/>
          </table:table-cell>
          <table:table-cell table:formula="of:=IF([.N$2]=[.$B14]; [.$C14]; &quot;&quot;)">
            <text:p/>
          </table:table-cell>
          <table:table-cell table:formula="of:=IF([.O$2]=[.$B14]; [.$C14]; &quot;&quot;)">
            <text:p/>
          </table:table-cell>
          <table:table-cell table:formula="of:=IF([.P$2]=[.$B14]; [.$C14]; &quot;&quot;)" office:value-type="float" office:value="2.055183" calcext:value-type="float">
            <text:p>2.055183</text:p>
          </table:table-cell>
          <table:table-cell table:formula="of:=IF([.Q$2]=[.$B14]; [.$D14]; &quot;&quot;)">
            <text:p/>
          </table:table-cell>
          <table:table-cell table:formula="of:=IF([.R$2]=[.$B14]; [.$D14]; &quot;&quot;)">
            <text:p/>
          </table:table-cell>
          <table:table-cell table:formula="of:=IF([.S$2]=[.$B14]; [.$D14]; &quot;&quot;)">
            <text:p/>
          </table:table-cell>
          <table:table-cell table:formula="of:=IF([.T$2]=[.$B14]; [.$D14]; &quot;&quot;)">
            <text:p/>
          </table:table-cell>
          <table:table-cell table:formula="of:=IF([.U$2]=[.$B14]; [.$D14]; &quot;&quot;)">
            <text:p/>
          </table:table-cell>
          <table:table-cell table:formula="of:=IF([.V$2]=[.$B14]; [.$D14]; &quot;&quot;)">
            <text:p/>
          </table:table-cell>
          <table:table-cell table:formula="of:=IF([.W$2]=[.$B14]; [.$D14]; &quot;&quot;)">
            <text:p/>
          </table:table-cell>
          <table:table-cell table:formula="of:=IF([.X$2]=[.$B14]; [.$D14]; &quot;&quot;)">
            <text:p/>
          </table:table-cell>
          <table:table-cell table:formula="of:=IF([.Y$2]=[.$B14]; [.$D14]; &quot;&quot;)">
            <text:p/>
          </table:table-cell>
          <table:table-cell table:formula="of:=IF([.Z$2]=[.$B14]; [.$D14]; &quot;&quot;)">
            <text:p/>
          </table:table-cell>
          <table:table-cell table:formula="of:=IF([.AA$2]=[.$B14]; [.$D14]; &quot;&quot;)">
            <text:p/>
          </table:table-cell>
          <table:table-cell table:formula="of:=IF([.AB$2]=[.$B14]; [.$D14]; &quot;&quot;)" office:value-type="float" office:value="4199999000" calcext:value-type="float">
            <text:p>419999900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" calcext:value-type="float">
            <text:p>4</text:p>
          </table:table-cell>
          <table:table-cell office:value-type="float" office:value="1.622117" calcext:value-type="float">
            <text:p>1.62211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5]; [.$C15]; &quot;&quot;)">
            <text:p/>
          </table:table-cell>
          <table:table-cell table:formula="of:=IF([.F$2]=[.$B15]; [.$C15]; &quot;&quot;)">
            <text:p/>
          </table:table-cell>
          <table:table-cell table:formula="of:=IF([.G$2]=[.$B15]; [.$C15]; &quot;&quot;)">
            <text:p/>
          </table:table-cell>
          <table:table-cell table:formula="of:=IF([.H$2]=[.$B15]; [.$C15]; &quot;&quot;)">
            <text:p/>
          </table:table-cell>
          <table:table-cell table:formula="of:=IF([.I$2]=[.$B15]; [.$C15]; &quot;&quot;)" office:value-type="float" office:value="1.622117" calcext:value-type="float">
            <text:p>1.622117</text:p>
          </table:table-cell>
          <table:table-cell table:formula="of:=IF([.J$2]=[.$B15]; [.$C15]; &quot;&quot;)">
            <text:p/>
          </table:table-cell>
          <table:table-cell table:formula="of:=IF([.K$2]=[.$B15]; [.$C15]; &quot;&quot;)">
            <text:p/>
          </table:table-cell>
          <table:table-cell table:formula="of:=IF([.L$2]=[.$B15]; [.$C15]; &quot;&quot;)">
            <text:p/>
          </table:table-cell>
          <table:table-cell table:formula="of:=IF([.M$2]=[.$B15]; [.$C15]; &quot;&quot;)">
            <text:p/>
          </table:table-cell>
          <table:table-cell table:formula="of:=IF([.N$2]=[.$B15]; [.$C15]; &quot;&quot;)">
            <text:p/>
          </table:table-cell>
          <table:table-cell table:formula="of:=IF([.O$2]=[.$B15]; [.$C15]; &quot;&quot;)">
            <text:p/>
          </table:table-cell>
          <table:table-cell table:formula="of:=IF([.P$2]=[.$B15]; [.$C15]; &quot;&quot;)">
            <text:p/>
          </table:table-cell>
          <table:table-cell table:formula="of:=IF([.Q$2]=[.$B15]; [.$D15]; &quot;&quot;)">
            <text:p/>
          </table:table-cell>
          <table:table-cell table:formula="of:=IF([.R$2]=[.$B15]; [.$D15]; &quot;&quot;)">
            <text:p/>
          </table:table-cell>
          <table:table-cell table:formula="of:=IF([.S$2]=[.$B15]; [.$D15]; &quot;&quot;)">
            <text:p/>
          </table:table-cell>
          <table:table-cell table:formula="of:=IF([.T$2]=[.$B15]; [.$D15]; &quot;&quot;)">
            <text:p/>
          </table:table-cell>
          <table:table-cell table:formula="of:=IF([.U$2]=[.$B15]; [.$D15]; &quot;&quot;)" office:value-type="float" office:value="4200000000" calcext:value-type="float">
            <text:p>4200000000</text:p>
          </table:table-cell>
          <table:table-cell table:formula="of:=IF([.V$2]=[.$B15]; [.$D15]; &quot;&quot;)">
            <text:p/>
          </table:table-cell>
          <table:table-cell table:formula="of:=IF([.W$2]=[.$B15]; [.$D15]; &quot;&quot;)">
            <text:p/>
          </table:table-cell>
          <table:table-cell table:formula="of:=IF([.X$2]=[.$B15]; [.$D15]; &quot;&quot;)">
            <text:p/>
          </table:table-cell>
          <table:table-cell table:formula="of:=IF([.Y$2]=[.$B15]; [.$D15]; &quot;&quot;)">
            <text:p/>
          </table:table-cell>
          <table:table-cell table:formula="of:=IF([.Z$2]=[.$B15]; [.$D15]; &quot;&quot;)">
            <text:p/>
          </table:table-cell>
          <table:table-cell table:formula="of:=IF([.AA$2]=[.$B15]; [.$D15]; &quot;&quot;)">
            <text:p/>
          </table:table-cell>
          <table:table-cell table:formula="of:=IF([.AB$2]=[.$B15]; [.$D15]; &quot;&quot;)">
            <text:p/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2" calcext:value-type="float">
            <text:p>2</text:p>
          </table:table-cell>
          <table:table-cell office:value-type="float" office:value="1.651041" calcext:value-type="float">
            <text:p>1.65104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]; [.$C16]; &quot;&quot;)">
            <text:p/>
          </table:table-cell>
          <table:table-cell table:formula="of:=IF([.F$2]=[.$B16]; [.$C16]; &quot;&quot;)">
            <text:p/>
          </table:table-cell>
          <table:table-cell table:formula="of:=IF([.G$2]=[.$B16]; [.$C16]; &quot;&quot;)" office:value-type="float" office:value="1.651041" calcext:value-type="float">
            <text:p>1.651041</text:p>
          </table:table-cell>
          <table:table-cell table:formula="of:=IF([.H$2]=[.$B16]; [.$C16]; &quot;&quot;)">
            <text:p/>
          </table:table-cell>
          <table:table-cell table:formula="of:=IF([.I$2]=[.$B16]; [.$C16]; &quot;&quot;)">
            <text:p/>
          </table:table-cell>
          <table:table-cell table:formula="of:=IF([.J$2]=[.$B16]; [.$C16]; &quot;&quot;)">
            <text:p/>
          </table:table-cell>
          <table:table-cell table:formula="of:=IF([.K$2]=[.$B16]; [.$C16]; &quot;&quot;)">
            <text:p/>
          </table:table-cell>
          <table:table-cell table:formula="of:=IF([.L$2]=[.$B16]; [.$C16]; &quot;&quot;)">
            <text:p/>
          </table:table-cell>
          <table:table-cell table:formula="of:=IF([.M$2]=[.$B16]; [.$C16]; &quot;&quot;)">
            <text:p/>
          </table:table-cell>
          <table:table-cell table:formula="of:=IF([.N$2]=[.$B16]; [.$C16]; &quot;&quot;)">
            <text:p/>
          </table:table-cell>
          <table:table-cell table:formula="of:=IF([.O$2]=[.$B16]; [.$C16]; &quot;&quot;)">
            <text:p/>
          </table:table-cell>
          <table:table-cell table:formula="of:=IF([.P$2]=[.$B16]; [.$C16]; &quot;&quot;)">
            <text:p/>
          </table:table-cell>
          <table:table-cell table:formula="of:=IF([.Q$2]=[.$B16]; [.$D16]; &quot;&quot;)">
            <text:p/>
          </table:table-cell>
          <table:table-cell table:formula="of:=IF([.R$2]=[.$B16]; [.$D16]; &quot;&quot;)">
            <text:p/>
          </table:table-cell>
          <table:table-cell table:formula="of:=IF([.S$2]=[.$B16]; [.$D16]; &quot;&quot;)" office:value-type="float" office:value="4200000000" calcext:value-type="float">
            <text:p>4200000000</text:p>
          </table:table-cell>
          <table:table-cell table:formula="of:=IF([.T$2]=[.$B16]; [.$D16]; &quot;&quot;)">
            <text:p/>
          </table:table-cell>
          <table:table-cell table:formula="of:=IF([.U$2]=[.$B16]; [.$D16]; &quot;&quot;)">
            <text:p/>
          </table:table-cell>
          <table:table-cell table:formula="of:=IF([.V$2]=[.$B16]; [.$D16]; &quot;&quot;)">
            <text:p/>
          </table:table-cell>
          <table:table-cell table:formula="of:=IF([.W$2]=[.$B16]; [.$D16]; &quot;&quot;)">
            <text:p/>
          </table:table-cell>
          <table:table-cell table:formula="of:=IF([.X$2]=[.$B16]; [.$D16]; &quot;&quot;)">
            <text:p/>
          </table:table-cell>
          <table:table-cell table:formula="of:=IF([.Y$2]=[.$B16]; [.$D16]; &quot;&quot;)">
            <text:p/>
          </table:table-cell>
          <table:table-cell table:formula="of:=IF([.Z$2]=[.$B16]; [.$D16]; &quot;&quot;)">
            <text:p/>
          </table:table-cell>
          <table:table-cell table:formula="of:=IF([.AA$2]=[.$B16]; [.$D16]; &quot;&quot;)">
            <text:p/>
          </table:table-cell>
          <table:table-cell table:formula="of:=IF([.AB$2]=[.$B16]; [.$D16]; &quot;&quot;)">
            <text:p/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" calcext:value-type="float">
            <text:p>1</text:p>
          </table:table-cell>
          <table:table-cell office:value-type="float" office:value="1.654611" calcext:value-type="float">
            <text:p>1.654611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7]; [.$C17]; &quot;&quot;)">
            <text:p/>
          </table:table-cell>
          <table:table-cell table:formula="of:=IF([.F$2]=[.$B17]; [.$C17]; &quot;&quot;)" office:value-type="float" office:value="1.654611" calcext:value-type="float">
            <text:p>1.654611</text:p>
          </table:table-cell>
          <table:table-cell table:formula="of:=IF([.G$2]=[.$B17]; [.$C17]; &quot;&quot;)">
            <text:p/>
          </table:table-cell>
          <table:table-cell table:formula="of:=IF([.H$2]=[.$B17]; [.$C17]; &quot;&quot;)">
            <text:p/>
          </table:table-cell>
          <table:table-cell table:formula="of:=IF([.I$2]=[.$B17]; [.$C17]; &quot;&quot;)">
            <text:p/>
          </table:table-cell>
          <table:table-cell table:formula="of:=IF([.J$2]=[.$B17]; [.$C17]; &quot;&quot;)">
            <text:p/>
          </table:table-cell>
          <table:table-cell table:formula="of:=IF([.K$2]=[.$B17]; [.$C17]; &quot;&quot;)">
            <text:p/>
          </table:table-cell>
          <table:table-cell table:formula="of:=IF([.L$2]=[.$B17]; [.$C17]; &quot;&quot;)">
            <text:p/>
          </table:table-cell>
          <table:table-cell table:formula="of:=IF([.M$2]=[.$B17]; [.$C17]; &quot;&quot;)">
            <text:p/>
          </table:table-cell>
          <table:table-cell table:formula="of:=IF([.N$2]=[.$B17]; [.$C17]; &quot;&quot;)">
            <text:p/>
          </table:table-cell>
          <table:table-cell table:formula="of:=IF([.O$2]=[.$B17]; [.$C17]; &quot;&quot;)">
            <text:p/>
          </table:table-cell>
          <table:table-cell table:formula="of:=IF([.P$2]=[.$B17]; [.$C17]; &quot;&quot;)">
            <text:p/>
          </table:table-cell>
          <table:table-cell table:formula="of:=IF([.Q$2]=[.$B17]; [.$D17]; &quot;&quot;)">
            <text:p/>
          </table:table-cell>
          <table:table-cell table:formula="of:=IF([.R$2]=[.$B17]; [.$D17]; &quot;&quot;)" office:value-type="float" office:value="4199999000" calcext:value-type="float">
            <text:p>4199999000</text:p>
          </table:table-cell>
          <table:table-cell table:formula="of:=IF([.S$2]=[.$B17]; [.$D17]; &quot;&quot;)">
            <text:p/>
          </table:table-cell>
          <table:table-cell table:formula="of:=IF([.T$2]=[.$B17]; [.$D17]; &quot;&quot;)">
            <text:p/>
          </table:table-cell>
          <table:table-cell table:formula="of:=IF([.U$2]=[.$B17]; [.$D17]; &quot;&quot;)">
            <text:p/>
          </table:table-cell>
          <table:table-cell table:formula="of:=IF([.V$2]=[.$B17]; [.$D17]; &quot;&quot;)">
            <text:p/>
          </table:table-cell>
          <table:table-cell table:formula="of:=IF([.W$2]=[.$B17]; [.$D17]; &quot;&quot;)">
            <text:p/>
          </table:table-cell>
          <table:table-cell table:formula="of:=IF([.X$2]=[.$B17]; [.$D17]; &quot;&quot;)">
            <text:p/>
          </table:table-cell>
          <table:table-cell table:formula="of:=IF([.Y$2]=[.$B17]; [.$D17]; &quot;&quot;)">
            <text:p/>
          </table:table-cell>
          <table:table-cell table:formula="of:=IF([.Z$2]=[.$B17]; [.$D17]; &quot;&quot;)">
            <text:p/>
          </table:table-cell>
          <table:table-cell table:formula="of:=IF([.AA$2]=[.$B17]; [.$D17]; &quot;&quot;)">
            <text:p/>
          </table:table-cell>
          <table:table-cell table:formula="of:=IF([.AB$2]=[.$B17]; [.$D17]; &quot;&quot;)">
            <text:p/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  <table:table-cell office:value-type="float" office:value="1.662455" calcext:value-type="float">
            <text:p>1.662455</text:p>
          </table:table-cell>
          <table:table-cell office:value-type="float" office:value="4199998000" calcext:value-type="float">
            <text:p>4199998000</text:p>
          </table:table-cell>
          <table:table-cell table:formula="of:=IF([.E$2]=[.$B18]; [.$C18]; &quot;&quot;)" office:value-type="float" office:value="1.662455" calcext:value-type="float">
            <text:p>1.662455</text:p>
          </table:table-cell>
          <table:table-cell table:formula="of:=IF([.F$2]=[.$B18]; [.$C18]; &quot;&quot;)">
            <text:p/>
          </table:table-cell>
          <table:table-cell table:formula="of:=IF([.G$2]=[.$B18]; [.$C18]; &quot;&quot;)">
            <text:p/>
          </table:table-cell>
          <table:table-cell table:formula="of:=IF([.H$2]=[.$B18]; [.$C18]; &quot;&quot;)">
            <text:p/>
          </table:table-cell>
          <table:table-cell table:formula="of:=IF([.I$2]=[.$B18]; [.$C18]; &quot;&quot;)">
            <text:p/>
          </table:table-cell>
          <table:table-cell table:formula="of:=IF([.J$2]=[.$B18]; [.$C18]; &quot;&quot;)">
            <text:p/>
          </table:table-cell>
          <table:table-cell table:formula="of:=IF([.K$2]=[.$B18]; [.$C18]; &quot;&quot;)">
            <text:p/>
          </table:table-cell>
          <table:table-cell table:formula="of:=IF([.L$2]=[.$B18]; [.$C18]; &quot;&quot;)">
            <text:p/>
          </table:table-cell>
          <table:table-cell table:formula="of:=IF([.M$2]=[.$B18]; [.$C18]; &quot;&quot;)">
            <text:p/>
          </table:table-cell>
          <table:table-cell table:formula="of:=IF([.N$2]=[.$B18]; [.$C18]; &quot;&quot;)">
            <text:p/>
          </table:table-cell>
          <table:table-cell table:formula="of:=IF([.O$2]=[.$B18]; [.$C18]; &quot;&quot;)">
            <text:p/>
          </table:table-cell>
          <table:table-cell table:formula="of:=IF([.P$2]=[.$B18]; [.$C18]; &quot;&quot;)">
            <text:p/>
          </table:table-cell>
          <table:table-cell table:formula="of:=IF([.Q$2]=[.$B18]; [.$D18]; &quot;&quot;)" office:value-type="float" office:value="4199998000" calcext:value-type="float">
            <text:p>4199998000</text:p>
          </table:table-cell>
          <table:table-cell table:formula="of:=IF([.R$2]=[.$B18]; [.$D18]; &quot;&quot;)">
            <text:p/>
          </table:table-cell>
          <table:table-cell table:formula="of:=IF([.S$2]=[.$B18]; [.$D18]; &quot;&quot;)">
            <text:p/>
          </table:table-cell>
          <table:table-cell table:formula="of:=IF([.T$2]=[.$B18]; [.$D18]; &quot;&quot;)">
            <text:p/>
          </table:table-cell>
          <table:table-cell table:formula="of:=IF([.U$2]=[.$B18]; [.$D18]; &quot;&quot;)">
            <text:p/>
          </table:table-cell>
          <table:table-cell table:formula="of:=IF([.V$2]=[.$B18]; [.$D18]; &quot;&quot;)">
            <text:p/>
          </table:table-cell>
          <table:table-cell table:formula="of:=IF([.W$2]=[.$B18]; [.$D18]; &quot;&quot;)">
            <text:p/>
          </table:table-cell>
          <table:table-cell table:formula="of:=IF([.X$2]=[.$B18]; [.$D18]; &quot;&quot;)">
            <text:p/>
          </table:table-cell>
          <table:table-cell table:formula="of:=IF([.Y$2]=[.$B18]; [.$D18]; &quot;&quot;)">
            <text:p/>
          </table:table-cell>
          <table:table-cell table:formula="of:=IF([.Z$2]=[.$B18]; [.$D18]; &quot;&quot;)">
            <text:p/>
          </table:table-cell>
          <table:table-cell table:formula="of:=IF([.AA$2]=[.$B18]; [.$D18]; &quot;&quot;)">
            <text:p/>
          </table:table-cell>
          <table:table-cell table:formula="of:=IF([.AB$2]=[.$B18]; [.$D18]; &quot;&quot;)">
            <text:p/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3" calcext:value-type="float">
            <text:p>3</text:p>
          </table:table-cell>
          <table:table-cell office:value-type="float" office:value="1.686081" calcext:value-type="float">
            <text:p>1.686081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9]; [.$C19]; &quot;&quot;)">
            <text:p/>
          </table:table-cell>
          <table:table-cell table:formula="of:=IF([.F$2]=[.$B19]; [.$C19]; &quot;&quot;)">
            <text:p/>
          </table:table-cell>
          <table:table-cell table:formula="of:=IF([.G$2]=[.$B19]; [.$C19]; &quot;&quot;)">
            <text:p/>
          </table:table-cell>
          <table:table-cell table:formula="of:=IF([.H$2]=[.$B19]; [.$C19]; &quot;&quot;)" office:value-type="float" office:value="1.686081" calcext:value-type="float">
            <text:p>1.686081</text:p>
          </table:table-cell>
          <table:table-cell table:formula="of:=IF([.I$2]=[.$B19]; [.$C19]; &quot;&quot;)">
            <text:p/>
          </table:table-cell>
          <table:table-cell table:formula="of:=IF([.J$2]=[.$B19]; [.$C19]; &quot;&quot;)">
            <text:p/>
          </table:table-cell>
          <table:table-cell table:formula="of:=IF([.K$2]=[.$B19]; [.$C19]; &quot;&quot;)">
            <text:p/>
          </table:table-cell>
          <table:table-cell table:formula="of:=IF([.L$2]=[.$B19]; [.$C19]; &quot;&quot;)">
            <text:p/>
          </table:table-cell>
          <table:table-cell table:formula="of:=IF([.M$2]=[.$B19]; [.$C19]; &quot;&quot;)">
            <text:p/>
          </table:table-cell>
          <table:table-cell table:formula="of:=IF([.N$2]=[.$B19]; [.$C19]; &quot;&quot;)">
            <text:p/>
          </table:table-cell>
          <table:table-cell table:formula="of:=IF([.O$2]=[.$B19]; [.$C19]; &quot;&quot;)">
            <text:p/>
          </table:table-cell>
          <table:table-cell table:formula="of:=IF([.P$2]=[.$B19]; [.$C19]; &quot;&quot;)">
            <text:p/>
          </table:table-cell>
          <table:table-cell table:formula="of:=IF([.Q$2]=[.$B19]; [.$D19]; &quot;&quot;)">
            <text:p/>
          </table:table-cell>
          <table:table-cell table:formula="of:=IF([.R$2]=[.$B19]; [.$D19]; &quot;&quot;)">
            <text:p/>
          </table:table-cell>
          <table:table-cell table:formula="of:=IF([.S$2]=[.$B19]; [.$D19]; &quot;&quot;)">
            <text:p/>
          </table:table-cell>
          <table:table-cell table:formula="of:=IF([.T$2]=[.$B19]; [.$D19]; &quot;&quot;)" office:value-type="float" office:value="4199999000" calcext:value-type="float">
            <text:p>4199999000</text:p>
          </table:table-cell>
          <table:table-cell table:formula="of:=IF([.U$2]=[.$B19]; [.$D19]; &quot;&quot;)">
            <text:p/>
          </table:table-cell>
          <table:table-cell table:formula="of:=IF([.V$2]=[.$B19]; [.$D19]; &quot;&quot;)">
            <text:p/>
          </table:table-cell>
          <table:table-cell table:formula="of:=IF([.W$2]=[.$B19]; [.$D19]; &quot;&quot;)">
            <text:p/>
          </table:table-cell>
          <table:table-cell table:formula="of:=IF([.X$2]=[.$B19]; [.$D19]; &quot;&quot;)">
            <text:p/>
          </table:table-cell>
          <table:table-cell table:formula="of:=IF([.Y$2]=[.$B19]; [.$D19]; &quot;&quot;)">
            <text:p/>
          </table:table-cell>
          <table:table-cell table:formula="of:=IF([.Z$2]=[.$B19]; [.$D19]; &quot;&quot;)">
            <text:p/>
          </table:table-cell>
          <table:table-cell table:formula="of:=IF([.AA$2]=[.$B19]; [.$D19]; &quot;&quot;)">
            <text:p/>
          </table:table-cell>
          <table:table-cell table:formula="of:=IF([.AB$2]=[.$B19]; [.$D19]; &quot;&quot;)">
            <text:p/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" calcext:value-type="float">
            <text:p>10</text:p>
          </table:table-cell>
          <table:table-cell office:value-type="float" office:value="1.685373" calcext:value-type="float">
            <text:p>1.685373</text:p>
          </table:table-cell>
          <table:table-cell office:value-type="float" office:value="4199998000" calcext:value-type="float">
            <text:p>4199998000</text:p>
          </table:table-cell>
          <table:table-cell table:formula="of:=IF([.E$2]=[.$B20]; [.$C20]; &quot;&quot;)">
            <text:p/>
          </table:table-cell>
          <table:table-cell table:formula="of:=IF([.F$2]=[.$B20]; [.$C20]; &quot;&quot;)">
            <text:p/>
          </table:table-cell>
          <table:table-cell table:formula="of:=IF([.G$2]=[.$B20]; [.$C20]; &quot;&quot;)">
            <text:p/>
          </table:table-cell>
          <table:table-cell table:formula="of:=IF([.H$2]=[.$B20]; [.$C20]; &quot;&quot;)">
            <text:p/>
          </table:table-cell>
          <table:table-cell table:formula="of:=IF([.I$2]=[.$B20]; [.$C20]; &quot;&quot;)">
            <text:p/>
          </table:table-cell>
          <table:table-cell table:formula="of:=IF([.J$2]=[.$B20]; [.$C20]; &quot;&quot;)">
            <text:p/>
          </table:table-cell>
          <table:table-cell table:formula="of:=IF([.K$2]=[.$B20]; [.$C20]; &quot;&quot;)">
            <text:p/>
          </table:table-cell>
          <table:table-cell table:formula="of:=IF([.L$2]=[.$B20]; [.$C20]; &quot;&quot;)">
            <text:p/>
          </table:table-cell>
          <table:table-cell table:formula="of:=IF([.M$2]=[.$B20]; [.$C20]; &quot;&quot;)">
            <text:p/>
          </table:table-cell>
          <table:table-cell table:formula="of:=IF([.N$2]=[.$B20]; [.$C20]; &quot;&quot;)">
            <text:p/>
          </table:table-cell>
          <table:table-cell table:formula="of:=IF([.O$2]=[.$B20]; [.$C20]; &quot;&quot;)" office:value-type="float" office:value="1.685373" calcext:value-type="float">
            <text:p>1.685373</text:p>
          </table:table-cell>
          <table:table-cell table:formula="of:=IF([.P$2]=[.$B20]; [.$C20]; &quot;&quot;)">
            <text:p/>
          </table:table-cell>
          <table:table-cell table:formula="of:=IF([.Q$2]=[.$B20]; [.$D20]; &quot;&quot;)">
            <text:p/>
          </table:table-cell>
          <table:table-cell table:formula="of:=IF([.R$2]=[.$B20]; [.$D20]; &quot;&quot;)">
            <text:p/>
          </table:table-cell>
          <table:table-cell table:formula="of:=IF([.S$2]=[.$B20]; [.$D20]; &quot;&quot;)">
            <text:p/>
          </table:table-cell>
          <table:table-cell table:formula="of:=IF([.T$2]=[.$B20]; [.$D20]; &quot;&quot;)">
            <text:p/>
          </table:table-cell>
          <table:table-cell table:formula="of:=IF([.U$2]=[.$B20]; [.$D20]; &quot;&quot;)">
            <text:p/>
          </table:table-cell>
          <table:table-cell table:formula="of:=IF([.V$2]=[.$B20]; [.$D20]; &quot;&quot;)">
            <text:p/>
          </table:table-cell>
          <table:table-cell table:formula="of:=IF([.W$2]=[.$B20]; [.$D20]; &quot;&quot;)">
            <text:p/>
          </table:table-cell>
          <table:table-cell table:formula="of:=IF([.X$2]=[.$B20]; [.$D20]; &quot;&quot;)">
            <text:p/>
          </table:table-cell>
          <table:table-cell table:formula="of:=IF([.Y$2]=[.$B20]; [.$D20]; &quot;&quot;)">
            <text:p/>
          </table:table-cell>
          <table:table-cell table:formula="of:=IF([.Z$2]=[.$B20]; [.$D20]; &quot;&quot;)">
            <text:p/>
          </table:table-cell>
          <table:table-cell table:formula="of:=IF([.AA$2]=[.$B20]; [.$D20]; &quot;&quot;)" office:value-type="float" office:value="4199998000" calcext:value-type="float">
            <text:p>4199998000</text:p>
          </table:table-cell>
          <table:table-cell table:formula="of:=IF([.AB$2]=[.$B20]; [.$D20]; &quot;&quot;)">
            <text:p/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9" calcext:value-type="float">
            <text:p>9</text:p>
          </table:table-cell>
          <table:table-cell office:value-type="float" office:value="1.749495" calcext:value-type="float">
            <text:p>1.74949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21]; [.$C21]; &quot;&quot;)">
            <text:p/>
          </table:table-cell>
          <table:table-cell table:formula="of:=IF([.F$2]=[.$B21]; [.$C21]; &quot;&quot;)">
            <text:p/>
          </table:table-cell>
          <table:table-cell table:formula="of:=IF([.G$2]=[.$B21]; [.$C21]; &quot;&quot;)">
            <text:p/>
          </table:table-cell>
          <table:table-cell table:formula="of:=IF([.H$2]=[.$B21]; [.$C21]; &quot;&quot;)">
            <text:p/>
          </table:table-cell>
          <table:table-cell table:formula="of:=IF([.I$2]=[.$B21]; [.$C21]; &quot;&quot;)">
            <text:p/>
          </table:table-cell>
          <table:table-cell table:formula="of:=IF([.J$2]=[.$B21]; [.$C21]; &quot;&quot;)">
            <text:p/>
          </table:table-cell>
          <table:table-cell table:formula="of:=IF([.K$2]=[.$B21]; [.$C21]; &quot;&quot;)">
            <text:p/>
          </table:table-cell>
          <table:table-cell table:formula="of:=IF([.L$2]=[.$B21]; [.$C21]; &quot;&quot;)">
            <text:p/>
          </table:table-cell>
          <table:table-cell table:formula="of:=IF([.M$2]=[.$B21]; [.$C21]; &quot;&quot;)">
            <text:p/>
          </table:table-cell>
          <table:table-cell table:formula="of:=IF([.N$2]=[.$B21]; [.$C21]; &quot;&quot;)" office:value-type="float" office:value="1.749495" calcext:value-type="float">
            <text:p>1.749495</text:p>
          </table:table-cell>
          <table:table-cell table:formula="of:=IF([.O$2]=[.$B21]; [.$C21]; &quot;&quot;)">
            <text:p/>
          </table:table-cell>
          <table:table-cell table:formula="of:=IF([.P$2]=[.$B21]; [.$C21]; &quot;&quot;)">
            <text:p/>
          </table:table-cell>
          <table:table-cell table:formula="of:=IF([.Q$2]=[.$B21]; [.$D21]; &quot;&quot;)">
            <text:p/>
          </table:table-cell>
          <table:table-cell table:formula="of:=IF([.R$2]=[.$B21]; [.$D21]; &quot;&quot;)">
            <text:p/>
          </table:table-cell>
          <table:table-cell table:formula="of:=IF([.S$2]=[.$B21]; [.$D21]; &quot;&quot;)">
            <text:p/>
          </table:table-cell>
          <table:table-cell table:formula="of:=IF([.T$2]=[.$B21]; [.$D21]; &quot;&quot;)">
            <text:p/>
          </table:table-cell>
          <table:table-cell table:formula="of:=IF([.U$2]=[.$B21]; [.$D21]; &quot;&quot;)">
            <text:p/>
          </table:table-cell>
          <table:table-cell table:formula="of:=IF([.V$2]=[.$B21]; [.$D21]; &quot;&quot;)">
            <text:p/>
          </table:table-cell>
          <table:table-cell table:formula="of:=IF([.W$2]=[.$B21]; [.$D21]; &quot;&quot;)">
            <text:p/>
          </table:table-cell>
          <table:table-cell table:formula="of:=IF([.X$2]=[.$B21]; [.$D21]; &quot;&quot;)">
            <text:p/>
          </table:table-cell>
          <table:table-cell table:formula="of:=IF([.Y$2]=[.$B21]; [.$D21]; &quot;&quot;)">
            <text:p/>
          </table:table-cell>
          <table:table-cell table:formula="of:=IF([.Z$2]=[.$B21]; [.$D21]; &quot;&quot;)" office:value-type="float" office:value="4200000000" calcext:value-type="float">
            <text:p>4200000000</text:p>
          </table:table-cell>
          <table:table-cell table:formula="of:=IF([.AA$2]=[.$B21]; [.$D21]; &quot;&quot;)">
            <text:p/>
          </table:table-cell>
          <table:table-cell table:formula="of:=IF([.AB$2]=[.$B21]; [.$D21]; &quot;&quot;)">
            <text:p/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7" calcext:value-type="float">
            <text:p>7</text:p>
          </table:table-cell>
          <table:table-cell office:value-type="float" office:value="1.733481" calcext:value-type="float">
            <text:p>1.73348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22]; [.$C22]; &quot;&quot;)">
            <text:p/>
          </table:table-cell>
          <table:table-cell table:formula="of:=IF([.F$2]=[.$B22]; [.$C22]; &quot;&quot;)">
            <text:p/>
          </table:table-cell>
          <table:table-cell table:formula="of:=IF([.G$2]=[.$B22]; [.$C22]; &quot;&quot;)">
            <text:p/>
          </table:table-cell>
          <table:table-cell table:formula="of:=IF([.H$2]=[.$B22]; [.$C22]; &quot;&quot;)">
            <text:p/>
          </table:table-cell>
          <table:table-cell table:formula="of:=IF([.I$2]=[.$B22]; [.$C22]; &quot;&quot;)">
            <text:p/>
          </table:table-cell>
          <table:table-cell table:formula="of:=IF([.J$2]=[.$B22]; [.$C22]; &quot;&quot;)">
            <text:p/>
          </table:table-cell>
          <table:table-cell table:formula="of:=IF([.K$2]=[.$B22]; [.$C22]; &quot;&quot;)">
            <text:p/>
          </table:table-cell>
          <table:table-cell table:formula="of:=IF([.L$2]=[.$B22]; [.$C22]; &quot;&quot;)" office:value-type="float" office:value="1.733481" calcext:value-type="float">
            <text:p>1.733481</text:p>
          </table:table-cell>
          <table:table-cell table:formula="of:=IF([.M$2]=[.$B22]; [.$C22]; &quot;&quot;)">
            <text:p/>
          </table:table-cell>
          <table:table-cell table:formula="of:=IF([.N$2]=[.$B22]; [.$C22]; &quot;&quot;)">
            <text:p/>
          </table:table-cell>
          <table:table-cell table:formula="of:=IF([.O$2]=[.$B22]; [.$C22]; &quot;&quot;)">
            <text:p/>
          </table:table-cell>
          <table:table-cell table:formula="of:=IF([.P$2]=[.$B22]; [.$C22]; &quot;&quot;)">
            <text:p/>
          </table:table-cell>
          <table:table-cell table:formula="of:=IF([.Q$2]=[.$B22]; [.$D22]; &quot;&quot;)">
            <text:p/>
          </table:table-cell>
          <table:table-cell table:formula="of:=IF([.R$2]=[.$B22]; [.$D22]; &quot;&quot;)">
            <text:p/>
          </table:table-cell>
          <table:table-cell table:formula="of:=IF([.S$2]=[.$B22]; [.$D22]; &quot;&quot;)">
            <text:p/>
          </table:table-cell>
          <table:table-cell table:formula="of:=IF([.T$2]=[.$B22]; [.$D22]; &quot;&quot;)">
            <text:p/>
          </table:table-cell>
          <table:table-cell table:formula="of:=IF([.U$2]=[.$B22]; [.$D22]; &quot;&quot;)">
            <text:p/>
          </table:table-cell>
          <table:table-cell table:formula="of:=IF([.V$2]=[.$B22]; [.$D22]; &quot;&quot;)">
            <text:p/>
          </table:table-cell>
          <table:table-cell table:formula="of:=IF([.W$2]=[.$B22]; [.$D22]; &quot;&quot;)">
            <text:p/>
          </table:table-cell>
          <table:table-cell table:formula="of:=IF([.X$2]=[.$B22]; [.$D22]; &quot;&quot;)" office:value-type="float" office:value="4200000000" calcext:value-type="float">
            <text:p>4200000000</text:p>
          </table:table-cell>
          <table:table-cell table:formula="of:=IF([.Y$2]=[.$B22]; [.$D22]; &quot;&quot;)">
            <text:p/>
          </table:table-cell>
          <table:table-cell table:formula="of:=IF([.Z$2]=[.$B22]; [.$D22]; &quot;&quot;)">
            <text:p/>
          </table:table-cell>
          <table:table-cell table:formula="of:=IF([.AA$2]=[.$B22]; [.$D22]; &quot;&quot;)">
            <text:p/>
          </table:table-cell>
          <table:table-cell table:formula="of:=IF([.AB$2]=[.$B22]; [.$D22]; &quot;&quot;)">
            <text:p/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6" calcext:value-type="float">
            <text:p>6</text:p>
          </table:table-cell>
          <table:table-cell office:value-type="float" office:value="1.749924" calcext:value-type="float">
            <text:p>1.749924</text:p>
          </table:table-cell>
          <table:table-cell office:value-type="float" office:value="4199999000" calcext:value-type="float">
            <text:p>4199999000</text:p>
          </table:table-cell>
          <table:table-cell table:formula="of:=IF([.E$2]=[.$B23]; [.$C23]; &quot;&quot;)">
            <text:p/>
          </table:table-cell>
          <table:table-cell table:formula="of:=IF([.F$2]=[.$B23]; [.$C23]; &quot;&quot;)">
            <text:p/>
          </table:table-cell>
          <table:table-cell table:formula="of:=IF([.G$2]=[.$B23]; [.$C23]; &quot;&quot;)">
            <text:p/>
          </table:table-cell>
          <table:table-cell table:formula="of:=IF([.H$2]=[.$B23]; [.$C23]; &quot;&quot;)">
            <text:p/>
          </table:table-cell>
          <table:table-cell table:formula="of:=IF([.I$2]=[.$B23]; [.$C23]; &quot;&quot;)">
            <text:p/>
          </table:table-cell>
          <table:table-cell table:formula="of:=IF([.J$2]=[.$B23]; [.$C23]; &quot;&quot;)">
            <text:p/>
          </table:table-cell>
          <table:table-cell table:formula="of:=IF([.K$2]=[.$B23]; [.$C23]; &quot;&quot;)" office:value-type="float" office:value="1.749924" calcext:value-type="float">
            <text:p>1.749924</text:p>
          </table:table-cell>
          <table:table-cell table:formula="of:=IF([.L$2]=[.$B23]; [.$C23]; &quot;&quot;)">
            <text:p/>
          </table:table-cell>
          <table:table-cell table:formula="of:=IF([.M$2]=[.$B23]; [.$C23]; &quot;&quot;)">
            <text:p/>
          </table:table-cell>
          <table:table-cell table:formula="of:=IF([.N$2]=[.$B23]; [.$C23]; &quot;&quot;)">
            <text:p/>
          </table:table-cell>
          <table:table-cell table:formula="of:=IF([.O$2]=[.$B23]; [.$C23]; &quot;&quot;)">
            <text:p/>
          </table:table-cell>
          <table:table-cell table:formula="of:=IF([.P$2]=[.$B23]; [.$C23]; &quot;&quot;)">
            <text:p/>
          </table:table-cell>
          <table:table-cell table:formula="of:=IF([.Q$2]=[.$B23]; [.$D23]; &quot;&quot;)">
            <text:p/>
          </table:table-cell>
          <table:table-cell table:formula="of:=IF([.R$2]=[.$B23]; [.$D23]; &quot;&quot;)">
            <text:p/>
          </table:table-cell>
          <table:table-cell table:formula="of:=IF([.S$2]=[.$B23]; [.$D23]; &quot;&quot;)">
            <text:p/>
          </table:table-cell>
          <table:table-cell table:formula="of:=IF([.T$2]=[.$B23]; [.$D23]; &quot;&quot;)">
            <text:p/>
          </table:table-cell>
          <table:table-cell table:formula="of:=IF([.U$2]=[.$B23]; [.$D23]; &quot;&quot;)">
            <text:p/>
          </table:table-cell>
          <table:table-cell table:formula="of:=IF([.V$2]=[.$B23]; [.$D23]; &quot;&quot;)">
            <text:p/>
          </table:table-cell>
          <table:table-cell table:formula="of:=IF([.W$2]=[.$B23]; [.$D23]; &quot;&quot;)" office:value-type="float" office:value="4199999000" calcext:value-type="float">
            <text:p>4199999000</text:p>
          </table:table-cell>
          <table:table-cell table:formula="of:=IF([.X$2]=[.$B23]; [.$D23]; &quot;&quot;)">
            <text:p/>
          </table:table-cell>
          <table:table-cell table:formula="of:=IF([.Y$2]=[.$B23]; [.$D23]; &quot;&quot;)">
            <text:p/>
          </table:table-cell>
          <table:table-cell table:formula="of:=IF([.Z$2]=[.$B23]; [.$D23]; &quot;&quot;)">
            <text:p/>
          </table:table-cell>
          <table:table-cell table:formula="of:=IF([.AA$2]=[.$B23]; [.$D23]; &quot;&quot;)">
            <text:p/>
          </table:table-cell>
          <table:table-cell table:formula="of:=IF([.AB$2]=[.$B23]; [.$D23]; &quot;&quot;)">
            <text:p/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8" calcext:value-type="float">
            <text:p>8</text:p>
          </table:table-cell>
          <table:table-cell office:value-type="float" office:value="1.802955" calcext:value-type="float">
            <text:p>1.802955</text:p>
          </table:table-cell>
          <table:table-cell office:value-type="float" office:value="4199999000" calcext:value-type="float">
            <text:p>4199999000</text:p>
          </table:table-cell>
          <table:table-cell table:formula="of:=IF([.E$2]=[.$B24]; [.$C24]; &quot;&quot;)">
            <text:p/>
          </table:table-cell>
          <table:table-cell table:formula="of:=IF([.F$2]=[.$B24]; [.$C24]; &quot;&quot;)">
            <text:p/>
          </table:table-cell>
          <table:table-cell table:formula="of:=IF([.G$2]=[.$B24]; [.$C24]; &quot;&quot;)">
            <text:p/>
          </table:table-cell>
          <table:table-cell table:formula="of:=IF([.H$2]=[.$B24]; [.$C24]; &quot;&quot;)">
            <text:p/>
          </table:table-cell>
          <table:table-cell table:formula="of:=IF([.I$2]=[.$B24]; [.$C24]; &quot;&quot;)">
            <text:p/>
          </table:table-cell>
          <table:table-cell table:formula="of:=IF([.J$2]=[.$B24]; [.$C24]; &quot;&quot;)">
            <text:p/>
          </table:table-cell>
          <table:table-cell table:formula="of:=IF([.K$2]=[.$B24]; [.$C24]; &quot;&quot;)">
            <text:p/>
          </table:table-cell>
          <table:table-cell table:formula="of:=IF([.L$2]=[.$B24]; [.$C24]; &quot;&quot;)">
            <text:p/>
          </table:table-cell>
          <table:table-cell table:formula="of:=IF([.M$2]=[.$B24]; [.$C24]; &quot;&quot;)" office:value-type="float" office:value="1.802955" calcext:value-type="float">
            <text:p>1.802955</text:p>
          </table:table-cell>
          <table:table-cell table:formula="of:=IF([.N$2]=[.$B24]; [.$C24]; &quot;&quot;)">
            <text:p/>
          </table:table-cell>
          <table:table-cell table:formula="of:=IF([.O$2]=[.$B24]; [.$C24]; &quot;&quot;)">
            <text:p/>
          </table:table-cell>
          <table:table-cell table:formula="of:=IF([.P$2]=[.$B24]; [.$C24]; &quot;&quot;)">
            <text:p/>
          </table:table-cell>
          <table:table-cell table:formula="of:=IF([.Q$2]=[.$B24]; [.$D24]; &quot;&quot;)">
            <text:p/>
          </table:table-cell>
          <table:table-cell table:formula="of:=IF([.R$2]=[.$B24]; [.$D24]; &quot;&quot;)">
            <text:p/>
          </table:table-cell>
          <table:table-cell table:formula="of:=IF([.S$2]=[.$B24]; [.$D24]; &quot;&quot;)">
            <text:p/>
          </table:table-cell>
          <table:table-cell table:formula="of:=IF([.T$2]=[.$B24]; [.$D24]; &quot;&quot;)">
            <text:p/>
          </table:table-cell>
          <table:table-cell table:formula="of:=IF([.U$2]=[.$B24]; [.$D24]; &quot;&quot;)">
            <text:p/>
          </table:table-cell>
          <table:table-cell table:formula="of:=IF([.V$2]=[.$B24]; [.$D24]; &quot;&quot;)">
            <text:p/>
          </table:table-cell>
          <table:table-cell table:formula="of:=IF([.W$2]=[.$B24]; [.$D24]; &quot;&quot;)">
            <text:p/>
          </table:table-cell>
          <table:table-cell table:formula="of:=IF([.X$2]=[.$B24]; [.$D24]; &quot;&quot;)">
            <text:p/>
          </table:table-cell>
          <table:table-cell table:formula="of:=IF([.Y$2]=[.$B24]; [.$D24]; &quot;&quot;)" office:value-type="float" office:value="4199999000" calcext:value-type="float">
            <text:p>4199999000</text:p>
          </table:table-cell>
          <table:table-cell table:formula="of:=IF([.Z$2]=[.$B24]; [.$D24]; &quot;&quot;)">
            <text:p/>
          </table:table-cell>
          <table:table-cell table:formula="of:=IF([.AA$2]=[.$B24]; [.$D24]; &quot;&quot;)">
            <text:p/>
          </table:table-cell>
          <table:table-cell table:formula="of:=IF([.AB$2]=[.$B24]; [.$D24]; &quot;&quot;)">
            <text:p/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5" calcext:value-type="float">
            <text:p>5</text:p>
          </table:table-cell>
          <table:table-cell office:value-type="float" office:value="2.022484" calcext:value-type="float">
            <text:p>2.022484</text:p>
          </table:table-cell>
          <table:table-cell office:value-type="float" office:value="4199996000" calcext:value-type="float">
            <text:p>4199996000</text:p>
          </table:table-cell>
          <table:table-cell table:formula="of:=IF([.E$2]=[.$B25]; [.$C25]; &quot;&quot;)">
            <text:p/>
          </table:table-cell>
          <table:table-cell table:formula="of:=IF([.F$2]=[.$B25]; [.$C25]; &quot;&quot;)">
            <text:p/>
          </table:table-cell>
          <table:table-cell table:formula="of:=IF([.G$2]=[.$B25]; [.$C25]; &quot;&quot;)">
            <text:p/>
          </table:table-cell>
          <table:table-cell table:formula="of:=IF([.H$2]=[.$B25]; [.$C25]; &quot;&quot;)">
            <text:p/>
          </table:table-cell>
          <table:table-cell table:formula="of:=IF([.I$2]=[.$B25]; [.$C25]; &quot;&quot;)">
            <text:p/>
          </table:table-cell>
          <table:table-cell table:formula="of:=IF([.J$2]=[.$B25]; [.$C25]; &quot;&quot;)" office:value-type="float" office:value="2.022484" calcext:value-type="float">
            <text:p>2.022484</text:p>
          </table:table-cell>
          <table:table-cell table:formula="of:=IF([.K$2]=[.$B25]; [.$C25]; &quot;&quot;)">
            <text:p/>
          </table:table-cell>
          <table:table-cell table:formula="of:=IF([.L$2]=[.$B25]; [.$C25]; &quot;&quot;)">
            <text:p/>
          </table:table-cell>
          <table:table-cell table:formula="of:=IF([.M$2]=[.$B25]; [.$C25]; &quot;&quot;)">
            <text:p/>
          </table:table-cell>
          <table:table-cell table:formula="of:=IF([.N$2]=[.$B25]; [.$C25]; &quot;&quot;)">
            <text:p/>
          </table:table-cell>
          <table:table-cell table:formula="of:=IF([.O$2]=[.$B25]; [.$C25]; &quot;&quot;)">
            <text:p/>
          </table:table-cell>
          <table:table-cell table:formula="of:=IF([.P$2]=[.$B25]; [.$C25]; &quot;&quot;)">
            <text:p/>
          </table:table-cell>
          <table:table-cell table:formula="of:=IF([.Q$2]=[.$B25]; [.$D25]; &quot;&quot;)">
            <text:p/>
          </table:table-cell>
          <table:table-cell table:formula="of:=IF([.R$2]=[.$B25]; [.$D25]; &quot;&quot;)">
            <text:p/>
          </table:table-cell>
          <table:table-cell table:formula="of:=IF([.S$2]=[.$B25]; [.$D25]; &quot;&quot;)">
            <text:p/>
          </table:table-cell>
          <table:table-cell table:formula="of:=IF([.T$2]=[.$B25]; [.$D25]; &quot;&quot;)">
            <text:p/>
          </table:table-cell>
          <table:table-cell table:formula="of:=IF([.U$2]=[.$B25]; [.$D25]; &quot;&quot;)">
            <text:p/>
          </table:table-cell>
          <table:table-cell table:formula="of:=IF([.V$2]=[.$B25]; [.$D25]; &quot;&quot;)" office:value-type="float" office:value="4199996000" calcext:value-type="float">
            <text:p>4199996000</text:p>
          </table:table-cell>
          <table:table-cell table:formula="of:=IF([.W$2]=[.$B25]; [.$D25]; &quot;&quot;)">
            <text:p/>
          </table:table-cell>
          <table:table-cell table:formula="of:=IF([.X$2]=[.$B25]; [.$D25]; &quot;&quot;)">
            <text:p/>
          </table:table-cell>
          <table:table-cell table:formula="of:=IF([.Y$2]=[.$B25]; [.$D25]; &quot;&quot;)">
            <text:p/>
          </table:table-cell>
          <table:table-cell table:formula="of:=IF([.Z$2]=[.$B25]; [.$D25]; &quot;&quot;)">
            <text:p/>
          </table:table-cell>
          <table:table-cell table:formula="of:=IF([.AA$2]=[.$B25]; [.$D25]; &quot;&quot;)">
            <text:p/>
          </table:table-cell>
          <table:table-cell table:formula="of:=IF([.AB$2]=[.$B25]; [.$D25]; &quot;&quot;)">
            <text:p/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1" calcext:value-type="float">
            <text:p>11</text:p>
          </table:table-cell>
          <table:table-cell office:value-type="float" office:value="2.081633" calcext:value-type="float">
            <text:p>2.08163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26]; [.$C26]; &quot;&quot;)">
            <text:p/>
          </table:table-cell>
          <table:table-cell table:formula="of:=IF([.F$2]=[.$B26]; [.$C26]; &quot;&quot;)">
            <text:p/>
          </table:table-cell>
          <table:table-cell table:formula="of:=IF([.G$2]=[.$B26]; [.$C26]; &quot;&quot;)">
            <text:p/>
          </table:table-cell>
          <table:table-cell table:formula="of:=IF([.H$2]=[.$B26]; [.$C26]; &quot;&quot;)">
            <text:p/>
          </table:table-cell>
          <table:table-cell table:formula="of:=IF([.I$2]=[.$B26]; [.$C26]; &quot;&quot;)">
            <text:p/>
          </table:table-cell>
          <table:table-cell table:formula="of:=IF([.J$2]=[.$B26]; [.$C26]; &quot;&quot;)">
            <text:p/>
          </table:table-cell>
          <table:table-cell table:formula="of:=IF([.K$2]=[.$B26]; [.$C26]; &quot;&quot;)">
            <text:p/>
          </table:table-cell>
          <table:table-cell table:formula="of:=IF([.L$2]=[.$B26]; [.$C26]; &quot;&quot;)">
            <text:p/>
          </table:table-cell>
          <table:table-cell table:formula="of:=IF([.M$2]=[.$B26]; [.$C26]; &quot;&quot;)">
            <text:p/>
          </table:table-cell>
          <table:table-cell table:formula="of:=IF([.N$2]=[.$B26]; [.$C26]; &quot;&quot;)">
            <text:p/>
          </table:table-cell>
          <table:table-cell table:formula="of:=IF([.O$2]=[.$B26]; [.$C26]; &quot;&quot;)">
            <text:p/>
          </table:table-cell>
          <table:table-cell table:formula="of:=IF([.P$2]=[.$B26]; [.$C26]; &quot;&quot;)" office:value-type="float" office:value="2.081633" calcext:value-type="float">
            <text:p>2.081633</text:p>
          </table:table-cell>
          <table:table-cell table:formula="of:=IF([.Q$2]=[.$B26]; [.$D26]; &quot;&quot;)">
            <text:p/>
          </table:table-cell>
          <table:table-cell table:formula="of:=IF([.R$2]=[.$B26]; [.$D26]; &quot;&quot;)">
            <text:p/>
          </table:table-cell>
          <table:table-cell table:formula="of:=IF([.S$2]=[.$B26]; [.$D26]; &quot;&quot;)">
            <text:p/>
          </table:table-cell>
          <table:table-cell table:formula="of:=IF([.T$2]=[.$B26]; [.$D26]; &quot;&quot;)">
            <text:p/>
          </table:table-cell>
          <table:table-cell table:formula="of:=IF([.U$2]=[.$B26]; [.$D26]; &quot;&quot;)">
            <text:p/>
          </table:table-cell>
          <table:table-cell table:formula="of:=IF([.V$2]=[.$B26]; [.$D26]; &quot;&quot;)">
            <text:p/>
          </table:table-cell>
          <table:table-cell table:formula="of:=IF([.W$2]=[.$B26]; [.$D26]; &quot;&quot;)">
            <text:p/>
          </table:table-cell>
          <table:table-cell table:formula="of:=IF([.X$2]=[.$B26]; [.$D26]; &quot;&quot;)">
            <text:p/>
          </table:table-cell>
          <table:table-cell table:formula="of:=IF([.Y$2]=[.$B26]; [.$D26]; &quot;&quot;)">
            <text:p/>
          </table:table-cell>
          <table:table-cell table:formula="of:=IF([.Z$2]=[.$B26]; [.$D26]; &quot;&quot;)">
            <text:p/>
          </table:table-cell>
          <table:table-cell table:formula="of:=IF([.AA$2]=[.$B26]; [.$D26]; &quot;&quot;)">
            <text:p/>
          </table:table-cell>
          <table:table-cell table:formula="of:=IF([.AB$2]=[.$B26]; [.$D26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1" calcext:value-type="float">
            <text:p>1</text:p>
          </table:table-cell>
          <table:table-cell office:value-type="float" office:value="1.655888" calcext:value-type="float">
            <text:p>1.65588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27]; [.$C27]; &quot;&quot;)">
            <text:p/>
          </table:table-cell>
          <table:table-cell table:formula="of:=IF([.F$2]=[.$B27]; [.$C27]; &quot;&quot;)" office:value-type="float" office:value="1.655888" calcext:value-type="float">
            <text:p>1.655888</text:p>
          </table:table-cell>
          <table:table-cell table:formula="of:=IF([.G$2]=[.$B27]; [.$C27]; &quot;&quot;)">
            <text:p/>
          </table:table-cell>
          <table:table-cell table:formula="of:=IF([.H$2]=[.$B27]; [.$C27]; &quot;&quot;)">
            <text:p/>
          </table:table-cell>
          <table:table-cell table:formula="of:=IF([.I$2]=[.$B27]; [.$C27]; &quot;&quot;)">
            <text:p/>
          </table:table-cell>
          <table:table-cell table:formula="of:=IF([.J$2]=[.$B27]; [.$C27]; &quot;&quot;)">
            <text:p/>
          </table:table-cell>
          <table:table-cell table:formula="of:=IF([.K$2]=[.$B27]; [.$C27]; &quot;&quot;)">
            <text:p/>
          </table:table-cell>
          <table:table-cell table:formula="of:=IF([.L$2]=[.$B27]; [.$C27]; &quot;&quot;)">
            <text:p/>
          </table:table-cell>
          <table:table-cell table:formula="of:=IF([.M$2]=[.$B27]; [.$C27]; &quot;&quot;)">
            <text:p/>
          </table:table-cell>
          <table:table-cell table:formula="of:=IF([.N$2]=[.$B27]; [.$C27]; &quot;&quot;)">
            <text:p/>
          </table:table-cell>
          <table:table-cell table:formula="of:=IF([.O$2]=[.$B27]; [.$C27]; &quot;&quot;)">
            <text:p/>
          </table:table-cell>
          <table:table-cell table:formula="of:=IF([.P$2]=[.$B27]; [.$C27]; &quot;&quot;)">
            <text:p/>
          </table:table-cell>
          <table:table-cell table:formula="of:=IF([.Q$2]=[.$B27]; [.$D27]; &quot;&quot;)">
            <text:p/>
          </table:table-cell>
          <table:table-cell table:formula="of:=IF([.R$2]=[.$B27]; [.$D27]; &quot;&quot;)" office:value-type="float" office:value="4199999000" calcext:value-type="float">
            <text:p>4199999000</text:p>
          </table:table-cell>
          <table:table-cell table:formula="of:=IF([.S$2]=[.$B27]; [.$D27]; &quot;&quot;)">
            <text:p/>
          </table:table-cell>
          <table:table-cell table:formula="of:=IF([.T$2]=[.$B27]; [.$D27]; &quot;&quot;)">
            <text:p/>
          </table:table-cell>
          <table:table-cell table:formula="of:=IF([.U$2]=[.$B27]; [.$D27]; &quot;&quot;)">
            <text:p/>
          </table:table-cell>
          <table:table-cell table:formula="of:=IF([.V$2]=[.$B27]; [.$D27]; &quot;&quot;)">
            <text:p/>
          </table:table-cell>
          <table:table-cell table:formula="of:=IF([.W$2]=[.$B27]; [.$D27]; &quot;&quot;)">
            <text:p/>
          </table:table-cell>
          <table:table-cell table:formula="of:=IF([.X$2]=[.$B27]; [.$D27]; &quot;&quot;)">
            <text:p/>
          </table:table-cell>
          <table:table-cell table:formula="of:=IF([.Y$2]=[.$B27]; [.$D27]; &quot;&quot;)">
            <text:p/>
          </table:table-cell>
          <table:table-cell table:formula="of:=IF([.Z$2]=[.$B27]; [.$D27]; &quot;&quot;)">
            <text:p/>
          </table:table-cell>
          <table:table-cell table:formula="of:=IF([.AA$2]=[.$B27]; [.$D27]; &quot;&quot;)">
            <text:p/>
          </table:table-cell>
          <table:table-cell table:formula="of:=IF([.AB$2]=[.$B27]; [.$D27]; &quot;&quot;)">
            <text:p/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4" calcext:value-type="float">
            <text:p>4</text:p>
          </table:table-cell>
          <table:table-cell office:value-type="float" office:value="1.671335" calcext:value-type="float">
            <text:p>1.67133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28]; [.$C28]; &quot;&quot;)">
            <text:p/>
          </table:table-cell>
          <table:table-cell table:formula="of:=IF([.F$2]=[.$B28]; [.$C28]; &quot;&quot;)">
            <text:p/>
          </table:table-cell>
          <table:table-cell table:formula="of:=IF([.G$2]=[.$B28]; [.$C28]; &quot;&quot;)">
            <text:p/>
          </table:table-cell>
          <table:table-cell table:formula="of:=IF([.H$2]=[.$B28]; [.$C28]; &quot;&quot;)">
            <text:p/>
          </table:table-cell>
          <table:table-cell table:formula="of:=IF([.I$2]=[.$B28]; [.$C28]; &quot;&quot;)" office:value-type="float" office:value="1.671335" calcext:value-type="float">
            <text:p>1.671335</text:p>
          </table:table-cell>
          <table:table-cell table:formula="of:=IF([.J$2]=[.$B28]; [.$C28]; &quot;&quot;)">
            <text:p/>
          </table:table-cell>
          <table:table-cell table:formula="of:=IF([.K$2]=[.$B28]; [.$C28]; &quot;&quot;)">
            <text:p/>
          </table:table-cell>
          <table:table-cell table:formula="of:=IF([.L$2]=[.$B28]; [.$C28]; &quot;&quot;)">
            <text:p/>
          </table:table-cell>
          <table:table-cell table:formula="of:=IF([.M$2]=[.$B28]; [.$C28]; &quot;&quot;)">
            <text:p/>
          </table:table-cell>
          <table:table-cell table:formula="of:=IF([.N$2]=[.$B28]; [.$C28]; &quot;&quot;)">
            <text:p/>
          </table:table-cell>
          <table:table-cell table:formula="of:=IF([.O$2]=[.$B28]; [.$C28]; &quot;&quot;)">
            <text:p/>
          </table:table-cell>
          <table:table-cell table:formula="of:=IF([.P$2]=[.$B28]; [.$C28]; &quot;&quot;)">
            <text:p/>
          </table:table-cell>
          <table:table-cell table:formula="of:=IF([.Q$2]=[.$B28]; [.$D28]; &quot;&quot;)">
            <text:p/>
          </table:table-cell>
          <table:table-cell table:formula="of:=IF([.R$2]=[.$B28]; [.$D28]; &quot;&quot;)">
            <text:p/>
          </table:table-cell>
          <table:table-cell table:formula="of:=IF([.S$2]=[.$B28]; [.$D28]; &quot;&quot;)">
            <text:p/>
          </table:table-cell>
          <table:table-cell table:formula="of:=IF([.T$2]=[.$B28]; [.$D28]; &quot;&quot;)">
            <text:p/>
          </table:table-cell>
          <table:table-cell table:formula="of:=IF([.U$2]=[.$B28]; [.$D28]; &quot;&quot;)" office:value-type="float" office:value="4200000000" calcext:value-type="float">
            <text:p>4200000000</text:p>
          </table:table-cell>
          <table:table-cell table:formula="of:=IF([.V$2]=[.$B28]; [.$D28]; &quot;&quot;)">
            <text:p/>
          </table:table-cell>
          <table:table-cell table:formula="of:=IF([.W$2]=[.$B28]; [.$D28]; &quot;&quot;)">
            <text:p/>
          </table:table-cell>
          <table:table-cell table:formula="of:=IF([.X$2]=[.$B28]; [.$D28]; &quot;&quot;)">
            <text:p/>
          </table:table-cell>
          <table:table-cell table:formula="of:=IF([.Y$2]=[.$B28]; [.$D28]; &quot;&quot;)">
            <text:p/>
          </table:table-cell>
          <table:table-cell table:formula="of:=IF([.Z$2]=[.$B28]; [.$D28]; &quot;&quot;)">
            <text:p/>
          </table:table-cell>
          <table:table-cell table:formula="of:=IF([.AA$2]=[.$B28]; [.$D28]; &quot;&quot;)">
            <text:p/>
          </table:table-cell>
          <table:table-cell table:formula="of:=IF([.AB$2]=[.$B28]; [.$D28]; &quot;&quot;)">
            <text:p/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0" calcext:value-type="float">
            <text:p>0</text:p>
          </table:table-cell>
          <table:table-cell office:value-type="float" office:value="1.67094" calcext:value-type="float">
            <text:p>1.6709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29]; [.$C29]; &quot;&quot;)" office:value-type="float" office:value="1.67094" calcext:value-type="float">
            <text:p>1.67094</text:p>
          </table:table-cell>
          <table:table-cell table:formula="of:=IF([.F$2]=[.$B29]; [.$C29]; &quot;&quot;)">
            <text:p/>
          </table:table-cell>
          <table:table-cell table:formula="of:=IF([.G$2]=[.$B29]; [.$C29]; &quot;&quot;)">
            <text:p/>
          </table:table-cell>
          <table:table-cell table:formula="of:=IF([.H$2]=[.$B29]; [.$C29]; &quot;&quot;)">
            <text:p/>
          </table:table-cell>
          <table:table-cell table:formula="of:=IF([.I$2]=[.$B29]; [.$C29]; &quot;&quot;)">
            <text:p/>
          </table:table-cell>
          <table:table-cell table:formula="of:=IF([.J$2]=[.$B29]; [.$C29]; &quot;&quot;)">
            <text:p/>
          </table:table-cell>
          <table:table-cell table:formula="of:=IF([.K$2]=[.$B29]; [.$C29]; &quot;&quot;)">
            <text:p/>
          </table:table-cell>
          <table:table-cell table:formula="of:=IF([.L$2]=[.$B29]; [.$C29]; &quot;&quot;)">
            <text:p/>
          </table:table-cell>
          <table:table-cell table:formula="of:=IF([.M$2]=[.$B29]; [.$C29]; &quot;&quot;)">
            <text:p/>
          </table:table-cell>
          <table:table-cell table:formula="of:=IF([.N$2]=[.$B29]; [.$C29]; &quot;&quot;)">
            <text:p/>
          </table:table-cell>
          <table:table-cell table:formula="of:=IF([.O$2]=[.$B29]; [.$C29]; &quot;&quot;)">
            <text:p/>
          </table:table-cell>
          <table:table-cell table:formula="of:=IF([.P$2]=[.$B29]; [.$C29]; &quot;&quot;)">
            <text:p/>
          </table:table-cell>
          <table:table-cell table:formula="of:=IF([.Q$2]=[.$B29]; [.$D29]; &quot;&quot;)" office:value-type="float" office:value="4200000000" calcext:value-type="float">
            <text:p>4200000000</text:p>
          </table:table-cell>
          <table:table-cell table:formula="of:=IF([.R$2]=[.$B29]; [.$D29]; &quot;&quot;)">
            <text:p/>
          </table:table-cell>
          <table:table-cell table:formula="of:=IF([.S$2]=[.$B29]; [.$D29]; &quot;&quot;)">
            <text:p/>
          </table:table-cell>
          <table:table-cell table:formula="of:=IF([.T$2]=[.$B29]; [.$D29]; &quot;&quot;)">
            <text:p/>
          </table:table-cell>
          <table:table-cell table:formula="of:=IF([.U$2]=[.$B29]; [.$D29]; &quot;&quot;)">
            <text:p/>
          </table:table-cell>
          <table:table-cell table:formula="of:=IF([.V$2]=[.$B29]; [.$D29]; &quot;&quot;)">
            <text:p/>
          </table:table-cell>
          <table:table-cell table:formula="of:=IF([.W$2]=[.$B29]; [.$D29]; &quot;&quot;)">
            <text:p/>
          </table:table-cell>
          <table:table-cell table:formula="of:=IF([.X$2]=[.$B29]; [.$D29]; &quot;&quot;)">
            <text:p/>
          </table:table-cell>
          <table:table-cell table:formula="of:=IF([.Y$2]=[.$B29]; [.$D29]; &quot;&quot;)">
            <text:p/>
          </table:table-cell>
          <table:table-cell table:formula="of:=IF([.Z$2]=[.$B29]; [.$D29]; &quot;&quot;)">
            <text:p/>
          </table:table-cell>
          <table:table-cell table:formula="of:=IF([.AA$2]=[.$B29]; [.$D29]; &quot;&quot;)">
            <text:p/>
          </table:table-cell>
          <table:table-cell table:formula="of:=IF([.AB$2]=[.$B29]; [.$D29]; &quot;&quot;)">
            <text:p/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2" calcext:value-type="float">
            <text:p>2</text:p>
          </table:table-cell>
          <table:table-cell office:value-type="float" office:value="1.69523" calcext:value-type="float">
            <text:p>1.6952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30]; [.$C30]; &quot;&quot;)">
            <text:p/>
          </table:table-cell>
          <table:table-cell table:formula="of:=IF([.F$2]=[.$B30]; [.$C30]; &quot;&quot;)">
            <text:p/>
          </table:table-cell>
          <table:table-cell table:formula="of:=IF([.G$2]=[.$B30]; [.$C30]; &quot;&quot;)" office:value-type="float" office:value="1.69523" calcext:value-type="float">
            <text:p>1.69523</text:p>
          </table:table-cell>
          <table:table-cell table:formula="of:=IF([.H$2]=[.$B30]; [.$C30]; &quot;&quot;)">
            <text:p/>
          </table:table-cell>
          <table:table-cell table:formula="of:=IF([.I$2]=[.$B30]; [.$C30]; &quot;&quot;)">
            <text:p/>
          </table:table-cell>
          <table:table-cell table:formula="of:=IF([.J$2]=[.$B30]; [.$C30]; &quot;&quot;)">
            <text:p/>
          </table:table-cell>
          <table:table-cell table:formula="of:=IF([.K$2]=[.$B30]; [.$C30]; &quot;&quot;)">
            <text:p/>
          </table:table-cell>
          <table:table-cell table:formula="of:=IF([.L$2]=[.$B30]; [.$C30]; &quot;&quot;)">
            <text:p/>
          </table:table-cell>
          <table:table-cell table:formula="of:=IF([.M$2]=[.$B30]; [.$C30]; &quot;&quot;)">
            <text:p/>
          </table:table-cell>
          <table:table-cell table:formula="of:=IF([.N$2]=[.$B30]; [.$C30]; &quot;&quot;)">
            <text:p/>
          </table:table-cell>
          <table:table-cell table:formula="of:=IF([.O$2]=[.$B30]; [.$C30]; &quot;&quot;)">
            <text:p/>
          </table:table-cell>
          <table:table-cell table:formula="of:=IF([.P$2]=[.$B30]; [.$C30]; &quot;&quot;)">
            <text:p/>
          </table:table-cell>
          <table:table-cell table:formula="of:=IF([.Q$2]=[.$B30]; [.$D30]; &quot;&quot;)">
            <text:p/>
          </table:table-cell>
          <table:table-cell table:formula="of:=IF([.R$2]=[.$B30]; [.$D30]; &quot;&quot;)">
            <text:p/>
          </table:table-cell>
          <table:table-cell table:formula="of:=IF([.S$2]=[.$B30]; [.$D30]; &quot;&quot;)" office:value-type="float" office:value="4199999000" calcext:value-type="float">
            <text:p>4199999000</text:p>
          </table:table-cell>
          <table:table-cell table:formula="of:=IF([.T$2]=[.$B30]; [.$D30]; &quot;&quot;)">
            <text:p/>
          </table:table-cell>
          <table:table-cell table:formula="of:=IF([.U$2]=[.$B30]; [.$D30]; &quot;&quot;)">
            <text:p/>
          </table:table-cell>
          <table:table-cell table:formula="of:=IF([.V$2]=[.$B30]; [.$D30]; &quot;&quot;)">
            <text:p/>
          </table:table-cell>
          <table:table-cell table:formula="of:=IF([.W$2]=[.$B30]; [.$D30]; &quot;&quot;)">
            <text:p/>
          </table:table-cell>
          <table:table-cell table:formula="of:=IF([.X$2]=[.$B30]; [.$D30]; &quot;&quot;)">
            <text:p/>
          </table:table-cell>
          <table:table-cell table:formula="of:=IF([.Y$2]=[.$B30]; [.$D30]; &quot;&quot;)">
            <text:p/>
          </table:table-cell>
          <table:table-cell table:formula="of:=IF([.Z$2]=[.$B30]; [.$D30]; &quot;&quot;)">
            <text:p/>
          </table:table-cell>
          <table:table-cell table:formula="of:=IF([.AA$2]=[.$B30]; [.$D30]; &quot;&quot;)">
            <text:p/>
          </table:table-cell>
          <table:table-cell table:formula="of:=IF([.AB$2]=[.$B30]; [.$D30]; &quot;&quot;)">
            <text:p/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10" calcext:value-type="float">
            <text:p>10</text:p>
          </table:table-cell>
          <table:table-cell office:value-type="float" office:value="1.701388" calcext:value-type="float">
            <text:p>1.70138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1]; [.$C31]; &quot;&quot;)">
            <text:p/>
          </table:table-cell>
          <table:table-cell table:formula="of:=IF([.F$2]=[.$B31]; [.$C31]; &quot;&quot;)">
            <text:p/>
          </table:table-cell>
          <table:table-cell table:formula="of:=IF([.G$2]=[.$B31]; [.$C31]; &quot;&quot;)">
            <text:p/>
          </table:table-cell>
          <table:table-cell table:formula="of:=IF([.H$2]=[.$B31]; [.$C31]; &quot;&quot;)">
            <text:p/>
          </table:table-cell>
          <table:table-cell table:formula="of:=IF([.I$2]=[.$B31]; [.$C31]; &quot;&quot;)">
            <text:p/>
          </table:table-cell>
          <table:table-cell table:formula="of:=IF([.J$2]=[.$B31]; [.$C31]; &quot;&quot;)">
            <text:p/>
          </table:table-cell>
          <table:table-cell table:formula="of:=IF([.K$2]=[.$B31]; [.$C31]; &quot;&quot;)">
            <text:p/>
          </table:table-cell>
          <table:table-cell table:formula="of:=IF([.L$2]=[.$B31]; [.$C31]; &quot;&quot;)">
            <text:p/>
          </table:table-cell>
          <table:table-cell table:formula="of:=IF([.M$2]=[.$B31]; [.$C31]; &quot;&quot;)">
            <text:p/>
          </table:table-cell>
          <table:table-cell table:formula="of:=IF([.N$2]=[.$B31]; [.$C31]; &quot;&quot;)">
            <text:p/>
          </table:table-cell>
          <table:table-cell table:formula="of:=IF([.O$2]=[.$B31]; [.$C31]; &quot;&quot;)" office:value-type="float" office:value="1.701388" calcext:value-type="float">
            <text:p>1.701388</text:p>
          </table:table-cell>
          <table:table-cell table:formula="of:=IF([.P$2]=[.$B31]; [.$C31]; &quot;&quot;)">
            <text:p/>
          </table:table-cell>
          <table:table-cell table:formula="of:=IF([.Q$2]=[.$B31]; [.$D31]; &quot;&quot;)">
            <text:p/>
          </table:table-cell>
          <table:table-cell table:formula="of:=IF([.R$2]=[.$B31]; [.$D31]; &quot;&quot;)">
            <text:p/>
          </table:table-cell>
          <table:table-cell table:formula="of:=IF([.S$2]=[.$B31]; [.$D31]; &quot;&quot;)">
            <text:p/>
          </table:table-cell>
          <table:table-cell table:formula="of:=IF([.T$2]=[.$B31]; [.$D31]; &quot;&quot;)">
            <text:p/>
          </table:table-cell>
          <table:table-cell table:formula="of:=IF([.U$2]=[.$B31]; [.$D31]; &quot;&quot;)">
            <text:p/>
          </table:table-cell>
          <table:table-cell table:formula="of:=IF([.V$2]=[.$B31]; [.$D31]; &quot;&quot;)">
            <text:p/>
          </table:table-cell>
          <table:table-cell table:formula="of:=IF([.W$2]=[.$B31]; [.$D31]; &quot;&quot;)">
            <text:p/>
          </table:table-cell>
          <table:table-cell table:formula="of:=IF([.X$2]=[.$B31]; [.$D31]; &quot;&quot;)">
            <text:p/>
          </table:table-cell>
          <table:table-cell table:formula="of:=IF([.Y$2]=[.$B31]; [.$D31]; &quot;&quot;)">
            <text:p/>
          </table:table-cell>
          <table:table-cell table:formula="of:=IF([.Z$2]=[.$B31]; [.$D31]; &quot;&quot;)">
            <text:p/>
          </table:table-cell>
          <table:table-cell table:formula="of:=IF([.AA$2]=[.$B31]; [.$D31]; &quot;&quot;)" office:value-type="float" office:value="4200000000" calcext:value-type="float">
            <text:p>4200000000</text:p>
          </table:table-cell>
          <table:table-cell table:formula="of:=IF([.AB$2]=[.$B31]; [.$D31]; &quot;&quot;)">
            <text:p/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9" calcext:value-type="float">
            <text:p>9</text:p>
          </table:table-cell>
          <table:table-cell office:value-type="float" office:value="1.661499" calcext:value-type="float">
            <text:p>1.66149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32]; [.$C32]; &quot;&quot;)">
            <text:p/>
          </table:table-cell>
          <table:table-cell table:formula="of:=IF([.F$2]=[.$B32]; [.$C32]; &quot;&quot;)">
            <text:p/>
          </table:table-cell>
          <table:table-cell table:formula="of:=IF([.G$2]=[.$B32]; [.$C32]; &quot;&quot;)">
            <text:p/>
          </table:table-cell>
          <table:table-cell table:formula="of:=IF([.H$2]=[.$B32]; [.$C32]; &quot;&quot;)">
            <text:p/>
          </table:table-cell>
          <table:table-cell table:formula="of:=IF([.I$2]=[.$B32]; [.$C32]; &quot;&quot;)">
            <text:p/>
          </table:table-cell>
          <table:table-cell table:formula="of:=IF([.J$2]=[.$B32]; [.$C32]; &quot;&quot;)">
            <text:p/>
          </table:table-cell>
          <table:table-cell table:formula="of:=IF([.K$2]=[.$B32]; [.$C32]; &quot;&quot;)">
            <text:p/>
          </table:table-cell>
          <table:table-cell table:formula="of:=IF([.L$2]=[.$B32]; [.$C32]; &quot;&quot;)">
            <text:p/>
          </table:table-cell>
          <table:table-cell table:formula="of:=IF([.M$2]=[.$B32]; [.$C32]; &quot;&quot;)">
            <text:p/>
          </table:table-cell>
          <table:table-cell table:formula="of:=IF([.N$2]=[.$B32]; [.$C32]; &quot;&quot;)" office:value-type="float" office:value="1.661499" calcext:value-type="float">
            <text:p>1.661499</text:p>
          </table:table-cell>
          <table:table-cell table:formula="of:=IF([.O$2]=[.$B32]; [.$C32]; &quot;&quot;)">
            <text:p/>
          </table:table-cell>
          <table:table-cell table:formula="of:=IF([.P$2]=[.$B32]; [.$C32]; &quot;&quot;)">
            <text:p/>
          </table:table-cell>
          <table:table-cell table:formula="of:=IF([.Q$2]=[.$B32]; [.$D32]; &quot;&quot;)">
            <text:p/>
          </table:table-cell>
          <table:table-cell table:formula="of:=IF([.R$2]=[.$B32]; [.$D32]; &quot;&quot;)">
            <text:p/>
          </table:table-cell>
          <table:table-cell table:formula="of:=IF([.S$2]=[.$B32]; [.$D32]; &quot;&quot;)">
            <text:p/>
          </table:table-cell>
          <table:table-cell table:formula="of:=IF([.T$2]=[.$B32]; [.$D32]; &quot;&quot;)">
            <text:p/>
          </table:table-cell>
          <table:table-cell table:formula="of:=IF([.U$2]=[.$B32]; [.$D32]; &quot;&quot;)">
            <text:p/>
          </table:table-cell>
          <table:table-cell table:formula="of:=IF([.V$2]=[.$B32]; [.$D32]; &quot;&quot;)">
            <text:p/>
          </table:table-cell>
          <table:table-cell table:formula="of:=IF([.W$2]=[.$B32]; [.$D32]; &quot;&quot;)">
            <text:p/>
          </table:table-cell>
          <table:table-cell table:formula="of:=IF([.X$2]=[.$B32]; [.$D32]; &quot;&quot;)">
            <text:p/>
          </table:table-cell>
          <table:table-cell table:formula="of:=IF([.Y$2]=[.$B32]; [.$D32]; &quot;&quot;)">
            <text:p/>
          </table:table-cell>
          <table:table-cell table:formula="of:=IF([.Z$2]=[.$B32]; [.$D32]; &quot;&quot;)" office:value-type="float" office:value="4199999000" calcext:value-type="float">
            <text:p>4199999000</text:p>
          </table:table-cell>
          <table:table-cell table:formula="of:=IF([.AA$2]=[.$B32]; [.$D32]; &quot;&quot;)">
            <text:p/>
          </table:table-cell>
          <table:table-cell table:formula="of:=IF([.AB$2]=[.$B32]; [.$D32]; &quot;&quot;)">
            <text:p/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6" calcext:value-type="float">
            <text:p>6</text:p>
          </table:table-cell>
          <table:table-cell office:value-type="float" office:value="1.653543" calcext:value-type="float">
            <text:p>1.65354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3]; [.$C33]; &quot;&quot;)">
            <text:p/>
          </table:table-cell>
          <table:table-cell table:formula="of:=IF([.F$2]=[.$B33]; [.$C33]; &quot;&quot;)">
            <text:p/>
          </table:table-cell>
          <table:table-cell table:formula="of:=IF([.G$2]=[.$B33]; [.$C33]; &quot;&quot;)">
            <text:p/>
          </table:table-cell>
          <table:table-cell table:formula="of:=IF([.H$2]=[.$B33]; [.$C33]; &quot;&quot;)">
            <text:p/>
          </table:table-cell>
          <table:table-cell table:formula="of:=IF([.I$2]=[.$B33]; [.$C33]; &quot;&quot;)">
            <text:p/>
          </table:table-cell>
          <table:table-cell table:formula="of:=IF([.J$2]=[.$B33]; [.$C33]; &quot;&quot;)">
            <text:p/>
          </table:table-cell>
          <table:table-cell table:formula="of:=IF([.K$2]=[.$B33]; [.$C33]; &quot;&quot;)" office:value-type="float" office:value="1.653543" calcext:value-type="float">
            <text:p>1.653543</text:p>
          </table:table-cell>
          <table:table-cell table:formula="of:=IF([.L$2]=[.$B33]; [.$C33]; &quot;&quot;)">
            <text:p/>
          </table:table-cell>
          <table:table-cell table:formula="of:=IF([.M$2]=[.$B33]; [.$C33]; &quot;&quot;)">
            <text:p/>
          </table:table-cell>
          <table:table-cell table:formula="of:=IF([.N$2]=[.$B33]; [.$C33]; &quot;&quot;)">
            <text:p/>
          </table:table-cell>
          <table:table-cell table:formula="of:=IF([.O$2]=[.$B33]; [.$C33]; &quot;&quot;)">
            <text:p/>
          </table:table-cell>
          <table:table-cell table:formula="of:=IF([.P$2]=[.$B33]; [.$C33]; &quot;&quot;)">
            <text:p/>
          </table:table-cell>
          <table:table-cell table:formula="of:=IF([.Q$2]=[.$B33]; [.$D33]; &quot;&quot;)">
            <text:p/>
          </table:table-cell>
          <table:table-cell table:formula="of:=IF([.R$2]=[.$B33]; [.$D33]; &quot;&quot;)">
            <text:p/>
          </table:table-cell>
          <table:table-cell table:formula="of:=IF([.S$2]=[.$B33]; [.$D33]; &quot;&quot;)">
            <text:p/>
          </table:table-cell>
          <table:table-cell table:formula="of:=IF([.T$2]=[.$B33]; [.$D33]; &quot;&quot;)">
            <text:p/>
          </table:table-cell>
          <table:table-cell table:formula="of:=IF([.U$2]=[.$B33]; [.$D33]; &quot;&quot;)">
            <text:p/>
          </table:table-cell>
          <table:table-cell table:formula="of:=IF([.V$2]=[.$B33]; [.$D33]; &quot;&quot;)">
            <text:p/>
          </table:table-cell>
          <table:table-cell table:formula="of:=IF([.W$2]=[.$B33]; [.$D33]; &quot;&quot;)" office:value-type="float" office:value="4200000000" calcext:value-type="float">
            <text:p>4200000000</text:p>
          </table:table-cell>
          <table:table-cell table:formula="of:=IF([.X$2]=[.$B33]; [.$D33]; &quot;&quot;)">
            <text:p/>
          </table:table-cell>
          <table:table-cell table:formula="of:=IF([.Y$2]=[.$B33]; [.$D33]; &quot;&quot;)">
            <text:p/>
          </table:table-cell>
          <table:table-cell table:formula="of:=IF([.Z$2]=[.$B33]; [.$D33]; &quot;&quot;)">
            <text:p/>
          </table:table-cell>
          <table:table-cell table:formula="of:=IF([.AA$2]=[.$B33]; [.$D33]; &quot;&quot;)">
            <text:p/>
          </table:table-cell>
          <table:table-cell table:formula="of:=IF([.AB$2]=[.$B33]; [.$D33]; &quot;&quot;)">
            <text:p/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7" calcext:value-type="float">
            <text:p>7</text:p>
          </table:table-cell>
          <table:table-cell office:value-type="float" office:value="1.66854" calcext:value-type="float">
            <text:p>1.6685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4]; [.$C34]; &quot;&quot;)">
            <text:p/>
          </table:table-cell>
          <table:table-cell table:formula="of:=IF([.F$2]=[.$B34]; [.$C34]; &quot;&quot;)">
            <text:p/>
          </table:table-cell>
          <table:table-cell table:formula="of:=IF([.G$2]=[.$B34]; [.$C34]; &quot;&quot;)">
            <text:p/>
          </table:table-cell>
          <table:table-cell table:formula="of:=IF([.H$2]=[.$B34]; [.$C34]; &quot;&quot;)">
            <text:p/>
          </table:table-cell>
          <table:table-cell table:formula="of:=IF([.I$2]=[.$B34]; [.$C34]; &quot;&quot;)">
            <text:p/>
          </table:table-cell>
          <table:table-cell table:formula="of:=IF([.J$2]=[.$B34]; [.$C34]; &quot;&quot;)">
            <text:p/>
          </table:table-cell>
          <table:table-cell table:formula="of:=IF([.K$2]=[.$B34]; [.$C34]; &quot;&quot;)">
            <text:p/>
          </table:table-cell>
          <table:table-cell table:formula="of:=IF([.L$2]=[.$B34]; [.$C34]; &quot;&quot;)" office:value-type="float" office:value="1.66854" calcext:value-type="float">
            <text:p>1.66854</text:p>
          </table:table-cell>
          <table:table-cell table:formula="of:=IF([.M$2]=[.$B34]; [.$C34]; &quot;&quot;)">
            <text:p/>
          </table:table-cell>
          <table:table-cell table:formula="of:=IF([.N$2]=[.$B34]; [.$C34]; &quot;&quot;)">
            <text:p/>
          </table:table-cell>
          <table:table-cell table:formula="of:=IF([.O$2]=[.$B34]; [.$C34]; &quot;&quot;)">
            <text:p/>
          </table:table-cell>
          <table:table-cell table:formula="of:=IF([.P$2]=[.$B34]; [.$C34]; &quot;&quot;)">
            <text:p/>
          </table:table-cell>
          <table:table-cell table:formula="of:=IF([.Q$2]=[.$B34]; [.$D34]; &quot;&quot;)">
            <text:p/>
          </table:table-cell>
          <table:table-cell table:formula="of:=IF([.R$2]=[.$B34]; [.$D34]; &quot;&quot;)">
            <text:p/>
          </table:table-cell>
          <table:table-cell table:formula="of:=IF([.S$2]=[.$B34]; [.$D34]; &quot;&quot;)">
            <text:p/>
          </table:table-cell>
          <table:table-cell table:formula="of:=IF([.T$2]=[.$B34]; [.$D34]; &quot;&quot;)">
            <text:p/>
          </table:table-cell>
          <table:table-cell table:formula="of:=IF([.U$2]=[.$B34]; [.$D34]; &quot;&quot;)">
            <text:p/>
          </table:table-cell>
          <table:table-cell table:formula="of:=IF([.V$2]=[.$B34]; [.$D34]; &quot;&quot;)">
            <text:p/>
          </table:table-cell>
          <table:table-cell table:formula="of:=IF([.W$2]=[.$B34]; [.$D34]; &quot;&quot;)">
            <text:p/>
          </table:table-cell>
          <table:table-cell table:formula="of:=IF([.X$2]=[.$B34]; [.$D34]; &quot;&quot;)" office:value-type="float" office:value="4200000000" calcext:value-type="float">
            <text:p>4200000000</text:p>
          </table:table-cell>
          <table:table-cell table:formula="of:=IF([.Y$2]=[.$B34]; [.$D34]; &quot;&quot;)">
            <text:p/>
          </table:table-cell>
          <table:table-cell table:formula="of:=IF([.Z$2]=[.$B34]; [.$D34]; &quot;&quot;)">
            <text:p/>
          </table:table-cell>
          <table:table-cell table:formula="of:=IF([.AA$2]=[.$B34]; [.$D34]; &quot;&quot;)">
            <text:p/>
          </table:table-cell>
          <table:table-cell table:formula="of:=IF([.AB$2]=[.$B34]; [.$D34]; &quot;&quot;)">
            <text:p/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8" calcext:value-type="float">
            <text:p>8</text:p>
          </table:table-cell>
          <table:table-cell office:value-type="float" office:value="1.668351" calcext:value-type="float">
            <text:p>1.66835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5]; [.$C35]; &quot;&quot;)">
            <text:p/>
          </table:table-cell>
          <table:table-cell table:formula="of:=IF([.F$2]=[.$B35]; [.$C35]; &quot;&quot;)">
            <text:p/>
          </table:table-cell>
          <table:table-cell table:formula="of:=IF([.G$2]=[.$B35]; [.$C35]; &quot;&quot;)">
            <text:p/>
          </table:table-cell>
          <table:table-cell table:formula="of:=IF([.H$2]=[.$B35]; [.$C35]; &quot;&quot;)">
            <text:p/>
          </table:table-cell>
          <table:table-cell table:formula="of:=IF([.I$2]=[.$B35]; [.$C35]; &quot;&quot;)">
            <text:p/>
          </table:table-cell>
          <table:table-cell table:formula="of:=IF([.J$2]=[.$B35]; [.$C35]; &quot;&quot;)">
            <text:p/>
          </table:table-cell>
          <table:table-cell table:formula="of:=IF([.K$2]=[.$B35]; [.$C35]; &quot;&quot;)">
            <text:p/>
          </table:table-cell>
          <table:table-cell table:formula="of:=IF([.L$2]=[.$B35]; [.$C35]; &quot;&quot;)">
            <text:p/>
          </table:table-cell>
          <table:table-cell table:formula="of:=IF([.M$2]=[.$B35]; [.$C35]; &quot;&quot;)" office:value-type="float" office:value="1.668351" calcext:value-type="float">
            <text:p>1.668351</text:p>
          </table:table-cell>
          <table:table-cell table:formula="of:=IF([.N$2]=[.$B35]; [.$C35]; &quot;&quot;)">
            <text:p/>
          </table:table-cell>
          <table:table-cell table:formula="of:=IF([.O$2]=[.$B35]; [.$C35]; &quot;&quot;)">
            <text:p/>
          </table:table-cell>
          <table:table-cell table:formula="of:=IF([.P$2]=[.$B35]; [.$C35]; &quot;&quot;)">
            <text:p/>
          </table:table-cell>
          <table:table-cell table:formula="of:=IF([.Q$2]=[.$B35]; [.$D35]; &quot;&quot;)">
            <text:p/>
          </table:table-cell>
          <table:table-cell table:formula="of:=IF([.R$2]=[.$B35]; [.$D35]; &quot;&quot;)">
            <text:p/>
          </table:table-cell>
          <table:table-cell table:formula="of:=IF([.S$2]=[.$B35]; [.$D35]; &quot;&quot;)">
            <text:p/>
          </table:table-cell>
          <table:table-cell table:formula="of:=IF([.T$2]=[.$B35]; [.$D35]; &quot;&quot;)">
            <text:p/>
          </table:table-cell>
          <table:table-cell table:formula="of:=IF([.U$2]=[.$B35]; [.$D35]; &quot;&quot;)">
            <text:p/>
          </table:table-cell>
          <table:table-cell table:formula="of:=IF([.V$2]=[.$B35]; [.$D35]; &quot;&quot;)">
            <text:p/>
          </table:table-cell>
          <table:table-cell table:formula="of:=IF([.W$2]=[.$B35]; [.$D35]; &quot;&quot;)">
            <text:p/>
          </table:table-cell>
          <table:table-cell table:formula="of:=IF([.X$2]=[.$B35]; [.$D35]; &quot;&quot;)">
            <text:p/>
          </table:table-cell>
          <table:table-cell table:formula="of:=IF([.Y$2]=[.$B35]; [.$D35]; &quot;&quot;)" office:value-type="float" office:value="4200000000" calcext:value-type="float">
            <text:p>4200000000</text:p>
          </table:table-cell>
          <table:table-cell table:formula="of:=IF([.Z$2]=[.$B35]; [.$D35]; &quot;&quot;)">
            <text:p/>
          </table:table-cell>
          <table:table-cell table:formula="of:=IF([.AA$2]=[.$B35]; [.$D35]; &quot;&quot;)">
            <text:p/>
          </table:table-cell>
          <table:table-cell table:formula="of:=IF([.AB$2]=[.$B35]; [.$D35]; &quot;&quot;)">
            <text:p/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3" calcext:value-type="float">
            <text:p>3</text:p>
          </table:table-cell>
          <table:table-cell office:value-type="float" office:value="1.882452" calcext:value-type="float">
            <text:p>1.882452</text:p>
          </table:table-cell>
          <table:table-cell office:value-type="float" office:value="4199999000" calcext:value-type="float">
            <text:p>4199999000</text:p>
          </table:table-cell>
          <table:table-cell table:formula="of:=IF([.E$2]=[.$B36]; [.$C36]; &quot;&quot;)">
            <text:p/>
          </table:table-cell>
          <table:table-cell table:formula="of:=IF([.F$2]=[.$B36]; [.$C36]; &quot;&quot;)">
            <text:p/>
          </table:table-cell>
          <table:table-cell table:formula="of:=IF([.G$2]=[.$B36]; [.$C36]; &quot;&quot;)">
            <text:p/>
          </table:table-cell>
          <table:table-cell table:formula="of:=IF([.H$2]=[.$B36]; [.$C36]; &quot;&quot;)" office:value-type="float" office:value="1.882452" calcext:value-type="float">
            <text:p>1.882452</text:p>
          </table:table-cell>
          <table:table-cell table:formula="of:=IF([.I$2]=[.$B36]; [.$C36]; &quot;&quot;)">
            <text:p/>
          </table:table-cell>
          <table:table-cell table:formula="of:=IF([.J$2]=[.$B36]; [.$C36]; &quot;&quot;)">
            <text:p/>
          </table:table-cell>
          <table:table-cell table:formula="of:=IF([.K$2]=[.$B36]; [.$C36]; &quot;&quot;)">
            <text:p/>
          </table:table-cell>
          <table:table-cell table:formula="of:=IF([.L$2]=[.$B36]; [.$C36]; &quot;&quot;)">
            <text:p/>
          </table:table-cell>
          <table:table-cell table:formula="of:=IF([.M$2]=[.$B36]; [.$C36]; &quot;&quot;)">
            <text:p/>
          </table:table-cell>
          <table:table-cell table:formula="of:=IF([.N$2]=[.$B36]; [.$C36]; &quot;&quot;)">
            <text:p/>
          </table:table-cell>
          <table:table-cell table:formula="of:=IF([.O$2]=[.$B36]; [.$C36]; &quot;&quot;)">
            <text:p/>
          </table:table-cell>
          <table:table-cell table:formula="of:=IF([.P$2]=[.$B36]; [.$C36]; &quot;&quot;)">
            <text:p/>
          </table:table-cell>
          <table:table-cell table:formula="of:=IF([.Q$2]=[.$B36]; [.$D36]; &quot;&quot;)">
            <text:p/>
          </table:table-cell>
          <table:table-cell table:formula="of:=IF([.R$2]=[.$B36]; [.$D36]; &quot;&quot;)">
            <text:p/>
          </table:table-cell>
          <table:table-cell table:formula="of:=IF([.S$2]=[.$B36]; [.$D36]; &quot;&quot;)">
            <text:p/>
          </table:table-cell>
          <table:table-cell table:formula="of:=IF([.T$2]=[.$B36]; [.$D36]; &quot;&quot;)" office:value-type="float" office:value="4199999000" calcext:value-type="float">
            <text:p>4199999000</text:p>
          </table:table-cell>
          <table:table-cell table:formula="of:=IF([.U$2]=[.$B36]; [.$D36]; &quot;&quot;)">
            <text:p/>
          </table:table-cell>
          <table:table-cell table:formula="of:=IF([.V$2]=[.$B36]; [.$D36]; &quot;&quot;)">
            <text:p/>
          </table:table-cell>
          <table:table-cell table:formula="of:=IF([.W$2]=[.$B36]; [.$D36]; &quot;&quot;)">
            <text:p/>
          </table:table-cell>
          <table:table-cell table:formula="of:=IF([.X$2]=[.$B36]; [.$D36]; &quot;&quot;)">
            <text:p/>
          </table:table-cell>
          <table:table-cell table:formula="of:=IF([.Y$2]=[.$B36]; [.$D36]; &quot;&quot;)">
            <text:p/>
          </table:table-cell>
          <table:table-cell table:formula="of:=IF([.Z$2]=[.$B36]; [.$D36]; &quot;&quot;)">
            <text:p/>
          </table:table-cell>
          <table:table-cell table:formula="of:=IF([.AA$2]=[.$B36]; [.$D36]; &quot;&quot;)">
            <text:p/>
          </table:table-cell>
          <table:table-cell table:formula="of:=IF([.AB$2]=[.$B36]; [.$D36]; &quot;&quot;)">
            <text:p/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1" calcext:value-type="float">
            <text:p>11</text:p>
          </table:table-cell>
          <table:table-cell office:value-type="float" office:value="1.9706" calcext:value-type="float">
            <text:p>1.970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37]; [.$C37]; &quot;&quot;)">
            <text:p/>
          </table:table-cell>
          <table:table-cell table:formula="of:=IF([.F$2]=[.$B37]; [.$C37]; &quot;&quot;)">
            <text:p/>
          </table:table-cell>
          <table:table-cell table:formula="of:=IF([.G$2]=[.$B37]; [.$C37]; &quot;&quot;)">
            <text:p/>
          </table:table-cell>
          <table:table-cell table:formula="of:=IF([.H$2]=[.$B37]; [.$C37]; &quot;&quot;)">
            <text:p/>
          </table:table-cell>
          <table:table-cell table:formula="of:=IF([.I$2]=[.$B37]; [.$C37]; &quot;&quot;)">
            <text:p/>
          </table:table-cell>
          <table:table-cell table:formula="of:=IF([.J$2]=[.$B37]; [.$C37]; &quot;&quot;)">
            <text:p/>
          </table:table-cell>
          <table:table-cell table:formula="of:=IF([.K$2]=[.$B37]; [.$C37]; &quot;&quot;)">
            <text:p/>
          </table:table-cell>
          <table:table-cell table:formula="of:=IF([.L$2]=[.$B37]; [.$C37]; &quot;&quot;)">
            <text:p/>
          </table:table-cell>
          <table:table-cell table:formula="of:=IF([.M$2]=[.$B37]; [.$C37]; &quot;&quot;)">
            <text:p/>
          </table:table-cell>
          <table:table-cell table:formula="of:=IF([.N$2]=[.$B37]; [.$C37]; &quot;&quot;)">
            <text:p/>
          </table:table-cell>
          <table:table-cell table:formula="of:=IF([.O$2]=[.$B37]; [.$C37]; &quot;&quot;)">
            <text:p/>
          </table:table-cell>
          <table:table-cell table:formula="of:=IF([.P$2]=[.$B37]; [.$C37]; &quot;&quot;)" office:value-type="float" office:value="1.9706" calcext:value-type="float">
            <text:p>1.9706</text:p>
          </table:table-cell>
          <table:table-cell table:formula="of:=IF([.Q$2]=[.$B37]; [.$D37]; &quot;&quot;)">
            <text:p/>
          </table:table-cell>
          <table:table-cell table:formula="of:=IF([.R$2]=[.$B37]; [.$D37]; &quot;&quot;)">
            <text:p/>
          </table:table-cell>
          <table:table-cell table:formula="of:=IF([.S$2]=[.$B37]; [.$D37]; &quot;&quot;)">
            <text:p/>
          </table:table-cell>
          <table:table-cell table:formula="of:=IF([.T$2]=[.$B37]; [.$D37]; &quot;&quot;)">
            <text:p/>
          </table:table-cell>
          <table:table-cell table:formula="of:=IF([.U$2]=[.$B37]; [.$D37]; &quot;&quot;)">
            <text:p/>
          </table:table-cell>
          <table:table-cell table:formula="of:=IF([.V$2]=[.$B37]; [.$D37]; &quot;&quot;)">
            <text:p/>
          </table:table-cell>
          <table:table-cell table:formula="of:=IF([.W$2]=[.$B37]; [.$D37]; &quot;&quot;)">
            <text:p/>
          </table:table-cell>
          <table:table-cell table:formula="of:=IF([.X$2]=[.$B37]; [.$D37]; &quot;&quot;)">
            <text:p/>
          </table:table-cell>
          <table:table-cell table:formula="of:=IF([.Y$2]=[.$B37]; [.$D37]; &quot;&quot;)">
            <text:p/>
          </table:table-cell>
          <table:table-cell table:formula="of:=IF([.Z$2]=[.$B37]; [.$D37]; &quot;&quot;)">
            <text:p/>
          </table:table-cell>
          <table:table-cell table:formula="of:=IF([.AA$2]=[.$B37]; [.$D37]; &quot;&quot;)">
            <text:p/>
          </table:table-cell>
          <table:table-cell table:formula="of:=IF([.AB$2]=[.$B37]; [.$D37]; &quot;&quot;)" office:value-type="float" office:value="4199999000" calcext:value-type="float">
            <text:p>4199999000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5" calcext:value-type="float">
            <text:p>5</text:p>
          </table:table-cell>
          <table:table-cell office:value-type="float" office:value="2.181207" calcext:value-type="float">
            <text:p>2.18120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8]; [.$C38]; &quot;&quot;)">
            <text:p/>
          </table:table-cell>
          <table:table-cell table:formula="of:=IF([.F$2]=[.$B38]; [.$C38]; &quot;&quot;)">
            <text:p/>
          </table:table-cell>
          <table:table-cell table:formula="of:=IF([.G$2]=[.$B38]; [.$C38]; &quot;&quot;)">
            <text:p/>
          </table:table-cell>
          <table:table-cell table:formula="of:=IF([.H$2]=[.$B38]; [.$C38]; &quot;&quot;)">
            <text:p/>
          </table:table-cell>
          <table:table-cell table:formula="of:=IF([.I$2]=[.$B38]; [.$C38]; &quot;&quot;)">
            <text:p/>
          </table:table-cell>
          <table:table-cell table:formula="of:=IF([.J$2]=[.$B38]; [.$C38]; &quot;&quot;)" office:value-type="float" office:value="2.181207" calcext:value-type="float">
            <text:p>2.181207</text:p>
          </table:table-cell>
          <table:table-cell table:formula="of:=IF([.K$2]=[.$B38]; [.$C38]; &quot;&quot;)">
            <text:p/>
          </table:table-cell>
          <table:table-cell table:formula="of:=IF([.L$2]=[.$B38]; [.$C38]; &quot;&quot;)">
            <text:p/>
          </table:table-cell>
          <table:table-cell table:formula="of:=IF([.M$2]=[.$B38]; [.$C38]; &quot;&quot;)">
            <text:p/>
          </table:table-cell>
          <table:table-cell table:formula="of:=IF([.N$2]=[.$B38]; [.$C38]; &quot;&quot;)">
            <text:p/>
          </table:table-cell>
          <table:table-cell table:formula="of:=IF([.O$2]=[.$B38]; [.$C38]; &quot;&quot;)">
            <text:p/>
          </table:table-cell>
          <table:table-cell table:formula="of:=IF([.P$2]=[.$B38]; [.$C38]; &quot;&quot;)">
            <text:p/>
          </table:table-cell>
          <table:table-cell table:formula="of:=IF([.Q$2]=[.$B38]; [.$D38]; &quot;&quot;)">
            <text:p/>
          </table:table-cell>
          <table:table-cell table:formula="of:=IF([.R$2]=[.$B38]; [.$D38]; &quot;&quot;)">
            <text:p/>
          </table:table-cell>
          <table:table-cell table:formula="of:=IF([.S$2]=[.$B38]; [.$D38]; &quot;&quot;)">
            <text:p/>
          </table:table-cell>
          <table:table-cell table:formula="of:=IF([.T$2]=[.$B38]; [.$D38]; &quot;&quot;)">
            <text:p/>
          </table:table-cell>
          <table:table-cell table:formula="of:=IF([.U$2]=[.$B38]; [.$D38]; &quot;&quot;)">
            <text:p/>
          </table:table-cell>
          <table:table-cell table:formula="of:=IF([.V$2]=[.$B38]; [.$D38]; &quot;&quot;)" office:value-type="float" office:value="4200000000" calcext:value-type="float">
            <text:p>4200000000</text:p>
          </table:table-cell>
          <table:table-cell table:formula="of:=IF([.W$2]=[.$B38]; [.$D38]; &quot;&quot;)">
            <text:p/>
          </table:table-cell>
          <table:table-cell table:formula="of:=IF([.X$2]=[.$B38]; [.$D38]; &quot;&quot;)">
            <text:p/>
          </table:table-cell>
          <table:table-cell table:formula="of:=IF([.Y$2]=[.$B38]; [.$D38]; &quot;&quot;)">
            <text:p/>
          </table:table-cell>
          <table:table-cell table:formula="of:=IF([.Z$2]=[.$B38]; [.$D38]; &quot;&quot;)">
            <text:p/>
          </table:table-cell>
          <table:table-cell table:formula="of:=IF([.AA$2]=[.$B38]; [.$D38]; &quot;&quot;)">
            <text:p/>
          </table:table-cell>
          <table:table-cell table:formula="of:=IF([.AB$2]=[.$B38]; [.$D38]; &quot;&quot;)">
            <text:p/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" calcext:value-type="float">
            <text:p>1</text:p>
          </table:table-cell>
          <table:table-cell office:value-type="float" office:value="1.671414" calcext:value-type="float">
            <text:p>1.67141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39]; [.$C39]; &quot;&quot;)">
            <text:p/>
          </table:table-cell>
          <table:table-cell table:formula="of:=IF([.F$2]=[.$B39]; [.$C39]; &quot;&quot;)" office:value-type="float" office:value="1.671414" calcext:value-type="float">
            <text:p>1.671414</text:p>
          </table:table-cell>
          <table:table-cell table:formula="of:=IF([.G$2]=[.$B39]; [.$C39]; &quot;&quot;)">
            <text:p/>
          </table:table-cell>
          <table:table-cell table:formula="of:=IF([.H$2]=[.$B39]; [.$C39]; &quot;&quot;)">
            <text:p/>
          </table:table-cell>
          <table:table-cell table:formula="of:=IF([.I$2]=[.$B39]; [.$C39]; &quot;&quot;)">
            <text:p/>
          </table:table-cell>
          <table:table-cell table:formula="of:=IF([.J$2]=[.$B39]; [.$C39]; &quot;&quot;)">
            <text:p/>
          </table:table-cell>
          <table:table-cell table:formula="of:=IF([.K$2]=[.$B39]; [.$C39]; &quot;&quot;)">
            <text:p/>
          </table:table-cell>
          <table:table-cell table:formula="of:=IF([.L$2]=[.$B39]; [.$C39]; &quot;&quot;)">
            <text:p/>
          </table:table-cell>
          <table:table-cell table:formula="of:=IF([.M$2]=[.$B39]; [.$C39]; &quot;&quot;)">
            <text:p/>
          </table:table-cell>
          <table:table-cell table:formula="of:=IF([.N$2]=[.$B39]; [.$C39]; &quot;&quot;)">
            <text:p/>
          </table:table-cell>
          <table:table-cell table:formula="of:=IF([.O$2]=[.$B39]; [.$C39]; &quot;&quot;)">
            <text:p/>
          </table:table-cell>
          <table:table-cell table:formula="of:=IF([.P$2]=[.$B39]; [.$C39]; &quot;&quot;)">
            <text:p/>
          </table:table-cell>
          <table:table-cell table:formula="of:=IF([.Q$2]=[.$B39]; [.$D39]; &quot;&quot;)">
            <text:p/>
          </table:table-cell>
          <table:table-cell table:formula="of:=IF([.R$2]=[.$B39]; [.$D39]; &quot;&quot;)" office:value-type="float" office:value="4200000000" calcext:value-type="float">
            <text:p>4200000000</text:p>
          </table:table-cell>
          <table:table-cell table:formula="of:=IF([.S$2]=[.$B39]; [.$D39]; &quot;&quot;)">
            <text:p/>
          </table:table-cell>
          <table:table-cell table:formula="of:=IF([.T$2]=[.$B39]; [.$D39]; &quot;&quot;)">
            <text:p/>
          </table:table-cell>
          <table:table-cell table:formula="of:=IF([.U$2]=[.$B39]; [.$D39]; &quot;&quot;)">
            <text:p/>
          </table:table-cell>
          <table:table-cell table:formula="of:=IF([.V$2]=[.$B39]; [.$D39]; &quot;&quot;)">
            <text:p/>
          </table:table-cell>
          <table:table-cell table:formula="of:=IF([.W$2]=[.$B39]; [.$D39]; &quot;&quot;)">
            <text:p/>
          </table:table-cell>
          <table:table-cell table:formula="of:=IF([.X$2]=[.$B39]; [.$D39]; &quot;&quot;)">
            <text:p/>
          </table:table-cell>
          <table:table-cell table:formula="of:=IF([.Y$2]=[.$B39]; [.$D39]; &quot;&quot;)">
            <text:p/>
          </table:table-cell>
          <table:table-cell table:formula="of:=IF([.Z$2]=[.$B39]; [.$D39]; &quot;&quot;)">
            <text:p/>
          </table:table-cell>
          <table:table-cell table:formula="of:=IF([.AA$2]=[.$B39]; [.$D39]; &quot;&quot;)">
            <text:p/>
          </table:table-cell>
          <table:table-cell table:formula="of:=IF([.AB$2]=[.$B39]; [.$D39]; &quot;&quot;)">
            <text:p/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4" calcext:value-type="float">
            <text:p>4</text:p>
          </table:table-cell>
          <table:table-cell office:value-type="float" office:value="1.669956" calcext:value-type="float">
            <text:p>1.66995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40]; [.$C40]; &quot;&quot;)">
            <text:p/>
          </table:table-cell>
          <table:table-cell table:formula="of:=IF([.F$2]=[.$B40]; [.$C40]; &quot;&quot;)">
            <text:p/>
          </table:table-cell>
          <table:table-cell table:formula="of:=IF([.G$2]=[.$B40]; [.$C40]; &quot;&quot;)">
            <text:p/>
          </table:table-cell>
          <table:table-cell table:formula="of:=IF([.H$2]=[.$B40]; [.$C40]; &quot;&quot;)">
            <text:p/>
          </table:table-cell>
          <table:table-cell table:formula="of:=IF([.I$2]=[.$B40]; [.$C40]; &quot;&quot;)" office:value-type="float" office:value="1.669956" calcext:value-type="float">
            <text:p>1.669956</text:p>
          </table:table-cell>
          <table:table-cell table:formula="of:=IF([.J$2]=[.$B40]; [.$C40]; &quot;&quot;)">
            <text:p/>
          </table:table-cell>
          <table:table-cell table:formula="of:=IF([.K$2]=[.$B40]; [.$C40]; &quot;&quot;)">
            <text:p/>
          </table:table-cell>
          <table:table-cell table:formula="of:=IF([.L$2]=[.$B40]; [.$C40]; &quot;&quot;)">
            <text:p/>
          </table:table-cell>
          <table:table-cell table:formula="of:=IF([.M$2]=[.$B40]; [.$C40]; &quot;&quot;)">
            <text:p/>
          </table:table-cell>
          <table:table-cell table:formula="of:=IF([.N$2]=[.$B40]; [.$C40]; &quot;&quot;)">
            <text:p/>
          </table:table-cell>
          <table:table-cell table:formula="of:=IF([.O$2]=[.$B40]; [.$C40]; &quot;&quot;)">
            <text:p/>
          </table:table-cell>
          <table:table-cell table:formula="of:=IF([.P$2]=[.$B40]; [.$C40]; &quot;&quot;)">
            <text:p/>
          </table:table-cell>
          <table:table-cell table:formula="of:=IF([.Q$2]=[.$B40]; [.$D40]; &quot;&quot;)">
            <text:p/>
          </table:table-cell>
          <table:table-cell table:formula="of:=IF([.R$2]=[.$B40]; [.$D40]; &quot;&quot;)">
            <text:p/>
          </table:table-cell>
          <table:table-cell table:formula="of:=IF([.S$2]=[.$B40]; [.$D40]; &quot;&quot;)">
            <text:p/>
          </table:table-cell>
          <table:table-cell table:formula="of:=IF([.T$2]=[.$B40]; [.$D40]; &quot;&quot;)">
            <text:p/>
          </table:table-cell>
          <table:table-cell table:formula="of:=IF([.U$2]=[.$B40]; [.$D40]; &quot;&quot;)" office:value-type="float" office:value="4199999000" calcext:value-type="float">
            <text:p>4199999000</text:p>
          </table:table-cell>
          <table:table-cell table:formula="of:=IF([.V$2]=[.$B40]; [.$D40]; &quot;&quot;)">
            <text:p/>
          </table:table-cell>
          <table:table-cell table:formula="of:=IF([.W$2]=[.$B40]; [.$D40]; &quot;&quot;)">
            <text:p/>
          </table:table-cell>
          <table:table-cell table:formula="of:=IF([.X$2]=[.$B40]; [.$D40]; &quot;&quot;)">
            <text:p/>
          </table:table-cell>
          <table:table-cell table:formula="of:=IF([.Y$2]=[.$B40]; [.$D40]; &quot;&quot;)">
            <text:p/>
          </table:table-cell>
          <table:table-cell table:formula="of:=IF([.Z$2]=[.$B40]; [.$D40]; &quot;&quot;)">
            <text:p/>
          </table:table-cell>
          <table:table-cell table:formula="of:=IF([.AA$2]=[.$B40]; [.$D40]; &quot;&quot;)">
            <text:p/>
          </table:table-cell>
          <table:table-cell table:formula="of:=IF([.AB$2]=[.$B40]; [.$D40]; &quot;&quot;)">
            <text:p/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1.669542" calcext:value-type="float">
            <text:p>1.66954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41]; [.$C41]; &quot;&quot;)" office:value-type="float" office:value="1.669542" calcext:value-type="float">
            <text:p>1.669542</text:p>
          </table:table-cell>
          <table:table-cell table:formula="of:=IF([.F$2]=[.$B41]; [.$C41]; &quot;&quot;)">
            <text:p/>
          </table:table-cell>
          <table:table-cell table:formula="of:=IF([.G$2]=[.$B41]; [.$C41]; &quot;&quot;)">
            <text:p/>
          </table:table-cell>
          <table:table-cell table:formula="of:=IF([.H$2]=[.$B41]; [.$C41]; &quot;&quot;)">
            <text:p/>
          </table:table-cell>
          <table:table-cell table:formula="of:=IF([.I$2]=[.$B41]; [.$C41]; &quot;&quot;)">
            <text:p/>
          </table:table-cell>
          <table:table-cell table:formula="of:=IF([.J$2]=[.$B41]; [.$C41]; &quot;&quot;)">
            <text:p/>
          </table:table-cell>
          <table:table-cell table:formula="of:=IF([.K$2]=[.$B41]; [.$C41]; &quot;&quot;)">
            <text:p/>
          </table:table-cell>
          <table:table-cell table:formula="of:=IF([.L$2]=[.$B41]; [.$C41]; &quot;&quot;)">
            <text:p/>
          </table:table-cell>
          <table:table-cell table:formula="of:=IF([.M$2]=[.$B41]; [.$C41]; &quot;&quot;)">
            <text:p/>
          </table:table-cell>
          <table:table-cell table:formula="of:=IF([.N$2]=[.$B41]; [.$C41]; &quot;&quot;)">
            <text:p/>
          </table:table-cell>
          <table:table-cell table:formula="of:=IF([.O$2]=[.$B41]; [.$C41]; &quot;&quot;)">
            <text:p/>
          </table:table-cell>
          <table:table-cell table:formula="of:=IF([.P$2]=[.$B41]; [.$C41]; &quot;&quot;)">
            <text:p/>
          </table:table-cell>
          <table:table-cell table:formula="of:=IF([.Q$2]=[.$B41]; [.$D41]; &quot;&quot;)" office:value-type="float" office:value="4200000000" calcext:value-type="float">
            <text:p>4200000000</text:p>
          </table:table-cell>
          <table:table-cell table:formula="of:=IF([.R$2]=[.$B41]; [.$D41]; &quot;&quot;)">
            <text:p/>
          </table:table-cell>
          <table:table-cell table:formula="of:=IF([.S$2]=[.$B41]; [.$D41]; &quot;&quot;)">
            <text:p/>
          </table:table-cell>
          <table:table-cell table:formula="of:=IF([.T$2]=[.$B41]; [.$D41]; &quot;&quot;)">
            <text:p/>
          </table:table-cell>
          <table:table-cell table:formula="of:=IF([.U$2]=[.$B41]; [.$D41]; &quot;&quot;)">
            <text:p/>
          </table:table-cell>
          <table:table-cell table:formula="of:=IF([.V$2]=[.$B41]; [.$D41]; &quot;&quot;)">
            <text:p/>
          </table:table-cell>
          <table:table-cell table:formula="of:=IF([.W$2]=[.$B41]; [.$D41]; &quot;&quot;)">
            <text:p/>
          </table:table-cell>
          <table:table-cell table:formula="of:=IF([.X$2]=[.$B41]; [.$D41]; &quot;&quot;)">
            <text:p/>
          </table:table-cell>
          <table:table-cell table:formula="of:=IF([.Y$2]=[.$B41]; [.$D41]; &quot;&quot;)">
            <text:p/>
          </table:table-cell>
          <table:table-cell table:formula="of:=IF([.Z$2]=[.$B41]; [.$D41]; &quot;&quot;)">
            <text:p/>
          </table:table-cell>
          <table:table-cell table:formula="of:=IF([.AA$2]=[.$B41]; [.$D41]; &quot;&quot;)">
            <text:p/>
          </table:table-cell>
          <table:table-cell table:formula="of:=IF([.AB$2]=[.$B41]; [.$D41]; &quot;&quot;)">
            <text:p/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" calcext:value-type="float">
            <text:p>6</text:p>
          </table:table-cell>
          <table:table-cell office:value-type="float" office:value="1.643305" calcext:value-type="float">
            <text:p>1.64330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42]; [.$C42]; &quot;&quot;)">
            <text:p/>
          </table:table-cell>
          <table:table-cell table:formula="of:=IF([.F$2]=[.$B42]; [.$C42]; &quot;&quot;)">
            <text:p/>
          </table:table-cell>
          <table:table-cell table:formula="of:=IF([.G$2]=[.$B42]; [.$C42]; &quot;&quot;)">
            <text:p/>
          </table:table-cell>
          <table:table-cell table:formula="of:=IF([.H$2]=[.$B42]; [.$C42]; &quot;&quot;)">
            <text:p/>
          </table:table-cell>
          <table:table-cell table:formula="of:=IF([.I$2]=[.$B42]; [.$C42]; &quot;&quot;)">
            <text:p/>
          </table:table-cell>
          <table:table-cell table:formula="of:=IF([.J$2]=[.$B42]; [.$C42]; &quot;&quot;)">
            <text:p/>
          </table:table-cell>
          <table:table-cell table:formula="of:=IF([.K$2]=[.$B42]; [.$C42]; &quot;&quot;)" office:value-type="float" office:value="1.643305" calcext:value-type="float">
            <text:p>1.643305</text:p>
          </table:table-cell>
          <table:table-cell table:formula="of:=IF([.L$2]=[.$B42]; [.$C42]; &quot;&quot;)">
            <text:p/>
          </table:table-cell>
          <table:table-cell table:formula="of:=IF([.M$2]=[.$B42]; [.$C42]; &quot;&quot;)">
            <text:p/>
          </table:table-cell>
          <table:table-cell table:formula="of:=IF([.N$2]=[.$B42]; [.$C42]; &quot;&quot;)">
            <text:p/>
          </table:table-cell>
          <table:table-cell table:formula="of:=IF([.O$2]=[.$B42]; [.$C42]; &quot;&quot;)">
            <text:p/>
          </table:table-cell>
          <table:table-cell table:formula="of:=IF([.P$2]=[.$B42]; [.$C42]; &quot;&quot;)">
            <text:p/>
          </table:table-cell>
          <table:table-cell table:formula="of:=IF([.Q$2]=[.$B42]; [.$D42]; &quot;&quot;)">
            <text:p/>
          </table:table-cell>
          <table:table-cell table:formula="of:=IF([.R$2]=[.$B42]; [.$D42]; &quot;&quot;)">
            <text:p/>
          </table:table-cell>
          <table:table-cell table:formula="of:=IF([.S$2]=[.$B42]; [.$D42]; &quot;&quot;)">
            <text:p/>
          </table:table-cell>
          <table:table-cell table:formula="of:=IF([.T$2]=[.$B42]; [.$D42]; &quot;&quot;)">
            <text:p/>
          </table:table-cell>
          <table:table-cell table:formula="of:=IF([.U$2]=[.$B42]; [.$D42]; &quot;&quot;)">
            <text:p/>
          </table:table-cell>
          <table:table-cell table:formula="of:=IF([.V$2]=[.$B42]; [.$D42]; &quot;&quot;)">
            <text:p/>
          </table:table-cell>
          <table:table-cell table:formula="of:=IF([.W$2]=[.$B42]; [.$D42]; &quot;&quot;)" office:value-type="float" office:value="4200000000" calcext:value-type="float">
            <text:p>4200000000</text:p>
          </table:table-cell>
          <table:table-cell table:formula="of:=IF([.X$2]=[.$B42]; [.$D42]; &quot;&quot;)">
            <text:p/>
          </table:table-cell>
          <table:table-cell table:formula="of:=IF([.Y$2]=[.$B42]; [.$D42]; &quot;&quot;)">
            <text:p/>
          </table:table-cell>
          <table:table-cell table:formula="of:=IF([.Z$2]=[.$B42]; [.$D42]; &quot;&quot;)">
            <text:p/>
          </table:table-cell>
          <table:table-cell table:formula="of:=IF([.AA$2]=[.$B42]; [.$D42]; &quot;&quot;)">
            <text:p/>
          </table:table-cell>
          <table:table-cell table:formula="of:=IF([.AB$2]=[.$B42]; [.$D42]; &quot;&quot;)">
            <text:p/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" calcext:value-type="float">
            <text:p>2</text:p>
          </table:table-cell>
          <table:table-cell office:value-type="float" office:value="1.733943" calcext:value-type="float">
            <text:p>1.733943</text:p>
          </table:table-cell>
          <table:table-cell office:value-type="float" office:value="4200001000" calcext:value-type="float">
            <text:p>4200001000</text:p>
          </table:table-cell>
          <table:table-cell table:formula="of:=IF([.E$2]=[.$B43]; [.$C43]; &quot;&quot;)">
            <text:p/>
          </table:table-cell>
          <table:table-cell table:formula="of:=IF([.F$2]=[.$B43]; [.$C43]; &quot;&quot;)">
            <text:p/>
          </table:table-cell>
          <table:table-cell table:formula="of:=IF([.G$2]=[.$B43]; [.$C43]; &quot;&quot;)" office:value-type="float" office:value="1.733943" calcext:value-type="float">
            <text:p>1.733943</text:p>
          </table:table-cell>
          <table:table-cell table:formula="of:=IF([.H$2]=[.$B43]; [.$C43]; &quot;&quot;)">
            <text:p/>
          </table:table-cell>
          <table:table-cell table:formula="of:=IF([.I$2]=[.$B43]; [.$C43]; &quot;&quot;)">
            <text:p/>
          </table:table-cell>
          <table:table-cell table:formula="of:=IF([.J$2]=[.$B43]; [.$C43]; &quot;&quot;)">
            <text:p/>
          </table:table-cell>
          <table:table-cell table:formula="of:=IF([.K$2]=[.$B43]; [.$C43]; &quot;&quot;)">
            <text:p/>
          </table:table-cell>
          <table:table-cell table:formula="of:=IF([.L$2]=[.$B43]; [.$C43]; &quot;&quot;)">
            <text:p/>
          </table:table-cell>
          <table:table-cell table:formula="of:=IF([.M$2]=[.$B43]; [.$C43]; &quot;&quot;)">
            <text:p/>
          </table:table-cell>
          <table:table-cell table:formula="of:=IF([.N$2]=[.$B43]; [.$C43]; &quot;&quot;)">
            <text:p/>
          </table:table-cell>
          <table:table-cell table:formula="of:=IF([.O$2]=[.$B43]; [.$C43]; &quot;&quot;)">
            <text:p/>
          </table:table-cell>
          <table:table-cell table:formula="of:=IF([.P$2]=[.$B43]; [.$C43]; &quot;&quot;)">
            <text:p/>
          </table:table-cell>
          <table:table-cell table:formula="of:=IF([.Q$2]=[.$B43]; [.$D43]; &quot;&quot;)">
            <text:p/>
          </table:table-cell>
          <table:table-cell table:formula="of:=IF([.R$2]=[.$B43]; [.$D43]; &quot;&quot;)">
            <text:p/>
          </table:table-cell>
          <table:table-cell table:formula="of:=IF([.S$2]=[.$B43]; [.$D43]; &quot;&quot;)" office:value-type="float" office:value="4200001000" calcext:value-type="float">
            <text:p>4200001000</text:p>
          </table:table-cell>
          <table:table-cell table:formula="of:=IF([.T$2]=[.$B43]; [.$D43]; &quot;&quot;)">
            <text:p/>
          </table:table-cell>
          <table:table-cell table:formula="of:=IF([.U$2]=[.$B43]; [.$D43]; &quot;&quot;)">
            <text:p/>
          </table:table-cell>
          <table:table-cell table:formula="of:=IF([.V$2]=[.$B43]; [.$D43]; &quot;&quot;)">
            <text:p/>
          </table:table-cell>
          <table:table-cell table:formula="of:=IF([.W$2]=[.$B43]; [.$D43]; &quot;&quot;)">
            <text:p/>
          </table:table-cell>
          <table:table-cell table:formula="of:=IF([.X$2]=[.$B43]; [.$D43]; &quot;&quot;)">
            <text:p/>
          </table:table-cell>
          <table:table-cell table:formula="of:=IF([.Y$2]=[.$B43]; [.$D43]; &quot;&quot;)">
            <text:p/>
          </table:table-cell>
          <table:table-cell table:formula="of:=IF([.Z$2]=[.$B43]; [.$D43]; &quot;&quot;)">
            <text:p/>
          </table:table-cell>
          <table:table-cell table:formula="of:=IF([.AA$2]=[.$B43]; [.$D43]; &quot;&quot;)">
            <text:p/>
          </table:table-cell>
          <table:table-cell table:formula="of:=IF([.AB$2]=[.$B43]; [.$D43]; &quot;&quot;)">
            <text:p/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10" calcext:value-type="float">
            <text:p>10</text:p>
          </table:table-cell>
          <table:table-cell office:value-type="float" office:value="1.672934" calcext:value-type="float">
            <text:p>1.672934</text:p>
          </table:table-cell>
          <table:table-cell office:value-type="float" office:value="4200001000" calcext:value-type="float">
            <text:p>4200001000</text:p>
          </table:table-cell>
          <table:table-cell table:formula="of:=IF([.E$2]=[.$B44]; [.$C44]; &quot;&quot;)">
            <text:p/>
          </table:table-cell>
          <table:table-cell table:formula="of:=IF([.F$2]=[.$B44]; [.$C44]; &quot;&quot;)">
            <text:p/>
          </table:table-cell>
          <table:table-cell table:formula="of:=IF([.G$2]=[.$B44]; [.$C44]; &quot;&quot;)">
            <text:p/>
          </table:table-cell>
          <table:table-cell table:formula="of:=IF([.H$2]=[.$B44]; [.$C44]; &quot;&quot;)">
            <text:p/>
          </table:table-cell>
          <table:table-cell table:formula="of:=IF([.I$2]=[.$B44]; [.$C44]; &quot;&quot;)">
            <text:p/>
          </table:table-cell>
          <table:table-cell table:formula="of:=IF([.J$2]=[.$B44]; [.$C44]; &quot;&quot;)">
            <text:p/>
          </table:table-cell>
          <table:table-cell table:formula="of:=IF([.K$2]=[.$B44]; [.$C44]; &quot;&quot;)">
            <text:p/>
          </table:table-cell>
          <table:table-cell table:formula="of:=IF([.L$2]=[.$B44]; [.$C44]; &quot;&quot;)">
            <text:p/>
          </table:table-cell>
          <table:table-cell table:formula="of:=IF([.M$2]=[.$B44]; [.$C44]; &quot;&quot;)">
            <text:p/>
          </table:table-cell>
          <table:table-cell table:formula="of:=IF([.N$2]=[.$B44]; [.$C44]; &quot;&quot;)">
            <text:p/>
          </table:table-cell>
          <table:table-cell table:formula="of:=IF([.O$2]=[.$B44]; [.$C44]; &quot;&quot;)" office:value-type="float" office:value="1.672934" calcext:value-type="float">
            <text:p>1.672934</text:p>
          </table:table-cell>
          <table:table-cell table:formula="of:=IF([.P$2]=[.$B44]; [.$C44]; &quot;&quot;)">
            <text:p/>
          </table:table-cell>
          <table:table-cell table:formula="of:=IF([.Q$2]=[.$B44]; [.$D44]; &quot;&quot;)">
            <text:p/>
          </table:table-cell>
          <table:table-cell table:formula="of:=IF([.R$2]=[.$B44]; [.$D44]; &quot;&quot;)">
            <text:p/>
          </table:table-cell>
          <table:table-cell table:formula="of:=IF([.S$2]=[.$B44]; [.$D44]; &quot;&quot;)">
            <text:p/>
          </table:table-cell>
          <table:table-cell table:formula="of:=IF([.T$2]=[.$B44]; [.$D44]; &quot;&quot;)">
            <text:p/>
          </table:table-cell>
          <table:table-cell table:formula="of:=IF([.U$2]=[.$B44]; [.$D44]; &quot;&quot;)">
            <text:p/>
          </table:table-cell>
          <table:table-cell table:formula="of:=IF([.V$2]=[.$B44]; [.$D44]; &quot;&quot;)">
            <text:p/>
          </table:table-cell>
          <table:table-cell table:formula="of:=IF([.W$2]=[.$B44]; [.$D44]; &quot;&quot;)">
            <text:p/>
          </table:table-cell>
          <table:table-cell table:formula="of:=IF([.X$2]=[.$B44]; [.$D44]; &quot;&quot;)">
            <text:p/>
          </table:table-cell>
          <table:table-cell table:formula="of:=IF([.Y$2]=[.$B44]; [.$D44]; &quot;&quot;)">
            <text:p/>
          </table:table-cell>
          <table:table-cell table:formula="of:=IF([.Z$2]=[.$B44]; [.$D44]; &quot;&quot;)">
            <text:p/>
          </table:table-cell>
          <table:table-cell table:formula="of:=IF([.AA$2]=[.$B44]; [.$D44]; &quot;&quot;)" office:value-type="float" office:value="4200001000" calcext:value-type="float">
            <text:p>4200001000</text:p>
          </table:table-cell>
          <table:table-cell table:formula="of:=IF([.AB$2]=[.$B44]; [.$D44]; &quot;&quot;)">
            <text:p/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7" calcext:value-type="float">
            <text:p>7</text:p>
          </table:table-cell>
          <table:table-cell office:value-type="float" office:value="1.668643" calcext:value-type="float">
            <text:p>1.66864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45]; [.$C45]; &quot;&quot;)">
            <text:p/>
          </table:table-cell>
          <table:table-cell table:formula="of:=IF([.F$2]=[.$B45]; [.$C45]; &quot;&quot;)">
            <text:p/>
          </table:table-cell>
          <table:table-cell table:formula="of:=IF([.G$2]=[.$B45]; [.$C45]; &quot;&quot;)">
            <text:p/>
          </table:table-cell>
          <table:table-cell table:formula="of:=IF([.H$2]=[.$B45]; [.$C45]; &quot;&quot;)">
            <text:p/>
          </table:table-cell>
          <table:table-cell table:formula="of:=IF([.I$2]=[.$B45]; [.$C45]; &quot;&quot;)">
            <text:p/>
          </table:table-cell>
          <table:table-cell table:formula="of:=IF([.J$2]=[.$B45]; [.$C45]; &quot;&quot;)">
            <text:p/>
          </table:table-cell>
          <table:table-cell table:formula="of:=IF([.K$2]=[.$B45]; [.$C45]; &quot;&quot;)">
            <text:p/>
          </table:table-cell>
          <table:table-cell table:formula="of:=IF([.L$2]=[.$B45]; [.$C45]; &quot;&quot;)" office:value-type="float" office:value="1.668643" calcext:value-type="float">
            <text:p>1.668643</text:p>
          </table:table-cell>
          <table:table-cell table:formula="of:=IF([.M$2]=[.$B45]; [.$C45]; &quot;&quot;)">
            <text:p/>
          </table:table-cell>
          <table:table-cell table:formula="of:=IF([.N$2]=[.$B45]; [.$C45]; &quot;&quot;)">
            <text:p/>
          </table:table-cell>
          <table:table-cell table:formula="of:=IF([.O$2]=[.$B45]; [.$C45]; &quot;&quot;)">
            <text:p/>
          </table:table-cell>
          <table:table-cell table:formula="of:=IF([.P$2]=[.$B45]; [.$C45]; &quot;&quot;)">
            <text:p/>
          </table:table-cell>
          <table:table-cell table:formula="of:=IF([.Q$2]=[.$B45]; [.$D45]; &quot;&quot;)">
            <text:p/>
          </table:table-cell>
          <table:table-cell table:formula="of:=IF([.R$2]=[.$B45]; [.$D45]; &quot;&quot;)">
            <text:p/>
          </table:table-cell>
          <table:table-cell table:formula="of:=IF([.S$2]=[.$B45]; [.$D45]; &quot;&quot;)">
            <text:p/>
          </table:table-cell>
          <table:table-cell table:formula="of:=IF([.T$2]=[.$B45]; [.$D45]; &quot;&quot;)">
            <text:p/>
          </table:table-cell>
          <table:table-cell table:formula="of:=IF([.U$2]=[.$B45]; [.$D45]; &quot;&quot;)">
            <text:p/>
          </table:table-cell>
          <table:table-cell table:formula="of:=IF([.V$2]=[.$B45]; [.$D45]; &quot;&quot;)">
            <text:p/>
          </table:table-cell>
          <table:table-cell table:formula="of:=IF([.W$2]=[.$B45]; [.$D45]; &quot;&quot;)">
            <text:p/>
          </table:table-cell>
          <table:table-cell table:formula="of:=IF([.X$2]=[.$B45]; [.$D45]; &quot;&quot;)" office:value-type="float" office:value="4200000000" calcext:value-type="float">
            <text:p>4200000000</text:p>
          </table:table-cell>
          <table:table-cell table:formula="of:=IF([.Y$2]=[.$B45]; [.$D45]; &quot;&quot;)">
            <text:p/>
          </table:table-cell>
          <table:table-cell table:formula="of:=IF([.Z$2]=[.$B45]; [.$D45]; &quot;&quot;)">
            <text:p/>
          </table:table-cell>
          <table:table-cell table:formula="of:=IF([.AA$2]=[.$B45]; [.$D45]; &quot;&quot;)">
            <text:p/>
          </table:table-cell>
          <table:table-cell table:formula="of:=IF([.AB$2]=[.$B45]; [.$D45]; &quot;&quot;)">
            <text:p/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8" calcext:value-type="float">
            <text:p>8</text:p>
          </table:table-cell>
          <table:table-cell office:value-type="float" office:value="1.672688" calcext:value-type="float">
            <text:p>1.67268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46]; [.$C46]; &quot;&quot;)">
            <text:p/>
          </table:table-cell>
          <table:table-cell table:formula="of:=IF([.F$2]=[.$B46]; [.$C46]; &quot;&quot;)">
            <text:p/>
          </table:table-cell>
          <table:table-cell table:formula="of:=IF([.G$2]=[.$B46]; [.$C46]; &quot;&quot;)">
            <text:p/>
          </table:table-cell>
          <table:table-cell table:formula="of:=IF([.H$2]=[.$B46]; [.$C46]; &quot;&quot;)">
            <text:p/>
          </table:table-cell>
          <table:table-cell table:formula="of:=IF([.I$2]=[.$B46]; [.$C46]; &quot;&quot;)">
            <text:p/>
          </table:table-cell>
          <table:table-cell table:formula="of:=IF([.J$2]=[.$B46]; [.$C46]; &quot;&quot;)">
            <text:p/>
          </table:table-cell>
          <table:table-cell table:formula="of:=IF([.K$2]=[.$B46]; [.$C46]; &quot;&quot;)">
            <text:p/>
          </table:table-cell>
          <table:table-cell table:formula="of:=IF([.L$2]=[.$B46]; [.$C46]; &quot;&quot;)">
            <text:p/>
          </table:table-cell>
          <table:table-cell table:formula="of:=IF([.M$2]=[.$B46]; [.$C46]; &quot;&quot;)" office:value-type="float" office:value="1.672688" calcext:value-type="float">
            <text:p>1.672688</text:p>
          </table:table-cell>
          <table:table-cell table:formula="of:=IF([.N$2]=[.$B46]; [.$C46]; &quot;&quot;)">
            <text:p/>
          </table:table-cell>
          <table:table-cell table:formula="of:=IF([.O$2]=[.$B46]; [.$C46]; &quot;&quot;)">
            <text:p/>
          </table:table-cell>
          <table:table-cell table:formula="of:=IF([.P$2]=[.$B46]; [.$C46]; &quot;&quot;)">
            <text:p/>
          </table:table-cell>
          <table:table-cell table:formula="of:=IF([.Q$2]=[.$B46]; [.$D46]; &quot;&quot;)">
            <text:p/>
          </table:table-cell>
          <table:table-cell table:formula="of:=IF([.R$2]=[.$B46]; [.$D46]; &quot;&quot;)">
            <text:p/>
          </table:table-cell>
          <table:table-cell table:formula="of:=IF([.S$2]=[.$B46]; [.$D46]; &quot;&quot;)">
            <text:p/>
          </table:table-cell>
          <table:table-cell table:formula="of:=IF([.T$2]=[.$B46]; [.$D46]; &quot;&quot;)">
            <text:p/>
          </table:table-cell>
          <table:table-cell table:formula="of:=IF([.U$2]=[.$B46]; [.$D46]; &quot;&quot;)">
            <text:p/>
          </table:table-cell>
          <table:table-cell table:formula="of:=IF([.V$2]=[.$B46]; [.$D46]; &quot;&quot;)">
            <text:p/>
          </table:table-cell>
          <table:table-cell table:formula="of:=IF([.W$2]=[.$B46]; [.$D46]; &quot;&quot;)">
            <text:p/>
          </table:table-cell>
          <table:table-cell table:formula="of:=IF([.X$2]=[.$B46]; [.$D46]; &quot;&quot;)">
            <text:p/>
          </table:table-cell>
          <table:table-cell table:formula="of:=IF([.Y$2]=[.$B46]; [.$D46]; &quot;&quot;)" office:value-type="float" office:value="4200000000" calcext:value-type="float">
            <text:p>4200000000</text:p>
          </table:table-cell>
          <table:table-cell table:formula="of:=IF([.Z$2]=[.$B46]; [.$D46]; &quot;&quot;)">
            <text:p/>
          </table:table-cell>
          <table:table-cell table:formula="of:=IF([.AA$2]=[.$B46]; [.$D46]; &quot;&quot;)">
            <text:p/>
          </table:table-cell>
          <table:table-cell table:formula="of:=IF([.AB$2]=[.$B46]; [.$D46]; &quot;&quot;)">
            <text:p/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3" calcext:value-type="float">
            <text:p>3</text:p>
          </table:table-cell>
          <table:table-cell office:value-type="float" office:value="1.788716" calcext:value-type="float">
            <text:p>1.78871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47]; [.$C47]; &quot;&quot;)">
            <text:p/>
          </table:table-cell>
          <table:table-cell table:formula="of:=IF([.F$2]=[.$B47]; [.$C47]; &quot;&quot;)">
            <text:p/>
          </table:table-cell>
          <table:table-cell table:formula="of:=IF([.G$2]=[.$B47]; [.$C47]; &quot;&quot;)">
            <text:p/>
          </table:table-cell>
          <table:table-cell table:formula="of:=IF([.H$2]=[.$B47]; [.$C47]; &quot;&quot;)" office:value-type="float" office:value="1.788716" calcext:value-type="float">
            <text:p>1.788716</text:p>
          </table:table-cell>
          <table:table-cell table:formula="of:=IF([.I$2]=[.$B47]; [.$C47]; &quot;&quot;)">
            <text:p/>
          </table:table-cell>
          <table:table-cell table:formula="of:=IF([.J$2]=[.$B47]; [.$C47]; &quot;&quot;)">
            <text:p/>
          </table:table-cell>
          <table:table-cell table:formula="of:=IF([.K$2]=[.$B47]; [.$C47]; &quot;&quot;)">
            <text:p/>
          </table:table-cell>
          <table:table-cell table:formula="of:=IF([.L$2]=[.$B47]; [.$C47]; &quot;&quot;)">
            <text:p/>
          </table:table-cell>
          <table:table-cell table:formula="of:=IF([.M$2]=[.$B47]; [.$C47]; &quot;&quot;)">
            <text:p/>
          </table:table-cell>
          <table:table-cell table:formula="of:=IF([.N$2]=[.$B47]; [.$C47]; &quot;&quot;)">
            <text:p/>
          </table:table-cell>
          <table:table-cell table:formula="of:=IF([.O$2]=[.$B47]; [.$C47]; &quot;&quot;)">
            <text:p/>
          </table:table-cell>
          <table:table-cell table:formula="of:=IF([.P$2]=[.$B47]; [.$C47]; &quot;&quot;)">
            <text:p/>
          </table:table-cell>
          <table:table-cell table:formula="of:=IF([.Q$2]=[.$B47]; [.$D47]; &quot;&quot;)">
            <text:p/>
          </table:table-cell>
          <table:table-cell table:formula="of:=IF([.R$2]=[.$B47]; [.$D47]; &quot;&quot;)">
            <text:p/>
          </table:table-cell>
          <table:table-cell table:formula="of:=IF([.S$2]=[.$B47]; [.$D47]; &quot;&quot;)">
            <text:p/>
          </table:table-cell>
          <table:table-cell table:formula="of:=IF([.T$2]=[.$B47]; [.$D47]; &quot;&quot;)" office:value-type="float" office:value="4199999000" calcext:value-type="float">
            <text:p>4199999000</text:p>
          </table:table-cell>
          <table:table-cell table:formula="of:=IF([.U$2]=[.$B47]; [.$D47]; &quot;&quot;)">
            <text:p/>
          </table:table-cell>
          <table:table-cell table:formula="of:=IF([.V$2]=[.$B47]; [.$D47]; &quot;&quot;)">
            <text:p/>
          </table:table-cell>
          <table:table-cell table:formula="of:=IF([.W$2]=[.$B47]; [.$D47]; &quot;&quot;)">
            <text:p/>
          </table:table-cell>
          <table:table-cell table:formula="of:=IF([.X$2]=[.$B47]; [.$D47]; &quot;&quot;)">
            <text:p/>
          </table:table-cell>
          <table:table-cell table:formula="of:=IF([.Y$2]=[.$B47]; [.$D47]; &quot;&quot;)">
            <text:p/>
          </table:table-cell>
          <table:table-cell table:formula="of:=IF([.Z$2]=[.$B47]; [.$D47]; &quot;&quot;)">
            <text:p/>
          </table:table-cell>
          <table:table-cell table:formula="of:=IF([.AA$2]=[.$B47]; [.$D47]; &quot;&quot;)">
            <text:p/>
          </table:table-cell>
          <table:table-cell table:formula="of:=IF([.AB$2]=[.$B47]; [.$D47]; &quot;&quot;)">
            <text:p/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9" calcext:value-type="float">
            <text:p>9</text:p>
          </table:table-cell>
          <table:table-cell office:value-type="float" office:value="1.993177" calcext:value-type="float">
            <text:p>1.993177</text:p>
          </table:table-cell>
          <table:table-cell office:value-type="float" office:value="4199999000" calcext:value-type="float">
            <text:p>4199999000</text:p>
          </table:table-cell>
          <table:table-cell table:formula="of:=IF([.E$2]=[.$B48]; [.$C48]; &quot;&quot;)">
            <text:p/>
          </table:table-cell>
          <table:table-cell table:formula="of:=IF([.F$2]=[.$B48]; [.$C48]; &quot;&quot;)">
            <text:p/>
          </table:table-cell>
          <table:table-cell table:formula="of:=IF([.G$2]=[.$B48]; [.$C48]; &quot;&quot;)">
            <text:p/>
          </table:table-cell>
          <table:table-cell table:formula="of:=IF([.H$2]=[.$B48]; [.$C48]; &quot;&quot;)">
            <text:p/>
          </table:table-cell>
          <table:table-cell table:formula="of:=IF([.I$2]=[.$B48]; [.$C48]; &quot;&quot;)">
            <text:p/>
          </table:table-cell>
          <table:table-cell table:formula="of:=IF([.J$2]=[.$B48]; [.$C48]; &quot;&quot;)">
            <text:p/>
          </table:table-cell>
          <table:table-cell table:formula="of:=IF([.K$2]=[.$B48]; [.$C48]; &quot;&quot;)">
            <text:p/>
          </table:table-cell>
          <table:table-cell table:formula="of:=IF([.L$2]=[.$B48]; [.$C48]; &quot;&quot;)">
            <text:p/>
          </table:table-cell>
          <table:table-cell table:formula="of:=IF([.M$2]=[.$B48]; [.$C48]; &quot;&quot;)">
            <text:p/>
          </table:table-cell>
          <table:table-cell table:formula="of:=IF([.N$2]=[.$B48]; [.$C48]; &quot;&quot;)" office:value-type="float" office:value="1.993177" calcext:value-type="float">
            <text:p>1.993177</text:p>
          </table:table-cell>
          <table:table-cell table:formula="of:=IF([.O$2]=[.$B48]; [.$C48]; &quot;&quot;)">
            <text:p/>
          </table:table-cell>
          <table:table-cell table:formula="of:=IF([.P$2]=[.$B48]; [.$C48]; &quot;&quot;)">
            <text:p/>
          </table:table-cell>
          <table:table-cell table:formula="of:=IF([.Q$2]=[.$B48]; [.$D48]; &quot;&quot;)">
            <text:p/>
          </table:table-cell>
          <table:table-cell table:formula="of:=IF([.R$2]=[.$B48]; [.$D48]; &quot;&quot;)">
            <text:p/>
          </table:table-cell>
          <table:table-cell table:formula="of:=IF([.S$2]=[.$B48]; [.$D48]; &quot;&quot;)">
            <text:p/>
          </table:table-cell>
          <table:table-cell table:formula="of:=IF([.T$2]=[.$B48]; [.$D48]; &quot;&quot;)">
            <text:p/>
          </table:table-cell>
          <table:table-cell table:formula="of:=IF([.U$2]=[.$B48]; [.$D48]; &quot;&quot;)">
            <text:p/>
          </table:table-cell>
          <table:table-cell table:formula="of:=IF([.V$2]=[.$B48]; [.$D48]; &quot;&quot;)">
            <text:p/>
          </table:table-cell>
          <table:table-cell table:formula="of:=IF([.W$2]=[.$B48]; [.$D48]; &quot;&quot;)">
            <text:p/>
          </table:table-cell>
          <table:table-cell table:formula="of:=IF([.X$2]=[.$B48]; [.$D48]; &quot;&quot;)">
            <text:p/>
          </table:table-cell>
          <table:table-cell table:formula="of:=IF([.Y$2]=[.$B48]; [.$D48]; &quot;&quot;)">
            <text:p/>
          </table:table-cell>
          <table:table-cell table:formula="of:=IF([.Z$2]=[.$B48]; [.$D48]; &quot;&quot;)" office:value-type="float" office:value="4199999000" calcext:value-type="float">
            <text:p>4199999000</text:p>
          </table:table-cell>
          <table:table-cell table:formula="of:=IF([.AA$2]=[.$B48]; [.$D48]; &quot;&quot;)">
            <text:p/>
          </table:table-cell>
          <table:table-cell table:formula="of:=IF([.AB$2]=[.$B48]; [.$D48]; &quot;&quot;)">
            <text:p/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11" calcext:value-type="float">
            <text:p>11</text:p>
          </table:table-cell>
          <table:table-cell office:value-type="float" office:value="1.676267" calcext:value-type="float">
            <text:p>1.67626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49]; [.$C49]; &quot;&quot;)">
            <text:p/>
          </table:table-cell>
          <table:table-cell table:formula="of:=IF([.F$2]=[.$B49]; [.$C49]; &quot;&quot;)">
            <text:p/>
          </table:table-cell>
          <table:table-cell table:formula="of:=IF([.G$2]=[.$B49]; [.$C49]; &quot;&quot;)">
            <text:p/>
          </table:table-cell>
          <table:table-cell table:formula="of:=IF([.H$2]=[.$B49]; [.$C49]; &quot;&quot;)">
            <text:p/>
          </table:table-cell>
          <table:table-cell table:formula="of:=IF([.I$2]=[.$B49]; [.$C49]; &quot;&quot;)">
            <text:p/>
          </table:table-cell>
          <table:table-cell table:formula="of:=IF([.J$2]=[.$B49]; [.$C49]; &quot;&quot;)">
            <text:p/>
          </table:table-cell>
          <table:table-cell table:formula="of:=IF([.K$2]=[.$B49]; [.$C49]; &quot;&quot;)">
            <text:p/>
          </table:table-cell>
          <table:table-cell table:formula="of:=IF([.L$2]=[.$B49]; [.$C49]; &quot;&quot;)">
            <text:p/>
          </table:table-cell>
          <table:table-cell table:formula="of:=IF([.M$2]=[.$B49]; [.$C49]; &quot;&quot;)">
            <text:p/>
          </table:table-cell>
          <table:table-cell table:formula="of:=IF([.N$2]=[.$B49]; [.$C49]; &quot;&quot;)">
            <text:p/>
          </table:table-cell>
          <table:table-cell table:formula="of:=IF([.O$2]=[.$B49]; [.$C49]; &quot;&quot;)">
            <text:p/>
          </table:table-cell>
          <table:table-cell table:formula="of:=IF([.P$2]=[.$B49]; [.$C49]; &quot;&quot;)" office:value-type="float" office:value="1.676267" calcext:value-type="float">
            <text:p>1.676267</text:p>
          </table:table-cell>
          <table:table-cell table:formula="of:=IF([.Q$2]=[.$B49]; [.$D49]; &quot;&quot;)">
            <text:p/>
          </table:table-cell>
          <table:table-cell table:formula="of:=IF([.R$2]=[.$B49]; [.$D49]; &quot;&quot;)">
            <text:p/>
          </table:table-cell>
          <table:table-cell table:formula="of:=IF([.S$2]=[.$B49]; [.$D49]; &quot;&quot;)">
            <text:p/>
          </table:table-cell>
          <table:table-cell table:formula="of:=IF([.T$2]=[.$B49]; [.$D49]; &quot;&quot;)">
            <text:p/>
          </table:table-cell>
          <table:table-cell table:formula="of:=IF([.U$2]=[.$B49]; [.$D49]; &quot;&quot;)">
            <text:p/>
          </table:table-cell>
          <table:table-cell table:formula="of:=IF([.V$2]=[.$B49]; [.$D49]; &quot;&quot;)">
            <text:p/>
          </table:table-cell>
          <table:table-cell table:formula="of:=IF([.W$2]=[.$B49]; [.$D49]; &quot;&quot;)">
            <text:p/>
          </table:table-cell>
          <table:table-cell table:formula="of:=IF([.X$2]=[.$B49]; [.$D49]; &quot;&quot;)">
            <text:p/>
          </table:table-cell>
          <table:table-cell table:formula="of:=IF([.Y$2]=[.$B49]; [.$D49]; &quot;&quot;)">
            <text:p/>
          </table:table-cell>
          <table:table-cell table:formula="of:=IF([.Z$2]=[.$B49]; [.$D49]; &quot;&quot;)">
            <text:p/>
          </table:table-cell>
          <table:table-cell table:formula="of:=IF([.AA$2]=[.$B49]; [.$D49]; &quot;&quot;)">
            <text:p/>
          </table:table-cell>
          <table:table-cell table:formula="of:=IF([.AB$2]=[.$B49]; [.$D49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5" calcext:value-type="float">
            <text:p>5</text:p>
          </table:table-cell>
          <table:table-cell office:value-type="float" office:value="1.704116" calcext:value-type="float">
            <text:p>1.70411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50]; [.$C50]; &quot;&quot;)">
            <text:p/>
          </table:table-cell>
          <table:table-cell table:formula="of:=IF([.F$2]=[.$B50]; [.$C50]; &quot;&quot;)">
            <text:p/>
          </table:table-cell>
          <table:table-cell table:formula="of:=IF([.G$2]=[.$B50]; [.$C50]; &quot;&quot;)">
            <text:p/>
          </table:table-cell>
          <table:table-cell table:formula="of:=IF([.H$2]=[.$B50]; [.$C50]; &quot;&quot;)">
            <text:p/>
          </table:table-cell>
          <table:table-cell table:formula="of:=IF([.I$2]=[.$B50]; [.$C50]; &quot;&quot;)">
            <text:p/>
          </table:table-cell>
          <table:table-cell table:formula="of:=IF([.J$2]=[.$B50]; [.$C50]; &quot;&quot;)" office:value-type="float" office:value="1.704116" calcext:value-type="float">
            <text:p>1.704116</text:p>
          </table:table-cell>
          <table:table-cell table:formula="of:=IF([.K$2]=[.$B50]; [.$C50]; &quot;&quot;)">
            <text:p/>
          </table:table-cell>
          <table:table-cell table:formula="of:=IF([.L$2]=[.$B50]; [.$C50]; &quot;&quot;)">
            <text:p/>
          </table:table-cell>
          <table:table-cell table:formula="of:=IF([.M$2]=[.$B50]; [.$C50]; &quot;&quot;)">
            <text:p/>
          </table:table-cell>
          <table:table-cell table:formula="of:=IF([.N$2]=[.$B50]; [.$C50]; &quot;&quot;)">
            <text:p/>
          </table:table-cell>
          <table:table-cell table:formula="of:=IF([.O$2]=[.$B50]; [.$C50]; &quot;&quot;)">
            <text:p/>
          </table:table-cell>
          <table:table-cell table:formula="of:=IF([.P$2]=[.$B50]; [.$C50]; &quot;&quot;)">
            <text:p/>
          </table:table-cell>
          <table:table-cell table:formula="of:=IF([.Q$2]=[.$B50]; [.$D50]; &quot;&quot;)">
            <text:p/>
          </table:table-cell>
          <table:table-cell table:formula="of:=IF([.R$2]=[.$B50]; [.$D50]; &quot;&quot;)">
            <text:p/>
          </table:table-cell>
          <table:table-cell table:formula="of:=IF([.S$2]=[.$B50]; [.$D50]; &quot;&quot;)">
            <text:p/>
          </table:table-cell>
          <table:table-cell table:formula="of:=IF([.T$2]=[.$B50]; [.$D50]; &quot;&quot;)">
            <text:p/>
          </table:table-cell>
          <table:table-cell table:formula="of:=IF([.U$2]=[.$B50]; [.$D50]; &quot;&quot;)">
            <text:p/>
          </table:table-cell>
          <table:table-cell table:formula="of:=IF([.V$2]=[.$B50]; [.$D50]; &quot;&quot;)" office:value-type="float" office:value="4199999000" calcext:value-type="float">
            <text:p>4199999000</text:p>
          </table:table-cell>
          <table:table-cell table:formula="of:=IF([.W$2]=[.$B50]; [.$D50]; &quot;&quot;)">
            <text:p/>
          </table:table-cell>
          <table:table-cell table:formula="of:=IF([.X$2]=[.$B50]; [.$D50]; &quot;&quot;)">
            <text:p/>
          </table:table-cell>
          <table:table-cell table:formula="of:=IF([.Y$2]=[.$B50]; [.$D50]; &quot;&quot;)">
            <text:p/>
          </table:table-cell>
          <table:table-cell table:formula="of:=IF([.Z$2]=[.$B50]; [.$D50]; &quot;&quot;)">
            <text:p/>
          </table:table-cell>
          <table:table-cell table:formula="of:=IF([.AA$2]=[.$B50]; [.$D50]; &quot;&quot;)">
            <text:p/>
          </table:table-cell>
          <table:table-cell table:formula="of:=IF([.AB$2]=[.$B50]; [.$D50]; &quot;&quot;)">
            <text:p/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float" office:value="0" calcext:value-type="float">
            <text:p>0</text:p>
          </table:table-cell>
          <table:table-cell office:value-type="float" office:value="1.668365" calcext:value-type="float">
            <text:p>1.66836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1]; [.$C51]; &quot;&quot;)" office:value-type="float" office:value="1.668365" calcext:value-type="float">
            <text:p>1.668365</text:p>
          </table:table-cell>
          <table:table-cell table:formula="of:=IF([.F$2]=[.$B51]; [.$C51]; &quot;&quot;)">
            <text:p/>
          </table:table-cell>
          <table:table-cell table:formula="of:=IF([.G$2]=[.$B51]; [.$C51]; &quot;&quot;)">
            <text:p/>
          </table:table-cell>
          <table:table-cell table:formula="of:=IF([.H$2]=[.$B51]; [.$C51]; &quot;&quot;)">
            <text:p/>
          </table:table-cell>
          <table:table-cell table:formula="of:=IF([.I$2]=[.$B51]; [.$C51]; &quot;&quot;)">
            <text:p/>
          </table:table-cell>
          <table:table-cell table:formula="of:=IF([.J$2]=[.$B51]; [.$C51]; &quot;&quot;)">
            <text:p/>
          </table:table-cell>
          <table:table-cell table:formula="of:=IF([.K$2]=[.$B51]; [.$C51]; &quot;&quot;)">
            <text:p/>
          </table:table-cell>
          <table:table-cell table:formula="of:=IF([.L$2]=[.$B51]; [.$C51]; &quot;&quot;)">
            <text:p/>
          </table:table-cell>
          <table:table-cell table:formula="of:=IF([.M$2]=[.$B51]; [.$C51]; &quot;&quot;)">
            <text:p/>
          </table:table-cell>
          <table:table-cell table:formula="of:=IF([.N$2]=[.$B51]; [.$C51]; &quot;&quot;)">
            <text:p/>
          </table:table-cell>
          <table:table-cell table:formula="of:=IF([.O$2]=[.$B51]; [.$C51]; &quot;&quot;)">
            <text:p/>
          </table:table-cell>
          <table:table-cell table:formula="of:=IF([.P$2]=[.$B51]; [.$C51]; &quot;&quot;)">
            <text:p/>
          </table:table-cell>
          <table:table-cell table:formula="of:=IF([.Q$2]=[.$B51]; [.$D51]; &quot;&quot;)" office:value-type="float" office:value="4200000000" calcext:value-type="float">
            <text:p>4200000000</text:p>
          </table:table-cell>
          <table:table-cell table:formula="of:=IF([.R$2]=[.$B51]; [.$D51]; &quot;&quot;)">
            <text:p/>
          </table:table-cell>
          <table:table-cell table:formula="of:=IF([.S$2]=[.$B51]; [.$D51]; &quot;&quot;)">
            <text:p/>
          </table:table-cell>
          <table:table-cell table:formula="of:=IF([.T$2]=[.$B51]; [.$D51]; &quot;&quot;)">
            <text:p/>
          </table:table-cell>
          <table:table-cell table:formula="of:=IF([.U$2]=[.$B51]; [.$D51]; &quot;&quot;)">
            <text:p/>
          </table:table-cell>
          <table:table-cell table:formula="of:=IF([.V$2]=[.$B51]; [.$D51]; &quot;&quot;)">
            <text:p/>
          </table:table-cell>
          <table:table-cell table:formula="of:=IF([.W$2]=[.$B51]; [.$D51]; &quot;&quot;)">
            <text:p/>
          </table:table-cell>
          <table:table-cell table:formula="of:=IF([.X$2]=[.$B51]; [.$D51]; &quot;&quot;)">
            <text:p/>
          </table:table-cell>
          <table:table-cell table:formula="of:=IF([.Y$2]=[.$B51]; [.$D51]; &quot;&quot;)">
            <text:p/>
          </table:table-cell>
          <table:table-cell table:formula="of:=IF([.Z$2]=[.$B51]; [.$D51]; &quot;&quot;)">
            <text:p/>
          </table:table-cell>
          <table:table-cell table:formula="of:=IF([.AA$2]=[.$B51]; [.$D51]; &quot;&quot;)">
            <text:p/>
          </table:table-cell>
          <table:table-cell table:formula="of:=IF([.AB$2]=[.$B51]; [.$D51]; &quot;&quot;)">
            <text:p/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1" calcext:value-type="float">
            <text:p>1</text:p>
          </table:table-cell>
          <table:table-cell office:value-type="float" office:value="1.68921" calcext:value-type="float">
            <text:p>1.6892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2]; [.$C52]; &quot;&quot;)">
            <text:p/>
          </table:table-cell>
          <table:table-cell table:formula="of:=IF([.F$2]=[.$B52]; [.$C52]; &quot;&quot;)" office:value-type="float" office:value="1.68921" calcext:value-type="float">
            <text:p>1.68921</text:p>
          </table:table-cell>
          <table:table-cell table:formula="of:=IF([.G$2]=[.$B52]; [.$C52]; &quot;&quot;)">
            <text:p/>
          </table:table-cell>
          <table:table-cell table:formula="of:=IF([.H$2]=[.$B52]; [.$C52]; &quot;&quot;)">
            <text:p/>
          </table:table-cell>
          <table:table-cell table:formula="of:=IF([.I$2]=[.$B52]; [.$C52]; &quot;&quot;)">
            <text:p/>
          </table:table-cell>
          <table:table-cell table:formula="of:=IF([.J$2]=[.$B52]; [.$C52]; &quot;&quot;)">
            <text:p/>
          </table:table-cell>
          <table:table-cell table:formula="of:=IF([.K$2]=[.$B52]; [.$C52]; &quot;&quot;)">
            <text:p/>
          </table:table-cell>
          <table:table-cell table:formula="of:=IF([.L$2]=[.$B52]; [.$C52]; &quot;&quot;)">
            <text:p/>
          </table:table-cell>
          <table:table-cell table:formula="of:=IF([.M$2]=[.$B52]; [.$C52]; &quot;&quot;)">
            <text:p/>
          </table:table-cell>
          <table:table-cell table:formula="of:=IF([.N$2]=[.$B52]; [.$C52]; &quot;&quot;)">
            <text:p/>
          </table:table-cell>
          <table:table-cell table:formula="of:=IF([.O$2]=[.$B52]; [.$C52]; &quot;&quot;)">
            <text:p/>
          </table:table-cell>
          <table:table-cell table:formula="of:=IF([.P$2]=[.$B52]; [.$C52]; &quot;&quot;)">
            <text:p/>
          </table:table-cell>
          <table:table-cell table:formula="of:=IF([.Q$2]=[.$B52]; [.$D52]; &quot;&quot;)">
            <text:p/>
          </table:table-cell>
          <table:table-cell table:formula="of:=IF([.R$2]=[.$B52]; [.$D52]; &quot;&quot;)" office:value-type="float" office:value="4200000000" calcext:value-type="float">
            <text:p>4200000000</text:p>
          </table:table-cell>
          <table:table-cell table:formula="of:=IF([.S$2]=[.$B52]; [.$D52]; &quot;&quot;)">
            <text:p/>
          </table:table-cell>
          <table:table-cell table:formula="of:=IF([.T$2]=[.$B52]; [.$D52]; &quot;&quot;)">
            <text:p/>
          </table:table-cell>
          <table:table-cell table:formula="of:=IF([.U$2]=[.$B52]; [.$D52]; &quot;&quot;)">
            <text:p/>
          </table:table-cell>
          <table:table-cell table:formula="of:=IF([.V$2]=[.$B52]; [.$D52]; &quot;&quot;)">
            <text:p/>
          </table:table-cell>
          <table:table-cell table:formula="of:=IF([.W$2]=[.$B52]; [.$D52]; &quot;&quot;)">
            <text:p/>
          </table:table-cell>
          <table:table-cell table:formula="of:=IF([.X$2]=[.$B52]; [.$D52]; &quot;&quot;)">
            <text:p/>
          </table:table-cell>
          <table:table-cell table:formula="of:=IF([.Y$2]=[.$B52]; [.$D52]; &quot;&quot;)">
            <text:p/>
          </table:table-cell>
          <table:table-cell table:formula="of:=IF([.Z$2]=[.$B52]; [.$D52]; &quot;&quot;)">
            <text:p/>
          </table:table-cell>
          <table:table-cell table:formula="of:=IF([.AA$2]=[.$B52]; [.$D52]; &quot;&quot;)">
            <text:p/>
          </table:table-cell>
          <table:table-cell table:formula="of:=IF([.AB$2]=[.$B52]; [.$D52]; &quot;&quot;)">
            <text:p/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  <table:table-cell office:value-type="float" office:value="4" calcext:value-type="float">
            <text:p>4</text:p>
          </table:table-cell>
          <table:table-cell office:value-type="float" office:value="1.688668" calcext:value-type="float">
            <text:p>1.68866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53]; [.$C53]; &quot;&quot;)">
            <text:p/>
          </table:table-cell>
          <table:table-cell table:formula="of:=IF([.F$2]=[.$B53]; [.$C53]; &quot;&quot;)">
            <text:p/>
          </table:table-cell>
          <table:table-cell table:formula="of:=IF([.G$2]=[.$B53]; [.$C53]; &quot;&quot;)">
            <text:p/>
          </table:table-cell>
          <table:table-cell table:formula="of:=IF([.H$2]=[.$B53]; [.$C53]; &quot;&quot;)">
            <text:p/>
          </table:table-cell>
          <table:table-cell table:formula="of:=IF([.I$2]=[.$B53]; [.$C53]; &quot;&quot;)" office:value-type="float" office:value="1.688668" calcext:value-type="float">
            <text:p>1.688668</text:p>
          </table:table-cell>
          <table:table-cell table:formula="of:=IF([.J$2]=[.$B53]; [.$C53]; &quot;&quot;)">
            <text:p/>
          </table:table-cell>
          <table:table-cell table:formula="of:=IF([.K$2]=[.$B53]; [.$C53]; &quot;&quot;)">
            <text:p/>
          </table:table-cell>
          <table:table-cell table:formula="of:=IF([.L$2]=[.$B53]; [.$C53]; &quot;&quot;)">
            <text:p/>
          </table:table-cell>
          <table:table-cell table:formula="of:=IF([.M$2]=[.$B53]; [.$C53]; &quot;&quot;)">
            <text:p/>
          </table:table-cell>
          <table:table-cell table:formula="of:=IF([.N$2]=[.$B53]; [.$C53]; &quot;&quot;)">
            <text:p/>
          </table:table-cell>
          <table:table-cell table:formula="of:=IF([.O$2]=[.$B53]; [.$C53]; &quot;&quot;)">
            <text:p/>
          </table:table-cell>
          <table:table-cell table:formula="of:=IF([.P$2]=[.$B53]; [.$C53]; &quot;&quot;)">
            <text:p/>
          </table:table-cell>
          <table:table-cell table:formula="of:=IF([.Q$2]=[.$B53]; [.$D53]; &quot;&quot;)">
            <text:p/>
          </table:table-cell>
          <table:table-cell table:formula="of:=IF([.R$2]=[.$B53]; [.$D53]; &quot;&quot;)">
            <text:p/>
          </table:table-cell>
          <table:table-cell table:formula="of:=IF([.S$2]=[.$B53]; [.$D53]; &quot;&quot;)">
            <text:p/>
          </table:table-cell>
          <table:table-cell table:formula="of:=IF([.T$2]=[.$B53]; [.$D53]; &quot;&quot;)">
            <text:p/>
          </table:table-cell>
          <table:table-cell table:formula="of:=IF([.U$2]=[.$B53]; [.$D53]; &quot;&quot;)" office:value-type="float" office:value="4199999000" calcext:value-type="float">
            <text:p>4199999000</text:p>
          </table:table-cell>
          <table:table-cell table:formula="of:=IF([.V$2]=[.$B53]; [.$D53]; &quot;&quot;)">
            <text:p/>
          </table:table-cell>
          <table:table-cell table:formula="of:=IF([.W$2]=[.$B53]; [.$D53]; &quot;&quot;)">
            <text:p/>
          </table:table-cell>
          <table:table-cell table:formula="of:=IF([.X$2]=[.$B53]; [.$D53]; &quot;&quot;)">
            <text:p/>
          </table:table-cell>
          <table:table-cell table:formula="of:=IF([.Y$2]=[.$B53]; [.$D53]; &quot;&quot;)">
            <text:p/>
          </table:table-cell>
          <table:table-cell table:formula="of:=IF([.Z$2]=[.$B53]; [.$D53]; &quot;&quot;)">
            <text:p/>
          </table:table-cell>
          <table:table-cell table:formula="of:=IF([.AA$2]=[.$B53]; [.$D53]; &quot;&quot;)">
            <text:p/>
          </table:table-cell>
          <table:table-cell table:formula="of:=IF([.AB$2]=[.$B53]; [.$D53]; &quot;&quot;)">
            <text:p/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6" calcext:value-type="float">
            <text:p>6</text:p>
          </table:table-cell>
          <table:table-cell office:value-type="float" office:value="1.651563" calcext:value-type="float">
            <text:p>1.65156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4]; [.$C54]; &quot;&quot;)">
            <text:p/>
          </table:table-cell>
          <table:table-cell table:formula="of:=IF([.F$2]=[.$B54]; [.$C54]; &quot;&quot;)">
            <text:p/>
          </table:table-cell>
          <table:table-cell table:formula="of:=IF([.G$2]=[.$B54]; [.$C54]; &quot;&quot;)">
            <text:p/>
          </table:table-cell>
          <table:table-cell table:formula="of:=IF([.H$2]=[.$B54]; [.$C54]; &quot;&quot;)">
            <text:p/>
          </table:table-cell>
          <table:table-cell table:formula="of:=IF([.I$2]=[.$B54]; [.$C54]; &quot;&quot;)">
            <text:p/>
          </table:table-cell>
          <table:table-cell table:formula="of:=IF([.J$2]=[.$B54]; [.$C54]; &quot;&quot;)">
            <text:p/>
          </table:table-cell>
          <table:table-cell table:formula="of:=IF([.K$2]=[.$B54]; [.$C54]; &quot;&quot;)" office:value-type="float" office:value="1.651563" calcext:value-type="float">
            <text:p>1.651563</text:p>
          </table:table-cell>
          <table:table-cell table:formula="of:=IF([.L$2]=[.$B54]; [.$C54]; &quot;&quot;)">
            <text:p/>
          </table:table-cell>
          <table:table-cell table:formula="of:=IF([.M$2]=[.$B54]; [.$C54]; &quot;&quot;)">
            <text:p/>
          </table:table-cell>
          <table:table-cell table:formula="of:=IF([.N$2]=[.$B54]; [.$C54]; &quot;&quot;)">
            <text:p/>
          </table:table-cell>
          <table:table-cell table:formula="of:=IF([.O$2]=[.$B54]; [.$C54]; &quot;&quot;)">
            <text:p/>
          </table:table-cell>
          <table:table-cell table:formula="of:=IF([.P$2]=[.$B54]; [.$C54]; &quot;&quot;)">
            <text:p/>
          </table:table-cell>
          <table:table-cell table:formula="of:=IF([.Q$2]=[.$B54]; [.$D54]; &quot;&quot;)">
            <text:p/>
          </table:table-cell>
          <table:table-cell table:formula="of:=IF([.R$2]=[.$B54]; [.$D54]; &quot;&quot;)">
            <text:p/>
          </table:table-cell>
          <table:table-cell table:formula="of:=IF([.S$2]=[.$B54]; [.$D54]; &quot;&quot;)">
            <text:p/>
          </table:table-cell>
          <table:table-cell table:formula="of:=IF([.T$2]=[.$B54]; [.$D54]; &quot;&quot;)">
            <text:p/>
          </table:table-cell>
          <table:table-cell table:formula="of:=IF([.U$2]=[.$B54]; [.$D54]; &quot;&quot;)">
            <text:p/>
          </table:table-cell>
          <table:table-cell table:formula="of:=IF([.V$2]=[.$B54]; [.$D54]; &quot;&quot;)">
            <text:p/>
          </table:table-cell>
          <table:table-cell table:formula="of:=IF([.W$2]=[.$B54]; [.$D54]; &quot;&quot;)" office:value-type="float" office:value="4200000000" calcext:value-type="float">
            <text:p>4200000000</text:p>
          </table:table-cell>
          <table:table-cell table:formula="of:=IF([.X$2]=[.$B54]; [.$D54]; &quot;&quot;)">
            <text:p/>
          </table:table-cell>
          <table:table-cell table:formula="of:=IF([.Y$2]=[.$B54]; [.$D54]; &quot;&quot;)">
            <text:p/>
          </table:table-cell>
          <table:table-cell table:formula="of:=IF([.Z$2]=[.$B54]; [.$D54]; &quot;&quot;)">
            <text:p/>
          </table:table-cell>
          <table:table-cell table:formula="of:=IF([.AA$2]=[.$B54]; [.$D54]; &quot;&quot;)">
            <text:p/>
          </table:table-cell>
          <table:table-cell table:formula="of:=IF([.AB$2]=[.$B54]; [.$D54]; &quot;&quot;)">
            <text:p/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10" calcext:value-type="float">
            <text:p>10</text:p>
          </table:table-cell>
          <table:table-cell office:value-type="float" office:value="1.657168" calcext:value-type="float">
            <text:p>1.65716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55]; [.$C55]; &quot;&quot;)">
            <text:p/>
          </table:table-cell>
          <table:table-cell table:formula="of:=IF([.F$2]=[.$B55]; [.$C55]; &quot;&quot;)">
            <text:p/>
          </table:table-cell>
          <table:table-cell table:formula="of:=IF([.G$2]=[.$B55]; [.$C55]; &quot;&quot;)">
            <text:p/>
          </table:table-cell>
          <table:table-cell table:formula="of:=IF([.H$2]=[.$B55]; [.$C55]; &quot;&quot;)">
            <text:p/>
          </table:table-cell>
          <table:table-cell table:formula="of:=IF([.I$2]=[.$B55]; [.$C55]; &quot;&quot;)">
            <text:p/>
          </table:table-cell>
          <table:table-cell table:formula="of:=IF([.J$2]=[.$B55]; [.$C55]; &quot;&quot;)">
            <text:p/>
          </table:table-cell>
          <table:table-cell table:formula="of:=IF([.K$2]=[.$B55]; [.$C55]; &quot;&quot;)">
            <text:p/>
          </table:table-cell>
          <table:table-cell table:formula="of:=IF([.L$2]=[.$B55]; [.$C55]; &quot;&quot;)">
            <text:p/>
          </table:table-cell>
          <table:table-cell table:formula="of:=IF([.M$2]=[.$B55]; [.$C55]; &quot;&quot;)">
            <text:p/>
          </table:table-cell>
          <table:table-cell table:formula="of:=IF([.N$2]=[.$B55]; [.$C55]; &quot;&quot;)">
            <text:p/>
          </table:table-cell>
          <table:table-cell table:formula="of:=IF([.O$2]=[.$B55]; [.$C55]; &quot;&quot;)" office:value-type="float" office:value="1.657168" calcext:value-type="float">
            <text:p>1.657168</text:p>
          </table:table-cell>
          <table:table-cell table:formula="of:=IF([.P$2]=[.$B55]; [.$C55]; &quot;&quot;)">
            <text:p/>
          </table:table-cell>
          <table:table-cell table:formula="of:=IF([.Q$2]=[.$B55]; [.$D55]; &quot;&quot;)">
            <text:p/>
          </table:table-cell>
          <table:table-cell table:formula="of:=IF([.R$2]=[.$B55]; [.$D55]; &quot;&quot;)">
            <text:p/>
          </table:table-cell>
          <table:table-cell table:formula="of:=IF([.S$2]=[.$B55]; [.$D55]; &quot;&quot;)">
            <text:p/>
          </table:table-cell>
          <table:table-cell table:formula="of:=IF([.T$2]=[.$B55]; [.$D55]; &quot;&quot;)">
            <text:p/>
          </table:table-cell>
          <table:table-cell table:formula="of:=IF([.U$2]=[.$B55]; [.$D55]; &quot;&quot;)">
            <text:p/>
          </table:table-cell>
          <table:table-cell table:formula="of:=IF([.V$2]=[.$B55]; [.$D55]; &quot;&quot;)">
            <text:p/>
          </table:table-cell>
          <table:table-cell table:formula="of:=IF([.W$2]=[.$B55]; [.$D55]; &quot;&quot;)">
            <text:p/>
          </table:table-cell>
          <table:table-cell table:formula="of:=IF([.X$2]=[.$B55]; [.$D55]; &quot;&quot;)">
            <text:p/>
          </table:table-cell>
          <table:table-cell table:formula="of:=IF([.Y$2]=[.$B55]; [.$D55]; &quot;&quot;)">
            <text:p/>
          </table:table-cell>
          <table:table-cell table:formula="of:=IF([.Z$2]=[.$B55]; [.$D55]; &quot;&quot;)">
            <text:p/>
          </table:table-cell>
          <table:table-cell table:formula="of:=IF([.AA$2]=[.$B55]; [.$D55]; &quot;&quot;)" office:value-type="float" office:value="4199999000" calcext:value-type="float">
            <text:p>4199999000</text:p>
          </table:table-cell>
          <table:table-cell table:formula="of:=IF([.AB$2]=[.$B55]; [.$D55]; &quot;&quot;)">
            <text:p/>
          </table:table-cell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float" office:value="2" calcext:value-type="float">
            <text:p>2</text:p>
          </table:table-cell>
          <table:table-cell office:value-type="float" office:value="1.735848" calcext:value-type="float">
            <text:p>1.73584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6]; [.$C56]; &quot;&quot;)">
            <text:p/>
          </table:table-cell>
          <table:table-cell table:formula="of:=IF([.F$2]=[.$B56]; [.$C56]; &quot;&quot;)">
            <text:p/>
          </table:table-cell>
          <table:table-cell table:formula="of:=IF([.G$2]=[.$B56]; [.$C56]; &quot;&quot;)" office:value-type="float" office:value="1.735848" calcext:value-type="float">
            <text:p>1.735848</text:p>
          </table:table-cell>
          <table:table-cell table:formula="of:=IF([.H$2]=[.$B56]; [.$C56]; &quot;&quot;)">
            <text:p/>
          </table:table-cell>
          <table:table-cell table:formula="of:=IF([.I$2]=[.$B56]; [.$C56]; &quot;&quot;)">
            <text:p/>
          </table:table-cell>
          <table:table-cell table:formula="of:=IF([.J$2]=[.$B56]; [.$C56]; &quot;&quot;)">
            <text:p/>
          </table:table-cell>
          <table:table-cell table:formula="of:=IF([.K$2]=[.$B56]; [.$C56]; &quot;&quot;)">
            <text:p/>
          </table:table-cell>
          <table:table-cell table:formula="of:=IF([.L$2]=[.$B56]; [.$C56]; &quot;&quot;)">
            <text:p/>
          </table:table-cell>
          <table:table-cell table:formula="of:=IF([.M$2]=[.$B56]; [.$C56]; &quot;&quot;)">
            <text:p/>
          </table:table-cell>
          <table:table-cell table:formula="of:=IF([.N$2]=[.$B56]; [.$C56]; &quot;&quot;)">
            <text:p/>
          </table:table-cell>
          <table:table-cell table:formula="of:=IF([.O$2]=[.$B56]; [.$C56]; &quot;&quot;)">
            <text:p/>
          </table:table-cell>
          <table:table-cell table:formula="of:=IF([.P$2]=[.$B56]; [.$C56]; &quot;&quot;)">
            <text:p/>
          </table:table-cell>
          <table:table-cell table:formula="of:=IF([.Q$2]=[.$B56]; [.$D56]; &quot;&quot;)">
            <text:p/>
          </table:table-cell>
          <table:table-cell table:formula="of:=IF([.R$2]=[.$B56]; [.$D56]; &quot;&quot;)">
            <text:p/>
          </table:table-cell>
          <table:table-cell table:formula="of:=IF([.S$2]=[.$B56]; [.$D56]; &quot;&quot;)" office:value-type="float" office:value="4200000000" calcext:value-type="float">
            <text:p>4200000000</text:p>
          </table:table-cell>
          <table:table-cell table:formula="of:=IF([.T$2]=[.$B56]; [.$D56]; &quot;&quot;)">
            <text:p/>
          </table:table-cell>
          <table:table-cell table:formula="of:=IF([.U$2]=[.$B56]; [.$D56]; &quot;&quot;)">
            <text:p/>
          </table:table-cell>
          <table:table-cell table:formula="of:=IF([.V$2]=[.$B56]; [.$D56]; &quot;&quot;)">
            <text:p/>
          </table:table-cell>
          <table:table-cell table:formula="of:=IF([.W$2]=[.$B56]; [.$D56]; &quot;&quot;)">
            <text:p/>
          </table:table-cell>
          <table:table-cell table:formula="of:=IF([.X$2]=[.$B56]; [.$D56]; &quot;&quot;)">
            <text:p/>
          </table:table-cell>
          <table:table-cell table:formula="of:=IF([.Y$2]=[.$B56]; [.$D56]; &quot;&quot;)">
            <text:p/>
          </table:table-cell>
          <table:table-cell table:formula="of:=IF([.Z$2]=[.$B56]; [.$D56]; &quot;&quot;)">
            <text:p/>
          </table:table-cell>
          <table:table-cell table:formula="of:=IF([.AA$2]=[.$B56]; [.$D56]; &quot;&quot;)">
            <text:p/>
          </table:table-cell>
          <table:table-cell table:formula="of:=IF([.AB$2]=[.$B56]; [.$D56]; &quot;&quot;)">
            <text:p/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float" office:value="7" calcext:value-type="float">
            <text:p>7</text:p>
          </table:table-cell>
          <table:table-cell office:value-type="float" office:value="1.724354" calcext:value-type="float">
            <text:p>1.72435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7]; [.$C57]; &quot;&quot;)">
            <text:p/>
          </table:table-cell>
          <table:table-cell table:formula="of:=IF([.F$2]=[.$B57]; [.$C57]; &quot;&quot;)">
            <text:p/>
          </table:table-cell>
          <table:table-cell table:formula="of:=IF([.G$2]=[.$B57]; [.$C57]; &quot;&quot;)">
            <text:p/>
          </table:table-cell>
          <table:table-cell table:formula="of:=IF([.H$2]=[.$B57]; [.$C57]; &quot;&quot;)">
            <text:p/>
          </table:table-cell>
          <table:table-cell table:formula="of:=IF([.I$2]=[.$B57]; [.$C57]; &quot;&quot;)">
            <text:p/>
          </table:table-cell>
          <table:table-cell table:formula="of:=IF([.J$2]=[.$B57]; [.$C57]; &quot;&quot;)">
            <text:p/>
          </table:table-cell>
          <table:table-cell table:formula="of:=IF([.K$2]=[.$B57]; [.$C57]; &quot;&quot;)">
            <text:p/>
          </table:table-cell>
          <table:table-cell table:formula="of:=IF([.L$2]=[.$B57]; [.$C57]; &quot;&quot;)" office:value-type="float" office:value="1.724354" calcext:value-type="float">
            <text:p>1.724354</text:p>
          </table:table-cell>
          <table:table-cell table:formula="of:=IF([.M$2]=[.$B57]; [.$C57]; &quot;&quot;)">
            <text:p/>
          </table:table-cell>
          <table:table-cell table:formula="of:=IF([.N$2]=[.$B57]; [.$C57]; &quot;&quot;)">
            <text:p/>
          </table:table-cell>
          <table:table-cell table:formula="of:=IF([.O$2]=[.$B57]; [.$C57]; &quot;&quot;)">
            <text:p/>
          </table:table-cell>
          <table:table-cell table:formula="of:=IF([.P$2]=[.$B57]; [.$C57]; &quot;&quot;)">
            <text:p/>
          </table:table-cell>
          <table:table-cell table:formula="of:=IF([.Q$2]=[.$B57]; [.$D57]; &quot;&quot;)">
            <text:p/>
          </table:table-cell>
          <table:table-cell table:formula="of:=IF([.R$2]=[.$B57]; [.$D57]; &quot;&quot;)">
            <text:p/>
          </table:table-cell>
          <table:table-cell table:formula="of:=IF([.S$2]=[.$B57]; [.$D57]; &quot;&quot;)">
            <text:p/>
          </table:table-cell>
          <table:table-cell table:formula="of:=IF([.T$2]=[.$B57]; [.$D57]; &quot;&quot;)">
            <text:p/>
          </table:table-cell>
          <table:table-cell table:formula="of:=IF([.U$2]=[.$B57]; [.$D57]; &quot;&quot;)">
            <text:p/>
          </table:table-cell>
          <table:table-cell table:formula="of:=IF([.V$2]=[.$B57]; [.$D57]; &quot;&quot;)">
            <text:p/>
          </table:table-cell>
          <table:table-cell table:formula="of:=IF([.W$2]=[.$B57]; [.$D57]; &quot;&quot;)">
            <text:p/>
          </table:table-cell>
          <table:table-cell table:formula="of:=IF([.X$2]=[.$B57]; [.$D57]; &quot;&quot;)" office:value-type="float" office:value="4200000000" calcext:value-type="float">
            <text:p>4200000000</text:p>
          </table:table-cell>
          <table:table-cell table:formula="of:=IF([.Y$2]=[.$B57]; [.$D57]; &quot;&quot;)">
            <text:p/>
          </table:table-cell>
          <table:table-cell table:formula="of:=IF([.Z$2]=[.$B57]; [.$D57]; &quot;&quot;)">
            <text:p/>
          </table:table-cell>
          <table:table-cell table:formula="of:=IF([.AA$2]=[.$B57]; [.$D57]; &quot;&quot;)">
            <text:p/>
          </table:table-cell>
          <table:table-cell table:formula="of:=IF([.AB$2]=[.$B57]; [.$D57]; &quot;&quot;)">
            <text:p/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8" calcext:value-type="float">
            <text:p>8</text:p>
          </table:table-cell>
          <table:table-cell office:value-type="float" office:value="1.660771" calcext:value-type="float">
            <text:p>1.660771</text:p>
          </table:table-cell>
          <table:table-cell office:value-type="float" office:value="4199999000" calcext:value-type="float">
            <text:p>4199999000</text:p>
          </table:table-cell>
          <table:table-cell table:formula="of:=IF([.E$2]=[.$B58]; [.$C58]; &quot;&quot;)">
            <text:p/>
          </table:table-cell>
          <table:table-cell table:formula="of:=IF([.F$2]=[.$B58]; [.$C58]; &quot;&quot;)">
            <text:p/>
          </table:table-cell>
          <table:table-cell table:formula="of:=IF([.G$2]=[.$B58]; [.$C58]; &quot;&quot;)">
            <text:p/>
          </table:table-cell>
          <table:table-cell table:formula="of:=IF([.H$2]=[.$B58]; [.$C58]; &quot;&quot;)">
            <text:p/>
          </table:table-cell>
          <table:table-cell table:formula="of:=IF([.I$2]=[.$B58]; [.$C58]; &quot;&quot;)">
            <text:p/>
          </table:table-cell>
          <table:table-cell table:formula="of:=IF([.J$2]=[.$B58]; [.$C58]; &quot;&quot;)">
            <text:p/>
          </table:table-cell>
          <table:table-cell table:formula="of:=IF([.K$2]=[.$B58]; [.$C58]; &quot;&quot;)">
            <text:p/>
          </table:table-cell>
          <table:table-cell table:formula="of:=IF([.L$2]=[.$B58]; [.$C58]; &quot;&quot;)">
            <text:p/>
          </table:table-cell>
          <table:table-cell table:formula="of:=IF([.M$2]=[.$B58]; [.$C58]; &quot;&quot;)" office:value-type="float" office:value="1.660771" calcext:value-type="float">
            <text:p>1.660771</text:p>
          </table:table-cell>
          <table:table-cell table:formula="of:=IF([.N$2]=[.$B58]; [.$C58]; &quot;&quot;)">
            <text:p/>
          </table:table-cell>
          <table:table-cell table:formula="of:=IF([.O$2]=[.$B58]; [.$C58]; &quot;&quot;)">
            <text:p/>
          </table:table-cell>
          <table:table-cell table:formula="of:=IF([.P$2]=[.$B58]; [.$C58]; &quot;&quot;)">
            <text:p/>
          </table:table-cell>
          <table:table-cell table:formula="of:=IF([.Q$2]=[.$B58]; [.$D58]; &quot;&quot;)">
            <text:p/>
          </table:table-cell>
          <table:table-cell table:formula="of:=IF([.R$2]=[.$B58]; [.$D58]; &quot;&quot;)">
            <text:p/>
          </table:table-cell>
          <table:table-cell table:formula="of:=IF([.S$2]=[.$B58]; [.$D58]; &quot;&quot;)">
            <text:p/>
          </table:table-cell>
          <table:table-cell table:formula="of:=IF([.T$2]=[.$B58]; [.$D58]; &quot;&quot;)">
            <text:p/>
          </table:table-cell>
          <table:table-cell table:formula="of:=IF([.U$2]=[.$B58]; [.$D58]; &quot;&quot;)">
            <text:p/>
          </table:table-cell>
          <table:table-cell table:formula="of:=IF([.V$2]=[.$B58]; [.$D58]; &quot;&quot;)">
            <text:p/>
          </table:table-cell>
          <table:table-cell table:formula="of:=IF([.W$2]=[.$B58]; [.$D58]; &quot;&quot;)">
            <text:p/>
          </table:table-cell>
          <table:table-cell table:formula="of:=IF([.X$2]=[.$B58]; [.$D58]; &quot;&quot;)">
            <text:p/>
          </table:table-cell>
          <table:table-cell table:formula="of:=IF([.Y$2]=[.$B58]; [.$D58]; &quot;&quot;)" office:value-type="float" office:value="4199999000" calcext:value-type="float">
            <text:p>4199999000</text:p>
          </table:table-cell>
          <table:table-cell table:formula="of:=IF([.Z$2]=[.$B58]; [.$D58]; &quot;&quot;)">
            <text:p/>
          </table:table-cell>
          <table:table-cell table:formula="of:=IF([.AA$2]=[.$B58]; [.$D58]; &quot;&quot;)">
            <text:p/>
          </table:table-cell>
          <table:table-cell table:formula="of:=IF([.AB$2]=[.$B58]; [.$D58]; &quot;&quot;)">
            <text:p/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 office:value-type="float" office:value="1.824793" calcext:value-type="float">
            <text:p>1.82479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59]; [.$C59]; &quot;&quot;)">
            <text:p/>
          </table:table-cell>
          <table:table-cell table:formula="of:=IF([.F$2]=[.$B59]; [.$C59]; &quot;&quot;)">
            <text:p/>
          </table:table-cell>
          <table:table-cell table:formula="of:=IF([.G$2]=[.$B59]; [.$C59]; &quot;&quot;)">
            <text:p/>
          </table:table-cell>
          <table:table-cell table:formula="of:=IF([.H$2]=[.$B59]; [.$C59]; &quot;&quot;)" office:value-type="float" office:value="1.824793" calcext:value-type="float">
            <text:p>1.824793</text:p>
          </table:table-cell>
          <table:table-cell table:formula="of:=IF([.I$2]=[.$B59]; [.$C59]; &quot;&quot;)">
            <text:p/>
          </table:table-cell>
          <table:table-cell table:formula="of:=IF([.J$2]=[.$B59]; [.$C59]; &quot;&quot;)">
            <text:p/>
          </table:table-cell>
          <table:table-cell table:formula="of:=IF([.K$2]=[.$B59]; [.$C59]; &quot;&quot;)">
            <text:p/>
          </table:table-cell>
          <table:table-cell table:formula="of:=IF([.L$2]=[.$B59]; [.$C59]; &quot;&quot;)">
            <text:p/>
          </table:table-cell>
          <table:table-cell table:formula="of:=IF([.M$2]=[.$B59]; [.$C59]; &quot;&quot;)">
            <text:p/>
          </table:table-cell>
          <table:table-cell table:formula="of:=IF([.N$2]=[.$B59]; [.$C59]; &quot;&quot;)">
            <text:p/>
          </table:table-cell>
          <table:table-cell table:formula="of:=IF([.O$2]=[.$B59]; [.$C59]; &quot;&quot;)">
            <text:p/>
          </table:table-cell>
          <table:table-cell table:formula="of:=IF([.P$2]=[.$B59]; [.$C59]; &quot;&quot;)">
            <text:p/>
          </table:table-cell>
          <table:table-cell table:formula="of:=IF([.Q$2]=[.$B59]; [.$D59]; &quot;&quot;)">
            <text:p/>
          </table:table-cell>
          <table:table-cell table:formula="of:=IF([.R$2]=[.$B59]; [.$D59]; &quot;&quot;)">
            <text:p/>
          </table:table-cell>
          <table:table-cell table:formula="of:=IF([.S$2]=[.$B59]; [.$D59]; &quot;&quot;)">
            <text:p/>
          </table:table-cell>
          <table:table-cell table:formula="of:=IF([.T$2]=[.$B59]; [.$D59]; &quot;&quot;)" office:value-type="float" office:value="4200000000" calcext:value-type="float">
            <text:p>4200000000</text:p>
          </table:table-cell>
          <table:table-cell table:formula="of:=IF([.U$2]=[.$B59]; [.$D59]; &quot;&quot;)">
            <text:p/>
          </table:table-cell>
          <table:table-cell table:formula="of:=IF([.V$2]=[.$B59]; [.$D59]; &quot;&quot;)">
            <text:p/>
          </table:table-cell>
          <table:table-cell table:formula="of:=IF([.W$2]=[.$B59]; [.$D59]; &quot;&quot;)">
            <text:p/>
          </table:table-cell>
          <table:table-cell table:formula="of:=IF([.X$2]=[.$B59]; [.$D59]; &quot;&quot;)">
            <text:p/>
          </table:table-cell>
          <table:table-cell table:formula="of:=IF([.Y$2]=[.$B59]; [.$D59]; &quot;&quot;)">
            <text:p/>
          </table:table-cell>
          <table:table-cell table:formula="of:=IF([.Z$2]=[.$B59]; [.$D59]; &quot;&quot;)">
            <text:p/>
          </table:table-cell>
          <table:table-cell table:formula="of:=IF([.AA$2]=[.$B59]; [.$D59]; &quot;&quot;)">
            <text:p/>
          </table:table-cell>
          <table:table-cell table:formula="of:=IF([.AB$2]=[.$B59]; [.$D59]; &quot;&quot;)">
            <text:p/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1.796672" calcext:value-type="float">
            <text:p>1.796672</text:p>
          </table:table-cell>
          <table:table-cell office:value-type="float" office:value="4199999000" calcext:value-type="float">
            <text:p>4199999000</text:p>
          </table:table-cell>
          <table:table-cell table:formula="of:=IF([.E$2]=[.$B60]; [.$C60]; &quot;&quot;)">
            <text:p/>
          </table:table-cell>
          <table:table-cell table:formula="of:=IF([.F$2]=[.$B60]; [.$C60]; &quot;&quot;)">
            <text:p/>
          </table:table-cell>
          <table:table-cell table:formula="of:=IF([.G$2]=[.$B60]; [.$C60]; &quot;&quot;)">
            <text:p/>
          </table:table-cell>
          <table:table-cell table:formula="of:=IF([.H$2]=[.$B60]; [.$C60]; &quot;&quot;)">
            <text:p/>
          </table:table-cell>
          <table:table-cell table:formula="of:=IF([.I$2]=[.$B60]; [.$C60]; &quot;&quot;)">
            <text:p/>
          </table:table-cell>
          <table:table-cell table:formula="of:=IF([.J$2]=[.$B60]; [.$C60]; &quot;&quot;)">
            <text:p/>
          </table:table-cell>
          <table:table-cell table:formula="of:=IF([.K$2]=[.$B60]; [.$C60]; &quot;&quot;)">
            <text:p/>
          </table:table-cell>
          <table:table-cell table:formula="of:=IF([.L$2]=[.$B60]; [.$C60]; &quot;&quot;)">
            <text:p/>
          </table:table-cell>
          <table:table-cell table:formula="of:=IF([.M$2]=[.$B60]; [.$C60]; &quot;&quot;)">
            <text:p/>
          </table:table-cell>
          <table:table-cell table:formula="of:=IF([.N$2]=[.$B60]; [.$C60]; &quot;&quot;)" office:value-type="float" office:value="1.796672" calcext:value-type="float">
            <text:p>1.796672</text:p>
          </table:table-cell>
          <table:table-cell table:formula="of:=IF([.O$2]=[.$B60]; [.$C60]; &quot;&quot;)">
            <text:p/>
          </table:table-cell>
          <table:table-cell table:formula="of:=IF([.P$2]=[.$B60]; [.$C60]; &quot;&quot;)">
            <text:p/>
          </table:table-cell>
          <table:table-cell table:formula="of:=IF([.Q$2]=[.$B60]; [.$D60]; &quot;&quot;)">
            <text:p/>
          </table:table-cell>
          <table:table-cell table:formula="of:=IF([.R$2]=[.$B60]; [.$D60]; &quot;&quot;)">
            <text:p/>
          </table:table-cell>
          <table:table-cell table:formula="of:=IF([.S$2]=[.$B60]; [.$D60]; &quot;&quot;)">
            <text:p/>
          </table:table-cell>
          <table:table-cell table:formula="of:=IF([.T$2]=[.$B60]; [.$D60]; &quot;&quot;)">
            <text:p/>
          </table:table-cell>
          <table:table-cell table:formula="of:=IF([.U$2]=[.$B60]; [.$D60]; &quot;&quot;)">
            <text:p/>
          </table:table-cell>
          <table:table-cell table:formula="of:=IF([.V$2]=[.$B60]; [.$D60]; &quot;&quot;)">
            <text:p/>
          </table:table-cell>
          <table:table-cell table:formula="of:=IF([.W$2]=[.$B60]; [.$D60]; &quot;&quot;)">
            <text:p/>
          </table:table-cell>
          <table:table-cell table:formula="of:=IF([.X$2]=[.$B60]; [.$D60]; &quot;&quot;)">
            <text:p/>
          </table:table-cell>
          <table:table-cell table:formula="of:=IF([.Y$2]=[.$B60]; [.$D60]; &quot;&quot;)">
            <text:p/>
          </table:table-cell>
          <table:table-cell table:formula="of:=IF([.Z$2]=[.$B60]; [.$D60]; &quot;&quot;)" office:value-type="float" office:value="4199999000" calcext:value-type="float">
            <text:p>4199999000</text:p>
          </table:table-cell>
          <table:table-cell table:formula="of:=IF([.AA$2]=[.$B60]; [.$D60]; &quot;&quot;)">
            <text:p/>
          </table:table-cell>
          <table:table-cell table:formula="of:=IF([.AB$2]=[.$B60]; [.$D60]; &quot;&quot;)">
            <text:p/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11" calcext:value-type="float">
            <text:p>11</text:p>
          </table:table-cell>
          <table:table-cell office:value-type="float" office:value="1.803169" calcext:value-type="float">
            <text:p>1.80316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61]; [.$C61]; &quot;&quot;)">
            <text:p/>
          </table:table-cell>
          <table:table-cell table:formula="of:=IF([.F$2]=[.$B61]; [.$C61]; &quot;&quot;)">
            <text:p/>
          </table:table-cell>
          <table:table-cell table:formula="of:=IF([.G$2]=[.$B61]; [.$C61]; &quot;&quot;)">
            <text:p/>
          </table:table-cell>
          <table:table-cell table:formula="of:=IF([.H$2]=[.$B61]; [.$C61]; &quot;&quot;)">
            <text:p/>
          </table:table-cell>
          <table:table-cell table:formula="of:=IF([.I$2]=[.$B61]; [.$C61]; &quot;&quot;)">
            <text:p/>
          </table:table-cell>
          <table:table-cell table:formula="of:=IF([.J$2]=[.$B61]; [.$C61]; &quot;&quot;)">
            <text:p/>
          </table:table-cell>
          <table:table-cell table:formula="of:=IF([.K$2]=[.$B61]; [.$C61]; &quot;&quot;)">
            <text:p/>
          </table:table-cell>
          <table:table-cell table:formula="of:=IF([.L$2]=[.$B61]; [.$C61]; &quot;&quot;)">
            <text:p/>
          </table:table-cell>
          <table:table-cell table:formula="of:=IF([.M$2]=[.$B61]; [.$C61]; &quot;&quot;)">
            <text:p/>
          </table:table-cell>
          <table:table-cell table:formula="of:=IF([.N$2]=[.$B61]; [.$C61]; &quot;&quot;)">
            <text:p/>
          </table:table-cell>
          <table:table-cell table:formula="of:=IF([.O$2]=[.$B61]; [.$C61]; &quot;&quot;)">
            <text:p/>
          </table:table-cell>
          <table:table-cell table:formula="of:=IF([.P$2]=[.$B61]; [.$C61]; &quot;&quot;)" office:value-type="float" office:value="1.803169" calcext:value-type="float">
            <text:p>1.803169</text:p>
          </table:table-cell>
          <table:table-cell table:formula="of:=IF([.Q$2]=[.$B61]; [.$D61]; &quot;&quot;)">
            <text:p/>
          </table:table-cell>
          <table:table-cell table:formula="of:=IF([.R$2]=[.$B61]; [.$D61]; &quot;&quot;)">
            <text:p/>
          </table:table-cell>
          <table:table-cell table:formula="of:=IF([.S$2]=[.$B61]; [.$D61]; &quot;&quot;)">
            <text:p/>
          </table:table-cell>
          <table:table-cell table:formula="of:=IF([.T$2]=[.$B61]; [.$D61]; &quot;&quot;)">
            <text:p/>
          </table:table-cell>
          <table:table-cell table:formula="of:=IF([.U$2]=[.$B61]; [.$D61]; &quot;&quot;)">
            <text:p/>
          </table:table-cell>
          <table:table-cell table:formula="of:=IF([.V$2]=[.$B61]; [.$D61]; &quot;&quot;)">
            <text:p/>
          </table:table-cell>
          <table:table-cell table:formula="of:=IF([.W$2]=[.$B61]; [.$D61]; &quot;&quot;)">
            <text:p/>
          </table:table-cell>
          <table:table-cell table:formula="of:=IF([.X$2]=[.$B61]; [.$D61]; &quot;&quot;)">
            <text:p/>
          </table:table-cell>
          <table:table-cell table:formula="of:=IF([.Y$2]=[.$B61]; [.$D61]; &quot;&quot;)">
            <text:p/>
          </table:table-cell>
          <table:table-cell table:formula="of:=IF([.Z$2]=[.$B61]; [.$D61]; &quot;&quot;)">
            <text:p/>
          </table:table-cell>
          <table:table-cell table:formula="of:=IF([.AA$2]=[.$B61]; [.$D61]; &quot;&quot;)">
            <text:p/>
          </table:table-cell>
          <table:table-cell table:formula="of:=IF([.AB$2]=[.$B61]; [.$D61]; &quot;&quot;)" office:value-type="float" office:value="4199999000" calcext:value-type="float">
            <text:p>4199999000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5" calcext:value-type="float">
            <text:p>5</text:p>
          </table:table-cell>
          <table:table-cell office:value-type="float" office:value="1.782789" calcext:value-type="float">
            <text:p>1.78278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2]; [.$C62]; &quot;&quot;)">
            <text:p/>
          </table:table-cell>
          <table:table-cell table:formula="of:=IF([.F$2]=[.$B62]; [.$C62]; &quot;&quot;)">
            <text:p/>
          </table:table-cell>
          <table:table-cell table:formula="of:=IF([.G$2]=[.$B62]; [.$C62]; &quot;&quot;)">
            <text:p/>
          </table:table-cell>
          <table:table-cell table:formula="of:=IF([.H$2]=[.$B62]; [.$C62]; &quot;&quot;)">
            <text:p/>
          </table:table-cell>
          <table:table-cell table:formula="of:=IF([.I$2]=[.$B62]; [.$C62]; &quot;&quot;)">
            <text:p/>
          </table:table-cell>
          <table:table-cell table:formula="of:=IF([.J$2]=[.$B62]; [.$C62]; &quot;&quot;)" office:value-type="float" office:value="1.782789" calcext:value-type="float">
            <text:p>1.782789</text:p>
          </table:table-cell>
          <table:table-cell table:formula="of:=IF([.K$2]=[.$B62]; [.$C62]; &quot;&quot;)">
            <text:p/>
          </table:table-cell>
          <table:table-cell table:formula="of:=IF([.L$2]=[.$B62]; [.$C62]; &quot;&quot;)">
            <text:p/>
          </table:table-cell>
          <table:table-cell table:formula="of:=IF([.M$2]=[.$B62]; [.$C62]; &quot;&quot;)">
            <text:p/>
          </table:table-cell>
          <table:table-cell table:formula="of:=IF([.N$2]=[.$B62]; [.$C62]; &quot;&quot;)">
            <text:p/>
          </table:table-cell>
          <table:table-cell table:formula="of:=IF([.O$2]=[.$B62]; [.$C62]; &quot;&quot;)">
            <text:p/>
          </table:table-cell>
          <table:table-cell table:formula="of:=IF([.P$2]=[.$B62]; [.$C62]; &quot;&quot;)">
            <text:p/>
          </table:table-cell>
          <table:table-cell table:formula="of:=IF([.Q$2]=[.$B62]; [.$D62]; &quot;&quot;)">
            <text:p/>
          </table:table-cell>
          <table:table-cell table:formula="of:=IF([.R$2]=[.$B62]; [.$D62]; &quot;&quot;)">
            <text:p/>
          </table:table-cell>
          <table:table-cell table:formula="of:=IF([.S$2]=[.$B62]; [.$D62]; &quot;&quot;)">
            <text:p/>
          </table:table-cell>
          <table:table-cell table:formula="of:=IF([.T$2]=[.$B62]; [.$D62]; &quot;&quot;)">
            <text:p/>
          </table:table-cell>
          <table:table-cell table:formula="of:=IF([.U$2]=[.$B62]; [.$D62]; &quot;&quot;)">
            <text:p/>
          </table:table-cell>
          <table:table-cell table:formula="of:=IF([.V$2]=[.$B62]; [.$D62]; &quot;&quot;)" office:value-type="float" office:value="4200000000" calcext:value-type="float">
            <text:p>4200000000</text:p>
          </table:table-cell>
          <table:table-cell table:formula="of:=IF([.W$2]=[.$B62]; [.$D62]; &quot;&quot;)">
            <text:p/>
          </table:table-cell>
          <table:table-cell table:formula="of:=IF([.X$2]=[.$B62]; [.$D62]; &quot;&quot;)">
            <text:p/>
          </table:table-cell>
          <table:table-cell table:formula="of:=IF([.Y$2]=[.$B62]; [.$D62]; &quot;&quot;)">
            <text:p/>
          </table:table-cell>
          <table:table-cell table:formula="of:=IF([.Z$2]=[.$B62]; [.$D62]; &quot;&quot;)">
            <text:p/>
          </table:table-cell>
          <table:table-cell table:formula="of:=IF([.AA$2]=[.$B62]; [.$D62]; &quot;&quot;)">
            <text:p/>
          </table:table-cell>
          <table:table-cell table:formula="of:=IF([.AB$2]=[.$B62]; [.$D62]; &quot;&quot;)">
            <text:p/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6" calcext:value-type="float">
            <text:p>6</text:p>
          </table:table-cell>
          <table:table-cell office:value-type="float" office:value="1.569685" calcext:value-type="float">
            <text:p>1.56968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3]; [.$C63]; &quot;&quot;)">
            <text:p/>
          </table:table-cell>
          <table:table-cell table:formula="of:=IF([.F$2]=[.$B63]; [.$C63]; &quot;&quot;)">
            <text:p/>
          </table:table-cell>
          <table:table-cell table:formula="of:=IF([.G$2]=[.$B63]; [.$C63]; &quot;&quot;)">
            <text:p/>
          </table:table-cell>
          <table:table-cell table:formula="of:=IF([.H$2]=[.$B63]; [.$C63]; &quot;&quot;)">
            <text:p/>
          </table:table-cell>
          <table:table-cell table:formula="of:=IF([.I$2]=[.$B63]; [.$C63]; &quot;&quot;)">
            <text:p/>
          </table:table-cell>
          <table:table-cell table:formula="of:=IF([.J$2]=[.$B63]; [.$C63]; &quot;&quot;)">
            <text:p/>
          </table:table-cell>
          <table:table-cell table:formula="of:=IF([.K$2]=[.$B63]; [.$C63]; &quot;&quot;)" office:value-type="float" office:value="1.569685" calcext:value-type="float">
            <text:p>1.569685</text:p>
          </table:table-cell>
          <table:table-cell table:formula="of:=IF([.L$2]=[.$B63]; [.$C63]; &quot;&quot;)">
            <text:p/>
          </table:table-cell>
          <table:table-cell table:formula="of:=IF([.M$2]=[.$B63]; [.$C63]; &quot;&quot;)">
            <text:p/>
          </table:table-cell>
          <table:table-cell table:formula="of:=IF([.N$2]=[.$B63]; [.$C63]; &quot;&quot;)">
            <text:p/>
          </table:table-cell>
          <table:table-cell table:formula="of:=IF([.O$2]=[.$B63]; [.$C63]; &quot;&quot;)">
            <text:p/>
          </table:table-cell>
          <table:table-cell table:formula="of:=IF([.P$2]=[.$B63]; [.$C63]; &quot;&quot;)">
            <text:p/>
          </table:table-cell>
          <table:table-cell table:formula="of:=IF([.Q$2]=[.$B63]; [.$D63]; &quot;&quot;)">
            <text:p/>
          </table:table-cell>
          <table:table-cell table:formula="of:=IF([.R$2]=[.$B63]; [.$D63]; &quot;&quot;)">
            <text:p/>
          </table:table-cell>
          <table:table-cell table:formula="of:=IF([.S$2]=[.$B63]; [.$D63]; &quot;&quot;)">
            <text:p/>
          </table:table-cell>
          <table:table-cell table:formula="of:=IF([.T$2]=[.$B63]; [.$D63]; &quot;&quot;)">
            <text:p/>
          </table:table-cell>
          <table:table-cell table:formula="of:=IF([.U$2]=[.$B63]; [.$D63]; &quot;&quot;)">
            <text:p/>
          </table:table-cell>
          <table:table-cell table:formula="of:=IF([.V$2]=[.$B63]; [.$D63]; &quot;&quot;)">
            <text:p/>
          </table:table-cell>
          <table:table-cell table:formula="of:=IF([.W$2]=[.$B63]; [.$D63]; &quot;&quot;)" office:value-type="float" office:value="4200000000" calcext:value-type="float">
            <text:p>4200000000</text:p>
          </table:table-cell>
          <table:table-cell table:formula="of:=IF([.X$2]=[.$B63]; [.$D63]; &quot;&quot;)">
            <text:p/>
          </table:table-cell>
          <table:table-cell table:formula="of:=IF([.Y$2]=[.$B63]; [.$D63]; &quot;&quot;)">
            <text:p/>
          </table:table-cell>
          <table:table-cell table:formula="of:=IF([.Z$2]=[.$B63]; [.$D63]; &quot;&quot;)">
            <text:p/>
          </table:table-cell>
          <table:table-cell table:formula="of:=IF([.AA$2]=[.$B63]; [.$D63]; &quot;&quot;)">
            <text:p/>
          </table:table-cell>
          <table:table-cell table:formula="of:=IF([.AB$2]=[.$B63]; [.$D63]; &quot;&quot;)">
            <text:p/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0" calcext:value-type="float">
            <text:p>0</text:p>
          </table:table-cell>
          <table:table-cell office:value-type="float" office:value="1.651308" calcext:value-type="float">
            <text:p>1.65130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4]; [.$C64]; &quot;&quot;)" office:value-type="float" office:value="1.651308" calcext:value-type="float">
            <text:p>1.651308</text:p>
          </table:table-cell>
          <table:table-cell table:formula="of:=IF([.F$2]=[.$B64]; [.$C64]; &quot;&quot;)">
            <text:p/>
          </table:table-cell>
          <table:table-cell table:formula="of:=IF([.G$2]=[.$B64]; [.$C64]; &quot;&quot;)">
            <text:p/>
          </table:table-cell>
          <table:table-cell table:formula="of:=IF([.H$2]=[.$B64]; [.$C64]; &quot;&quot;)">
            <text:p/>
          </table:table-cell>
          <table:table-cell table:formula="of:=IF([.I$2]=[.$B64]; [.$C64]; &quot;&quot;)">
            <text:p/>
          </table:table-cell>
          <table:table-cell table:formula="of:=IF([.J$2]=[.$B64]; [.$C64]; &quot;&quot;)">
            <text:p/>
          </table:table-cell>
          <table:table-cell table:formula="of:=IF([.K$2]=[.$B64]; [.$C64]; &quot;&quot;)">
            <text:p/>
          </table:table-cell>
          <table:table-cell table:formula="of:=IF([.L$2]=[.$B64]; [.$C64]; &quot;&quot;)">
            <text:p/>
          </table:table-cell>
          <table:table-cell table:formula="of:=IF([.M$2]=[.$B64]; [.$C64]; &quot;&quot;)">
            <text:p/>
          </table:table-cell>
          <table:table-cell table:formula="of:=IF([.N$2]=[.$B64]; [.$C64]; &quot;&quot;)">
            <text:p/>
          </table:table-cell>
          <table:table-cell table:formula="of:=IF([.O$2]=[.$B64]; [.$C64]; &quot;&quot;)">
            <text:p/>
          </table:table-cell>
          <table:table-cell table:formula="of:=IF([.P$2]=[.$B64]; [.$C64]; &quot;&quot;)">
            <text:p/>
          </table:table-cell>
          <table:table-cell table:formula="of:=IF([.Q$2]=[.$B64]; [.$D64]; &quot;&quot;)" office:value-type="float" office:value="4200000000" calcext:value-type="float">
            <text:p>4200000000</text:p>
          </table:table-cell>
          <table:table-cell table:formula="of:=IF([.R$2]=[.$B64]; [.$D64]; &quot;&quot;)">
            <text:p/>
          </table:table-cell>
          <table:table-cell table:formula="of:=IF([.S$2]=[.$B64]; [.$D64]; &quot;&quot;)">
            <text:p/>
          </table:table-cell>
          <table:table-cell table:formula="of:=IF([.T$2]=[.$B64]; [.$D64]; &quot;&quot;)">
            <text:p/>
          </table:table-cell>
          <table:table-cell table:formula="of:=IF([.U$2]=[.$B64]; [.$D64]; &quot;&quot;)">
            <text:p/>
          </table:table-cell>
          <table:table-cell table:formula="of:=IF([.V$2]=[.$B64]; [.$D64]; &quot;&quot;)">
            <text:p/>
          </table:table-cell>
          <table:table-cell table:formula="of:=IF([.W$2]=[.$B64]; [.$D64]; &quot;&quot;)">
            <text:p/>
          </table:table-cell>
          <table:table-cell table:formula="of:=IF([.X$2]=[.$B64]; [.$D64]; &quot;&quot;)">
            <text:p/>
          </table:table-cell>
          <table:table-cell table:formula="of:=IF([.Y$2]=[.$B64]; [.$D64]; &quot;&quot;)">
            <text:p/>
          </table:table-cell>
          <table:table-cell table:formula="of:=IF([.Z$2]=[.$B64]; [.$D64]; &quot;&quot;)">
            <text:p/>
          </table:table-cell>
          <table:table-cell table:formula="of:=IF([.AA$2]=[.$B64]; [.$D64]; &quot;&quot;)">
            <text:p/>
          </table:table-cell>
          <table:table-cell table:formula="of:=IF([.AB$2]=[.$B64]; [.$D64]; &quot;&quot;)">
            <text:p/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4" calcext:value-type="float">
            <text:p>4</text:p>
          </table:table-cell>
          <table:table-cell office:value-type="float" office:value="1.680609" calcext:value-type="float">
            <text:p>1.68060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5]; [.$C65]; &quot;&quot;)">
            <text:p/>
          </table:table-cell>
          <table:table-cell table:formula="of:=IF([.F$2]=[.$B65]; [.$C65]; &quot;&quot;)">
            <text:p/>
          </table:table-cell>
          <table:table-cell table:formula="of:=IF([.G$2]=[.$B65]; [.$C65]; &quot;&quot;)">
            <text:p/>
          </table:table-cell>
          <table:table-cell table:formula="of:=IF([.H$2]=[.$B65]; [.$C65]; &quot;&quot;)">
            <text:p/>
          </table:table-cell>
          <table:table-cell table:formula="of:=IF([.I$2]=[.$B65]; [.$C65]; &quot;&quot;)" office:value-type="float" office:value="1.680609" calcext:value-type="float">
            <text:p>1.680609</text:p>
          </table:table-cell>
          <table:table-cell table:formula="of:=IF([.J$2]=[.$B65]; [.$C65]; &quot;&quot;)">
            <text:p/>
          </table:table-cell>
          <table:table-cell table:formula="of:=IF([.K$2]=[.$B65]; [.$C65]; &quot;&quot;)">
            <text:p/>
          </table:table-cell>
          <table:table-cell table:formula="of:=IF([.L$2]=[.$B65]; [.$C65]; &quot;&quot;)">
            <text:p/>
          </table:table-cell>
          <table:table-cell table:formula="of:=IF([.M$2]=[.$B65]; [.$C65]; &quot;&quot;)">
            <text:p/>
          </table:table-cell>
          <table:table-cell table:formula="of:=IF([.N$2]=[.$B65]; [.$C65]; &quot;&quot;)">
            <text:p/>
          </table:table-cell>
          <table:table-cell table:formula="of:=IF([.O$2]=[.$B65]; [.$C65]; &quot;&quot;)">
            <text:p/>
          </table:table-cell>
          <table:table-cell table:formula="of:=IF([.P$2]=[.$B65]; [.$C65]; &quot;&quot;)">
            <text:p/>
          </table:table-cell>
          <table:table-cell table:formula="of:=IF([.Q$2]=[.$B65]; [.$D65]; &quot;&quot;)">
            <text:p/>
          </table:table-cell>
          <table:table-cell table:formula="of:=IF([.R$2]=[.$B65]; [.$D65]; &quot;&quot;)">
            <text:p/>
          </table:table-cell>
          <table:table-cell table:formula="of:=IF([.S$2]=[.$B65]; [.$D65]; &quot;&quot;)">
            <text:p/>
          </table:table-cell>
          <table:table-cell table:formula="of:=IF([.T$2]=[.$B65]; [.$D65]; &quot;&quot;)">
            <text:p/>
          </table:table-cell>
          <table:table-cell table:formula="of:=IF([.U$2]=[.$B65]; [.$D65]; &quot;&quot;)" office:value-type="float" office:value="4200000000" calcext:value-type="float">
            <text:p>4200000000</text:p>
          </table:table-cell>
          <table:table-cell table:formula="of:=IF([.V$2]=[.$B65]; [.$D65]; &quot;&quot;)">
            <text:p/>
          </table:table-cell>
          <table:table-cell table:formula="of:=IF([.W$2]=[.$B65]; [.$D65]; &quot;&quot;)">
            <text:p/>
          </table:table-cell>
          <table:table-cell table:formula="of:=IF([.X$2]=[.$B65]; [.$D65]; &quot;&quot;)">
            <text:p/>
          </table:table-cell>
          <table:table-cell table:formula="of:=IF([.Y$2]=[.$B65]; [.$D65]; &quot;&quot;)">
            <text:p/>
          </table:table-cell>
          <table:table-cell table:formula="of:=IF([.Z$2]=[.$B65]; [.$D65]; &quot;&quot;)">
            <text:p/>
          </table:table-cell>
          <table:table-cell table:formula="of:=IF([.AA$2]=[.$B65]; [.$D65]; &quot;&quot;)">
            <text:p/>
          </table:table-cell>
          <table:table-cell table:formula="of:=IF([.AB$2]=[.$B65]; [.$D65]; &quot;&quot;)">
            <text:p/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1" calcext:value-type="float">
            <text:p>1</text:p>
          </table:table-cell>
          <table:table-cell office:value-type="float" office:value="1.747604" calcext:value-type="float">
            <text:p>1.74760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6]; [.$C66]; &quot;&quot;)">
            <text:p/>
          </table:table-cell>
          <table:table-cell table:formula="of:=IF([.F$2]=[.$B66]; [.$C66]; &quot;&quot;)" office:value-type="float" office:value="1.747604" calcext:value-type="float">
            <text:p>1.747604</text:p>
          </table:table-cell>
          <table:table-cell table:formula="of:=IF([.G$2]=[.$B66]; [.$C66]; &quot;&quot;)">
            <text:p/>
          </table:table-cell>
          <table:table-cell table:formula="of:=IF([.H$2]=[.$B66]; [.$C66]; &quot;&quot;)">
            <text:p/>
          </table:table-cell>
          <table:table-cell table:formula="of:=IF([.I$2]=[.$B66]; [.$C66]; &quot;&quot;)">
            <text:p/>
          </table:table-cell>
          <table:table-cell table:formula="of:=IF([.J$2]=[.$B66]; [.$C66]; &quot;&quot;)">
            <text:p/>
          </table:table-cell>
          <table:table-cell table:formula="of:=IF([.K$2]=[.$B66]; [.$C66]; &quot;&quot;)">
            <text:p/>
          </table:table-cell>
          <table:table-cell table:formula="of:=IF([.L$2]=[.$B66]; [.$C66]; &quot;&quot;)">
            <text:p/>
          </table:table-cell>
          <table:table-cell table:formula="of:=IF([.M$2]=[.$B66]; [.$C66]; &quot;&quot;)">
            <text:p/>
          </table:table-cell>
          <table:table-cell table:formula="of:=IF([.N$2]=[.$B66]; [.$C66]; &quot;&quot;)">
            <text:p/>
          </table:table-cell>
          <table:table-cell table:formula="of:=IF([.O$2]=[.$B66]; [.$C66]; &quot;&quot;)">
            <text:p/>
          </table:table-cell>
          <table:table-cell table:formula="of:=IF([.P$2]=[.$B66]; [.$C66]; &quot;&quot;)">
            <text:p/>
          </table:table-cell>
          <table:table-cell table:formula="of:=IF([.Q$2]=[.$B66]; [.$D66]; &quot;&quot;)">
            <text:p/>
          </table:table-cell>
          <table:table-cell table:formula="of:=IF([.R$2]=[.$B66]; [.$D66]; &quot;&quot;)" office:value-type="float" office:value="4200000000" calcext:value-type="float">
            <text:p>4200000000</text:p>
          </table:table-cell>
          <table:table-cell table:formula="of:=IF([.S$2]=[.$B66]; [.$D66]; &quot;&quot;)">
            <text:p/>
          </table:table-cell>
          <table:table-cell table:formula="of:=IF([.T$2]=[.$B66]; [.$D66]; &quot;&quot;)">
            <text:p/>
          </table:table-cell>
          <table:table-cell table:formula="of:=IF([.U$2]=[.$B66]; [.$D66]; &quot;&quot;)">
            <text:p/>
          </table:table-cell>
          <table:table-cell table:formula="of:=IF([.V$2]=[.$B66]; [.$D66]; &quot;&quot;)">
            <text:p/>
          </table:table-cell>
          <table:table-cell table:formula="of:=IF([.W$2]=[.$B66]; [.$D66]; &quot;&quot;)">
            <text:p/>
          </table:table-cell>
          <table:table-cell table:formula="of:=IF([.X$2]=[.$B66]; [.$D66]; &quot;&quot;)">
            <text:p/>
          </table:table-cell>
          <table:table-cell table:formula="of:=IF([.Y$2]=[.$B66]; [.$D66]; &quot;&quot;)">
            <text:p/>
          </table:table-cell>
          <table:table-cell table:formula="of:=IF([.Z$2]=[.$B66]; [.$D66]; &quot;&quot;)">
            <text:p/>
          </table:table-cell>
          <table:table-cell table:formula="of:=IF([.AA$2]=[.$B66]; [.$D66]; &quot;&quot;)">
            <text:p/>
          </table:table-cell>
          <table:table-cell table:formula="of:=IF([.AB$2]=[.$B66]; [.$D66]; &quot;&quot;)">
            <text:p/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10" calcext:value-type="float">
            <text:p>10</text:p>
          </table:table-cell>
          <table:table-cell office:value-type="float" office:value="1.708822" calcext:value-type="float">
            <text:p>1.70882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7]; [.$C67]; &quot;&quot;)">
            <text:p/>
          </table:table-cell>
          <table:table-cell table:formula="of:=IF([.F$2]=[.$B67]; [.$C67]; &quot;&quot;)">
            <text:p/>
          </table:table-cell>
          <table:table-cell table:formula="of:=IF([.G$2]=[.$B67]; [.$C67]; &quot;&quot;)">
            <text:p/>
          </table:table-cell>
          <table:table-cell table:formula="of:=IF([.H$2]=[.$B67]; [.$C67]; &quot;&quot;)">
            <text:p/>
          </table:table-cell>
          <table:table-cell table:formula="of:=IF([.I$2]=[.$B67]; [.$C67]; &quot;&quot;)">
            <text:p/>
          </table:table-cell>
          <table:table-cell table:formula="of:=IF([.J$2]=[.$B67]; [.$C67]; &quot;&quot;)">
            <text:p/>
          </table:table-cell>
          <table:table-cell table:formula="of:=IF([.K$2]=[.$B67]; [.$C67]; &quot;&quot;)">
            <text:p/>
          </table:table-cell>
          <table:table-cell table:formula="of:=IF([.L$2]=[.$B67]; [.$C67]; &quot;&quot;)">
            <text:p/>
          </table:table-cell>
          <table:table-cell table:formula="of:=IF([.M$2]=[.$B67]; [.$C67]; &quot;&quot;)">
            <text:p/>
          </table:table-cell>
          <table:table-cell table:formula="of:=IF([.N$2]=[.$B67]; [.$C67]; &quot;&quot;)">
            <text:p/>
          </table:table-cell>
          <table:table-cell table:formula="of:=IF([.O$2]=[.$B67]; [.$C67]; &quot;&quot;)" office:value-type="float" office:value="1.708822" calcext:value-type="float">
            <text:p>1.708822</text:p>
          </table:table-cell>
          <table:table-cell table:formula="of:=IF([.P$2]=[.$B67]; [.$C67]; &quot;&quot;)">
            <text:p/>
          </table:table-cell>
          <table:table-cell table:formula="of:=IF([.Q$2]=[.$B67]; [.$D67]; &quot;&quot;)">
            <text:p/>
          </table:table-cell>
          <table:table-cell table:formula="of:=IF([.R$2]=[.$B67]; [.$D67]; &quot;&quot;)">
            <text:p/>
          </table:table-cell>
          <table:table-cell table:formula="of:=IF([.S$2]=[.$B67]; [.$D67]; &quot;&quot;)">
            <text:p/>
          </table:table-cell>
          <table:table-cell table:formula="of:=IF([.T$2]=[.$B67]; [.$D67]; &quot;&quot;)">
            <text:p/>
          </table:table-cell>
          <table:table-cell table:formula="of:=IF([.U$2]=[.$B67]; [.$D67]; &quot;&quot;)">
            <text:p/>
          </table:table-cell>
          <table:table-cell table:formula="of:=IF([.V$2]=[.$B67]; [.$D67]; &quot;&quot;)">
            <text:p/>
          </table:table-cell>
          <table:table-cell table:formula="of:=IF([.W$2]=[.$B67]; [.$D67]; &quot;&quot;)">
            <text:p/>
          </table:table-cell>
          <table:table-cell table:formula="of:=IF([.X$2]=[.$B67]; [.$D67]; &quot;&quot;)">
            <text:p/>
          </table:table-cell>
          <table:table-cell table:formula="of:=IF([.Y$2]=[.$B67]; [.$D67]; &quot;&quot;)">
            <text:p/>
          </table:table-cell>
          <table:table-cell table:formula="of:=IF([.Z$2]=[.$B67]; [.$D67]; &quot;&quot;)">
            <text:p/>
          </table:table-cell>
          <table:table-cell table:formula="of:=IF([.AA$2]=[.$B67]; [.$D67]; &quot;&quot;)" office:value-type="float" office:value="4200000000" calcext:value-type="float">
            <text:p>4200000000</text:p>
          </table:table-cell>
          <table:table-cell table:formula="of:=IF([.AB$2]=[.$B67]; [.$D67]; &quot;&quot;)">
            <text:p/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2" calcext:value-type="float">
            <text:p>2</text:p>
          </table:table-cell>
          <table:table-cell office:value-type="float" office:value="1.649828" calcext:value-type="float">
            <text:p>1.64982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8]; [.$C68]; &quot;&quot;)">
            <text:p/>
          </table:table-cell>
          <table:table-cell table:formula="of:=IF([.F$2]=[.$B68]; [.$C68]; &quot;&quot;)">
            <text:p/>
          </table:table-cell>
          <table:table-cell table:formula="of:=IF([.G$2]=[.$B68]; [.$C68]; &quot;&quot;)" office:value-type="float" office:value="1.649828" calcext:value-type="float">
            <text:p>1.649828</text:p>
          </table:table-cell>
          <table:table-cell table:formula="of:=IF([.H$2]=[.$B68]; [.$C68]; &quot;&quot;)">
            <text:p/>
          </table:table-cell>
          <table:table-cell table:formula="of:=IF([.I$2]=[.$B68]; [.$C68]; &quot;&quot;)">
            <text:p/>
          </table:table-cell>
          <table:table-cell table:formula="of:=IF([.J$2]=[.$B68]; [.$C68]; &quot;&quot;)">
            <text:p/>
          </table:table-cell>
          <table:table-cell table:formula="of:=IF([.K$2]=[.$B68]; [.$C68]; &quot;&quot;)">
            <text:p/>
          </table:table-cell>
          <table:table-cell table:formula="of:=IF([.L$2]=[.$B68]; [.$C68]; &quot;&quot;)">
            <text:p/>
          </table:table-cell>
          <table:table-cell table:formula="of:=IF([.M$2]=[.$B68]; [.$C68]; &quot;&quot;)">
            <text:p/>
          </table:table-cell>
          <table:table-cell table:formula="of:=IF([.N$2]=[.$B68]; [.$C68]; &quot;&quot;)">
            <text:p/>
          </table:table-cell>
          <table:table-cell table:formula="of:=IF([.O$2]=[.$B68]; [.$C68]; &quot;&quot;)">
            <text:p/>
          </table:table-cell>
          <table:table-cell table:formula="of:=IF([.P$2]=[.$B68]; [.$C68]; &quot;&quot;)">
            <text:p/>
          </table:table-cell>
          <table:table-cell table:formula="of:=IF([.Q$2]=[.$B68]; [.$D68]; &quot;&quot;)">
            <text:p/>
          </table:table-cell>
          <table:table-cell table:formula="of:=IF([.R$2]=[.$B68]; [.$D68]; &quot;&quot;)">
            <text:p/>
          </table:table-cell>
          <table:table-cell table:formula="of:=IF([.S$2]=[.$B68]; [.$D68]; &quot;&quot;)" office:value-type="float" office:value="4200000000" calcext:value-type="float">
            <text:p>4200000000</text:p>
          </table:table-cell>
          <table:table-cell table:formula="of:=IF([.T$2]=[.$B68]; [.$D68]; &quot;&quot;)">
            <text:p/>
          </table:table-cell>
          <table:table-cell table:formula="of:=IF([.U$2]=[.$B68]; [.$D68]; &quot;&quot;)">
            <text:p/>
          </table:table-cell>
          <table:table-cell table:formula="of:=IF([.V$2]=[.$B68]; [.$D68]; &quot;&quot;)">
            <text:p/>
          </table:table-cell>
          <table:table-cell table:formula="of:=IF([.W$2]=[.$B68]; [.$D68]; &quot;&quot;)">
            <text:p/>
          </table:table-cell>
          <table:table-cell table:formula="of:=IF([.X$2]=[.$B68]; [.$D68]; &quot;&quot;)">
            <text:p/>
          </table:table-cell>
          <table:table-cell table:formula="of:=IF([.Y$2]=[.$B68]; [.$D68]; &quot;&quot;)">
            <text:p/>
          </table:table-cell>
          <table:table-cell table:formula="of:=IF([.Z$2]=[.$B68]; [.$D68]; &quot;&quot;)">
            <text:p/>
          </table:table-cell>
          <table:table-cell table:formula="of:=IF([.AA$2]=[.$B68]; [.$D68]; &quot;&quot;)">
            <text:p/>
          </table:table-cell>
          <table:table-cell table:formula="of:=IF([.AB$2]=[.$B68]; [.$D68]; &quot;&quot;)">
            <text:p/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8" calcext:value-type="float">
            <text:p>8</text:p>
          </table:table-cell>
          <table:table-cell office:value-type="float" office:value="1.663419" calcext:value-type="float">
            <text:p>1.66341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69]; [.$C69]; &quot;&quot;)">
            <text:p/>
          </table:table-cell>
          <table:table-cell table:formula="of:=IF([.F$2]=[.$B69]; [.$C69]; &quot;&quot;)">
            <text:p/>
          </table:table-cell>
          <table:table-cell table:formula="of:=IF([.G$2]=[.$B69]; [.$C69]; &quot;&quot;)">
            <text:p/>
          </table:table-cell>
          <table:table-cell table:formula="of:=IF([.H$2]=[.$B69]; [.$C69]; &quot;&quot;)">
            <text:p/>
          </table:table-cell>
          <table:table-cell table:formula="of:=IF([.I$2]=[.$B69]; [.$C69]; &quot;&quot;)">
            <text:p/>
          </table:table-cell>
          <table:table-cell table:formula="of:=IF([.J$2]=[.$B69]; [.$C69]; &quot;&quot;)">
            <text:p/>
          </table:table-cell>
          <table:table-cell table:formula="of:=IF([.K$2]=[.$B69]; [.$C69]; &quot;&quot;)">
            <text:p/>
          </table:table-cell>
          <table:table-cell table:formula="of:=IF([.L$2]=[.$B69]; [.$C69]; &quot;&quot;)">
            <text:p/>
          </table:table-cell>
          <table:table-cell table:formula="of:=IF([.M$2]=[.$B69]; [.$C69]; &quot;&quot;)" office:value-type="float" office:value="1.663419" calcext:value-type="float">
            <text:p>1.663419</text:p>
          </table:table-cell>
          <table:table-cell table:formula="of:=IF([.N$2]=[.$B69]; [.$C69]; &quot;&quot;)">
            <text:p/>
          </table:table-cell>
          <table:table-cell table:formula="of:=IF([.O$2]=[.$B69]; [.$C69]; &quot;&quot;)">
            <text:p/>
          </table:table-cell>
          <table:table-cell table:formula="of:=IF([.P$2]=[.$B69]; [.$C69]; &quot;&quot;)">
            <text:p/>
          </table:table-cell>
          <table:table-cell table:formula="of:=IF([.Q$2]=[.$B69]; [.$D69]; &quot;&quot;)">
            <text:p/>
          </table:table-cell>
          <table:table-cell table:formula="of:=IF([.R$2]=[.$B69]; [.$D69]; &quot;&quot;)">
            <text:p/>
          </table:table-cell>
          <table:table-cell table:formula="of:=IF([.S$2]=[.$B69]; [.$D69]; &quot;&quot;)">
            <text:p/>
          </table:table-cell>
          <table:table-cell table:formula="of:=IF([.T$2]=[.$B69]; [.$D69]; &quot;&quot;)">
            <text:p/>
          </table:table-cell>
          <table:table-cell table:formula="of:=IF([.U$2]=[.$B69]; [.$D69]; &quot;&quot;)">
            <text:p/>
          </table:table-cell>
          <table:table-cell table:formula="of:=IF([.V$2]=[.$B69]; [.$D69]; &quot;&quot;)">
            <text:p/>
          </table:table-cell>
          <table:table-cell table:formula="of:=IF([.W$2]=[.$B69]; [.$D69]; &quot;&quot;)">
            <text:p/>
          </table:table-cell>
          <table:table-cell table:formula="of:=IF([.X$2]=[.$B69]; [.$D69]; &quot;&quot;)">
            <text:p/>
          </table:table-cell>
          <table:table-cell table:formula="of:=IF([.Y$2]=[.$B69]; [.$D69]; &quot;&quot;)" office:value-type="float" office:value="4200000000" calcext:value-type="float">
            <text:p>4200000000</text:p>
          </table:table-cell>
          <table:table-cell table:formula="of:=IF([.Z$2]=[.$B69]; [.$D69]; &quot;&quot;)">
            <text:p/>
          </table:table-cell>
          <table:table-cell table:formula="of:=IF([.AA$2]=[.$B69]; [.$D69]; &quot;&quot;)">
            <text:p/>
          </table:table-cell>
          <table:table-cell table:formula="of:=IF([.AB$2]=[.$B69]; [.$D69]; &quot;&quot;)">
            <text:p/>
          </table:table-cell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float" office:value="7" calcext:value-type="float">
            <text:p>7</text:p>
          </table:table-cell>
          <table:table-cell office:value-type="float" office:value="1.924258" calcext:value-type="float">
            <text:p>1.92425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70]; [.$C70]; &quot;&quot;)">
            <text:p/>
          </table:table-cell>
          <table:table-cell table:formula="of:=IF([.F$2]=[.$B70]; [.$C70]; &quot;&quot;)">
            <text:p/>
          </table:table-cell>
          <table:table-cell table:formula="of:=IF([.G$2]=[.$B70]; [.$C70]; &quot;&quot;)">
            <text:p/>
          </table:table-cell>
          <table:table-cell table:formula="of:=IF([.H$2]=[.$B70]; [.$C70]; &quot;&quot;)">
            <text:p/>
          </table:table-cell>
          <table:table-cell table:formula="of:=IF([.I$2]=[.$B70]; [.$C70]; &quot;&quot;)">
            <text:p/>
          </table:table-cell>
          <table:table-cell table:formula="of:=IF([.J$2]=[.$B70]; [.$C70]; &quot;&quot;)">
            <text:p/>
          </table:table-cell>
          <table:table-cell table:formula="of:=IF([.K$2]=[.$B70]; [.$C70]; &quot;&quot;)">
            <text:p/>
          </table:table-cell>
          <table:table-cell table:formula="of:=IF([.L$2]=[.$B70]; [.$C70]; &quot;&quot;)" office:value-type="float" office:value="1.924258" calcext:value-type="float">
            <text:p>1.924258</text:p>
          </table:table-cell>
          <table:table-cell table:formula="of:=IF([.M$2]=[.$B70]; [.$C70]; &quot;&quot;)">
            <text:p/>
          </table:table-cell>
          <table:table-cell table:formula="of:=IF([.N$2]=[.$B70]; [.$C70]; &quot;&quot;)">
            <text:p/>
          </table:table-cell>
          <table:table-cell table:formula="of:=IF([.O$2]=[.$B70]; [.$C70]; &quot;&quot;)">
            <text:p/>
          </table:table-cell>
          <table:table-cell table:formula="of:=IF([.P$2]=[.$B70]; [.$C70]; &quot;&quot;)">
            <text:p/>
          </table:table-cell>
          <table:table-cell table:formula="of:=IF([.Q$2]=[.$B70]; [.$D70]; &quot;&quot;)">
            <text:p/>
          </table:table-cell>
          <table:table-cell table:formula="of:=IF([.R$2]=[.$B70]; [.$D70]; &quot;&quot;)">
            <text:p/>
          </table:table-cell>
          <table:table-cell table:formula="of:=IF([.S$2]=[.$B70]; [.$D70]; &quot;&quot;)">
            <text:p/>
          </table:table-cell>
          <table:table-cell table:formula="of:=IF([.T$2]=[.$B70]; [.$D70]; &quot;&quot;)">
            <text:p/>
          </table:table-cell>
          <table:table-cell table:formula="of:=IF([.U$2]=[.$B70]; [.$D70]; &quot;&quot;)">
            <text:p/>
          </table:table-cell>
          <table:table-cell table:formula="of:=IF([.V$2]=[.$B70]; [.$D70]; &quot;&quot;)">
            <text:p/>
          </table:table-cell>
          <table:table-cell table:formula="of:=IF([.W$2]=[.$B70]; [.$D70]; &quot;&quot;)">
            <text:p/>
          </table:table-cell>
          <table:table-cell table:formula="of:=IF([.X$2]=[.$B70]; [.$D70]; &quot;&quot;)" office:value-type="float" office:value="4200000000" calcext:value-type="float">
            <text:p>4200000000</text:p>
          </table:table-cell>
          <table:table-cell table:formula="of:=IF([.Y$2]=[.$B70]; [.$D70]; &quot;&quot;)">
            <text:p/>
          </table:table-cell>
          <table:table-cell table:formula="of:=IF([.Z$2]=[.$B70]; [.$D70]; &quot;&quot;)">
            <text:p/>
          </table:table-cell>
          <table:table-cell table:formula="of:=IF([.AA$2]=[.$B70]; [.$D70]; &quot;&quot;)">
            <text:p/>
          </table:table-cell>
          <table:table-cell table:formula="of:=IF([.AB$2]=[.$B70]; [.$D70]; &quot;&quot;)">
            <text:p/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float" office:value="9" calcext:value-type="float">
            <text:p>9</text:p>
          </table:table-cell>
          <table:table-cell office:value-type="float" office:value="1.842476" calcext:value-type="float">
            <text:p>1.842476</text:p>
          </table:table-cell>
          <table:table-cell office:value-type="float" office:value="4200000000" calcext:value-type="float">
            <text:p>4200000000</text:p>
          </table:table-cell>
          <table:table-cell table:formula="of:=IF([.E$2]=[.$B71]; [.$C71]; &quot;&quot;)">
            <text:p/>
          </table:table-cell>
          <table:table-cell table:formula="of:=IF([.F$2]=[.$B71]; [.$C71]; &quot;&quot;)">
            <text:p/>
          </table:table-cell>
          <table:table-cell table:formula="of:=IF([.G$2]=[.$B71]; [.$C71]; &quot;&quot;)">
            <text:p/>
          </table:table-cell>
          <table:table-cell table:formula="of:=IF([.H$2]=[.$B71]; [.$C71]; &quot;&quot;)">
            <text:p/>
          </table:table-cell>
          <table:table-cell table:formula="of:=IF([.I$2]=[.$B71]; [.$C71]; &quot;&quot;)">
            <text:p/>
          </table:table-cell>
          <table:table-cell table:formula="of:=IF([.J$2]=[.$B71]; [.$C71]; &quot;&quot;)">
            <text:p/>
          </table:table-cell>
          <table:table-cell table:formula="of:=IF([.K$2]=[.$B71]; [.$C71]; &quot;&quot;)">
            <text:p/>
          </table:table-cell>
          <table:table-cell table:formula="of:=IF([.L$2]=[.$B71]; [.$C71]; &quot;&quot;)">
            <text:p/>
          </table:table-cell>
          <table:table-cell table:formula="of:=IF([.M$2]=[.$B71]; [.$C71]; &quot;&quot;)">
            <text:p/>
          </table:table-cell>
          <table:table-cell table:formula="of:=IF([.N$2]=[.$B71]; [.$C71]; &quot;&quot;)" office:value-type="float" office:value="1.842476" calcext:value-type="float">
            <text:p>1.842476</text:p>
          </table:table-cell>
          <table:table-cell table:formula="of:=IF([.O$2]=[.$B71]; [.$C71]; &quot;&quot;)">
            <text:p/>
          </table:table-cell>
          <table:table-cell table:formula="of:=IF([.P$2]=[.$B71]; [.$C71]; &quot;&quot;)">
            <text:p/>
          </table:table-cell>
          <table:table-cell table:formula="of:=IF([.Q$2]=[.$B71]; [.$D71]; &quot;&quot;)">
            <text:p/>
          </table:table-cell>
          <table:table-cell table:formula="of:=IF([.R$2]=[.$B71]; [.$D71]; &quot;&quot;)">
            <text:p/>
          </table:table-cell>
          <table:table-cell table:formula="of:=IF([.S$2]=[.$B71]; [.$D71]; &quot;&quot;)">
            <text:p/>
          </table:table-cell>
          <table:table-cell table:formula="of:=IF([.T$2]=[.$B71]; [.$D71]; &quot;&quot;)">
            <text:p/>
          </table:table-cell>
          <table:table-cell table:formula="of:=IF([.U$2]=[.$B71]; [.$D71]; &quot;&quot;)">
            <text:p/>
          </table:table-cell>
          <table:table-cell table:formula="of:=IF([.V$2]=[.$B71]; [.$D71]; &quot;&quot;)">
            <text:p/>
          </table:table-cell>
          <table:table-cell table:formula="of:=IF([.W$2]=[.$B71]; [.$D71]; &quot;&quot;)">
            <text:p/>
          </table:table-cell>
          <table:table-cell table:formula="of:=IF([.X$2]=[.$B71]; [.$D71]; &quot;&quot;)">
            <text:p/>
          </table:table-cell>
          <table:table-cell table:formula="of:=IF([.Y$2]=[.$B71]; [.$D71]; &quot;&quot;)">
            <text:p/>
          </table:table-cell>
          <table:table-cell table:formula="of:=IF([.Z$2]=[.$B71]; [.$D71]; &quot;&quot;)" office:value-type="float" office:value="4200000000" calcext:value-type="float">
            <text:p>4200000000</text:p>
          </table:table-cell>
          <table:table-cell table:formula="of:=IF([.AA$2]=[.$B71]; [.$D71]; &quot;&quot;)">
            <text:p/>
          </table:table-cell>
          <table:table-cell table:formula="of:=IF([.AB$2]=[.$B71]; [.$D71]; &quot;&quot;)">
            <text:p/>
          </table:table-cell>
        </table:table-row>
        <table:table-row table:style-name="ro1">
          <table:table-cell office:value-type="float" office:value="10837" calcext:value-type="float">
            <text:p>10837</text:p>
          </table:table-cell>
          <table:table-cell office:value-type="float" office:value="3" calcext:value-type="float">
            <text:p>3</text:p>
          </table:table-cell>
          <table:table-cell office:value-type="float" office:value="1.975849" calcext:value-type="float">
            <text:p>1.97584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2]; [.$C72]; &quot;&quot;)">
            <text:p/>
          </table:table-cell>
          <table:table-cell table:formula="of:=IF([.F$2]=[.$B72]; [.$C72]; &quot;&quot;)">
            <text:p/>
          </table:table-cell>
          <table:table-cell table:formula="of:=IF([.G$2]=[.$B72]; [.$C72]; &quot;&quot;)">
            <text:p/>
          </table:table-cell>
          <table:table-cell table:formula="of:=IF([.H$2]=[.$B72]; [.$C72]; &quot;&quot;)" office:value-type="float" office:value="1.975849" calcext:value-type="float">
            <text:p>1.975849</text:p>
          </table:table-cell>
          <table:table-cell table:formula="of:=IF([.I$2]=[.$B72]; [.$C72]; &quot;&quot;)">
            <text:p/>
          </table:table-cell>
          <table:table-cell table:formula="of:=IF([.J$2]=[.$B72]; [.$C72]; &quot;&quot;)">
            <text:p/>
          </table:table-cell>
          <table:table-cell table:formula="of:=IF([.K$2]=[.$B72]; [.$C72]; &quot;&quot;)">
            <text:p/>
          </table:table-cell>
          <table:table-cell table:formula="of:=IF([.L$2]=[.$B72]; [.$C72]; &quot;&quot;)">
            <text:p/>
          </table:table-cell>
          <table:table-cell table:formula="of:=IF([.M$2]=[.$B72]; [.$C72]; &quot;&quot;)">
            <text:p/>
          </table:table-cell>
          <table:table-cell table:formula="of:=IF([.N$2]=[.$B72]; [.$C72]; &quot;&quot;)">
            <text:p/>
          </table:table-cell>
          <table:table-cell table:formula="of:=IF([.O$2]=[.$B72]; [.$C72]; &quot;&quot;)">
            <text:p/>
          </table:table-cell>
          <table:table-cell table:formula="of:=IF([.P$2]=[.$B72]; [.$C72]; &quot;&quot;)">
            <text:p/>
          </table:table-cell>
          <table:table-cell table:formula="of:=IF([.Q$2]=[.$B72]; [.$D72]; &quot;&quot;)">
            <text:p/>
          </table:table-cell>
          <table:table-cell table:formula="of:=IF([.R$2]=[.$B72]; [.$D72]; &quot;&quot;)">
            <text:p/>
          </table:table-cell>
          <table:table-cell table:formula="of:=IF([.S$2]=[.$B72]; [.$D72]; &quot;&quot;)">
            <text:p/>
          </table:table-cell>
          <table:table-cell table:formula="of:=IF([.T$2]=[.$B72]; [.$D72]; &quot;&quot;)" office:value-type="float" office:value="4199999000" calcext:value-type="float">
            <text:p>4199999000</text:p>
          </table:table-cell>
          <table:table-cell table:formula="of:=IF([.U$2]=[.$B72]; [.$D72]; &quot;&quot;)">
            <text:p/>
          </table:table-cell>
          <table:table-cell table:formula="of:=IF([.V$2]=[.$B72]; [.$D72]; &quot;&quot;)">
            <text:p/>
          </table:table-cell>
          <table:table-cell table:formula="of:=IF([.W$2]=[.$B72]; [.$D72]; &quot;&quot;)">
            <text:p/>
          </table:table-cell>
          <table:table-cell table:formula="of:=IF([.X$2]=[.$B72]; [.$D72]; &quot;&quot;)">
            <text:p/>
          </table:table-cell>
          <table:table-cell table:formula="of:=IF([.Y$2]=[.$B72]; [.$D72]; &quot;&quot;)">
            <text:p/>
          </table:table-cell>
          <table:table-cell table:formula="of:=IF([.Z$2]=[.$B72]; [.$D72]; &quot;&quot;)">
            <text:p/>
          </table:table-cell>
          <table:table-cell table:formula="of:=IF([.AA$2]=[.$B72]; [.$D72]; &quot;&quot;)">
            <text:p/>
          </table:table-cell>
          <table:table-cell table:formula="of:=IF([.AB$2]=[.$B72]; [.$D72]; &quot;&quot;)">
            <text:p/>
          </table:table-cell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float" office:value="11" calcext:value-type="float">
            <text:p>11</text:p>
          </table:table-cell>
          <table:table-cell office:value-type="float" office:value="1.686038" calcext:value-type="float">
            <text:p>1.68603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73]; [.$C73]; &quot;&quot;)">
            <text:p/>
          </table:table-cell>
          <table:table-cell table:formula="of:=IF([.F$2]=[.$B73]; [.$C73]; &quot;&quot;)">
            <text:p/>
          </table:table-cell>
          <table:table-cell table:formula="of:=IF([.G$2]=[.$B73]; [.$C73]; &quot;&quot;)">
            <text:p/>
          </table:table-cell>
          <table:table-cell table:formula="of:=IF([.H$2]=[.$B73]; [.$C73]; &quot;&quot;)">
            <text:p/>
          </table:table-cell>
          <table:table-cell table:formula="of:=IF([.I$2]=[.$B73]; [.$C73]; &quot;&quot;)">
            <text:p/>
          </table:table-cell>
          <table:table-cell table:formula="of:=IF([.J$2]=[.$B73]; [.$C73]; &quot;&quot;)">
            <text:p/>
          </table:table-cell>
          <table:table-cell table:formula="of:=IF([.K$2]=[.$B73]; [.$C73]; &quot;&quot;)">
            <text:p/>
          </table:table-cell>
          <table:table-cell table:formula="of:=IF([.L$2]=[.$B73]; [.$C73]; &quot;&quot;)">
            <text:p/>
          </table:table-cell>
          <table:table-cell table:formula="of:=IF([.M$2]=[.$B73]; [.$C73]; &quot;&quot;)">
            <text:p/>
          </table:table-cell>
          <table:table-cell table:formula="of:=IF([.N$2]=[.$B73]; [.$C73]; &quot;&quot;)">
            <text:p/>
          </table:table-cell>
          <table:table-cell table:formula="of:=IF([.O$2]=[.$B73]; [.$C73]; &quot;&quot;)">
            <text:p/>
          </table:table-cell>
          <table:table-cell table:formula="of:=IF([.P$2]=[.$B73]; [.$C73]; &quot;&quot;)" office:value-type="float" office:value="1.686038" calcext:value-type="float">
            <text:p>1.686038</text:p>
          </table:table-cell>
          <table:table-cell table:formula="of:=IF([.Q$2]=[.$B73]; [.$D73]; &quot;&quot;)">
            <text:p/>
          </table:table-cell>
          <table:table-cell table:formula="of:=IF([.R$2]=[.$B73]; [.$D73]; &quot;&quot;)">
            <text:p/>
          </table:table-cell>
          <table:table-cell table:formula="of:=IF([.S$2]=[.$B73]; [.$D73]; &quot;&quot;)">
            <text:p/>
          </table:table-cell>
          <table:table-cell table:formula="of:=IF([.T$2]=[.$B73]; [.$D73]; &quot;&quot;)">
            <text:p/>
          </table:table-cell>
          <table:table-cell table:formula="of:=IF([.U$2]=[.$B73]; [.$D73]; &quot;&quot;)">
            <text:p/>
          </table:table-cell>
          <table:table-cell table:formula="of:=IF([.V$2]=[.$B73]; [.$D73]; &quot;&quot;)">
            <text:p/>
          </table:table-cell>
          <table:table-cell table:formula="of:=IF([.W$2]=[.$B73]; [.$D73]; &quot;&quot;)">
            <text:p/>
          </table:table-cell>
          <table:table-cell table:formula="of:=IF([.X$2]=[.$B73]; [.$D73]; &quot;&quot;)">
            <text:p/>
          </table:table-cell>
          <table:table-cell table:formula="of:=IF([.Y$2]=[.$B73]; [.$D73]; &quot;&quot;)">
            <text:p/>
          </table:table-cell>
          <table:table-cell table:formula="of:=IF([.Z$2]=[.$B73]; [.$D73]; &quot;&quot;)">
            <text:p/>
          </table:table-cell>
          <table:table-cell table:formula="of:=IF([.AA$2]=[.$B73]; [.$D73]; &quot;&quot;)">
            <text:p/>
          </table:table-cell>
          <table:table-cell table:formula="of:=IF([.AB$2]=[.$B73]; [.$D73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float" office:value="5" calcext:value-type="float">
            <text:p>5</text:p>
          </table:table-cell>
          <table:table-cell office:value-type="float" office:value="1.675177" calcext:value-type="float">
            <text:p>1.675177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4]; [.$C74]; &quot;&quot;)">
            <text:p/>
          </table:table-cell>
          <table:table-cell table:formula="of:=IF([.F$2]=[.$B74]; [.$C74]; &quot;&quot;)">
            <text:p/>
          </table:table-cell>
          <table:table-cell table:formula="of:=IF([.G$2]=[.$B74]; [.$C74]; &quot;&quot;)">
            <text:p/>
          </table:table-cell>
          <table:table-cell table:formula="of:=IF([.H$2]=[.$B74]; [.$C74]; &quot;&quot;)">
            <text:p/>
          </table:table-cell>
          <table:table-cell table:formula="of:=IF([.I$2]=[.$B74]; [.$C74]; &quot;&quot;)">
            <text:p/>
          </table:table-cell>
          <table:table-cell table:formula="of:=IF([.J$2]=[.$B74]; [.$C74]; &quot;&quot;)" office:value-type="float" office:value="1.675177" calcext:value-type="float">
            <text:p>1.675177</text:p>
          </table:table-cell>
          <table:table-cell table:formula="of:=IF([.K$2]=[.$B74]; [.$C74]; &quot;&quot;)">
            <text:p/>
          </table:table-cell>
          <table:table-cell table:formula="of:=IF([.L$2]=[.$B74]; [.$C74]; &quot;&quot;)">
            <text:p/>
          </table:table-cell>
          <table:table-cell table:formula="of:=IF([.M$2]=[.$B74]; [.$C74]; &quot;&quot;)">
            <text:p/>
          </table:table-cell>
          <table:table-cell table:formula="of:=IF([.N$2]=[.$B74]; [.$C74]; &quot;&quot;)">
            <text:p/>
          </table:table-cell>
          <table:table-cell table:formula="of:=IF([.O$2]=[.$B74]; [.$C74]; &quot;&quot;)">
            <text:p/>
          </table:table-cell>
          <table:table-cell table:formula="of:=IF([.P$2]=[.$B74]; [.$C74]; &quot;&quot;)">
            <text:p/>
          </table:table-cell>
          <table:table-cell table:formula="of:=IF([.Q$2]=[.$B74]; [.$D74]; &quot;&quot;)">
            <text:p/>
          </table:table-cell>
          <table:table-cell table:formula="of:=IF([.R$2]=[.$B74]; [.$D74]; &quot;&quot;)">
            <text:p/>
          </table:table-cell>
          <table:table-cell table:formula="of:=IF([.S$2]=[.$B74]; [.$D74]; &quot;&quot;)">
            <text:p/>
          </table:table-cell>
          <table:table-cell table:formula="of:=IF([.T$2]=[.$B74]; [.$D74]; &quot;&quot;)">
            <text:p/>
          </table:table-cell>
          <table:table-cell table:formula="of:=IF([.U$2]=[.$B74]; [.$D74]; &quot;&quot;)">
            <text:p/>
          </table:table-cell>
          <table:table-cell table:formula="of:=IF([.V$2]=[.$B74]; [.$D74]; &quot;&quot;)" office:value-type="float" office:value="4199999000" calcext:value-type="float">
            <text:p>4199999000</text:p>
          </table:table-cell>
          <table:table-cell table:formula="of:=IF([.W$2]=[.$B74]; [.$D74]; &quot;&quot;)">
            <text:p/>
          </table:table-cell>
          <table:table-cell table:formula="of:=IF([.X$2]=[.$B74]; [.$D74]; &quot;&quot;)">
            <text:p/>
          </table:table-cell>
          <table:table-cell table:formula="of:=IF([.Y$2]=[.$B74]; [.$D74]; &quot;&quot;)">
            <text:p/>
          </table:table-cell>
          <table:table-cell table:formula="of:=IF([.Z$2]=[.$B74]; [.$D74]; &quot;&quot;)">
            <text:p/>
          </table:table-cell>
          <table:table-cell table:formula="of:=IF([.AA$2]=[.$B74]; [.$D74]; &quot;&quot;)">
            <text:p/>
          </table:table-cell>
          <table:table-cell table:formula="of:=IF([.AB$2]=[.$B74]; [.$D74]; &quot;&quot;)">
            <text:p/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6" calcext:value-type="float">
            <text:p>6</text:p>
          </table:table-cell>
          <table:table-cell office:value-type="float" office:value="1.615483" calcext:value-type="float">
            <text:p>1.61548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5]; [.$C75]; &quot;&quot;)">
            <text:p/>
          </table:table-cell>
          <table:table-cell table:formula="of:=IF([.F$2]=[.$B75]; [.$C75]; &quot;&quot;)">
            <text:p/>
          </table:table-cell>
          <table:table-cell table:formula="of:=IF([.G$2]=[.$B75]; [.$C75]; &quot;&quot;)">
            <text:p/>
          </table:table-cell>
          <table:table-cell table:formula="of:=IF([.H$2]=[.$B75]; [.$C75]; &quot;&quot;)">
            <text:p/>
          </table:table-cell>
          <table:table-cell table:formula="of:=IF([.I$2]=[.$B75]; [.$C75]; &quot;&quot;)">
            <text:p/>
          </table:table-cell>
          <table:table-cell table:formula="of:=IF([.J$2]=[.$B75]; [.$C75]; &quot;&quot;)">
            <text:p/>
          </table:table-cell>
          <table:table-cell table:formula="of:=IF([.K$2]=[.$B75]; [.$C75]; &quot;&quot;)" office:value-type="float" office:value="1.615483" calcext:value-type="float">
            <text:p>1.615483</text:p>
          </table:table-cell>
          <table:table-cell table:formula="of:=IF([.L$2]=[.$B75]; [.$C75]; &quot;&quot;)">
            <text:p/>
          </table:table-cell>
          <table:table-cell table:formula="of:=IF([.M$2]=[.$B75]; [.$C75]; &quot;&quot;)">
            <text:p/>
          </table:table-cell>
          <table:table-cell table:formula="of:=IF([.N$2]=[.$B75]; [.$C75]; &quot;&quot;)">
            <text:p/>
          </table:table-cell>
          <table:table-cell table:formula="of:=IF([.O$2]=[.$B75]; [.$C75]; &quot;&quot;)">
            <text:p/>
          </table:table-cell>
          <table:table-cell table:formula="of:=IF([.P$2]=[.$B75]; [.$C75]; &quot;&quot;)">
            <text:p/>
          </table:table-cell>
          <table:table-cell table:formula="of:=IF([.Q$2]=[.$B75]; [.$D75]; &quot;&quot;)">
            <text:p/>
          </table:table-cell>
          <table:table-cell table:formula="of:=IF([.R$2]=[.$B75]; [.$D75]; &quot;&quot;)">
            <text:p/>
          </table:table-cell>
          <table:table-cell table:formula="of:=IF([.S$2]=[.$B75]; [.$D75]; &quot;&quot;)">
            <text:p/>
          </table:table-cell>
          <table:table-cell table:formula="of:=IF([.T$2]=[.$B75]; [.$D75]; &quot;&quot;)">
            <text:p/>
          </table:table-cell>
          <table:table-cell table:formula="of:=IF([.U$2]=[.$B75]; [.$D75]; &quot;&quot;)">
            <text:p/>
          </table:table-cell>
          <table:table-cell table:formula="of:=IF([.V$2]=[.$B75]; [.$D75]; &quot;&quot;)">
            <text:p/>
          </table:table-cell>
          <table:table-cell table:formula="of:=IF([.W$2]=[.$B75]; [.$D75]; &quot;&quot;)" office:value-type="float" office:value="4199999000" calcext:value-type="float">
            <text:p>4199999000</text:p>
          </table:table-cell>
          <table:table-cell table:formula="of:=IF([.X$2]=[.$B75]; [.$D75]; &quot;&quot;)">
            <text:p/>
          </table:table-cell>
          <table:table-cell table:formula="of:=IF([.Y$2]=[.$B75]; [.$D75]; &quot;&quot;)">
            <text:p/>
          </table:table-cell>
          <table:table-cell table:formula="of:=IF([.Z$2]=[.$B75]; [.$D75]; &quot;&quot;)">
            <text:p/>
          </table:table-cell>
          <table:table-cell table:formula="of:=IF([.AA$2]=[.$B75]; [.$D75]; &quot;&quot;)">
            <text:p/>
          </table:table-cell>
          <table:table-cell table:formula="of:=IF([.AB$2]=[.$B75]; [.$D75]; &quot;&quot;)">
            <text:p/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float" office:value="0" calcext:value-type="float">
            <text:p>0</text:p>
          </table:table-cell>
          <table:table-cell office:value-type="float" office:value="1.665724" calcext:value-type="float">
            <text:p>1.66572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76]; [.$C76]; &quot;&quot;)" office:value-type="float" office:value="1.665724" calcext:value-type="float">
            <text:p>1.665724</text:p>
          </table:table-cell>
          <table:table-cell table:formula="of:=IF([.F$2]=[.$B76]; [.$C76]; &quot;&quot;)">
            <text:p/>
          </table:table-cell>
          <table:table-cell table:formula="of:=IF([.G$2]=[.$B76]; [.$C76]; &quot;&quot;)">
            <text:p/>
          </table:table-cell>
          <table:table-cell table:formula="of:=IF([.H$2]=[.$B76]; [.$C76]; &quot;&quot;)">
            <text:p/>
          </table:table-cell>
          <table:table-cell table:formula="of:=IF([.I$2]=[.$B76]; [.$C76]; &quot;&quot;)">
            <text:p/>
          </table:table-cell>
          <table:table-cell table:formula="of:=IF([.J$2]=[.$B76]; [.$C76]; &quot;&quot;)">
            <text:p/>
          </table:table-cell>
          <table:table-cell table:formula="of:=IF([.K$2]=[.$B76]; [.$C76]; &quot;&quot;)">
            <text:p/>
          </table:table-cell>
          <table:table-cell table:formula="of:=IF([.L$2]=[.$B76]; [.$C76]; &quot;&quot;)">
            <text:p/>
          </table:table-cell>
          <table:table-cell table:formula="of:=IF([.M$2]=[.$B76]; [.$C76]; &quot;&quot;)">
            <text:p/>
          </table:table-cell>
          <table:table-cell table:formula="of:=IF([.N$2]=[.$B76]; [.$C76]; &quot;&quot;)">
            <text:p/>
          </table:table-cell>
          <table:table-cell table:formula="of:=IF([.O$2]=[.$B76]; [.$C76]; &quot;&quot;)">
            <text:p/>
          </table:table-cell>
          <table:table-cell table:formula="of:=IF([.P$2]=[.$B76]; [.$C76]; &quot;&quot;)">
            <text:p/>
          </table:table-cell>
          <table:table-cell table:formula="of:=IF([.Q$2]=[.$B76]; [.$D76]; &quot;&quot;)" office:value-type="float" office:value="4200000000" calcext:value-type="float">
            <text:p>4200000000</text:p>
          </table:table-cell>
          <table:table-cell table:formula="of:=IF([.R$2]=[.$B76]; [.$D76]; &quot;&quot;)">
            <text:p/>
          </table:table-cell>
          <table:table-cell table:formula="of:=IF([.S$2]=[.$B76]; [.$D76]; &quot;&quot;)">
            <text:p/>
          </table:table-cell>
          <table:table-cell table:formula="of:=IF([.T$2]=[.$B76]; [.$D76]; &quot;&quot;)">
            <text:p/>
          </table:table-cell>
          <table:table-cell table:formula="of:=IF([.U$2]=[.$B76]; [.$D76]; &quot;&quot;)">
            <text:p/>
          </table:table-cell>
          <table:table-cell table:formula="of:=IF([.V$2]=[.$B76]; [.$D76]; &quot;&quot;)">
            <text:p/>
          </table:table-cell>
          <table:table-cell table:formula="of:=IF([.W$2]=[.$B76]; [.$D76]; &quot;&quot;)">
            <text:p/>
          </table:table-cell>
          <table:table-cell table:formula="of:=IF([.X$2]=[.$B76]; [.$D76]; &quot;&quot;)">
            <text:p/>
          </table:table-cell>
          <table:table-cell table:formula="of:=IF([.Y$2]=[.$B76]; [.$D76]; &quot;&quot;)">
            <text:p/>
          </table:table-cell>
          <table:table-cell table:formula="of:=IF([.Z$2]=[.$B76]; [.$D76]; &quot;&quot;)">
            <text:p/>
          </table:table-cell>
          <table:table-cell table:formula="of:=IF([.AA$2]=[.$B76]; [.$D76]; &quot;&quot;)">
            <text:p/>
          </table:table-cell>
          <table:table-cell table:formula="of:=IF([.AB$2]=[.$B76]; [.$D76]; &quot;&quot;)">
            <text:p/>
          </table:table-cell>
        </table:table-row>
        <table:table-row table:style-name="ro1">
          <table:table-cell office:value-type="float" office:value="11705" calcext:value-type="float">
            <text:p>11705</text:p>
          </table:table-cell>
          <table:table-cell office:value-type="float" office:value="4" calcext:value-type="float">
            <text:p>4</text:p>
          </table:table-cell>
          <table:table-cell office:value-type="float" office:value="1.677954" calcext:value-type="float">
            <text:p>1.677954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7]; [.$C77]; &quot;&quot;)">
            <text:p/>
          </table:table-cell>
          <table:table-cell table:formula="of:=IF([.F$2]=[.$B77]; [.$C77]; &quot;&quot;)">
            <text:p/>
          </table:table-cell>
          <table:table-cell table:formula="of:=IF([.G$2]=[.$B77]; [.$C77]; &quot;&quot;)">
            <text:p/>
          </table:table-cell>
          <table:table-cell table:formula="of:=IF([.H$2]=[.$B77]; [.$C77]; &quot;&quot;)">
            <text:p/>
          </table:table-cell>
          <table:table-cell table:formula="of:=IF([.I$2]=[.$B77]; [.$C77]; &quot;&quot;)" office:value-type="float" office:value="1.677954" calcext:value-type="float">
            <text:p>1.677954</text:p>
          </table:table-cell>
          <table:table-cell table:formula="of:=IF([.J$2]=[.$B77]; [.$C77]; &quot;&quot;)">
            <text:p/>
          </table:table-cell>
          <table:table-cell table:formula="of:=IF([.K$2]=[.$B77]; [.$C77]; &quot;&quot;)">
            <text:p/>
          </table:table-cell>
          <table:table-cell table:formula="of:=IF([.L$2]=[.$B77]; [.$C77]; &quot;&quot;)">
            <text:p/>
          </table:table-cell>
          <table:table-cell table:formula="of:=IF([.M$2]=[.$B77]; [.$C77]; &quot;&quot;)">
            <text:p/>
          </table:table-cell>
          <table:table-cell table:formula="of:=IF([.N$2]=[.$B77]; [.$C77]; &quot;&quot;)">
            <text:p/>
          </table:table-cell>
          <table:table-cell table:formula="of:=IF([.O$2]=[.$B77]; [.$C77]; &quot;&quot;)">
            <text:p/>
          </table:table-cell>
          <table:table-cell table:formula="of:=IF([.P$2]=[.$B77]; [.$C77]; &quot;&quot;)">
            <text:p/>
          </table:table-cell>
          <table:table-cell table:formula="of:=IF([.Q$2]=[.$B77]; [.$D77]; &quot;&quot;)">
            <text:p/>
          </table:table-cell>
          <table:table-cell table:formula="of:=IF([.R$2]=[.$B77]; [.$D77]; &quot;&quot;)">
            <text:p/>
          </table:table-cell>
          <table:table-cell table:formula="of:=IF([.S$2]=[.$B77]; [.$D77]; &quot;&quot;)">
            <text:p/>
          </table:table-cell>
          <table:table-cell table:formula="of:=IF([.T$2]=[.$B77]; [.$D77]; &quot;&quot;)">
            <text:p/>
          </table:table-cell>
          <table:table-cell table:formula="of:=IF([.U$2]=[.$B77]; [.$D77]; &quot;&quot;)" office:value-type="float" office:value="4199999000" calcext:value-type="float">
            <text:p>4199999000</text:p>
          </table:table-cell>
          <table:table-cell table:formula="of:=IF([.V$2]=[.$B77]; [.$D77]; &quot;&quot;)">
            <text:p/>
          </table:table-cell>
          <table:table-cell table:formula="of:=IF([.W$2]=[.$B77]; [.$D77]; &quot;&quot;)">
            <text:p/>
          </table:table-cell>
          <table:table-cell table:formula="of:=IF([.X$2]=[.$B77]; [.$D77]; &quot;&quot;)">
            <text:p/>
          </table:table-cell>
          <table:table-cell table:formula="of:=IF([.Y$2]=[.$B77]; [.$D77]; &quot;&quot;)">
            <text:p/>
          </table:table-cell>
          <table:table-cell table:formula="of:=IF([.Z$2]=[.$B77]; [.$D77]; &quot;&quot;)">
            <text:p/>
          </table:table-cell>
          <table:table-cell table:formula="of:=IF([.AA$2]=[.$B77]; [.$D77]; &quot;&quot;)">
            <text:p/>
          </table:table-cell>
          <table:table-cell table:formula="of:=IF([.AB$2]=[.$B77]; [.$D77]; &quot;&quot;)">
            <text:p/>
          </table:table-cell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1" calcext:value-type="float">
            <text:p>1</text:p>
          </table:table-cell>
          <table:table-cell office:value-type="float" office:value="1.670142" calcext:value-type="float">
            <text:p>1.670142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8]; [.$C78]; &quot;&quot;)">
            <text:p/>
          </table:table-cell>
          <table:table-cell table:formula="of:=IF([.F$2]=[.$B78]; [.$C78]; &quot;&quot;)" office:value-type="float" office:value="1.670142" calcext:value-type="float">
            <text:p>1.670142</text:p>
          </table:table-cell>
          <table:table-cell table:formula="of:=IF([.G$2]=[.$B78]; [.$C78]; &quot;&quot;)">
            <text:p/>
          </table:table-cell>
          <table:table-cell table:formula="of:=IF([.H$2]=[.$B78]; [.$C78]; &quot;&quot;)">
            <text:p/>
          </table:table-cell>
          <table:table-cell table:formula="of:=IF([.I$2]=[.$B78]; [.$C78]; &quot;&quot;)">
            <text:p/>
          </table:table-cell>
          <table:table-cell table:formula="of:=IF([.J$2]=[.$B78]; [.$C78]; &quot;&quot;)">
            <text:p/>
          </table:table-cell>
          <table:table-cell table:formula="of:=IF([.K$2]=[.$B78]; [.$C78]; &quot;&quot;)">
            <text:p/>
          </table:table-cell>
          <table:table-cell table:formula="of:=IF([.L$2]=[.$B78]; [.$C78]; &quot;&quot;)">
            <text:p/>
          </table:table-cell>
          <table:table-cell table:formula="of:=IF([.M$2]=[.$B78]; [.$C78]; &quot;&quot;)">
            <text:p/>
          </table:table-cell>
          <table:table-cell table:formula="of:=IF([.N$2]=[.$B78]; [.$C78]; &quot;&quot;)">
            <text:p/>
          </table:table-cell>
          <table:table-cell table:formula="of:=IF([.O$2]=[.$B78]; [.$C78]; &quot;&quot;)">
            <text:p/>
          </table:table-cell>
          <table:table-cell table:formula="of:=IF([.P$2]=[.$B78]; [.$C78]; &quot;&quot;)">
            <text:p/>
          </table:table-cell>
          <table:table-cell table:formula="of:=IF([.Q$2]=[.$B78]; [.$D78]; &quot;&quot;)">
            <text:p/>
          </table:table-cell>
          <table:table-cell table:formula="of:=IF([.R$2]=[.$B78]; [.$D78]; &quot;&quot;)" office:value-type="float" office:value="4199999000" calcext:value-type="float">
            <text:p>4199999000</text:p>
          </table:table-cell>
          <table:table-cell table:formula="of:=IF([.S$2]=[.$B78]; [.$D78]; &quot;&quot;)">
            <text:p/>
          </table:table-cell>
          <table:table-cell table:formula="of:=IF([.T$2]=[.$B78]; [.$D78]; &quot;&quot;)">
            <text:p/>
          </table:table-cell>
          <table:table-cell table:formula="of:=IF([.U$2]=[.$B78]; [.$D78]; &quot;&quot;)">
            <text:p/>
          </table:table-cell>
          <table:table-cell table:formula="of:=IF([.V$2]=[.$B78]; [.$D78]; &quot;&quot;)">
            <text:p/>
          </table:table-cell>
          <table:table-cell table:formula="of:=IF([.W$2]=[.$B78]; [.$D78]; &quot;&quot;)">
            <text:p/>
          </table:table-cell>
          <table:table-cell table:formula="of:=IF([.X$2]=[.$B78]; [.$D78]; &quot;&quot;)">
            <text:p/>
          </table:table-cell>
          <table:table-cell table:formula="of:=IF([.Y$2]=[.$B78]; [.$D78]; &quot;&quot;)">
            <text:p/>
          </table:table-cell>
          <table:table-cell table:formula="of:=IF([.Z$2]=[.$B78]; [.$D78]; &quot;&quot;)">
            <text:p/>
          </table:table-cell>
          <table:table-cell table:formula="of:=IF([.AA$2]=[.$B78]; [.$D78]; &quot;&quot;)">
            <text:p/>
          </table:table-cell>
          <table:table-cell table:formula="of:=IF([.AB$2]=[.$B78]; [.$D78]; &quot;&quot;)">
            <text:p/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2" calcext:value-type="float">
            <text:p>2</text:p>
          </table:table-cell>
          <table:table-cell office:value-type="float" office:value="1.663813" calcext:value-type="float">
            <text:p>1.66381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79]; [.$C79]; &quot;&quot;)">
            <text:p/>
          </table:table-cell>
          <table:table-cell table:formula="of:=IF([.F$2]=[.$B79]; [.$C79]; &quot;&quot;)">
            <text:p/>
          </table:table-cell>
          <table:table-cell table:formula="of:=IF([.G$2]=[.$B79]; [.$C79]; &quot;&quot;)" office:value-type="float" office:value="1.663813" calcext:value-type="float">
            <text:p>1.663813</text:p>
          </table:table-cell>
          <table:table-cell table:formula="of:=IF([.H$2]=[.$B79]; [.$C79]; &quot;&quot;)">
            <text:p/>
          </table:table-cell>
          <table:table-cell table:formula="of:=IF([.I$2]=[.$B79]; [.$C79]; &quot;&quot;)">
            <text:p/>
          </table:table-cell>
          <table:table-cell table:formula="of:=IF([.J$2]=[.$B79]; [.$C79]; &quot;&quot;)">
            <text:p/>
          </table:table-cell>
          <table:table-cell table:formula="of:=IF([.K$2]=[.$B79]; [.$C79]; &quot;&quot;)">
            <text:p/>
          </table:table-cell>
          <table:table-cell table:formula="of:=IF([.L$2]=[.$B79]; [.$C79]; &quot;&quot;)">
            <text:p/>
          </table:table-cell>
          <table:table-cell table:formula="of:=IF([.M$2]=[.$B79]; [.$C79]; &quot;&quot;)">
            <text:p/>
          </table:table-cell>
          <table:table-cell table:formula="of:=IF([.N$2]=[.$B79]; [.$C79]; &quot;&quot;)">
            <text:p/>
          </table:table-cell>
          <table:table-cell table:formula="of:=IF([.O$2]=[.$B79]; [.$C79]; &quot;&quot;)">
            <text:p/>
          </table:table-cell>
          <table:table-cell table:formula="of:=IF([.P$2]=[.$B79]; [.$C79]; &quot;&quot;)">
            <text:p/>
          </table:table-cell>
          <table:table-cell table:formula="of:=IF([.Q$2]=[.$B79]; [.$D79]; &quot;&quot;)">
            <text:p/>
          </table:table-cell>
          <table:table-cell table:formula="of:=IF([.R$2]=[.$B79]; [.$D79]; &quot;&quot;)">
            <text:p/>
          </table:table-cell>
          <table:table-cell table:formula="of:=IF([.S$2]=[.$B79]; [.$D79]; &quot;&quot;)" office:value-type="float" office:value="4199999000" calcext:value-type="float">
            <text:p>4199999000</text:p>
          </table:table-cell>
          <table:table-cell table:formula="of:=IF([.T$2]=[.$B79]; [.$D79]; &quot;&quot;)">
            <text:p/>
          </table:table-cell>
          <table:table-cell table:formula="of:=IF([.U$2]=[.$B79]; [.$D79]; &quot;&quot;)">
            <text:p/>
          </table:table-cell>
          <table:table-cell table:formula="of:=IF([.V$2]=[.$B79]; [.$D79]; &quot;&quot;)">
            <text:p/>
          </table:table-cell>
          <table:table-cell table:formula="of:=IF([.W$2]=[.$B79]; [.$D79]; &quot;&quot;)">
            <text:p/>
          </table:table-cell>
          <table:table-cell table:formula="of:=IF([.X$2]=[.$B79]; [.$D79]; &quot;&quot;)">
            <text:p/>
          </table:table-cell>
          <table:table-cell table:formula="of:=IF([.Y$2]=[.$B79]; [.$D79]; &quot;&quot;)">
            <text:p/>
          </table:table-cell>
          <table:table-cell table:formula="of:=IF([.Z$2]=[.$B79]; [.$D79]; &quot;&quot;)">
            <text:p/>
          </table:table-cell>
          <table:table-cell table:formula="of:=IF([.AA$2]=[.$B79]; [.$D79]; &quot;&quot;)">
            <text:p/>
          </table:table-cell>
          <table:table-cell table:formula="of:=IF([.AB$2]=[.$B79]; [.$D79]; &quot;&quot;)">
            <text:p/>
          </table:table-cell>
        </table:table-row>
        <table:table-row table:style-name="ro1">
          <table:table-cell office:value-type="float" office:value="11827" calcext:value-type="float">
            <text:p>11827</text:p>
          </table:table-cell>
          <table:table-cell office:value-type="float" office:value="10" calcext:value-type="float">
            <text:p>10</text:p>
          </table:table-cell>
          <table:table-cell office:value-type="float" office:value="1.706286" calcext:value-type="float">
            <text:p>1.70628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80]; [.$C80]; &quot;&quot;)">
            <text:p/>
          </table:table-cell>
          <table:table-cell table:formula="of:=IF([.F$2]=[.$B80]; [.$C80]; &quot;&quot;)">
            <text:p/>
          </table:table-cell>
          <table:table-cell table:formula="of:=IF([.G$2]=[.$B80]; [.$C80]; &quot;&quot;)">
            <text:p/>
          </table:table-cell>
          <table:table-cell table:formula="of:=IF([.H$2]=[.$B80]; [.$C80]; &quot;&quot;)">
            <text:p/>
          </table:table-cell>
          <table:table-cell table:formula="of:=IF([.I$2]=[.$B80]; [.$C80]; &quot;&quot;)">
            <text:p/>
          </table:table-cell>
          <table:table-cell table:formula="of:=IF([.J$2]=[.$B80]; [.$C80]; &quot;&quot;)">
            <text:p/>
          </table:table-cell>
          <table:table-cell table:formula="of:=IF([.K$2]=[.$B80]; [.$C80]; &quot;&quot;)">
            <text:p/>
          </table:table-cell>
          <table:table-cell table:formula="of:=IF([.L$2]=[.$B80]; [.$C80]; &quot;&quot;)">
            <text:p/>
          </table:table-cell>
          <table:table-cell table:formula="of:=IF([.M$2]=[.$B80]; [.$C80]; &quot;&quot;)">
            <text:p/>
          </table:table-cell>
          <table:table-cell table:formula="of:=IF([.N$2]=[.$B80]; [.$C80]; &quot;&quot;)">
            <text:p/>
          </table:table-cell>
          <table:table-cell table:formula="of:=IF([.O$2]=[.$B80]; [.$C80]; &quot;&quot;)" office:value-type="float" office:value="1.706286" calcext:value-type="float">
            <text:p>1.706286</text:p>
          </table:table-cell>
          <table:table-cell table:formula="of:=IF([.P$2]=[.$B80]; [.$C80]; &quot;&quot;)">
            <text:p/>
          </table:table-cell>
          <table:table-cell table:formula="of:=IF([.Q$2]=[.$B80]; [.$D80]; &quot;&quot;)">
            <text:p/>
          </table:table-cell>
          <table:table-cell table:formula="of:=IF([.R$2]=[.$B80]; [.$D80]; &quot;&quot;)">
            <text:p/>
          </table:table-cell>
          <table:table-cell table:formula="of:=IF([.S$2]=[.$B80]; [.$D80]; &quot;&quot;)">
            <text:p/>
          </table:table-cell>
          <table:table-cell table:formula="of:=IF([.T$2]=[.$B80]; [.$D80]; &quot;&quot;)">
            <text:p/>
          </table:table-cell>
          <table:table-cell table:formula="of:=IF([.U$2]=[.$B80]; [.$D80]; &quot;&quot;)">
            <text:p/>
          </table:table-cell>
          <table:table-cell table:formula="of:=IF([.V$2]=[.$B80]; [.$D80]; &quot;&quot;)">
            <text:p/>
          </table:table-cell>
          <table:table-cell table:formula="of:=IF([.W$2]=[.$B80]; [.$D80]; &quot;&quot;)">
            <text:p/>
          </table:table-cell>
          <table:table-cell table:formula="of:=IF([.X$2]=[.$B80]; [.$D80]; &quot;&quot;)">
            <text:p/>
          </table:table-cell>
          <table:table-cell table:formula="of:=IF([.Y$2]=[.$B80]; [.$D80]; &quot;&quot;)">
            <text:p/>
          </table:table-cell>
          <table:table-cell table:formula="of:=IF([.Z$2]=[.$B80]; [.$D80]; &quot;&quot;)">
            <text:p/>
          </table:table-cell>
          <table:table-cell table:formula="of:=IF([.AA$2]=[.$B80]; [.$D80]; &quot;&quot;)" office:value-type="float" office:value="4199999000" calcext:value-type="float">
            <text:p>4199999000</text:p>
          </table:table-cell>
          <table:table-cell table:formula="of:=IF([.AB$2]=[.$B80]; [.$D80]; &quot;&quot;)">
            <text:p/>
          </table:table-cell>
        </table:table-row>
        <table:table-row table:style-name="ro1">
          <table:table-cell office:value-type="float" office:value="11886" calcext:value-type="float">
            <text:p>11886</text:p>
          </table:table-cell>
          <table:table-cell office:value-type="float" office:value="8" calcext:value-type="float">
            <text:p>8</text:p>
          </table:table-cell>
          <table:table-cell office:value-type="float" office:value="1.690847" calcext:value-type="float">
            <text:p>1.690847</text:p>
          </table:table-cell>
          <table:table-cell office:value-type="float" office:value="4199999000" calcext:value-type="float">
            <text:p>4199999000</text:p>
          </table:table-cell>
          <table:table-cell table:formula="of:=IF([.E$2]=[.$B81]; [.$C81]; &quot;&quot;)">
            <text:p/>
          </table:table-cell>
          <table:table-cell table:formula="of:=IF([.F$2]=[.$B81]; [.$C81]; &quot;&quot;)">
            <text:p/>
          </table:table-cell>
          <table:table-cell table:formula="of:=IF([.G$2]=[.$B81]; [.$C81]; &quot;&quot;)">
            <text:p/>
          </table:table-cell>
          <table:table-cell table:formula="of:=IF([.H$2]=[.$B81]; [.$C81]; &quot;&quot;)">
            <text:p/>
          </table:table-cell>
          <table:table-cell table:formula="of:=IF([.I$2]=[.$B81]; [.$C81]; &quot;&quot;)">
            <text:p/>
          </table:table-cell>
          <table:table-cell table:formula="of:=IF([.J$2]=[.$B81]; [.$C81]; &quot;&quot;)">
            <text:p/>
          </table:table-cell>
          <table:table-cell table:formula="of:=IF([.K$2]=[.$B81]; [.$C81]; &quot;&quot;)">
            <text:p/>
          </table:table-cell>
          <table:table-cell table:formula="of:=IF([.L$2]=[.$B81]; [.$C81]; &quot;&quot;)">
            <text:p/>
          </table:table-cell>
          <table:table-cell table:formula="of:=IF([.M$2]=[.$B81]; [.$C81]; &quot;&quot;)" office:value-type="float" office:value="1.690847" calcext:value-type="float">
            <text:p>1.690847</text:p>
          </table:table-cell>
          <table:table-cell table:formula="of:=IF([.N$2]=[.$B81]; [.$C81]; &quot;&quot;)">
            <text:p/>
          </table:table-cell>
          <table:table-cell table:formula="of:=IF([.O$2]=[.$B81]; [.$C81]; &quot;&quot;)">
            <text:p/>
          </table:table-cell>
          <table:table-cell table:formula="of:=IF([.P$2]=[.$B81]; [.$C81]; &quot;&quot;)">
            <text:p/>
          </table:table-cell>
          <table:table-cell table:formula="of:=IF([.Q$2]=[.$B81]; [.$D81]; &quot;&quot;)">
            <text:p/>
          </table:table-cell>
          <table:table-cell table:formula="of:=IF([.R$2]=[.$B81]; [.$D81]; &quot;&quot;)">
            <text:p/>
          </table:table-cell>
          <table:table-cell table:formula="of:=IF([.S$2]=[.$B81]; [.$D81]; &quot;&quot;)">
            <text:p/>
          </table:table-cell>
          <table:table-cell table:formula="of:=IF([.T$2]=[.$B81]; [.$D81]; &quot;&quot;)">
            <text:p/>
          </table:table-cell>
          <table:table-cell table:formula="of:=IF([.U$2]=[.$B81]; [.$D81]; &quot;&quot;)">
            <text:p/>
          </table:table-cell>
          <table:table-cell table:formula="of:=IF([.V$2]=[.$B81]; [.$D81]; &quot;&quot;)">
            <text:p/>
          </table:table-cell>
          <table:table-cell table:formula="of:=IF([.W$2]=[.$B81]; [.$D81]; &quot;&quot;)">
            <text:p/>
          </table:table-cell>
          <table:table-cell table:formula="of:=IF([.X$2]=[.$B81]; [.$D81]; &quot;&quot;)">
            <text:p/>
          </table:table-cell>
          <table:table-cell table:formula="of:=IF([.Y$2]=[.$B81]; [.$D81]; &quot;&quot;)" office:value-type="float" office:value="4199999000" calcext:value-type="float">
            <text:p>4199999000</text:p>
          </table:table-cell>
          <table:table-cell table:formula="of:=IF([.Z$2]=[.$B81]; [.$D81]; &quot;&quot;)">
            <text:p/>
          </table:table-cell>
          <table:table-cell table:formula="of:=IF([.AA$2]=[.$B81]; [.$D81]; &quot;&quot;)">
            <text:p/>
          </table:table-cell>
          <table:table-cell table:formula="of:=IF([.AB$2]=[.$B81]; [.$D81]; &quot;&quot;)">
            <text:p/>
          </table:table-cell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float" office:value="7" calcext:value-type="float">
            <text:p>7</text:p>
          </table:table-cell>
          <table:table-cell office:value-type="float" office:value="1.686351" calcext:value-type="float">
            <text:p>1.68635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82]; [.$C82]; &quot;&quot;)">
            <text:p/>
          </table:table-cell>
          <table:table-cell table:formula="of:=IF([.F$2]=[.$B82]; [.$C82]; &quot;&quot;)">
            <text:p/>
          </table:table-cell>
          <table:table-cell table:formula="of:=IF([.G$2]=[.$B82]; [.$C82]; &quot;&quot;)">
            <text:p/>
          </table:table-cell>
          <table:table-cell table:formula="of:=IF([.H$2]=[.$B82]; [.$C82]; &quot;&quot;)">
            <text:p/>
          </table:table-cell>
          <table:table-cell table:formula="of:=IF([.I$2]=[.$B82]; [.$C82]; &quot;&quot;)">
            <text:p/>
          </table:table-cell>
          <table:table-cell table:formula="of:=IF([.J$2]=[.$B82]; [.$C82]; &quot;&quot;)">
            <text:p/>
          </table:table-cell>
          <table:table-cell table:formula="of:=IF([.K$2]=[.$B82]; [.$C82]; &quot;&quot;)">
            <text:p/>
          </table:table-cell>
          <table:table-cell table:formula="of:=IF([.L$2]=[.$B82]; [.$C82]; &quot;&quot;)" office:value-type="float" office:value="1.686351" calcext:value-type="float">
            <text:p>1.686351</text:p>
          </table:table-cell>
          <table:table-cell table:formula="of:=IF([.M$2]=[.$B82]; [.$C82]; &quot;&quot;)">
            <text:p/>
          </table:table-cell>
          <table:table-cell table:formula="of:=IF([.N$2]=[.$B82]; [.$C82]; &quot;&quot;)">
            <text:p/>
          </table:table-cell>
          <table:table-cell table:formula="of:=IF([.O$2]=[.$B82]; [.$C82]; &quot;&quot;)">
            <text:p/>
          </table:table-cell>
          <table:table-cell table:formula="of:=IF([.P$2]=[.$B82]; [.$C82]; &quot;&quot;)">
            <text:p/>
          </table:table-cell>
          <table:table-cell table:formula="of:=IF([.Q$2]=[.$B82]; [.$D82]; &quot;&quot;)">
            <text:p/>
          </table:table-cell>
          <table:table-cell table:formula="of:=IF([.R$2]=[.$B82]; [.$D82]; &quot;&quot;)">
            <text:p/>
          </table:table-cell>
          <table:table-cell table:formula="of:=IF([.S$2]=[.$B82]; [.$D82]; &quot;&quot;)">
            <text:p/>
          </table:table-cell>
          <table:table-cell table:formula="of:=IF([.T$2]=[.$B82]; [.$D82]; &quot;&quot;)">
            <text:p/>
          </table:table-cell>
          <table:table-cell table:formula="of:=IF([.U$2]=[.$B82]; [.$D82]; &quot;&quot;)">
            <text:p/>
          </table:table-cell>
          <table:table-cell table:formula="of:=IF([.V$2]=[.$B82]; [.$D82]; &quot;&quot;)">
            <text:p/>
          </table:table-cell>
          <table:table-cell table:formula="of:=IF([.W$2]=[.$B82]; [.$D82]; &quot;&quot;)">
            <text:p/>
          </table:table-cell>
          <table:table-cell table:formula="of:=IF([.X$2]=[.$B82]; [.$D82]; &quot;&quot;)" office:value-type="float" office:value="4200000000" calcext:value-type="float">
            <text:p>4200000000</text:p>
          </table:table-cell>
          <table:table-cell table:formula="of:=IF([.Y$2]=[.$B82]; [.$D82]; &quot;&quot;)">
            <text:p/>
          </table:table-cell>
          <table:table-cell table:formula="of:=IF([.Z$2]=[.$B82]; [.$D82]; &quot;&quot;)">
            <text:p/>
          </table:table-cell>
          <table:table-cell table:formula="of:=IF([.AA$2]=[.$B82]; [.$D82]; &quot;&quot;)">
            <text:p/>
          </table:table-cell>
          <table:table-cell table:formula="of:=IF([.AB$2]=[.$B82]; [.$D82]; &quot;&quot;)">
            <text:p/>
          </table:table-cell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float" office:value="9" calcext:value-type="float">
            <text:p>9</text:p>
          </table:table-cell>
          <table:table-cell office:value-type="float" office:value="1.678622" calcext:value-type="float">
            <text:p>1.678622</text:p>
          </table:table-cell>
          <table:table-cell office:value-type="float" office:value="4199665000" calcext:value-type="float">
            <text:p>4199665000</text:p>
          </table:table-cell>
          <table:table-cell table:formula="of:=IF([.E$2]=[.$B83]; [.$C83]; &quot;&quot;)">
            <text:p/>
          </table:table-cell>
          <table:table-cell table:formula="of:=IF([.F$2]=[.$B83]; [.$C83]; &quot;&quot;)">
            <text:p/>
          </table:table-cell>
          <table:table-cell table:formula="of:=IF([.G$2]=[.$B83]; [.$C83]; &quot;&quot;)">
            <text:p/>
          </table:table-cell>
          <table:table-cell table:formula="of:=IF([.H$2]=[.$B83]; [.$C83]; &quot;&quot;)">
            <text:p/>
          </table:table-cell>
          <table:table-cell table:formula="of:=IF([.I$2]=[.$B83]; [.$C83]; &quot;&quot;)">
            <text:p/>
          </table:table-cell>
          <table:table-cell table:formula="of:=IF([.J$2]=[.$B83]; [.$C83]; &quot;&quot;)">
            <text:p/>
          </table:table-cell>
          <table:table-cell table:formula="of:=IF([.K$2]=[.$B83]; [.$C83]; &quot;&quot;)">
            <text:p/>
          </table:table-cell>
          <table:table-cell table:formula="of:=IF([.L$2]=[.$B83]; [.$C83]; &quot;&quot;)">
            <text:p/>
          </table:table-cell>
          <table:table-cell table:formula="of:=IF([.M$2]=[.$B83]; [.$C83]; &quot;&quot;)">
            <text:p/>
          </table:table-cell>
          <table:table-cell table:formula="of:=IF([.N$2]=[.$B83]; [.$C83]; &quot;&quot;)" office:value-type="float" office:value="1.678622" calcext:value-type="float">
            <text:p>1.678622</text:p>
          </table:table-cell>
          <table:table-cell table:formula="of:=IF([.O$2]=[.$B83]; [.$C83]; &quot;&quot;)">
            <text:p/>
          </table:table-cell>
          <table:table-cell table:formula="of:=IF([.P$2]=[.$B83]; [.$C83]; &quot;&quot;)">
            <text:p/>
          </table:table-cell>
          <table:table-cell table:formula="of:=IF([.Q$2]=[.$B83]; [.$D83]; &quot;&quot;)">
            <text:p/>
          </table:table-cell>
          <table:table-cell table:formula="of:=IF([.R$2]=[.$B83]; [.$D83]; &quot;&quot;)">
            <text:p/>
          </table:table-cell>
          <table:table-cell table:formula="of:=IF([.S$2]=[.$B83]; [.$D83]; &quot;&quot;)">
            <text:p/>
          </table:table-cell>
          <table:table-cell table:formula="of:=IF([.T$2]=[.$B83]; [.$D83]; &quot;&quot;)">
            <text:p/>
          </table:table-cell>
          <table:table-cell table:formula="of:=IF([.U$2]=[.$B83]; [.$D83]; &quot;&quot;)">
            <text:p/>
          </table:table-cell>
          <table:table-cell table:formula="of:=IF([.V$2]=[.$B83]; [.$D83]; &quot;&quot;)">
            <text:p/>
          </table:table-cell>
          <table:table-cell table:formula="of:=IF([.W$2]=[.$B83]; [.$D83]; &quot;&quot;)">
            <text:p/>
          </table:table-cell>
          <table:table-cell table:formula="of:=IF([.X$2]=[.$B83]; [.$D83]; &quot;&quot;)">
            <text:p/>
          </table:table-cell>
          <table:table-cell table:formula="of:=IF([.Y$2]=[.$B83]; [.$D83]; &quot;&quot;)">
            <text:p/>
          </table:table-cell>
          <table:table-cell table:formula="of:=IF([.Z$2]=[.$B83]; [.$D83]; &quot;&quot;)" office:value-type="float" office:value="4199665000" calcext:value-type="float">
            <text:p>4199665000</text:p>
          </table:table-cell>
          <table:table-cell table:formula="of:=IF([.AA$2]=[.$B83]; [.$D83]; &quot;&quot;)">
            <text:p/>
          </table:table-cell>
          <table:table-cell table:formula="of:=IF([.AB$2]=[.$B83]; [.$D83]; &quot;&quot;)">
            <text:p/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3" calcext:value-type="float">
            <text:p>3</text:p>
          </table:table-cell>
          <table:table-cell office:value-type="float" office:value="1.794884" calcext:value-type="float">
            <text:p>1.794884</text:p>
          </table:table-cell>
          <table:table-cell office:value-type="float" office:value="4179022000" calcext:value-type="float">
            <text:p>4179022000</text:p>
          </table:table-cell>
          <table:table-cell table:formula="of:=IF([.E$2]=[.$B84]; [.$C84]; &quot;&quot;)">
            <text:p/>
          </table:table-cell>
          <table:table-cell table:formula="of:=IF([.F$2]=[.$B84]; [.$C84]; &quot;&quot;)">
            <text:p/>
          </table:table-cell>
          <table:table-cell table:formula="of:=IF([.G$2]=[.$B84]; [.$C84]; &quot;&quot;)">
            <text:p/>
          </table:table-cell>
          <table:table-cell table:formula="of:=IF([.H$2]=[.$B84]; [.$C84]; &quot;&quot;)" office:value-type="float" office:value="1.794884" calcext:value-type="float">
            <text:p>1.794884</text:p>
          </table:table-cell>
          <table:table-cell table:formula="of:=IF([.I$2]=[.$B84]; [.$C84]; &quot;&quot;)">
            <text:p/>
          </table:table-cell>
          <table:table-cell table:formula="of:=IF([.J$2]=[.$B84]; [.$C84]; &quot;&quot;)">
            <text:p/>
          </table:table-cell>
          <table:table-cell table:formula="of:=IF([.K$2]=[.$B84]; [.$C84]; &quot;&quot;)">
            <text:p/>
          </table:table-cell>
          <table:table-cell table:formula="of:=IF([.L$2]=[.$B84]; [.$C84]; &quot;&quot;)">
            <text:p/>
          </table:table-cell>
          <table:table-cell table:formula="of:=IF([.M$2]=[.$B84]; [.$C84]; &quot;&quot;)">
            <text:p/>
          </table:table-cell>
          <table:table-cell table:formula="of:=IF([.N$2]=[.$B84]; [.$C84]; &quot;&quot;)">
            <text:p/>
          </table:table-cell>
          <table:table-cell table:formula="of:=IF([.O$2]=[.$B84]; [.$C84]; &quot;&quot;)">
            <text:p/>
          </table:table-cell>
          <table:table-cell table:formula="of:=IF([.P$2]=[.$B84]; [.$C84]; &quot;&quot;)">
            <text:p/>
          </table:table-cell>
          <table:table-cell table:formula="of:=IF([.Q$2]=[.$B84]; [.$D84]; &quot;&quot;)">
            <text:p/>
          </table:table-cell>
          <table:table-cell table:formula="of:=IF([.R$2]=[.$B84]; [.$D84]; &quot;&quot;)">
            <text:p/>
          </table:table-cell>
          <table:table-cell table:formula="of:=IF([.S$2]=[.$B84]; [.$D84]; &quot;&quot;)">
            <text:p/>
          </table:table-cell>
          <table:table-cell table:formula="of:=IF([.T$2]=[.$B84]; [.$D84]; &quot;&quot;)" office:value-type="float" office:value="4179022000" calcext:value-type="float">
            <text:p>4179022000</text:p>
          </table:table-cell>
          <table:table-cell table:formula="of:=IF([.U$2]=[.$B84]; [.$D84]; &quot;&quot;)">
            <text:p/>
          </table:table-cell>
          <table:table-cell table:formula="of:=IF([.V$2]=[.$B84]; [.$D84]; &quot;&quot;)">
            <text:p/>
          </table:table-cell>
          <table:table-cell table:formula="of:=IF([.W$2]=[.$B84]; [.$D84]; &quot;&quot;)">
            <text:p/>
          </table:table-cell>
          <table:table-cell table:formula="of:=IF([.X$2]=[.$B84]; [.$D84]; &quot;&quot;)">
            <text:p/>
          </table:table-cell>
          <table:table-cell table:formula="of:=IF([.Y$2]=[.$B84]; [.$D84]; &quot;&quot;)">
            <text:p/>
          </table:table-cell>
          <table:table-cell table:formula="of:=IF([.Z$2]=[.$B84]; [.$D84]; &quot;&quot;)">
            <text:p/>
          </table:table-cell>
          <table:table-cell table:formula="of:=IF([.AA$2]=[.$B84]; [.$D84]; &quot;&quot;)">
            <text:p/>
          </table:table-cell>
          <table:table-cell table:formula="of:=IF([.AB$2]=[.$B84]; [.$D84]; &quot;&quot;)">
            <text:p/>
          </table:table-cell>
        </table:table-row>
        <table:table-row table:style-name="ro1">
          <table:table-cell office:value-type="float" office:value="12961" calcext:value-type="float">
            <text:p>12961</text:p>
          </table:table-cell>
          <table:table-cell office:value-type="float" office:value="11" calcext:value-type="float">
            <text:p>11</text:p>
          </table:table-cell>
          <table:table-cell office:value-type="float" office:value="1.686479" calcext:value-type="float">
            <text:p>1.68647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85]; [.$C85]; &quot;&quot;)">
            <text:p/>
          </table:table-cell>
          <table:table-cell table:formula="of:=IF([.F$2]=[.$B85]; [.$C85]; &quot;&quot;)">
            <text:p/>
          </table:table-cell>
          <table:table-cell table:formula="of:=IF([.G$2]=[.$B85]; [.$C85]; &quot;&quot;)">
            <text:p/>
          </table:table-cell>
          <table:table-cell table:formula="of:=IF([.H$2]=[.$B85]; [.$C85]; &quot;&quot;)">
            <text:p/>
          </table:table-cell>
          <table:table-cell table:formula="of:=IF([.I$2]=[.$B85]; [.$C85]; &quot;&quot;)">
            <text:p/>
          </table:table-cell>
          <table:table-cell table:formula="of:=IF([.J$2]=[.$B85]; [.$C85]; &quot;&quot;)">
            <text:p/>
          </table:table-cell>
          <table:table-cell table:formula="of:=IF([.K$2]=[.$B85]; [.$C85]; &quot;&quot;)">
            <text:p/>
          </table:table-cell>
          <table:table-cell table:formula="of:=IF([.L$2]=[.$B85]; [.$C85]; &quot;&quot;)">
            <text:p/>
          </table:table-cell>
          <table:table-cell table:formula="of:=IF([.M$2]=[.$B85]; [.$C85]; &quot;&quot;)">
            <text:p/>
          </table:table-cell>
          <table:table-cell table:formula="of:=IF([.N$2]=[.$B85]; [.$C85]; &quot;&quot;)">
            <text:p/>
          </table:table-cell>
          <table:table-cell table:formula="of:=IF([.O$2]=[.$B85]; [.$C85]; &quot;&quot;)">
            <text:p/>
          </table:table-cell>
          <table:table-cell table:formula="of:=IF([.P$2]=[.$B85]; [.$C85]; &quot;&quot;)" office:value-type="float" office:value="1.686479" calcext:value-type="float">
            <text:p>1.686479</text:p>
          </table:table-cell>
          <table:table-cell table:formula="of:=IF([.Q$2]=[.$B85]; [.$D85]; &quot;&quot;)">
            <text:p/>
          </table:table-cell>
          <table:table-cell table:formula="of:=IF([.R$2]=[.$B85]; [.$D85]; &quot;&quot;)">
            <text:p/>
          </table:table-cell>
          <table:table-cell table:formula="of:=IF([.S$2]=[.$B85]; [.$D85]; &quot;&quot;)">
            <text:p/>
          </table:table-cell>
          <table:table-cell table:formula="of:=IF([.T$2]=[.$B85]; [.$D85]; &quot;&quot;)">
            <text:p/>
          </table:table-cell>
          <table:table-cell table:formula="of:=IF([.U$2]=[.$B85]; [.$D85]; &quot;&quot;)">
            <text:p/>
          </table:table-cell>
          <table:table-cell table:formula="of:=IF([.V$2]=[.$B85]; [.$D85]; &quot;&quot;)">
            <text:p/>
          </table:table-cell>
          <table:table-cell table:formula="of:=IF([.W$2]=[.$B85]; [.$D85]; &quot;&quot;)">
            <text:p/>
          </table:table-cell>
          <table:table-cell table:formula="of:=IF([.X$2]=[.$B85]; [.$D85]; &quot;&quot;)">
            <text:p/>
          </table:table-cell>
          <table:table-cell table:formula="of:=IF([.Y$2]=[.$B85]; [.$D85]; &quot;&quot;)">
            <text:p/>
          </table:table-cell>
          <table:table-cell table:formula="of:=IF([.Z$2]=[.$B85]; [.$D85]; &quot;&quot;)">
            <text:p/>
          </table:table-cell>
          <table:table-cell table:formula="of:=IF([.AA$2]=[.$B85]; [.$D85]; &quot;&quot;)">
            <text:p/>
          </table:table-cell>
          <table:table-cell table:formula="of:=IF([.AB$2]=[.$B85]; [.$D85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float" office:value="5" calcext:value-type="float">
            <text:p>5</text:p>
          </table:table-cell>
          <table:table-cell office:value-type="float" office:value="1.67557" calcext:value-type="float">
            <text:p>1.6755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86]; [.$C86]; &quot;&quot;)">
            <text:p/>
          </table:table-cell>
          <table:table-cell table:formula="of:=IF([.F$2]=[.$B86]; [.$C86]; &quot;&quot;)">
            <text:p/>
          </table:table-cell>
          <table:table-cell table:formula="of:=IF([.G$2]=[.$B86]; [.$C86]; &quot;&quot;)">
            <text:p/>
          </table:table-cell>
          <table:table-cell table:formula="of:=IF([.H$2]=[.$B86]; [.$C86]; &quot;&quot;)">
            <text:p/>
          </table:table-cell>
          <table:table-cell table:formula="of:=IF([.I$2]=[.$B86]; [.$C86]; &quot;&quot;)">
            <text:p/>
          </table:table-cell>
          <table:table-cell table:formula="of:=IF([.J$2]=[.$B86]; [.$C86]; &quot;&quot;)" office:value-type="float" office:value="1.67557" calcext:value-type="float">
            <text:p>1.67557</text:p>
          </table:table-cell>
          <table:table-cell table:formula="of:=IF([.K$2]=[.$B86]; [.$C86]; &quot;&quot;)">
            <text:p/>
          </table:table-cell>
          <table:table-cell table:formula="of:=IF([.L$2]=[.$B86]; [.$C86]; &quot;&quot;)">
            <text:p/>
          </table:table-cell>
          <table:table-cell table:formula="of:=IF([.M$2]=[.$B86]; [.$C86]; &quot;&quot;)">
            <text:p/>
          </table:table-cell>
          <table:table-cell table:formula="of:=IF([.N$2]=[.$B86]; [.$C86]; &quot;&quot;)">
            <text:p/>
          </table:table-cell>
          <table:table-cell table:formula="of:=IF([.O$2]=[.$B86]; [.$C86]; &quot;&quot;)">
            <text:p/>
          </table:table-cell>
          <table:table-cell table:formula="of:=IF([.P$2]=[.$B86]; [.$C86]; &quot;&quot;)">
            <text:p/>
          </table:table-cell>
          <table:table-cell table:formula="of:=IF([.Q$2]=[.$B86]; [.$D86]; &quot;&quot;)">
            <text:p/>
          </table:table-cell>
          <table:table-cell table:formula="of:=IF([.R$2]=[.$B86]; [.$D86]; &quot;&quot;)">
            <text:p/>
          </table:table-cell>
          <table:table-cell table:formula="of:=IF([.S$2]=[.$B86]; [.$D86]; &quot;&quot;)">
            <text:p/>
          </table:table-cell>
          <table:table-cell table:formula="of:=IF([.T$2]=[.$B86]; [.$D86]; &quot;&quot;)">
            <text:p/>
          </table:table-cell>
          <table:table-cell table:formula="of:=IF([.U$2]=[.$B86]; [.$D86]; &quot;&quot;)">
            <text:p/>
          </table:table-cell>
          <table:table-cell table:formula="of:=IF([.V$2]=[.$B86]; [.$D86]; &quot;&quot;)" office:value-type="float" office:value="4200000000" calcext:value-type="float">
            <text:p>4200000000</text:p>
          </table:table-cell>
          <table:table-cell table:formula="of:=IF([.W$2]=[.$B86]; [.$D86]; &quot;&quot;)">
            <text:p/>
          </table:table-cell>
          <table:table-cell table:formula="of:=IF([.X$2]=[.$B86]; [.$D86]; &quot;&quot;)">
            <text:p/>
          </table:table-cell>
          <table:table-cell table:formula="of:=IF([.Y$2]=[.$B86]; [.$D86]; &quot;&quot;)">
            <text:p/>
          </table:table-cell>
          <table:table-cell table:formula="of:=IF([.Z$2]=[.$B86]; [.$D86]; &quot;&quot;)">
            <text:p/>
          </table:table-cell>
          <table:table-cell table:formula="of:=IF([.AA$2]=[.$B86]; [.$D86]; &quot;&quot;)">
            <text:p/>
          </table:table-cell>
          <table:table-cell table:formula="of:=IF([.AB$2]=[.$B86]; [.$D86]; &quot;&quot;)">
            <text:p/>
          </table:table-cell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float" office:value="6" calcext:value-type="float">
            <text:p>6</text:p>
          </table:table-cell>
          <table:table-cell office:value-type="float" office:value="1.67617" calcext:value-type="float">
            <text:p>1.67617</text:p>
          </table:table-cell>
          <table:table-cell office:value-type="float" office:value="4199999000" calcext:value-type="float">
            <text:p>4199999000</text:p>
          </table:table-cell>
          <table:table-cell table:formula="of:=IF([.E$2]=[.$B87]; [.$C87]; &quot;&quot;)">
            <text:p/>
          </table:table-cell>
          <table:table-cell table:formula="of:=IF([.F$2]=[.$B87]; [.$C87]; &quot;&quot;)">
            <text:p/>
          </table:table-cell>
          <table:table-cell table:formula="of:=IF([.G$2]=[.$B87]; [.$C87]; &quot;&quot;)">
            <text:p/>
          </table:table-cell>
          <table:table-cell table:formula="of:=IF([.H$2]=[.$B87]; [.$C87]; &quot;&quot;)">
            <text:p/>
          </table:table-cell>
          <table:table-cell table:formula="of:=IF([.I$2]=[.$B87]; [.$C87]; &quot;&quot;)">
            <text:p/>
          </table:table-cell>
          <table:table-cell table:formula="of:=IF([.J$2]=[.$B87]; [.$C87]; &quot;&quot;)">
            <text:p/>
          </table:table-cell>
          <table:table-cell table:formula="of:=IF([.K$2]=[.$B87]; [.$C87]; &quot;&quot;)" office:value-type="float" office:value="1.67617" calcext:value-type="float">
            <text:p>1.67617</text:p>
          </table:table-cell>
          <table:table-cell table:formula="of:=IF([.L$2]=[.$B87]; [.$C87]; &quot;&quot;)">
            <text:p/>
          </table:table-cell>
          <table:table-cell table:formula="of:=IF([.M$2]=[.$B87]; [.$C87]; &quot;&quot;)">
            <text:p/>
          </table:table-cell>
          <table:table-cell table:formula="of:=IF([.N$2]=[.$B87]; [.$C87]; &quot;&quot;)">
            <text:p/>
          </table:table-cell>
          <table:table-cell table:formula="of:=IF([.O$2]=[.$B87]; [.$C87]; &quot;&quot;)">
            <text:p/>
          </table:table-cell>
          <table:table-cell table:formula="of:=IF([.P$2]=[.$B87]; [.$C87]; &quot;&quot;)">
            <text:p/>
          </table:table-cell>
          <table:table-cell table:formula="of:=IF([.Q$2]=[.$B87]; [.$D87]; &quot;&quot;)">
            <text:p/>
          </table:table-cell>
          <table:table-cell table:formula="of:=IF([.R$2]=[.$B87]; [.$D87]; &quot;&quot;)">
            <text:p/>
          </table:table-cell>
          <table:table-cell table:formula="of:=IF([.S$2]=[.$B87]; [.$D87]; &quot;&quot;)">
            <text:p/>
          </table:table-cell>
          <table:table-cell table:formula="of:=IF([.T$2]=[.$B87]; [.$D87]; &quot;&quot;)">
            <text:p/>
          </table:table-cell>
          <table:table-cell table:formula="of:=IF([.U$2]=[.$B87]; [.$D87]; &quot;&quot;)">
            <text:p/>
          </table:table-cell>
          <table:table-cell table:formula="of:=IF([.V$2]=[.$B87]; [.$D87]; &quot;&quot;)">
            <text:p/>
          </table:table-cell>
          <table:table-cell table:formula="of:=IF([.W$2]=[.$B87]; [.$D87]; &quot;&quot;)" office:value-type="float" office:value="4199999000" calcext:value-type="float">
            <text:p>4199999000</text:p>
          </table:table-cell>
          <table:table-cell table:formula="of:=IF([.X$2]=[.$B87]; [.$D87]; &quot;&quot;)">
            <text:p/>
          </table:table-cell>
          <table:table-cell table:formula="of:=IF([.Y$2]=[.$B87]; [.$D87]; &quot;&quot;)">
            <text:p/>
          </table:table-cell>
          <table:table-cell table:formula="of:=IF([.Z$2]=[.$B87]; [.$D87]; &quot;&quot;)">
            <text:p/>
          </table:table-cell>
          <table:table-cell table:formula="of:=IF([.AA$2]=[.$B87]; [.$D87]; &quot;&quot;)">
            <text:p/>
          </table:table-cell>
          <table:table-cell table:formula="of:=IF([.AB$2]=[.$B87]; [.$D87]; &quot;&quot;)">
            <text:p/>
          </table:table-cell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0" calcext:value-type="float">
            <text:p>0</text:p>
          </table:table-cell>
          <table:table-cell office:value-type="float" office:value="1.673749" calcext:value-type="float">
            <text:p>1.67374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88]; [.$C88]; &quot;&quot;)" office:value-type="float" office:value="1.673749" calcext:value-type="float">
            <text:p>1.673749</text:p>
          </table:table-cell>
          <table:table-cell table:formula="of:=IF([.F$2]=[.$B88]; [.$C88]; &quot;&quot;)">
            <text:p/>
          </table:table-cell>
          <table:table-cell table:formula="of:=IF([.G$2]=[.$B88]; [.$C88]; &quot;&quot;)">
            <text:p/>
          </table:table-cell>
          <table:table-cell table:formula="of:=IF([.H$2]=[.$B88]; [.$C88]; &quot;&quot;)">
            <text:p/>
          </table:table-cell>
          <table:table-cell table:formula="of:=IF([.I$2]=[.$B88]; [.$C88]; &quot;&quot;)">
            <text:p/>
          </table:table-cell>
          <table:table-cell table:formula="of:=IF([.J$2]=[.$B88]; [.$C88]; &quot;&quot;)">
            <text:p/>
          </table:table-cell>
          <table:table-cell table:formula="of:=IF([.K$2]=[.$B88]; [.$C88]; &quot;&quot;)">
            <text:p/>
          </table:table-cell>
          <table:table-cell table:formula="of:=IF([.L$2]=[.$B88]; [.$C88]; &quot;&quot;)">
            <text:p/>
          </table:table-cell>
          <table:table-cell table:formula="of:=IF([.M$2]=[.$B88]; [.$C88]; &quot;&quot;)">
            <text:p/>
          </table:table-cell>
          <table:table-cell table:formula="of:=IF([.N$2]=[.$B88]; [.$C88]; &quot;&quot;)">
            <text:p/>
          </table:table-cell>
          <table:table-cell table:formula="of:=IF([.O$2]=[.$B88]; [.$C88]; &quot;&quot;)">
            <text:p/>
          </table:table-cell>
          <table:table-cell table:formula="of:=IF([.P$2]=[.$B88]; [.$C88]; &quot;&quot;)">
            <text:p/>
          </table:table-cell>
          <table:table-cell table:formula="of:=IF([.Q$2]=[.$B88]; [.$D88]; &quot;&quot;)" office:value-type="float" office:value="4200000000" calcext:value-type="float">
            <text:p>4200000000</text:p>
          </table:table-cell>
          <table:table-cell table:formula="of:=IF([.R$2]=[.$B88]; [.$D88]; &quot;&quot;)">
            <text:p/>
          </table:table-cell>
          <table:table-cell table:formula="of:=IF([.S$2]=[.$B88]; [.$D88]; &quot;&quot;)">
            <text:p/>
          </table:table-cell>
          <table:table-cell table:formula="of:=IF([.T$2]=[.$B88]; [.$D88]; &quot;&quot;)">
            <text:p/>
          </table:table-cell>
          <table:table-cell table:formula="of:=IF([.U$2]=[.$B88]; [.$D88]; &quot;&quot;)">
            <text:p/>
          </table:table-cell>
          <table:table-cell table:formula="of:=IF([.V$2]=[.$B88]; [.$D88]; &quot;&quot;)">
            <text:p/>
          </table:table-cell>
          <table:table-cell table:formula="of:=IF([.W$2]=[.$B88]; [.$D88]; &quot;&quot;)">
            <text:p/>
          </table:table-cell>
          <table:table-cell table:formula="of:=IF([.X$2]=[.$B88]; [.$D88]; &quot;&quot;)">
            <text:p/>
          </table:table-cell>
          <table:table-cell table:formula="of:=IF([.Y$2]=[.$B88]; [.$D88]; &quot;&quot;)">
            <text:p/>
          </table:table-cell>
          <table:table-cell table:formula="of:=IF([.Z$2]=[.$B88]; [.$D88]; &quot;&quot;)">
            <text:p/>
          </table:table-cell>
          <table:table-cell table:formula="of:=IF([.AA$2]=[.$B88]; [.$D88]; &quot;&quot;)">
            <text:p/>
          </table:table-cell>
          <table:table-cell table:formula="of:=IF([.AB$2]=[.$B88]; [.$D88]; &quot;&quot;)">
            <text:p/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1" calcext:value-type="float">
            <text:p>1</text:p>
          </table:table-cell>
          <table:table-cell office:value-type="float" office:value="1.681768" calcext:value-type="float">
            <text:p>1.68176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89]; [.$C89]; &quot;&quot;)">
            <text:p/>
          </table:table-cell>
          <table:table-cell table:formula="of:=IF([.F$2]=[.$B89]; [.$C89]; &quot;&quot;)" office:value-type="float" office:value="1.681768" calcext:value-type="float">
            <text:p>1.681768</text:p>
          </table:table-cell>
          <table:table-cell table:formula="of:=IF([.G$2]=[.$B89]; [.$C89]; &quot;&quot;)">
            <text:p/>
          </table:table-cell>
          <table:table-cell table:formula="of:=IF([.H$2]=[.$B89]; [.$C89]; &quot;&quot;)">
            <text:p/>
          </table:table-cell>
          <table:table-cell table:formula="of:=IF([.I$2]=[.$B89]; [.$C89]; &quot;&quot;)">
            <text:p/>
          </table:table-cell>
          <table:table-cell table:formula="of:=IF([.J$2]=[.$B89]; [.$C89]; &quot;&quot;)">
            <text:p/>
          </table:table-cell>
          <table:table-cell table:formula="of:=IF([.K$2]=[.$B89]; [.$C89]; &quot;&quot;)">
            <text:p/>
          </table:table-cell>
          <table:table-cell table:formula="of:=IF([.L$2]=[.$B89]; [.$C89]; &quot;&quot;)">
            <text:p/>
          </table:table-cell>
          <table:table-cell table:formula="of:=IF([.M$2]=[.$B89]; [.$C89]; &quot;&quot;)">
            <text:p/>
          </table:table-cell>
          <table:table-cell table:formula="of:=IF([.N$2]=[.$B89]; [.$C89]; &quot;&quot;)">
            <text:p/>
          </table:table-cell>
          <table:table-cell table:formula="of:=IF([.O$2]=[.$B89]; [.$C89]; &quot;&quot;)">
            <text:p/>
          </table:table-cell>
          <table:table-cell table:formula="of:=IF([.P$2]=[.$B89]; [.$C89]; &quot;&quot;)">
            <text:p/>
          </table:table-cell>
          <table:table-cell table:formula="of:=IF([.Q$2]=[.$B89]; [.$D89]; &quot;&quot;)">
            <text:p/>
          </table:table-cell>
          <table:table-cell table:formula="of:=IF([.R$2]=[.$B89]; [.$D89]; &quot;&quot;)" office:value-type="float" office:value="4200000000" calcext:value-type="float">
            <text:p>4200000000</text:p>
          </table:table-cell>
          <table:table-cell table:formula="of:=IF([.S$2]=[.$B89]; [.$D89]; &quot;&quot;)">
            <text:p/>
          </table:table-cell>
          <table:table-cell table:formula="of:=IF([.T$2]=[.$B89]; [.$D89]; &quot;&quot;)">
            <text:p/>
          </table:table-cell>
          <table:table-cell table:formula="of:=IF([.U$2]=[.$B89]; [.$D89]; &quot;&quot;)">
            <text:p/>
          </table:table-cell>
          <table:table-cell table:formula="of:=IF([.V$2]=[.$B89]; [.$D89]; &quot;&quot;)">
            <text:p/>
          </table:table-cell>
          <table:table-cell table:formula="of:=IF([.W$2]=[.$B89]; [.$D89]; &quot;&quot;)">
            <text:p/>
          </table:table-cell>
          <table:table-cell table:formula="of:=IF([.X$2]=[.$B89]; [.$D89]; &quot;&quot;)">
            <text:p/>
          </table:table-cell>
          <table:table-cell table:formula="of:=IF([.Y$2]=[.$B89]; [.$D89]; &quot;&quot;)">
            <text:p/>
          </table:table-cell>
          <table:table-cell table:formula="of:=IF([.Z$2]=[.$B89]; [.$D89]; &quot;&quot;)">
            <text:p/>
          </table:table-cell>
          <table:table-cell table:formula="of:=IF([.AA$2]=[.$B89]; [.$D89]; &quot;&quot;)">
            <text:p/>
          </table:table-cell>
          <table:table-cell table:formula="of:=IF([.AB$2]=[.$B89]; [.$D89]; &quot;&quot;)">
            <text:p/>
          </table:table-cell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4" calcext:value-type="float">
            <text:p>4</text:p>
          </table:table-cell>
          <table:table-cell office:value-type="float" office:value="1.736434" calcext:value-type="float">
            <text:p>1.73643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90]; [.$C90]; &quot;&quot;)">
            <text:p/>
          </table:table-cell>
          <table:table-cell table:formula="of:=IF([.F$2]=[.$B90]; [.$C90]; &quot;&quot;)">
            <text:p/>
          </table:table-cell>
          <table:table-cell table:formula="of:=IF([.G$2]=[.$B90]; [.$C90]; &quot;&quot;)">
            <text:p/>
          </table:table-cell>
          <table:table-cell table:formula="of:=IF([.H$2]=[.$B90]; [.$C90]; &quot;&quot;)">
            <text:p/>
          </table:table-cell>
          <table:table-cell table:formula="of:=IF([.I$2]=[.$B90]; [.$C90]; &quot;&quot;)" office:value-type="float" office:value="1.736434" calcext:value-type="float">
            <text:p>1.736434</text:p>
          </table:table-cell>
          <table:table-cell table:formula="of:=IF([.J$2]=[.$B90]; [.$C90]; &quot;&quot;)">
            <text:p/>
          </table:table-cell>
          <table:table-cell table:formula="of:=IF([.K$2]=[.$B90]; [.$C90]; &quot;&quot;)">
            <text:p/>
          </table:table-cell>
          <table:table-cell table:formula="of:=IF([.L$2]=[.$B90]; [.$C90]; &quot;&quot;)">
            <text:p/>
          </table:table-cell>
          <table:table-cell table:formula="of:=IF([.M$2]=[.$B90]; [.$C90]; &quot;&quot;)">
            <text:p/>
          </table:table-cell>
          <table:table-cell table:formula="of:=IF([.N$2]=[.$B90]; [.$C90]; &quot;&quot;)">
            <text:p/>
          </table:table-cell>
          <table:table-cell table:formula="of:=IF([.O$2]=[.$B90]; [.$C90]; &quot;&quot;)">
            <text:p/>
          </table:table-cell>
          <table:table-cell table:formula="of:=IF([.P$2]=[.$B90]; [.$C90]; &quot;&quot;)">
            <text:p/>
          </table:table-cell>
          <table:table-cell table:formula="of:=IF([.Q$2]=[.$B90]; [.$D90]; &quot;&quot;)">
            <text:p/>
          </table:table-cell>
          <table:table-cell table:formula="of:=IF([.R$2]=[.$B90]; [.$D90]; &quot;&quot;)">
            <text:p/>
          </table:table-cell>
          <table:table-cell table:formula="of:=IF([.S$2]=[.$B90]; [.$D90]; &quot;&quot;)">
            <text:p/>
          </table:table-cell>
          <table:table-cell table:formula="of:=IF([.T$2]=[.$B90]; [.$D90]; &quot;&quot;)">
            <text:p/>
          </table:table-cell>
          <table:table-cell table:formula="of:=IF([.U$2]=[.$B90]; [.$D90]; &quot;&quot;)" office:value-type="float" office:value="4200000000" calcext:value-type="float">
            <text:p>4200000000</text:p>
          </table:table-cell>
          <table:table-cell table:formula="of:=IF([.V$2]=[.$B90]; [.$D90]; &quot;&quot;)">
            <text:p/>
          </table:table-cell>
          <table:table-cell table:formula="of:=IF([.W$2]=[.$B90]; [.$D90]; &quot;&quot;)">
            <text:p/>
          </table:table-cell>
          <table:table-cell table:formula="of:=IF([.X$2]=[.$B90]; [.$D90]; &quot;&quot;)">
            <text:p/>
          </table:table-cell>
          <table:table-cell table:formula="of:=IF([.Y$2]=[.$B90]; [.$D90]; &quot;&quot;)">
            <text:p/>
          </table:table-cell>
          <table:table-cell table:formula="of:=IF([.Z$2]=[.$B90]; [.$D90]; &quot;&quot;)">
            <text:p/>
          </table:table-cell>
          <table:table-cell table:formula="of:=IF([.AA$2]=[.$B90]; [.$D90]; &quot;&quot;)">
            <text:p/>
          </table:table-cell>
          <table:table-cell table:formula="of:=IF([.AB$2]=[.$B90]; [.$D90]; &quot;&quot;)">
            <text:p/>
          </table:table-cell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2" calcext:value-type="float">
            <text:p>2</text:p>
          </table:table-cell>
          <table:table-cell office:value-type="float" office:value="1.669231" calcext:value-type="float">
            <text:p>1.66923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91]; [.$C91]; &quot;&quot;)">
            <text:p/>
          </table:table-cell>
          <table:table-cell table:formula="of:=IF([.F$2]=[.$B91]; [.$C91]; &quot;&quot;)">
            <text:p/>
          </table:table-cell>
          <table:table-cell table:formula="of:=IF([.G$2]=[.$B91]; [.$C91]; &quot;&quot;)" office:value-type="float" office:value="1.669231" calcext:value-type="float">
            <text:p>1.669231</text:p>
          </table:table-cell>
          <table:table-cell table:formula="of:=IF([.H$2]=[.$B91]; [.$C91]; &quot;&quot;)">
            <text:p/>
          </table:table-cell>
          <table:table-cell table:formula="of:=IF([.I$2]=[.$B91]; [.$C91]; &quot;&quot;)">
            <text:p/>
          </table:table-cell>
          <table:table-cell table:formula="of:=IF([.J$2]=[.$B91]; [.$C91]; &quot;&quot;)">
            <text:p/>
          </table:table-cell>
          <table:table-cell table:formula="of:=IF([.K$2]=[.$B91]; [.$C91]; &quot;&quot;)">
            <text:p/>
          </table:table-cell>
          <table:table-cell table:formula="of:=IF([.L$2]=[.$B91]; [.$C91]; &quot;&quot;)">
            <text:p/>
          </table:table-cell>
          <table:table-cell table:formula="of:=IF([.M$2]=[.$B91]; [.$C91]; &quot;&quot;)">
            <text:p/>
          </table:table-cell>
          <table:table-cell table:formula="of:=IF([.N$2]=[.$B91]; [.$C91]; &quot;&quot;)">
            <text:p/>
          </table:table-cell>
          <table:table-cell table:formula="of:=IF([.O$2]=[.$B91]; [.$C91]; &quot;&quot;)">
            <text:p/>
          </table:table-cell>
          <table:table-cell table:formula="of:=IF([.P$2]=[.$B91]; [.$C91]; &quot;&quot;)">
            <text:p/>
          </table:table-cell>
          <table:table-cell table:formula="of:=IF([.Q$2]=[.$B91]; [.$D91]; &quot;&quot;)">
            <text:p/>
          </table:table-cell>
          <table:table-cell table:formula="of:=IF([.R$2]=[.$B91]; [.$D91]; &quot;&quot;)">
            <text:p/>
          </table:table-cell>
          <table:table-cell table:formula="of:=IF([.S$2]=[.$B91]; [.$D91]; &quot;&quot;)" office:value-type="float" office:value="4200000000" calcext:value-type="float">
            <text:p>4200000000</text:p>
          </table:table-cell>
          <table:table-cell table:formula="of:=IF([.T$2]=[.$B91]; [.$D91]; &quot;&quot;)">
            <text:p/>
          </table:table-cell>
          <table:table-cell table:formula="of:=IF([.U$2]=[.$B91]; [.$D91]; &quot;&quot;)">
            <text:p/>
          </table:table-cell>
          <table:table-cell table:formula="of:=IF([.V$2]=[.$B91]; [.$D91]; &quot;&quot;)">
            <text:p/>
          </table:table-cell>
          <table:table-cell table:formula="of:=IF([.W$2]=[.$B91]; [.$D91]; &quot;&quot;)">
            <text:p/>
          </table:table-cell>
          <table:table-cell table:formula="of:=IF([.X$2]=[.$B91]; [.$D91]; &quot;&quot;)">
            <text:p/>
          </table:table-cell>
          <table:table-cell table:formula="of:=IF([.Y$2]=[.$B91]; [.$D91]; &quot;&quot;)">
            <text:p/>
          </table:table-cell>
          <table:table-cell table:formula="of:=IF([.Z$2]=[.$B91]; [.$D91]; &quot;&quot;)">
            <text:p/>
          </table:table-cell>
          <table:table-cell table:formula="of:=IF([.AA$2]=[.$B91]; [.$D91]; &quot;&quot;)">
            <text:p/>
          </table:table-cell>
          <table:table-cell table:formula="of:=IF([.AB$2]=[.$B91]; [.$D91]; &quot;&quot;)">
            <text:p/>
          </table:table-cell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float" office:value="8" calcext:value-type="float">
            <text:p>8</text:p>
          </table:table-cell>
          <table:table-cell office:value-type="float" office:value="1.669923" calcext:value-type="float">
            <text:p>1.66992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92]; [.$C92]; &quot;&quot;)">
            <text:p/>
          </table:table-cell>
          <table:table-cell table:formula="of:=IF([.F$2]=[.$B92]; [.$C92]; &quot;&quot;)">
            <text:p/>
          </table:table-cell>
          <table:table-cell table:formula="of:=IF([.G$2]=[.$B92]; [.$C92]; &quot;&quot;)">
            <text:p/>
          </table:table-cell>
          <table:table-cell table:formula="of:=IF([.H$2]=[.$B92]; [.$C92]; &quot;&quot;)">
            <text:p/>
          </table:table-cell>
          <table:table-cell table:formula="of:=IF([.I$2]=[.$B92]; [.$C92]; &quot;&quot;)">
            <text:p/>
          </table:table-cell>
          <table:table-cell table:formula="of:=IF([.J$2]=[.$B92]; [.$C92]; &quot;&quot;)">
            <text:p/>
          </table:table-cell>
          <table:table-cell table:formula="of:=IF([.K$2]=[.$B92]; [.$C92]; &quot;&quot;)">
            <text:p/>
          </table:table-cell>
          <table:table-cell table:formula="of:=IF([.L$2]=[.$B92]; [.$C92]; &quot;&quot;)">
            <text:p/>
          </table:table-cell>
          <table:table-cell table:formula="of:=IF([.M$2]=[.$B92]; [.$C92]; &quot;&quot;)" office:value-type="float" office:value="1.669923" calcext:value-type="float">
            <text:p>1.669923</text:p>
          </table:table-cell>
          <table:table-cell table:formula="of:=IF([.N$2]=[.$B92]; [.$C92]; &quot;&quot;)">
            <text:p/>
          </table:table-cell>
          <table:table-cell table:formula="of:=IF([.O$2]=[.$B92]; [.$C92]; &quot;&quot;)">
            <text:p/>
          </table:table-cell>
          <table:table-cell table:formula="of:=IF([.P$2]=[.$B92]; [.$C92]; &quot;&quot;)">
            <text:p/>
          </table:table-cell>
          <table:table-cell table:formula="of:=IF([.Q$2]=[.$B92]; [.$D92]; &quot;&quot;)">
            <text:p/>
          </table:table-cell>
          <table:table-cell table:formula="of:=IF([.R$2]=[.$B92]; [.$D92]; &quot;&quot;)">
            <text:p/>
          </table:table-cell>
          <table:table-cell table:formula="of:=IF([.S$2]=[.$B92]; [.$D92]; &quot;&quot;)">
            <text:p/>
          </table:table-cell>
          <table:table-cell table:formula="of:=IF([.T$2]=[.$B92]; [.$D92]; &quot;&quot;)">
            <text:p/>
          </table:table-cell>
          <table:table-cell table:formula="of:=IF([.U$2]=[.$B92]; [.$D92]; &quot;&quot;)">
            <text:p/>
          </table:table-cell>
          <table:table-cell table:formula="of:=IF([.V$2]=[.$B92]; [.$D92]; &quot;&quot;)">
            <text:p/>
          </table:table-cell>
          <table:table-cell table:formula="of:=IF([.W$2]=[.$B92]; [.$D92]; &quot;&quot;)">
            <text:p/>
          </table:table-cell>
          <table:table-cell table:formula="of:=IF([.X$2]=[.$B92]; [.$D92]; &quot;&quot;)">
            <text:p/>
          </table:table-cell>
          <table:table-cell table:formula="of:=IF([.Y$2]=[.$B92]; [.$D92]; &quot;&quot;)" office:value-type="float" office:value="4200000000" calcext:value-type="float">
            <text:p>4200000000</text:p>
          </table:table-cell>
          <table:table-cell table:formula="of:=IF([.Z$2]=[.$B92]; [.$D92]; &quot;&quot;)">
            <text:p/>
          </table:table-cell>
          <table:table-cell table:formula="of:=IF([.AA$2]=[.$B92]; [.$D92]; &quot;&quot;)">
            <text:p/>
          </table:table-cell>
          <table:table-cell table:formula="of:=IF([.AB$2]=[.$B92]; [.$D92]; &quot;&quot;)">
            <text:p/>
          </table:table-cell>
        </table:table-row>
        <table:table-row table:style-name="ro1">
          <table:table-cell office:value-type="float" office:value="13815" calcext:value-type="float">
            <text:p>13815</text:p>
          </table:table-cell>
          <table:table-cell office:value-type="float" office:value="10" calcext:value-type="float">
            <text:p>10</text:p>
          </table:table-cell>
          <table:table-cell office:value-type="float" office:value="1.988048" calcext:value-type="float">
            <text:p>1.98804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93]; [.$C93]; &quot;&quot;)">
            <text:p/>
          </table:table-cell>
          <table:table-cell table:formula="of:=IF([.F$2]=[.$B93]; [.$C93]; &quot;&quot;)">
            <text:p/>
          </table:table-cell>
          <table:table-cell table:formula="of:=IF([.G$2]=[.$B93]; [.$C93]; &quot;&quot;)">
            <text:p/>
          </table:table-cell>
          <table:table-cell table:formula="of:=IF([.H$2]=[.$B93]; [.$C93]; &quot;&quot;)">
            <text:p/>
          </table:table-cell>
          <table:table-cell table:formula="of:=IF([.I$2]=[.$B93]; [.$C93]; &quot;&quot;)">
            <text:p/>
          </table:table-cell>
          <table:table-cell table:formula="of:=IF([.J$2]=[.$B93]; [.$C93]; &quot;&quot;)">
            <text:p/>
          </table:table-cell>
          <table:table-cell table:formula="of:=IF([.K$2]=[.$B93]; [.$C93]; &quot;&quot;)">
            <text:p/>
          </table:table-cell>
          <table:table-cell table:formula="of:=IF([.L$2]=[.$B93]; [.$C93]; &quot;&quot;)">
            <text:p/>
          </table:table-cell>
          <table:table-cell table:formula="of:=IF([.M$2]=[.$B93]; [.$C93]; &quot;&quot;)">
            <text:p/>
          </table:table-cell>
          <table:table-cell table:formula="of:=IF([.N$2]=[.$B93]; [.$C93]; &quot;&quot;)">
            <text:p/>
          </table:table-cell>
          <table:table-cell table:formula="of:=IF([.O$2]=[.$B93]; [.$C93]; &quot;&quot;)" office:value-type="float" office:value="1.988048" calcext:value-type="float">
            <text:p>1.988048</text:p>
          </table:table-cell>
          <table:table-cell table:formula="of:=IF([.P$2]=[.$B93]; [.$C93]; &quot;&quot;)">
            <text:p/>
          </table:table-cell>
          <table:table-cell table:formula="of:=IF([.Q$2]=[.$B93]; [.$D93]; &quot;&quot;)">
            <text:p/>
          </table:table-cell>
          <table:table-cell table:formula="of:=IF([.R$2]=[.$B93]; [.$D93]; &quot;&quot;)">
            <text:p/>
          </table:table-cell>
          <table:table-cell table:formula="of:=IF([.S$2]=[.$B93]; [.$D93]; &quot;&quot;)">
            <text:p/>
          </table:table-cell>
          <table:table-cell table:formula="of:=IF([.T$2]=[.$B93]; [.$D93]; &quot;&quot;)">
            <text:p/>
          </table:table-cell>
          <table:table-cell table:formula="of:=IF([.U$2]=[.$B93]; [.$D93]; &quot;&quot;)">
            <text:p/>
          </table:table-cell>
          <table:table-cell table:formula="of:=IF([.V$2]=[.$B93]; [.$D93]; &quot;&quot;)">
            <text:p/>
          </table:table-cell>
          <table:table-cell table:formula="of:=IF([.W$2]=[.$B93]; [.$D93]; &quot;&quot;)">
            <text:p/>
          </table:table-cell>
          <table:table-cell table:formula="of:=IF([.X$2]=[.$B93]; [.$D93]; &quot;&quot;)">
            <text:p/>
          </table:table-cell>
          <table:table-cell table:formula="of:=IF([.Y$2]=[.$B93]; [.$D93]; &quot;&quot;)">
            <text:p/>
          </table:table-cell>
          <table:table-cell table:formula="of:=IF([.Z$2]=[.$B93]; [.$D93]; &quot;&quot;)">
            <text:p/>
          </table:table-cell>
          <table:table-cell table:formula="of:=IF([.AA$2]=[.$B93]; [.$D93]; &quot;&quot;)" office:value-type="float" office:value="4199999000" calcext:value-type="float">
            <text:p>4199999000</text:p>
          </table:table-cell>
          <table:table-cell table:formula="of:=IF([.AB$2]=[.$B93]; [.$D93]; &quot;&quot;)">
            <text:p/>
          </table:table-cell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float" office:value="7" calcext:value-type="float">
            <text:p>7</text:p>
          </table:table-cell>
          <table:table-cell office:value-type="float" office:value="1.724026" calcext:value-type="float">
            <text:p>1.72402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94]; [.$C94]; &quot;&quot;)">
            <text:p/>
          </table:table-cell>
          <table:table-cell table:formula="of:=IF([.F$2]=[.$B94]; [.$C94]; &quot;&quot;)">
            <text:p/>
          </table:table-cell>
          <table:table-cell table:formula="of:=IF([.G$2]=[.$B94]; [.$C94]; &quot;&quot;)">
            <text:p/>
          </table:table-cell>
          <table:table-cell table:formula="of:=IF([.H$2]=[.$B94]; [.$C94]; &quot;&quot;)">
            <text:p/>
          </table:table-cell>
          <table:table-cell table:formula="of:=IF([.I$2]=[.$B94]; [.$C94]; &quot;&quot;)">
            <text:p/>
          </table:table-cell>
          <table:table-cell table:formula="of:=IF([.J$2]=[.$B94]; [.$C94]; &quot;&quot;)">
            <text:p/>
          </table:table-cell>
          <table:table-cell table:formula="of:=IF([.K$2]=[.$B94]; [.$C94]; &quot;&quot;)">
            <text:p/>
          </table:table-cell>
          <table:table-cell table:formula="of:=IF([.L$2]=[.$B94]; [.$C94]; &quot;&quot;)" office:value-type="float" office:value="1.724026" calcext:value-type="float">
            <text:p>1.724026</text:p>
          </table:table-cell>
          <table:table-cell table:formula="of:=IF([.M$2]=[.$B94]; [.$C94]; &quot;&quot;)">
            <text:p/>
          </table:table-cell>
          <table:table-cell table:formula="of:=IF([.N$2]=[.$B94]; [.$C94]; &quot;&quot;)">
            <text:p/>
          </table:table-cell>
          <table:table-cell table:formula="of:=IF([.O$2]=[.$B94]; [.$C94]; &quot;&quot;)">
            <text:p/>
          </table:table-cell>
          <table:table-cell table:formula="of:=IF([.P$2]=[.$B94]; [.$C94]; &quot;&quot;)">
            <text:p/>
          </table:table-cell>
          <table:table-cell table:formula="of:=IF([.Q$2]=[.$B94]; [.$D94]; &quot;&quot;)">
            <text:p/>
          </table:table-cell>
          <table:table-cell table:formula="of:=IF([.R$2]=[.$B94]; [.$D94]; &quot;&quot;)">
            <text:p/>
          </table:table-cell>
          <table:table-cell table:formula="of:=IF([.S$2]=[.$B94]; [.$D94]; &quot;&quot;)">
            <text:p/>
          </table:table-cell>
          <table:table-cell table:formula="of:=IF([.T$2]=[.$B94]; [.$D94]; &quot;&quot;)">
            <text:p/>
          </table:table-cell>
          <table:table-cell table:formula="of:=IF([.U$2]=[.$B94]; [.$D94]; &quot;&quot;)">
            <text:p/>
          </table:table-cell>
          <table:table-cell table:formula="of:=IF([.V$2]=[.$B94]; [.$D94]; &quot;&quot;)">
            <text:p/>
          </table:table-cell>
          <table:table-cell table:formula="of:=IF([.W$2]=[.$B94]; [.$D94]; &quot;&quot;)">
            <text:p/>
          </table:table-cell>
          <table:table-cell table:formula="of:=IF([.X$2]=[.$B94]; [.$D94]; &quot;&quot;)" office:value-type="float" office:value="4199999000" calcext:value-type="float">
            <text:p>4199999000</text:p>
          </table:table-cell>
          <table:table-cell table:formula="of:=IF([.Y$2]=[.$B94]; [.$D94]; &quot;&quot;)">
            <text:p/>
          </table:table-cell>
          <table:table-cell table:formula="of:=IF([.Z$2]=[.$B94]; [.$D94]; &quot;&quot;)">
            <text:p/>
          </table:table-cell>
          <table:table-cell table:formula="of:=IF([.AA$2]=[.$B94]; [.$D94]; &quot;&quot;)">
            <text:p/>
          </table:table-cell>
          <table:table-cell table:formula="of:=IF([.AB$2]=[.$B94]; [.$D94]; &quot;&quot;)">
            <text:p/>
          </table:table-cell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float" office:value="3" calcext:value-type="float">
            <text:p>3</text:p>
          </table:table-cell>
          <table:table-cell office:value-type="float" office:value="1.722486" calcext:value-type="float">
            <text:p>1.72248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95]; [.$C95]; &quot;&quot;)">
            <text:p/>
          </table:table-cell>
          <table:table-cell table:formula="of:=IF([.F$2]=[.$B95]; [.$C95]; &quot;&quot;)">
            <text:p/>
          </table:table-cell>
          <table:table-cell table:formula="of:=IF([.G$2]=[.$B95]; [.$C95]; &quot;&quot;)">
            <text:p/>
          </table:table-cell>
          <table:table-cell table:formula="of:=IF([.H$2]=[.$B95]; [.$C95]; &quot;&quot;)" office:value-type="float" office:value="1.722486" calcext:value-type="float">
            <text:p>1.722486</text:p>
          </table:table-cell>
          <table:table-cell table:formula="of:=IF([.I$2]=[.$B95]; [.$C95]; &quot;&quot;)">
            <text:p/>
          </table:table-cell>
          <table:table-cell table:formula="of:=IF([.J$2]=[.$B95]; [.$C95]; &quot;&quot;)">
            <text:p/>
          </table:table-cell>
          <table:table-cell table:formula="of:=IF([.K$2]=[.$B95]; [.$C95]; &quot;&quot;)">
            <text:p/>
          </table:table-cell>
          <table:table-cell table:formula="of:=IF([.L$2]=[.$B95]; [.$C95]; &quot;&quot;)">
            <text:p/>
          </table:table-cell>
          <table:table-cell table:formula="of:=IF([.M$2]=[.$B95]; [.$C95]; &quot;&quot;)">
            <text:p/>
          </table:table-cell>
          <table:table-cell table:formula="of:=IF([.N$2]=[.$B95]; [.$C95]; &quot;&quot;)">
            <text:p/>
          </table:table-cell>
          <table:table-cell table:formula="of:=IF([.O$2]=[.$B95]; [.$C95]; &quot;&quot;)">
            <text:p/>
          </table:table-cell>
          <table:table-cell table:formula="of:=IF([.P$2]=[.$B95]; [.$C95]; &quot;&quot;)">
            <text:p/>
          </table:table-cell>
          <table:table-cell table:formula="of:=IF([.Q$2]=[.$B95]; [.$D95]; &quot;&quot;)">
            <text:p/>
          </table:table-cell>
          <table:table-cell table:formula="of:=IF([.R$2]=[.$B95]; [.$D95]; &quot;&quot;)">
            <text:p/>
          </table:table-cell>
          <table:table-cell table:formula="of:=IF([.S$2]=[.$B95]; [.$D95]; &quot;&quot;)">
            <text:p/>
          </table:table-cell>
          <table:table-cell table:formula="of:=IF([.T$2]=[.$B95]; [.$D95]; &quot;&quot;)" office:value-type="float" office:value="4199999000" calcext:value-type="float">
            <text:p>4199999000</text:p>
          </table:table-cell>
          <table:table-cell table:formula="of:=IF([.U$2]=[.$B95]; [.$D95]; &quot;&quot;)">
            <text:p/>
          </table:table-cell>
          <table:table-cell table:formula="of:=IF([.V$2]=[.$B95]; [.$D95]; &quot;&quot;)">
            <text:p/>
          </table:table-cell>
          <table:table-cell table:formula="of:=IF([.W$2]=[.$B95]; [.$D95]; &quot;&quot;)">
            <text:p/>
          </table:table-cell>
          <table:table-cell table:formula="of:=IF([.X$2]=[.$B95]; [.$D95]; &quot;&quot;)">
            <text:p/>
          </table:table-cell>
          <table:table-cell table:formula="of:=IF([.Y$2]=[.$B95]; [.$D95]; &quot;&quot;)">
            <text:p/>
          </table:table-cell>
          <table:table-cell table:formula="of:=IF([.Z$2]=[.$B95]; [.$D95]; &quot;&quot;)">
            <text:p/>
          </table:table-cell>
          <table:table-cell table:formula="of:=IF([.AA$2]=[.$B95]; [.$D95]; &quot;&quot;)">
            <text:p/>
          </table:table-cell>
          <table:table-cell table:formula="of:=IF([.AB$2]=[.$B95]; [.$D95]; &quot;&quot;)">
            <text:p/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float" office:value="9" calcext:value-type="float">
            <text:p>9</text:p>
          </table:table-cell>
          <table:table-cell office:value-type="float" office:value="2.10885" calcext:value-type="float">
            <text:p>2.10885</text:p>
          </table:table-cell>
          <table:table-cell office:value-type="float" office:value="4199999000" calcext:value-type="float">
            <text:p>4199999000</text:p>
          </table:table-cell>
          <table:table-cell table:formula="of:=IF([.E$2]=[.$B96]; [.$C96]; &quot;&quot;)">
            <text:p/>
          </table:table-cell>
          <table:table-cell table:formula="of:=IF([.F$2]=[.$B96]; [.$C96]; &quot;&quot;)">
            <text:p/>
          </table:table-cell>
          <table:table-cell table:formula="of:=IF([.G$2]=[.$B96]; [.$C96]; &quot;&quot;)">
            <text:p/>
          </table:table-cell>
          <table:table-cell table:formula="of:=IF([.H$2]=[.$B96]; [.$C96]; &quot;&quot;)">
            <text:p/>
          </table:table-cell>
          <table:table-cell table:formula="of:=IF([.I$2]=[.$B96]; [.$C96]; &quot;&quot;)">
            <text:p/>
          </table:table-cell>
          <table:table-cell table:formula="of:=IF([.J$2]=[.$B96]; [.$C96]; &quot;&quot;)">
            <text:p/>
          </table:table-cell>
          <table:table-cell table:formula="of:=IF([.K$2]=[.$B96]; [.$C96]; &quot;&quot;)">
            <text:p/>
          </table:table-cell>
          <table:table-cell table:formula="of:=IF([.L$2]=[.$B96]; [.$C96]; &quot;&quot;)">
            <text:p/>
          </table:table-cell>
          <table:table-cell table:formula="of:=IF([.M$2]=[.$B96]; [.$C96]; &quot;&quot;)">
            <text:p/>
          </table:table-cell>
          <table:table-cell table:formula="of:=IF([.N$2]=[.$B96]; [.$C96]; &quot;&quot;)" office:value-type="float" office:value="2.10885" calcext:value-type="float">
            <text:p>2.10885</text:p>
          </table:table-cell>
          <table:table-cell table:formula="of:=IF([.O$2]=[.$B96]; [.$C96]; &quot;&quot;)">
            <text:p/>
          </table:table-cell>
          <table:table-cell table:formula="of:=IF([.P$2]=[.$B96]; [.$C96]; &quot;&quot;)">
            <text:p/>
          </table:table-cell>
          <table:table-cell table:formula="of:=IF([.Q$2]=[.$B96]; [.$D96]; &quot;&quot;)">
            <text:p/>
          </table:table-cell>
          <table:table-cell table:formula="of:=IF([.R$2]=[.$B96]; [.$D96]; &quot;&quot;)">
            <text:p/>
          </table:table-cell>
          <table:table-cell table:formula="of:=IF([.S$2]=[.$B96]; [.$D96]; &quot;&quot;)">
            <text:p/>
          </table:table-cell>
          <table:table-cell table:formula="of:=IF([.T$2]=[.$B96]; [.$D96]; &quot;&quot;)">
            <text:p/>
          </table:table-cell>
          <table:table-cell table:formula="of:=IF([.U$2]=[.$B96]; [.$D96]; &quot;&quot;)">
            <text:p/>
          </table:table-cell>
          <table:table-cell table:formula="of:=IF([.V$2]=[.$B96]; [.$D96]; &quot;&quot;)">
            <text:p/>
          </table:table-cell>
          <table:table-cell table:formula="of:=IF([.W$2]=[.$B96]; [.$D96]; &quot;&quot;)">
            <text:p/>
          </table:table-cell>
          <table:table-cell table:formula="of:=IF([.X$2]=[.$B96]; [.$D96]; &quot;&quot;)">
            <text:p/>
          </table:table-cell>
          <table:table-cell table:formula="of:=IF([.Y$2]=[.$B96]; [.$D96]; &quot;&quot;)">
            <text:p/>
          </table:table-cell>
          <table:table-cell table:formula="of:=IF([.Z$2]=[.$B96]; [.$D96]; &quot;&quot;)" office:value-type="float" office:value="4199999000" calcext:value-type="float">
            <text:p>4199999000</text:p>
          </table:table-cell>
          <table:table-cell table:formula="of:=IF([.AA$2]=[.$B96]; [.$D96]; &quot;&quot;)">
            <text:p/>
          </table:table-cell>
          <table:table-cell table:formula="of:=IF([.AB$2]=[.$B96]; [.$D96]; &quot;&quot;)">
            <text:p/>
          </table:table-cell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float" office:value="11" calcext:value-type="float">
            <text:p>11</text:p>
          </table:table-cell>
          <table:table-cell office:value-type="float" office:value="1.717822" calcext:value-type="float">
            <text:p>1.71782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97]; [.$C97]; &quot;&quot;)">
            <text:p/>
          </table:table-cell>
          <table:table-cell table:formula="of:=IF([.F$2]=[.$B97]; [.$C97]; &quot;&quot;)">
            <text:p/>
          </table:table-cell>
          <table:table-cell table:formula="of:=IF([.G$2]=[.$B97]; [.$C97]; &quot;&quot;)">
            <text:p/>
          </table:table-cell>
          <table:table-cell table:formula="of:=IF([.H$2]=[.$B97]; [.$C97]; &quot;&quot;)">
            <text:p/>
          </table:table-cell>
          <table:table-cell table:formula="of:=IF([.I$2]=[.$B97]; [.$C97]; &quot;&quot;)">
            <text:p/>
          </table:table-cell>
          <table:table-cell table:formula="of:=IF([.J$2]=[.$B97]; [.$C97]; &quot;&quot;)">
            <text:p/>
          </table:table-cell>
          <table:table-cell table:formula="of:=IF([.K$2]=[.$B97]; [.$C97]; &quot;&quot;)">
            <text:p/>
          </table:table-cell>
          <table:table-cell table:formula="of:=IF([.L$2]=[.$B97]; [.$C97]; &quot;&quot;)">
            <text:p/>
          </table:table-cell>
          <table:table-cell table:formula="of:=IF([.M$2]=[.$B97]; [.$C97]; &quot;&quot;)">
            <text:p/>
          </table:table-cell>
          <table:table-cell table:formula="of:=IF([.N$2]=[.$B97]; [.$C97]; &quot;&quot;)">
            <text:p/>
          </table:table-cell>
          <table:table-cell table:formula="of:=IF([.O$2]=[.$B97]; [.$C97]; &quot;&quot;)">
            <text:p/>
          </table:table-cell>
          <table:table-cell table:formula="of:=IF([.P$2]=[.$B97]; [.$C97]; &quot;&quot;)" office:value-type="float" office:value="1.717822" calcext:value-type="float">
            <text:p>1.717822</text:p>
          </table:table-cell>
          <table:table-cell table:formula="of:=IF([.Q$2]=[.$B97]; [.$D97]; &quot;&quot;)">
            <text:p/>
          </table:table-cell>
          <table:table-cell table:formula="of:=IF([.R$2]=[.$B97]; [.$D97]; &quot;&quot;)">
            <text:p/>
          </table:table-cell>
          <table:table-cell table:formula="of:=IF([.S$2]=[.$B97]; [.$D97]; &quot;&quot;)">
            <text:p/>
          </table:table-cell>
          <table:table-cell table:formula="of:=IF([.T$2]=[.$B97]; [.$D97]; &quot;&quot;)">
            <text:p/>
          </table:table-cell>
          <table:table-cell table:formula="of:=IF([.U$2]=[.$B97]; [.$D97]; &quot;&quot;)">
            <text:p/>
          </table:table-cell>
          <table:table-cell table:formula="of:=IF([.V$2]=[.$B97]; [.$D97]; &quot;&quot;)">
            <text:p/>
          </table:table-cell>
          <table:table-cell table:formula="of:=IF([.W$2]=[.$B97]; [.$D97]; &quot;&quot;)">
            <text:p/>
          </table:table-cell>
          <table:table-cell table:formula="of:=IF([.X$2]=[.$B97]; [.$D97]; &quot;&quot;)">
            <text:p/>
          </table:table-cell>
          <table:table-cell table:formula="of:=IF([.Y$2]=[.$B97]; [.$D97]; &quot;&quot;)">
            <text:p/>
          </table:table-cell>
          <table:table-cell table:formula="of:=IF([.Z$2]=[.$B97]; [.$D97]; &quot;&quot;)">
            <text:p/>
          </table:table-cell>
          <table:table-cell table:formula="of:=IF([.AA$2]=[.$B97]; [.$D97]; &quot;&quot;)">
            <text:p/>
          </table:table-cell>
          <table:table-cell table:formula="of:=IF([.AB$2]=[.$B97]; [.$D97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float" office:value="5" calcext:value-type="float">
            <text:p>5</text:p>
          </table:table-cell>
          <table:table-cell office:value-type="float" office:value="1.684081" calcext:value-type="float">
            <text:p>1.684081</text:p>
          </table:table-cell>
          <table:table-cell office:value-type="float" office:value="4199999000" calcext:value-type="float">
            <text:p>4199999000</text:p>
          </table:table-cell>
          <table:table-cell table:formula="of:=IF([.E$2]=[.$B98]; [.$C98]; &quot;&quot;)">
            <text:p/>
          </table:table-cell>
          <table:table-cell table:formula="of:=IF([.F$2]=[.$B98]; [.$C98]; &quot;&quot;)">
            <text:p/>
          </table:table-cell>
          <table:table-cell table:formula="of:=IF([.G$2]=[.$B98]; [.$C98]; &quot;&quot;)">
            <text:p/>
          </table:table-cell>
          <table:table-cell table:formula="of:=IF([.H$2]=[.$B98]; [.$C98]; &quot;&quot;)">
            <text:p/>
          </table:table-cell>
          <table:table-cell table:formula="of:=IF([.I$2]=[.$B98]; [.$C98]; &quot;&quot;)">
            <text:p/>
          </table:table-cell>
          <table:table-cell table:formula="of:=IF([.J$2]=[.$B98]; [.$C98]; &quot;&quot;)" office:value-type="float" office:value="1.684081" calcext:value-type="float">
            <text:p>1.684081</text:p>
          </table:table-cell>
          <table:table-cell table:formula="of:=IF([.K$2]=[.$B98]; [.$C98]; &quot;&quot;)">
            <text:p/>
          </table:table-cell>
          <table:table-cell table:formula="of:=IF([.L$2]=[.$B98]; [.$C98]; &quot;&quot;)">
            <text:p/>
          </table:table-cell>
          <table:table-cell table:formula="of:=IF([.M$2]=[.$B98]; [.$C98]; &quot;&quot;)">
            <text:p/>
          </table:table-cell>
          <table:table-cell table:formula="of:=IF([.N$2]=[.$B98]; [.$C98]; &quot;&quot;)">
            <text:p/>
          </table:table-cell>
          <table:table-cell table:formula="of:=IF([.O$2]=[.$B98]; [.$C98]; &quot;&quot;)">
            <text:p/>
          </table:table-cell>
          <table:table-cell table:formula="of:=IF([.P$2]=[.$B98]; [.$C98]; &quot;&quot;)">
            <text:p/>
          </table:table-cell>
          <table:table-cell table:formula="of:=IF([.Q$2]=[.$B98]; [.$D98]; &quot;&quot;)">
            <text:p/>
          </table:table-cell>
          <table:table-cell table:formula="of:=IF([.R$2]=[.$B98]; [.$D98]; &quot;&quot;)">
            <text:p/>
          </table:table-cell>
          <table:table-cell table:formula="of:=IF([.S$2]=[.$B98]; [.$D98]; &quot;&quot;)">
            <text:p/>
          </table:table-cell>
          <table:table-cell table:formula="of:=IF([.T$2]=[.$B98]; [.$D98]; &quot;&quot;)">
            <text:p/>
          </table:table-cell>
          <table:table-cell table:formula="of:=IF([.U$2]=[.$B98]; [.$D98]; &quot;&quot;)">
            <text:p/>
          </table:table-cell>
          <table:table-cell table:formula="of:=IF([.V$2]=[.$B98]; [.$D98]; &quot;&quot;)" office:value-type="float" office:value="4199999000" calcext:value-type="float">
            <text:p>4199999000</text:p>
          </table:table-cell>
          <table:table-cell table:formula="of:=IF([.W$2]=[.$B98]; [.$D98]; &quot;&quot;)">
            <text:p/>
          </table:table-cell>
          <table:table-cell table:formula="of:=IF([.X$2]=[.$B98]; [.$D98]; &quot;&quot;)">
            <text:p/>
          </table:table-cell>
          <table:table-cell table:formula="of:=IF([.Y$2]=[.$B98]; [.$D98]; &quot;&quot;)">
            <text:p/>
          </table:table-cell>
          <table:table-cell table:formula="of:=IF([.Z$2]=[.$B98]; [.$D98]; &quot;&quot;)">
            <text:p/>
          </table:table-cell>
          <table:table-cell table:formula="of:=IF([.AA$2]=[.$B98]; [.$D98]; &quot;&quot;)">
            <text:p/>
          </table:table-cell>
          <table:table-cell table:formula="of:=IF([.AB$2]=[.$B98]; [.$D98]; &quot;&quot;)">
            <text:p/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0" calcext:value-type="float">
            <text:p>0</text:p>
          </table:table-cell>
          <table:table-cell office:value-type="float" office:value="1.679935" calcext:value-type="float">
            <text:p>1.67993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99]; [.$C99]; &quot;&quot;)" office:value-type="float" office:value="1.679935" calcext:value-type="float">
            <text:p>1.679935</text:p>
          </table:table-cell>
          <table:table-cell table:formula="of:=IF([.F$2]=[.$B99]; [.$C99]; &quot;&quot;)">
            <text:p/>
          </table:table-cell>
          <table:table-cell table:formula="of:=IF([.G$2]=[.$B99]; [.$C99]; &quot;&quot;)">
            <text:p/>
          </table:table-cell>
          <table:table-cell table:formula="of:=IF([.H$2]=[.$B99]; [.$C99]; &quot;&quot;)">
            <text:p/>
          </table:table-cell>
          <table:table-cell table:formula="of:=IF([.I$2]=[.$B99]; [.$C99]; &quot;&quot;)">
            <text:p/>
          </table:table-cell>
          <table:table-cell table:formula="of:=IF([.J$2]=[.$B99]; [.$C99]; &quot;&quot;)">
            <text:p/>
          </table:table-cell>
          <table:table-cell table:formula="of:=IF([.K$2]=[.$B99]; [.$C99]; &quot;&quot;)">
            <text:p/>
          </table:table-cell>
          <table:table-cell table:formula="of:=IF([.L$2]=[.$B99]; [.$C99]; &quot;&quot;)">
            <text:p/>
          </table:table-cell>
          <table:table-cell table:formula="of:=IF([.M$2]=[.$B99]; [.$C99]; &quot;&quot;)">
            <text:p/>
          </table:table-cell>
          <table:table-cell table:formula="of:=IF([.N$2]=[.$B99]; [.$C99]; &quot;&quot;)">
            <text:p/>
          </table:table-cell>
          <table:table-cell table:formula="of:=IF([.O$2]=[.$B99]; [.$C99]; &quot;&quot;)">
            <text:p/>
          </table:table-cell>
          <table:table-cell table:formula="of:=IF([.P$2]=[.$B99]; [.$C99]; &quot;&quot;)">
            <text:p/>
          </table:table-cell>
          <table:table-cell table:formula="of:=IF([.Q$2]=[.$B99]; [.$D99]; &quot;&quot;)" office:value-type="float" office:value="4200000000" calcext:value-type="float">
            <text:p>4200000000</text:p>
          </table:table-cell>
          <table:table-cell table:formula="of:=IF([.R$2]=[.$B99]; [.$D99]; &quot;&quot;)">
            <text:p/>
          </table:table-cell>
          <table:table-cell table:formula="of:=IF([.S$2]=[.$B99]; [.$D99]; &quot;&quot;)">
            <text:p/>
          </table:table-cell>
          <table:table-cell table:formula="of:=IF([.T$2]=[.$B99]; [.$D99]; &quot;&quot;)">
            <text:p/>
          </table:table-cell>
          <table:table-cell table:formula="of:=IF([.U$2]=[.$B99]; [.$D99]; &quot;&quot;)">
            <text:p/>
          </table:table-cell>
          <table:table-cell table:formula="of:=IF([.V$2]=[.$B99]; [.$D99]; &quot;&quot;)">
            <text:p/>
          </table:table-cell>
          <table:table-cell table:formula="of:=IF([.W$2]=[.$B99]; [.$D99]; &quot;&quot;)">
            <text:p/>
          </table:table-cell>
          <table:table-cell table:formula="of:=IF([.X$2]=[.$B99]; [.$D99]; &quot;&quot;)">
            <text:p/>
          </table:table-cell>
          <table:table-cell table:formula="of:=IF([.Y$2]=[.$B99]; [.$D99]; &quot;&quot;)">
            <text:p/>
          </table:table-cell>
          <table:table-cell table:formula="of:=IF([.Z$2]=[.$B99]; [.$D99]; &quot;&quot;)">
            <text:p/>
          </table:table-cell>
          <table:table-cell table:formula="of:=IF([.AA$2]=[.$B99]; [.$D99]; &quot;&quot;)">
            <text:p/>
          </table:table-cell>
          <table:table-cell table:formula="of:=IF([.AB$2]=[.$B99]; [.$D99]; &quot;&quot;)">
            <text:p/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float" office:value="6" calcext:value-type="float">
            <text:p>6</text:p>
          </table:table-cell>
          <table:table-cell office:value-type="float" office:value="1.812526" calcext:value-type="float">
            <text:p>1.81252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00]; [.$C100]; &quot;&quot;)">
            <text:p/>
          </table:table-cell>
          <table:table-cell table:formula="of:=IF([.F$2]=[.$B100]; [.$C100]; &quot;&quot;)">
            <text:p/>
          </table:table-cell>
          <table:table-cell table:formula="of:=IF([.G$2]=[.$B100]; [.$C100]; &quot;&quot;)">
            <text:p/>
          </table:table-cell>
          <table:table-cell table:formula="of:=IF([.H$2]=[.$B100]; [.$C100]; &quot;&quot;)">
            <text:p/>
          </table:table-cell>
          <table:table-cell table:formula="of:=IF([.I$2]=[.$B100]; [.$C100]; &quot;&quot;)">
            <text:p/>
          </table:table-cell>
          <table:table-cell table:formula="of:=IF([.J$2]=[.$B100]; [.$C100]; &quot;&quot;)">
            <text:p/>
          </table:table-cell>
          <table:table-cell table:formula="of:=IF([.K$2]=[.$B100]; [.$C100]; &quot;&quot;)" office:value-type="float" office:value="1.812526" calcext:value-type="float">
            <text:p>1.812526</text:p>
          </table:table-cell>
          <table:table-cell table:formula="of:=IF([.L$2]=[.$B100]; [.$C100]; &quot;&quot;)">
            <text:p/>
          </table:table-cell>
          <table:table-cell table:formula="of:=IF([.M$2]=[.$B100]; [.$C100]; &quot;&quot;)">
            <text:p/>
          </table:table-cell>
          <table:table-cell table:formula="of:=IF([.N$2]=[.$B100]; [.$C100]; &quot;&quot;)">
            <text:p/>
          </table:table-cell>
          <table:table-cell table:formula="of:=IF([.O$2]=[.$B100]; [.$C100]; &quot;&quot;)">
            <text:p/>
          </table:table-cell>
          <table:table-cell table:formula="of:=IF([.P$2]=[.$B100]; [.$C100]; &quot;&quot;)">
            <text:p/>
          </table:table-cell>
          <table:table-cell table:formula="of:=IF([.Q$2]=[.$B100]; [.$D100]; &quot;&quot;)">
            <text:p/>
          </table:table-cell>
          <table:table-cell table:formula="of:=IF([.R$2]=[.$B100]; [.$D100]; &quot;&quot;)">
            <text:p/>
          </table:table-cell>
          <table:table-cell table:formula="of:=IF([.S$2]=[.$B100]; [.$D100]; &quot;&quot;)">
            <text:p/>
          </table:table-cell>
          <table:table-cell table:formula="of:=IF([.T$2]=[.$B100]; [.$D100]; &quot;&quot;)">
            <text:p/>
          </table:table-cell>
          <table:table-cell table:formula="of:=IF([.U$2]=[.$B100]; [.$D100]; &quot;&quot;)">
            <text:p/>
          </table:table-cell>
          <table:table-cell table:formula="of:=IF([.V$2]=[.$B100]; [.$D100]; &quot;&quot;)">
            <text:p/>
          </table:table-cell>
          <table:table-cell table:formula="of:=IF([.W$2]=[.$B100]; [.$D100]; &quot;&quot;)" office:value-type="float" office:value="4199999000" calcext:value-type="float">
            <text:p>4199999000</text:p>
          </table:table-cell>
          <table:table-cell table:formula="of:=IF([.X$2]=[.$B100]; [.$D100]; &quot;&quot;)">
            <text:p/>
          </table:table-cell>
          <table:table-cell table:formula="of:=IF([.Y$2]=[.$B100]; [.$D100]; &quot;&quot;)">
            <text:p/>
          </table:table-cell>
          <table:table-cell table:formula="of:=IF([.Z$2]=[.$B100]; [.$D100]; &quot;&quot;)">
            <text:p/>
          </table:table-cell>
          <table:table-cell table:formula="of:=IF([.AA$2]=[.$B100]; [.$D100]; &quot;&quot;)">
            <text:p/>
          </table:table-cell>
          <table:table-cell table:formula="of:=IF([.AB$2]=[.$B100]; [.$D100]; &quot;&quot;)">
            <text:p/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2" calcext:value-type="float">
            <text:p>2</text:p>
          </table:table-cell>
          <table:table-cell office:value-type="float" office:value="1.649084" calcext:value-type="float">
            <text:p>1.64908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01]; [.$C101]; &quot;&quot;)">
            <text:p/>
          </table:table-cell>
          <table:table-cell table:formula="of:=IF([.F$2]=[.$B101]; [.$C101]; &quot;&quot;)">
            <text:p/>
          </table:table-cell>
          <table:table-cell table:formula="of:=IF([.G$2]=[.$B101]; [.$C101]; &quot;&quot;)" office:value-type="float" office:value="1.649084" calcext:value-type="float">
            <text:p>1.649084</text:p>
          </table:table-cell>
          <table:table-cell table:formula="of:=IF([.H$2]=[.$B101]; [.$C101]; &quot;&quot;)">
            <text:p/>
          </table:table-cell>
          <table:table-cell table:formula="of:=IF([.I$2]=[.$B101]; [.$C101]; &quot;&quot;)">
            <text:p/>
          </table:table-cell>
          <table:table-cell table:formula="of:=IF([.J$2]=[.$B101]; [.$C101]; &quot;&quot;)">
            <text:p/>
          </table:table-cell>
          <table:table-cell table:formula="of:=IF([.K$2]=[.$B101]; [.$C101]; &quot;&quot;)">
            <text:p/>
          </table:table-cell>
          <table:table-cell table:formula="of:=IF([.L$2]=[.$B101]; [.$C101]; &quot;&quot;)">
            <text:p/>
          </table:table-cell>
          <table:table-cell table:formula="of:=IF([.M$2]=[.$B101]; [.$C101]; &quot;&quot;)">
            <text:p/>
          </table:table-cell>
          <table:table-cell table:formula="of:=IF([.N$2]=[.$B101]; [.$C101]; &quot;&quot;)">
            <text:p/>
          </table:table-cell>
          <table:table-cell table:formula="of:=IF([.O$2]=[.$B101]; [.$C101]; &quot;&quot;)">
            <text:p/>
          </table:table-cell>
          <table:table-cell table:formula="of:=IF([.P$2]=[.$B101]; [.$C101]; &quot;&quot;)">
            <text:p/>
          </table:table-cell>
          <table:table-cell table:formula="of:=IF([.Q$2]=[.$B101]; [.$D101]; &quot;&quot;)">
            <text:p/>
          </table:table-cell>
          <table:table-cell table:formula="of:=IF([.R$2]=[.$B101]; [.$D101]; &quot;&quot;)">
            <text:p/>
          </table:table-cell>
          <table:table-cell table:formula="of:=IF([.S$2]=[.$B101]; [.$D101]; &quot;&quot;)" office:value-type="float" office:value="4200000000" calcext:value-type="float">
            <text:p>4200000000</text:p>
          </table:table-cell>
          <table:table-cell table:formula="of:=IF([.T$2]=[.$B101]; [.$D101]; &quot;&quot;)">
            <text:p/>
          </table:table-cell>
          <table:table-cell table:formula="of:=IF([.U$2]=[.$B101]; [.$D101]; &quot;&quot;)">
            <text:p/>
          </table:table-cell>
          <table:table-cell table:formula="of:=IF([.V$2]=[.$B101]; [.$D101]; &quot;&quot;)">
            <text:p/>
          </table:table-cell>
          <table:table-cell table:formula="of:=IF([.W$2]=[.$B101]; [.$D101]; &quot;&quot;)">
            <text:p/>
          </table:table-cell>
          <table:table-cell table:formula="of:=IF([.X$2]=[.$B101]; [.$D101]; &quot;&quot;)">
            <text:p/>
          </table:table-cell>
          <table:table-cell table:formula="of:=IF([.Y$2]=[.$B101]; [.$D101]; &quot;&quot;)">
            <text:p/>
          </table:table-cell>
          <table:table-cell table:formula="of:=IF([.Z$2]=[.$B101]; [.$D101]; &quot;&quot;)">
            <text:p/>
          </table:table-cell>
          <table:table-cell table:formula="of:=IF([.AA$2]=[.$B101]; [.$D101]; &quot;&quot;)">
            <text:p/>
          </table:table-cell>
          <table:table-cell table:formula="of:=IF([.AB$2]=[.$B101]; [.$D101]; &quot;&quot;)">
            <text:p/>
          </table:table-cell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float" office:value="1" calcext:value-type="float">
            <text:p>1</text:p>
          </table:table-cell>
          <table:table-cell office:value-type="float" office:value="1.695706" calcext:value-type="float">
            <text:p>1.695706</text:p>
          </table:table-cell>
          <table:table-cell office:value-type="float" office:value="4200001000" calcext:value-type="float">
            <text:p>4200001000</text:p>
          </table:table-cell>
          <table:table-cell table:formula="of:=IF([.E$2]=[.$B102]; [.$C102]; &quot;&quot;)">
            <text:p/>
          </table:table-cell>
          <table:table-cell table:formula="of:=IF([.F$2]=[.$B102]; [.$C102]; &quot;&quot;)" office:value-type="float" office:value="1.695706" calcext:value-type="float">
            <text:p>1.695706</text:p>
          </table:table-cell>
          <table:table-cell table:formula="of:=IF([.G$2]=[.$B102]; [.$C102]; &quot;&quot;)">
            <text:p/>
          </table:table-cell>
          <table:table-cell table:formula="of:=IF([.H$2]=[.$B102]; [.$C102]; &quot;&quot;)">
            <text:p/>
          </table:table-cell>
          <table:table-cell table:formula="of:=IF([.I$2]=[.$B102]; [.$C102]; &quot;&quot;)">
            <text:p/>
          </table:table-cell>
          <table:table-cell table:formula="of:=IF([.J$2]=[.$B102]; [.$C102]; &quot;&quot;)">
            <text:p/>
          </table:table-cell>
          <table:table-cell table:formula="of:=IF([.K$2]=[.$B102]; [.$C102]; &quot;&quot;)">
            <text:p/>
          </table:table-cell>
          <table:table-cell table:formula="of:=IF([.L$2]=[.$B102]; [.$C102]; &quot;&quot;)">
            <text:p/>
          </table:table-cell>
          <table:table-cell table:formula="of:=IF([.M$2]=[.$B102]; [.$C102]; &quot;&quot;)">
            <text:p/>
          </table:table-cell>
          <table:table-cell table:formula="of:=IF([.N$2]=[.$B102]; [.$C102]; &quot;&quot;)">
            <text:p/>
          </table:table-cell>
          <table:table-cell table:formula="of:=IF([.O$2]=[.$B102]; [.$C102]; &quot;&quot;)">
            <text:p/>
          </table:table-cell>
          <table:table-cell table:formula="of:=IF([.P$2]=[.$B102]; [.$C102]; &quot;&quot;)">
            <text:p/>
          </table:table-cell>
          <table:table-cell table:formula="of:=IF([.Q$2]=[.$B102]; [.$D102]; &quot;&quot;)">
            <text:p/>
          </table:table-cell>
          <table:table-cell table:formula="of:=IF([.R$2]=[.$B102]; [.$D102]; &quot;&quot;)" office:value-type="float" office:value="4200001000" calcext:value-type="float">
            <text:p>4200001000</text:p>
          </table:table-cell>
          <table:table-cell table:formula="of:=IF([.S$2]=[.$B102]; [.$D102]; &quot;&quot;)">
            <text:p/>
          </table:table-cell>
          <table:table-cell table:formula="of:=IF([.T$2]=[.$B102]; [.$D102]; &quot;&quot;)">
            <text:p/>
          </table:table-cell>
          <table:table-cell table:formula="of:=IF([.U$2]=[.$B102]; [.$D102]; &quot;&quot;)">
            <text:p/>
          </table:table-cell>
          <table:table-cell table:formula="of:=IF([.V$2]=[.$B102]; [.$D102]; &quot;&quot;)">
            <text:p/>
          </table:table-cell>
          <table:table-cell table:formula="of:=IF([.W$2]=[.$B102]; [.$D102]; &quot;&quot;)">
            <text:p/>
          </table:table-cell>
          <table:table-cell table:formula="of:=IF([.X$2]=[.$B102]; [.$D102]; &quot;&quot;)">
            <text:p/>
          </table:table-cell>
          <table:table-cell table:formula="of:=IF([.Y$2]=[.$B102]; [.$D102]; &quot;&quot;)">
            <text:p/>
          </table:table-cell>
          <table:table-cell table:formula="of:=IF([.Z$2]=[.$B102]; [.$D102]; &quot;&quot;)">
            <text:p/>
          </table:table-cell>
          <table:table-cell table:formula="of:=IF([.AA$2]=[.$B102]; [.$D102]; &quot;&quot;)">
            <text:p/>
          </table:table-cell>
          <table:table-cell table:formula="of:=IF([.AB$2]=[.$B102]; [.$D102]; &quot;&quot;)">
            <text:p/>
          </table:table-cell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float" office:value="4" calcext:value-type="float">
            <text:p>4</text:p>
          </table:table-cell>
          <table:table-cell office:value-type="float" office:value="1.729819" calcext:value-type="float">
            <text:p>1.72981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03]; [.$C103]; &quot;&quot;)">
            <text:p/>
          </table:table-cell>
          <table:table-cell table:formula="of:=IF([.F$2]=[.$B103]; [.$C103]; &quot;&quot;)">
            <text:p/>
          </table:table-cell>
          <table:table-cell table:formula="of:=IF([.G$2]=[.$B103]; [.$C103]; &quot;&quot;)">
            <text:p/>
          </table:table-cell>
          <table:table-cell table:formula="of:=IF([.H$2]=[.$B103]; [.$C103]; &quot;&quot;)">
            <text:p/>
          </table:table-cell>
          <table:table-cell table:formula="of:=IF([.I$2]=[.$B103]; [.$C103]; &quot;&quot;)" office:value-type="float" office:value="1.729819" calcext:value-type="float">
            <text:p>1.729819</text:p>
          </table:table-cell>
          <table:table-cell table:formula="of:=IF([.J$2]=[.$B103]; [.$C103]; &quot;&quot;)">
            <text:p/>
          </table:table-cell>
          <table:table-cell table:formula="of:=IF([.K$2]=[.$B103]; [.$C103]; &quot;&quot;)">
            <text:p/>
          </table:table-cell>
          <table:table-cell table:formula="of:=IF([.L$2]=[.$B103]; [.$C103]; &quot;&quot;)">
            <text:p/>
          </table:table-cell>
          <table:table-cell table:formula="of:=IF([.M$2]=[.$B103]; [.$C103]; &quot;&quot;)">
            <text:p/>
          </table:table-cell>
          <table:table-cell table:formula="of:=IF([.N$2]=[.$B103]; [.$C103]; &quot;&quot;)">
            <text:p/>
          </table:table-cell>
          <table:table-cell table:formula="of:=IF([.O$2]=[.$B103]; [.$C103]; &quot;&quot;)">
            <text:p/>
          </table:table-cell>
          <table:table-cell table:formula="of:=IF([.P$2]=[.$B103]; [.$C103]; &quot;&quot;)">
            <text:p/>
          </table:table-cell>
          <table:table-cell table:formula="of:=IF([.Q$2]=[.$B103]; [.$D103]; &quot;&quot;)">
            <text:p/>
          </table:table-cell>
          <table:table-cell table:formula="of:=IF([.R$2]=[.$B103]; [.$D103]; &quot;&quot;)">
            <text:p/>
          </table:table-cell>
          <table:table-cell table:formula="of:=IF([.S$2]=[.$B103]; [.$D103]; &quot;&quot;)">
            <text:p/>
          </table:table-cell>
          <table:table-cell table:formula="of:=IF([.T$2]=[.$B103]; [.$D103]; &quot;&quot;)">
            <text:p/>
          </table:table-cell>
          <table:table-cell table:formula="of:=IF([.U$2]=[.$B103]; [.$D103]; &quot;&quot;)" office:value-type="float" office:value="4199999000" calcext:value-type="float">
            <text:p>4199999000</text:p>
          </table:table-cell>
          <table:table-cell table:formula="of:=IF([.V$2]=[.$B103]; [.$D103]; &quot;&quot;)">
            <text:p/>
          </table:table-cell>
          <table:table-cell table:formula="of:=IF([.W$2]=[.$B103]; [.$D103]; &quot;&quot;)">
            <text:p/>
          </table:table-cell>
          <table:table-cell table:formula="of:=IF([.X$2]=[.$B103]; [.$D103]; &quot;&quot;)">
            <text:p/>
          </table:table-cell>
          <table:table-cell table:formula="of:=IF([.Y$2]=[.$B103]; [.$D103]; &quot;&quot;)">
            <text:p/>
          </table:table-cell>
          <table:table-cell table:formula="of:=IF([.Z$2]=[.$B103]; [.$D103]; &quot;&quot;)">
            <text:p/>
          </table:table-cell>
          <table:table-cell table:formula="of:=IF([.AA$2]=[.$B103]; [.$D103]; &quot;&quot;)">
            <text:p/>
          </table:table-cell>
          <table:table-cell table:formula="of:=IF([.AB$2]=[.$B103]; [.$D103]; &quot;&quot;)">
            <text:p/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8" calcext:value-type="float">
            <text:p>8</text:p>
          </table:table-cell>
          <table:table-cell office:value-type="float" office:value="1.645234" calcext:value-type="float">
            <text:p>1.64523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04]; [.$C104]; &quot;&quot;)">
            <text:p/>
          </table:table-cell>
          <table:table-cell table:formula="of:=IF([.F$2]=[.$B104]; [.$C104]; &quot;&quot;)">
            <text:p/>
          </table:table-cell>
          <table:table-cell table:formula="of:=IF([.G$2]=[.$B104]; [.$C104]; &quot;&quot;)">
            <text:p/>
          </table:table-cell>
          <table:table-cell table:formula="of:=IF([.H$2]=[.$B104]; [.$C104]; &quot;&quot;)">
            <text:p/>
          </table:table-cell>
          <table:table-cell table:formula="of:=IF([.I$2]=[.$B104]; [.$C104]; &quot;&quot;)">
            <text:p/>
          </table:table-cell>
          <table:table-cell table:formula="of:=IF([.J$2]=[.$B104]; [.$C104]; &quot;&quot;)">
            <text:p/>
          </table:table-cell>
          <table:table-cell table:formula="of:=IF([.K$2]=[.$B104]; [.$C104]; &quot;&quot;)">
            <text:p/>
          </table:table-cell>
          <table:table-cell table:formula="of:=IF([.L$2]=[.$B104]; [.$C104]; &quot;&quot;)">
            <text:p/>
          </table:table-cell>
          <table:table-cell table:formula="of:=IF([.M$2]=[.$B104]; [.$C104]; &quot;&quot;)" office:value-type="float" office:value="1.645234" calcext:value-type="float">
            <text:p>1.645234</text:p>
          </table:table-cell>
          <table:table-cell table:formula="of:=IF([.N$2]=[.$B104]; [.$C104]; &quot;&quot;)">
            <text:p/>
          </table:table-cell>
          <table:table-cell table:formula="of:=IF([.O$2]=[.$B104]; [.$C104]; &quot;&quot;)">
            <text:p/>
          </table:table-cell>
          <table:table-cell table:formula="of:=IF([.P$2]=[.$B104]; [.$C104]; &quot;&quot;)">
            <text:p/>
          </table:table-cell>
          <table:table-cell table:formula="of:=IF([.Q$2]=[.$B104]; [.$D104]; &quot;&quot;)">
            <text:p/>
          </table:table-cell>
          <table:table-cell table:formula="of:=IF([.R$2]=[.$B104]; [.$D104]; &quot;&quot;)">
            <text:p/>
          </table:table-cell>
          <table:table-cell table:formula="of:=IF([.S$2]=[.$B104]; [.$D104]; &quot;&quot;)">
            <text:p/>
          </table:table-cell>
          <table:table-cell table:formula="of:=IF([.T$2]=[.$B104]; [.$D104]; &quot;&quot;)">
            <text:p/>
          </table:table-cell>
          <table:table-cell table:formula="of:=IF([.U$2]=[.$B104]; [.$D104]; &quot;&quot;)">
            <text:p/>
          </table:table-cell>
          <table:table-cell table:formula="of:=IF([.V$2]=[.$B104]; [.$D104]; &quot;&quot;)">
            <text:p/>
          </table:table-cell>
          <table:table-cell table:formula="of:=IF([.W$2]=[.$B104]; [.$D104]; &quot;&quot;)">
            <text:p/>
          </table:table-cell>
          <table:table-cell table:formula="of:=IF([.X$2]=[.$B104]; [.$D104]; &quot;&quot;)">
            <text:p/>
          </table:table-cell>
          <table:table-cell table:formula="of:=IF([.Y$2]=[.$B104]; [.$D104]; &quot;&quot;)" office:value-type="float" office:value="4200000000" calcext:value-type="float">
            <text:p>4200000000</text:p>
          </table:table-cell>
          <table:table-cell table:formula="of:=IF([.Z$2]=[.$B104]; [.$D104]; &quot;&quot;)">
            <text:p/>
          </table:table-cell>
          <table:table-cell table:formula="of:=IF([.AA$2]=[.$B104]; [.$D104]; &quot;&quot;)">
            <text:p/>
          </table:table-cell>
          <table:table-cell table:formula="of:=IF([.AB$2]=[.$B104]; [.$D104]; &quot;&quot;)">
            <text:p/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float" office:value="7" calcext:value-type="float">
            <text:p>7</text:p>
          </table:table-cell>
          <table:table-cell office:value-type="float" office:value="1.664757" calcext:value-type="float">
            <text:p>1.664757</text:p>
          </table:table-cell>
          <table:table-cell office:value-type="float" office:value="4199342000" calcext:value-type="float">
            <text:p>4199342000</text:p>
          </table:table-cell>
          <table:table-cell table:formula="of:=IF([.E$2]=[.$B105]; [.$C105]; &quot;&quot;)">
            <text:p/>
          </table:table-cell>
          <table:table-cell table:formula="of:=IF([.F$2]=[.$B105]; [.$C105]; &quot;&quot;)">
            <text:p/>
          </table:table-cell>
          <table:table-cell table:formula="of:=IF([.G$2]=[.$B105]; [.$C105]; &quot;&quot;)">
            <text:p/>
          </table:table-cell>
          <table:table-cell table:formula="of:=IF([.H$2]=[.$B105]; [.$C105]; &quot;&quot;)">
            <text:p/>
          </table:table-cell>
          <table:table-cell table:formula="of:=IF([.I$2]=[.$B105]; [.$C105]; &quot;&quot;)">
            <text:p/>
          </table:table-cell>
          <table:table-cell table:formula="of:=IF([.J$2]=[.$B105]; [.$C105]; &quot;&quot;)">
            <text:p/>
          </table:table-cell>
          <table:table-cell table:formula="of:=IF([.K$2]=[.$B105]; [.$C105]; &quot;&quot;)">
            <text:p/>
          </table:table-cell>
          <table:table-cell table:formula="of:=IF([.L$2]=[.$B105]; [.$C105]; &quot;&quot;)" office:value-type="float" office:value="1.664757" calcext:value-type="float">
            <text:p>1.664757</text:p>
          </table:table-cell>
          <table:table-cell table:formula="of:=IF([.M$2]=[.$B105]; [.$C105]; &quot;&quot;)">
            <text:p/>
          </table:table-cell>
          <table:table-cell table:formula="of:=IF([.N$2]=[.$B105]; [.$C105]; &quot;&quot;)">
            <text:p/>
          </table:table-cell>
          <table:table-cell table:formula="of:=IF([.O$2]=[.$B105]; [.$C105]; &quot;&quot;)">
            <text:p/>
          </table:table-cell>
          <table:table-cell table:formula="of:=IF([.P$2]=[.$B105]; [.$C105]; &quot;&quot;)">
            <text:p/>
          </table:table-cell>
          <table:table-cell table:formula="of:=IF([.Q$2]=[.$B105]; [.$D105]; &quot;&quot;)">
            <text:p/>
          </table:table-cell>
          <table:table-cell table:formula="of:=IF([.R$2]=[.$B105]; [.$D105]; &quot;&quot;)">
            <text:p/>
          </table:table-cell>
          <table:table-cell table:formula="of:=IF([.S$2]=[.$B105]; [.$D105]; &quot;&quot;)">
            <text:p/>
          </table:table-cell>
          <table:table-cell table:formula="of:=IF([.T$2]=[.$B105]; [.$D105]; &quot;&quot;)">
            <text:p/>
          </table:table-cell>
          <table:table-cell table:formula="of:=IF([.U$2]=[.$B105]; [.$D105]; &quot;&quot;)">
            <text:p/>
          </table:table-cell>
          <table:table-cell table:formula="of:=IF([.V$2]=[.$B105]; [.$D105]; &quot;&quot;)">
            <text:p/>
          </table:table-cell>
          <table:table-cell table:formula="of:=IF([.W$2]=[.$B105]; [.$D105]; &quot;&quot;)">
            <text:p/>
          </table:table-cell>
          <table:table-cell table:formula="of:=IF([.X$2]=[.$B105]; [.$D105]; &quot;&quot;)" office:value-type="float" office:value="4199342000" calcext:value-type="float">
            <text:p>4199342000</text:p>
          </table:table-cell>
          <table:table-cell table:formula="of:=IF([.Y$2]=[.$B105]; [.$D105]; &quot;&quot;)">
            <text:p/>
          </table:table-cell>
          <table:table-cell table:formula="of:=IF([.Z$2]=[.$B105]; [.$D105]; &quot;&quot;)">
            <text:p/>
          </table:table-cell>
          <table:table-cell table:formula="of:=IF([.AA$2]=[.$B105]; [.$D105]; &quot;&quot;)">
            <text:p/>
          </table:table-cell>
          <table:table-cell table:formula="of:=IF([.AB$2]=[.$B105]; [.$D105]; &quot;&quot;)">
            <text:p/>
          </table:table-cell>
        </table:table-row>
        <table:table-row table:style-name="ro1">
          <table:table-cell office:value-type="float" office:value="15571" calcext:value-type="float">
            <text:p>15571</text:p>
          </table:table-cell>
          <table:table-cell office:value-type="float" office:value="10" calcext:value-type="float">
            <text:p>10</text:p>
          </table:table-cell>
          <table:table-cell office:value-type="float" office:value="1.755708" calcext:value-type="float">
            <text:p>1.75570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06]; [.$C106]; &quot;&quot;)">
            <text:p/>
          </table:table-cell>
          <table:table-cell table:formula="of:=IF([.F$2]=[.$B106]; [.$C106]; &quot;&quot;)">
            <text:p/>
          </table:table-cell>
          <table:table-cell table:formula="of:=IF([.G$2]=[.$B106]; [.$C106]; &quot;&quot;)">
            <text:p/>
          </table:table-cell>
          <table:table-cell table:formula="of:=IF([.H$2]=[.$B106]; [.$C106]; &quot;&quot;)">
            <text:p/>
          </table:table-cell>
          <table:table-cell table:formula="of:=IF([.I$2]=[.$B106]; [.$C106]; &quot;&quot;)">
            <text:p/>
          </table:table-cell>
          <table:table-cell table:formula="of:=IF([.J$2]=[.$B106]; [.$C106]; &quot;&quot;)">
            <text:p/>
          </table:table-cell>
          <table:table-cell table:formula="of:=IF([.K$2]=[.$B106]; [.$C106]; &quot;&quot;)">
            <text:p/>
          </table:table-cell>
          <table:table-cell table:formula="of:=IF([.L$2]=[.$B106]; [.$C106]; &quot;&quot;)">
            <text:p/>
          </table:table-cell>
          <table:table-cell table:formula="of:=IF([.M$2]=[.$B106]; [.$C106]; &quot;&quot;)">
            <text:p/>
          </table:table-cell>
          <table:table-cell table:formula="of:=IF([.N$2]=[.$B106]; [.$C106]; &quot;&quot;)">
            <text:p/>
          </table:table-cell>
          <table:table-cell table:formula="of:=IF([.O$2]=[.$B106]; [.$C106]; &quot;&quot;)" office:value-type="float" office:value="1.755708" calcext:value-type="float">
            <text:p>1.755708</text:p>
          </table:table-cell>
          <table:table-cell table:formula="of:=IF([.P$2]=[.$B106]; [.$C106]; &quot;&quot;)">
            <text:p/>
          </table:table-cell>
          <table:table-cell table:formula="of:=IF([.Q$2]=[.$B106]; [.$D106]; &quot;&quot;)">
            <text:p/>
          </table:table-cell>
          <table:table-cell table:formula="of:=IF([.R$2]=[.$B106]; [.$D106]; &quot;&quot;)">
            <text:p/>
          </table:table-cell>
          <table:table-cell table:formula="of:=IF([.S$2]=[.$B106]; [.$D106]; &quot;&quot;)">
            <text:p/>
          </table:table-cell>
          <table:table-cell table:formula="of:=IF([.T$2]=[.$B106]; [.$D106]; &quot;&quot;)">
            <text:p/>
          </table:table-cell>
          <table:table-cell table:formula="of:=IF([.U$2]=[.$B106]; [.$D106]; &quot;&quot;)">
            <text:p/>
          </table:table-cell>
          <table:table-cell table:formula="of:=IF([.V$2]=[.$B106]; [.$D106]; &quot;&quot;)">
            <text:p/>
          </table:table-cell>
          <table:table-cell table:formula="of:=IF([.W$2]=[.$B106]; [.$D106]; &quot;&quot;)">
            <text:p/>
          </table:table-cell>
          <table:table-cell table:formula="of:=IF([.X$2]=[.$B106]; [.$D106]; &quot;&quot;)">
            <text:p/>
          </table:table-cell>
          <table:table-cell table:formula="of:=IF([.Y$2]=[.$B106]; [.$D106]; &quot;&quot;)">
            <text:p/>
          </table:table-cell>
          <table:table-cell table:formula="of:=IF([.Z$2]=[.$B106]; [.$D106]; &quot;&quot;)">
            <text:p/>
          </table:table-cell>
          <table:table-cell table:formula="of:=IF([.AA$2]=[.$B106]; [.$D106]; &quot;&quot;)" office:value-type="float" office:value="4200000000" calcext:value-type="float">
            <text:p>4200000000</text:p>
          </table:table-cell>
          <table:table-cell table:formula="of:=IF([.AB$2]=[.$B106]; [.$D106]; &quot;&quot;)">
            <text:p/>
          </table:table-cell>
        </table:table-row>
        <table:table-row table:style-name="ro1">
          <table:table-cell office:value-type="float" office:value="16034" calcext:value-type="float">
            <text:p>16034</text:p>
          </table:table-cell>
          <table:table-cell office:value-type="float" office:value="3" calcext:value-type="float">
            <text:p>3</text:p>
          </table:table-cell>
          <table:table-cell office:value-type="float" office:value="1.678925" calcext:value-type="float">
            <text:p>1.678925</text:p>
          </table:table-cell>
          <table:table-cell office:value-type="float" office:value="4183973000" calcext:value-type="float">
            <text:p>4183973000</text:p>
          </table:table-cell>
          <table:table-cell table:formula="of:=IF([.E$2]=[.$B107]; [.$C107]; &quot;&quot;)">
            <text:p/>
          </table:table-cell>
          <table:table-cell table:formula="of:=IF([.F$2]=[.$B107]; [.$C107]; &quot;&quot;)">
            <text:p/>
          </table:table-cell>
          <table:table-cell table:formula="of:=IF([.G$2]=[.$B107]; [.$C107]; &quot;&quot;)">
            <text:p/>
          </table:table-cell>
          <table:table-cell table:formula="of:=IF([.H$2]=[.$B107]; [.$C107]; &quot;&quot;)" office:value-type="float" office:value="1.678925" calcext:value-type="float">
            <text:p>1.678925</text:p>
          </table:table-cell>
          <table:table-cell table:formula="of:=IF([.I$2]=[.$B107]; [.$C107]; &quot;&quot;)">
            <text:p/>
          </table:table-cell>
          <table:table-cell table:formula="of:=IF([.J$2]=[.$B107]; [.$C107]; &quot;&quot;)">
            <text:p/>
          </table:table-cell>
          <table:table-cell table:formula="of:=IF([.K$2]=[.$B107]; [.$C107]; &quot;&quot;)">
            <text:p/>
          </table:table-cell>
          <table:table-cell table:formula="of:=IF([.L$2]=[.$B107]; [.$C107]; &quot;&quot;)">
            <text:p/>
          </table:table-cell>
          <table:table-cell table:formula="of:=IF([.M$2]=[.$B107]; [.$C107]; &quot;&quot;)">
            <text:p/>
          </table:table-cell>
          <table:table-cell table:formula="of:=IF([.N$2]=[.$B107]; [.$C107]; &quot;&quot;)">
            <text:p/>
          </table:table-cell>
          <table:table-cell table:formula="of:=IF([.O$2]=[.$B107]; [.$C107]; &quot;&quot;)">
            <text:p/>
          </table:table-cell>
          <table:table-cell table:formula="of:=IF([.P$2]=[.$B107]; [.$C107]; &quot;&quot;)">
            <text:p/>
          </table:table-cell>
          <table:table-cell table:formula="of:=IF([.Q$2]=[.$B107]; [.$D107]; &quot;&quot;)">
            <text:p/>
          </table:table-cell>
          <table:table-cell table:formula="of:=IF([.R$2]=[.$B107]; [.$D107]; &quot;&quot;)">
            <text:p/>
          </table:table-cell>
          <table:table-cell table:formula="of:=IF([.S$2]=[.$B107]; [.$D107]; &quot;&quot;)">
            <text:p/>
          </table:table-cell>
          <table:table-cell table:formula="of:=IF([.T$2]=[.$B107]; [.$D107]; &quot;&quot;)" office:value-type="float" office:value="4183973000" calcext:value-type="float">
            <text:p>4183973000</text:p>
          </table:table-cell>
          <table:table-cell table:formula="of:=IF([.U$2]=[.$B107]; [.$D107]; &quot;&quot;)">
            <text:p/>
          </table:table-cell>
          <table:table-cell table:formula="of:=IF([.V$2]=[.$B107]; [.$D107]; &quot;&quot;)">
            <text:p/>
          </table:table-cell>
          <table:table-cell table:formula="of:=IF([.W$2]=[.$B107]; [.$D107]; &quot;&quot;)">
            <text:p/>
          </table:table-cell>
          <table:table-cell table:formula="of:=IF([.X$2]=[.$B107]; [.$D107]; &quot;&quot;)">
            <text:p/>
          </table:table-cell>
          <table:table-cell table:formula="of:=IF([.Y$2]=[.$B107]; [.$D107]; &quot;&quot;)">
            <text:p/>
          </table:table-cell>
          <table:table-cell table:formula="of:=IF([.Z$2]=[.$B107]; [.$D107]; &quot;&quot;)">
            <text:p/>
          </table:table-cell>
          <table:table-cell table:formula="of:=IF([.AA$2]=[.$B107]; [.$D107]; &quot;&quot;)">
            <text:p/>
          </table:table-cell>
          <table:table-cell table:formula="of:=IF([.AB$2]=[.$B107]; [.$D107]; &quot;&quot;)">
            <text:p/>
          </table:table-cell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9" calcext:value-type="float">
            <text:p>9</text:p>
          </table:table-cell>
          <table:table-cell office:value-type="float" office:value="1.635752" calcext:value-type="float">
            <text:p>1.63575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08]; [.$C108]; &quot;&quot;)">
            <text:p/>
          </table:table-cell>
          <table:table-cell table:formula="of:=IF([.F$2]=[.$B108]; [.$C108]; &quot;&quot;)">
            <text:p/>
          </table:table-cell>
          <table:table-cell table:formula="of:=IF([.G$2]=[.$B108]; [.$C108]; &quot;&quot;)">
            <text:p/>
          </table:table-cell>
          <table:table-cell table:formula="of:=IF([.H$2]=[.$B108]; [.$C108]; &quot;&quot;)">
            <text:p/>
          </table:table-cell>
          <table:table-cell table:formula="of:=IF([.I$2]=[.$B108]; [.$C108]; &quot;&quot;)">
            <text:p/>
          </table:table-cell>
          <table:table-cell table:formula="of:=IF([.J$2]=[.$B108]; [.$C108]; &quot;&quot;)">
            <text:p/>
          </table:table-cell>
          <table:table-cell table:formula="of:=IF([.K$2]=[.$B108]; [.$C108]; &quot;&quot;)">
            <text:p/>
          </table:table-cell>
          <table:table-cell table:formula="of:=IF([.L$2]=[.$B108]; [.$C108]; &quot;&quot;)">
            <text:p/>
          </table:table-cell>
          <table:table-cell table:formula="of:=IF([.M$2]=[.$B108]; [.$C108]; &quot;&quot;)">
            <text:p/>
          </table:table-cell>
          <table:table-cell table:formula="of:=IF([.N$2]=[.$B108]; [.$C108]; &quot;&quot;)" office:value-type="float" office:value="1.635752" calcext:value-type="float">
            <text:p>1.635752</text:p>
          </table:table-cell>
          <table:table-cell table:formula="of:=IF([.O$2]=[.$B108]; [.$C108]; &quot;&quot;)">
            <text:p/>
          </table:table-cell>
          <table:table-cell table:formula="of:=IF([.P$2]=[.$B108]; [.$C108]; &quot;&quot;)">
            <text:p/>
          </table:table-cell>
          <table:table-cell table:formula="of:=IF([.Q$2]=[.$B108]; [.$D108]; &quot;&quot;)">
            <text:p/>
          </table:table-cell>
          <table:table-cell table:formula="of:=IF([.R$2]=[.$B108]; [.$D108]; &quot;&quot;)">
            <text:p/>
          </table:table-cell>
          <table:table-cell table:formula="of:=IF([.S$2]=[.$B108]; [.$D108]; &quot;&quot;)">
            <text:p/>
          </table:table-cell>
          <table:table-cell table:formula="of:=IF([.T$2]=[.$B108]; [.$D108]; &quot;&quot;)">
            <text:p/>
          </table:table-cell>
          <table:table-cell table:formula="of:=IF([.U$2]=[.$B108]; [.$D108]; &quot;&quot;)">
            <text:p/>
          </table:table-cell>
          <table:table-cell table:formula="of:=IF([.V$2]=[.$B108]; [.$D108]; &quot;&quot;)">
            <text:p/>
          </table:table-cell>
          <table:table-cell table:formula="of:=IF([.W$2]=[.$B108]; [.$D108]; &quot;&quot;)">
            <text:p/>
          </table:table-cell>
          <table:table-cell table:formula="of:=IF([.X$2]=[.$B108]; [.$D108]; &quot;&quot;)">
            <text:p/>
          </table:table-cell>
          <table:table-cell table:formula="of:=IF([.Y$2]=[.$B108]; [.$D108]; &quot;&quot;)">
            <text:p/>
          </table:table-cell>
          <table:table-cell table:formula="of:=IF([.Z$2]=[.$B108]; [.$D108]; &quot;&quot;)" office:value-type="float" office:value="4200000000" calcext:value-type="float">
            <text:p>4200000000</text:p>
          </table:table-cell>
          <table:table-cell table:formula="of:=IF([.AA$2]=[.$B108]; [.$D108]; &quot;&quot;)">
            <text:p/>
          </table:table-cell>
          <table:table-cell table:formula="of:=IF([.AB$2]=[.$B108]; [.$D108]; &quot;&quot;)">
            <text:p/>
          </table:table-cell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float" office:value="11" calcext:value-type="float">
            <text:p>11</text:p>
          </table:table-cell>
          <table:table-cell office:value-type="float" office:value="1.712124" calcext:value-type="float">
            <text:p>1.71212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09]; [.$C109]; &quot;&quot;)">
            <text:p/>
          </table:table-cell>
          <table:table-cell table:formula="of:=IF([.F$2]=[.$B109]; [.$C109]; &quot;&quot;)">
            <text:p/>
          </table:table-cell>
          <table:table-cell table:formula="of:=IF([.G$2]=[.$B109]; [.$C109]; &quot;&quot;)">
            <text:p/>
          </table:table-cell>
          <table:table-cell table:formula="of:=IF([.H$2]=[.$B109]; [.$C109]; &quot;&quot;)">
            <text:p/>
          </table:table-cell>
          <table:table-cell table:formula="of:=IF([.I$2]=[.$B109]; [.$C109]; &quot;&quot;)">
            <text:p/>
          </table:table-cell>
          <table:table-cell table:formula="of:=IF([.J$2]=[.$B109]; [.$C109]; &quot;&quot;)">
            <text:p/>
          </table:table-cell>
          <table:table-cell table:formula="of:=IF([.K$2]=[.$B109]; [.$C109]; &quot;&quot;)">
            <text:p/>
          </table:table-cell>
          <table:table-cell table:formula="of:=IF([.L$2]=[.$B109]; [.$C109]; &quot;&quot;)">
            <text:p/>
          </table:table-cell>
          <table:table-cell table:formula="of:=IF([.M$2]=[.$B109]; [.$C109]; &quot;&quot;)">
            <text:p/>
          </table:table-cell>
          <table:table-cell table:formula="of:=IF([.N$2]=[.$B109]; [.$C109]; &quot;&quot;)">
            <text:p/>
          </table:table-cell>
          <table:table-cell table:formula="of:=IF([.O$2]=[.$B109]; [.$C109]; &quot;&quot;)">
            <text:p/>
          </table:table-cell>
          <table:table-cell table:formula="of:=IF([.P$2]=[.$B109]; [.$C109]; &quot;&quot;)" office:value-type="float" office:value="1.712124" calcext:value-type="float">
            <text:p>1.712124</text:p>
          </table:table-cell>
          <table:table-cell table:formula="of:=IF([.Q$2]=[.$B109]; [.$D109]; &quot;&quot;)">
            <text:p/>
          </table:table-cell>
          <table:table-cell table:formula="of:=IF([.R$2]=[.$B109]; [.$D109]; &quot;&quot;)">
            <text:p/>
          </table:table-cell>
          <table:table-cell table:formula="of:=IF([.S$2]=[.$B109]; [.$D109]; &quot;&quot;)">
            <text:p/>
          </table:table-cell>
          <table:table-cell table:formula="of:=IF([.T$2]=[.$B109]; [.$D109]; &quot;&quot;)">
            <text:p/>
          </table:table-cell>
          <table:table-cell table:formula="of:=IF([.U$2]=[.$B109]; [.$D109]; &quot;&quot;)">
            <text:p/>
          </table:table-cell>
          <table:table-cell table:formula="of:=IF([.V$2]=[.$B109]; [.$D109]; &quot;&quot;)">
            <text:p/>
          </table:table-cell>
          <table:table-cell table:formula="of:=IF([.W$2]=[.$B109]; [.$D109]; &quot;&quot;)">
            <text:p/>
          </table:table-cell>
          <table:table-cell table:formula="of:=IF([.X$2]=[.$B109]; [.$D109]; &quot;&quot;)">
            <text:p/>
          </table:table-cell>
          <table:table-cell table:formula="of:=IF([.Y$2]=[.$B109]; [.$D109]; &quot;&quot;)">
            <text:p/>
          </table:table-cell>
          <table:table-cell table:formula="of:=IF([.Z$2]=[.$B109]; [.$D109]; &quot;&quot;)">
            <text:p/>
          </table:table-cell>
          <table:table-cell table:formula="of:=IF([.AA$2]=[.$B109]; [.$D109]; &quot;&quot;)">
            <text:p/>
          </table:table-cell>
          <table:table-cell table:formula="of:=IF([.AB$2]=[.$B109]; [.$D109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16398" calcext:value-type="float">
            <text:p>16398</text:p>
          </table:table-cell>
          <table:table-cell office:value-type="float" office:value="5" calcext:value-type="float">
            <text:p>5</text:p>
          </table:table-cell>
          <table:table-cell office:value-type="float" office:value="1.667022" calcext:value-type="float">
            <text:p>1.667022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0]; [.$C110]; &quot;&quot;)">
            <text:p/>
          </table:table-cell>
          <table:table-cell table:formula="of:=IF([.F$2]=[.$B110]; [.$C110]; &quot;&quot;)">
            <text:p/>
          </table:table-cell>
          <table:table-cell table:formula="of:=IF([.G$2]=[.$B110]; [.$C110]; &quot;&quot;)">
            <text:p/>
          </table:table-cell>
          <table:table-cell table:formula="of:=IF([.H$2]=[.$B110]; [.$C110]; &quot;&quot;)">
            <text:p/>
          </table:table-cell>
          <table:table-cell table:formula="of:=IF([.I$2]=[.$B110]; [.$C110]; &quot;&quot;)">
            <text:p/>
          </table:table-cell>
          <table:table-cell table:formula="of:=IF([.J$2]=[.$B110]; [.$C110]; &quot;&quot;)" office:value-type="float" office:value="1.667022" calcext:value-type="float">
            <text:p>1.667022</text:p>
          </table:table-cell>
          <table:table-cell table:formula="of:=IF([.K$2]=[.$B110]; [.$C110]; &quot;&quot;)">
            <text:p/>
          </table:table-cell>
          <table:table-cell table:formula="of:=IF([.L$2]=[.$B110]; [.$C110]; &quot;&quot;)">
            <text:p/>
          </table:table-cell>
          <table:table-cell table:formula="of:=IF([.M$2]=[.$B110]; [.$C110]; &quot;&quot;)">
            <text:p/>
          </table:table-cell>
          <table:table-cell table:formula="of:=IF([.N$2]=[.$B110]; [.$C110]; &quot;&quot;)">
            <text:p/>
          </table:table-cell>
          <table:table-cell table:formula="of:=IF([.O$2]=[.$B110]; [.$C110]; &quot;&quot;)">
            <text:p/>
          </table:table-cell>
          <table:table-cell table:formula="of:=IF([.P$2]=[.$B110]; [.$C110]; &quot;&quot;)">
            <text:p/>
          </table:table-cell>
          <table:table-cell table:formula="of:=IF([.Q$2]=[.$B110]; [.$D110]; &quot;&quot;)">
            <text:p/>
          </table:table-cell>
          <table:table-cell table:formula="of:=IF([.R$2]=[.$B110]; [.$D110]; &quot;&quot;)">
            <text:p/>
          </table:table-cell>
          <table:table-cell table:formula="of:=IF([.S$2]=[.$B110]; [.$D110]; &quot;&quot;)">
            <text:p/>
          </table:table-cell>
          <table:table-cell table:formula="of:=IF([.T$2]=[.$B110]; [.$D110]; &quot;&quot;)">
            <text:p/>
          </table:table-cell>
          <table:table-cell table:formula="of:=IF([.U$2]=[.$B110]; [.$D110]; &quot;&quot;)">
            <text:p/>
          </table:table-cell>
          <table:table-cell table:formula="of:=IF([.V$2]=[.$B110]; [.$D110]; &quot;&quot;)" office:value-type="float" office:value="4199999000" calcext:value-type="float">
            <text:p>4199999000</text:p>
          </table:table-cell>
          <table:table-cell table:formula="of:=IF([.W$2]=[.$B110]; [.$D110]; &quot;&quot;)">
            <text:p/>
          </table:table-cell>
          <table:table-cell table:formula="of:=IF([.X$2]=[.$B110]; [.$D110]; &quot;&quot;)">
            <text:p/>
          </table:table-cell>
          <table:table-cell table:formula="of:=IF([.Y$2]=[.$B110]; [.$D110]; &quot;&quot;)">
            <text:p/>
          </table:table-cell>
          <table:table-cell table:formula="of:=IF([.Z$2]=[.$B110]; [.$D110]; &quot;&quot;)">
            <text:p/>
          </table:table-cell>
          <table:table-cell table:formula="of:=IF([.AA$2]=[.$B110]; [.$D110]; &quot;&quot;)">
            <text:p/>
          </table:table-cell>
          <table:table-cell table:formula="of:=IF([.AB$2]=[.$B110]; [.$D110]; &quot;&quot;)">
            <text:p/>
          </table:table-cell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float" office:value="0" calcext:value-type="float">
            <text:p>0</text:p>
          </table:table-cell>
          <table:table-cell office:value-type="float" office:value="1.684984" calcext:value-type="float">
            <text:p>1.684984</text:p>
          </table:table-cell>
          <table:table-cell office:value-type="float" office:value="4195388000" calcext:value-type="float">
            <text:p>4195388000</text:p>
          </table:table-cell>
          <table:table-cell table:formula="of:=IF([.E$2]=[.$B111]; [.$C111]; &quot;&quot;)" office:value-type="float" office:value="1.684984" calcext:value-type="float">
            <text:p>1.684984</text:p>
          </table:table-cell>
          <table:table-cell table:formula="of:=IF([.F$2]=[.$B111]; [.$C111]; &quot;&quot;)">
            <text:p/>
          </table:table-cell>
          <table:table-cell table:formula="of:=IF([.G$2]=[.$B111]; [.$C111]; &quot;&quot;)">
            <text:p/>
          </table:table-cell>
          <table:table-cell table:formula="of:=IF([.H$2]=[.$B111]; [.$C111]; &quot;&quot;)">
            <text:p/>
          </table:table-cell>
          <table:table-cell table:formula="of:=IF([.I$2]=[.$B111]; [.$C111]; &quot;&quot;)">
            <text:p/>
          </table:table-cell>
          <table:table-cell table:formula="of:=IF([.J$2]=[.$B111]; [.$C111]; &quot;&quot;)">
            <text:p/>
          </table:table-cell>
          <table:table-cell table:formula="of:=IF([.K$2]=[.$B111]; [.$C111]; &quot;&quot;)">
            <text:p/>
          </table:table-cell>
          <table:table-cell table:formula="of:=IF([.L$2]=[.$B111]; [.$C111]; &quot;&quot;)">
            <text:p/>
          </table:table-cell>
          <table:table-cell table:formula="of:=IF([.M$2]=[.$B111]; [.$C111]; &quot;&quot;)">
            <text:p/>
          </table:table-cell>
          <table:table-cell table:formula="of:=IF([.N$2]=[.$B111]; [.$C111]; &quot;&quot;)">
            <text:p/>
          </table:table-cell>
          <table:table-cell table:formula="of:=IF([.O$2]=[.$B111]; [.$C111]; &quot;&quot;)">
            <text:p/>
          </table:table-cell>
          <table:table-cell table:formula="of:=IF([.P$2]=[.$B111]; [.$C111]; &quot;&quot;)">
            <text:p/>
          </table:table-cell>
          <table:table-cell table:formula="of:=IF([.Q$2]=[.$B111]; [.$D111]; &quot;&quot;)" office:value-type="float" office:value="4195388000" calcext:value-type="float">
            <text:p>4195388000</text:p>
          </table:table-cell>
          <table:table-cell table:formula="of:=IF([.R$2]=[.$B111]; [.$D111]; &quot;&quot;)">
            <text:p/>
          </table:table-cell>
          <table:table-cell table:formula="of:=IF([.S$2]=[.$B111]; [.$D111]; &quot;&quot;)">
            <text:p/>
          </table:table-cell>
          <table:table-cell table:formula="of:=IF([.T$2]=[.$B111]; [.$D111]; &quot;&quot;)">
            <text:p/>
          </table:table-cell>
          <table:table-cell table:formula="of:=IF([.U$2]=[.$B111]; [.$D111]; &quot;&quot;)">
            <text:p/>
          </table:table-cell>
          <table:table-cell table:formula="of:=IF([.V$2]=[.$B111]; [.$D111]; &quot;&quot;)">
            <text:p/>
          </table:table-cell>
          <table:table-cell table:formula="of:=IF([.W$2]=[.$B111]; [.$D111]; &quot;&quot;)">
            <text:p/>
          </table:table-cell>
          <table:table-cell table:formula="of:=IF([.X$2]=[.$B111]; [.$D111]; &quot;&quot;)">
            <text:p/>
          </table:table-cell>
          <table:table-cell table:formula="of:=IF([.Y$2]=[.$B111]; [.$D111]; &quot;&quot;)">
            <text:p/>
          </table:table-cell>
          <table:table-cell table:formula="of:=IF([.Z$2]=[.$B111]; [.$D111]; &quot;&quot;)">
            <text:p/>
          </table:table-cell>
          <table:table-cell table:formula="of:=IF([.AA$2]=[.$B111]; [.$D111]; &quot;&quot;)">
            <text:p/>
          </table:table-cell>
          <table:table-cell table:formula="of:=IF([.AB$2]=[.$B111]; [.$D111]; &quot;&quot;)">
            <text:p/>
          </table:table-cell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float" office:value="2" calcext:value-type="float">
            <text:p>2</text:p>
          </table:table-cell>
          <table:table-cell office:value-type="float" office:value="1.659389" calcext:value-type="float">
            <text:p>1.659389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2]; [.$C112]; &quot;&quot;)">
            <text:p/>
          </table:table-cell>
          <table:table-cell table:formula="of:=IF([.F$2]=[.$B112]; [.$C112]; &quot;&quot;)">
            <text:p/>
          </table:table-cell>
          <table:table-cell table:formula="of:=IF([.G$2]=[.$B112]; [.$C112]; &quot;&quot;)" office:value-type="float" office:value="1.659389" calcext:value-type="float">
            <text:p>1.659389</text:p>
          </table:table-cell>
          <table:table-cell table:formula="of:=IF([.H$2]=[.$B112]; [.$C112]; &quot;&quot;)">
            <text:p/>
          </table:table-cell>
          <table:table-cell table:formula="of:=IF([.I$2]=[.$B112]; [.$C112]; &quot;&quot;)">
            <text:p/>
          </table:table-cell>
          <table:table-cell table:formula="of:=IF([.J$2]=[.$B112]; [.$C112]; &quot;&quot;)">
            <text:p/>
          </table:table-cell>
          <table:table-cell table:formula="of:=IF([.K$2]=[.$B112]; [.$C112]; &quot;&quot;)">
            <text:p/>
          </table:table-cell>
          <table:table-cell table:formula="of:=IF([.L$2]=[.$B112]; [.$C112]; &quot;&quot;)">
            <text:p/>
          </table:table-cell>
          <table:table-cell table:formula="of:=IF([.M$2]=[.$B112]; [.$C112]; &quot;&quot;)">
            <text:p/>
          </table:table-cell>
          <table:table-cell table:formula="of:=IF([.N$2]=[.$B112]; [.$C112]; &quot;&quot;)">
            <text:p/>
          </table:table-cell>
          <table:table-cell table:formula="of:=IF([.O$2]=[.$B112]; [.$C112]; &quot;&quot;)">
            <text:p/>
          </table:table-cell>
          <table:table-cell table:formula="of:=IF([.P$2]=[.$B112]; [.$C112]; &quot;&quot;)">
            <text:p/>
          </table:table-cell>
          <table:table-cell table:formula="of:=IF([.Q$2]=[.$B112]; [.$D112]; &quot;&quot;)">
            <text:p/>
          </table:table-cell>
          <table:table-cell table:formula="of:=IF([.R$2]=[.$B112]; [.$D112]; &quot;&quot;)">
            <text:p/>
          </table:table-cell>
          <table:table-cell table:formula="of:=IF([.S$2]=[.$B112]; [.$D112]; &quot;&quot;)" office:value-type="float" office:value="4199999000" calcext:value-type="float">
            <text:p>4199999000</text:p>
          </table:table-cell>
          <table:table-cell table:formula="of:=IF([.T$2]=[.$B112]; [.$D112]; &quot;&quot;)">
            <text:p/>
          </table:table-cell>
          <table:table-cell table:formula="of:=IF([.U$2]=[.$B112]; [.$D112]; &quot;&quot;)">
            <text:p/>
          </table:table-cell>
          <table:table-cell table:formula="of:=IF([.V$2]=[.$B112]; [.$D112]; &quot;&quot;)">
            <text:p/>
          </table:table-cell>
          <table:table-cell table:formula="of:=IF([.W$2]=[.$B112]; [.$D112]; &quot;&quot;)">
            <text:p/>
          </table:table-cell>
          <table:table-cell table:formula="of:=IF([.X$2]=[.$B112]; [.$D112]; &quot;&quot;)">
            <text:p/>
          </table:table-cell>
          <table:table-cell table:formula="of:=IF([.Y$2]=[.$B112]; [.$D112]; &quot;&quot;)">
            <text:p/>
          </table:table-cell>
          <table:table-cell table:formula="of:=IF([.Z$2]=[.$B112]; [.$D112]; &quot;&quot;)">
            <text:p/>
          </table:table-cell>
          <table:table-cell table:formula="of:=IF([.AA$2]=[.$B112]; [.$D112]; &quot;&quot;)">
            <text:p/>
          </table:table-cell>
          <table:table-cell table:formula="of:=IF([.AB$2]=[.$B112]; [.$D112]; &quot;&quot;)">
            <text:p/>
          </table:table-cell>
        </table:table-row>
        <table:table-row table:style-name="ro1">
          <table:table-cell office:value-type="float" office:value="16819" calcext:value-type="float">
            <text:p>16819</text:p>
          </table:table-cell>
          <table:table-cell office:value-type="float" office:value="1" calcext:value-type="float">
            <text:p>1</text:p>
          </table:table-cell>
          <table:table-cell office:value-type="float" office:value="1.683084" calcext:value-type="float">
            <text:p>1.68308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13]; [.$C113]; &quot;&quot;)">
            <text:p/>
          </table:table-cell>
          <table:table-cell table:formula="of:=IF([.F$2]=[.$B113]; [.$C113]; &quot;&quot;)" office:value-type="float" office:value="1.683084" calcext:value-type="float">
            <text:p>1.683084</text:p>
          </table:table-cell>
          <table:table-cell table:formula="of:=IF([.G$2]=[.$B113]; [.$C113]; &quot;&quot;)">
            <text:p/>
          </table:table-cell>
          <table:table-cell table:formula="of:=IF([.H$2]=[.$B113]; [.$C113]; &quot;&quot;)">
            <text:p/>
          </table:table-cell>
          <table:table-cell table:formula="of:=IF([.I$2]=[.$B113]; [.$C113]; &quot;&quot;)">
            <text:p/>
          </table:table-cell>
          <table:table-cell table:formula="of:=IF([.J$2]=[.$B113]; [.$C113]; &quot;&quot;)">
            <text:p/>
          </table:table-cell>
          <table:table-cell table:formula="of:=IF([.K$2]=[.$B113]; [.$C113]; &quot;&quot;)">
            <text:p/>
          </table:table-cell>
          <table:table-cell table:formula="of:=IF([.L$2]=[.$B113]; [.$C113]; &quot;&quot;)">
            <text:p/>
          </table:table-cell>
          <table:table-cell table:formula="of:=IF([.M$2]=[.$B113]; [.$C113]; &quot;&quot;)">
            <text:p/>
          </table:table-cell>
          <table:table-cell table:formula="of:=IF([.N$2]=[.$B113]; [.$C113]; &quot;&quot;)">
            <text:p/>
          </table:table-cell>
          <table:table-cell table:formula="of:=IF([.O$2]=[.$B113]; [.$C113]; &quot;&quot;)">
            <text:p/>
          </table:table-cell>
          <table:table-cell table:formula="of:=IF([.P$2]=[.$B113]; [.$C113]; &quot;&quot;)">
            <text:p/>
          </table:table-cell>
          <table:table-cell table:formula="of:=IF([.Q$2]=[.$B113]; [.$D113]; &quot;&quot;)">
            <text:p/>
          </table:table-cell>
          <table:table-cell table:formula="of:=IF([.R$2]=[.$B113]; [.$D113]; &quot;&quot;)" office:value-type="float" office:value="4200000000" calcext:value-type="float">
            <text:p>4200000000</text:p>
          </table:table-cell>
          <table:table-cell table:formula="of:=IF([.S$2]=[.$B113]; [.$D113]; &quot;&quot;)">
            <text:p/>
          </table:table-cell>
          <table:table-cell table:formula="of:=IF([.T$2]=[.$B113]; [.$D113]; &quot;&quot;)">
            <text:p/>
          </table:table-cell>
          <table:table-cell table:formula="of:=IF([.U$2]=[.$B113]; [.$D113]; &quot;&quot;)">
            <text:p/>
          </table:table-cell>
          <table:table-cell table:formula="of:=IF([.V$2]=[.$B113]; [.$D113]; &quot;&quot;)">
            <text:p/>
          </table:table-cell>
          <table:table-cell table:formula="of:=IF([.W$2]=[.$B113]; [.$D113]; &quot;&quot;)">
            <text:p/>
          </table:table-cell>
          <table:table-cell table:formula="of:=IF([.X$2]=[.$B113]; [.$D113]; &quot;&quot;)">
            <text:p/>
          </table:table-cell>
          <table:table-cell table:formula="of:=IF([.Y$2]=[.$B113]; [.$D113]; &quot;&quot;)">
            <text:p/>
          </table:table-cell>
          <table:table-cell table:formula="of:=IF([.Z$2]=[.$B113]; [.$D113]; &quot;&quot;)">
            <text:p/>
          </table:table-cell>
          <table:table-cell table:formula="of:=IF([.AA$2]=[.$B113]; [.$D113]; &quot;&quot;)">
            <text:p/>
          </table:table-cell>
          <table:table-cell table:formula="of:=IF([.AB$2]=[.$B113]; [.$D113]; &quot;&quot;)">
            <text:p/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8" calcext:value-type="float">
            <text:p>8</text:p>
          </table:table-cell>
          <table:table-cell office:value-type="float" office:value="1.648431" calcext:value-type="float">
            <text:p>1.64843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14]; [.$C114]; &quot;&quot;)">
            <text:p/>
          </table:table-cell>
          <table:table-cell table:formula="of:=IF([.F$2]=[.$B114]; [.$C114]; &quot;&quot;)">
            <text:p/>
          </table:table-cell>
          <table:table-cell table:formula="of:=IF([.G$2]=[.$B114]; [.$C114]; &quot;&quot;)">
            <text:p/>
          </table:table-cell>
          <table:table-cell table:formula="of:=IF([.H$2]=[.$B114]; [.$C114]; &quot;&quot;)">
            <text:p/>
          </table:table-cell>
          <table:table-cell table:formula="of:=IF([.I$2]=[.$B114]; [.$C114]; &quot;&quot;)">
            <text:p/>
          </table:table-cell>
          <table:table-cell table:formula="of:=IF([.J$2]=[.$B114]; [.$C114]; &quot;&quot;)">
            <text:p/>
          </table:table-cell>
          <table:table-cell table:formula="of:=IF([.K$2]=[.$B114]; [.$C114]; &quot;&quot;)">
            <text:p/>
          </table:table-cell>
          <table:table-cell table:formula="of:=IF([.L$2]=[.$B114]; [.$C114]; &quot;&quot;)">
            <text:p/>
          </table:table-cell>
          <table:table-cell table:formula="of:=IF([.M$2]=[.$B114]; [.$C114]; &quot;&quot;)" office:value-type="float" office:value="1.648431" calcext:value-type="float">
            <text:p>1.648431</text:p>
          </table:table-cell>
          <table:table-cell table:formula="of:=IF([.N$2]=[.$B114]; [.$C114]; &quot;&quot;)">
            <text:p/>
          </table:table-cell>
          <table:table-cell table:formula="of:=IF([.O$2]=[.$B114]; [.$C114]; &quot;&quot;)">
            <text:p/>
          </table:table-cell>
          <table:table-cell table:formula="of:=IF([.P$2]=[.$B114]; [.$C114]; &quot;&quot;)">
            <text:p/>
          </table:table-cell>
          <table:table-cell table:formula="of:=IF([.Q$2]=[.$B114]; [.$D114]; &quot;&quot;)">
            <text:p/>
          </table:table-cell>
          <table:table-cell table:formula="of:=IF([.R$2]=[.$B114]; [.$D114]; &quot;&quot;)">
            <text:p/>
          </table:table-cell>
          <table:table-cell table:formula="of:=IF([.S$2]=[.$B114]; [.$D114]; &quot;&quot;)">
            <text:p/>
          </table:table-cell>
          <table:table-cell table:formula="of:=IF([.T$2]=[.$B114]; [.$D114]; &quot;&quot;)">
            <text:p/>
          </table:table-cell>
          <table:table-cell table:formula="of:=IF([.U$2]=[.$B114]; [.$D114]; &quot;&quot;)">
            <text:p/>
          </table:table-cell>
          <table:table-cell table:formula="of:=IF([.V$2]=[.$B114]; [.$D114]; &quot;&quot;)">
            <text:p/>
          </table:table-cell>
          <table:table-cell table:formula="of:=IF([.W$2]=[.$B114]; [.$D114]; &quot;&quot;)">
            <text:p/>
          </table:table-cell>
          <table:table-cell table:formula="of:=IF([.X$2]=[.$B114]; [.$D114]; &quot;&quot;)">
            <text:p/>
          </table:table-cell>
          <table:table-cell table:formula="of:=IF([.Y$2]=[.$B114]; [.$D114]; &quot;&quot;)" office:value-type="float" office:value="4200000000" calcext:value-type="float">
            <text:p>4200000000</text:p>
          </table:table-cell>
          <table:table-cell table:formula="of:=IF([.Z$2]=[.$B114]; [.$D114]; &quot;&quot;)">
            <text:p/>
          </table:table-cell>
          <table:table-cell table:formula="of:=IF([.AA$2]=[.$B114]; [.$D114]; &quot;&quot;)">
            <text:p/>
          </table:table-cell>
          <table:table-cell table:formula="of:=IF([.AB$2]=[.$B114]; [.$D114]; &quot;&quot;)">
            <text:p/>
          </table:table-cell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4" calcext:value-type="float">
            <text:p>4</text:p>
          </table:table-cell>
          <table:table-cell office:value-type="float" office:value="1.755738" calcext:value-type="float">
            <text:p>1.75573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5]; [.$C115]; &quot;&quot;)">
            <text:p/>
          </table:table-cell>
          <table:table-cell table:formula="of:=IF([.F$2]=[.$B115]; [.$C115]; &quot;&quot;)">
            <text:p/>
          </table:table-cell>
          <table:table-cell table:formula="of:=IF([.G$2]=[.$B115]; [.$C115]; &quot;&quot;)">
            <text:p/>
          </table:table-cell>
          <table:table-cell table:formula="of:=IF([.H$2]=[.$B115]; [.$C115]; &quot;&quot;)">
            <text:p/>
          </table:table-cell>
          <table:table-cell table:formula="of:=IF([.I$2]=[.$B115]; [.$C115]; &quot;&quot;)" office:value-type="float" office:value="1.755738" calcext:value-type="float">
            <text:p>1.755738</text:p>
          </table:table-cell>
          <table:table-cell table:formula="of:=IF([.J$2]=[.$B115]; [.$C115]; &quot;&quot;)">
            <text:p/>
          </table:table-cell>
          <table:table-cell table:formula="of:=IF([.K$2]=[.$B115]; [.$C115]; &quot;&quot;)">
            <text:p/>
          </table:table-cell>
          <table:table-cell table:formula="of:=IF([.L$2]=[.$B115]; [.$C115]; &quot;&quot;)">
            <text:p/>
          </table:table-cell>
          <table:table-cell table:formula="of:=IF([.M$2]=[.$B115]; [.$C115]; &quot;&quot;)">
            <text:p/>
          </table:table-cell>
          <table:table-cell table:formula="of:=IF([.N$2]=[.$B115]; [.$C115]; &quot;&quot;)">
            <text:p/>
          </table:table-cell>
          <table:table-cell table:formula="of:=IF([.O$2]=[.$B115]; [.$C115]; &quot;&quot;)">
            <text:p/>
          </table:table-cell>
          <table:table-cell table:formula="of:=IF([.P$2]=[.$B115]; [.$C115]; &quot;&quot;)">
            <text:p/>
          </table:table-cell>
          <table:table-cell table:formula="of:=IF([.Q$2]=[.$B115]; [.$D115]; &quot;&quot;)">
            <text:p/>
          </table:table-cell>
          <table:table-cell table:formula="of:=IF([.R$2]=[.$B115]; [.$D115]; &quot;&quot;)">
            <text:p/>
          </table:table-cell>
          <table:table-cell table:formula="of:=IF([.S$2]=[.$B115]; [.$D115]; &quot;&quot;)">
            <text:p/>
          </table:table-cell>
          <table:table-cell table:formula="of:=IF([.T$2]=[.$B115]; [.$D115]; &quot;&quot;)">
            <text:p/>
          </table:table-cell>
          <table:table-cell table:formula="of:=IF([.U$2]=[.$B115]; [.$D115]; &quot;&quot;)" office:value-type="float" office:value="4199999000" calcext:value-type="float">
            <text:p>4199999000</text:p>
          </table:table-cell>
          <table:table-cell table:formula="of:=IF([.V$2]=[.$B115]; [.$D115]; &quot;&quot;)">
            <text:p/>
          </table:table-cell>
          <table:table-cell table:formula="of:=IF([.W$2]=[.$B115]; [.$D115]; &quot;&quot;)">
            <text:p/>
          </table:table-cell>
          <table:table-cell table:formula="of:=IF([.X$2]=[.$B115]; [.$D115]; &quot;&quot;)">
            <text:p/>
          </table:table-cell>
          <table:table-cell table:formula="of:=IF([.Y$2]=[.$B115]; [.$D115]; &quot;&quot;)">
            <text:p/>
          </table:table-cell>
          <table:table-cell table:formula="of:=IF([.Z$2]=[.$B115]; [.$D115]; &quot;&quot;)">
            <text:p/>
          </table:table-cell>
          <table:table-cell table:formula="of:=IF([.AA$2]=[.$B115]; [.$D115]; &quot;&quot;)">
            <text:p/>
          </table:table-cell>
          <table:table-cell table:formula="of:=IF([.AB$2]=[.$B115]; [.$D115]; &quot;&quot;)">
            <text:p/>
          </table:table-cell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6" calcext:value-type="float">
            <text:p>6</text:p>
          </table:table-cell>
          <table:table-cell office:value-type="float" office:value="1.970102" calcext:value-type="float">
            <text:p>1.970102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6]; [.$C116]; &quot;&quot;)">
            <text:p/>
          </table:table-cell>
          <table:table-cell table:formula="of:=IF([.F$2]=[.$B116]; [.$C116]; &quot;&quot;)">
            <text:p/>
          </table:table-cell>
          <table:table-cell table:formula="of:=IF([.G$2]=[.$B116]; [.$C116]; &quot;&quot;)">
            <text:p/>
          </table:table-cell>
          <table:table-cell table:formula="of:=IF([.H$2]=[.$B116]; [.$C116]; &quot;&quot;)">
            <text:p/>
          </table:table-cell>
          <table:table-cell table:formula="of:=IF([.I$2]=[.$B116]; [.$C116]; &quot;&quot;)">
            <text:p/>
          </table:table-cell>
          <table:table-cell table:formula="of:=IF([.J$2]=[.$B116]; [.$C116]; &quot;&quot;)">
            <text:p/>
          </table:table-cell>
          <table:table-cell table:formula="of:=IF([.K$2]=[.$B116]; [.$C116]; &quot;&quot;)" office:value-type="float" office:value="1.970102" calcext:value-type="float">
            <text:p>1.970102</text:p>
          </table:table-cell>
          <table:table-cell table:formula="of:=IF([.L$2]=[.$B116]; [.$C116]; &quot;&quot;)">
            <text:p/>
          </table:table-cell>
          <table:table-cell table:formula="of:=IF([.M$2]=[.$B116]; [.$C116]; &quot;&quot;)">
            <text:p/>
          </table:table-cell>
          <table:table-cell table:formula="of:=IF([.N$2]=[.$B116]; [.$C116]; &quot;&quot;)">
            <text:p/>
          </table:table-cell>
          <table:table-cell table:formula="of:=IF([.O$2]=[.$B116]; [.$C116]; &quot;&quot;)">
            <text:p/>
          </table:table-cell>
          <table:table-cell table:formula="of:=IF([.P$2]=[.$B116]; [.$C116]; &quot;&quot;)">
            <text:p/>
          </table:table-cell>
          <table:table-cell table:formula="of:=IF([.Q$2]=[.$B116]; [.$D116]; &quot;&quot;)">
            <text:p/>
          </table:table-cell>
          <table:table-cell table:formula="of:=IF([.R$2]=[.$B116]; [.$D116]; &quot;&quot;)">
            <text:p/>
          </table:table-cell>
          <table:table-cell table:formula="of:=IF([.S$2]=[.$B116]; [.$D116]; &quot;&quot;)">
            <text:p/>
          </table:table-cell>
          <table:table-cell table:formula="of:=IF([.T$2]=[.$B116]; [.$D116]; &quot;&quot;)">
            <text:p/>
          </table:table-cell>
          <table:table-cell table:formula="of:=IF([.U$2]=[.$B116]; [.$D116]; &quot;&quot;)">
            <text:p/>
          </table:table-cell>
          <table:table-cell table:formula="of:=IF([.V$2]=[.$B116]; [.$D116]; &quot;&quot;)">
            <text:p/>
          </table:table-cell>
          <table:table-cell table:formula="of:=IF([.W$2]=[.$B116]; [.$D116]; &quot;&quot;)" office:value-type="float" office:value="4199999000" calcext:value-type="float">
            <text:p>4199999000</text:p>
          </table:table-cell>
          <table:table-cell table:formula="of:=IF([.X$2]=[.$B116]; [.$D116]; &quot;&quot;)">
            <text:p/>
          </table:table-cell>
          <table:table-cell table:formula="of:=IF([.Y$2]=[.$B116]; [.$D116]; &quot;&quot;)">
            <text:p/>
          </table:table-cell>
          <table:table-cell table:formula="of:=IF([.Z$2]=[.$B116]; [.$D116]; &quot;&quot;)">
            <text:p/>
          </table:table-cell>
          <table:table-cell table:formula="of:=IF([.AA$2]=[.$B116]; [.$D116]; &quot;&quot;)">
            <text:p/>
          </table:table-cell>
          <table:table-cell table:formula="of:=IF([.AB$2]=[.$B116]; [.$D116]; &quot;&quot;)">
            <text:p/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float" office:value="7" calcext:value-type="float">
            <text:p>7</text:p>
          </table:table-cell>
          <table:table-cell office:value-type="float" office:value="1.690906" calcext:value-type="float">
            <text:p>1.69090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7]; [.$C117]; &quot;&quot;)">
            <text:p/>
          </table:table-cell>
          <table:table-cell table:formula="of:=IF([.F$2]=[.$B117]; [.$C117]; &quot;&quot;)">
            <text:p/>
          </table:table-cell>
          <table:table-cell table:formula="of:=IF([.G$2]=[.$B117]; [.$C117]; &quot;&quot;)">
            <text:p/>
          </table:table-cell>
          <table:table-cell table:formula="of:=IF([.H$2]=[.$B117]; [.$C117]; &quot;&quot;)">
            <text:p/>
          </table:table-cell>
          <table:table-cell table:formula="of:=IF([.I$2]=[.$B117]; [.$C117]; &quot;&quot;)">
            <text:p/>
          </table:table-cell>
          <table:table-cell table:formula="of:=IF([.J$2]=[.$B117]; [.$C117]; &quot;&quot;)">
            <text:p/>
          </table:table-cell>
          <table:table-cell table:formula="of:=IF([.K$2]=[.$B117]; [.$C117]; &quot;&quot;)">
            <text:p/>
          </table:table-cell>
          <table:table-cell table:formula="of:=IF([.L$2]=[.$B117]; [.$C117]; &quot;&quot;)" office:value-type="float" office:value="1.690906" calcext:value-type="float">
            <text:p>1.690906</text:p>
          </table:table-cell>
          <table:table-cell table:formula="of:=IF([.M$2]=[.$B117]; [.$C117]; &quot;&quot;)">
            <text:p/>
          </table:table-cell>
          <table:table-cell table:formula="of:=IF([.N$2]=[.$B117]; [.$C117]; &quot;&quot;)">
            <text:p/>
          </table:table-cell>
          <table:table-cell table:formula="of:=IF([.O$2]=[.$B117]; [.$C117]; &quot;&quot;)">
            <text:p/>
          </table:table-cell>
          <table:table-cell table:formula="of:=IF([.P$2]=[.$B117]; [.$C117]; &quot;&quot;)">
            <text:p/>
          </table:table-cell>
          <table:table-cell table:formula="of:=IF([.Q$2]=[.$B117]; [.$D117]; &quot;&quot;)">
            <text:p/>
          </table:table-cell>
          <table:table-cell table:formula="of:=IF([.R$2]=[.$B117]; [.$D117]; &quot;&quot;)">
            <text:p/>
          </table:table-cell>
          <table:table-cell table:formula="of:=IF([.S$2]=[.$B117]; [.$D117]; &quot;&quot;)">
            <text:p/>
          </table:table-cell>
          <table:table-cell table:formula="of:=IF([.T$2]=[.$B117]; [.$D117]; &quot;&quot;)">
            <text:p/>
          </table:table-cell>
          <table:table-cell table:formula="of:=IF([.U$2]=[.$B117]; [.$D117]; &quot;&quot;)">
            <text:p/>
          </table:table-cell>
          <table:table-cell table:formula="of:=IF([.V$2]=[.$B117]; [.$D117]; &quot;&quot;)">
            <text:p/>
          </table:table-cell>
          <table:table-cell table:formula="of:=IF([.W$2]=[.$B117]; [.$D117]; &quot;&quot;)">
            <text:p/>
          </table:table-cell>
          <table:table-cell table:formula="of:=IF([.X$2]=[.$B117]; [.$D117]; &quot;&quot;)" office:value-type="float" office:value="4199999000" calcext:value-type="float">
            <text:p>4199999000</text:p>
          </table:table-cell>
          <table:table-cell table:formula="of:=IF([.Y$2]=[.$B117]; [.$D117]; &quot;&quot;)">
            <text:p/>
          </table:table-cell>
          <table:table-cell table:formula="of:=IF([.Z$2]=[.$B117]; [.$D117]; &quot;&quot;)">
            <text:p/>
          </table:table-cell>
          <table:table-cell table:formula="of:=IF([.AA$2]=[.$B117]; [.$D117]; &quot;&quot;)">
            <text:p/>
          </table:table-cell>
          <table:table-cell table:formula="of:=IF([.AB$2]=[.$B117]; [.$D117]; &quot;&quot;)">
            <text:p/>
          </table:table-cell>
        </table:table-row>
        <table:table-row table:style-name="ro1">
          <table:table-cell office:value-type="float" office:value="17278" calcext:value-type="float">
            <text:p>17278</text:p>
          </table:table-cell>
          <table:table-cell office:value-type="float" office:value="10" calcext:value-type="float">
            <text:p>10</text:p>
          </table:table-cell>
          <table:table-cell office:value-type="float" office:value="1.706311" calcext:value-type="float">
            <text:p>1.706311</text:p>
          </table:table-cell>
          <table:table-cell office:value-type="float" office:value="4199998000" calcext:value-type="float">
            <text:p>4199998000</text:p>
          </table:table-cell>
          <table:table-cell table:formula="of:=IF([.E$2]=[.$B118]; [.$C118]; &quot;&quot;)">
            <text:p/>
          </table:table-cell>
          <table:table-cell table:formula="of:=IF([.F$2]=[.$B118]; [.$C118]; &quot;&quot;)">
            <text:p/>
          </table:table-cell>
          <table:table-cell table:formula="of:=IF([.G$2]=[.$B118]; [.$C118]; &quot;&quot;)">
            <text:p/>
          </table:table-cell>
          <table:table-cell table:formula="of:=IF([.H$2]=[.$B118]; [.$C118]; &quot;&quot;)">
            <text:p/>
          </table:table-cell>
          <table:table-cell table:formula="of:=IF([.I$2]=[.$B118]; [.$C118]; &quot;&quot;)">
            <text:p/>
          </table:table-cell>
          <table:table-cell table:formula="of:=IF([.J$2]=[.$B118]; [.$C118]; &quot;&quot;)">
            <text:p/>
          </table:table-cell>
          <table:table-cell table:formula="of:=IF([.K$2]=[.$B118]; [.$C118]; &quot;&quot;)">
            <text:p/>
          </table:table-cell>
          <table:table-cell table:formula="of:=IF([.L$2]=[.$B118]; [.$C118]; &quot;&quot;)">
            <text:p/>
          </table:table-cell>
          <table:table-cell table:formula="of:=IF([.M$2]=[.$B118]; [.$C118]; &quot;&quot;)">
            <text:p/>
          </table:table-cell>
          <table:table-cell table:formula="of:=IF([.N$2]=[.$B118]; [.$C118]; &quot;&quot;)">
            <text:p/>
          </table:table-cell>
          <table:table-cell table:formula="of:=IF([.O$2]=[.$B118]; [.$C118]; &quot;&quot;)" office:value-type="float" office:value="1.706311" calcext:value-type="float">
            <text:p>1.706311</text:p>
          </table:table-cell>
          <table:table-cell table:formula="of:=IF([.P$2]=[.$B118]; [.$C118]; &quot;&quot;)">
            <text:p/>
          </table:table-cell>
          <table:table-cell table:formula="of:=IF([.Q$2]=[.$B118]; [.$D118]; &quot;&quot;)">
            <text:p/>
          </table:table-cell>
          <table:table-cell table:formula="of:=IF([.R$2]=[.$B118]; [.$D118]; &quot;&quot;)">
            <text:p/>
          </table:table-cell>
          <table:table-cell table:formula="of:=IF([.S$2]=[.$B118]; [.$D118]; &quot;&quot;)">
            <text:p/>
          </table:table-cell>
          <table:table-cell table:formula="of:=IF([.T$2]=[.$B118]; [.$D118]; &quot;&quot;)">
            <text:p/>
          </table:table-cell>
          <table:table-cell table:formula="of:=IF([.U$2]=[.$B118]; [.$D118]; &quot;&quot;)">
            <text:p/>
          </table:table-cell>
          <table:table-cell table:formula="of:=IF([.V$2]=[.$B118]; [.$D118]; &quot;&quot;)">
            <text:p/>
          </table:table-cell>
          <table:table-cell table:formula="of:=IF([.W$2]=[.$B118]; [.$D118]; &quot;&quot;)">
            <text:p/>
          </table:table-cell>
          <table:table-cell table:formula="of:=IF([.X$2]=[.$B118]; [.$D118]; &quot;&quot;)">
            <text:p/>
          </table:table-cell>
          <table:table-cell table:formula="of:=IF([.Y$2]=[.$B118]; [.$D118]; &quot;&quot;)">
            <text:p/>
          </table:table-cell>
          <table:table-cell table:formula="of:=IF([.Z$2]=[.$B118]; [.$D118]; &quot;&quot;)">
            <text:p/>
          </table:table-cell>
          <table:table-cell table:formula="of:=IF([.AA$2]=[.$B118]; [.$D118]; &quot;&quot;)" office:value-type="float" office:value="4199998000" calcext:value-type="float">
            <text:p>4199998000</text:p>
          </table:table-cell>
          <table:table-cell table:formula="of:=IF([.AB$2]=[.$B118]; [.$D118]; &quot;&quot;)">
            <text:p/>
          </table:table-cell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3" calcext:value-type="float">
            <text:p>3</text:p>
          </table:table-cell>
          <table:table-cell office:value-type="float" office:value="1.66657" calcext:value-type="float">
            <text:p>1.66657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19]; [.$C119]; &quot;&quot;)">
            <text:p/>
          </table:table-cell>
          <table:table-cell table:formula="of:=IF([.F$2]=[.$B119]; [.$C119]; &quot;&quot;)">
            <text:p/>
          </table:table-cell>
          <table:table-cell table:formula="of:=IF([.G$2]=[.$B119]; [.$C119]; &quot;&quot;)">
            <text:p/>
          </table:table-cell>
          <table:table-cell table:formula="of:=IF([.H$2]=[.$B119]; [.$C119]; &quot;&quot;)" office:value-type="float" office:value="1.66657" calcext:value-type="float">
            <text:p>1.66657</text:p>
          </table:table-cell>
          <table:table-cell table:formula="of:=IF([.I$2]=[.$B119]; [.$C119]; &quot;&quot;)">
            <text:p/>
          </table:table-cell>
          <table:table-cell table:formula="of:=IF([.J$2]=[.$B119]; [.$C119]; &quot;&quot;)">
            <text:p/>
          </table:table-cell>
          <table:table-cell table:formula="of:=IF([.K$2]=[.$B119]; [.$C119]; &quot;&quot;)">
            <text:p/>
          </table:table-cell>
          <table:table-cell table:formula="of:=IF([.L$2]=[.$B119]; [.$C119]; &quot;&quot;)">
            <text:p/>
          </table:table-cell>
          <table:table-cell table:formula="of:=IF([.M$2]=[.$B119]; [.$C119]; &quot;&quot;)">
            <text:p/>
          </table:table-cell>
          <table:table-cell table:formula="of:=IF([.N$2]=[.$B119]; [.$C119]; &quot;&quot;)">
            <text:p/>
          </table:table-cell>
          <table:table-cell table:formula="of:=IF([.O$2]=[.$B119]; [.$C119]; &quot;&quot;)">
            <text:p/>
          </table:table-cell>
          <table:table-cell table:formula="of:=IF([.P$2]=[.$B119]; [.$C119]; &quot;&quot;)">
            <text:p/>
          </table:table-cell>
          <table:table-cell table:formula="of:=IF([.Q$2]=[.$B119]; [.$D119]; &quot;&quot;)">
            <text:p/>
          </table:table-cell>
          <table:table-cell table:formula="of:=IF([.R$2]=[.$B119]; [.$D119]; &quot;&quot;)">
            <text:p/>
          </table:table-cell>
          <table:table-cell table:formula="of:=IF([.S$2]=[.$B119]; [.$D119]; &quot;&quot;)">
            <text:p/>
          </table:table-cell>
          <table:table-cell table:formula="of:=IF([.T$2]=[.$B119]; [.$D119]; &quot;&quot;)" office:value-type="float" office:value="4199999000" calcext:value-type="float">
            <text:p>4199999000</text:p>
          </table:table-cell>
          <table:table-cell table:formula="of:=IF([.U$2]=[.$B119]; [.$D119]; &quot;&quot;)">
            <text:p/>
          </table:table-cell>
          <table:table-cell table:formula="of:=IF([.V$2]=[.$B119]; [.$D119]; &quot;&quot;)">
            <text:p/>
          </table:table-cell>
          <table:table-cell table:formula="of:=IF([.W$2]=[.$B119]; [.$D119]; &quot;&quot;)">
            <text:p/>
          </table:table-cell>
          <table:table-cell table:formula="of:=IF([.X$2]=[.$B119]; [.$D119]; &quot;&quot;)">
            <text:p/>
          </table:table-cell>
          <table:table-cell table:formula="of:=IF([.Y$2]=[.$B119]; [.$D119]; &quot;&quot;)">
            <text:p/>
          </table:table-cell>
          <table:table-cell table:formula="of:=IF([.Z$2]=[.$B119]; [.$D119]; &quot;&quot;)">
            <text:p/>
          </table:table-cell>
          <table:table-cell table:formula="of:=IF([.AA$2]=[.$B119]; [.$D119]; &quot;&quot;)">
            <text:p/>
          </table:table-cell>
          <table:table-cell table:formula="of:=IF([.AB$2]=[.$B119]; [.$D119]; &quot;&quot;)">
            <text:p/>
          </table:table-cell>
        </table:table-row>
        <table:table-row table:style-name="ro1">
          <table:table-cell office:value-type="float" office:value="17961" calcext:value-type="float">
            <text:p>17961</text:p>
          </table:table-cell>
          <table:table-cell office:value-type="float" office:value="9" calcext:value-type="float">
            <text:p>9</text:p>
          </table:table-cell>
          <table:table-cell office:value-type="float" office:value="1.814035" calcext:value-type="float">
            <text:p>1.814035</text:p>
          </table:table-cell>
          <table:table-cell office:value-type="float" office:value="4195751000" calcext:value-type="float">
            <text:p>4195751000</text:p>
          </table:table-cell>
          <table:table-cell table:formula="of:=IF([.E$2]=[.$B120]; [.$C120]; &quot;&quot;)">
            <text:p/>
          </table:table-cell>
          <table:table-cell table:formula="of:=IF([.F$2]=[.$B120]; [.$C120]; &quot;&quot;)">
            <text:p/>
          </table:table-cell>
          <table:table-cell table:formula="of:=IF([.G$2]=[.$B120]; [.$C120]; &quot;&quot;)">
            <text:p/>
          </table:table-cell>
          <table:table-cell table:formula="of:=IF([.H$2]=[.$B120]; [.$C120]; &quot;&quot;)">
            <text:p/>
          </table:table-cell>
          <table:table-cell table:formula="of:=IF([.I$2]=[.$B120]; [.$C120]; &quot;&quot;)">
            <text:p/>
          </table:table-cell>
          <table:table-cell table:formula="of:=IF([.J$2]=[.$B120]; [.$C120]; &quot;&quot;)">
            <text:p/>
          </table:table-cell>
          <table:table-cell table:formula="of:=IF([.K$2]=[.$B120]; [.$C120]; &quot;&quot;)">
            <text:p/>
          </table:table-cell>
          <table:table-cell table:formula="of:=IF([.L$2]=[.$B120]; [.$C120]; &quot;&quot;)">
            <text:p/>
          </table:table-cell>
          <table:table-cell table:formula="of:=IF([.M$2]=[.$B120]; [.$C120]; &quot;&quot;)">
            <text:p/>
          </table:table-cell>
          <table:table-cell table:formula="of:=IF([.N$2]=[.$B120]; [.$C120]; &quot;&quot;)" office:value-type="float" office:value="1.814035" calcext:value-type="float">
            <text:p>1.814035</text:p>
          </table:table-cell>
          <table:table-cell table:formula="of:=IF([.O$2]=[.$B120]; [.$C120]; &quot;&quot;)">
            <text:p/>
          </table:table-cell>
          <table:table-cell table:formula="of:=IF([.P$2]=[.$B120]; [.$C120]; &quot;&quot;)">
            <text:p/>
          </table:table-cell>
          <table:table-cell table:formula="of:=IF([.Q$2]=[.$B120]; [.$D120]; &quot;&quot;)">
            <text:p/>
          </table:table-cell>
          <table:table-cell table:formula="of:=IF([.R$2]=[.$B120]; [.$D120]; &quot;&quot;)">
            <text:p/>
          </table:table-cell>
          <table:table-cell table:formula="of:=IF([.S$2]=[.$B120]; [.$D120]; &quot;&quot;)">
            <text:p/>
          </table:table-cell>
          <table:table-cell table:formula="of:=IF([.T$2]=[.$B120]; [.$D120]; &quot;&quot;)">
            <text:p/>
          </table:table-cell>
          <table:table-cell table:formula="of:=IF([.U$2]=[.$B120]; [.$D120]; &quot;&quot;)">
            <text:p/>
          </table:table-cell>
          <table:table-cell table:formula="of:=IF([.V$2]=[.$B120]; [.$D120]; &quot;&quot;)">
            <text:p/>
          </table:table-cell>
          <table:table-cell table:formula="of:=IF([.W$2]=[.$B120]; [.$D120]; &quot;&quot;)">
            <text:p/>
          </table:table-cell>
          <table:table-cell table:formula="of:=IF([.X$2]=[.$B120]; [.$D120]; &quot;&quot;)">
            <text:p/>
          </table:table-cell>
          <table:table-cell table:formula="of:=IF([.Y$2]=[.$B120]; [.$D120]; &quot;&quot;)">
            <text:p/>
          </table:table-cell>
          <table:table-cell table:formula="of:=IF([.Z$2]=[.$B120]; [.$D120]; &quot;&quot;)" office:value-type="float" office:value="4195751000" calcext:value-type="float">
            <text:p>4195751000</text:p>
          </table:table-cell>
          <table:table-cell table:formula="of:=IF([.AA$2]=[.$B120]; [.$D120]; &quot;&quot;)">
            <text:p/>
          </table:table-cell>
          <table:table-cell table:formula="of:=IF([.AB$2]=[.$B120]; [.$D120]; &quot;&quot;)">
            <text:p/>
          </table:table-cell>
        </table:table-row>
        <table:table-row table:style-name="ro1">
          <table:table-cell office:value-type="float" office:value="18079" calcext:value-type="float">
            <text:p>18079</text:p>
          </table:table-cell>
          <table:table-cell office:value-type="float" office:value="5" calcext:value-type="float">
            <text:p>5</text:p>
          </table:table-cell>
          <table:table-cell office:value-type="float" office:value="1.680959" calcext:value-type="float">
            <text:p>1.680959</text:p>
          </table:table-cell>
          <table:table-cell office:value-type="float" office:value="4199151000" calcext:value-type="float">
            <text:p>4199151000</text:p>
          </table:table-cell>
          <table:table-cell table:formula="of:=IF([.E$2]=[.$B121]; [.$C121]; &quot;&quot;)">
            <text:p/>
          </table:table-cell>
          <table:table-cell table:formula="of:=IF([.F$2]=[.$B121]; [.$C121]; &quot;&quot;)">
            <text:p/>
          </table:table-cell>
          <table:table-cell table:formula="of:=IF([.G$2]=[.$B121]; [.$C121]; &quot;&quot;)">
            <text:p/>
          </table:table-cell>
          <table:table-cell table:formula="of:=IF([.H$2]=[.$B121]; [.$C121]; &quot;&quot;)">
            <text:p/>
          </table:table-cell>
          <table:table-cell table:formula="of:=IF([.I$2]=[.$B121]; [.$C121]; &quot;&quot;)">
            <text:p/>
          </table:table-cell>
          <table:table-cell table:formula="of:=IF([.J$2]=[.$B121]; [.$C121]; &quot;&quot;)" office:value-type="float" office:value="1.680959" calcext:value-type="float">
            <text:p>1.680959</text:p>
          </table:table-cell>
          <table:table-cell table:formula="of:=IF([.K$2]=[.$B121]; [.$C121]; &quot;&quot;)">
            <text:p/>
          </table:table-cell>
          <table:table-cell table:formula="of:=IF([.L$2]=[.$B121]; [.$C121]; &quot;&quot;)">
            <text:p/>
          </table:table-cell>
          <table:table-cell table:formula="of:=IF([.M$2]=[.$B121]; [.$C121]; &quot;&quot;)">
            <text:p/>
          </table:table-cell>
          <table:table-cell table:formula="of:=IF([.N$2]=[.$B121]; [.$C121]; &quot;&quot;)">
            <text:p/>
          </table:table-cell>
          <table:table-cell table:formula="of:=IF([.O$2]=[.$B121]; [.$C121]; &quot;&quot;)">
            <text:p/>
          </table:table-cell>
          <table:table-cell table:formula="of:=IF([.P$2]=[.$B121]; [.$C121]; &quot;&quot;)">
            <text:p/>
          </table:table-cell>
          <table:table-cell table:formula="of:=IF([.Q$2]=[.$B121]; [.$D121]; &quot;&quot;)">
            <text:p/>
          </table:table-cell>
          <table:table-cell table:formula="of:=IF([.R$2]=[.$B121]; [.$D121]; &quot;&quot;)">
            <text:p/>
          </table:table-cell>
          <table:table-cell table:formula="of:=IF([.S$2]=[.$B121]; [.$D121]; &quot;&quot;)">
            <text:p/>
          </table:table-cell>
          <table:table-cell table:formula="of:=IF([.T$2]=[.$B121]; [.$D121]; &quot;&quot;)">
            <text:p/>
          </table:table-cell>
          <table:table-cell table:formula="of:=IF([.U$2]=[.$B121]; [.$D121]; &quot;&quot;)">
            <text:p/>
          </table:table-cell>
          <table:table-cell table:formula="of:=IF([.V$2]=[.$B121]; [.$D121]; &quot;&quot;)" office:value-type="float" office:value="4199151000" calcext:value-type="float">
            <text:p>4199151000</text:p>
          </table:table-cell>
          <table:table-cell table:formula="of:=IF([.W$2]=[.$B121]; [.$D121]; &quot;&quot;)">
            <text:p/>
          </table:table-cell>
          <table:table-cell table:formula="of:=IF([.X$2]=[.$B121]; [.$D121]; &quot;&quot;)">
            <text:p/>
          </table:table-cell>
          <table:table-cell table:formula="of:=IF([.Y$2]=[.$B121]; [.$D121]; &quot;&quot;)">
            <text:p/>
          </table:table-cell>
          <table:table-cell table:formula="of:=IF([.Z$2]=[.$B121]; [.$D121]; &quot;&quot;)">
            <text:p/>
          </table:table-cell>
          <table:table-cell table:formula="of:=IF([.AA$2]=[.$B121]; [.$D121]; &quot;&quot;)">
            <text:p/>
          </table:table-cell>
          <table:table-cell table:formula="of:=IF([.AB$2]=[.$B121]; [.$D121]; &quot;&quot;)">
            <text:p/>
          </table:table-cell>
        </table:table-row>
        <table:table-row table:style-name="ro1">
          <table:table-cell office:value-type="float" office:value="18107" calcext:value-type="float">
            <text:p>18107</text:p>
          </table:table-cell>
          <table:table-cell office:value-type="float" office:value="11" calcext:value-type="float">
            <text:p>11</text:p>
          </table:table-cell>
          <table:table-cell office:value-type="float" office:value="1.71539" calcext:value-type="float">
            <text:p>1.7153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2]; [.$C122]; &quot;&quot;)">
            <text:p/>
          </table:table-cell>
          <table:table-cell table:formula="of:=IF([.F$2]=[.$B122]; [.$C122]; &quot;&quot;)">
            <text:p/>
          </table:table-cell>
          <table:table-cell table:formula="of:=IF([.G$2]=[.$B122]; [.$C122]; &quot;&quot;)">
            <text:p/>
          </table:table-cell>
          <table:table-cell table:formula="of:=IF([.H$2]=[.$B122]; [.$C122]; &quot;&quot;)">
            <text:p/>
          </table:table-cell>
          <table:table-cell table:formula="of:=IF([.I$2]=[.$B122]; [.$C122]; &quot;&quot;)">
            <text:p/>
          </table:table-cell>
          <table:table-cell table:formula="of:=IF([.J$2]=[.$B122]; [.$C122]; &quot;&quot;)">
            <text:p/>
          </table:table-cell>
          <table:table-cell table:formula="of:=IF([.K$2]=[.$B122]; [.$C122]; &quot;&quot;)">
            <text:p/>
          </table:table-cell>
          <table:table-cell table:formula="of:=IF([.L$2]=[.$B122]; [.$C122]; &quot;&quot;)">
            <text:p/>
          </table:table-cell>
          <table:table-cell table:formula="of:=IF([.M$2]=[.$B122]; [.$C122]; &quot;&quot;)">
            <text:p/>
          </table:table-cell>
          <table:table-cell table:formula="of:=IF([.N$2]=[.$B122]; [.$C122]; &quot;&quot;)">
            <text:p/>
          </table:table-cell>
          <table:table-cell table:formula="of:=IF([.O$2]=[.$B122]; [.$C122]; &quot;&quot;)">
            <text:p/>
          </table:table-cell>
          <table:table-cell table:formula="of:=IF([.P$2]=[.$B122]; [.$C122]; &quot;&quot;)" office:value-type="float" office:value="1.71539" calcext:value-type="float">
            <text:p>1.71539</text:p>
          </table:table-cell>
          <table:table-cell table:formula="of:=IF([.Q$2]=[.$B122]; [.$D122]; &quot;&quot;)">
            <text:p/>
          </table:table-cell>
          <table:table-cell table:formula="of:=IF([.R$2]=[.$B122]; [.$D122]; &quot;&quot;)">
            <text:p/>
          </table:table-cell>
          <table:table-cell table:formula="of:=IF([.S$2]=[.$B122]; [.$D122]; &quot;&quot;)">
            <text:p/>
          </table:table-cell>
          <table:table-cell table:formula="of:=IF([.T$2]=[.$B122]; [.$D122]; &quot;&quot;)">
            <text:p/>
          </table:table-cell>
          <table:table-cell table:formula="of:=IF([.U$2]=[.$B122]; [.$D122]; &quot;&quot;)">
            <text:p/>
          </table:table-cell>
          <table:table-cell table:formula="of:=IF([.V$2]=[.$B122]; [.$D122]; &quot;&quot;)">
            <text:p/>
          </table:table-cell>
          <table:table-cell table:formula="of:=IF([.W$2]=[.$B122]; [.$D122]; &quot;&quot;)">
            <text:p/>
          </table:table-cell>
          <table:table-cell table:formula="of:=IF([.X$2]=[.$B122]; [.$D122]; &quot;&quot;)">
            <text:p/>
          </table:table-cell>
          <table:table-cell table:formula="of:=IF([.Y$2]=[.$B122]; [.$D122]; &quot;&quot;)">
            <text:p/>
          </table:table-cell>
          <table:table-cell table:formula="of:=IF([.Z$2]=[.$B122]; [.$D122]; &quot;&quot;)">
            <text:p/>
          </table:table-cell>
          <table:table-cell table:formula="of:=IF([.AA$2]=[.$B122]; [.$D122]; &quot;&quot;)">
            <text:p/>
          </table:table-cell>
          <table:table-cell table:formula="of:=IF([.AB$2]=[.$B122]; [.$D122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float" office:value="0" calcext:value-type="float">
            <text:p>0</text:p>
          </table:table-cell>
          <table:table-cell office:value-type="float" office:value="1.668284" calcext:value-type="float">
            <text:p>1.66828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3]; [.$C123]; &quot;&quot;)" office:value-type="float" office:value="1.668284" calcext:value-type="float">
            <text:p>1.668284</text:p>
          </table:table-cell>
          <table:table-cell table:formula="of:=IF([.F$2]=[.$B123]; [.$C123]; &quot;&quot;)">
            <text:p/>
          </table:table-cell>
          <table:table-cell table:formula="of:=IF([.G$2]=[.$B123]; [.$C123]; &quot;&quot;)">
            <text:p/>
          </table:table-cell>
          <table:table-cell table:formula="of:=IF([.H$2]=[.$B123]; [.$C123]; &quot;&quot;)">
            <text:p/>
          </table:table-cell>
          <table:table-cell table:formula="of:=IF([.I$2]=[.$B123]; [.$C123]; &quot;&quot;)">
            <text:p/>
          </table:table-cell>
          <table:table-cell table:formula="of:=IF([.J$2]=[.$B123]; [.$C123]; &quot;&quot;)">
            <text:p/>
          </table:table-cell>
          <table:table-cell table:formula="of:=IF([.K$2]=[.$B123]; [.$C123]; &quot;&quot;)">
            <text:p/>
          </table:table-cell>
          <table:table-cell table:formula="of:=IF([.L$2]=[.$B123]; [.$C123]; &quot;&quot;)">
            <text:p/>
          </table:table-cell>
          <table:table-cell table:formula="of:=IF([.M$2]=[.$B123]; [.$C123]; &quot;&quot;)">
            <text:p/>
          </table:table-cell>
          <table:table-cell table:formula="of:=IF([.N$2]=[.$B123]; [.$C123]; &quot;&quot;)">
            <text:p/>
          </table:table-cell>
          <table:table-cell table:formula="of:=IF([.O$2]=[.$B123]; [.$C123]; &quot;&quot;)">
            <text:p/>
          </table:table-cell>
          <table:table-cell table:formula="of:=IF([.P$2]=[.$B123]; [.$C123]; &quot;&quot;)">
            <text:p/>
          </table:table-cell>
          <table:table-cell table:formula="of:=IF([.Q$2]=[.$B123]; [.$D123]; &quot;&quot;)" office:value-type="float" office:value="4200000000" calcext:value-type="float">
            <text:p>4200000000</text:p>
          </table:table-cell>
          <table:table-cell table:formula="of:=IF([.R$2]=[.$B123]; [.$D123]; &quot;&quot;)">
            <text:p/>
          </table:table-cell>
          <table:table-cell table:formula="of:=IF([.S$2]=[.$B123]; [.$D123]; &quot;&quot;)">
            <text:p/>
          </table:table-cell>
          <table:table-cell table:formula="of:=IF([.T$2]=[.$B123]; [.$D123]; &quot;&quot;)">
            <text:p/>
          </table:table-cell>
          <table:table-cell table:formula="of:=IF([.U$2]=[.$B123]; [.$D123]; &quot;&quot;)">
            <text:p/>
          </table:table-cell>
          <table:table-cell table:formula="of:=IF([.V$2]=[.$B123]; [.$D123]; &quot;&quot;)">
            <text:p/>
          </table:table-cell>
          <table:table-cell table:formula="of:=IF([.W$2]=[.$B123]; [.$D123]; &quot;&quot;)">
            <text:p/>
          </table:table-cell>
          <table:table-cell table:formula="of:=IF([.X$2]=[.$B123]; [.$D123]; &quot;&quot;)">
            <text:p/>
          </table:table-cell>
          <table:table-cell table:formula="of:=IF([.Y$2]=[.$B123]; [.$D123]; &quot;&quot;)">
            <text:p/>
          </table:table-cell>
          <table:table-cell table:formula="of:=IF([.Z$2]=[.$B123]; [.$D123]; &quot;&quot;)">
            <text:p/>
          </table:table-cell>
          <table:table-cell table:formula="of:=IF([.AA$2]=[.$B123]; [.$D123]; &quot;&quot;)">
            <text:p/>
          </table:table-cell>
          <table:table-cell table:formula="of:=IF([.AB$2]=[.$B123]; [.$D123]; &quot;&quot;)">
            <text:p/>
          </table:table-cell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float" office:value="2" calcext:value-type="float">
            <text:p>2</text:p>
          </table:table-cell>
          <table:table-cell office:value-type="float" office:value="1.6518" calcext:value-type="float">
            <text:p>1.651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4]; [.$C124]; &quot;&quot;)">
            <text:p/>
          </table:table-cell>
          <table:table-cell table:formula="of:=IF([.F$2]=[.$B124]; [.$C124]; &quot;&quot;)">
            <text:p/>
          </table:table-cell>
          <table:table-cell table:formula="of:=IF([.G$2]=[.$B124]; [.$C124]; &quot;&quot;)" office:value-type="float" office:value="1.6518" calcext:value-type="float">
            <text:p>1.6518</text:p>
          </table:table-cell>
          <table:table-cell table:formula="of:=IF([.H$2]=[.$B124]; [.$C124]; &quot;&quot;)">
            <text:p/>
          </table:table-cell>
          <table:table-cell table:formula="of:=IF([.I$2]=[.$B124]; [.$C124]; &quot;&quot;)">
            <text:p/>
          </table:table-cell>
          <table:table-cell table:formula="of:=IF([.J$2]=[.$B124]; [.$C124]; &quot;&quot;)">
            <text:p/>
          </table:table-cell>
          <table:table-cell table:formula="of:=IF([.K$2]=[.$B124]; [.$C124]; &quot;&quot;)">
            <text:p/>
          </table:table-cell>
          <table:table-cell table:formula="of:=IF([.L$2]=[.$B124]; [.$C124]; &quot;&quot;)">
            <text:p/>
          </table:table-cell>
          <table:table-cell table:formula="of:=IF([.M$2]=[.$B124]; [.$C124]; &quot;&quot;)">
            <text:p/>
          </table:table-cell>
          <table:table-cell table:formula="of:=IF([.N$2]=[.$B124]; [.$C124]; &quot;&quot;)">
            <text:p/>
          </table:table-cell>
          <table:table-cell table:formula="of:=IF([.O$2]=[.$B124]; [.$C124]; &quot;&quot;)">
            <text:p/>
          </table:table-cell>
          <table:table-cell table:formula="of:=IF([.P$2]=[.$B124]; [.$C124]; &quot;&quot;)">
            <text:p/>
          </table:table-cell>
          <table:table-cell table:formula="of:=IF([.Q$2]=[.$B124]; [.$D124]; &quot;&quot;)">
            <text:p/>
          </table:table-cell>
          <table:table-cell table:formula="of:=IF([.R$2]=[.$B124]; [.$D124]; &quot;&quot;)">
            <text:p/>
          </table:table-cell>
          <table:table-cell table:formula="of:=IF([.S$2]=[.$B124]; [.$D124]; &quot;&quot;)" office:value-type="float" office:value="4200000000" calcext:value-type="float">
            <text:p>4200000000</text:p>
          </table:table-cell>
          <table:table-cell table:formula="of:=IF([.T$2]=[.$B124]; [.$D124]; &quot;&quot;)">
            <text:p/>
          </table:table-cell>
          <table:table-cell table:formula="of:=IF([.U$2]=[.$B124]; [.$D124]; &quot;&quot;)">
            <text:p/>
          </table:table-cell>
          <table:table-cell table:formula="of:=IF([.V$2]=[.$B124]; [.$D124]; &quot;&quot;)">
            <text:p/>
          </table:table-cell>
          <table:table-cell table:formula="of:=IF([.W$2]=[.$B124]; [.$D124]; &quot;&quot;)">
            <text:p/>
          </table:table-cell>
          <table:table-cell table:formula="of:=IF([.X$2]=[.$B124]; [.$D124]; &quot;&quot;)">
            <text:p/>
          </table:table-cell>
          <table:table-cell table:formula="of:=IF([.Y$2]=[.$B124]; [.$D124]; &quot;&quot;)">
            <text:p/>
          </table:table-cell>
          <table:table-cell table:formula="of:=IF([.Z$2]=[.$B124]; [.$D124]; &quot;&quot;)">
            <text:p/>
          </table:table-cell>
          <table:table-cell table:formula="of:=IF([.AA$2]=[.$B124]; [.$D124]; &quot;&quot;)">
            <text:p/>
          </table:table-cell>
          <table:table-cell table:formula="of:=IF([.AB$2]=[.$B124]; [.$D124]; &quot;&quot;)">
            <text:p/>
          </table:table-cell>
        </table:table-row>
        <table:table-row table:style-name="ro1">
          <table:table-cell office:value-type="float" office:value="18503" calcext:value-type="float">
            <text:p>18503</text:p>
          </table:table-cell>
          <table:table-cell office:value-type="float" office:value="1" calcext:value-type="float">
            <text:p>1</text:p>
          </table:table-cell>
          <table:table-cell office:value-type="float" office:value="1.684332" calcext:value-type="float">
            <text:p>1.68433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5]; [.$C125]; &quot;&quot;)">
            <text:p/>
          </table:table-cell>
          <table:table-cell table:formula="of:=IF([.F$2]=[.$B125]; [.$C125]; &quot;&quot;)" office:value-type="float" office:value="1.684332" calcext:value-type="float">
            <text:p>1.684332</text:p>
          </table:table-cell>
          <table:table-cell table:formula="of:=IF([.G$2]=[.$B125]; [.$C125]; &quot;&quot;)">
            <text:p/>
          </table:table-cell>
          <table:table-cell table:formula="of:=IF([.H$2]=[.$B125]; [.$C125]; &quot;&quot;)">
            <text:p/>
          </table:table-cell>
          <table:table-cell table:formula="of:=IF([.I$2]=[.$B125]; [.$C125]; &quot;&quot;)">
            <text:p/>
          </table:table-cell>
          <table:table-cell table:formula="of:=IF([.J$2]=[.$B125]; [.$C125]; &quot;&quot;)">
            <text:p/>
          </table:table-cell>
          <table:table-cell table:formula="of:=IF([.K$2]=[.$B125]; [.$C125]; &quot;&quot;)">
            <text:p/>
          </table:table-cell>
          <table:table-cell table:formula="of:=IF([.L$2]=[.$B125]; [.$C125]; &quot;&quot;)">
            <text:p/>
          </table:table-cell>
          <table:table-cell table:formula="of:=IF([.M$2]=[.$B125]; [.$C125]; &quot;&quot;)">
            <text:p/>
          </table:table-cell>
          <table:table-cell table:formula="of:=IF([.N$2]=[.$B125]; [.$C125]; &quot;&quot;)">
            <text:p/>
          </table:table-cell>
          <table:table-cell table:formula="of:=IF([.O$2]=[.$B125]; [.$C125]; &quot;&quot;)">
            <text:p/>
          </table:table-cell>
          <table:table-cell table:formula="of:=IF([.P$2]=[.$B125]; [.$C125]; &quot;&quot;)">
            <text:p/>
          </table:table-cell>
          <table:table-cell table:formula="of:=IF([.Q$2]=[.$B125]; [.$D125]; &quot;&quot;)">
            <text:p/>
          </table:table-cell>
          <table:table-cell table:formula="of:=IF([.R$2]=[.$B125]; [.$D125]; &quot;&quot;)" office:value-type="float" office:value="4200000000" calcext:value-type="float">
            <text:p>4200000000</text:p>
          </table:table-cell>
          <table:table-cell table:formula="of:=IF([.S$2]=[.$B125]; [.$D125]; &quot;&quot;)">
            <text:p/>
          </table:table-cell>
          <table:table-cell table:formula="of:=IF([.T$2]=[.$B125]; [.$D125]; &quot;&quot;)">
            <text:p/>
          </table:table-cell>
          <table:table-cell table:formula="of:=IF([.U$2]=[.$B125]; [.$D125]; &quot;&quot;)">
            <text:p/>
          </table:table-cell>
          <table:table-cell table:formula="of:=IF([.V$2]=[.$B125]; [.$D125]; &quot;&quot;)">
            <text:p/>
          </table:table-cell>
          <table:table-cell table:formula="of:=IF([.W$2]=[.$B125]; [.$D125]; &quot;&quot;)">
            <text:p/>
          </table:table-cell>
          <table:table-cell table:formula="of:=IF([.X$2]=[.$B125]; [.$D125]; &quot;&quot;)">
            <text:p/>
          </table:table-cell>
          <table:table-cell table:formula="of:=IF([.Y$2]=[.$B125]; [.$D125]; &quot;&quot;)">
            <text:p/>
          </table:table-cell>
          <table:table-cell table:formula="of:=IF([.Z$2]=[.$B125]; [.$D125]; &quot;&quot;)">
            <text:p/>
          </table:table-cell>
          <table:table-cell table:formula="of:=IF([.AA$2]=[.$B125]; [.$D125]; &quot;&quot;)">
            <text:p/>
          </table:table-cell>
          <table:table-cell table:formula="of:=IF([.AB$2]=[.$B125]; [.$D125]; &quot;&quot;)">
            <text:p/>
          </table:table-cell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float" office:value="4" calcext:value-type="float">
            <text:p>4</text:p>
          </table:table-cell>
          <table:table-cell office:value-type="float" office:value="1.758529" calcext:value-type="float">
            <text:p>1.758529</text:p>
          </table:table-cell>
          <table:table-cell office:value-type="float" office:value="4196721000" calcext:value-type="float">
            <text:p>4196721000</text:p>
          </table:table-cell>
          <table:table-cell table:formula="of:=IF([.E$2]=[.$B126]; [.$C126]; &quot;&quot;)">
            <text:p/>
          </table:table-cell>
          <table:table-cell table:formula="of:=IF([.F$2]=[.$B126]; [.$C126]; &quot;&quot;)">
            <text:p/>
          </table:table-cell>
          <table:table-cell table:formula="of:=IF([.G$2]=[.$B126]; [.$C126]; &quot;&quot;)">
            <text:p/>
          </table:table-cell>
          <table:table-cell table:formula="of:=IF([.H$2]=[.$B126]; [.$C126]; &quot;&quot;)">
            <text:p/>
          </table:table-cell>
          <table:table-cell table:formula="of:=IF([.I$2]=[.$B126]; [.$C126]; &quot;&quot;)" office:value-type="float" office:value="1.758529" calcext:value-type="float">
            <text:p>1.758529</text:p>
          </table:table-cell>
          <table:table-cell table:formula="of:=IF([.J$2]=[.$B126]; [.$C126]; &quot;&quot;)">
            <text:p/>
          </table:table-cell>
          <table:table-cell table:formula="of:=IF([.K$2]=[.$B126]; [.$C126]; &quot;&quot;)">
            <text:p/>
          </table:table-cell>
          <table:table-cell table:formula="of:=IF([.L$2]=[.$B126]; [.$C126]; &quot;&quot;)">
            <text:p/>
          </table:table-cell>
          <table:table-cell table:formula="of:=IF([.M$2]=[.$B126]; [.$C126]; &quot;&quot;)">
            <text:p/>
          </table:table-cell>
          <table:table-cell table:formula="of:=IF([.N$2]=[.$B126]; [.$C126]; &quot;&quot;)">
            <text:p/>
          </table:table-cell>
          <table:table-cell table:formula="of:=IF([.O$2]=[.$B126]; [.$C126]; &quot;&quot;)">
            <text:p/>
          </table:table-cell>
          <table:table-cell table:formula="of:=IF([.P$2]=[.$B126]; [.$C126]; &quot;&quot;)">
            <text:p/>
          </table:table-cell>
          <table:table-cell table:formula="of:=IF([.Q$2]=[.$B126]; [.$D126]; &quot;&quot;)">
            <text:p/>
          </table:table-cell>
          <table:table-cell table:formula="of:=IF([.R$2]=[.$B126]; [.$D126]; &quot;&quot;)">
            <text:p/>
          </table:table-cell>
          <table:table-cell table:formula="of:=IF([.S$2]=[.$B126]; [.$D126]; &quot;&quot;)">
            <text:p/>
          </table:table-cell>
          <table:table-cell table:formula="of:=IF([.T$2]=[.$B126]; [.$D126]; &quot;&quot;)">
            <text:p/>
          </table:table-cell>
          <table:table-cell table:formula="of:=IF([.U$2]=[.$B126]; [.$D126]; &quot;&quot;)" office:value-type="float" office:value="4196721000" calcext:value-type="float">
            <text:p>4196721000</text:p>
          </table:table-cell>
          <table:table-cell table:formula="of:=IF([.V$2]=[.$B126]; [.$D126]; &quot;&quot;)">
            <text:p/>
          </table:table-cell>
          <table:table-cell table:formula="of:=IF([.W$2]=[.$B126]; [.$D126]; &quot;&quot;)">
            <text:p/>
          </table:table-cell>
          <table:table-cell table:formula="of:=IF([.X$2]=[.$B126]; [.$D126]; &quot;&quot;)">
            <text:p/>
          </table:table-cell>
          <table:table-cell table:formula="of:=IF([.Y$2]=[.$B126]; [.$D126]; &quot;&quot;)">
            <text:p/>
          </table:table-cell>
          <table:table-cell table:formula="of:=IF([.Z$2]=[.$B126]; [.$D126]; &quot;&quot;)">
            <text:p/>
          </table:table-cell>
          <table:table-cell table:formula="of:=IF([.AA$2]=[.$B126]; [.$D126]; &quot;&quot;)">
            <text:p/>
          </table:table-cell>
          <table:table-cell table:formula="of:=IF([.AB$2]=[.$B126]; [.$D126]; &quot;&quot;)">
            <text:p/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  <table:table-cell office:value-type="float" office:value="8" calcext:value-type="float">
            <text:p>8</text:p>
          </table:table-cell>
          <table:table-cell office:value-type="float" office:value="1.845413" calcext:value-type="float">
            <text:p>1.84541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27]; [.$C127]; &quot;&quot;)">
            <text:p/>
          </table:table-cell>
          <table:table-cell table:formula="of:=IF([.F$2]=[.$B127]; [.$C127]; &quot;&quot;)">
            <text:p/>
          </table:table-cell>
          <table:table-cell table:formula="of:=IF([.G$2]=[.$B127]; [.$C127]; &quot;&quot;)">
            <text:p/>
          </table:table-cell>
          <table:table-cell table:formula="of:=IF([.H$2]=[.$B127]; [.$C127]; &quot;&quot;)">
            <text:p/>
          </table:table-cell>
          <table:table-cell table:formula="of:=IF([.I$2]=[.$B127]; [.$C127]; &quot;&quot;)">
            <text:p/>
          </table:table-cell>
          <table:table-cell table:formula="of:=IF([.J$2]=[.$B127]; [.$C127]; &quot;&quot;)">
            <text:p/>
          </table:table-cell>
          <table:table-cell table:formula="of:=IF([.K$2]=[.$B127]; [.$C127]; &quot;&quot;)">
            <text:p/>
          </table:table-cell>
          <table:table-cell table:formula="of:=IF([.L$2]=[.$B127]; [.$C127]; &quot;&quot;)">
            <text:p/>
          </table:table-cell>
          <table:table-cell table:formula="of:=IF([.M$2]=[.$B127]; [.$C127]; &quot;&quot;)" office:value-type="float" office:value="1.845413" calcext:value-type="float">
            <text:p>1.845413</text:p>
          </table:table-cell>
          <table:table-cell table:formula="of:=IF([.N$2]=[.$B127]; [.$C127]; &quot;&quot;)">
            <text:p/>
          </table:table-cell>
          <table:table-cell table:formula="of:=IF([.O$2]=[.$B127]; [.$C127]; &quot;&quot;)">
            <text:p/>
          </table:table-cell>
          <table:table-cell table:formula="of:=IF([.P$2]=[.$B127]; [.$C127]; &quot;&quot;)">
            <text:p/>
          </table:table-cell>
          <table:table-cell table:formula="of:=IF([.Q$2]=[.$B127]; [.$D127]; &quot;&quot;)">
            <text:p/>
          </table:table-cell>
          <table:table-cell table:formula="of:=IF([.R$2]=[.$B127]; [.$D127]; &quot;&quot;)">
            <text:p/>
          </table:table-cell>
          <table:table-cell table:formula="of:=IF([.S$2]=[.$B127]; [.$D127]; &quot;&quot;)">
            <text:p/>
          </table:table-cell>
          <table:table-cell table:formula="of:=IF([.T$2]=[.$B127]; [.$D127]; &quot;&quot;)">
            <text:p/>
          </table:table-cell>
          <table:table-cell table:formula="of:=IF([.U$2]=[.$B127]; [.$D127]; &quot;&quot;)">
            <text:p/>
          </table:table-cell>
          <table:table-cell table:formula="of:=IF([.V$2]=[.$B127]; [.$D127]; &quot;&quot;)">
            <text:p/>
          </table:table-cell>
          <table:table-cell table:formula="of:=IF([.W$2]=[.$B127]; [.$D127]; &quot;&quot;)">
            <text:p/>
          </table:table-cell>
          <table:table-cell table:formula="of:=IF([.X$2]=[.$B127]; [.$D127]; &quot;&quot;)">
            <text:p/>
          </table:table-cell>
          <table:table-cell table:formula="of:=IF([.Y$2]=[.$B127]; [.$D127]; &quot;&quot;)" office:value-type="float" office:value="4199999000" calcext:value-type="float">
            <text:p>4199999000</text:p>
          </table:table-cell>
          <table:table-cell table:formula="of:=IF([.Z$2]=[.$B127]; [.$D127]; &quot;&quot;)">
            <text:p/>
          </table:table-cell>
          <table:table-cell table:formula="of:=IF([.AA$2]=[.$B127]; [.$D127]; &quot;&quot;)">
            <text:p/>
          </table:table-cell>
          <table:table-cell table:formula="of:=IF([.AB$2]=[.$B127]; [.$D127]; &quot;&quot;)">
            <text:p/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float" office:value="6" calcext:value-type="float">
            <text:p>6</text:p>
          </table:table-cell>
          <table:table-cell office:value-type="float" office:value="1.721766" calcext:value-type="float">
            <text:p>1.72176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28]; [.$C128]; &quot;&quot;)">
            <text:p/>
          </table:table-cell>
          <table:table-cell table:formula="of:=IF([.F$2]=[.$B128]; [.$C128]; &quot;&quot;)">
            <text:p/>
          </table:table-cell>
          <table:table-cell table:formula="of:=IF([.G$2]=[.$B128]; [.$C128]; &quot;&quot;)">
            <text:p/>
          </table:table-cell>
          <table:table-cell table:formula="of:=IF([.H$2]=[.$B128]; [.$C128]; &quot;&quot;)">
            <text:p/>
          </table:table-cell>
          <table:table-cell table:formula="of:=IF([.I$2]=[.$B128]; [.$C128]; &quot;&quot;)">
            <text:p/>
          </table:table-cell>
          <table:table-cell table:formula="of:=IF([.J$2]=[.$B128]; [.$C128]; &quot;&quot;)">
            <text:p/>
          </table:table-cell>
          <table:table-cell table:formula="of:=IF([.K$2]=[.$B128]; [.$C128]; &quot;&quot;)" office:value-type="float" office:value="1.721766" calcext:value-type="float">
            <text:p>1.721766</text:p>
          </table:table-cell>
          <table:table-cell table:formula="of:=IF([.L$2]=[.$B128]; [.$C128]; &quot;&quot;)">
            <text:p/>
          </table:table-cell>
          <table:table-cell table:formula="of:=IF([.M$2]=[.$B128]; [.$C128]; &quot;&quot;)">
            <text:p/>
          </table:table-cell>
          <table:table-cell table:formula="of:=IF([.N$2]=[.$B128]; [.$C128]; &quot;&quot;)">
            <text:p/>
          </table:table-cell>
          <table:table-cell table:formula="of:=IF([.O$2]=[.$B128]; [.$C128]; &quot;&quot;)">
            <text:p/>
          </table:table-cell>
          <table:table-cell table:formula="of:=IF([.P$2]=[.$B128]; [.$C128]; &quot;&quot;)">
            <text:p/>
          </table:table-cell>
          <table:table-cell table:formula="of:=IF([.Q$2]=[.$B128]; [.$D128]; &quot;&quot;)">
            <text:p/>
          </table:table-cell>
          <table:table-cell table:formula="of:=IF([.R$2]=[.$B128]; [.$D128]; &quot;&quot;)">
            <text:p/>
          </table:table-cell>
          <table:table-cell table:formula="of:=IF([.S$2]=[.$B128]; [.$D128]; &quot;&quot;)">
            <text:p/>
          </table:table-cell>
          <table:table-cell table:formula="of:=IF([.T$2]=[.$B128]; [.$D128]; &quot;&quot;)">
            <text:p/>
          </table:table-cell>
          <table:table-cell table:formula="of:=IF([.U$2]=[.$B128]; [.$D128]; &quot;&quot;)">
            <text:p/>
          </table:table-cell>
          <table:table-cell table:formula="of:=IF([.V$2]=[.$B128]; [.$D128]; &quot;&quot;)">
            <text:p/>
          </table:table-cell>
          <table:table-cell table:formula="of:=IF([.W$2]=[.$B128]; [.$D128]; &quot;&quot;)" office:value-type="float" office:value="4199999000" calcext:value-type="float">
            <text:p>4199999000</text:p>
          </table:table-cell>
          <table:table-cell table:formula="of:=IF([.X$2]=[.$B128]; [.$D128]; &quot;&quot;)">
            <text:p/>
          </table:table-cell>
          <table:table-cell table:formula="of:=IF([.Y$2]=[.$B128]; [.$D128]; &quot;&quot;)">
            <text:p/>
          </table:table-cell>
          <table:table-cell table:formula="of:=IF([.Z$2]=[.$B128]; [.$D128]; &quot;&quot;)">
            <text:p/>
          </table:table-cell>
          <table:table-cell table:formula="of:=IF([.AA$2]=[.$B128]; [.$D128]; &quot;&quot;)">
            <text:p/>
          </table:table-cell>
          <table:table-cell table:formula="of:=IF([.AB$2]=[.$B128]; [.$D128]; &quot;&quot;)">
            <text:p/>
          </table:table-cell>
        </table:table-row>
        <table:table-row table:style-name="ro1">
          <table:table-cell office:value-type="float" office:value="18970" calcext:value-type="float">
            <text:p>18970</text:p>
          </table:table-cell>
          <table:table-cell office:value-type="float" office:value="10" calcext:value-type="float">
            <text:p>10</text:p>
          </table:table-cell>
          <table:table-cell office:value-type="float" office:value="1.692474" calcext:value-type="float">
            <text:p>1.69247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29]; [.$C129]; &quot;&quot;)">
            <text:p/>
          </table:table-cell>
          <table:table-cell table:formula="of:=IF([.F$2]=[.$B129]; [.$C129]; &quot;&quot;)">
            <text:p/>
          </table:table-cell>
          <table:table-cell table:formula="of:=IF([.G$2]=[.$B129]; [.$C129]; &quot;&quot;)">
            <text:p/>
          </table:table-cell>
          <table:table-cell table:formula="of:=IF([.H$2]=[.$B129]; [.$C129]; &quot;&quot;)">
            <text:p/>
          </table:table-cell>
          <table:table-cell table:formula="of:=IF([.I$2]=[.$B129]; [.$C129]; &quot;&quot;)">
            <text:p/>
          </table:table-cell>
          <table:table-cell table:formula="of:=IF([.J$2]=[.$B129]; [.$C129]; &quot;&quot;)">
            <text:p/>
          </table:table-cell>
          <table:table-cell table:formula="of:=IF([.K$2]=[.$B129]; [.$C129]; &quot;&quot;)">
            <text:p/>
          </table:table-cell>
          <table:table-cell table:formula="of:=IF([.L$2]=[.$B129]; [.$C129]; &quot;&quot;)">
            <text:p/>
          </table:table-cell>
          <table:table-cell table:formula="of:=IF([.M$2]=[.$B129]; [.$C129]; &quot;&quot;)">
            <text:p/>
          </table:table-cell>
          <table:table-cell table:formula="of:=IF([.N$2]=[.$B129]; [.$C129]; &quot;&quot;)">
            <text:p/>
          </table:table-cell>
          <table:table-cell table:formula="of:=IF([.O$2]=[.$B129]; [.$C129]; &quot;&quot;)" office:value-type="float" office:value="1.692474" calcext:value-type="float">
            <text:p>1.692474</text:p>
          </table:table-cell>
          <table:table-cell table:formula="of:=IF([.P$2]=[.$B129]; [.$C129]; &quot;&quot;)">
            <text:p/>
          </table:table-cell>
          <table:table-cell table:formula="of:=IF([.Q$2]=[.$B129]; [.$D129]; &quot;&quot;)">
            <text:p/>
          </table:table-cell>
          <table:table-cell table:formula="of:=IF([.R$2]=[.$B129]; [.$D129]; &quot;&quot;)">
            <text:p/>
          </table:table-cell>
          <table:table-cell table:formula="of:=IF([.S$2]=[.$B129]; [.$D129]; &quot;&quot;)">
            <text:p/>
          </table:table-cell>
          <table:table-cell table:formula="of:=IF([.T$2]=[.$B129]; [.$D129]; &quot;&quot;)">
            <text:p/>
          </table:table-cell>
          <table:table-cell table:formula="of:=IF([.U$2]=[.$B129]; [.$D129]; &quot;&quot;)">
            <text:p/>
          </table:table-cell>
          <table:table-cell table:formula="of:=IF([.V$2]=[.$B129]; [.$D129]; &quot;&quot;)">
            <text:p/>
          </table:table-cell>
          <table:table-cell table:formula="of:=IF([.W$2]=[.$B129]; [.$D129]; &quot;&quot;)">
            <text:p/>
          </table:table-cell>
          <table:table-cell table:formula="of:=IF([.X$2]=[.$B129]; [.$D129]; &quot;&quot;)">
            <text:p/>
          </table:table-cell>
          <table:table-cell table:formula="of:=IF([.Y$2]=[.$B129]; [.$D129]; &quot;&quot;)">
            <text:p/>
          </table:table-cell>
          <table:table-cell table:formula="of:=IF([.Z$2]=[.$B129]; [.$D129]; &quot;&quot;)">
            <text:p/>
          </table:table-cell>
          <table:table-cell table:formula="of:=IF([.AA$2]=[.$B129]; [.$D129]; &quot;&quot;)" office:value-type="float" office:value="4200000000" calcext:value-type="float">
            <text:p>4200000000</text:p>
          </table:table-cell>
          <table:table-cell table:formula="of:=IF([.AB$2]=[.$B129]; [.$D129]; &quot;&quot;)">
            <text:p/>
          </table:table-cell>
        </table:table-row>
        <table:table-row table:style-name="ro1">
          <table:table-cell office:value-type="float" office:value="19086" calcext:value-type="float">
            <text:p>19086</text:p>
          </table:table-cell>
          <table:table-cell office:value-type="float" office:value="7" calcext:value-type="float">
            <text:p>7</text:p>
          </table:table-cell>
          <table:table-cell office:value-type="float" office:value="1.902849" calcext:value-type="float">
            <text:p>1.90284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0]; [.$C130]; &quot;&quot;)">
            <text:p/>
          </table:table-cell>
          <table:table-cell table:formula="of:=IF([.F$2]=[.$B130]; [.$C130]; &quot;&quot;)">
            <text:p/>
          </table:table-cell>
          <table:table-cell table:formula="of:=IF([.G$2]=[.$B130]; [.$C130]; &quot;&quot;)">
            <text:p/>
          </table:table-cell>
          <table:table-cell table:formula="of:=IF([.H$2]=[.$B130]; [.$C130]; &quot;&quot;)">
            <text:p/>
          </table:table-cell>
          <table:table-cell table:formula="of:=IF([.I$2]=[.$B130]; [.$C130]; &quot;&quot;)">
            <text:p/>
          </table:table-cell>
          <table:table-cell table:formula="of:=IF([.J$2]=[.$B130]; [.$C130]; &quot;&quot;)">
            <text:p/>
          </table:table-cell>
          <table:table-cell table:formula="of:=IF([.K$2]=[.$B130]; [.$C130]; &quot;&quot;)">
            <text:p/>
          </table:table-cell>
          <table:table-cell table:formula="of:=IF([.L$2]=[.$B130]; [.$C130]; &quot;&quot;)" office:value-type="float" office:value="1.902849" calcext:value-type="float">
            <text:p>1.902849</text:p>
          </table:table-cell>
          <table:table-cell table:formula="of:=IF([.M$2]=[.$B130]; [.$C130]; &quot;&quot;)">
            <text:p/>
          </table:table-cell>
          <table:table-cell table:formula="of:=IF([.N$2]=[.$B130]; [.$C130]; &quot;&quot;)">
            <text:p/>
          </table:table-cell>
          <table:table-cell table:formula="of:=IF([.O$2]=[.$B130]; [.$C130]; &quot;&quot;)">
            <text:p/>
          </table:table-cell>
          <table:table-cell table:formula="of:=IF([.P$2]=[.$B130]; [.$C130]; &quot;&quot;)">
            <text:p/>
          </table:table-cell>
          <table:table-cell table:formula="of:=IF([.Q$2]=[.$B130]; [.$D130]; &quot;&quot;)">
            <text:p/>
          </table:table-cell>
          <table:table-cell table:formula="of:=IF([.R$2]=[.$B130]; [.$D130]; &quot;&quot;)">
            <text:p/>
          </table:table-cell>
          <table:table-cell table:formula="of:=IF([.S$2]=[.$B130]; [.$D130]; &quot;&quot;)">
            <text:p/>
          </table:table-cell>
          <table:table-cell table:formula="of:=IF([.T$2]=[.$B130]; [.$D130]; &quot;&quot;)">
            <text:p/>
          </table:table-cell>
          <table:table-cell table:formula="of:=IF([.U$2]=[.$B130]; [.$D130]; &quot;&quot;)">
            <text:p/>
          </table:table-cell>
          <table:table-cell table:formula="of:=IF([.V$2]=[.$B130]; [.$D130]; &quot;&quot;)">
            <text:p/>
          </table:table-cell>
          <table:table-cell table:formula="of:=IF([.W$2]=[.$B130]; [.$D130]; &quot;&quot;)">
            <text:p/>
          </table:table-cell>
          <table:table-cell table:formula="of:=IF([.X$2]=[.$B130]; [.$D130]; &quot;&quot;)" office:value-type="float" office:value="4200000000" calcext:value-type="float">
            <text:p>4200000000</text:p>
          </table:table-cell>
          <table:table-cell table:formula="of:=IF([.Y$2]=[.$B130]; [.$D130]; &quot;&quot;)">
            <text:p/>
          </table:table-cell>
          <table:table-cell table:formula="of:=IF([.Z$2]=[.$B130]; [.$D130]; &quot;&quot;)">
            <text:p/>
          </table:table-cell>
          <table:table-cell table:formula="of:=IF([.AA$2]=[.$B130]; [.$D130]; &quot;&quot;)">
            <text:p/>
          </table:table-cell>
          <table:table-cell table:formula="of:=IF([.AB$2]=[.$B130]; [.$D130]; &quot;&quot;)">
            <text:p/>
          </table:table-cell>
        </table:table-row>
        <table:table-row table:style-name="ro1">
          <table:table-cell office:value-type="float" office:value="19370" calcext:value-type="float">
            <text:p>19370</text:p>
          </table:table-cell>
          <table:table-cell office:value-type="float" office:value="3" calcext:value-type="float">
            <text:p>3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1]; [.$C131]; &quot;&quot;)">
            <text:p/>
          </table:table-cell>
          <table:table-cell table:formula="of:=IF([.F$2]=[.$B131]; [.$C131]; &quot;&quot;)">
            <text:p/>
          </table:table-cell>
          <table:table-cell table:formula="of:=IF([.G$2]=[.$B131]; [.$C131]; &quot;&quot;)">
            <text:p/>
          </table:table-cell>
          <table:table-cell table:formula="of:=IF([.H$2]=[.$B131]; [.$C131]; &quot;&quot;)" office:value-type="float" office:value="1.66923" calcext:value-type="float">
            <text:p>1.66923</text:p>
          </table:table-cell>
          <table:table-cell table:formula="of:=IF([.I$2]=[.$B131]; [.$C131]; &quot;&quot;)">
            <text:p/>
          </table:table-cell>
          <table:table-cell table:formula="of:=IF([.J$2]=[.$B131]; [.$C131]; &quot;&quot;)">
            <text:p/>
          </table:table-cell>
          <table:table-cell table:formula="of:=IF([.K$2]=[.$B131]; [.$C131]; &quot;&quot;)">
            <text:p/>
          </table:table-cell>
          <table:table-cell table:formula="of:=IF([.L$2]=[.$B131]; [.$C131]; &quot;&quot;)">
            <text:p/>
          </table:table-cell>
          <table:table-cell table:formula="of:=IF([.M$2]=[.$B131]; [.$C131]; &quot;&quot;)">
            <text:p/>
          </table:table-cell>
          <table:table-cell table:formula="of:=IF([.N$2]=[.$B131]; [.$C131]; &quot;&quot;)">
            <text:p/>
          </table:table-cell>
          <table:table-cell table:formula="of:=IF([.O$2]=[.$B131]; [.$C131]; &quot;&quot;)">
            <text:p/>
          </table:table-cell>
          <table:table-cell table:formula="of:=IF([.P$2]=[.$B131]; [.$C131]; &quot;&quot;)">
            <text:p/>
          </table:table-cell>
          <table:table-cell table:formula="of:=IF([.Q$2]=[.$B131]; [.$D131]; &quot;&quot;)">
            <text:p/>
          </table:table-cell>
          <table:table-cell table:formula="of:=IF([.R$2]=[.$B131]; [.$D131]; &quot;&quot;)">
            <text:p/>
          </table:table-cell>
          <table:table-cell table:formula="of:=IF([.S$2]=[.$B131]; [.$D131]; &quot;&quot;)">
            <text:p/>
          </table:table-cell>
          <table:table-cell table:formula="of:=IF([.T$2]=[.$B131]; [.$D131]; &quot;&quot;)" office:value-type="float" office:value="4200000000" calcext:value-type="float">
            <text:p>4200000000</text:p>
          </table:table-cell>
          <table:table-cell table:formula="of:=IF([.U$2]=[.$B131]; [.$D131]; &quot;&quot;)">
            <text:p/>
          </table:table-cell>
          <table:table-cell table:formula="of:=IF([.V$2]=[.$B131]; [.$D131]; &quot;&quot;)">
            <text:p/>
          </table:table-cell>
          <table:table-cell table:formula="of:=IF([.W$2]=[.$B131]; [.$D131]; &quot;&quot;)">
            <text:p/>
          </table:table-cell>
          <table:table-cell table:formula="of:=IF([.X$2]=[.$B131]; [.$D131]; &quot;&quot;)">
            <text:p/>
          </table:table-cell>
          <table:table-cell table:formula="of:=IF([.Y$2]=[.$B131]; [.$D131]; &quot;&quot;)">
            <text:p/>
          </table:table-cell>
          <table:table-cell table:formula="of:=IF([.Z$2]=[.$B131]; [.$D131]; &quot;&quot;)">
            <text:p/>
          </table:table-cell>
          <table:table-cell table:formula="of:=IF([.AA$2]=[.$B131]; [.$D131]; &quot;&quot;)">
            <text:p/>
          </table:table-cell>
          <table:table-cell table:formula="of:=IF([.AB$2]=[.$B131]; [.$D131]; &quot;&quot;)">
            <text:p/>
          </table:table-cell>
        </table:table-row>
        <table:table-row table:style-name="ro1">
          <table:table-cell office:value-type="float" office:value="19668" calcext:value-type="float">
            <text:p>19668</text:p>
          </table:table-cell>
          <table:table-cell office:value-type="float" office:value="9" calcext:value-type="float">
            <text:p>9</text:p>
          </table:table-cell>
          <table:table-cell office:value-type="float" office:value="1.706882" calcext:value-type="float">
            <text:p>1.70688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2]; [.$C132]; &quot;&quot;)">
            <text:p/>
          </table:table-cell>
          <table:table-cell table:formula="of:=IF([.F$2]=[.$B132]; [.$C132]; &quot;&quot;)">
            <text:p/>
          </table:table-cell>
          <table:table-cell table:formula="of:=IF([.G$2]=[.$B132]; [.$C132]; &quot;&quot;)">
            <text:p/>
          </table:table-cell>
          <table:table-cell table:formula="of:=IF([.H$2]=[.$B132]; [.$C132]; &quot;&quot;)">
            <text:p/>
          </table:table-cell>
          <table:table-cell table:formula="of:=IF([.I$2]=[.$B132]; [.$C132]; &quot;&quot;)">
            <text:p/>
          </table:table-cell>
          <table:table-cell table:formula="of:=IF([.J$2]=[.$B132]; [.$C132]; &quot;&quot;)">
            <text:p/>
          </table:table-cell>
          <table:table-cell table:formula="of:=IF([.K$2]=[.$B132]; [.$C132]; &quot;&quot;)">
            <text:p/>
          </table:table-cell>
          <table:table-cell table:formula="of:=IF([.L$2]=[.$B132]; [.$C132]; &quot;&quot;)">
            <text:p/>
          </table:table-cell>
          <table:table-cell table:formula="of:=IF([.M$2]=[.$B132]; [.$C132]; &quot;&quot;)">
            <text:p/>
          </table:table-cell>
          <table:table-cell table:formula="of:=IF([.N$2]=[.$B132]; [.$C132]; &quot;&quot;)" office:value-type="float" office:value="1.706882" calcext:value-type="float">
            <text:p>1.706882</text:p>
          </table:table-cell>
          <table:table-cell table:formula="of:=IF([.O$2]=[.$B132]; [.$C132]; &quot;&quot;)">
            <text:p/>
          </table:table-cell>
          <table:table-cell table:formula="of:=IF([.P$2]=[.$B132]; [.$C132]; &quot;&quot;)">
            <text:p/>
          </table:table-cell>
          <table:table-cell table:formula="of:=IF([.Q$2]=[.$B132]; [.$D132]; &quot;&quot;)">
            <text:p/>
          </table:table-cell>
          <table:table-cell table:formula="of:=IF([.R$2]=[.$B132]; [.$D132]; &quot;&quot;)">
            <text:p/>
          </table:table-cell>
          <table:table-cell table:formula="of:=IF([.S$2]=[.$B132]; [.$D132]; &quot;&quot;)">
            <text:p/>
          </table:table-cell>
          <table:table-cell table:formula="of:=IF([.T$2]=[.$B132]; [.$D132]; &quot;&quot;)">
            <text:p/>
          </table:table-cell>
          <table:table-cell table:formula="of:=IF([.U$2]=[.$B132]; [.$D132]; &quot;&quot;)">
            <text:p/>
          </table:table-cell>
          <table:table-cell table:formula="of:=IF([.V$2]=[.$B132]; [.$D132]; &quot;&quot;)">
            <text:p/>
          </table:table-cell>
          <table:table-cell table:formula="of:=IF([.W$2]=[.$B132]; [.$D132]; &quot;&quot;)">
            <text:p/>
          </table:table-cell>
          <table:table-cell table:formula="of:=IF([.X$2]=[.$B132]; [.$D132]; &quot;&quot;)">
            <text:p/>
          </table:table-cell>
          <table:table-cell table:formula="of:=IF([.Y$2]=[.$B132]; [.$D132]; &quot;&quot;)">
            <text:p/>
          </table:table-cell>
          <table:table-cell table:formula="of:=IF([.Z$2]=[.$B132]; [.$D132]; &quot;&quot;)" office:value-type="float" office:value="4200000000" calcext:value-type="float">
            <text:p>4200000000</text:p>
          </table:table-cell>
          <table:table-cell table:formula="of:=IF([.AA$2]=[.$B132]; [.$D132]; &quot;&quot;)">
            <text:p/>
          </table:table-cell>
          <table:table-cell table:formula="of:=IF([.AB$2]=[.$B132]; [.$D132]; &quot;&quot;)">
            <text:p/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5" calcext:value-type="float">
            <text:p>5</text:p>
          </table:table-cell>
          <table:table-cell office:value-type="float" office:value="1.670638" calcext:value-type="float">
            <text:p>1.67063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3]; [.$C133]; &quot;&quot;)">
            <text:p/>
          </table:table-cell>
          <table:table-cell table:formula="of:=IF([.F$2]=[.$B133]; [.$C133]; &quot;&quot;)">
            <text:p/>
          </table:table-cell>
          <table:table-cell table:formula="of:=IF([.G$2]=[.$B133]; [.$C133]; &quot;&quot;)">
            <text:p/>
          </table:table-cell>
          <table:table-cell table:formula="of:=IF([.H$2]=[.$B133]; [.$C133]; &quot;&quot;)">
            <text:p/>
          </table:table-cell>
          <table:table-cell table:formula="of:=IF([.I$2]=[.$B133]; [.$C133]; &quot;&quot;)">
            <text:p/>
          </table:table-cell>
          <table:table-cell table:formula="of:=IF([.J$2]=[.$B133]; [.$C133]; &quot;&quot;)" office:value-type="float" office:value="1.670638" calcext:value-type="float">
            <text:p>1.670638</text:p>
          </table:table-cell>
          <table:table-cell table:formula="of:=IF([.K$2]=[.$B133]; [.$C133]; &quot;&quot;)">
            <text:p/>
          </table:table-cell>
          <table:table-cell table:formula="of:=IF([.L$2]=[.$B133]; [.$C133]; &quot;&quot;)">
            <text:p/>
          </table:table-cell>
          <table:table-cell table:formula="of:=IF([.M$2]=[.$B133]; [.$C133]; &quot;&quot;)">
            <text:p/>
          </table:table-cell>
          <table:table-cell table:formula="of:=IF([.N$2]=[.$B133]; [.$C133]; &quot;&quot;)">
            <text:p/>
          </table:table-cell>
          <table:table-cell table:formula="of:=IF([.O$2]=[.$B133]; [.$C133]; &quot;&quot;)">
            <text:p/>
          </table:table-cell>
          <table:table-cell table:formula="of:=IF([.P$2]=[.$B133]; [.$C133]; &quot;&quot;)">
            <text:p/>
          </table:table-cell>
          <table:table-cell table:formula="of:=IF([.Q$2]=[.$B133]; [.$D133]; &quot;&quot;)">
            <text:p/>
          </table:table-cell>
          <table:table-cell table:formula="of:=IF([.R$2]=[.$B133]; [.$D133]; &quot;&quot;)">
            <text:p/>
          </table:table-cell>
          <table:table-cell table:formula="of:=IF([.S$2]=[.$B133]; [.$D133]; &quot;&quot;)">
            <text:p/>
          </table:table-cell>
          <table:table-cell table:formula="of:=IF([.T$2]=[.$B133]; [.$D133]; &quot;&quot;)">
            <text:p/>
          </table:table-cell>
          <table:table-cell table:formula="of:=IF([.U$2]=[.$B133]; [.$D133]; &quot;&quot;)">
            <text:p/>
          </table:table-cell>
          <table:table-cell table:formula="of:=IF([.V$2]=[.$B133]; [.$D133]; &quot;&quot;)" office:value-type="float" office:value="4200000000" calcext:value-type="float">
            <text:p>4200000000</text:p>
          </table:table-cell>
          <table:table-cell table:formula="of:=IF([.W$2]=[.$B133]; [.$D133]; &quot;&quot;)">
            <text:p/>
          </table:table-cell>
          <table:table-cell table:formula="of:=IF([.X$2]=[.$B133]; [.$D133]; &quot;&quot;)">
            <text:p/>
          </table:table-cell>
          <table:table-cell table:formula="of:=IF([.Y$2]=[.$B133]; [.$D133]; &quot;&quot;)">
            <text:p/>
          </table:table-cell>
          <table:table-cell table:formula="of:=IF([.Z$2]=[.$B133]; [.$D133]; &quot;&quot;)">
            <text:p/>
          </table:table-cell>
          <table:table-cell table:formula="of:=IF([.AA$2]=[.$B133]; [.$D133]; &quot;&quot;)">
            <text:p/>
          </table:table-cell>
          <table:table-cell table:formula="of:=IF([.AB$2]=[.$B133]; [.$D133]; &quot;&quot;)">
            <text:p/>
          </table:table-cell>
        </table:table-row>
        <table:table-row table:style-name="ro1">
          <table:table-cell office:value-type="float" office:value="19816" calcext:value-type="float">
            <text:p>19816</text:p>
          </table:table-cell>
          <table:table-cell office:value-type="float" office:value="11" calcext:value-type="float">
            <text:p>11</text:p>
          </table:table-cell>
          <table:table-cell office:value-type="float" office:value="1.709264" calcext:value-type="float">
            <text:p>1.70926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4]; [.$C134]; &quot;&quot;)">
            <text:p/>
          </table:table-cell>
          <table:table-cell table:formula="of:=IF([.F$2]=[.$B134]; [.$C134]; &quot;&quot;)">
            <text:p/>
          </table:table-cell>
          <table:table-cell table:formula="of:=IF([.G$2]=[.$B134]; [.$C134]; &quot;&quot;)">
            <text:p/>
          </table:table-cell>
          <table:table-cell table:formula="of:=IF([.H$2]=[.$B134]; [.$C134]; &quot;&quot;)">
            <text:p/>
          </table:table-cell>
          <table:table-cell table:formula="of:=IF([.I$2]=[.$B134]; [.$C134]; &quot;&quot;)">
            <text:p/>
          </table:table-cell>
          <table:table-cell table:formula="of:=IF([.J$2]=[.$B134]; [.$C134]; &quot;&quot;)">
            <text:p/>
          </table:table-cell>
          <table:table-cell table:formula="of:=IF([.K$2]=[.$B134]; [.$C134]; &quot;&quot;)">
            <text:p/>
          </table:table-cell>
          <table:table-cell table:formula="of:=IF([.L$2]=[.$B134]; [.$C134]; &quot;&quot;)">
            <text:p/>
          </table:table-cell>
          <table:table-cell table:formula="of:=IF([.M$2]=[.$B134]; [.$C134]; &quot;&quot;)">
            <text:p/>
          </table:table-cell>
          <table:table-cell table:formula="of:=IF([.N$2]=[.$B134]; [.$C134]; &quot;&quot;)">
            <text:p/>
          </table:table-cell>
          <table:table-cell table:formula="of:=IF([.O$2]=[.$B134]; [.$C134]; &quot;&quot;)">
            <text:p/>
          </table:table-cell>
          <table:table-cell table:formula="of:=IF([.P$2]=[.$B134]; [.$C134]; &quot;&quot;)" office:value-type="float" office:value="1.709264" calcext:value-type="float">
            <text:p>1.709264</text:p>
          </table:table-cell>
          <table:table-cell table:formula="of:=IF([.Q$2]=[.$B134]; [.$D134]; &quot;&quot;)">
            <text:p/>
          </table:table-cell>
          <table:table-cell table:formula="of:=IF([.R$2]=[.$B134]; [.$D134]; &quot;&quot;)">
            <text:p/>
          </table:table-cell>
          <table:table-cell table:formula="of:=IF([.S$2]=[.$B134]; [.$D134]; &quot;&quot;)">
            <text:p/>
          </table:table-cell>
          <table:table-cell table:formula="of:=IF([.T$2]=[.$B134]; [.$D134]; &quot;&quot;)">
            <text:p/>
          </table:table-cell>
          <table:table-cell table:formula="of:=IF([.U$2]=[.$B134]; [.$D134]; &quot;&quot;)">
            <text:p/>
          </table:table-cell>
          <table:table-cell table:formula="of:=IF([.V$2]=[.$B134]; [.$D134]; &quot;&quot;)">
            <text:p/>
          </table:table-cell>
          <table:table-cell table:formula="of:=IF([.W$2]=[.$B134]; [.$D134]; &quot;&quot;)">
            <text:p/>
          </table:table-cell>
          <table:table-cell table:formula="of:=IF([.X$2]=[.$B134]; [.$D134]; &quot;&quot;)">
            <text:p/>
          </table:table-cell>
          <table:table-cell table:formula="of:=IF([.Y$2]=[.$B134]; [.$D134]; &quot;&quot;)">
            <text:p/>
          </table:table-cell>
          <table:table-cell table:formula="of:=IF([.Z$2]=[.$B134]; [.$D134]; &quot;&quot;)">
            <text:p/>
          </table:table-cell>
          <table:table-cell table:formula="of:=IF([.AA$2]=[.$B134]; [.$D134]; &quot;&quot;)">
            <text:p/>
          </table:table-cell>
          <table:table-cell table:formula="of:=IF([.AB$2]=[.$B134]; [.$D134]; &quot;&quot;)" office:value-type="float" office:value="4200000000" calcext:value-type="float">
            <text:p>4200000000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float" office:value="0" calcext:value-type="float">
            <text:p>0</text:p>
          </table:table-cell>
          <table:table-cell office:value-type="float" office:value="1.686222" calcext:value-type="float">
            <text:p>1.686222</text:p>
          </table:table-cell>
          <table:table-cell office:value-type="float" office:value="4199570000" calcext:value-type="float">
            <text:p>4199570000</text:p>
          </table:table-cell>
          <table:table-cell table:formula="of:=IF([.E$2]=[.$B135]; [.$C135]; &quot;&quot;)" office:value-type="float" office:value="1.686222" calcext:value-type="float">
            <text:p>1.686222</text:p>
          </table:table-cell>
          <table:table-cell table:formula="of:=IF([.F$2]=[.$B135]; [.$C135]; &quot;&quot;)">
            <text:p/>
          </table:table-cell>
          <table:table-cell table:formula="of:=IF([.G$2]=[.$B135]; [.$C135]; &quot;&quot;)">
            <text:p/>
          </table:table-cell>
          <table:table-cell table:formula="of:=IF([.H$2]=[.$B135]; [.$C135]; &quot;&quot;)">
            <text:p/>
          </table:table-cell>
          <table:table-cell table:formula="of:=IF([.I$2]=[.$B135]; [.$C135]; &quot;&quot;)">
            <text:p/>
          </table:table-cell>
          <table:table-cell table:formula="of:=IF([.J$2]=[.$B135]; [.$C135]; &quot;&quot;)">
            <text:p/>
          </table:table-cell>
          <table:table-cell table:formula="of:=IF([.K$2]=[.$B135]; [.$C135]; &quot;&quot;)">
            <text:p/>
          </table:table-cell>
          <table:table-cell table:formula="of:=IF([.L$2]=[.$B135]; [.$C135]; &quot;&quot;)">
            <text:p/>
          </table:table-cell>
          <table:table-cell table:formula="of:=IF([.M$2]=[.$B135]; [.$C135]; &quot;&quot;)">
            <text:p/>
          </table:table-cell>
          <table:table-cell table:formula="of:=IF([.N$2]=[.$B135]; [.$C135]; &quot;&quot;)">
            <text:p/>
          </table:table-cell>
          <table:table-cell table:formula="of:=IF([.O$2]=[.$B135]; [.$C135]; &quot;&quot;)">
            <text:p/>
          </table:table-cell>
          <table:table-cell table:formula="of:=IF([.P$2]=[.$B135]; [.$C135]; &quot;&quot;)">
            <text:p/>
          </table:table-cell>
          <table:table-cell table:formula="of:=IF([.Q$2]=[.$B135]; [.$D135]; &quot;&quot;)" office:value-type="float" office:value="4199570000" calcext:value-type="float">
            <text:p>4199570000</text:p>
          </table:table-cell>
          <table:table-cell table:formula="of:=IF([.R$2]=[.$B135]; [.$D135]; &quot;&quot;)">
            <text:p/>
          </table:table-cell>
          <table:table-cell table:formula="of:=IF([.S$2]=[.$B135]; [.$D135]; &quot;&quot;)">
            <text:p/>
          </table:table-cell>
          <table:table-cell table:formula="of:=IF([.T$2]=[.$B135]; [.$D135]; &quot;&quot;)">
            <text:p/>
          </table:table-cell>
          <table:table-cell table:formula="of:=IF([.U$2]=[.$B135]; [.$D135]; &quot;&quot;)">
            <text:p/>
          </table:table-cell>
          <table:table-cell table:formula="of:=IF([.V$2]=[.$B135]; [.$D135]; &quot;&quot;)">
            <text:p/>
          </table:table-cell>
          <table:table-cell table:formula="of:=IF([.W$2]=[.$B135]; [.$D135]; &quot;&quot;)">
            <text:p/>
          </table:table-cell>
          <table:table-cell table:formula="of:=IF([.X$2]=[.$B135]; [.$D135]; &quot;&quot;)">
            <text:p/>
          </table:table-cell>
          <table:table-cell table:formula="of:=IF([.Y$2]=[.$B135]; [.$D135]; &quot;&quot;)">
            <text:p/>
          </table:table-cell>
          <table:table-cell table:formula="of:=IF([.Z$2]=[.$B135]; [.$D135]; &quot;&quot;)">
            <text:p/>
          </table:table-cell>
          <table:table-cell table:formula="of:=IF([.AA$2]=[.$B135]; [.$D135]; &quot;&quot;)">
            <text:p/>
          </table:table-cell>
          <table:table-cell table:formula="of:=IF([.AB$2]=[.$B135]; [.$D135]; &quot;&quot;)">
            <text:p/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float" office:value="2" calcext:value-type="float">
            <text:p>2</text:p>
          </table:table-cell>
          <table:table-cell office:value-type="float" office:value="1.660453" calcext:value-type="float">
            <text:p>1.660453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6]; [.$C136]; &quot;&quot;)">
            <text:p/>
          </table:table-cell>
          <table:table-cell table:formula="of:=IF([.F$2]=[.$B136]; [.$C136]; &quot;&quot;)">
            <text:p/>
          </table:table-cell>
          <table:table-cell table:formula="of:=IF([.G$2]=[.$B136]; [.$C136]; &quot;&quot;)" office:value-type="float" office:value="1.660453" calcext:value-type="float">
            <text:p>1.660453</text:p>
          </table:table-cell>
          <table:table-cell table:formula="of:=IF([.H$2]=[.$B136]; [.$C136]; &quot;&quot;)">
            <text:p/>
          </table:table-cell>
          <table:table-cell table:formula="of:=IF([.I$2]=[.$B136]; [.$C136]; &quot;&quot;)">
            <text:p/>
          </table:table-cell>
          <table:table-cell table:formula="of:=IF([.J$2]=[.$B136]; [.$C136]; &quot;&quot;)">
            <text:p/>
          </table:table-cell>
          <table:table-cell table:formula="of:=IF([.K$2]=[.$B136]; [.$C136]; &quot;&quot;)">
            <text:p/>
          </table:table-cell>
          <table:table-cell table:formula="of:=IF([.L$2]=[.$B136]; [.$C136]; &quot;&quot;)">
            <text:p/>
          </table:table-cell>
          <table:table-cell table:formula="of:=IF([.M$2]=[.$B136]; [.$C136]; &quot;&quot;)">
            <text:p/>
          </table:table-cell>
          <table:table-cell table:formula="of:=IF([.N$2]=[.$B136]; [.$C136]; &quot;&quot;)">
            <text:p/>
          </table:table-cell>
          <table:table-cell table:formula="of:=IF([.O$2]=[.$B136]; [.$C136]; &quot;&quot;)">
            <text:p/>
          </table:table-cell>
          <table:table-cell table:formula="of:=IF([.P$2]=[.$B136]; [.$C136]; &quot;&quot;)">
            <text:p/>
          </table:table-cell>
          <table:table-cell table:formula="of:=IF([.Q$2]=[.$B136]; [.$D136]; &quot;&quot;)">
            <text:p/>
          </table:table-cell>
          <table:table-cell table:formula="of:=IF([.R$2]=[.$B136]; [.$D136]; &quot;&quot;)">
            <text:p/>
          </table:table-cell>
          <table:table-cell table:formula="of:=IF([.S$2]=[.$B136]; [.$D136]; &quot;&quot;)" office:value-type="float" office:value="4200000000" calcext:value-type="float">
            <text:p>4200000000</text:p>
          </table:table-cell>
          <table:table-cell table:formula="of:=IF([.T$2]=[.$B136]; [.$D136]; &quot;&quot;)">
            <text:p/>
          </table:table-cell>
          <table:table-cell table:formula="of:=IF([.U$2]=[.$B136]; [.$D136]; &quot;&quot;)">
            <text:p/>
          </table:table-cell>
          <table:table-cell table:formula="of:=IF([.V$2]=[.$B136]; [.$D136]; &quot;&quot;)">
            <text:p/>
          </table:table-cell>
          <table:table-cell table:formula="of:=IF([.W$2]=[.$B136]; [.$D136]; &quot;&quot;)">
            <text:p/>
          </table:table-cell>
          <table:table-cell table:formula="of:=IF([.X$2]=[.$B136]; [.$D136]; &quot;&quot;)">
            <text:p/>
          </table:table-cell>
          <table:table-cell table:formula="of:=IF([.Y$2]=[.$B136]; [.$D136]; &quot;&quot;)">
            <text:p/>
          </table:table-cell>
          <table:table-cell table:formula="of:=IF([.Z$2]=[.$B136]; [.$D136]; &quot;&quot;)">
            <text:p/>
          </table:table-cell>
          <table:table-cell table:formula="of:=IF([.AA$2]=[.$B136]; [.$D136]; &quot;&quot;)">
            <text:p/>
          </table:table-cell>
          <table:table-cell table:formula="of:=IF([.AB$2]=[.$B136]; [.$D136]; &quot;&quot;)">
            <text:p/>
          </table:table-cell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float" office:value="1" calcext:value-type="float">
            <text:p>1</text:p>
          </table:table-cell>
          <table:table-cell office:value-type="float" office:value="1.724112" calcext:value-type="float">
            <text:p>1.72411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37]; [.$C137]; &quot;&quot;)">
            <text:p/>
          </table:table-cell>
          <table:table-cell table:formula="of:=IF([.F$2]=[.$B137]; [.$C137]; &quot;&quot;)" office:value-type="float" office:value="1.724112" calcext:value-type="float">
            <text:p>1.724112</text:p>
          </table:table-cell>
          <table:table-cell table:formula="of:=IF([.G$2]=[.$B137]; [.$C137]; &quot;&quot;)">
            <text:p/>
          </table:table-cell>
          <table:table-cell table:formula="of:=IF([.H$2]=[.$B137]; [.$C137]; &quot;&quot;)">
            <text:p/>
          </table:table-cell>
          <table:table-cell table:formula="of:=IF([.I$2]=[.$B137]; [.$C137]; &quot;&quot;)">
            <text:p/>
          </table:table-cell>
          <table:table-cell table:formula="of:=IF([.J$2]=[.$B137]; [.$C137]; &quot;&quot;)">
            <text:p/>
          </table:table-cell>
          <table:table-cell table:formula="of:=IF([.K$2]=[.$B137]; [.$C137]; &quot;&quot;)">
            <text:p/>
          </table:table-cell>
          <table:table-cell table:formula="of:=IF([.L$2]=[.$B137]; [.$C137]; &quot;&quot;)">
            <text:p/>
          </table:table-cell>
          <table:table-cell table:formula="of:=IF([.M$2]=[.$B137]; [.$C137]; &quot;&quot;)">
            <text:p/>
          </table:table-cell>
          <table:table-cell table:formula="of:=IF([.N$2]=[.$B137]; [.$C137]; &quot;&quot;)">
            <text:p/>
          </table:table-cell>
          <table:table-cell table:formula="of:=IF([.O$2]=[.$B137]; [.$C137]; &quot;&quot;)">
            <text:p/>
          </table:table-cell>
          <table:table-cell table:formula="of:=IF([.P$2]=[.$B137]; [.$C137]; &quot;&quot;)">
            <text:p/>
          </table:table-cell>
          <table:table-cell table:formula="of:=IF([.Q$2]=[.$B137]; [.$D137]; &quot;&quot;)">
            <text:p/>
          </table:table-cell>
          <table:table-cell table:formula="of:=IF([.R$2]=[.$B137]; [.$D137]; &quot;&quot;)" office:value-type="float" office:value="4200000000" calcext:value-type="float">
            <text:p>4200000000</text:p>
          </table:table-cell>
          <table:table-cell table:formula="of:=IF([.S$2]=[.$B137]; [.$D137]; &quot;&quot;)">
            <text:p/>
          </table:table-cell>
          <table:table-cell table:formula="of:=IF([.T$2]=[.$B137]; [.$D137]; &quot;&quot;)">
            <text:p/>
          </table:table-cell>
          <table:table-cell table:formula="of:=IF([.U$2]=[.$B137]; [.$D137]; &quot;&quot;)">
            <text:p/>
          </table:table-cell>
          <table:table-cell table:formula="of:=IF([.V$2]=[.$B137]; [.$D137]; &quot;&quot;)">
            <text:p/>
          </table:table-cell>
          <table:table-cell table:formula="of:=IF([.W$2]=[.$B137]; [.$D137]; &quot;&quot;)">
            <text:p/>
          </table:table-cell>
          <table:table-cell table:formula="of:=IF([.X$2]=[.$B137]; [.$D137]; &quot;&quot;)">
            <text:p/>
          </table:table-cell>
          <table:table-cell table:formula="of:=IF([.Y$2]=[.$B137]; [.$D137]; &quot;&quot;)">
            <text:p/>
          </table:table-cell>
          <table:table-cell table:formula="of:=IF([.Z$2]=[.$B137]; [.$D137]; &quot;&quot;)">
            <text:p/>
          </table:table-cell>
          <table:table-cell table:formula="of:=IF([.AA$2]=[.$B137]; [.$D137]; &quot;&quot;)">
            <text:p/>
          </table:table-cell>
          <table:table-cell table:formula="of:=IF([.AB$2]=[.$B137]; [.$D137]; &quot;&quot;)">
            <text:p/>
          </table:table-cell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float" office:value="8" calcext:value-type="float">
            <text:p>8</text:p>
          </table:table-cell>
          <table:table-cell office:value-type="float" office:value="1.638791" calcext:value-type="float">
            <text:p>1.638791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38]; [.$C138]; &quot;&quot;)">
            <text:p/>
          </table:table-cell>
          <table:table-cell table:formula="of:=IF([.F$2]=[.$B138]; [.$C138]; &quot;&quot;)">
            <text:p/>
          </table:table-cell>
          <table:table-cell table:formula="of:=IF([.G$2]=[.$B138]; [.$C138]; &quot;&quot;)">
            <text:p/>
          </table:table-cell>
          <table:table-cell table:formula="of:=IF([.H$2]=[.$B138]; [.$C138]; &quot;&quot;)">
            <text:p/>
          </table:table-cell>
          <table:table-cell table:formula="of:=IF([.I$2]=[.$B138]; [.$C138]; &quot;&quot;)">
            <text:p/>
          </table:table-cell>
          <table:table-cell table:formula="of:=IF([.J$2]=[.$B138]; [.$C138]; &quot;&quot;)">
            <text:p/>
          </table:table-cell>
          <table:table-cell table:formula="of:=IF([.K$2]=[.$B138]; [.$C138]; &quot;&quot;)">
            <text:p/>
          </table:table-cell>
          <table:table-cell table:formula="of:=IF([.L$2]=[.$B138]; [.$C138]; &quot;&quot;)">
            <text:p/>
          </table:table-cell>
          <table:table-cell table:formula="of:=IF([.M$2]=[.$B138]; [.$C138]; &quot;&quot;)" office:value-type="float" office:value="1.638791" calcext:value-type="float">
            <text:p>1.638791</text:p>
          </table:table-cell>
          <table:table-cell table:formula="of:=IF([.N$2]=[.$B138]; [.$C138]; &quot;&quot;)">
            <text:p/>
          </table:table-cell>
          <table:table-cell table:formula="of:=IF([.O$2]=[.$B138]; [.$C138]; &quot;&quot;)">
            <text:p/>
          </table:table-cell>
          <table:table-cell table:formula="of:=IF([.P$2]=[.$B138]; [.$C138]; &quot;&quot;)">
            <text:p/>
          </table:table-cell>
          <table:table-cell table:formula="of:=IF([.Q$2]=[.$B138]; [.$D138]; &quot;&quot;)">
            <text:p/>
          </table:table-cell>
          <table:table-cell table:formula="of:=IF([.R$2]=[.$B138]; [.$D138]; &quot;&quot;)">
            <text:p/>
          </table:table-cell>
          <table:table-cell table:formula="of:=IF([.S$2]=[.$B138]; [.$D138]; &quot;&quot;)">
            <text:p/>
          </table:table-cell>
          <table:table-cell table:formula="of:=IF([.T$2]=[.$B138]; [.$D138]; &quot;&quot;)">
            <text:p/>
          </table:table-cell>
          <table:table-cell table:formula="of:=IF([.U$2]=[.$B138]; [.$D138]; &quot;&quot;)">
            <text:p/>
          </table:table-cell>
          <table:table-cell table:formula="of:=IF([.V$2]=[.$B138]; [.$D138]; &quot;&quot;)">
            <text:p/>
          </table:table-cell>
          <table:table-cell table:formula="of:=IF([.W$2]=[.$B138]; [.$D138]; &quot;&quot;)">
            <text:p/>
          </table:table-cell>
          <table:table-cell table:formula="of:=IF([.X$2]=[.$B138]; [.$D138]; &quot;&quot;)">
            <text:p/>
          </table:table-cell>
          <table:table-cell table:formula="of:=IF([.Y$2]=[.$B138]; [.$D138]; &quot;&quot;)" office:value-type="float" office:value="4199999000" calcext:value-type="float">
            <text:p>4199999000</text:p>
          </table:table-cell>
          <table:table-cell table:formula="of:=IF([.Z$2]=[.$B138]; [.$D138]; &quot;&quot;)">
            <text:p/>
          </table:table-cell>
          <table:table-cell table:formula="of:=IF([.AA$2]=[.$B138]; [.$D138]; &quot;&quot;)">
            <text:p/>
          </table:table-cell>
          <table:table-cell table:formula="of:=IF([.AB$2]=[.$B138]; [.$D138]; &quot;&quot;)">
            <text:p/>
          </table:table-cell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6" calcext:value-type="float">
            <text:p>6</text:p>
          </table:table-cell>
          <table:table-cell office:value-type="float" office:value="1.693796" calcext:value-type="float">
            <text:p>1.693796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39]; [.$C139]; &quot;&quot;)">
            <text:p/>
          </table:table-cell>
          <table:table-cell table:formula="of:=IF([.F$2]=[.$B139]; [.$C139]; &quot;&quot;)">
            <text:p/>
          </table:table-cell>
          <table:table-cell table:formula="of:=IF([.G$2]=[.$B139]; [.$C139]; &quot;&quot;)">
            <text:p/>
          </table:table-cell>
          <table:table-cell table:formula="of:=IF([.H$2]=[.$B139]; [.$C139]; &quot;&quot;)">
            <text:p/>
          </table:table-cell>
          <table:table-cell table:formula="of:=IF([.I$2]=[.$B139]; [.$C139]; &quot;&quot;)">
            <text:p/>
          </table:table-cell>
          <table:table-cell table:formula="of:=IF([.J$2]=[.$B139]; [.$C139]; &quot;&quot;)">
            <text:p/>
          </table:table-cell>
          <table:table-cell table:formula="of:=IF([.K$2]=[.$B139]; [.$C139]; &quot;&quot;)" office:value-type="float" office:value="1.693796" calcext:value-type="float">
            <text:p>1.693796</text:p>
          </table:table-cell>
          <table:table-cell table:formula="of:=IF([.L$2]=[.$B139]; [.$C139]; &quot;&quot;)">
            <text:p/>
          </table:table-cell>
          <table:table-cell table:formula="of:=IF([.M$2]=[.$B139]; [.$C139]; &quot;&quot;)">
            <text:p/>
          </table:table-cell>
          <table:table-cell table:formula="of:=IF([.N$2]=[.$B139]; [.$C139]; &quot;&quot;)">
            <text:p/>
          </table:table-cell>
          <table:table-cell table:formula="of:=IF([.O$2]=[.$B139]; [.$C139]; &quot;&quot;)">
            <text:p/>
          </table:table-cell>
          <table:table-cell table:formula="of:=IF([.P$2]=[.$B139]; [.$C139]; &quot;&quot;)">
            <text:p/>
          </table:table-cell>
          <table:table-cell table:formula="of:=IF([.Q$2]=[.$B139]; [.$D139]; &quot;&quot;)">
            <text:p/>
          </table:table-cell>
          <table:table-cell table:formula="of:=IF([.R$2]=[.$B139]; [.$D139]; &quot;&quot;)">
            <text:p/>
          </table:table-cell>
          <table:table-cell table:formula="of:=IF([.S$2]=[.$B139]; [.$D139]; &quot;&quot;)">
            <text:p/>
          </table:table-cell>
          <table:table-cell table:formula="of:=IF([.T$2]=[.$B139]; [.$D139]; &quot;&quot;)">
            <text:p/>
          </table:table-cell>
          <table:table-cell table:formula="of:=IF([.U$2]=[.$B139]; [.$D139]; &quot;&quot;)">
            <text:p/>
          </table:table-cell>
          <table:table-cell table:formula="of:=IF([.V$2]=[.$B139]; [.$D139]; &quot;&quot;)">
            <text:p/>
          </table:table-cell>
          <table:table-cell table:formula="of:=IF([.W$2]=[.$B139]; [.$D139]; &quot;&quot;)" office:value-type="float" office:value="4199999000" calcext:value-type="float">
            <text:p>4199999000</text:p>
          </table:table-cell>
          <table:table-cell table:formula="of:=IF([.X$2]=[.$B139]; [.$D139]; &quot;&quot;)">
            <text:p/>
          </table:table-cell>
          <table:table-cell table:formula="of:=IF([.Y$2]=[.$B139]; [.$D139]; &quot;&quot;)">
            <text:p/>
          </table:table-cell>
          <table:table-cell table:formula="of:=IF([.Z$2]=[.$B139]; [.$D139]; &quot;&quot;)">
            <text:p/>
          </table:table-cell>
          <table:table-cell table:formula="of:=IF([.AA$2]=[.$B139]; [.$D139]; &quot;&quot;)">
            <text:p/>
          </table:table-cell>
          <table:table-cell table:formula="of:=IF([.AB$2]=[.$B139]; [.$D139]; &quot;&quot;)">
            <text:p/>
          </table:table-cell>
        </table:table-row>
        <table:table-row table:style-name="ro1">
          <table:table-cell office:value-type="float" office:value="20665" calcext:value-type="float">
            <text:p>20665</text:p>
          </table:table-cell>
          <table:table-cell office:value-type="float" office:value="10" calcext:value-type="float">
            <text:p>10</text:p>
          </table:table-cell>
          <table:table-cell office:value-type="float" office:value="1.694296" calcext:value-type="float">
            <text:p>1.694296</text:p>
          </table:table-cell>
          <table:table-cell office:value-type="float" office:value="4194881000" calcext:value-type="float">
            <text:p>4194881000</text:p>
          </table:table-cell>
          <table:table-cell table:formula="of:=IF([.E$2]=[.$B140]; [.$C140]; &quot;&quot;)">
            <text:p/>
          </table:table-cell>
          <table:table-cell table:formula="of:=IF([.F$2]=[.$B140]; [.$C140]; &quot;&quot;)">
            <text:p/>
          </table:table-cell>
          <table:table-cell table:formula="of:=IF([.G$2]=[.$B140]; [.$C140]; &quot;&quot;)">
            <text:p/>
          </table:table-cell>
          <table:table-cell table:formula="of:=IF([.H$2]=[.$B140]; [.$C140]; &quot;&quot;)">
            <text:p/>
          </table:table-cell>
          <table:table-cell table:formula="of:=IF([.I$2]=[.$B140]; [.$C140]; &quot;&quot;)">
            <text:p/>
          </table:table-cell>
          <table:table-cell table:formula="of:=IF([.J$2]=[.$B140]; [.$C140]; &quot;&quot;)">
            <text:p/>
          </table:table-cell>
          <table:table-cell table:formula="of:=IF([.K$2]=[.$B140]; [.$C140]; &quot;&quot;)">
            <text:p/>
          </table:table-cell>
          <table:table-cell table:formula="of:=IF([.L$2]=[.$B140]; [.$C140]; &quot;&quot;)">
            <text:p/>
          </table:table-cell>
          <table:table-cell table:formula="of:=IF([.M$2]=[.$B140]; [.$C140]; &quot;&quot;)">
            <text:p/>
          </table:table-cell>
          <table:table-cell table:formula="of:=IF([.N$2]=[.$B140]; [.$C140]; &quot;&quot;)">
            <text:p/>
          </table:table-cell>
          <table:table-cell table:formula="of:=IF([.O$2]=[.$B140]; [.$C140]; &quot;&quot;)" office:value-type="float" office:value="1.694296" calcext:value-type="float">
            <text:p>1.694296</text:p>
          </table:table-cell>
          <table:table-cell table:formula="of:=IF([.P$2]=[.$B140]; [.$C140]; &quot;&quot;)">
            <text:p/>
          </table:table-cell>
          <table:table-cell table:formula="of:=IF([.Q$2]=[.$B140]; [.$D140]; &quot;&quot;)">
            <text:p/>
          </table:table-cell>
          <table:table-cell table:formula="of:=IF([.R$2]=[.$B140]; [.$D140]; &quot;&quot;)">
            <text:p/>
          </table:table-cell>
          <table:table-cell table:formula="of:=IF([.S$2]=[.$B140]; [.$D140]; &quot;&quot;)">
            <text:p/>
          </table:table-cell>
          <table:table-cell table:formula="of:=IF([.T$2]=[.$B140]; [.$D140]; &quot;&quot;)">
            <text:p/>
          </table:table-cell>
          <table:table-cell table:formula="of:=IF([.U$2]=[.$B140]; [.$D140]; &quot;&quot;)">
            <text:p/>
          </table:table-cell>
          <table:table-cell table:formula="of:=IF([.V$2]=[.$B140]; [.$D140]; &quot;&quot;)">
            <text:p/>
          </table:table-cell>
          <table:table-cell table:formula="of:=IF([.W$2]=[.$B140]; [.$D140]; &quot;&quot;)">
            <text:p/>
          </table:table-cell>
          <table:table-cell table:formula="of:=IF([.X$2]=[.$B140]; [.$D140]; &quot;&quot;)">
            <text:p/>
          </table:table-cell>
          <table:table-cell table:formula="of:=IF([.Y$2]=[.$B140]; [.$D140]; &quot;&quot;)">
            <text:p/>
          </table:table-cell>
          <table:table-cell table:formula="of:=IF([.Z$2]=[.$B140]; [.$D140]; &quot;&quot;)">
            <text:p/>
          </table:table-cell>
          <table:table-cell table:formula="of:=IF([.AA$2]=[.$B140]; [.$D140]; &quot;&quot;)" office:value-type="float" office:value="4194881000" calcext:value-type="float">
            <text:p>4194881000</text:p>
          </table:table-cell>
          <table:table-cell table:formula="of:=IF([.AB$2]=[.$B140]; [.$D140]; &quot;&quot;)">
            <text:p/>
          </table:table-cell>
        </table:table-row>
        <table:table-row table:style-name="ro1">
          <table:table-cell office:value-type="float" office:value="20729" calcext:value-type="float">
            <text:p>20729</text:p>
          </table:table-cell>
          <table:table-cell office:value-type="float" office:value="4" calcext:value-type="float">
            <text:p>4</text:p>
          </table:table-cell>
          <table:table-cell office:value-type="float" office:value="2.042594" calcext:value-type="float">
            <text:p>2.042594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41]; [.$C141]; &quot;&quot;)">
            <text:p/>
          </table:table-cell>
          <table:table-cell table:formula="of:=IF([.F$2]=[.$B141]; [.$C141]; &quot;&quot;)">
            <text:p/>
          </table:table-cell>
          <table:table-cell table:formula="of:=IF([.G$2]=[.$B141]; [.$C141]; &quot;&quot;)">
            <text:p/>
          </table:table-cell>
          <table:table-cell table:formula="of:=IF([.H$2]=[.$B141]; [.$C141]; &quot;&quot;)">
            <text:p/>
          </table:table-cell>
          <table:table-cell table:formula="of:=IF([.I$2]=[.$B141]; [.$C141]; &quot;&quot;)" office:value-type="float" office:value="2.042594" calcext:value-type="float">
            <text:p>2.042594</text:p>
          </table:table-cell>
          <table:table-cell table:formula="of:=IF([.J$2]=[.$B141]; [.$C141]; &quot;&quot;)">
            <text:p/>
          </table:table-cell>
          <table:table-cell table:formula="of:=IF([.K$2]=[.$B141]; [.$C141]; &quot;&quot;)">
            <text:p/>
          </table:table-cell>
          <table:table-cell table:formula="of:=IF([.L$2]=[.$B141]; [.$C141]; &quot;&quot;)">
            <text:p/>
          </table:table-cell>
          <table:table-cell table:formula="of:=IF([.M$2]=[.$B141]; [.$C141]; &quot;&quot;)">
            <text:p/>
          </table:table-cell>
          <table:table-cell table:formula="of:=IF([.N$2]=[.$B141]; [.$C141]; &quot;&quot;)">
            <text:p/>
          </table:table-cell>
          <table:table-cell table:formula="of:=IF([.O$2]=[.$B141]; [.$C141]; &quot;&quot;)">
            <text:p/>
          </table:table-cell>
          <table:table-cell table:formula="of:=IF([.P$2]=[.$B141]; [.$C141]; &quot;&quot;)">
            <text:p/>
          </table:table-cell>
          <table:table-cell table:formula="of:=IF([.Q$2]=[.$B141]; [.$D141]; &quot;&quot;)">
            <text:p/>
          </table:table-cell>
          <table:table-cell table:formula="of:=IF([.R$2]=[.$B141]; [.$D141]; &quot;&quot;)">
            <text:p/>
          </table:table-cell>
          <table:table-cell table:formula="of:=IF([.S$2]=[.$B141]; [.$D141]; &quot;&quot;)">
            <text:p/>
          </table:table-cell>
          <table:table-cell table:formula="of:=IF([.T$2]=[.$B141]; [.$D141]; &quot;&quot;)">
            <text:p/>
          </table:table-cell>
          <table:table-cell table:formula="of:=IF([.U$2]=[.$B141]; [.$D141]; &quot;&quot;)" office:value-type="float" office:value="4200000000" calcext:value-type="float">
            <text:p>4200000000</text:p>
          </table:table-cell>
          <table:table-cell table:formula="of:=IF([.V$2]=[.$B141]; [.$D141]; &quot;&quot;)">
            <text:p/>
          </table:table-cell>
          <table:table-cell table:formula="of:=IF([.W$2]=[.$B141]; [.$D141]; &quot;&quot;)">
            <text:p/>
          </table:table-cell>
          <table:table-cell table:formula="of:=IF([.X$2]=[.$B141]; [.$D141]; &quot;&quot;)">
            <text:p/>
          </table:table-cell>
          <table:table-cell table:formula="of:=IF([.Y$2]=[.$B141]; [.$D141]; &quot;&quot;)">
            <text:p/>
          </table:table-cell>
          <table:table-cell table:formula="of:=IF([.Z$2]=[.$B141]; [.$D141]; &quot;&quot;)">
            <text:p/>
          </table:table-cell>
          <table:table-cell table:formula="of:=IF([.AA$2]=[.$B141]; [.$D141]; &quot;&quot;)">
            <text:p/>
          </table:table-cell>
          <table:table-cell table:formula="of:=IF([.AB$2]=[.$B141]; [.$D141]; &quot;&quot;)">
            <text:p/>
          </table:table-cell>
        </table:table-row>
        <table:table-row table:style-name="ro1">
          <table:table-cell office:value-type="float" office:value="20776" calcext:value-type="float">
            <text:p>20776</text:p>
          </table:table-cell>
          <table:table-cell office:value-type="float" office:value="7" calcext:value-type="float">
            <text:p>7</text:p>
          </table:table-cell>
          <table:table-cell office:value-type="float" office:value="1.688968" calcext:value-type="float">
            <text:p>1.68896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42]; [.$C142]; &quot;&quot;)">
            <text:p/>
          </table:table-cell>
          <table:table-cell table:formula="of:=IF([.F$2]=[.$B142]; [.$C142]; &quot;&quot;)">
            <text:p/>
          </table:table-cell>
          <table:table-cell table:formula="of:=IF([.G$2]=[.$B142]; [.$C142]; &quot;&quot;)">
            <text:p/>
          </table:table-cell>
          <table:table-cell table:formula="of:=IF([.H$2]=[.$B142]; [.$C142]; &quot;&quot;)">
            <text:p/>
          </table:table-cell>
          <table:table-cell table:formula="of:=IF([.I$2]=[.$B142]; [.$C142]; &quot;&quot;)">
            <text:p/>
          </table:table-cell>
          <table:table-cell table:formula="of:=IF([.J$2]=[.$B142]; [.$C142]; &quot;&quot;)">
            <text:p/>
          </table:table-cell>
          <table:table-cell table:formula="of:=IF([.K$2]=[.$B142]; [.$C142]; &quot;&quot;)">
            <text:p/>
          </table:table-cell>
          <table:table-cell table:formula="of:=IF([.L$2]=[.$B142]; [.$C142]; &quot;&quot;)" office:value-type="float" office:value="1.688968" calcext:value-type="float">
            <text:p>1.688968</text:p>
          </table:table-cell>
          <table:table-cell table:formula="of:=IF([.M$2]=[.$B142]; [.$C142]; &quot;&quot;)">
            <text:p/>
          </table:table-cell>
          <table:table-cell table:formula="of:=IF([.N$2]=[.$B142]; [.$C142]; &quot;&quot;)">
            <text:p/>
          </table:table-cell>
          <table:table-cell table:formula="of:=IF([.O$2]=[.$B142]; [.$C142]; &quot;&quot;)">
            <text:p/>
          </table:table-cell>
          <table:table-cell table:formula="of:=IF([.P$2]=[.$B142]; [.$C142]; &quot;&quot;)">
            <text:p/>
          </table:table-cell>
          <table:table-cell table:formula="of:=IF([.Q$2]=[.$B142]; [.$D142]; &quot;&quot;)">
            <text:p/>
          </table:table-cell>
          <table:table-cell table:formula="of:=IF([.R$2]=[.$B142]; [.$D142]; &quot;&quot;)">
            <text:p/>
          </table:table-cell>
          <table:table-cell table:formula="of:=IF([.S$2]=[.$B142]; [.$D142]; &quot;&quot;)">
            <text:p/>
          </table:table-cell>
          <table:table-cell table:formula="of:=IF([.T$2]=[.$B142]; [.$D142]; &quot;&quot;)">
            <text:p/>
          </table:table-cell>
          <table:table-cell table:formula="of:=IF([.U$2]=[.$B142]; [.$D142]; &quot;&quot;)">
            <text:p/>
          </table:table-cell>
          <table:table-cell table:formula="of:=IF([.V$2]=[.$B142]; [.$D142]; &quot;&quot;)">
            <text:p/>
          </table:table-cell>
          <table:table-cell table:formula="of:=IF([.W$2]=[.$B142]; [.$D142]; &quot;&quot;)">
            <text:p/>
          </table:table-cell>
          <table:table-cell table:formula="of:=IF([.X$2]=[.$B142]; [.$D142]; &quot;&quot;)" office:value-type="float" office:value="4199999000" calcext:value-type="float">
            <text:p>4199999000</text:p>
          </table:table-cell>
          <table:table-cell table:formula="of:=IF([.Y$2]=[.$B142]; [.$D142]; &quot;&quot;)">
            <text:p/>
          </table:table-cell>
          <table:table-cell table:formula="of:=IF([.Z$2]=[.$B142]; [.$D142]; &quot;&quot;)">
            <text:p/>
          </table:table-cell>
          <table:table-cell table:formula="of:=IF([.AA$2]=[.$B142]; [.$D142]; &quot;&quot;)">
            <text:p/>
          </table:table-cell>
          <table:table-cell table:formula="of:=IF([.AB$2]=[.$B142]; [.$D142]; &quot;&quot;)">
            <text:p/>
          </table:table-cell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float" office:value="3" calcext:value-type="float">
            <text:p>3</text:p>
          </table:table-cell>
          <table:table-cell office:value-type="float" office:value="1.657322" calcext:value-type="float">
            <text:p>1.657322</text:p>
          </table:table-cell>
          <table:table-cell office:value-type="float" office:value="4183431000" calcext:value-type="float">
            <text:p>4183431000</text:p>
          </table:table-cell>
          <table:table-cell table:formula="of:=IF([.E$2]=[.$B143]; [.$C143]; &quot;&quot;)">
            <text:p/>
          </table:table-cell>
          <table:table-cell table:formula="of:=IF([.F$2]=[.$B143]; [.$C143]; &quot;&quot;)">
            <text:p/>
          </table:table-cell>
          <table:table-cell table:formula="of:=IF([.G$2]=[.$B143]; [.$C143]; &quot;&quot;)">
            <text:p/>
          </table:table-cell>
          <table:table-cell table:formula="of:=IF([.H$2]=[.$B143]; [.$C143]; &quot;&quot;)" office:value-type="float" office:value="1.657322" calcext:value-type="float">
            <text:p>1.657322</text:p>
          </table:table-cell>
          <table:table-cell table:formula="of:=IF([.I$2]=[.$B143]; [.$C143]; &quot;&quot;)">
            <text:p/>
          </table:table-cell>
          <table:table-cell table:formula="of:=IF([.J$2]=[.$B143]; [.$C143]; &quot;&quot;)">
            <text:p/>
          </table:table-cell>
          <table:table-cell table:formula="of:=IF([.K$2]=[.$B143]; [.$C143]; &quot;&quot;)">
            <text:p/>
          </table:table-cell>
          <table:table-cell table:formula="of:=IF([.L$2]=[.$B143]; [.$C143]; &quot;&quot;)">
            <text:p/>
          </table:table-cell>
          <table:table-cell table:formula="of:=IF([.M$2]=[.$B143]; [.$C143]; &quot;&quot;)">
            <text:p/>
          </table:table-cell>
          <table:table-cell table:formula="of:=IF([.N$2]=[.$B143]; [.$C143]; &quot;&quot;)">
            <text:p/>
          </table:table-cell>
          <table:table-cell table:formula="of:=IF([.O$2]=[.$B143]; [.$C143]; &quot;&quot;)">
            <text:p/>
          </table:table-cell>
          <table:table-cell table:formula="of:=IF([.P$2]=[.$B143]; [.$C143]; &quot;&quot;)">
            <text:p/>
          </table:table-cell>
          <table:table-cell table:formula="of:=IF([.Q$2]=[.$B143]; [.$D143]; &quot;&quot;)">
            <text:p/>
          </table:table-cell>
          <table:table-cell table:formula="of:=IF([.R$2]=[.$B143]; [.$D143]; &quot;&quot;)">
            <text:p/>
          </table:table-cell>
          <table:table-cell table:formula="of:=IF([.S$2]=[.$B143]; [.$D143]; &quot;&quot;)">
            <text:p/>
          </table:table-cell>
          <table:table-cell table:formula="of:=IF([.T$2]=[.$B143]; [.$D143]; &quot;&quot;)" office:value-type="float" office:value="4183431000" calcext:value-type="float">
            <text:p>4183431000</text:p>
          </table:table-cell>
          <table:table-cell table:formula="of:=IF([.U$2]=[.$B143]; [.$D143]; &quot;&quot;)">
            <text:p/>
          </table:table-cell>
          <table:table-cell table:formula="of:=IF([.V$2]=[.$B143]; [.$D143]; &quot;&quot;)">
            <text:p/>
          </table:table-cell>
          <table:table-cell table:formula="of:=IF([.W$2]=[.$B143]; [.$D143]; &quot;&quot;)">
            <text:p/>
          </table:table-cell>
          <table:table-cell table:formula="of:=IF([.X$2]=[.$B143]; [.$D143]; &quot;&quot;)">
            <text:p/>
          </table:table-cell>
          <table:table-cell table:formula="of:=IF([.Y$2]=[.$B143]; [.$D143]; &quot;&quot;)">
            <text:p/>
          </table:table-cell>
          <table:table-cell table:formula="of:=IF([.Z$2]=[.$B143]; [.$D143]; &quot;&quot;)">
            <text:p/>
          </table:table-cell>
          <table:table-cell table:formula="of:=IF([.AA$2]=[.$B143]; [.$D143]; &quot;&quot;)">
            <text:p/>
          </table:table-cell>
          <table:table-cell table:formula="of:=IF([.AB$2]=[.$B143]; [.$D143]; &quot;&quot;)">
            <text:p/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  <table:table-cell office:value-type="float" office:value="9" calcext:value-type="float">
            <text:p>9</text:p>
          </table:table-cell>
          <table:table-cell office:value-type="float" office:value="1.707794" calcext:value-type="float">
            <text:p>1.707794</text:p>
          </table:table-cell>
          <table:table-cell office:value-type="float" office:value="4195345000" calcext:value-type="float">
            <text:p>4195345000</text:p>
          </table:table-cell>
          <table:table-cell table:formula="of:=IF([.E$2]=[.$B144]; [.$C144]; &quot;&quot;)">
            <text:p/>
          </table:table-cell>
          <table:table-cell table:formula="of:=IF([.F$2]=[.$B144]; [.$C144]; &quot;&quot;)">
            <text:p/>
          </table:table-cell>
          <table:table-cell table:formula="of:=IF([.G$2]=[.$B144]; [.$C144]; &quot;&quot;)">
            <text:p/>
          </table:table-cell>
          <table:table-cell table:formula="of:=IF([.H$2]=[.$B144]; [.$C144]; &quot;&quot;)">
            <text:p/>
          </table:table-cell>
          <table:table-cell table:formula="of:=IF([.I$2]=[.$B144]; [.$C144]; &quot;&quot;)">
            <text:p/>
          </table:table-cell>
          <table:table-cell table:formula="of:=IF([.J$2]=[.$B144]; [.$C144]; &quot;&quot;)">
            <text:p/>
          </table:table-cell>
          <table:table-cell table:formula="of:=IF([.K$2]=[.$B144]; [.$C144]; &quot;&quot;)">
            <text:p/>
          </table:table-cell>
          <table:table-cell table:formula="of:=IF([.L$2]=[.$B144]; [.$C144]; &quot;&quot;)">
            <text:p/>
          </table:table-cell>
          <table:table-cell table:formula="of:=IF([.M$2]=[.$B144]; [.$C144]; &quot;&quot;)">
            <text:p/>
          </table:table-cell>
          <table:table-cell table:formula="of:=IF([.N$2]=[.$B144]; [.$C144]; &quot;&quot;)" office:value-type="float" office:value="1.707794" calcext:value-type="float">
            <text:p>1.707794</text:p>
          </table:table-cell>
          <table:table-cell table:formula="of:=IF([.O$2]=[.$B144]; [.$C144]; &quot;&quot;)">
            <text:p/>
          </table:table-cell>
          <table:table-cell table:formula="of:=IF([.P$2]=[.$B144]; [.$C144]; &quot;&quot;)">
            <text:p/>
          </table:table-cell>
          <table:table-cell table:formula="of:=IF([.Q$2]=[.$B144]; [.$D144]; &quot;&quot;)">
            <text:p/>
          </table:table-cell>
          <table:table-cell table:formula="of:=IF([.R$2]=[.$B144]; [.$D144]; &quot;&quot;)">
            <text:p/>
          </table:table-cell>
          <table:table-cell table:formula="of:=IF([.S$2]=[.$B144]; [.$D144]; &quot;&quot;)">
            <text:p/>
          </table:table-cell>
          <table:table-cell table:formula="of:=IF([.T$2]=[.$B144]; [.$D144]; &quot;&quot;)">
            <text:p/>
          </table:table-cell>
          <table:table-cell table:formula="of:=IF([.U$2]=[.$B144]; [.$D144]; &quot;&quot;)">
            <text:p/>
          </table:table-cell>
          <table:table-cell table:formula="of:=IF([.V$2]=[.$B144]; [.$D144]; &quot;&quot;)">
            <text:p/>
          </table:table-cell>
          <table:table-cell table:formula="of:=IF([.W$2]=[.$B144]; [.$D144]; &quot;&quot;)">
            <text:p/>
          </table:table-cell>
          <table:table-cell table:formula="of:=IF([.X$2]=[.$B144]; [.$D144]; &quot;&quot;)">
            <text:p/>
          </table:table-cell>
          <table:table-cell table:formula="of:=IF([.Y$2]=[.$B144]; [.$D144]; &quot;&quot;)">
            <text:p/>
          </table:table-cell>
          <table:table-cell table:formula="of:=IF([.Z$2]=[.$B144]; [.$D144]; &quot;&quot;)" office:value-type="float" office:value="4195345000" calcext:value-type="float">
            <text:p>4195345000</text:p>
          </table:table-cell>
          <table:table-cell table:formula="of:=IF([.AA$2]=[.$B144]; [.$D144]; &quot;&quot;)">
            <text:p/>
          </table:table-cell>
          <table:table-cell table:formula="of:=IF([.AB$2]=[.$B144]; [.$D144]; &quot;&quot;)">
            <text:p/>
          </table:table-cell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float" office:value="5" calcext:value-type="float">
            <text:p>5</text:p>
          </table:table-cell>
          <table:table-cell office:value-type="float" office:value="1.682445" calcext:value-type="float">
            <text:p>1.68244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45]; [.$C145]; &quot;&quot;)">
            <text:p/>
          </table:table-cell>
          <table:table-cell table:formula="of:=IF([.F$2]=[.$B145]; [.$C145]; &quot;&quot;)">
            <text:p/>
          </table:table-cell>
          <table:table-cell table:formula="of:=IF([.G$2]=[.$B145]; [.$C145]; &quot;&quot;)">
            <text:p/>
          </table:table-cell>
          <table:table-cell table:formula="of:=IF([.H$2]=[.$B145]; [.$C145]; &quot;&quot;)">
            <text:p/>
          </table:table-cell>
          <table:table-cell table:formula="of:=IF([.I$2]=[.$B145]; [.$C145]; &quot;&quot;)">
            <text:p/>
          </table:table-cell>
          <table:table-cell table:formula="of:=IF([.J$2]=[.$B145]; [.$C145]; &quot;&quot;)" office:value-type="float" office:value="1.682445" calcext:value-type="float">
            <text:p>1.682445</text:p>
          </table:table-cell>
          <table:table-cell table:formula="of:=IF([.K$2]=[.$B145]; [.$C145]; &quot;&quot;)">
            <text:p/>
          </table:table-cell>
          <table:table-cell table:formula="of:=IF([.L$2]=[.$B145]; [.$C145]; &quot;&quot;)">
            <text:p/>
          </table:table-cell>
          <table:table-cell table:formula="of:=IF([.M$2]=[.$B145]; [.$C145]; &quot;&quot;)">
            <text:p/>
          </table:table-cell>
          <table:table-cell table:formula="of:=IF([.N$2]=[.$B145]; [.$C145]; &quot;&quot;)">
            <text:p/>
          </table:table-cell>
          <table:table-cell table:formula="of:=IF([.O$2]=[.$B145]; [.$C145]; &quot;&quot;)">
            <text:p/>
          </table:table-cell>
          <table:table-cell table:formula="of:=IF([.P$2]=[.$B145]; [.$C145]; &quot;&quot;)">
            <text:p/>
          </table:table-cell>
          <table:table-cell table:formula="of:=IF([.Q$2]=[.$B145]; [.$D145]; &quot;&quot;)">
            <text:p/>
          </table:table-cell>
          <table:table-cell table:formula="of:=IF([.R$2]=[.$B145]; [.$D145]; &quot;&quot;)">
            <text:p/>
          </table:table-cell>
          <table:table-cell table:formula="of:=IF([.S$2]=[.$B145]; [.$D145]; &quot;&quot;)">
            <text:p/>
          </table:table-cell>
          <table:table-cell table:formula="of:=IF([.T$2]=[.$B145]; [.$D145]; &quot;&quot;)">
            <text:p/>
          </table:table-cell>
          <table:table-cell table:formula="of:=IF([.U$2]=[.$B145]; [.$D145]; &quot;&quot;)">
            <text:p/>
          </table:table-cell>
          <table:table-cell table:formula="of:=IF([.V$2]=[.$B145]; [.$D145]; &quot;&quot;)" office:value-type="float" office:value="4200000000" calcext:value-type="float">
            <text:p>4200000000</text:p>
          </table:table-cell>
          <table:table-cell table:formula="of:=IF([.W$2]=[.$B145]; [.$D145]; &quot;&quot;)">
            <text:p/>
          </table:table-cell>
          <table:table-cell table:formula="of:=IF([.X$2]=[.$B145]; [.$D145]; &quot;&quot;)">
            <text:p/>
          </table:table-cell>
          <table:table-cell table:formula="of:=IF([.Y$2]=[.$B145]; [.$D145]; &quot;&quot;)">
            <text:p/>
          </table:table-cell>
          <table:table-cell table:formula="of:=IF([.Z$2]=[.$B145]; [.$D145]; &quot;&quot;)">
            <text:p/>
          </table:table-cell>
          <table:table-cell table:formula="of:=IF([.AA$2]=[.$B145]; [.$D145]; &quot;&quot;)">
            <text:p/>
          </table:table-cell>
          <table:table-cell table:formula="of:=IF([.AB$2]=[.$B145]; [.$D145]; &quot;&quot;)">
            <text:p/>
          </table:table-cell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float" office:value="11" calcext:value-type="float">
            <text:p>11</text:p>
          </table:table-cell>
          <table:table-cell office:value-type="float" office:value="1.705417" calcext:value-type="float">
            <text:p>1.705417</text:p>
          </table:table-cell>
          <table:table-cell office:value-type="float" office:value="4185923000" calcext:value-type="float">
            <text:p>4185923000</text:p>
          </table:table-cell>
          <table:table-cell table:formula="of:=IF([.E$2]=[.$B146]; [.$C146]; &quot;&quot;)">
            <text:p/>
          </table:table-cell>
          <table:table-cell table:formula="of:=IF([.F$2]=[.$B146]; [.$C146]; &quot;&quot;)">
            <text:p/>
          </table:table-cell>
          <table:table-cell table:formula="of:=IF([.G$2]=[.$B146]; [.$C146]; &quot;&quot;)">
            <text:p/>
          </table:table-cell>
          <table:table-cell table:formula="of:=IF([.H$2]=[.$B146]; [.$C146]; &quot;&quot;)">
            <text:p/>
          </table:table-cell>
          <table:table-cell table:formula="of:=IF([.I$2]=[.$B146]; [.$C146]; &quot;&quot;)">
            <text:p/>
          </table:table-cell>
          <table:table-cell table:formula="of:=IF([.J$2]=[.$B146]; [.$C146]; &quot;&quot;)">
            <text:p/>
          </table:table-cell>
          <table:table-cell table:formula="of:=IF([.K$2]=[.$B146]; [.$C146]; &quot;&quot;)">
            <text:p/>
          </table:table-cell>
          <table:table-cell table:formula="of:=IF([.L$2]=[.$B146]; [.$C146]; &quot;&quot;)">
            <text:p/>
          </table:table-cell>
          <table:table-cell table:formula="of:=IF([.M$2]=[.$B146]; [.$C146]; &quot;&quot;)">
            <text:p/>
          </table:table-cell>
          <table:table-cell table:formula="of:=IF([.N$2]=[.$B146]; [.$C146]; &quot;&quot;)">
            <text:p/>
          </table:table-cell>
          <table:table-cell table:formula="of:=IF([.O$2]=[.$B146]; [.$C146]; &quot;&quot;)">
            <text:p/>
          </table:table-cell>
          <table:table-cell table:formula="of:=IF([.P$2]=[.$B146]; [.$C146]; &quot;&quot;)" office:value-type="float" office:value="1.705417" calcext:value-type="float">
            <text:p>1.705417</text:p>
          </table:table-cell>
          <table:table-cell table:formula="of:=IF([.Q$2]=[.$B146]; [.$D146]; &quot;&quot;)">
            <text:p/>
          </table:table-cell>
          <table:table-cell table:formula="of:=IF([.R$2]=[.$B146]; [.$D146]; &quot;&quot;)">
            <text:p/>
          </table:table-cell>
          <table:table-cell table:formula="of:=IF([.S$2]=[.$B146]; [.$D146]; &quot;&quot;)">
            <text:p/>
          </table:table-cell>
          <table:table-cell table:formula="of:=IF([.T$2]=[.$B146]; [.$D146]; &quot;&quot;)">
            <text:p/>
          </table:table-cell>
          <table:table-cell table:formula="of:=IF([.U$2]=[.$B146]; [.$D146]; &quot;&quot;)">
            <text:p/>
          </table:table-cell>
          <table:table-cell table:formula="of:=IF([.V$2]=[.$B146]; [.$D146]; &quot;&quot;)">
            <text:p/>
          </table:table-cell>
          <table:table-cell table:formula="of:=IF([.W$2]=[.$B146]; [.$D146]; &quot;&quot;)">
            <text:p/>
          </table:table-cell>
          <table:table-cell table:formula="of:=IF([.X$2]=[.$B146]; [.$D146]; &quot;&quot;)">
            <text:p/>
          </table:table-cell>
          <table:table-cell table:formula="of:=IF([.Y$2]=[.$B146]; [.$D146]; &quot;&quot;)">
            <text:p/>
          </table:table-cell>
          <table:table-cell table:formula="of:=IF([.Z$2]=[.$B146]; [.$D146]; &quot;&quot;)">
            <text:p/>
          </table:table-cell>
          <table:table-cell table:formula="of:=IF([.AA$2]=[.$B146]; [.$D146]; &quot;&quot;)">
            <text:p/>
          </table:table-cell>
          <table:table-cell table:formula="of:=IF([.AB$2]=[.$B146]; [.$D146]; &quot;&quot;)" office:value-type="float" office:value="4185923000" calcext:value-type="float">
            <text:p>4185923000</text:p>
          </table:table-cell>
        </table:table-row>
        <table:table-row table:style-name="ro1">
          <table:table-cell office:value-type="float" office:value="21721" calcext:value-type="float">
            <text:p>21721</text:p>
          </table:table-cell>
          <table:table-cell office:value-type="float" office:value="0" calcext:value-type="float">
            <text:p>0</text:p>
          </table:table-cell>
          <table:table-cell office:value-type="float" office:value="1.672405" calcext:value-type="float">
            <text:p>1.672405</text:p>
          </table:table-cell>
          <table:table-cell office:value-type="float" office:value="4186444000" calcext:value-type="float">
            <text:p>4186444000</text:p>
          </table:table-cell>
          <table:table-cell table:formula="of:=IF([.E$2]=[.$B147]; [.$C147]; &quot;&quot;)" office:value-type="float" office:value="1.672405" calcext:value-type="float">
            <text:p>1.672405</text:p>
          </table:table-cell>
          <table:table-cell table:formula="of:=IF([.F$2]=[.$B147]; [.$C147]; &quot;&quot;)">
            <text:p/>
          </table:table-cell>
          <table:table-cell table:formula="of:=IF([.G$2]=[.$B147]; [.$C147]; &quot;&quot;)">
            <text:p/>
          </table:table-cell>
          <table:table-cell table:formula="of:=IF([.H$2]=[.$B147]; [.$C147]; &quot;&quot;)">
            <text:p/>
          </table:table-cell>
          <table:table-cell table:formula="of:=IF([.I$2]=[.$B147]; [.$C147]; &quot;&quot;)">
            <text:p/>
          </table:table-cell>
          <table:table-cell table:formula="of:=IF([.J$2]=[.$B147]; [.$C147]; &quot;&quot;)">
            <text:p/>
          </table:table-cell>
          <table:table-cell table:formula="of:=IF([.K$2]=[.$B147]; [.$C147]; &quot;&quot;)">
            <text:p/>
          </table:table-cell>
          <table:table-cell table:formula="of:=IF([.L$2]=[.$B147]; [.$C147]; &quot;&quot;)">
            <text:p/>
          </table:table-cell>
          <table:table-cell table:formula="of:=IF([.M$2]=[.$B147]; [.$C147]; &quot;&quot;)">
            <text:p/>
          </table:table-cell>
          <table:table-cell table:formula="of:=IF([.N$2]=[.$B147]; [.$C147]; &quot;&quot;)">
            <text:p/>
          </table:table-cell>
          <table:table-cell table:formula="of:=IF([.O$2]=[.$B147]; [.$C147]; &quot;&quot;)">
            <text:p/>
          </table:table-cell>
          <table:table-cell table:formula="of:=IF([.P$2]=[.$B147]; [.$C147]; &quot;&quot;)">
            <text:p/>
          </table:table-cell>
          <table:table-cell table:formula="of:=IF([.Q$2]=[.$B147]; [.$D147]; &quot;&quot;)" office:value-type="float" office:value="4186444000" calcext:value-type="float">
            <text:p>4186444000</text:p>
          </table:table-cell>
          <table:table-cell table:formula="of:=IF([.R$2]=[.$B147]; [.$D147]; &quot;&quot;)">
            <text:p/>
          </table:table-cell>
          <table:table-cell table:formula="of:=IF([.S$2]=[.$B147]; [.$D147]; &quot;&quot;)">
            <text:p/>
          </table:table-cell>
          <table:table-cell table:formula="of:=IF([.T$2]=[.$B147]; [.$D147]; &quot;&quot;)">
            <text:p/>
          </table:table-cell>
          <table:table-cell table:formula="of:=IF([.U$2]=[.$B147]; [.$D147]; &quot;&quot;)">
            <text:p/>
          </table:table-cell>
          <table:table-cell table:formula="of:=IF([.V$2]=[.$B147]; [.$D147]; &quot;&quot;)">
            <text:p/>
          </table:table-cell>
          <table:table-cell table:formula="of:=IF([.W$2]=[.$B147]; [.$D147]; &quot;&quot;)">
            <text:p/>
          </table:table-cell>
          <table:table-cell table:formula="of:=IF([.X$2]=[.$B147]; [.$D147]; &quot;&quot;)">
            <text:p/>
          </table:table-cell>
          <table:table-cell table:formula="of:=IF([.Y$2]=[.$B147]; [.$D147]; &quot;&quot;)">
            <text:p/>
          </table:table-cell>
          <table:table-cell table:formula="of:=IF([.Z$2]=[.$B147]; [.$D147]; &quot;&quot;)">
            <text:p/>
          </table:table-cell>
          <table:table-cell table:formula="of:=IF([.AA$2]=[.$B147]; [.$D147]; &quot;&quot;)">
            <text:p/>
          </table:table-cell>
          <table:table-cell table:formula="of:=IF([.AB$2]=[.$B147]; [.$D147]; &quot;&quot;)">
            <text:p/>
          </table:table-cell>
        </table:table-row>
        <table:table-row table:style-name="ro1">
          <table:table-cell office:value-type="float" office:value="21801" calcext:value-type="float">
            <text:p>21801</text:p>
          </table:table-cell>
          <table:table-cell office:value-type="float" office:value="2" calcext:value-type="float">
            <text:p>2</text:p>
          </table:table-cell>
          <table:table-cell office:value-type="float" office:value="1.709429" calcext:value-type="float">
            <text:p>1.70942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48]; [.$C148]; &quot;&quot;)">
            <text:p/>
          </table:table-cell>
          <table:table-cell table:formula="of:=IF([.F$2]=[.$B148]; [.$C148]; &quot;&quot;)">
            <text:p/>
          </table:table-cell>
          <table:table-cell table:formula="of:=IF([.G$2]=[.$B148]; [.$C148]; &quot;&quot;)" office:value-type="float" office:value="1.709429" calcext:value-type="float">
            <text:p>1.709429</text:p>
          </table:table-cell>
          <table:table-cell table:formula="of:=IF([.H$2]=[.$B148]; [.$C148]; &quot;&quot;)">
            <text:p/>
          </table:table-cell>
          <table:table-cell table:formula="of:=IF([.I$2]=[.$B148]; [.$C148]; &quot;&quot;)">
            <text:p/>
          </table:table-cell>
          <table:table-cell table:formula="of:=IF([.J$2]=[.$B148]; [.$C148]; &quot;&quot;)">
            <text:p/>
          </table:table-cell>
          <table:table-cell table:formula="of:=IF([.K$2]=[.$B148]; [.$C148]; &quot;&quot;)">
            <text:p/>
          </table:table-cell>
          <table:table-cell table:formula="of:=IF([.L$2]=[.$B148]; [.$C148]; &quot;&quot;)">
            <text:p/>
          </table:table-cell>
          <table:table-cell table:formula="of:=IF([.M$2]=[.$B148]; [.$C148]; &quot;&quot;)">
            <text:p/>
          </table:table-cell>
          <table:table-cell table:formula="of:=IF([.N$2]=[.$B148]; [.$C148]; &quot;&quot;)">
            <text:p/>
          </table:table-cell>
          <table:table-cell table:formula="of:=IF([.O$2]=[.$B148]; [.$C148]; &quot;&quot;)">
            <text:p/>
          </table:table-cell>
          <table:table-cell table:formula="of:=IF([.P$2]=[.$B148]; [.$C148]; &quot;&quot;)">
            <text:p/>
          </table:table-cell>
          <table:table-cell table:formula="of:=IF([.Q$2]=[.$B148]; [.$D148]; &quot;&quot;)">
            <text:p/>
          </table:table-cell>
          <table:table-cell table:formula="of:=IF([.R$2]=[.$B148]; [.$D148]; &quot;&quot;)">
            <text:p/>
          </table:table-cell>
          <table:table-cell table:formula="of:=IF([.S$2]=[.$B148]; [.$D148]; &quot;&quot;)" office:value-type="float" office:value="4200000000" calcext:value-type="float">
            <text:p>4200000000</text:p>
          </table:table-cell>
          <table:table-cell table:formula="of:=IF([.T$2]=[.$B148]; [.$D148]; &quot;&quot;)">
            <text:p/>
          </table:table-cell>
          <table:table-cell table:formula="of:=IF([.U$2]=[.$B148]; [.$D148]; &quot;&quot;)">
            <text:p/>
          </table:table-cell>
          <table:table-cell table:formula="of:=IF([.V$2]=[.$B148]; [.$D148]; &quot;&quot;)">
            <text:p/>
          </table:table-cell>
          <table:table-cell table:formula="of:=IF([.W$2]=[.$B148]; [.$D148]; &quot;&quot;)">
            <text:p/>
          </table:table-cell>
          <table:table-cell table:formula="of:=IF([.X$2]=[.$B148]; [.$D148]; &quot;&quot;)">
            <text:p/>
          </table:table-cell>
          <table:table-cell table:formula="of:=IF([.Y$2]=[.$B148]; [.$D148]; &quot;&quot;)">
            <text:p/>
          </table:table-cell>
          <table:table-cell table:formula="of:=IF([.Z$2]=[.$B148]; [.$D148]; &quot;&quot;)">
            <text:p/>
          </table:table-cell>
          <table:table-cell table:formula="of:=IF([.AA$2]=[.$B148]; [.$D148]; &quot;&quot;)">
            <text:p/>
          </table:table-cell>
          <table:table-cell table:formula="of:=IF([.AB$2]=[.$B148]; [.$D148]; &quot;&quot;)">
            <text:p/>
          </table:table-cell>
        </table:table-row>
        <table:table-row table:style-name="ro1">
          <table:table-cell office:value-type="float" office:value="21926" calcext:value-type="float">
            <text:p>21926</text:p>
          </table:table-cell>
          <table:table-cell office:value-type="float" office:value="1" calcext:value-type="float">
            <text:p>1</text:p>
          </table:table-cell>
          <table:table-cell office:value-type="float" office:value="1.698445" calcext:value-type="float">
            <text:p>1.69844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49]; [.$C149]; &quot;&quot;)">
            <text:p/>
          </table:table-cell>
          <table:table-cell table:formula="of:=IF([.F$2]=[.$B149]; [.$C149]; &quot;&quot;)" office:value-type="float" office:value="1.698445" calcext:value-type="float">
            <text:p>1.698445</text:p>
          </table:table-cell>
          <table:table-cell table:formula="of:=IF([.G$2]=[.$B149]; [.$C149]; &quot;&quot;)">
            <text:p/>
          </table:table-cell>
          <table:table-cell table:formula="of:=IF([.H$2]=[.$B149]; [.$C149]; &quot;&quot;)">
            <text:p/>
          </table:table-cell>
          <table:table-cell table:formula="of:=IF([.I$2]=[.$B149]; [.$C149]; &quot;&quot;)">
            <text:p/>
          </table:table-cell>
          <table:table-cell table:formula="of:=IF([.J$2]=[.$B149]; [.$C149]; &quot;&quot;)">
            <text:p/>
          </table:table-cell>
          <table:table-cell table:formula="of:=IF([.K$2]=[.$B149]; [.$C149]; &quot;&quot;)">
            <text:p/>
          </table:table-cell>
          <table:table-cell table:formula="of:=IF([.L$2]=[.$B149]; [.$C149]; &quot;&quot;)">
            <text:p/>
          </table:table-cell>
          <table:table-cell table:formula="of:=IF([.M$2]=[.$B149]; [.$C149]; &quot;&quot;)">
            <text:p/>
          </table:table-cell>
          <table:table-cell table:formula="of:=IF([.N$2]=[.$B149]; [.$C149]; &quot;&quot;)">
            <text:p/>
          </table:table-cell>
          <table:table-cell table:formula="of:=IF([.O$2]=[.$B149]; [.$C149]; &quot;&quot;)">
            <text:p/>
          </table:table-cell>
          <table:table-cell table:formula="of:=IF([.P$2]=[.$B149]; [.$C149]; &quot;&quot;)">
            <text:p/>
          </table:table-cell>
          <table:table-cell table:formula="of:=IF([.Q$2]=[.$B149]; [.$D149]; &quot;&quot;)">
            <text:p/>
          </table:table-cell>
          <table:table-cell table:formula="of:=IF([.R$2]=[.$B149]; [.$D149]; &quot;&quot;)" office:value-type="float" office:value="4200000000" calcext:value-type="float">
            <text:p>4200000000</text:p>
          </table:table-cell>
          <table:table-cell table:formula="of:=IF([.S$2]=[.$B149]; [.$D149]; &quot;&quot;)">
            <text:p/>
          </table:table-cell>
          <table:table-cell table:formula="of:=IF([.T$2]=[.$B149]; [.$D149]; &quot;&quot;)">
            <text:p/>
          </table:table-cell>
          <table:table-cell table:formula="of:=IF([.U$2]=[.$B149]; [.$D149]; &quot;&quot;)">
            <text:p/>
          </table:table-cell>
          <table:table-cell table:formula="of:=IF([.V$2]=[.$B149]; [.$D149]; &quot;&quot;)">
            <text:p/>
          </table:table-cell>
          <table:table-cell table:formula="of:=IF([.W$2]=[.$B149]; [.$D149]; &quot;&quot;)">
            <text:p/>
          </table:table-cell>
          <table:table-cell table:formula="of:=IF([.X$2]=[.$B149]; [.$D149]; &quot;&quot;)">
            <text:p/>
          </table:table-cell>
          <table:table-cell table:formula="of:=IF([.Y$2]=[.$B149]; [.$D149]; &quot;&quot;)">
            <text:p/>
          </table:table-cell>
          <table:table-cell table:formula="of:=IF([.Z$2]=[.$B149]; [.$D149]; &quot;&quot;)">
            <text:p/>
          </table:table-cell>
          <table:table-cell table:formula="of:=IF([.AA$2]=[.$B149]; [.$D149]; &quot;&quot;)">
            <text:p/>
          </table:table-cell>
          <table:table-cell table:formula="of:=IF([.AB$2]=[.$B149]; [.$D149]; &quot;&quot;)">
            <text:p/>
          </table:table-cell>
        </table:table-row>
        <table:table-row table:style-name="ro1">
          <table:table-cell office:value-type="float" office:value="21992" calcext:value-type="float">
            <text:p>21992</text:p>
          </table:table-cell>
          <table:table-cell office:value-type="float" office:value="8" calcext:value-type="float">
            <text:p>8</text:p>
          </table:table-cell>
          <table:table-cell office:value-type="float" office:value="1.656195" calcext:value-type="float">
            <text:p>1.65619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50]; [.$C150]; &quot;&quot;)">
            <text:p/>
          </table:table-cell>
          <table:table-cell table:formula="of:=IF([.F$2]=[.$B150]; [.$C150]; &quot;&quot;)">
            <text:p/>
          </table:table-cell>
          <table:table-cell table:formula="of:=IF([.G$2]=[.$B150]; [.$C150]; &quot;&quot;)">
            <text:p/>
          </table:table-cell>
          <table:table-cell table:formula="of:=IF([.H$2]=[.$B150]; [.$C150]; &quot;&quot;)">
            <text:p/>
          </table:table-cell>
          <table:table-cell table:formula="of:=IF([.I$2]=[.$B150]; [.$C150]; &quot;&quot;)">
            <text:p/>
          </table:table-cell>
          <table:table-cell table:formula="of:=IF([.J$2]=[.$B150]; [.$C150]; &quot;&quot;)">
            <text:p/>
          </table:table-cell>
          <table:table-cell table:formula="of:=IF([.K$2]=[.$B150]; [.$C150]; &quot;&quot;)">
            <text:p/>
          </table:table-cell>
          <table:table-cell table:formula="of:=IF([.L$2]=[.$B150]; [.$C150]; &quot;&quot;)">
            <text:p/>
          </table:table-cell>
          <table:table-cell table:formula="of:=IF([.M$2]=[.$B150]; [.$C150]; &quot;&quot;)" office:value-type="float" office:value="1.656195" calcext:value-type="float">
            <text:p>1.656195</text:p>
          </table:table-cell>
          <table:table-cell table:formula="of:=IF([.N$2]=[.$B150]; [.$C150]; &quot;&quot;)">
            <text:p/>
          </table:table-cell>
          <table:table-cell table:formula="of:=IF([.O$2]=[.$B150]; [.$C150]; &quot;&quot;)">
            <text:p/>
          </table:table-cell>
          <table:table-cell table:formula="of:=IF([.P$2]=[.$B150]; [.$C150]; &quot;&quot;)">
            <text:p/>
          </table:table-cell>
          <table:table-cell table:formula="of:=IF([.Q$2]=[.$B150]; [.$D150]; &quot;&quot;)">
            <text:p/>
          </table:table-cell>
          <table:table-cell table:formula="of:=IF([.R$2]=[.$B150]; [.$D150]; &quot;&quot;)">
            <text:p/>
          </table:table-cell>
          <table:table-cell table:formula="of:=IF([.S$2]=[.$B150]; [.$D150]; &quot;&quot;)">
            <text:p/>
          </table:table-cell>
          <table:table-cell table:formula="of:=IF([.T$2]=[.$B150]; [.$D150]; &quot;&quot;)">
            <text:p/>
          </table:table-cell>
          <table:table-cell table:formula="of:=IF([.U$2]=[.$B150]; [.$D150]; &quot;&quot;)">
            <text:p/>
          </table:table-cell>
          <table:table-cell table:formula="of:=IF([.V$2]=[.$B150]; [.$D150]; &quot;&quot;)">
            <text:p/>
          </table:table-cell>
          <table:table-cell table:formula="of:=IF([.W$2]=[.$B150]; [.$D150]; &quot;&quot;)">
            <text:p/>
          </table:table-cell>
          <table:table-cell table:formula="of:=IF([.X$2]=[.$B150]; [.$D150]; &quot;&quot;)">
            <text:p/>
          </table:table-cell>
          <table:table-cell table:formula="of:=IF([.Y$2]=[.$B150]; [.$D150]; &quot;&quot;)" office:value-type="float" office:value="4200000000" calcext:value-type="float">
            <text:p>4200000000</text:p>
          </table:table-cell>
          <table:table-cell table:formula="of:=IF([.Z$2]=[.$B150]; [.$D150]; &quot;&quot;)">
            <text:p/>
          </table:table-cell>
          <table:table-cell table:formula="of:=IF([.AA$2]=[.$B150]; [.$D150]; &quot;&quot;)">
            <text:p/>
          </table:table-cell>
          <table:table-cell table:formula="of:=IF([.AB$2]=[.$B150]; [.$D150]; &quot;&quot;)">
            <text:p/>
          </table:table-cell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float" office:value="6" calcext:value-type="float">
            <text:p>6</text:p>
          </table:table-cell>
          <table:table-cell office:value-type="float" office:value="1.876892" calcext:value-type="float">
            <text:p>1.87689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51]; [.$C151]; &quot;&quot;)">
            <text:p/>
          </table:table-cell>
          <table:table-cell table:formula="of:=IF([.F$2]=[.$B151]; [.$C151]; &quot;&quot;)">
            <text:p/>
          </table:table-cell>
          <table:table-cell table:formula="of:=IF([.G$2]=[.$B151]; [.$C151]; &quot;&quot;)">
            <text:p/>
          </table:table-cell>
          <table:table-cell table:formula="of:=IF([.H$2]=[.$B151]; [.$C151]; &quot;&quot;)">
            <text:p/>
          </table:table-cell>
          <table:table-cell table:formula="of:=IF([.I$2]=[.$B151]; [.$C151]; &quot;&quot;)">
            <text:p/>
          </table:table-cell>
          <table:table-cell table:formula="of:=IF([.J$2]=[.$B151]; [.$C151]; &quot;&quot;)">
            <text:p/>
          </table:table-cell>
          <table:table-cell table:formula="of:=IF([.K$2]=[.$B151]; [.$C151]; &quot;&quot;)" office:value-type="float" office:value="1.876892" calcext:value-type="float">
            <text:p>1.876892</text:p>
          </table:table-cell>
          <table:table-cell table:formula="of:=IF([.L$2]=[.$B151]; [.$C151]; &quot;&quot;)">
            <text:p/>
          </table:table-cell>
          <table:table-cell table:formula="of:=IF([.M$2]=[.$B151]; [.$C151]; &quot;&quot;)">
            <text:p/>
          </table:table-cell>
          <table:table-cell table:formula="of:=IF([.N$2]=[.$B151]; [.$C151]; &quot;&quot;)">
            <text:p/>
          </table:table-cell>
          <table:table-cell table:formula="of:=IF([.O$2]=[.$B151]; [.$C151]; &quot;&quot;)">
            <text:p/>
          </table:table-cell>
          <table:table-cell table:formula="of:=IF([.P$2]=[.$B151]; [.$C151]; &quot;&quot;)">
            <text:p/>
          </table:table-cell>
          <table:table-cell table:formula="of:=IF([.Q$2]=[.$B151]; [.$D151]; &quot;&quot;)">
            <text:p/>
          </table:table-cell>
          <table:table-cell table:formula="of:=IF([.R$2]=[.$B151]; [.$D151]; &quot;&quot;)">
            <text:p/>
          </table:table-cell>
          <table:table-cell table:formula="of:=IF([.S$2]=[.$B151]; [.$D151]; &quot;&quot;)">
            <text:p/>
          </table:table-cell>
          <table:table-cell table:formula="of:=IF([.T$2]=[.$B151]; [.$D151]; &quot;&quot;)">
            <text:p/>
          </table:table-cell>
          <table:table-cell table:formula="of:=IF([.U$2]=[.$B151]; [.$D151]; &quot;&quot;)">
            <text:p/>
          </table:table-cell>
          <table:table-cell table:formula="of:=IF([.V$2]=[.$B151]; [.$D151]; &quot;&quot;)">
            <text:p/>
          </table:table-cell>
          <table:table-cell table:formula="of:=IF([.W$2]=[.$B151]; [.$D151]; &quot;&quot;)" office:value-type="float" office:value="4200000000" calcext:value-type="float">
            <text:p>4200000000</text:p>
          </table:table-cell>
          <table:table-cell table:formula="of:=IF([.X$2]=[.$B151]; [.$D151]; &quot;&quot;)">
            <text:p/>
          </table:table-cell>
          <table:table-cell table:formula="of:=IF([.Y$2]=[.$B151]; [.$D151]; &quot;&quot;)">
            <text:p/>
          </table:table-cell>
          <table:table-cell table:formula="of:=IF([.Z$2]=[.$B151]; [.$D151]; &quot;&quot;)">
            <text:p/>
          </table:table-cell>
          <table:table-cell table:formula="of:=IF([.AA$2]=[.$B151]; [.$D151]; &quot;&quot;)">
            <text:p/>
          </table:table-cell>
          <table:table-cell table:formula="of:=IF([.AB$2]=[.$B151]; [.$D151]; &quot;&quot;)">
            <text:p/>
          </table:table-cell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float" office:value="4" calcext:value-type="float">
            <text:p>4</text:p>
          </table:table-cell>
          <table:table-cell office:value-type="float" office:value="1.678339" calcext:value-type="float">
            <text:p>1.678339</text:p>
          </table:table-cell>
          <table:table-cell office:value-type="float" office:value="4121310000" calcext:value-type="float">
            <text:p>4121310000</text:p>
          </table:table-cell>
          <table:table-cell table:formula="of:=IF([.E$2]=[.$B152]; [.$C152]; &quot;&quot;)">
            <text:p/>
          </table:table-cell>
          <table:table-cell table:formula="of:=IF([.F$2]=[.$B152]; [.$C152]; &quot;&quot;)">
            <text:p/>
          </table:table-cell>
          <table:table-cell table:formula="of:=IF([.G$2]=[.$B152]; [.$C152]; &quot;&quot;)">
            <text:p/>
          </table:table-cell>
          <table:table-cell table:formula="of:=IF([.H$2]=[.$B152]; [.$C152]; &quot;&quot;)">
            <text:p/>
          </table:table-cell>
          <table:table-cell table:formula="of:=IF([.I$2]=[.$B152]; [.$C152]; &quot;&quot;)" office:value-type="float" office:value="1.678339" calcext:value-type="float">
            <text:p>1.678339</text:p>
          </table:table-cell>
          <table:table-cell table:formula="of:=IF([.J$2]=[.$B152]; [.$C152]; &quot;&quot;)">
            <text:p/>
          </table:table-cell>
          <table:table-cell table:formula="of:=IF([.K$2]=[.$B152]; [.$C152]; &quot;&quot;)">
            <text:p/>
          </table:table-cell>
          <table:table-cell table:formula="of:=IF([.L$2]=[.$B152]; [.$C152]; &quot;&quot;)">
            <text:p/>
          </table:table-cell>
          <table:table-cell table:formula="of:=IF([.M$2]=[.$B152]; [.$C152]; &quot;&quot;)">
            <text:p/>
          </table:table-cell>
          <table:table-cell table:formula="of:=IF([.N$2]=[.$B152]; [.$C152]; &quot;&quot;)">
            <text:p/>
          </table:table-cell>
          <table:table-cell table:formula="of:=IF([.O$2]=[.$B152]; [.$C152]; &quot;&quot;)">
            <text:p/>
          </table:table-cell>
          <table:table-cell table:formula="of:=IF([.P$2]=[.$B152]; [.$C152]; &quot;&quot;)">
            <text:p/>
          </table:table-cell>
          <table:table-cell table:formula="of:=IF([.Q$2]=[.$B152]; [.$D152]; &quot;&quot;)">
            <text:p/>
          </table:table-cell>
          <table:table-cell table:formula="of:=IF([.R$2]=[.$B152]; [.$D152]; &quot;&quot;)">
            <text:p/>
          </table:table-cell>
          <table:table-cell table:formula="of:=IF([.S$2]=[.$B152]; [.$D152]; &quot;&quot;)">
            <text:p/>
          </table:table-cell>
          <table:table-cell table:formula="of:=IF([.T$2]=[.$B152]; [.$D152]; &quot;&quot;)">
            <text:p/>
          </table:table-cell>
          <table:table-cell table:formula="of:=IF([.U$2]=[.$B152]; [.$D152]; &quot;&quot;)" office:value-type="float" office:value="4121310000" calcext:value-type="float">
            <text:p>4121310000</text:p>
          </table:table-cell>
          <table:table-cell table:formula="of:=IF([.V$2]=[.$B152]; [.$D152]; &quot;&quot;)">
            <text:p/>
          </table:table-cell>
          <table:table-cell table:formula="of:=IF([.W$2]=[.$B152]; [.$D152]; &quot;&quot;)">
            <text:p/>
          </table:table-cell>
          <table:table-cell table:formula="of:=IF([.X$2]=[.$B152]; [.$D152]; &quot;&quot;)">
            <text:p/>
          </table:table-cell>
          <table:table-cell table:formula="of:=IF([.Y$2]=[.$B152]; [.$D152]; &quot;&quot;)">
            <text:p/>
          </table:table-cell>
          <table:table-cell table:formula="of:=IF([.Z$2]=[.$B152]; [.$D152]; &quot;&quot;)">
            <text:p/>
          </table:table-cell>
          <table:table-cell table:formula="of:=IF([.AA$2]=[.$B152]; [.$D152]; &quot;&quot;)">
            <text:p/>
          </table:table-cell>
          <table:table-cell table:formula="of:=IF([.AB$2]=[.$B152]; [.$D152]; &quot;&quot;)">
            <text:p/>
          </table:table-cell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float" office:value="10" calcext:value-type="float">
            <text:p>10</text:p>
          </table:table-cell>
          <table:table-cell office:value-type="float" office:value="1.841511" calcext:value-type="float">
            <text:p>1.841511</text:p>
          </table:table-cell>
          <table:table-cell office:value-type="float" office:value="4188061000" calcext:value-type="float">
            <text:p>4188061000</text:p>
          </table:table-cell>
          <table:table-cell table:formula="of:=IF([.E$2]=[.$B153]; [.$C153]; &quot;&quot;)">
            <text:p/>
          </table:table-cell>
          <table:table-cell table:formula="of:=IF([.F$2]=[.$B153]; [.$C153]; &quot;&quot;)">
            <text:p/>
          </table:table-cell>
          <table:table-cell table:formula="of:=IF([.G$2]=[.$B153]; [.$C153]; &quot;&quot;)">
            <text:p/>
          </table:table-cell>
          <table:table-cell table:formula="of:=IF([.H$2]=[.$B153]; [.$C153]; &quot;&quot;)">
            <text:p/>
          </table:table-cell>
          <table:table-cell table:formula="of:=IF([.I$2]=[.$B153]; [.$C153]; &quot;&quot;)">
            <text:p/>
          </table:table-cell>
          <table:table-cell table:formula="of:=IF([.J$2]=[.$B153]; [.$C153]; &quot;&quot;)">
            <text:p/>
          </table:table-cell>
          <table:table-cell table:formula="of:=IF([.K$2]=[.$B153]; [.$C153]; &quot;&quot;)">
            <text:p/>
          </table:table-cell>
          <table:table-cell table:formula="of:=IF([.L$2]=[.$B153]; [.$C153]; &quot;&quot;)">
            <text:p/>
          </table:table-cell>
          <table:table-cell table:formula="of:=IF([.M$2]=[.$B153]; [.$C153]; &quot;&quot;)">
            <text:p/>
          </table:table-cell>
          <table:table-cell table:formula="of:=IF([.N$2]=[.$B153]; [.$C153]; &quot;&quot;)">
            <text:p/>
          </table:table-cell>
          <table:table-cell table:formula="of:=IF([.O$2]=[.$B153]; [.$C153]; &quot;&quot;)" office:value-type="float" office:value="1.841511" calcext:value-type="float">
            <text:p>1.841511</text:p>
          </table:table-cell>
          <table:table-cell table:formula="of:=IF([.P$2]=[.$B153]; [.$C153]; &quot;&quot;)">
            <text:p/>
          </table:table-cell>
          <table:table-cell table:formula="of:=IF([.Q$2]=[.$B153]; [.$D153]; &quot;&quot;)">
            <text:p/>
          </table:table-cell>
          <table:table-cell table:formula="of:=IF([.R$2]=[.$B153]; [.$D153]; &quot;&quot;)">
            <text:p/>
          </table:table-cell>
          <table:table-cell table:formula="of:=IF([.S$2]=[.$B153]; [.$D153]; &quot;&quot;)">
            <text:p/>
          </table:table-cell>
          <table:table-cell table:formula="of:=IF([.T$2]=[.$B153]; [.$D153]; &quot;&quot;)">
            <text:p/>
          </table:table-cell>
          <table:table-cell table:formula="of:=IF([.U$2]=[.$B153]; [.$D153]; &quot;&quot;)">
            <text:p/>
          </table:table-cell>
          <table:table-cell table:formula="of:=IF([.V$2]=[.$B153]; [.$D153]; &quot;&quot;)">
            <text:p/>
          </table:table-cell>
          <table:table-cell table:formula="of:=IF([.W$2]=[.$B153]; [.$D153]; &quot;&quot;)">
            <text:p/>
          </table:table-cell>
          <table:table-cell table:formula="of:=IF([.X$2]=[.$B153]; [.$D153]; &quot;&quot;)">
            <text:p/>
          </table:table-cell>
          <table:table-cell table:formula="of:=IF([.Y$2]=[.$B153]; [.$D153]; &quot;&quot;)">
            <text:p/>
          </table:table-cell>
          <table:table-cell table:formula="of:=IF([.Z$2]=[.$B153]; [.$D153]; &quot;&quot;)">
            <text:p/>
          </table:table-cell>
          <table:table-cell table:formula="of:=IF([.AA$2]=[.$B153]; [.$D153]; &quot;&quot;)" office:value-type="float" office:value="4188061000" calcext:value-type="float">
            <text:p>4188061000</text:p>
          </table:table-cell>
          <table:table-cell table:formula="of:=IF([.AB$2]=[.$B153]; [.$D153]; &quot;&quot;)">
            <text:p/>
          </table:table-cell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float" office:value="7" calcext:value-type="float">
            <text:p>7</text:p>
          </table:table-cell>
          <table:table-cell office:value-type="float" office:value="1.77639" calcext:value-type="float">
            <text:p>1.7763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54]; [.$C154]; &quot;&quot;)">
            <text:p/>
          </table:table-cell>
          <table:table-cell table:formula="of:=IF([.F$2]=[.$B154]; [.$C154]; &quot;&quot;)">
            <text:p/>
          </table:table-cell>
          <table:table-cell table:formula="of:=IF([.G$2]=[.$B154]; [.$C154]; &quot;&quot;)">
            <text:p/>
          </table:table-cell>
          <table:table-cell table:formula="of:=IF([.H$2]=[.$B154]; [.$C154]; &quot;&quot;)">
            <text:p/>
          </table:table-cell>
          <table:table-cell table:formula="of:=IF([.I$2]=[.$B154]; [.$C154]; &quot;&quot;)">
            <text:p/>
          </table:table-cell>
          <table:table-cell table:formula="of:=IF([.J$2]=[.$B154]; [.$C154]; &quot;&quot;)">
            <text:p/>
          </table:table-cell>
          <table:table-cell table:formula="of:=IF([.K$2]=[.$B154]; [.$C154]; &quot;&quot;)">
            <text:p/>
          </table:table-cell>
          <table:table-cell table:formula="of:=IF([.L$2]=[.$B154]; [.$C154]; &quot;&quot;)" office:value-type="float" office:value="1.77639" calcext:value-type="float">
            <text:p>1.77639</text:p>
          </table:table-cell>
          <table:table-cell table:formula="of:=IF([.M$2]=[.$B154]; [.$C154]; &quot;&quot;)">
            <text:p/>
          </table:table-cell>
          <table:table-cell table:formula="of:=IF([.N$2]=[.$B154]; [.$C154]; &quot;&quot;)">
            <text:p/>
          </table:table-cell>
          <table:table-cell table:formula="of:=IF([.O$2]=[.$B154]; [.$C154]; &quot;&quot;)">
            <text:p/>
          </table:table-cell>
          <table:table-cell table:formula="of:=IF([.P$2]=[.$B154]; [.$C154]; &quot;&quot;)">
            <text:p/>
          </table:table-cell>
          <table:table-cell table:formula="of:=IF([.Q$2]=[.$B154]; [.$D154]; &quot;&quot;)">
            <text:p/>
          </table:table-cell>
          <table:table-cell table:formula="of:=IF([.R$2]=[.$B154]; [.$D154]; &quot;&quot;)">
            <text:p/>
          </table:table-cell>
          <table:table-cell table:formula="of:=IF([.S$2]=[.$B154]; [.$D154]; &quot;&quot;)">
            <text:p/>
          </table:table-cell>
          <table:table-cell table:formula="of:=IF([.T$2]=[.$B154]; [.$D154]; &quot;&quot;)">
            <text:p/>
          </table:table-cell>
          <table:table-cell table:formula="of:=IF([.U$2]=[.$B154]; [.$D154]; &quot;&quot;)">
            <text:p/>
          </table:table-cell>
          <table:table-cell table:formula="of:=IF([.V$2]=[.$B154]; [.$D154]; &quot;&quot;)">
            <text:p/>
          </table:table-cell>
          <table:table-cell table:formula="of:=IF([.W$2]=[.$B154]; [.$D154]; &quot;&quot;)">
            <text:p/>
          </table:table-cell>
          <table:table-cell table:formula="of:=IF([.X$2]=[.$B154]; [.$D154]; &quot;&quot;)" office:value-type="float" office:value="4200000000" calcext:value-type="float">
            <text:p>4200000000</text:p>
          </table:table-cell>
          <table:table-cell table:formula="of:=IF([.Y$2]=[.$B154]; [.$D154]; &quot;&quot;)">
            <text:p/>
          </table:table-cell>
          <table:table-cell table:formula="of:=IF([.Z$2]=[.$B154]; [.$D154]; &quot;&quot;)">
            <text:p/>
          </table:table-cell>
          <table:table-cell table:formula="of:=IF([.AA$2]=[.$B154]; [.$D154]; &quot;&quot;)">
            <text:p/>
          </table:table-cell>
          <table:table-cell table:formula="of:=IF([.AB$2]=[.$B154]; [.$D154]; &quot;&quot;)">
            <text:p/>
          </table:table-cell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float" office:value="3" calcext:value-type="float">
            <text:p>3</text:p>
          </table:table-cell>
          <table:table-cell office:value-type="float" office:value="1.678777" calcext:value-type="float">
            <text:p>1.678777</text:p>
          </table:table-cell>
          <table:table-cell office:value-type="float" office:value="4195503000" calcext:value-type="float">
            <text:p>4195503000</text:p>
          </table:table-cell>
          <table:table-cell table:formula="of:=IF([.E$2]=[.$B155]; [.$C155]; &quot;&quot;)">
            <text:p/>
          </table:table-cell>
          <table:table-cell table:formula="of:=IF([.F$2]=[.$B155]; [.$C155]; &quot;&quot;)">
            <text:p/>
          </table:table-cell>
          <table:table-cell table:formula="of:=IF([.G$2]=[.$B155]; [.$C155]; &quot;&quot;)">
            <text:p/>
          </table:table-cell>
          <table:table-cell table:formula="of:=IF([.H$2]=[.$B155]; [.$C155]; &quot;&quot;)" office:value-type="float" office:value="1.678777" calcext:value-type="float">
            <text:p>1.678777</text:p>
          </table:table-cell>
          <table:table-cell table:formula="of:=IF([.I$2]=[.$B155]; [.$C155]; &quot;&quot;)">
            <text:p/>
          </table:table-cell>
          <table:table-cell table:formula="of:=IF([.J$2]=[.$B155]; [.$C155]; &quot;&quot;)">
            <text:p/>
          </table:table-cell>
          <table:table-cell table:formula="of:=IF([.K$2]=[.$B155]; [.$C155]; &quot;&quot;)">
            <text:p/>
          </table:table-cell>
          <table:table-cell table:formula="of:=IF([.L$2]=[.$B155]; [.$C155]; &quot;&quot;)">
            <text:p/>
          </table:table-cell>
          <table:table-cell table:formula="of:=IF([.M$2]=[.$B155]; [.$C155]; &quot;&quot;)">
            <text:p/>
          </table:table-cell>
          <table:table-cell table:formula="of:=IF([.N$2]=[.$B155]; [.$C155]; &quot;&quot;)">
            <text:p/>
          </table:table-cell>
          <table:table-cell table:formula="of:=IF([.O$2]=[.$B155]; [.$C155]; &quot;&quot;)">
            <text:p/>
          </table:table-cell>
          <table:table-cell table:formula="of:=IF([.P$2]=[.$B155]; [.$C155]; &quot;&quot;)">
            <text:p/>
          </table:table-cell>
          <table:table-cell table:formula="of:=IF([.Q$2]=[.$B155]; [.$D155]; &quot;&quot;)">
            <text:p/>
          </table:table-cell>
          <table:table-cell table:formula="of:=IF([.R$2]=[.$B155]; [.$D155]; &quot;&quot;)">
            <text:p/>
          </table:table-cell>
          <table:table-cell table:formula="of:=IF([.S$2]=[.$B155]; [.$D155]; &quot;&quot;)">
            <text:p/>
          </table:table-cell>
          <table:table-cell table:formula="of:=IF([.T$2]=[.$B155]; [.$D155]; &quot;&quot;)" office:value-type="float" office:value="4195503000" calcext:value-type="float">
            <text:p>4195503000</text:p>
          </table:table-cell>
          <table:table-cell table:formula="of:=IF([.U$2]=[.$B155]; [.$D155]; &quot;&quot;)">
            <text:p/>
          </table:table-cell>
          <table:table-cell table:formula="of:=IF([.V$2]=[.$B155]; [.$D155]; &quot;&quot;)">
            <text:p/>
          </table:table-cell>
          <table:table-cell table:formula="of:=IF([.W$2]=[.$B155]; [.$D155]; &quot;&quot;)">
            <text:p/>
          </table:table-cell>
          <table:table-cell table:formula="of:=IF([.X$2]=[.$B155]; [.$D155]; &quot;&quot;)">
            <text:p/>
          </table:table-cell>
          <table:table-cell table:formula="of:=IF([.Y$2]=[.$B155]; [.$D155]; &quot;&quot;)">
            <text:p/>
          </table:table-cell>
          <table:table-cell table:formula="of:=IF([.Z$2]=[.$B155]; [.$D155]; &quot;&quot;)">
            <text:p/>
          </table:table-cell>
          <table:table-cell table:formula="of:=IF([.AA$2]=[.$B155]; [.$D155]; &quot;&quot;)">
            <text:p/>
          </table:table-cell>
          <table:table-cell table:formula="of:=IF([.AB$2]=[.$B155]; [.$D155]; &quot;&quot;)">
            <text:p/>
          </table:table-cell>
        </table:table-row>
        <table:table-row table:style-name="ro1">
          <table:table-cell office:value-type="float" office:value="23023" calcext:value-type="float">
            <text:p>23023</text:p>
          </table:table-cell>
          <table:table-cell office:value-type="float" office:value="9" calcext:value-type="float">
            <text:p>9</text:p>
          </table:table-cell>
          <table:table-cell office:value-type="float" office:value="1.647159" calcext:value-type="float">
            <text:p>1.647159</text:p>
          </table:table-cell>
          <table:table-cell office:value-type="float" office:value="4173149000" calcext:value-type="float">
            <text:p>4173149000</text:p>
          </table:table-cell>
          <table:table-cell table:formula="of:=IF([.E$2]=[.$B156]; [.$C156]; &quot;&quot;)">
            <text:p/>
          </table:table-cell>
          <table:table-cell table:formula="of:=IF([.F$2]=[.$B156]; [.$C156]; &quot;&quot;)">
            <text:p/>
          </table:table-cell>
          <table:table-cell table:formula="of:=IF([.G$2]=[.$B156]; [.$C156]; &quot;&quot;)">
            <text:p/>
          </table:table-cell>
          <table:table-cell table:formula="of:=IF([.H$2]=[.$B156]; [.$C156]; &quot;&quot;)">
            <text:p/>
          </table:table-cell>
          <table:table-cell table:formula="of:=IF([.I$2]=[.$B156]; [.$C156]; &quot;&quot;)">
            <text:p/>
          </table:table-cell>
          <table:table-cell table:formula="of:=IF([.J$2]=[.$B156]; [.$C156]; &quot;&quot;)">
            <text:p/>
          </table:table-cell>
          <table:table-cell table:formula="of:=IF([.K$2]=[.$B156]; [.$C156]; &quot;&quot;)">
            <text:p/>
          </table:table-cell>
          <table:table-cell table:formula="of:=IF([.L$2]=[.$B156]; [.$C156]; &quot;&quot;)">
            <text:p/>
          </table:table-cell>
          <table:table-cell table:formula="of:=IF([.M$2]=[.$B156]; [.$C156]; &quot;&quot;)">
            <text:p/>
          </table:table-cell>
          <table:table-cell table:formula="of:=IF([.N$2]=[.$B156]; [.$C156]; &quot;&quot;)" office:value-type="float" office:value="1.647159" calcext:value-type="float">
            <text:p>1.647159</text:p>
          </table:table-cell>
          <table:table-cell table:formula="of:=IF([.O$2]=[.$B156]; [.$C156]; &quot;&quot;)">
            <text:p/>
          </table:table-cell>
          <table:table-cell table:formula="of:=IF([.P$2]=[.$B156]; [.$C156]; &quot;&quot;)">
            <text:p/>
          </table:table-cell>
          <table:table-cell table:formula="of:=IF([.Q$2]=[.$B156]; [.$D156]; &quot;&quot;)">
            <text:p/>
          </table:table-cell>
          <table:table-cell table:formula="of:=IF([.R$2]=[.$B156]; [.$D156]; &quot;&quot;)">
            <text:p/>
          </table:table-cell>
          <table:table-cell table:formula="of:=IF([.S$2]=[.$B156]; [.$D156]; &quot;&quot;)">
            <text:p/>
          </table:table-cell>
          <table:table-cell table:formula="of:=IF([.T$2]=[.$B156]; [.$D156]; &quot;&quot;)">
            <text:p/>
          </table:table-cell>
          <table:table-cell table:formula="of:=IF([.U$2]=[.$B156]; [.$D156]; &quot;&quot;)">
            <text:p/>
          </table:table-cell>
          <table:table-cell table:formula="of:=IF([.V$2]=[.$B156]; [.$D156]; &quot;&quot;)">
            <text:p/>
          </table:table-cell>
          <table:table-cell table:formula="of:=IF([.W$2]=[.$B156]; [.$D156]; &quot;&quot;)">
            <text:p/>
          </table:table-cell>
          <table:table-cell table:formula="of:=IF([.X$2]=[.$B156]; [.$D156]; &quot;&quot;)">
            <text:p/>
          </table:table-cell>
          <table:table-cell table:formula="of:=IF([.Y$2]=[.$B156]; [.$D156]; &quot;&quot;)">
            <text:p/>
          </table:table-cell>
          <table:table-cell table:formula="of:=IF([.Z$2]=[.$B156]; [.$D156]; &quot;&quot;)" office:value-type="float" office:value="4173149000" calcext:value-type="float">
            <text:p>4173149000</text:p>
          </table:table-cell>
          <table:table-cell table:formula="of:=IF([.AA$2]=[.$B156]; [.$D156]; &quot;&quot;)">
            <text:p/>
          </table:table-cell>
          <table:table-cell table:formula="of:=IF([.AB$2]=[.$B156]; [.$D156]; &quot;&quot;)">
            <text:p/>
          </table:table-cell>
        </table:table-row>
        <table:table-row table:style-name="ro1">
          <table:table-cell office:value-type="float" office:value="23185" calcext:value-type="float">
            <text:p>23185</text:p>
          </table:table-cell>
          <table:table-cell office:value-type="float" office:value="5" calcext:value-type="float">
            <text:p>5</text:p>
          </table:table-cell>
          <table:table-cell office:value-type="float" office:value="1.752522" calcext:value-type="float">
            <text:p>1.752522</text:p>
          </table:table-cell>
          <table:table-cell office:value-type="float" office:value="4182111000" calcext:value-type="float">
            <text:p>4182111000</text:p>
          </table:table-cell>
          <table:table-cell table:formula="of:=IF([.E$2]=[.$B157]; [.$C157]; &quot;&quot;)">
            <text:p/>
          </table:table-cell>
          <table:table-cell table:formula="of:=IF([.F$2]=[.$B157]; [.$C157]; &quot;&quot;)">
            <text:p/>
          </table:table-cell>
          <table:table-cell table:formula="of:=IF([.G$2]=[.$B157]; [.$C157]; &quot;&quot;)">
            <text:p/>
          </table:table-cell>
          <table:table-cell table:formula="of:=IF([.H$2]=[.$B157]; [.$C157]; &quot;&quot;)">
            <text:p/>
          </table:table-cell>
          <table:table-cell table:formula="of:=IF([.I$2]=[.$B157]; [.$C157]; &quot;&quot;)">
            <text:p/>
          </table:table-cell>
          <table:table-cell table:formula="of:=IF([.J$2]=[.$B157]; [.$C157]; &quot;&quot;)" office:value-type="float" office:value="1.752522" calcext:value-type="float">
            <text:p>1.752522</text:p>
          </table:table-cell>
          <table:table-cell table:formula="of:=IF([.K$2]=[.$B157]; [.$C157]; &quot;&quot;)">
            <text:p/>
          </table:table-cell>
          <table:table-cell table:formula="of:=IF([.L$2]=[.$B157]; [.$C157]; &quot;&quot;)">
            <text:p/>
          </table:table-cell>
          <table:table-cell table:formula="of:=IF([.M$2]=[.$B157]; [.$C157]; &quot;&quot;)">
            <text:p/>
          </table:table-cell>
          <table:table-cell table:formula="of:=IF([.N$2]=[.$B157]; [.$C157]; &quot;&quot;)">
            <text:p/>
          </table:table-cell>
          <table:table-cell table:formula="of:=IF([.O$2]=[.$B157]; [.$C157]; &quot;&quot;)">
            <text:p/>
          </table:table-cell>
          <table:table-cell table:formula="of:=IF([.P$2]=[.$B157]; [.$C157]; &quot;&quot;)">
            <text:p/>
          </table:table-cell>
          <table:table-cell table:formula="of:=IF([.Q$2]=[.$B157]; [.$D157]; &quot;&quot;)">
            <text:p/>
          </table:table-cell>
          <table:table-cell table:formula="of:=IF([.R$2]=[.$B157]; [.$D157]; &quot;&quot;)">
            <text:p/>
          </table:table-cell>
          <table:table-cell table:formula="of:=IF([.S$2]=[.$B157]; [.$D157]; &quot;&quot;)">
            <text:p/>
          </table:table-cell>
          <table:table-cell table:formula="of:=IF([.T$2]=[.$B157]; [.$D157]; &quot;&quot;)">
            <text:p/>
          </table:table-cell>
          <table:table-cell table:formula="of:=IF([.U$2]=[.$B157]; [.$D157]; &quot;&quot;)">
            <text:p/>
          </table:table-cell>
          <table:table-cell table:formula="of:=IF([.V$2]=[.$B157]; [.$D157]; &quot;&quot;)" office:value-type="float" office:value="4182111000" calcext:value-type="float">
            <text:p>4182111000</text:p>
          </table:table-cell>
          <table:table-cell table:formula="of:=IF([.W$2]=[.$B157]; [.$D157]; &quot;&quot;)">
            <text:p/>
          </table:table-cell>
          <table:table-cell table:formula="of:=IF([.X$2]=[.$B157]; [.$D157]; &quot;&quot;)">
            <text:p/>
          </table:table-cell>
          <table:table-cell table:formula="of:=IF([.Y$2]=[.$B157]; [.$D157]; &quot;&quot;)">
            <text:p/>
          </table:table-cell>
          <table:table-cell table:formula="of:=IF([.Z$2]=[.$B157]; [.$D157]; &quot;&quot;)">
            <text:p/>
          </table:table-cell>
          <table:table-cell table:formula="of:=IF([.AA$2]=[.$B157]; [.$D157]; &quot;&quot;)">
            <text:p/>
          </table:table-cell>
          <table:table-cell table:formula="of:=IF([.AB$2]=[.$B157]; [.$D157]; &quot;&quot;)">
            <text:p/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11" calcext:value-type="float">
            <text:p>11</text:p>
          </table:table-cell>
          <table:table-cell office:value-type="float" office:value="1.768518" calcext:value-type="float">
            <text:p>1.768518</text:p>
          </table:table-cell>
          <table:table-cell office:value-type="float" office:value="4167164000" calcext:value-type="float">
            <text:p>4167164000</text:p>
          </table:table-cell>
          <table:table-cell table:formula="of:=IF([.E$2]=[.$B158]; [.$C158]; &quot;&quot;)">
            <text:p/>
          </table:table-cell>
          <table:table-cell table:formula="of:=IF([.F$2]=[.$B158]; [.$C158]; &quot;&quot;)">
            <text:p/>
          </table:table-cell>
          <table:table-cell table:formula="of:=IF([.G$2]=[.$B158]; [.$C158]; &quot;&quot;)">
            <text:p/>
          </table:table-cell>
          <table:table-cell table:formula="of:=IF([.H$2]=[.$B158]; [.$C158]; &quot;&quot;)">
            <text:p/>
          </table:table-cell>
          <table:table-cell table:formula="of:=IF([.I$2]=[.$B158]; [.$C158]; &quot;&quot;)">
            <text:p/>
          </table:table-cell>
          <table:table-cell table:formula="of:=IF([.J$2]=[.$B158]; [.$C158]; &quot;&quot;)">
            <text:p/>
          </table:table-cell>
          <table:table-cell table:formula="of:=IF([.K$2]=[.$B158]; [.$C158]; &quot;&quot;)">
            <text:p/>
          </table:table-cell>
          <table:table-cell table:formula="of:=IF([.L$2]=[.$B158]; [.$C158]; &quot;&quot;)">
            <text:p/>
          </table:table-cell>
          <table:table-cell table:formula="of:=IF([.M$2]=[.$B158]; [.$C158]; &quot;&quot;)">
            <text:p/>
          </table:table-cell>
          <table:table-cell table:formula="of:=IF([.N$2]=[.$B158]; [.$C158]; &quot;&quot;)">
            <text:p/>
          </table:table-cell>
          <table:table-cell table:formula="of:=IF([.O$2]=[.$B158]; [.$C158]; &quot;&quot;)">
            <text:p/>
          </table:table-cell>
          <table:table-cell table:formula="of:=IF([.P$2]=[.$B158]; [.$C158]; &quot;&quot;)" office:value-type="float" office:value="1.768518" calcext:value-type="float">
            <text:p>1.768518</text:p>
          </table:table-cell>
          <table:table-cell table:formula="of:=IF([.Q$2]=[.$B158]; [.$D158]; &quot;&quot;)">
            <text:p/>
          </table:table-cell>
          <table:table-cell table:formula="of:=IF([.R$2]=[.$B158]; [.$D158]; &quot;&quot;)">
            <text:p/>
          </table:table-cell>
          <table:table-cell table:formula="of:=IF([.S$2]=[.$B158]; [.$D158]; &quot;&quot;)">
            <text:p/>
          </table:table-cell>
          <table:table-cell table:formula="of:=IF([.T$2]=[.$B158]; [.$D158]; &quot;&quot;)">
            <text:p/>
          </table:table-cell>
          <table:table-cell table:formula="of:=IF([.U$2]=[.$B158]; [.$D158]; &quot;&quot;)">
            <text:p/>
          </table:table-cell>
          <table:table-cell table:formula="of:=IF([.V$2]=[.$B158]; [.$D158]; &quot;&quot;)">
            <text:p/>
          </table:table-cell>
          <table:table-cell table:formula="of:=IF([.W$2]=[.$B158]; [.$D158]; &quot;&quot;)">
            <text:p/>
          </table:table-cell>
          <table:table-cell table:formula="of:=IF([.X$2]=[.$B158]; [.$D158]; &quot;&quot;)">
            <text:p/>
          </table:table-cell>
          <table:table-cell table:formula="of:=IF([.Y$2]=[.$B158]; [.$D158]; &quot;&quot;)">
            <text:p/>
          </table:table-cell>
          <table:table-cell table:formula="of:=IF([.Z$2]=[.$B158]; [.$D158]; &quot;&quot;)">
            <text:p/>
          </table:table-cell>
          <table:table-cell table:formula="of:=IF([.AA$2]=[.$B158]; [.$D158]; &quot;&quot;)">
            <text:p/>
          </table:table-cell>
          <table:table-cell table:formula="of:=IF([.AB$2]=[.$B158]; [.$D158]; &quot;&quot;)" office:value-type="float" office:value="4167164000" calcext:value-type="float">
            <text:p>4167164000</text:p>
          </table:table-cell>
        </table:table-row>
        <table:table-row table:style-name="ro1">
          <table:table-cell office:value-type="float" office:value="23388" calcext:value-type="float">
            <text:p>23388</text:p>
          </table:table-cell>
          <table:table-cell office:value-type="float" office:value="0" calcext:value-type="float">
            <text:p>0</text:p>
          </table:table-cell>
          <table:table-cell office:value-type="float" office:value="1.66715" calcext:value-type="float">
            <text:p>1.66715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59]; [.$C159]; &quot;&quot;)" office:value-type="float" office:value="1.66715" calcext:value-type="float">
            <text:p>1.66715</text:p>
          </table:table-cell>
          <table:table-cell table:formula="of:=IF([.F$2]=[.$B159]; [.$C159]; &quot;&quot;)">
            <text:p/>
          </table:table-cell>
          <table:table-cell table:formula="of:=IF([.G$2]=[.$B159]; [.$C159]; &quot;&quot;)">
            <text:p/>
          </table:table-cell>
          <table:table-cell table:formula="of:=IF([.H$2]=[.$B159]; [.$C159]; &quot;&quot;)">
            <text:p/>
          </table:table-cell>
          <table:table-cell table:formula="of:=IF([.I$2]=[.$B159]; [.$C159]; &quot;&quot;)">
            <text:p/>
          </table:table-cell>
          <table:table-cell table:formula="of:=IF([.J$2]=[.$B159]; [.$C159]; &quot;&quot;)">
            <text:p/>
          </table:table-cell>
          <table:table-cell table:formula="of:=IF([.K$2]=[.$B159]; [.$C159]; &quot;&quot;)">
            <text:p/>
          </table:table-cell>
          <table:table-cell table:formula="of:=IF([.L$2]=[.$B159]; [.$C159]; &quot;&quot;)">
            <text:p/>
          </table:table-cell>
          <table:table-cell table:formula="of:=IF([.M$2]=[.$B159]; [.$C159]; &quot;&quot;)">
            <text:p/>
          </table:table-cell>
          <table:table-cell table:formula="of:=IF([.N$2]=[.$B159]; [.$C159]; &quot;&quot;)">
            <text:p/>
          </table:table-cell>
          <table:table-cell table:formula="of:=IF([.O$2]=[.$B159]; [.$C159]; &quot;&quot;)">
            <text:p/>
          </table:table-cell>
          <table:table-cell table:formula="of:=IF([.P$2]=[.$B159]; [.$C159]; &quot;&quot;)">
            <text:p/>
          </table:table-cell>
          <table:table-cell table:formula="of:=IF([.Q$2]=[.$B159]; [.$D159]; &quot;&quot;)" office:value-type="float" office:value="4200000000" calcext:value-type="float">
            <text:p>4200000000</text:p>
          </table:table-cell>
          <table:table-cell table:formula="of:=IF([.R$2]=[.$B159]; [.$D159]; &quot;&quot;)">
            <text:p/>
          </table:table-cell>
          <table:table-cell table:formula="of:=IF([.S$2]=[.$B159]; [.$D159]; &quot;&quot;)">
            <text:p/>
          </table:table-cell>
          <table:table-cell table:formula="of:=IF([.T$2]=[.$B159]; [.$D159]; &quot;&quot;)">
            <text:p/>
          </table:table-cell>
          <table:table-cell table:formula="of:=IF([.U$2]=[.$B159]; [.$D159]; &quot;&quot;)">
            <text:p/>
          </table:table-cell>
          <table:table-cell table:formula="of:=IF([.V$2]=[.$B159]; [.$D159]; &quot;&quot;)">
            <text:p/>
          </table:table-cell>
          <table:table-cell table:formula="of:=IF([.W$2]=[.$B159]; [.$D159]; &quot;&quot;)">
            <text:p/>
          </table:table-cell>
          <table:table-cell table:formula="of:=IF([.X$2]=[.$B159]; [.$D159]; &quot;&quot;)">
            <text:p/>
          </table:table-cell>
          <table:table-cell table:formula="of:=IF([.Y$2]=[.$B159]; [.$D159]; &quot;&quot;)">
            <text:p/>
          </table:table-cell>
          <table:table-cell table:formula="of:=IF([.Z$2]=[.$B159]; [.$D159]; &quot;&quot;)">
            <text:p/>
          </table:table-cell>
          <table:table-cell table:formula="of:=IF([.AA$2]=[.$B159]; [.$D159]; &quot;&quot;)">
            <text:p/>
          </table:table-cell>
          <table:table-cell table:formula="of:=IF([.AB$2]=[.$B159]; [.$D159]; &quot;&quot;)">
            <text:p/>
          </table:table-cell>
        </table:table-row>
        <table:table-row table:style-name="ro1">
          <table:table-cell office:value-type="float" office:value="23467" calcext:value-type="float">
            <text:p>23467</text:p>
          </table:table-cell>
          <table:table-cell office:value-type="float" office:value="2" calcext:value-type="float">
            <text:p>2</text:p>
          </table:table-cell>
          <table:table-cell office:value-type="float" office:value="1.666302" calcext:value-type="float">
            <text:p>1.666302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0]; [.$C160]; &quot;&quot;)">
            <text:p/>
          </table:table-cell>
          <table:table-cell table:formula="of:=IF([.F$2]=[.$B160]; [.$C160]; &quot;&quot;)">
            <text:p/>
          </table:table-cell>
          <table:table-cell table:formula="of:=IF([.G$2]=[.$B160]; [.$C160]; &quot;&quot;)" office:value-type="float" office:value="1.666302" calcext:value-type="float">
            <text:p>1.666302</text:p>
          </table:table-cell>
          <table:table-cell table:formula="of:=IF([.H$2]=[.$B160]; [.$C160]; &quot;&quot;)">
            <text:p/>
          </table:table-cell>
          <table:table-cell table:formula="of:=IF([.I$2]=[.$B160]; [.$C160]; &quot;&quot;)">
            <text:p/>
          </table:table-cell>
          <table:table-cell table:formula="of:=IF([.J$2]=[.$B160]; [.$C160]; &quot;&quot;)">
            <text:p/>
          </table:table-cell>
          <table:table-cell table:formula="of:=IF([.K$2]=[.$B160]; [.$C160]; &quot;&quot;)">
            <text:p/>
          </table:table-cell>
          <table:table-cell table:formula="of:=IF([.L$2]=[.$B160]; [.$C160]; &quot;&quot;)">
            <text:p/>
          </table:table-cell>
          <table:table-cell table:formula="of:=IF([.M$2]=[.$B160]; [.$C160]; &quot;&quot;)">
            <text:p/>
          </table:table-cell>
          <table:table-cell table:formula="of:=IF([.N$2]=[.$B160]; [.$C160]; &quot;&quot;)">
            <text:p/>
          </table:table-cell>
          <table:table-cell table:formula="of:=IF([.O$2]=[.$B160]; [.$C160]; &quot;&quot;)">
            <text:p/>
          </table:table-cell>
          <table:table-cell table:formula="of:=IF([.P$2]=[.$B160]; [.$C160]; &quot;&quot;)">
            <text:p/>
          </table:table-cell>
          <table:table-cell table:formula="of:=IF([.Q$2]=[.$B160]; [.$D160]; &quot;&quot;)">
            <text:p/>
          </table:table-cell>
          <table:table-cell table:formula="of:=IF([.R$2]=[.$B160]; [.$D160]; &quot;&quot;)">
            <text:p/>
          </table:table-cell>
          <table:table-cell table:formula="of:=IF([.S$2]=[.$B160]; [.$D160]; &quot;&quot;)" office:value-type="float" office:value="4200000000" calcext:value-type="float">
            <text:p>4200000000</text:p>
          </table:table-cell>
          <table:table-cell table:formula="of:=IF([.T$2]=[.$B160]; [.$D160]; &quot;&quot;)">
            <text:p/>
          </table:table-cell>
          <table:table-cell table:formula="of:=IF([.U$2]=[.$B160]; [.$D160]; &quot;&quot;)">
            <text:p/>
          </table:table-cell>
          <table:table-cell table:formula="of:=IF([.V$2]=[.$B160]; [.$D160]; &quot;&quot;)">
            <text:p/>
          </table:table-cell>
          <table:table-cell table:formula="of:=IF([.W$2]=[.$B160]; [.$D160]; &quot;&quot;)">
            <text:p/>
          </table:table-cell>
          <table:table-cell table:formula="of:=IF([.X$2]=[.$B160]; [.$D160]; &quot;&quot;)">
            <text:p/>
          </table:table-cell>
          <table:table-cell table:formula="of:=IF([.Y$2]=[.$B160]; [.$D160]; &quot;&quot;)">
            <text:p/>
          </table:table-cell>
          <table:table-cell table:formula="of:=IF([.Z$2]=[.$B160]; [.$D160]; &quot;&quot;)">
            <text:p/>
          </table:table-cell>
          <table:table-cell table:formula="of:=IF([.AA$2]=[.$B160]; [.$D160]; &quot;&quot;)">
            <text:p/>
          </table:table-cell>
          <table:table-cell table:formula="of:=IF([.AB$2]=[.$B160]; [.$D160]; &quot;&quot;)">
            <text:p/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float" office:value="1" calcext:value-type="float">
            <text:p>1</text:p>
          </table:table-cell>
          <table:table-cell office:value-type="float" office:value="1.691965" calcext:value-type="float">
            <text:p>1.691965</text:p>
          </table:table-cell>
          <table:table-cell office:value-type="float" office:value="4184618000" calcext:value-type="float">
            <text:p>4184618000</text:p>
          </table:table-cell>
          <table:table-cell table:formula="of:=IF([.E$2]=[.$B161]; [.$C161]; &quot;&quot;)">
            <text:p/>
          </table:table-cell>
          <table:table-cell table:formula="of:=IF([.F$2]=[.$B161]; [.$C161]; &quot;&quot;)" office:value-type="float" office:value="1.691965" calcext:value-type="float">
            <text:p>1.691965</text:p>
          </table:table-cell>
          <table:table-cell table:formula="of:=IF([.G$2]=[.$B161]; [.$C161]; &quot;&quot;)">
            <text:p/>
          </table:table-cell>
          <table:table-cell table:formula="of:=IF([.H$2]=[.$B161]; [.$C161]; &quot;&quot;)">
            <text:p/>
          </table:table-cell>
          <table:table-cell table:formula="of:=IF([.I$2]=[.$B161]; [.$C161]; &quot;&quot;)">
            <text:p/>
          </table:table-cell>
          <table:table-cell table:formula="of:=IF([.J$2]=[.$B161]; [.$C161]; &quot;&quot;)">
            <text:p/>
          </table:table-cell>
          <table:table-cell table:formula="of:=IF([.K$2]=[.$B161]; [.$C161]; &quot;&quot;)">
            <text:p/>
          </table:table-cell>
          <table:table-cell table:formula="of:=IF([.L$2]=[.$B161]; [.$C161]; &quot;&quot;)">
            <text:p/>
          </table:table-cell>
          <table:table-cell table:formula="of:=IF([.M$2]=[.$B161]; [.$C161]; &quot;&quot;)">
            <text:p/>
          </table:table-cell>
          <table:table-cell table:formula="of:=IF([.N$2]=[.$B161]; [.$C161]; &quot;&quot;)">
            <text:p/>
          </table:table-cell>
          <table:table-cell table:formula="of:=IF([.O$2]=[.$B161]; [.$C161]; &quot;&quot;)">
            <text:p/>
          </table:table-cell>
          <table:table-cell table:formula="of:=IF([.P$2]=[.$B161]; [.$C161]; &quot;&quot;)">
            <text:p/>
          </table:table-cell>
          <table:table-cell table:formula="of:=IF([.Q$2]=[.$B161]; [.$D161]; &quot;&quot;)">
            <text:p/>
          </table:table-cell>
          <table:table-cell table:formula="of:=IF([.R$2]=[.$B161]; [.$D161]; &quot;&quot;)" office:value-type="float" office:value="4184618000" calcext:value-type="float">
            <text:p>4184618000</text:p>
          </table:table-cell>
          <table:table-cell table:formula="of:=IF([.S$2]=[.$B161]; [.$D161]; &quot;&quot;)">
            <text:p/>
          </table:table-cell>
          <table:table-cell table:formula="of:=IF([.T$2]=[.$B161]; [.$D161]; &quot;&quot;)">
            <text:p/>
          </table:table-cell>
          <table:table-cell table:formula="of:=IF([.U$2]=[.$B161]; [.$D161]; &quot;&quot;)">
            <text:p/>
          </table:table-cell>
          <table:table-cell table:formula="of:=IF([.V$2]=[.$B161]; [.$D161]; &quot;&quot;)">
            <text:p/>
          </table:table-cell>
          <table:table-cell table:formula="of:=IF([.W$2]=[.$B161]; [.$D161]; &quot;&quot;)">
            <text:p/>
          </table:table-cell>
          <table:table-cell table:formula="of:=IF([.X$2]=[.$B161]; [.$D161]; &quot;&quot;)">
            <text:p/>
          </table:table-cell>
          <table:table-cell table:formula="of:=IF([.Y$2]=[.$B161]; [.$D161]; &quot;&quot;)">
            <text:p/>
          </table:table-cell>
          <table:table-cell table:formula="of:=IF([.Z$2]=[.$B161]; [.$D161]; &quot;&quot;)">
            <text:p/>
          </table:table-cell>
          <table:table-cell table:formula="of:=IF([.AA$2]=[.$B161]; [.$D161]; &quot;&quot;)">
            <text:p/>
          </table:table-cell>
          <table:table-cell table:formula="of:=IF([.AB$2]=[.$B161]; [.$D161]; &quot;&quot;)">
            <text:p/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float" office:value="8" calcext:value-type="float">
            <text:p>8</text:p>
          </table:table-cell>
          <table:table-cell office:value-type="float" office:value="1.839306" calcext:value-type="float">
            <text:p>1.839306</text:p>
          </table:table-cell>
          <table:table-cell office:value-type="float" office:value="4164879000" calcext:value-type="float">
            <text:p>4164879000</text:p>
          </table:table-cell>
          <table:table-cell table:formula="of:=IF([.E$2]=[.$B162]; [.$C162]; &quot;&quot;)">
            <text:p/>
          </table:table-cell>
          <table:table-cell table:formula="of:=IF([.F$2]=[.$B162]; [.$C162]; &quot;&quot;)">
            <text:p/>
          </table:table-cell>
          <table:table-cell table:formula="of:=IF([.G$2]=[.$B162]; [.$C162]; &quot;&quot;)">
            <text:p/>
          </table:table-cell>
          <table:table-cell table:formula="of:=IF([.H$2]=[.$B162]; [.$C162]; &quot;&quot;)">
            <text:p/>
          </table:table-cell>
          <table:table-cell table:formula="of:=IF([.I$2]=[.$B162]; [.$C162]; &quot;&quot;)">
            <text:p/>
          </table:table-cell>
          <table:table-cell table:formula="of:=IF([.J$2]=[.$B162]; [.$C162]; &quot;&quot;)">
            <text:p/>
          </table:table-cell>
          <table:table-cell table:formula="of:=IF([.K$2]=[.$B162]; [.$C162]; &quot;&quot;)">
            <text:p/>
          </table:table-cell>
          <table:table-cell table:formula="of:=IF([.L$2]=[.$B162]; [.$C162]; &quot;&quot;)">
            <text:p/>
          </table:table-cell>
          <table:table-cell table:formula="of:=IF([.M$2]=[.$B162]; [.$C162]; &quot;&quot;)" office:value-type="float" office:value="1.839306" calcext:value-type="float">
            <text:p>1.839306</text:p>
          </table:table-cell>
          <table:table-cell table:formula="of:=IF([.N$2]=[.$B162]; [.$C162]; &quot;&quot;)">
            <text:p/>
          </table:table-cell>
          <table:table-cell table:formula="of:=IF([.O$2]=[.$B162]; [.$C162]; &quot;&quot;)">
            <text:p/>
          </table:table-cell>
          <table:table-cell table:formula="of:=IF([.P$2]=[.$B162]; [.$C162]; &quot;&quot;)">
            <text:p/>
          </table:table-cell>
          <table:table-cell table:formula="of:=IF([.Q$2]=[.$B162]; [.$D162]; &quot;&quot;)">
            <text:p/>
          </table:table-cell>
          <table:table-cell table:formula="of:=IF([.R$2]=[.$B162]; [.$D162]; &quot;&quot;)">
            <text:p/>
          </table:table-cell>
          <table:table-cell table:formula="of:=IF([.S$2]=[.$B162]; [.$D162]; &quot;&quot;)">
            <text:p/>
          </table:table-cell>
          <table:table-cell table:formula="of:=IF([.T$2]=[.$B162]; [.$D162]; &quot;&quot;)">
            <text:p/>
          </table:table-cell>
          <table:table-cell table:formula="of:=IF([.U$2]=[.$B162]; [.$D162]; &quot;&quot;)">
            <text:p/>
          </table:table-cell>
          <table:table-cell table:formula="of:=IF([.V$2]=[.$B162]; [.$D162]; &quot;&quot;)">
            <text:p/>
          </table:table-cell>
          <table:table-cell table:formula="of:=IF([.W$2]=[.$B162]; [.$D162]; &quot;&quot;)">
            <text:p/>
          </table:table-cell>
          <table:table-cell table:formula="of:=IF([.X$2]=[.$B162]; [.$D162]; &quot;&quot;)">
            <text:p/>
          </table:table-cell>
          <table:table-cell table:formula="of:=IF([.Y$2]=[.$B162]; [.$D162]; &quot;&quot;)" office:value-type="float" office:value="4164879000" calcext:value-type="float">
            <text:p>4164879000</text:p>
          </table:table-cell>
          <table:table-cell table:formula="of:=IF([.Z$2]=[.$B162]; [.$D162]; &quot;&quot;)">
            <text:p/>
          </table:table-cell>
          <table:table-cell table:formula="of:=IF([.AA$2]=[.$B162]; [.$D162]; &quot;&quot;)">
            <text:p/>
          </table:table-cell>
          <table:table-cell table:formula="of:=IF([.AB$2]=[.$B162]; [.$D162]; &quot;&quot;)">
            <text:p/>
          </table:table-cell>
        </table:table-row>
        <table:table-row table:style-name="ro1">
          <table:table-cell office:value-type="float" office:value="24094" calcext:value-type="float">
            <text:p>24094</text:p>
          </table:table-cell>
          <table:table-cell office:value-type="float" office:value="4" calcext:value-type="float">
            <text:p>4</text:p>
          </table:table-cell>
          <table:table-cell office:value-type="float" office:value="1.686943" calcext:value-type="float">
            <text:p>1.686943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63]; [.$C163]; &quot;&quot;)">
            <text:p/>
          </table:table-cell>
          <table:table-cell table:formula="of:=IF([.F$2]=[.$B163]; [.$C163]; &quot;&quot;)">
            <text:p/>
          </table:table-cell>
          <table:table-cell table:formula="of:=IF([.G$2]=[.$B163]; [.$C163]; &quot;&quot;)">
            <text:p/>
          </table:table-cell>
          <table:table-cell table:formula="of:=IF([.H$2]=[.$B163]; [.$C163]; &quot;&quot;)">
            <text:p/>
          </table:table-cell>
          <table:table-cell table:formula="of:=IF([.I$2]=[.$B163]; [.$C163]; &quot;&quot;)" office:value-type="float" office:value="1.686943" calcext:value-type="float">
            <text:p>1.686943</text:p>
          </table:table-cell>
          <table:table-cell table:formula="of:=IF([.J$2]=[.$B163]; [.$C163]; &quot;&quot;)">
            <text:p/>
          </table:table-cell>
          <table:table-cell table:formula="of:=IF([.K$2]=[.$B163]; [.$C163]; &quot;&quot;)">
            <text:p/>
          </table:table-cell>
          <table:table-cell table:formula="of:=IF([.L$2]=[.$B163]; [.$C163]; &quot;&quot;)">
            <text:p/>
          </table:table-cell>
          <table:table-cell table:formula="of:=IF([.M$2]=[.$B163]; [.$C163]; &quot;&quot;)">
            <text:p/>
          </table:table-cell>
          <table:table-cell table:formula="of:=IF([.N$2]=[.$B163]; [.$C163]; &quot;&quot;)">
            <text:p/>
          </table:table-cell>
          <table:table-cell table:formula="of:=IF([.O$2]=[.$B163]; [.$C163]; &quot;&quot;)">
            <text:p/>
          </table:table-cell>
          <table:table-cell table:formula="of:=IF([.P$2]=[.$B163]; [.$C163]; &quot;&quot;)">
            <text:p/>
          </table:table-cell>
          <table:table-cell table:formula="of:=IF([.Q$2]=[.$B163]; [.$D163]; &quot;&quot;)">
            <text:p/>
          </table:table-cell>
          <table:table-cell table:formula="of:=IF([.R$2]=[.$B163]; [.$D163]; &quot;&quot;)">
            <text:p/>
          </table:table-cell>
          <table:table-cell table:formula="of:=IF([.S$2]=[.$B163]; [.$D163]; &quot;&quot;)">
            <text:p/>
          </table:table-cell>
          <table:table-cell table:formula="of:=IF([.T$2]=[.$B163]; [.$D163]; &quot;&quot;)">
            <text:p/>
          </table:table-cell>
          <table:table-cell table:formula="of:=IF([.U$2]=[.$B163]; [.$D163]; &quot;&quot;)" office:value-type="float" office:value="4199999000" calcext:value-type="float">
            <text:p>4199999000</text:p>
          </table:table-cell>
          <table:table-cell table:formula="of:=IF([.V$2]=[.$B163]; [.$D163]; &quot;&quot;)">
            <text:p/>
          </table:table-cell>
          <table:table-cell table:formula="of:=IF([.W$2]=[.$B163]; [.$D163]; &quot;&quot;)">
            <text:p/>
          </table:table-cell>
          <table:table-cell table:formula="of:=IF([.X$2]=[.$B163]; [.$D163]; &quot;&quot;)">
            <text:p/>
          </table:table-cell>
          <table:table-cell table:formula="of:=IF([.Y$2]=[.$B163]; [.$D163]; &quot;&quot;)">
            <text:p/>
          </table:table-cell>
          <table:table-cell table:formula="of:=IF([.Z$2]=[.$B163]; [.$D163]; &quot;&quot;)">
            <text:p/>
          </table:table-cell>
          <table:table-cell table:formula="of:=IF([.AA$2]=[.$B163]; [.$D163]; &quot;&quot;)">
            <text:p/>
          </table:table-cell>
          <table:table-cell table:formula="of:=IF([.AB$2]=[.$B163]; [.$D163]; &quot;&quot;)">
            <text:p/>
          </table:table-cell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float" office:value="7" calcext:value-type="float">
            <text:p>7</text:p>
          </table:table-cell>
          <table:table-cell office:value-type="float" office:value="1.599328" calcext:value-type="float">
            <text:p>1.599328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4]; [.$C164]; &quot;&quot;)">
            <text:p/>
          </table:table-cell>
          <table:table-cell table:formula="of:=IF([.F$2]=[.$B164]; [.$C164]; &quot;&quot;)">
            <text:p/>
          </table:table-cell>
          <table:table-cell table:formula="of:=IF([.G$2]=[.$B164]; [.$C164]; &quot;&quot;)">
            <text:p/>
          </table:table-cell>
          <table:table-cell table:formula="of:=IF([.H$2]=[.$B164]; [.$C164]; &quot;&quot;)">
            <text:p/>
          </table:table-cell>
          <table:table-cell table:formula="of:=IF([.I$2]=[.$B164]; [.$C164]; &quot;&quot;)">
            <text:p/>
          </table:table-cell>
          <table:table-cell table:formula="of:=IF([.J$2]=[.$B164]; [.$C164]; &quot;&quot;)">
            <text:p/>
          </table:table-cell>
          <table:table-cell table:formula="of:=IF([.K$2]=[.$B164]; [.$C164]; &quot;&quot;)">
            <text:p/>
          </table:table-cell>
          <table:table-cell table:formula="of:=IF([.L$2]=[.$B164]; [.$C164]; &quot;&quot;)" office:value-type="float" office:value="1.599328" calcext:value-type="float">
            <text:p>1.599328</text:p>
          </table:table-cell>
          <table:table-cell table:formula="of:=IF([.M$2]=[.$B164]; [.$C164]; &quot;&quot;)">
            <text:p/>
          </table:table-cell>
          <table:table-cell table:formula="of:=IF([.N$2]=[.$B164]; [.$C164]; &quot;&quot;)">
            <text:p/>
          </table:table-cell>
          <table:table-cell table:formula="of:=IF([.O$2]=[.$B164]; [.$C164]; &quot;&quot;)">
            <text:p/>
          </table:table-cell>
          <table:table-cell table:formula="of:=IF([.P$2]=[.$B164]; [.$C164]; &quot;&quot;)">
            <text:p/>
          </table:table-cell>
          <table:table-cell table:formula="of:=IF([.Q$2]=[.$B164]; [.$D164]; &quot;&quot;)">
            <text:p/>
          </table:table-cell>
          <table:table-cell table:formula="of:=IF([.R$2]=[.$B164]; [.$D164]; &quot;&quot;)">
            <text:p/>
          </table:table-cell>
          <table:table-cell table:formula="of:=IF([.S$2]=[.$B164]; [.$D164]; &quot;&quot;)">
            <text:p/>
          </table:table-cell>
          <table:table-cell table:formula="of:=IF([.T$2]=[.$B164]; [.$D164]; &quot;&quot;)">
            <text:p/>
          </table:table-cell>
          <table:table-cell table:formula="of:=IF([.U$2]=[.$B164]; [.$D164]; &quot;&quot;)">
            <text:p/>
          </table:table-cell>
          <table:table-cell table:formula="of:=IF([.V$2]=[.$B164]; [.$D164]; &quot;&quot;)">
            <text:p/>
          </table:table-cell>
          <table:table-cell table:formula="of:=IF([.W$2]=[.$B164]; [.$D164]; &quot;&quot;)">
            <text:p/>
          </table:table-cell>
          <table:table-cell table:formula="of:=IF([.X$2]=[.$B164]; [.$D164]; &quot;&quot;)" office:value-type="float" office:value="4200000000" calcext:value-type="float">
            <text:p>4200000000</text:p>
          </table:table-cell>
          <table:table-cell table:formula="of:=IF([.Y$2]=[.$B164]; [.$D164]; &quot;&quot;)">
            <text:p/>
          </table:table-cell>
          <table:table-cell table:formula="of:=IF([.Z$2]=[.$B164]; [.$D164]; &quot;&quot;)">
            <text:p/>
          </table:table-cell>
          <table:table-cell table:formula="of:=IF([.AA$2]=[.$B164]; [.$D164]; &quot;&quot;)">
            <text:p/>
          </table:table-cell>
          <table:table-cell table:formula="of:=IF([.AB$2]=[.$B164]; [.$D164]; &quot;&quot;)">
            <text:p/>
          </table:table-cell>
        </table:table-row>
        <table:table-row table:style-name="ro1">
          <table:table-cell office:value-type="float" office:value="24306" calcext:value-type="float">
            <text:p>24306</text:p>
          </table:table-cell>
          <table:table-cell office:value-type="float" office:value="10" calcext:value-type="float">
            <text:p>10</text:p>
          </table:table-cell>
          <table:table-cell office:value-type="float" office:value="1.799736" calcext:value-type="float">
            <text:p>1.799736</text:p>
          </table:table-cell>
          <table:table-cell office:value-type="float" office:value="4194155000" calcext:value-type="float">
            <text:p>4194155000</text:p>
          </table:table-cell>
          <table:table-cell table:formula="of:=IF([.E$2]=[.$B165]; [.$C165]; &quot;&quot;)">
            <text:p/>
          </table:table-cell>
          <table:table-cell table:formula="of:=IF([.F$2]=[.$B165]; [.$C165]; &quot;&quot;)">
            <text:p/>
          </table:table-cell>
          <table:table-cell table:formula="of:=IF([.G$2]=[.$B165]; [.$C165]; &quot;&quot;)">
            <text:p/>
          </table:table-cell>
          <table:table-cell table:formula="of:=IF([.H$2]=[.$B165]; [.$C165]; &quot;&quot;)">
            <text:p/>
          </table:table-cell>
          <table:table-cell table:formula="of:=IF([.I$2]=[.$B165]; [.$C165]; &quot;&quot;)">
            <text:p/>
          </table:table-cell>
          <table:table-cell table:formula="of:=IF([.J$2]=[.$B165]; [.$C165]; &quot;&quot;)">
            <text:p/>
          </table:table-cell>
          <table:table-cell table:formula="of:=IF([.K$2]=[.$B165]; [.$C165]; &quot;&quot;)">
            <text:p/>
          </table:table-cell>
          <table:table-cell table:formula="of:=IF([.L$2]=[.$B165]; [.$C165]; &quot;&quot;)">
            <text:p/>
          </table:table-cell>
          <table:table-cell table:formula="of:=IF([.M$2]=[.$B165]; [.$C165]; &quot;&quot;)">
            <text:p/>
          </table:table-cell>
          <table:table-cell table:formula="of:=IF([.N$2]=[.$B165]; [.$C165]; &quot;&quot;)">
            <text:p/>
          </table:table-cell>
          <table:table-cell table:formula="of:=IF([.O$2]=[.$B165]; [.$C165]; &quot;&quot;)" office:value-type="float" office:value="1.799736" calcext:value-type="float">
            <text:p>1.799736</text:p>
          </table:table-cell>
          <table:table-cell table:formula="of:=IF([.P$2]=[.$B165]; [.$C165]; &quot;&quot;)">
            <text:p/>
          </table:table-cell>
          <table:table-cell table:formula="of:=IF([.Q$2]=[.$B165]; [.$D165]; &quot;&quot;)">
            <text:p/>
          </table:table-cell>
          <table:table-cell table:formula="of:=IF([.R$2]=[.$B165]; [.$D165]; &quot;&quot;)">
            <text:p/>
          </table:table-cell>
          <table:table-cell table:formula="of:=IF([.S$2]=[.$B165]; [.$D165]; &quot;&quot;)">
            <text:p/>
          </table:table-cell>
          <table:table-cell table:formula="of:=IF([.T$2]=[.$B165]; [.$D165]; &quot;&quot;)">
            <text:p/>
          </table:table-cell>
          <table:table-cell table:formula="of:=IF([.U$2]=[.$B165]; [.$D165]; &quot;&quot;)">
            <text:p/>
          </table:table-cell>
          <table:table-cell table:formula="of:=IF([.V$2]=[.$B165]; [.$D165]; &quot;&quot;)">
            <text:p/>
          </table:table-cell>
          <table:table-cell table:formula="of:=IF([.W$2]=[.$B165]; [.$D165]; &quot;&quot;)">
            <text:p/>
          </table:table-cell>
          <table:table-cell table:formula="of:=IF([.X$2]=[.$B165]; [.$D165]; &quot;&quot;)">
            <text:p/>
          </table:table-cell>
          <table:table-cell table:formula="of:=IF([.Y$2]=[.$B165]; [.$D165]; &quot;&quot;)">
            <text:p/>
          </table:table-cell>
          <table:table-cell table:formula="of:=IF([.Z$2]=[.$B165]; [.$D165]; &quot;&quot;)">
            <text:p/>
          </table:table-cell>
          <table:table-cell table:formula="of:=IF([.AA$2]=[.$B165]; [.$D165]; &quot;&quot;)" office:value-type="float" office:value="4194155000" calcext:value-type="float">
            <text:p>4194155000</text:p>
          </table:table-cell>
          <table:table-cell table:formula="of:=IF([.AB$2]=[.$B165]; [.$D165]; &quot;&quot;)">
            <text:p/>
          </table:table-cell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6" calcext:value-type="float">
            <text:p>6</text:p>
          </table:table-cell>
          <table:table-cell office:value-type="float" office:value="2.014146" calcext:value-type="float">
            <text:p>2.014146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6]; [.$C166]; &quot;&quot;)">
            <text:p/>
          </table:table-cell>
          <table:table-cell table:formula="of:=IF([.F$2]=[.$B166]; [.$C166]; &quot;&quot;)">
            <text:p/>
          </table:table-cell>
          <table:table-cell table:formula="of:=IF([.G$2]=[.$B166]; [.$C166]; &quot;&quot;)">
            <text:p/>
          </table:table-cell>
          <table:table-cell table:formula="of:=IF([.H$2]=[.$B166]; [.$C166]; &quot;&quot;)">
            <text:p/>
          </table:table-cell>
          <table:table-cell table:formula="of:=IF([.I$2]=[.$B166]; [.$C166]; &quot;&quot;)">
            <text:p/>
          </table:table-cell>
          <table:table-cell table:formula="of:=IF([.J$2]=[.$B166]; [.$C166]; &quot;&quot;)">
            <text:p/>
          </table:table-cell>
          <table:table-cell table:formula="of:=IF([.K$2]=[.$B166]; [.$C166]; &quot;&quot;)" office:value-type="float" office:value="2.014146" calcext:value-type="float">
            <text:p>2.014146</text:p>
          </table:table-cell>
          <table:table-cell table:formula="of:=IF([.L$2]=[.$B166]; [.$C166]; &quot;&quot;)">
            <text:p/>
          </table:table-cell>
          <table:table-cell table:formula="of:=IF([.M$2]=[.$B166]; [.$C166]; &quot;&quot;)">
            <text:p/>
          </table:table-cell>
          <table:table-cell table:formula="of:=IF([.N$2]=[.$B166]; [.$C166]; &quot;&quot;)">
            <text:p/>
          </table:table-cell>
          <table:table-cell table:formula="of:=IF([.O$2]=[.$B166]; [.$C166]; &quot;&quot;)">
            <text:p/>
          </table:table-cell>
          <table:table-cell table:formula="of:=IF([.P$2]=[.$B166]; [.$C166]; &quot;&quot;)">
            <text:p/>
          </table:table-cell>
          <table:table-cell table:formula="of:=IF([.Q$2]=[.$B166]; [.$D166]; &quot;&quot;)">
            <text:p/>
          </table:table-cell>
          <table:table-cell table:formula="of:=IF([.R$2]=[.$B166]; [.$D166]; &quot;&quot;)">
            <text:p/>
          </table:table-cell>
          <table:table-cell table:formula="of:=IF([.S$2]=[.$B166]; [.$D166]; &quot;&quot;)">
            <text:p/>
          </table:table-cell>
          <table:table-cell table:formula="of:=IF([.T$2]=[.$B166]; [.$D166]; &quot;&quot;)">
            <text:p/>
          </table:table-cell>
          <table:table-cell table:formula="of:=IF([.U$2]=[.$B166]; [.$D166]; &quot;&quot;)">
            <text:p/>
          </table:table-cell>
          <table:table-cell table:formula="of:=IF([.V$2]=[.$B166]; [.$D166]; &quot;&quot;)">
            <text:p/>
          </table:table-cell>
          <table:table-cell table:formula="of:=IF([.W$2]=[.$B166]; [.$D166]; &quot;&quot;)" office:value-type="float" office:value="4200000000" calcext:value-type="float">
            <text:p>4200000000</text:p>
          </table:table-cell>
          <table:table-cell table:formula="of:=IF([.X$2]=[.$B166]; [.$D166]; &quot;&quot;)">
            <text:p/>
          </table:table-cell>
          <table:table-cell table:formula="of:=IF([.Y$2]=[.$B166]; [.$D166]; &quot;&quot;)">
            <text:p/>
          </table:table-cell>
          <table:table-cell table:formula="of:=IF([.Z$2]=[.$B166]; [.$D166]; &quot;&quot;)">
            <text:p/>
          </table:table-cell>
          <table:table-cell table:formula="of:=IF([.AA$2]=[.$B166]; [.$D166]; &quot;&quot;)">
            <text:p/>
          </table:table-cell>
          <table:table-cell table:formula="of:=IF([.AB$2]=[.$B166]; [.$D166]; &quot;&quot;)">
            <text:p/>
          </table:table-cell>
        </table:table-row>
        <table:table-row table:style-name="ro1">
          <table:table-cell office:value-type="float" office:value="24388" calcext:value-type="float">
            <text:p>24388</text:p>
          </table:table-cell>
          <table:table-cell office:value-type="float" office:value="3" calcext:value-type="float">
            <text:p>3</text:p>
          </table:table-cell>
          <table:table-cell office:value-type="float" office:value="1.681076" calcext:value-type="float">
            <text:p>1.681076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7]; [.$C167]; &quot;&quot;)">
            <text:p/>
          </table:table-cell>
          <table:table-cell table:formula="of:=IF([.F$2]=[.$B167]; [.$C167]; &quot;&quot;)">
            <text:p/>
          </table:table-cell>
          <table:table-cell table:formula="of:=IF([.G$2]=[.$B167]; [.$C167]; &quot;&quot;)">
            <text:p/>
          </table:table-cell>
          <table:table-cell table:formula="of:=IF([.H$2]=[.$B167]; [.$C167]; &quot;&quot;)" office:value-type="float" office:value="1.681076" calcext:value-type="float">
            <text:p>1.681076</text:p>
          </table:table-cell>
          <table:table-cell table:formula="of:=IF([.I$2]=[.$B167]; [.$C167]; &quot;&quot;)">
            <text:p/>
          </table:table-cell>
          <table:table-cell table:formula="of:=IF([.J$2]=[.$B167]; [.$C167]; &quot;&quot;)">
            <text:p/>
          </table:table-cell>
          <table:table-cell table:formula="of:=IF([.K$2]=[.$B167]; [.$C167]; &quot;&quot;)">
            <text:p/>
          </table:table-cell>
          <table:table-cell table:formula="of:=IF([.L$2]=[.$B167]; [.$C167]; &quot;&quot;)">
            <text:p/>
          </table:table-cell>
          <table:table-cell table:formula="of:=IF([.M$2]=[.$B167]; [.$C167]; &quot;&quot;)">
            <text:p/>
          </table:table-cell>
          <table:table-cell table:formula="of:=IF([.N$2]=[.$B167]; [.$C167]; &quot;&quot;)">
            <text:p/>
          </table:table-cell>
          <table:table-cell table:formula="of:=IF([.O$2]=[.$B167]; [.$C167]; &quot;&quot;)">
            <text:p/>
          </table:table-cell>
          <table:table-cell table:formula="of:=IF([.P$2]=[.$B167]; [.$C167]; &quot;&quot;)">
            <text:p/>
          </table:table-cell>
          <table:table-cell table:formula="of:=IF([.Q$2]=[.$B167]; [.$D167]; &quot;&quot;)">
            <text:p/>
          </table:table-cell>
          <table:table-cell table:formula="of:=IF([.R$2]=[.$B167]; [.$D167]; &quot;&quot;)">
            <text:p/>
          </table:table-cell>
          <table:table-cell table:formula="of:=IF([.S$2]=[.$B167]; [.$D167]; &quot;&quot;)">
            <text:p/>
          </table:table-cell>
          <table:table-cell table:formula="of:=IF([.T$2]=[.$B167]; [.$D167]; &quot;&quot;)" office:value-type="float" office:value="4200000000" calcext:value-type="float">
            <text:p>4200000000</text:p>
          </table:table-cell>
          <table:table-cell table:formula="of:=IF([.U$2]=[.$B167]; [.$D167]; &quot;&quot;)">
            <text:p/>
          </table:table-cell>
          <table:table-cell table:formula="of:=IF([.V$2]=[.$B167]; [.$D167]; &quot;&quot;)">
            <text:p/>
          </table:table-cell>
          <table:table-cell table:formula="of:=IF([.W$2]=[.$B167]; [.$D167]; &quot;&quot;)">
            <text:p/>
          </table:table-cell>
          <table:table-cell table:formula="of:=IF([.X$2]=[.$B167]; [.$D167]; &quot;&quot;)">
            <text:p/>
          </table:table-cell>
          <table:table-cell table:formula="of:=IF([.Y$2]=[.$B167]; [.$D167]; &quot;&quot;)">
            <text:p/>
          </table:table-cell>
          <table:table-cell table:formula="of:=IF([.Z$2]=[.$B167]; [.$D167]; &quot;&quot;)">
            <text:p/>
          </table:table-cell>
          <table:table-cell table:formula="of:=IF([.AA$2]=[.$B167]; [.$D167]; &quot;&quot;)">
            <text:p/>
          </table:table-cell>
          <table:table-cell table:formula="of:=IF([.AB$2]=[.$B167]; [.$D167]; &quot;&quot;)">
            <text:p/>
          </table:table-cell>
        </table:table-row>
        <table:table-row table:style-name="ro1">
          <table:table-cell office:value-type="float" office:value="24697" calcext:value-type="float">
            <text:p>24697</text:p>
          </table:table-cell>
          <table:table-cell office:value-type="float" office:value="9" calcext:value-type="float">
            <text:p>9</text:p>
          </table:table-cell>
          <table:table-cell office:value-type="float" office:value="1.673741" calcext:value-type="float">
            <text:p>1.673741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68]; [.$C168]; &quot;&quot;)">
            <text:p/>
          </table:table-cell>
          <table:table-cell table:formula="of:=IF([.F$2]=[.$B168]; [.$C168]; &quot;&quot;)">
            <text:p/>
          </table:table-cell>
          <table:table-cell table:formula="of:=IF([.G$2]=[.$B168]; [.$C168]; &quot;&quot;)">
            <text:p/>
          </table:table-cell>
          <table:table-cell table:formula="of:=IF([.H$2]=[.$B168]; [.$C168]; &quot;&quot;)">
            <text:p/>
          </table:table-cell>
          <table:table-cell table:formula="of:=IF([.I$2]=[.$B168]; [.$C168]; &quot;&quot;)">
            <text:p/>
          </table:table-cell>
          <table:table-cell table:formula="of:=IF([.J$2]=[.$B168]; [.$C168]; &quot;&quot;)">
            <text:p/>
          </table:table-cell>
          <table:table-cell table:formula="of:=IF([.K$2]=[.$B168]; [.$C168]; &quot;&quot;)">
            <text:p/>
          </table:table-cell>
          <table:table-cell table:formula="of:=IF([.L$2]=[.$B168]; [.$C168]; &quot;&quot;)">
            <text:p/>
          </table:table-cell>
          <table:table-cell table:formula="of:=IF([.M$2]=[.$B168]; [.$C168]; &quot;&quot;)">
            <text:p/>
          </table:table-cell>
          <table:table-cell table:formula="of:=IF([.N$2]=[.$B168]; [.$C168]; &quot;&quot;)" office:value-type="float" office:value="1.673741" calcext:value-type="float">
            <text:p>1.673741</text:p>
          </table:table-cell>
          <table:table-cell table:formula="of:=IF([.O$2]=[.$B168]; [.$C168]; &quot;&quot;)">
            <text:p/>
          </table:table-cell>
          <table:table-cell table:formula="of:=IF([.P$2]=[.$B168]; [.$C168]; &quot;&quot;)">
            <text:p/>
          </table:table-cell>
          <table:table-cell table:formula="of:=IF([.Q$2]=[.$B168]; [.$D168]; &quot;&quot;)">
            <text:p/>
          </table:table-cell>
          <table:table-cell table:formula="of:=IF([.R$2]=[.$B168]; [.$D168]; &quot;&quot;)">
            <text:p/>
          </table:table-cell>
          <table:table-cell table:formula="of:=IF([.S$2]=[.$B168]; [.$D168]; &quot;&quot;)">
            <text:p/>
          </table:table-cell>
          <table:table-cell table:formula="of:=IF([.T$2]=[.$B168]; [.$D168]; &quot;&quot;)">
            <text:p/>
          </table:table-cell>
          <table:table-cell table:formula="of:=IF([.U$2]=[.$B168]; [.$D168]; &quot;&quot;)">
            <text:p/>
          </table:table-cell>
          <table:table-cell table:formula="of:=IF([.V$2]=[.$B168]; [.$D168]; &quot;&quot;)">
            <text:p/>
          </table:table-cell>
          <table:table-cell table:formula="of:=IF([.W$2]=[.$B168]; [.$D168]; &quot;&quot;)">
            <text:p/>
          </table:table-cell>
          <table:table-cell table:formula="of:=IF([.X$2]=[.$B168]; [.$D168]; &quot;&quot;)">
            <text:p/>
          </table:table-cell>
          <table:table-cell table:formula="of:=IF([.Y$2]=[.$B168]; [.$D168]; &quot;&quot;)">
            <text:p/>
          </table:table-cell>
          <table:table-cell table:formula="of:=IF([.Z$2]=[.$B168]; [.$D168]; &quot;&quot;)" office:value-type="float" office:value="4200000000" calcext:value-type="float">
            <text:p>4200000000</text:p>
          </table:table-cell>
          <table:table-cell table:formula="of:=IF([.AA$2]=[.$B168]; [.$D168]; &quot;&quot;)">
            <text:p/>
          </table:table-cell>
          <table:table-cell table:formula="of:=IF([.AB$2]=[.$B168]; [.$D168]; &quot;&quot;)">
            <text:p/>
          </table:table-cell>
        </table:table-row>
        <table:table-row table:style-name="ro1">
          <table:table-cell office:value-type="float" office:value="24867" calcext:value-type="float">
            <text:p>24867</text:p>
          </table:table-cell>
          <table:table-cell office:value-type="float" office:value="5" calcext:value-type="float">
            <text:p>5</text:p>
          </table:table-cell>
          <table:table-cell office:value-type="float" office:value="1.6819" calcext:value-type="float">
            <text:p>1.6819</text:p>
          </table:table-cell>
          <table:table-cell office:value-type="float" office:value="4159390000" calcext:value-type="float">
            <text:p>4159390000</text:p>
          </table:table-cell>
          <table:table-cell table:formula="of:=IF([.E$2]=[.$B169]; [.$C169]; &quot;&quot;)">
            <text:p/>
          </table:table-cell>
          <table:table-cell table:formula="of:=IF([.F$2]=[.$B169]; [.$C169]; &quot;&quot;)">
            <text:p/>
          </table:table-cell>
          <table:table-cell table:formula="of:=IF([.G$2]=[.$B169]; [.$C169]; &quot;&quot;)">
            <text:p/>
          </table:table-cell>
          <table:table-cell table:formula="of:=IF([.H$2]=[.$B169]; [.$C169]; &quot;&quot;)">
            <text:p/>
          </table:table-cell>
          <table:table-cell table:formula="of:=IF([.I$2]=[.$B169]; [.$C169]; &quot;&quot;)">
            <text:p/>
          </table:table-cell>
          <table:table-cell table:formula="of:=IF([.J$2]=[.$B169]; [.$C169]; &quot;&quot;)" office:value-type="float" office:value="1.6819" calcext:value-type="float">
            <text:p>1.6819</text:p>
          </table:table-cell>
          <table:table-cell table:formula="of:=IF([.K$2]=[.$B169]; [.$C169]; &quot;&quot;)">
            <text:p/>
          </table:table-cell>
          <table:table-cell table:formula="of:=IF([.L$2]=[.$B169]; [.$C169]; &quot;&quot;)">
            <text:p/>
          </table:table-cell>
          <table:table-cell table:formula="of:=IF([.M$2]=[.$B169]; [.$C169]; &quot;&quot;)">
            <text:p/>
          </table:table-cell>
          <table:table-cell table:formula="of:=IF([.N$2]=[.$B169]; [.$C169]; &quot;&quot;)">
            <text:p/>
          </table:table-cell>
          <table:table-cell table:formula="of:=IF([.O$2]=[.$B169]; [.$C169]; &quot;&quot;)">
            <text:p/>
          </table:table-cell>
          <table:table-cell table:formula="of:=IF([.P$2]=[.$B169]; [.$C169]; &quot;&quot;)">
            <text:p/>
          </table:table-cell>
          <table:table-cell table:formula="of:=IF([.Q$2]=[.$B169]; [.$D169]; &quot;&quot;)">
            <text:p/>
          </table:table-cell>
          <table:table-cell table:formula="of:=IF([.R$2]=[.$B169]; [.$D169]; &quot;&quot;)">
            <text:p/>
          </table:table-cell>
          <table:table-cell table:formula="of:=IF([.S$2]=[.$B169]; [.$D169]; &quot;&quot;)">
            <text:p/>
          </table:table-cell>
          <table:table-cell table:formula="of:=IF([.T$2]=[.$B169]; [.$D169]; &quot;&quot;)">
            <text:p/>
          </table:table-cell>
          <table:table-cell table:formula="of:=IF([.U$2]=[.$B169]; [.$D169]; &quot;&quot;)">
            <text:p/>
          </table:table-cell>
          <table:table-cell table:formula="of:=IF([.V$2]=[.$B169]; [.$D169]; &quot;&quot;)" office:value-type="float" office:value="4159390000" calcext:value-type="float">
            <text:p>4159390000</text:p>
          </table:table-cell>
          <table:table-cell table:formula="of:=IF([.W$2]=[.$B169]; [.$D169]; &quot;&quot;)">
            <text:p/>
          </table:table-cell>
          <table:table-cell table:formula="of:=IF([.X$2]=[.$B169]; [.$D169]; &quot;&quot;)">
            <text:p/>
          </table:table-cell>
          <table:table-cell table:formula="of:=IF([.Y$2]=[.$B169]; [.$D169]; &quot;&quot;)">
            <text:p/>
          </table:table-cell>
          <table:table-cell table:formula="of:=IF([.Z$2]=[.$B169]; [.$D169]; &quot;&quot;)">
            <text:p/>
          </table:table-cell>
          <table:table-cell table:formula="of:=IF([.AA$2]=[.$B169]; [.$D169]; &quot;&quot;)">
            <text:p/>
          </table:table-cell>
          <table:table-cell table:formula="of:=IF([.AB$2]=[.$B169]; [.$D169]; &quot;&quot;)">
            <text:p/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11" calcext:value-type="float">
            <text:p>11</text:p>
          </table:table-cell>
          <table:table-cell office:value-type="float" office:value="1.77779" calcext:value-type="float">
            <text:p>1.77779</text:p>
          </table:table-cell>
          <table:table-cell office:value-type="float" office:value="4193567000" calcext:value-type="float">
            <text:p>4193567000</text:p>
          </table:table-cell>
          <table:table-cell table:formula="of:=IF([.E$2]=[.$B170]; [.$C170]; &quot;&quot;)">
            <text:p/>
          </table:table-cell>
          <table:table-cell table:formula="of:=IF([.F$2]=[.$B170]; [.$C170]; &quot;&quot;)">
            <text:p/>
          </table:table-cell>
          <table:table-cell table:formula="of:=IF([.G$2]=[.$B170]; [.$C170]; &quot;&quot;)">
            <text:p/>
          </table:table-cell>
          <table:table-cell table:formula="of:=IF([.H$2]=[.$B170]; [.$C170]; &quot;&quot;)">
            <text:p/>
          </table:table-cell>
          <table:table-cell table:formula="of:=IF([.I$2]=[.$B170]; [.$C170]; &quot;&quot;)">
            <text:p/>
          </table:table-cell>
          <table:table-cell table:formula="of:=IF([.J$2]=[.$B170]; [.$C170]; &quot;&quot;)">
            <text:p/>
          </table:table-cell>
          <table:table-cell table:formula="of:=IF([.K$2]=[.$B170]; [.$C170]; &quot;&quot;)">
            <text:p/>
          </table:table-cell>
          <table:table-cell table:formula="of:=IF([.L$2]=[.$B170]; [.$C170]; &quot;&quot;)">
            <text:p/>
          </table:table-cell>
          <table:table-cell table:formula="of:=IF([.M$2]=[.$B170]; [.$C170]; &quot;&quot;)">
            <text:p/>
          </table:table-cell>
          <table:table-cell table:formula="of:=IF([.N$2]=[.$B170]; [.$C170]; &quot;&quot;)">
            <text:p/>
          </table:table-cell>
          <table:table-cell table:formula="of:=IF([.O$2]=[.$B170]; [.$C170]; &quot;&quot;)">
            <text:p/>
          </table:table-cell>
          <table:table-cell table:formula="of:=IF([.P$2]=[.$B170]; [.$C170]; &quot;&quot;)" office:value-type="float" office:value="1.77779" calcext:value-type="float">
            <text:p>1.77779</text:p>
          </table:table-cell>
          <table:table-cell table:formula="of:=IF([.Q$2]=[.$B170]; [.$D170]; &quot;&quot;)">
            <text:p/>
          </table:table-cell>
          <table:table-cell table:formula="of:=IF([.R$2]=[.$B170]; [.$D170]; &quot;&quot;)">
            <text:p/>
          </table:table-cell>
          <table:table-cell table:formula="of:=IF([.S$2]=[.$B170]; [.$D170]; &quot;&quot;)">
            <text:p/>
          </table:table-cell>
          <table:table-cell table:formula="of:=IF([.T$2]=[.$B170]; [.$D170]; &quot;&quot;)">
            <text:p/>
          </table:table-cell>
          <table:table-cell table:formula="of:=IF([.U$2]=[.$B170]; [.$D170]; &quot;&quot;)">
            <text:p/>
          </table:table-cell>
          <table:table-cell table:formula="of:=IF([.V$2]=[.$B170]; [.$D170]; &quot;&quot;)">
            <text:p/>
          </table:table-cell>
          <table:table-cell table:formula="of:=IF([.W$2]=[.$B170]; [.$D170]; &quot;&quot;)">
            <text:p/>
          </table:table-cell>
          <table:table-cell table:formula="of:=IF([.X$2]=[.$B170]; [.$D170]; &quot;&quot;)">
            <text:p/>
          </table:table-cell>
          <table:table-cell table:formula="of:=IF([.Y$2]=[.$B170]; [.$D170]; &quot;&quot;)">
            <text:p/>
          </table:table-cell>
          <table:table-cell table:formula="of:=IF([.Z$2]=[.$B170]; [.$D170]; &quot;&quot;)">
            <text:p/>
          </table:table-cell>
          <table:table-cell table:formula="of:=IF([.AA$2]=[.$B170]; [.$D170]; &quot;&quot;)">
            <text:p/>
          </table:table-cell>
          <table:table-cell table:formula="of:=IF([.AB$2]=[.$B170]; [.$D170]; &quot;&quot;)" office:value-type="float" office:value="4193567000" calcext:value-type="float">
            <text:p>4193567000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0" calcext:value-type="float">
            <text:p>0</text:p>
          </table:table-cell>
          <table:table-cell office:value-type="float" office:value="1.681156" calcext:value-type="float">
            <text:p>1.681156</text:p>
          </table:table-cell>
          <table:table-cell office:value-type="float" office:value="4193563000" calcext:value-type="float">
            <text:p>4193563000</text:p>
          </table:table-cell>
          <table:table-cell table:formula="of:=IF([.E$2]=[.$B171]; [.$C171]; &quot;&quot;)" office:value-type="float" office:value="1.681156" calcext:value-type="float">
            <text:p>1.681156</text:p>
          </table:table-cell>
          <table:table-cell table:formula="of:=IF([.F$2]=[.$B171]; [.$C171]; &quot;&quot;)">
            <text:p/>
          </table:table-cell>
          <table:table-cell table:formula="of:=IF([.G$2]=[.$B171]; [.$C171]; &quot;&quot;)">
            <text:p/>
          </table:table-cell>
          <table:table-cell table:formula="of:=IF([.H$2]=[.$B171]; [.$C171]; &quot;&quot;)">
            <text:p/>
          </table:table-cell>
          <table:table-cell table:formula="of:=IF([.I$2]=[.$B171]; [.$C171]; &quot;&quot;)">
            <text:p/>
          </table:table-cell>
          <table:table-cell table:formula="of:=IF([.J$2]=[.$B171]; [.$C171]; &quot;&quot;)">
            <text:p/>
          </table:table-cell>
          <table:table-cell table:formula="of:=IF([.K$2]=[.$B171]; [.$C171]; &quot;&quot;)">
            <text:p/>
          </table:table-cell>
          <table:table-cell table:formula="of:=IF([.L$2]=[.$B171]; [.$C171]; &quot;&quot;)">
            <text:p/>
          </table:table-cell>
          <table:table-cell table:formula="of:=IF([.M$2]=[.$B171]; [.$C171]; &quot;&quot;)">
            <text:p/>
          </table:table-cell>
          <table:table-cell table:formula="of:=IF([.N$2]=[.$B171]; [.$C171]; &quot;&quot;)">
            <text:p/>
          </table:table-cell>
          <table:table-cell table:formula="of:=IF([.O$2]=[.$B171]; [.$C171]; &quot;&quot;)">
            <text:p/>
          </table:table-cell>
          <table:table-cell table:formula="of:=IF([.P$2]=[.$B171]; [.$C171]; &quot;&quot;)">
            <text:p/>
          </table:table-cell>
          <table:table-cell table:formula="of:=IF([.Q$2]=[.$B171]; [.$D171]; &quot;&quot;)" office:value-type="float" office:value="4193563000" calcext:value-type="float">
            <text:p>4193563000</text:p>
          </table:table-cell>
          <table:table-cell table:formula="of:=IF([.R$2]=[.$B171]; [.$D171]; &quot;&quot;)">
            <text:p/>
          </table:table-cell>
          <table:table-cell table:formula="of:=IF([.S$2]=[.$B171]; [.$D171]; &quot;&quot;)">
            <text:p/>
          </table:table-cell>
          <table:table-cell table:formula="of:=IF([.T$2]=[.$B171]; [.$D171]; &quot;&quot;)">
            <text:p/>
          </table:table-cell>
          <table:table-cell table:formula="of:=IF([.U$2]=[.$B171]; [.$D171]; &quot;&quot;)">
            <text:p/>
          </table:table-cell>
          <table:table-cell table:formula="of:=IF([.V$2]=[.$B171]; [.$D171]; &quot;&quot;)">
            <text:p/>
          </table:table-cell>
          <table:table-cell table:formula="of:=IF([.W$2]=[.$B171]; [.$D171]; &quot;&quot;)">
            <text:p/>
          </table:table-cell>
          <table:table-cell table:formula="of:=IF([.X$2]=[.$B171]; [.$D171]; &quot;&quot;)">
            <text:p/>
          </table:table-cell>
          <table:table-cell table:formula="of:=IF([.Y$2]=[.$B171]; [.$D171]; &quot;&quot;)">
            <text:p/>
          </table:table-cell>
          <table:table-cell table:formula="of:=IF([.Z$2]=[.$B171]; [.$D171]; &quot;&quot;)">
            <text:p/>
          </table:table-cell>
          <table:table-cell table:formula="of:=IF([.AA$2]=[.$B171]; [.$D171]; &quot;&quot;)">
            <text:p/>
          </table:table-cell>
          <table:table-cell table:formula="of:=IF([.AB$2]=[.$B171]; [.$D171]; &quot;&quot;)">
            <text:p/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2" calcext:value-type="float">
            <text:p>2</text:p>
          </table:table-cell>
          <table:table-cell office:value-type="float" office:value="1.639727" calcext:value-type="float">
            <text:p>1.63972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72]; [.$C172]; &quot;&quot;)">
            <text:p/>
          </table:table-cell>
          <table:table-cell table:formula="of:=IF([.F$2]=[.$B172]; [.$C172]; &quot;&quot;)">
            <text:p/>
          </table:table-cell>
          <table:table-cell table:formula="of:=IF([.G$2]=[.$B172]; [.$C172]; &quot;&quot;)" office:value-type="float" office:value="1.639727" calcext:value-type="float">
            <text:p>1.639727</text:p>
          </table:table-cell>
          <table:table-cell table:formula="of:=IF([.H$2]=[.$B172]; [.$C172]; &quot;&quot;)">
            <text:p/>
          </table:table-cell>
          <table:table-cell table:formula="of:=IF([.I$2]=[.$B172]; [.$C172]; &quot;&quot;)">
            <text:p/>
          </table:table-cell>
          <table:table-cell table:formula="of:=IF([.J$2]=[.$B172]; [.$C172]; &quot;&quot;)">
            <text:p/>
          </table:table-cell>
          <table:table-cell table:formula="of:=IF([.K$2]=[.$B172]; [.$C172]; &quot;&quot;)">
            <text:p/>
          </table:table-cell>
          <table:table-cell table:formula="of:=IF([.L$2]=[.$B172]; [.$C172]; &quot;&quot;)">
            <text:p/>
          </table:table-cell>
          <table:table-cell table:formula="of:=IF([.M$2]=[.$B172]; [.$C172]; &quot;&quot;)">
            <text:p/>
          </table:table-cell>
          <table:table-cell table:formula="of:=IF([.N$2]=[.$B172]; [.$C172]; &quot;&quot;)">
            <text:p/>
          </table:table-cell>
          <table:table-cell table:formula="of:=IF([.O$2]=[.$B172]; [.$C172]; &quot;&quot;)">
            <text:p/>
          </table:table-cell>
          <table:table-cell table:formula="of:=IF([.P$2]=[.$B172]; [.$C172]; &quot;&quot;)">
            <text:p/>
          </table:table-cell>
          <table:table-cell table:formula="of:=IF([.Q$2]=[.$B172]; [.$D172]; &quot;&quot;)">
            <text:p/>
          </table:table-cell>
          <table:table-cell table:formula="of:=IF([.R$2]=[.$B172]; [.$D172]; &quot;&quot;)">
            <text:p/>
          </table:table-cell>
          <table:table-cell table:formula="of:=IF([.S$2]=[.$B172]; [.$D172]; &quot;&quot;)" office:value-type="float" office:value="4200000000" calcext:value-type="float">
            <text:p>4200000000</text:p>
          </table:table-cell>
          <table:table-cell table:formula="of:=IF([.T$2]=[.$B172]; [.$D172]; &quot;&quot;)">
            <text:p/>
          </table:table-cell>
          <table:table-cell table:formula="of:=IF([.U$2]=[.$B172]; [.$D172]; &quot;&quot;)">
            <text:p/>
          </table:table-cell>
          <table:table-cell table:formula="of:=IF([.V$2]=[.$B172]; [.$D172]; &quot;&quot;)">
            <text:p/>
          </table:table-cell>
          <table:table-cell table:formula="of:=IF([.W$2]=[.$B172]; [.$D172]; &quot;&quot;)">
            <text:p/>
          </table:table-cell>
          <table:table-cell table:formula="of:=IF([.X$2]=[.$B172]; [.$D172]; &quot;&quot;)">
            <text:p/>
          </table:table-cell>
          <table:table-cell table:formula="of:=IF([.Y$2]=[.$B172]; [.$D172]; &quot;&quot;)">
            <text:p/>
          </table:table-cell>
          <table:table-cell table:formula="of:=IF([.Z$2]=[.$B172]; [.$D172]; &quot;&quot;)">
            <text:p/>
          </table:table-cell>
          <table:table-cell table:formula="of:=IF([.AA$2]=[.$B172]; [.$D172]; &quot;&quot;)">
            <text:p/>
          </table:table-cell>
          <table:table-cell table:formula="of:=IF([.AB$2]=[.$B172]; [.$D172]; &quot;&quot;)">
            <text:p/>
          </table:table-cell>
        </table:table-row>
        <table:table-row table:style-name="ro1">
          <table:table-cell office:value-type="float" office:value="25303" calcext:value-type="float">
            <text:p>25303</text:p>
          </table:table-cell>
          <table:table-cell office:value-type="float" office:value="1" calcext:value-type="float">
            <text:p>1</text:p>
          </table:table-cell>
          <table:table-cell office:value-type="float" office:value="1.68395" calcext:value-type="float">
            <text:p>1.68395</text:p>
          </table:table-cell>
          <table:table-cell office:value-type="float" office:value="4181596000" calcext:value-type="float">
            <text:p>4181596000</text:p>
          </table:table-cell>
          <table:table-cell table:formula="of:=IF([.E$2]=[.$B173]; [.$C173]; &quot;&quot;)">
            <text:p/>
          </table:table-cell>
          <table:table-cell table:formula="of:=IF([.F$2]=[.$B173]; [.$C173]; &quot;&quot;)" office:value-type="float" office:value="1.68395" calcext:value-type="float">
            <text:p>1.68395</text:p>
          </table:table-cell>
          <table:table-cell table:formula="of:=IF([.G$2]=[.$B173]; [.$C173]; &quot;&quot;)">
            <text:p/>
          </table:table-cell>
          <table:table-cell table:formula="of:=IF([.H$2]=[.$B173]; [.$C173]; &quot;&quot;)">
            <text:p/>
          </table:table-cell>
          <table:table-cell table:formula="of:=IF([.I$2]=[.$B173]; [.$C173]; &quot;&quot;)">
            <text:p/>
          </table:table-cell>
          <table:table-cell table:formula="of:=IF([.J$2]=[.$B173]; [.$C173]; &quot;&quot;)">
            <text:p/>
          </table:table-cell>
          <table:table-cell table:formula="of:=IF([.K$2]=[.$B173]; [.$C173]; &quot;&quot;)">
            <text:p/>
          </table:table-cell>
          <table:table-cell table:formula="of:=IF([.L$2]=[.$B173]; [.$C173]; &quot;&quot;)">
            <text:p/>
          </table:table-cell>
          <table:table-cell table:formula="of:=IF([.M$2]=[.$B173]; [.$C173]; &quot;&quot;)">
            <text:p/>
          </table:table-cell>
          <table:table-cell table:formula="of:=IF([.N$2]=[.$B173]; [.$C173]; &quot;&quot;)">
            <text:p/>
          </table:table-cell>
          <table:table-cell table:formula="of:=IF([.O$2]=[.$B173]; [.$C173]; &quot;&quot;)">
            <text:p/>
          </table:table-cell>
          <table:table-cell table:formula="of:=IF([.P$2]=[.$B173]; [.$C173]; &quot;&quot;)">
            <text:p/>
          </table:table-cell>
          <table:table-cell table:formula="of:=IF([.Q$2]=[.$B173]; [.$D173]; &quot;&quot;)">
            <text:p/>
          </table:table-cell>
          <table:table-cell table:formula="of:=IF([.R$2]=[.$B173]; [.$D173]; &quot;&quot;)" office:value-type="float" office:value="4181596000" calcext:value-type="float">
            <text:p>4181596000</text:p>
          </table:table-cell>
          <table:table-cell table:formula="of:=IF([.S$2]=[.$B173]; [.$D173]; &quot;&quot;)">
            <text:p/>
          </table:table-cell>
          <table:table-cell table:formula="of:=IF([.T$2]=[.$B173]; [.$D173]; &quot;&quot;)">
            <text:p/>
          </table:table-cell>
          <table:table-cell table:formula="of:=IF([.U$2]=[.$B173]; [.$D173]; &quot;&quot;)">
            <text:p/>
          </table:table-cell>
          <table:table-cell table:formula="of:=IF([.V$2]=[.$B173]; [.$D173]; &quot;&quot;)">
            <text:p/>
          </table:table-cell>
          <table:table-cell table:formula="of:=IF([.W$2]=[.$B173]; [.$D173]; &quot;&quot;)">
            <text:p/>
          </table:table-cell>
          <table:table-cell table:formula="of:=IF([.X$2]=[.$B173]; [.$D173]; &quot;&quot;)">
            <text:p/>
          </table:table-cell>
          <table:table-cell table:formula="of:=IF([.Y$2]=[.$B173]; [.$D173]; &quot;&quot;)">
            <text:p/>
          </table:table-cell>
          <table:table-cell table:formula="of:=IF([.Z$2]=[.$B173]; [.$D173]; &quot;&quot;)">
            <text:p/>
          </table:table-cell>
          <table:table-cell table:formula="of:=IF([.AA$2]=[.$B173]; [.$D173]; &quot;&quot;)">
            <text:p/>
          </table:table-cell>
          <table:table-cell table:formula="of:=IF([.AB$2]=[.$B173]; [.$D173]; &quot;&quot;)">
            <text:p/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8" calcext:value-type="float">
            <text:p>8</text:p>
          </table:table-cell>
          <table:table-cell office:value-type="float" office:value="1.648567" calcext:value-type="float">
            <text:p>1.648567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74]; [.$C174]; &quot;&quot;)">
            <text:p/>
          </table:table-cell>
          <table:table-cell table:formula="of:=IF([.F$2]=[.$B174]; [.$C174]; &quot;&quot;)">
            <text:p/>
          </table:table-cell>
          <table:table-cell table:formula="of:=IF([.G$2]=[.$B174]; [.$C174]; &quot;&quot;)">
            <text:p/>
          </table:table-cell>
          <table:table-cell table:formula="of:=IF([.H$2]=[.$B174]; [.$C174]; &quot;&quot;)">
            <text:p/>
          </table:table-cell>
          <table:table-cell table:formula="of:=IF([.I$2]=[.$B174]; [.$C174]; &quot;&quot;)">
            <text:p/>
          </table:table-cell>
          <table:table-cell table:formula="of:=IF([.J$2]=[.$B174]; [.$C174]; &quot;&quot;)">
            <text:p/>
          </table:table-cell>
          <table:table-cell table:formula="of:=IF([.K$2]=[.$B174]; [.$C174]; &quot;&quot;)">
            <text:p/>
          </table:table-cell>
          <table:table-cell table:formula="of:=IF([.L$2]=[.$B174]; [.$C174]; &quot;&quot;)">
            <text:p/>
          </table:table-cell>
          <table:table-cell table:formula="of:=IF([.M$2]=[.$B174]; [.$C174]; &quot;&quot;)" office:value-type="float" office:value="1.648567" calcext:value-type="float">
            <text:p>1.648567</text:p>
          </table:table-cell>
          <table:table-cell table:formula="of:=IF([.N$2]=[.$B174]; [.$C174]; &quot;&quot;)">
            <text:p/>
          </table:table-cell>
          <table:table-cell table:formula="of:=IF([.O$2]=[.$B174]; [.$C174]; &quot;&quot;)">
            <text:p/>
          </table:table-cell>
          <table:table-cell table:formula="of:=IF([.P$2]=[.$B174]; [.$C174]; &quot;&quot;)">
            <text:p/>
          </table:table-cell>
          <table:table-cell table:formula="of:=IF([.Q$2]=[.$B174]; [.$D174]; &quot;&quot;)">
            <text:p/>
          </table:table-cell>
          <table:table-cell table:formula="of:=IF([.R$2]=[.$B174]; [.$D174]; &quot;&quot;)">
            <text:p/>
          </table:table-cell>
          <table:table-cell table:formula="of:=IF([.S$2]=[.$B174]; [.$D174]; &quot;&quot;)">
            <text:p/>
          </table:table-cell>
          <table:table-cell table:formula="of:=IF([.T$2]=[.$B174]; [.$D174]; &quot;&quot;)">
            <text:p/>
          </table:table-cell>
          <table:table-cell table:formula="of:=IF([.U$2]=[.$B174]; [.$D174]; &quot;&quot;)">
            <text:p/>
          </table:table-cell>
          <table:table-cell table:formula="of:=IF([.V$2]=[.$B174]; [.$D174]; &quot;&quot;)">
            <text:p/>
          </table:table-cell>
          <table:table-cell table:formula="of:=IF([.W$2]=[.$B174]; [.$D174]; &quot;&quot;)">
            <text:p/>
          </table:table-cell>
          <table:table-cell table:formula="of:=IF([.X$2]=[.$B174]; [.$D174]; &quot;&quot;)">
            <text:p/>
          </table:table-cell>
          <table:table-cell table:formula="of:=IF([.Y$2]=[.$B174]; [.$D174]; &quot;&quot;)" office:value-type="float" office:value="4200000000" calcext:value-type="float">
            <text:p>4200000000</text:p>
          </table:table-cell>
          <table:table-cell table:formula="of:=IF([.Z$2]=[.$B174]; [.$D174]; &quot;&quot;)">
            <text:p/>
          </table:table-cell>
          <table:table-cell table:formula="of:=IF([.AA$2]=[.$B174]; [.$D174]; &quot;&quot;)">
            <text:p/>
          </table:table-cell>
          <table:table-cell table:formula="of:=IF([.AB$2]=[.$B174]; [.$D174]; &quot;&quot;)">
            <text:p/>
          </table:table-cell>
        </table:table-row>
        <table:table-row table:style-name="ro1">
          <table:table-cell office:value-type="float" office:value="25783" calcext:value-type="float">
            <text:p>25783</text:p>
          </table:table-cell>
          <table:table-cell office:value-type="float" office:value="7" calcext:value-type="float">
            <text:p>7</text:p>
          </table:table-cell>
          <table:table-cell office:value-type="float" office:value="1.631619" calcext:value-type="float">
            <text:p>1.63161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75]; [.$C175]; &quot;&quot;)">
            <text:p/>
          </table:table-cell>
          <table:table-cell table:formula="of:=IF([.F$2]=[.$B175]; [.$C175]; &quot;&quot;)">
            <text:p/>
          </table:table-cell>
          <table:table-cell table:formula="of:=IF([.G$2]=[.$B175]; [.$C175]; &quot;&quot;)">
            <text:p/>
          </table:table-cell>
          <table:table-cell table:formula="of:=IF([.H$2]=[.$B175]; [.$C175]; &quot;&quot;)">
            <text:p/>
          </table:table-cell>
          <table:table-cell table:formula="of:=IF([.I$2]=[.$B175]; [.$C175]; &quot;&quot;)">
            <text:p/>
          </table:table-cell>
          <table:table-cell table:formula="of:=IF([.J$2]=[.$B175]; [.$C175]; &quot;&quot;)">
            <text:p/>
          </table:table-cell>
          <table:table-cell table:formula="of:=IF([.K$2]=[.$B175]; [.$C175]; &quot;&quot;)">
            <text:p/>
          </table:table-cell>
          <table:table-cell table:formula="of:=IF([.L$2]=[.$B175]; [.$C175]; &quot;&quot;)" office:value-type="float" office:value="1.631619" calcext:value-type="float">
            <text:p>1.631619</text:p>
          </table:table-cell>
          <table:table-cell table:formula="of:=IF([.M$2]=[.$B175]; [.$C175]; &quot;&quot;)">
            <text:p/>
          </table:table-cell>
          <table:table-cell table:formula="of:=IF([.N$2]=[.$B175]; [.$C175]; &quot;&quot;)">
            <text:p/>
          </table:table-cell>
          <table:table-cell table:formula="of:=IF([.O$2]=[.$B175]; [.$C175]; &quot;&quot;)">
            <text:p/>
          </table:table-cell>
          <table:table-cell table:formula="of:=IF([.P$2]=[.$B175]; [.$C175]; &quot;&quot;)">
            <text:p/>
          </table:table-cell>
          <table:table-cell table:formula="of:=IF([.Q$2]=[.$B175]; [.$D175]; &quot;&quot;)">
            <text:p/>
          </table:table-cell>
          <table:table-cell table:formula="of:=IF([.R$2]=[.$B175]; [.$D175]; &quot;&quot;)">
            <text:p/>
          </table:table-cell>
          <table:table-cell table:formula="of:=IF([.S$2]=[.$B175]; [.$D175]; &quot;&quot;)">
            <text:p/>
          </table:table-cell>
          <table:table-cell table:formula="of:=IF([.T$2]=[.$B175]; [.$D175]; &quot;&quot;)">
            <text:p/>
          </table:table-cell>
          <table:table-cell table:formula="of:=IF([.U$2]=[.$B175]; [.$D175]; &quot;&quot;)">
            <text:p/>
          </table:table-cell>
          <table:table-cell table:formula="of:=IF([.V$2]=[.$B175]; [.$D175]; &quot;&quot;)">
            <text:p/>
          </table:table-cell>
          <table:table-cell table:formula="of:=IF([.W$2]=[.$B175]; [.$D175]; &quot;&quot;)">
            <text:p/>
          </table:table-cell>
          <table:table-cell table:formula="of:=IF([.X$2]=[.$B175]; [.$D175]; &quot;&quot;)" office:value-type="float" office:value="4200000000" calcext:value-type="float">
            <text:p>4200000000</text:p>
          </table:table-cell>
          <table:table-cell table:formula="of:=IF([.Y$2]=[.$B175]; [.$D175]; &quot;&quot;)">
            <text:p/>
          </table:table-cell>
          <table:table-cell table:formula="of:=IF([.Z$2]=[.$B175]; [.$D175]; &quot;&quot;)">
            <text:p/>
          </table:table-cell>
          <table:table-cell table:formula="of:=IF([.AA$2]=[.$B175]; [.$D175]; &quot;&quot;)">
            <text:p/>
          </table:table-cell>
          <table:table-cell table:formula="of:=IF([.AB$2]=[.$B175]; [.$D175]; &quot;&quot;)">
            <text:p/>
          </table:table-cell>
        </table:table-row>
        <table:table-row table:style-name="ro1">
          <table:table-cell office:value-type="float" office:value="25832" calcext:value-type="float">
            <text:p>25832</text:p>
          </table:table-cell>
          <table:table-cell office:value-type="float" office:value="4" calcext:value-type="float">
            <text:p>4</text:p>
          </table:table-cell>
          <table:table-cell office:value-type="float" office:value="1.738009" calcext:value-type="float">
            <text:p>1.738009</text:p>
          </table:table-cell>
          <table:table-cell office:value-type="float" office:value="4200000000" calcext:value-type="float">
            <text:p>4200000000</text:p>
          </table:table-cell>
          <table:table-cell table:formula="of:=IF([.E$2]=[.$B176]; [.$C176]; &quot;&quot;)">
            <text:p/>
          </table:table-cell>
          <table:table-cell table:formula="of:=IF([.F$2]=[.$B176]; [.$C176]; &quot;&quot;)">
            <text:p/>
          </table:table-cell>
          <table:table-cell table:formula="of:=IF([.G$2]=[.$B176]; [.$C176]; &quot;&quot;)">
            <text:p/>
          </table:table-cell>
          <table:table-cell table:formula="of:=IF([.H$2]=[.$B176]; [.$C176]; &quot;&quot;)">
            <text:p/>
          </table:table-cell>
          <table:table-cell table:formula="of:=IF([.I$2]=[.$B176]; [.$C176]; &quot;&quot;)" office:value-type="float" office:value="1.738009" calcext:value-type="float">
            <text:p>1.738009</text:p>
          </table:table-cell>
          <table:table-cell table:formula="of:=IF([.J$2]=[.$B176]; [.$C176]; &quot;&quot;)">
            <text:p/>
          </table:table-cell>
          <table:table-cell table:formula="of:=IF([.K$2]=[.$B176]; [.$C176]; &quot;&quot;)">
            <text:p/>
          </table:table-cell>
          <table:table-cell table:formula="of:=IF([.L$2]=[.$B176]; [.$C176]; &quot;&quot;)">
            <text:p/>
          </table:table-cell>
          <table:table-cell table:formula="of:=IF([.M$2]=[.$B176]; [.$C176]; &quot;&quot;)">
            <text:p/>
          </table:table-cell>
          <table:table-cell table:formula="of:=IF([.N$2]=[.$B176]; [.$C176]; &quot;&quot;)">
            <text:p/>
          </table:table-cell>
          <table:table-cell table:formula="of:=IF([.O$2]=[.$B176]; [.$C176]; &quot;&quot;)">
            <text:p/>
          </table:table-cell>
          <table:table-cell table:formula="of:=IF([.P$2]=[.$B176]; [.$C176]; &quot;&quot;)">
            <text:p/>
          </table:table-cell>
          <table:table-cell table:formula="of:=IF([.Q$2]=[.$B176]; [.$D176]; &quot;&quot;)">
            <text:p/>
          </table:table-cell>
          <table:table-cell table:formula="of:=IF([.R$2]=[.$B176]; [.$D176]; &quot;&quot;)">
            <text:p/>
          </table:table-cell>
          <table:table-cell table:formula="of:=IF([.S$2]=[.$B176]; [.$D176]; &quot;&quot;)">
            <text:p/>
          </table:table-cell>
          <table:table-cell table:formula="of:=IF([.T$2]=[.$B176]; [.$D176]; &quot;&quot;)">
            <text:p/>
          </table:table-cell>
          <table:table-cell table:formula="of:=IF([.U$2]=[.$B176]; [.$D176]; &quot;&quot;)" office:value-type="float" office:value="4200000000" calcext:value-type="float">
            <text:p>4200000000</text:p>
          </table:table-cell>
          <table:table-cell table:formula="of:=IF([.V$2]=[.$B176]; [.$D176]; &quot;&quot;)">
            <text:p/>
          </table:table-cell>
          <table:table-cell table:formula="of:=IF([.W$2]=[.$B176]; [.$D176]; &quot;&quot;)">
            <text:p/>
          </table:table-cell>
          <table:table-cell table:formula="of:=IF([.X$2]=[.$B176]; [.$D176]; &quot;&quot;)">
            <text:p/>
          </table:table-cell>
          <table:table-cell table:formula="of:=IF([.Y$2]=[.$B176]; [.$D176]; &quot;&quot;)">
            <text:p/>
          </table:table-cell>
          <table:table-cell table:formula="of:=IF([.Z$2]=[.$B176]; [.$D176]; &quot;&quot;)">
            <text:p/>
          </table:table-cell>
          <table:table-cell table:formula="of:=IF([.AA$2]=[.$B176]; [.$D176]; &quot;&quot;)">
            <text:p/>
          </table:table-cell>
          <table:table-cell table:formula="of:=IF([.AB$2]=[.$B176]; [.$D176]; &quot;&quot;)">
            <text:p/>
          </table:table-cell>
        </table:table-row>
        <table:table-row table:style-name="ro1">
          <table:table-cell office:value-type="float" office:value="26083" calcext:value-type="float">
            <text:p>26083</text:p>
          </table:table-cell>
          <table:table-cell office:value-type="float" office:value="3" calcext:value-type="float">
            <text:p>3</text:p>
          </table:table-cell>
          <table:table-cell office:value-type="float" office:value="1.695067" calcext:value-type="float">
            <text:p>1.695067</text:p>
          </table:table-cell>
          <table:table-cell office:value-type="float" office:value="4138828000" calcext:value-type="float">
            <text:p>4138828000</text:p>
          </table:table-cell>
          <table:table-cell table:formula="of:=IF([.E$2]=[.$B177]; [.$C177]; &quot;&quot;)">
            <text:p/>
          </table:table-cell>
          <table:table-cell table:formula="of:=IF([.F$2]=[.$B177]; [.$C177]; &quot;&quot;)">
            <text:p/>
          </table:table-cell>
          <table:table-cell table:formula="of:=IF([.G$2]=[.$B177]; [.$C177]; &quot;&quot;)">
            <text:p/>
          </table:table-cell>
          <table:table-cell table:formula="of:=IF([.H$2]=[.$B177]; [.$C177]; &quot;&quot;)" office:value-type="float" office:value="1.695067" calcext:value-type="float">
            <text:p>1.695067</text:p>
          </table:table-cell>
          <table:table-cell table:formula="of:=IF([.I$2]=[.$B177]; [.$C177]; &quot;&quot;)">
            <text:p/>
          </table:table-cell>
          <table:table-cell table:formula="of:=IF([.J$2]=[.$B177]; [.$C177]; &quot;&quot;)">
            <text:p/>
          </table:table-cell>
          <table:table-cell table:formula="of:=IF([.K$2]=[.$B177]; [.$C177]; &quot;&quot;)">
            <text:p/>
          </table:table-cell>
          <table:table-cell table:formula="of:=IF([.L$2]=[.$B177]; [.$C177]; &quot;&quot;)">
            <text:p/>
          </table:table-cell>
          <table:table-cell table:formula="of:=IF([.M$2]=[.$B177]; [.$C177]; &quot;&quot;)">
            <text:p/>
          </table:table-cell>
          <table:table-cell table:formula="of:=IF([.N$2]=[.$B177]; [.$C177]; &quot;&quot;)">
            <text:p/>
          </table:table-cell>
          <table:table-cell table:formula="of:=IF([.O$2]=[.$B177]; [.$C177]; &quot;&quot;)">
            <text:p/>
          </table:table-cell>
          <table:table-cell table:formula="of:=IF([.P$2]=[.$B177]; [.$C177]; &quot;&quot;)">
            <text:p/>
          </table:table-cell>
          <table:table-cell table:formula="of:=IF([.Q$2]=[.$B177]; [.$D177]; &quot;&quot;)">
            <text:p/>
          </table:table-cell>
          <table:table-cell table:formula="of:=IF([.R$2]=[.$B177]; [.$D177]; &quot;&quot;)">
            <text:p/>
          </table:table-cell>
          <table:table-cell table:formula="of:=IF([.S$2]=[.$B177]; [.$D177]; &quot;&quot;)">
            <text:p/>
          </table:table-cell>
          <table:table-cell table:formula="of:=IF([.T$2]=[.$B177]; [.$D177]; &quot;&quot;)" office:value-type="float" office:value="4138828000" calcext:value-type="float">
            <text:p>4138828000</text:p>
          </table:table-cell>
          <table:table-cell table:formula="of:=IF([.U$2]=[.$B177]; [.$D177]; &quot;&quot;)">
            <text:p/>
          </table:table-cell>
          <table:table-cell table:formula="of:=IF([.V$2]=[.$B177]; [.$D177]; &quot;&quot;)">
            <text:p/>
          </table:table-cell>
          <table:table-cell table:formula="of:=IF([.W$2]=[.$B177]; [.$D177]; &quot;&quot;)">
            <text:p/>
          </table:table-cell>
          <table:table-cell table:formula="of:=IF([.X$2]=[.$B177]; [.$D177]; &quot;&quot;)">
            <text:p/>
          </table:table-cell>
          <table:table-cell table:formula="of:=IF([.Y$2]=[.$B177]; [.$D177]; &quot;&quot;)">
            <text:p/>
          </table:table-cell>
          <table:table-cell table:formula="of:=IF([.Z$2]=[.$B177]; [.$D177]; &quot;&quot;)">
            <text:p/>
          </table:table-cell>
          <table:table-cell table:formula="of:=IF([.AA$2]=[.$B177]; [.$D177]; &quot;&quot;)">
            <text:p/>
          </table:table-cell>
          <table:table-cell table:formula="of:=IF([.AB$2]=[.$B177]; [.$D177]; &quot;&quot;)">
            <text:p/>
          </table:table-cell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float" office:value="10" calcext:value-type="float">
            <text:p>10</text:p>
          </table:table-cell>
          <table:table-cell office:value-type="float" office:value="1.834036" calcext:value-type="float">
            <text:p>1.834036</text:p>
          </table:table-cell>
          <table:table-cell office:value-type="float" office:value="4154642000" calcext:value-type="float">
            <text:p>4154642000</text:p>
          </table:table-cell>
          <table:table-cell table:formula="of:=IF([.E$2]=[.$B178]; [.$C178]; &quot;&quot;)">
            <text:p/>
          </table:table-cell>
          <table:table-cell table:formula="of:=IF([.F$2]=[.$B178]; [.$C178]; &quot;&quot;)">
            <text:p/>
          </table:table-cell>
          <table:table-cell table:formula="of:=IF([.G$2]=[.$B178]; [.$C178]; &quot;&quot;)">
            <text:p/>
          </table:table-cell>
          <table:table-cell table:formula="of:=IF([.H$2]=[.$B178]; [.$C178]; &quot;&quot;)">
            <text:p/>
          </table:table-cell>
          <table:table-cell table:formula="of:=IF([.I$2]=[.$B178]; [.$C178]; &quot;&quot;)">
            <text:p/>
          </table:table-cell>
          <table:table-cell table:formula="of:=IF([.J$2]=[.$B178]; [.$C178]; &quot;&quot;)">
            <text:p/>
          </table:table-cell>
          <table:table-cell table:formula="of:=IF([.K$2]=[.$B178]; [.$C178]; &quot;&quot;)">
            <text:p/>
          </table:table-cell>
          <table:table-cell table:formula="of:=IF([.L$2]=[.$B178]; [.$C178]; &quot;&quot;)">
            <text:p/>
          </table:table-cell>
          <table:table-cell table:formula="of:=IF([.M$2]=[.$B178]; [.$C178]; &quot;&quot;)">
            <text:p/>
          </table:table-cell>
          <table:table-cell table:formula="of:=IF([.N$2]=[.$B178]; [.$C178]; &quot;&quot;)">
            <text:p/>
          </table:table-cell>
          <table:table-cell table:formula="of:=IF([.O$2]=[.$B178]; [.$C178]; &quot;&quot;)" office:value-type="float" office:value="1.834036" calcext:value-type="float">
            <text:p>1.834036</text:p>
          </table:table-cell>
          <table:table-cell table:formula="of:=IF([.P$2]=[.$B178]; [.$C178]; &quot;&quot;)">
            <text:p/>
          </table:table-cell>
          <table:table-cell table:formula="of:=IF([.Q$2]=[.$B178]; [.$D178]; &quot;&quot;)">
            <text:p/>
          </table:table-cell>
          <table:table-cell table:formula="of:=IF([.R$2]=[.$B178]; [.$D178]; &quot;&quot;)">
            <text:p/>
          </table:table-cell>
          <table:table-cell table:formula="of:=IF([.S$2]=[.$B178]; [.$D178]; &quot;&quot;)">
            <text:p/>
          </table:table-cell>
          <table:table-cell table:formula="of:=IF([.T$2]=[.$B178]; [.$D178]; &quot;&quot;)">
            <text:p/>
          </table:table-cell>
          <table:table-cell table:formula="of:=IF([.U$2]=[.$B178]; [.$D178]; &quot;&quot;)">
            <text:p/>
          </table:table-cell>
          <table:table-cell table:formula="of:=IF([.V$2]=[.$B178]; [.$D178]; &quot;&quot;)">
            <text:p/>
          </table:table-cell>
          <table:table-cell table:formula="of:=IF([.W$2]=[.$B178]; [.$D178]; &quot;&quot;)">
            <text:p/>
          </table:table-cell>
          <table:table-cell table:formula="of:=IF([.X$2]=[.$B178]; [.$D178]; &quot;&quot;)">
            <text:p/>
          </table:table-cell>
          <table:table-cell table:formula="of:=IF([.Y$2]=[.$B178]; [.$D178]; &quot;&quot;)">
            <text:p/>
          </table:table-cell>
          <table:table-cell table:formula="of:=IF([.Z$2]=[.$B178]; [.$D178]; &quot;&quot;)">
            <text:p/>
          </table:table-cell>
          <table:table-cell table:formula="of:=IF([.AA$2]=[.$B178]; [.$D178]; &quot;&quot;)" office:value-type="float" office:value="4154642000" calcext:value-type="float">
            <text:p>4154642000</text:p>
          </table:table-cell>
          <table:table-cell table:formula="of:=IF([.AB$2]=[.$B178]; [.$D178]; &quot;&quot;)">
            <text:p/>
          </table:table-cell>
        </table:table-row>
        <table:table-row table:style-name="ro1">
          <table:table-cell office:value-type="float" office:value="26271" calcext:value-type="float">
            <text:p>26271</text:p>
          </table:table-cell>
          <table:table-cell office:value-type="float" office:value="6" calcext:value-type="float">
            <text:p>6</text:p>
          </table:table-cell>
          <table:table-cell office:value-type="float" office:value="1.927434" calcext:value-type="float">
            <text:p>1.927434</text:p>
          </table:table-cell>
          <table:table-cell office:value-type="float" office:value="4122236000" calcext:value-type="float">
            <text:p>4122236000</text:p>
          </table:table-cell>
          <table:table-cell table:formula="of:=IF([.E$2]=[.$B179]; [.$C179]; &quot;&quot;)">
            <text:p/>
          </table:table-cell>
          <table:table-cell table:formula="of:=IF([.F$2]=[.$B179]; [.$C179]; &quot;&quot;)">
            <text:p/>
          </table:table-cell>
          <table:table-cell table:formula="of:=IF([.G$2]=[.$B179]; [.$C179]; &quot;&quot;)">
            <text:p/>
          </table:table-cell>
          <table:table-cell table:formula="of:=IF([.H$2]=[.$B179]; [.$C179]; &quot;&quot;)">
            <text:p/>
          </table:table-cell>
          <table:table-cell table:formula="of:=IF([.I$2]=[.$B179]; [.$C179]; &quot;&quot;)">
            <text:p/>
          </table:table-cell>
          <table:table-cell table:formula="of:=IF([.J$2]=[.$B179]; [.$C179]; &quot;&quot;)">
            <text:p/>
          </table:table-cell>
          <table:table-cell table:formula="of:=IF([.K$2]=[.$B179]; [.$C179]; &quot;&quot;)" office:value-type="float" office:value="1.927434" calcext:value-type="float">
            <text:p>1.927434</text:p>
          </table:table-cell>
          <table:table-cell table:formula="of:=IF([.L$2]=[.$B179]; [.$C179]; &quot;&quot;)">
            <text:p/>
          </table:table-cell>
          <table:table-cell table:formula="of:=IF([.M$2]=[.$B179]; [.$C179]; &quot;&quot;)">
            <text:p/>
          </table:table-cell>
          <table:table-cell table:formula="of:=IF([.N$2]=[.$B179]; [.$C179]; &quot;&quot;)">
            <text:p/>
          </table:table-cell>
          <table:table-cell table:formula="of:=IF([.O$2]=[.$B179]; [.$C179]; &quot;&quot;)">
            <text:p/>
          </table:table-cell>
          <table:table-cell table:formula="of:=IF([.P$2]=[.$B179]; [.$C179]; &quot;&quot;)">
            <text:p/>
          </table:table-cell>
          <table:table-cell table:formula="of:=IF([.Q$2]=[.$B179]; [.$D179]; &quot;&quot;)">
            <text:p/>
          </table:table-cell>
          <table:table-cell table:formula="of:=IF([.R$2]=[.$B179]; [.$D179]; &quot;&quot;)">
            <text:p/>
          </table:table-cell>
          <table:table-cell table:formula="of:=IF([.S$2]=[.$B179]; [.$D179]; &quot;&quot;)">
            <text:p/>
          </table:table-cell>
          <table:table-cell table:formula="of:=IF([.T$2]=[.$B179]; [.$D179]; &quot;&quot;)">
            <text:p/>
          </table:table-cell>
          <table:table-cell table:formula="of:=IF([.U$2]=[.$B179]; [.$D179]; &quot;&quot;)">
            <text:p/>
          </table:table-cell>
          <table:table-cell table:formula="of:=IF([.V$2]=[.$B179]; [.$D179]; &quot;&quot;)">
            <text:p/>
          </table:table-cell>
          <table:table-cell table:formula="of:=IF([.W$2]=[.$B179]; [.$D179]; &quot;&quot;)" office:value-type="float" office:value="4122236000" calcext:value-type="float">
            <text:p>4122236000</text:p>
          </table:table-cell>
          <table:table-cell table:formula="of:=IF([.X$2]=[.$B179]; [.$D179]; &quot;&quot;)">
            <text:p/>
          </table:table-cell>
          <table:table-cell table:formula="of:=IF([.Y$2]=[.$B179]; [.$D179]; &quot;&quot;)">
            <text:p/>
          </table:table-cell>
          <table:table-cell table:formula="of:=IF([.Z$2]=[.$B179]; [.$D179]; &quot;&quot;)">
            <text:p/>
          </table:table-cell>
          <table:table-cell table:formula="of:=IF([.AA$2]=[.$B179]; [.$D179]; &quot;&quot;)">
            <text:p/>
          </table:table-cell>
          <table:table-cell table:formula="of:=IF([.AB$2]=[.$B179]; [.$D179]; &quot;&quot;)">
            <text:p/>
          </table:table-cell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float" office:value="9" calcext:value-type="float">
            <text:p>9</text:p>
          </table:table-cell>
          <table:table-cell office:value-type="float" office:value="1.644494" calcext:value-type="float">
            <text:p>1.644494</text:p>
          </table:table-cell>
          <table:table-cell office:value-type="float" office:value="3983922000" calcext:value-type="float">
            <text:p>3983922000</text:p>
          </table:table-cell>
          <table:table-cell table:formula="of:=IF([.E$2]=[.$B180]; [.$C180]; &quot;&quot;)">
            <text:p/>
          </table:table-cell>
          <table:table-cell table:formula="of:=IF([.F$2]=[.$B180]; [.$C180]; &quot;&quot;)">
            <text:p/>
          </table:table-cell>
          <table:table-cell table:formula="of:=IF([.G$2]=[.$B180]; [.$C180]; &quot;&quot;)">
            <text:p/>
          </table:table-cell>
          <table:table-cell table:formula="of:=IF([.H$2]=[.$B180]; [.$C180]; &quot;&quot;)">
            <text:p/>
          </table:table-cell>
          <table:table-cell table:formula="of:=IF([.I$2]=[.$B180]; [.$C180]; &quot;&quot;)">
            <text:p/>
          </table:table-cell>
          <table:table-cell table:formula="of:=IF([.J$2]=[.$B180]; [.$C180]; &quot;&quot;)">
            <text:p/>
          </table:table-cell>
          <table:table-cell table:formula="of:=IF([.K$2]=[.$B180]; [.$C180]; &quot;&quot;)">
            <text:p/>
          </table:table-cell>
          <table:table-cell table:formula="of:=IF([.L$2]=[.$B180]; [.$C180]; &quot;&quot;)">
            <text:p/>
          </table:table-cell>
          <table:table-cell table:formula="of:=IF([.M$2]=[.$B180]; [.$C180]; &quot;&quot;)">
            <text:p/>
          </table:table-cell>
          <table:table-cell table:formula="of:=IF([.N$2]=[.$B180]; [.$C180]; &quot;&quot;)" office:value-type="float" office:value="1.644494" calcext:value-type="float">
            <text:p>1.644494</text:p>
          </table:table-cell>
          <table:table-cell table:formula="of:=IF([.O$2]=[.$B180]; [.$C180]; &quot;&quot;)">
            <text:p/>
          </table:table-cell>
          <table:table-cell table:formula="of:=IF([.P$2]=[.$B180]; [.$C180]; &quot;&quot;)">
            <text:p/>
          </table:table-cell>
          <table:table-cell table:formula="of:=IF([.Q$2]=[.$B180]; [.$D180]; &quot;&quot;)">
            <text:p/>
          </table:table-cell>
          <table:table-cell table:formula="of:=IF([.R$2]=[.$B180]; [.$D180]; &quot;&quot;)">
            <text:p/>
          </table:table-cell>
          <table:table-cell table:formula="of:=IF([.S$2]=[.$B180]; [.$D180]; &quot;&quot;)">
            <text:p/>
          </table:table-cell>
          <table:table-cell table:formula="of:=IF([.T$2]=[.$B180]; [.$D180]; &quot;&quot;)">
            <text:p/>
          </table:table-cell>
          <table:table-cell table:formula="of:=IF([.U$2]=[.$B180]; [.$D180]; &quot;&quot;)">
            <text:p/>
          </table:table-cell>
          <table:table-cell table:formula="of:=IF([.V$2]=[.$B180]; [.$D180]; &quot;&quot;)">
            <text:p/>
          </table:table-cell>
          <table:table-cell table:formula="of:=IF([.W$2]=[.$B180]; [.$D180]; &quot;&quot;)">
            <text:p/>
          </table:table-cell>
          <table:table-cell table:formula="of:=IF([.X$2]=[.$B180]; [.$D180]; &quot;&quot;)">
            <text:p/>
          </table:table-cell>
          <table:table-cell table:formula="of:=IF([.Y$2]=[.$B180]; [.$D180]; &quot;&quot;)">
            <text:p/>
          </table:table-cell>
          <table:table-cell table:formula="of:=IF([.Z$2]=[.$B180]; [.$D180]; &quot;&quot;)" office:value-type="float" office:value="3983922000" calcext:value-type="float">
            <text:p>3983922000</text:p>
          </table:table-cell>
          <table:table-cell table:formula="of:=IF([.AA$2]=[.$B180]; [.$D180]; &quot;&quot;)">
            <text:p/>
          </table:table-cell>
          <table:table-cell table:formula="of:=IF([.AB$2]=[.$B180]; [.$D180]; &quot;&quot;)">
            <text:p/>
          </table:table-cell>
        </table:table-row>
        <table:table-row table:style-name="ro1">
          <table:table-cell office:value-type="float" office:value="26568" calcext:value-type="float">
            <text:p>26568</text:p>
          </table:table-cell>
          <table:table-cell office:value-type="float" office:value="5" calcext:value-type="float">
            <text:p>5</text:p>
          </table:table-cell>
          <table:table-cell office:value-type="float" office:value="1.701402" calcext:value-type="float">
            <text:p>1.701402</text:p>
          </table:table-cell>
          <table:table-cell office:value-type="float" office:value="4031250000" calcext:value-type="float">
            <text:p>4031250000</text:p>
          </table:table-cell>
          <table:table-cell table:formula="of:=IF([.E$2]=[.$B181]; [.$C181]; &quot;&quot;)">
            <text:p/>
          </table:table-cell>
          <table:table-cell table:formula="of:=IF([.F$2]=[.$B181]; [.$C181]; &quot;&quot;)">
            <text:p/>
          </table:table-cell>
          <table:table-cell table:formula="of:=IF([.G$2]=[.$B181]; [.$C181]; &quot;&quot;)">
            <text:p/>
          </table:table-cell>
          <table:table-cell table:formula="of:=IF([.H$2]=[.$B181]; [.$C181]; &quot;&quot;)">
            <text:p/>
          </table:table-cell>
          <table:table-cell table:formula="of:=IF([.I$2]=[.$B181]; [.$C181]; &quot;&quot;)">
            <text:p/>
          </table:table-cell>
          <table:table-cell table:formula="of:=IF([.J$2]=[.$B181]; [.$C181]; &quot;&quot;)" office:value-type="float" office:value="1.701402" calcext:value-type="float">
            <text:p>1.701402</text:p>
          </table:table-cell>
          <table:table-cell table:formula="of:=IF([.K$2]=[.$B181]; [.$C181]; &quot;&quot;)">
            <text:p/>
          </table:table-cell>
          <table:table-cell table:formula="of:=IF([.L$2]=[.$B181]; [.$C181]; &quot;&quot;)">
            <text:p/>
          </table:table-cell>
          <table:table-cell table:formula="of:=IF([.M$2]=[.$B181]; [.$C181]; &quot;&quot;)">
            <text:p/>
          </table:table-cell>
          <table:table-cell table:formula="of:=IF([.N$2]=[.$B181]; [.$C181]; &quot;&quot;)">
            <text:p/>
          </table:table-cell>
          <table:table-cell table:formula="of:=IF([.O$2]=[.$B181]; [.$C181]; &quot;&quot;)">
            <text:p/>
          </table:table-cell>
          <table:table-cell table:formula="of:=IF([.P$2]=[.$B181]; [.$C181]; &quot;&quot;)">
            <text:p/>
          </table:table-cell>
          <table:table-cell table:formula="of:=IF([.Q$2]=[.$B181]; [.$D181]; &quot;&quot;)">
            <text:p/>
          </table:table-cell>
          <table:table-cell table:formula="of:=IF([.R$2]=[.$B181]; [.$D181]; &quot;&quot;)">
            <text:p/>
          </table:table-cell>
          <table:table-cell table:formula="of:=IF([.S$2]=[.$B181]; [.$D181]; &quot;&quot;)">
            <text:p/>
          </table:table-cell>
          <table:table-cell table:formula="of:=IF([.T$2]=[.$B181]; [.$D181]; &quot;&quot;)">
            <text:p/>
          </table:table-cell>
          <table:table-cell table:formula="of:=IF([.U$2]=[.$B181]; [.$D181]; &quot;&quot;)">
            <text:p/>
          </table:table-cell>
          <table:table-cell table:formula="of:=IF([.V$2]=[.$B181]; [.$D181]; &quot;&quot;)" office:value-type="float" office:value="4031250000" calcext:value-type="float">
            <text:p>4031250000</text:p>
          </table:table-cell>
          <table:table-cell table:formula="of:=IF([.W$2]=[.$B181]; [.$D181]; &quot;&quot;)">
            <text:p/>
          </table:table-cell>
          <table:table-cell table:formula="of:=IF([.X$2]=[.$B181]; [.$D181]; &quot;&quot;)">
            <text:p/>
          </table:table-cell>
          <table:table-cell table:formula="of:=IF([.Y$2]=[.$B181]; [.$D181]; &quot;&quot;)">
            <text:p/>
          </table:table-cell>
          <table:table-cell table:formula="of:=IF([.Z$2]=[.$B181]; [.$D181]; &quot;&quot;)">
            <text:p/>
          </table:table-cell>
          <table:table-cell table:formula="of:=IF([.AA$2]=[.$B181]; [.$D181]; &quot;&quot;)">
            <text:p/>
          </table:table-cell>
          <table:table-cell table:formula="of:=IF([.AB$2]=[.$B181]; [.$D181]; &quot;&quot;)">
            <text:p/>
          </table:table-cell>
        </table:table-row>
        <table:table-row table:style-name="ro1">
          <table:table-cell office:value-type="float" office:value="26776" calcext:value-type="float">
            <text:p>26776</text:p>
          </table:table-cell>
          <table:table-cell office:value-type="float" office:value="0" calcext:value-type="float">
            <text:p>0</text:p>
          </table:table-cell>
          <table:table-cell office:value-type="float" office:value="1.706575" calcext:value-type="float">
            <text:p>1.706575</text:p>
          </table:table-cell>
          <table:table-cell office:value-type="float" office:value="4126936000" calcext:value-type="float">
            <text:p>4126936000</text:p>
          </table:table-cell>
          <table:table-cell table:formula="of:=IF([.E$2]=[.$B182]; [.$C182]; &quot;&quot;)" office:value-type="float" office:value="1.706575" calcext:value-type="float">
            <text:p>1.706575</text:p>
          </table:table-cell>
          <table:table-cell table:formula="of:=IF([.F$2]=[.$B182]; [.$C182]; &quot;&quot;)">
            <text:p/>
          </table:table-cell>
          <table:table-cell table:formula="of:=IF([.G$2]=[.$B182]; [.$C182]; &quot;&quot;)">
            <text:p/>
          </table:table-cell>
          <table:table-cell table:formula="of:=IF([.H$2]=[.$B182]; [.$C182]; &quot;&quot;)">
            <text:p/>
          </table:table-cell>
          <table:table-cell table:formula="of:=IF([.I$2]=[.$B182]; [.$C182]; &quot;&quot;)">
            <text:p/>
          </table:table-cell>
          <table:table-cell table:formula="of:=IF([.J$2]=[.$B182]; [.$C182]; &quot;&quot;)">
            <text:p/>
          </table:table-cell>
          <table:table-cell table:formula="of:=IF([.K$2]=[.$B182]; [.$C182]; &quot;&quot;)">
            <text:p/>
          </table:table-cell>
          <table:table-cell table:formula="of:=IF([.L$2]=[.$B182]; [.$C182]; &quot;&quot;)">
            <text:p/>
          </table:table-cell>
          <table:table-cell table:formula="of:=IF([.M$2]=[.$B182]; [.$C182]; &quot;&quot;)">
            <text:p/>
          </table:table-cell>
          <table:table-cell table:formula="of:=IF([.N$2]=[.$B182]; [.$C182]; &quot;&quot;)">
            <text:p/>
          </table:table-cell>
          <table:table-cell table:formula="of:=IF([.O$2]=[.$B182]; [.$C182]; &quot;&quot;)">
            <text:p/>
          </table:table-cell>
          <table:table-cell table:formula="of:=IF([.P$2]=[.$B182]; [.$C182]; &quot;&quot;)">
            <text:p/>
          </table:table-cell>
          <table:table-cell table:formula="of:=IF([.Q$2]=[.$B182]; [.$D182]; &quot;&quot;)" office:value-type="float" office:value="4126936000" calcext:value-type="float">
            <text:p>4126936000</text:p>
          </table:table-cell>
          <table:table-cell table:formula="of:=IF([.R$2]=[.$B182]; [.$D182]; &quot;&quot;)">
            <text:p/>
          </table:table-cell>
          <table:table-cell table:formula="of:=IF([.S$2]=[.$B182]; [.$D182]; &quot;&quot;)">
            <text:p/>
          </table:table-cell>
          <table:table-cell table:formula="of:=IF([.T$2]=[.$B182]; [.$D182]; &quot;&quot;)">
            <text:p/>
          </table:table-cell>
          <table:table-cell table:formula="of:=IF([.U$2]=[.$B182]; [.$D182]; &quot;&quot;)">
            <text:p/>
          </table:table-cell>
          <table:table-cell table:formula="of:=IF([.V$2]=[.$B182]; [.$D182]; &quot;&quot;)">
            <text:p/>
          </table:table-cell>
          <table:table-cell table:formula="of:=IF([.W$2]=[.$B182]; [.$D182]; &quot;&quot;)">
            <text:p/>
          </table:table-cell>
          <table:table-cell table:formula="of:=IF([.X$2]=[.$B182]; [.$D182]; &quot;&quot;)">
            <text:p/>
          </table:table-cell>
          <table:table-cell table:formula="of:=IF([.Y$2]=[.$B182]; [.$D182]; &quot;&quot;)">
            <text:p/>
          </table:table-cell>
          <table:table-cell table:formula="of:=IF([.Z$2]=[.$B182]; [.$D182]; &quot;&quot;)">
            <text:p/>
          </table:table-cell>
          <table:table-cell table:formula="of:=IF([.AA$2]=[.$B182]; [.$D182]; &quot;&quot;)">
            <text:p/>
          </table:table-cell>
          <table:table-cell table:formula="of:=IF([.AB$2]=[.$B182]; [.$D182]; &quot;&quot;)">
            <text:p/>
          </table:table-cell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float" office:value="11" calcext:value-type="float">
            <text:p>11</text:p>
          </table:table-cell>
          <table:table-cell office:value-type="float" office:value="1.712234" calcext:value-type="float">
            <text:p>1.712234</text:p>
          </table:table-cell>
          <table:table-cell office:value-type="float" office:value="4126942000" calcext:value-type="float">
            <text:p>4126942000</text:p>
          </table:table-cell>
          <table:table-cell table:formula="of:=IF([.E$2]=[.$B183]; [.$C183]; &quot;&quot;)">
            <text:p/>
          </table:table-cell>
          <table:table-cell table:formula="of:=IF([.F$2]=[.$B183]; [.$C183]; &quot;&quot;)">
            <text:p/>
          </table:table-cell>
          <table:table-cell table:formula="of:=IF([.G$2]=[.$B183]; [.$C183]; &quot;&quot;)">
            <text:p/>
          </table:table-cell>
          <table:table-cell table:formula="of:=IF([.H$2]=[.$B183]; [.$C183]; &quot;&quot;)">
            <text:p/>
          </table:table-cell>
          <table:table-cell table:formula="of:=IF([.I$2]=[.$B183]; [.$C183]; &quot;&quot;)">
            <text:p/>
          </table:table-cell>
          <table:table-cell table:formula="of:=IF([.J$2]=[.$B183]; [.$C183]; &quot;&quot;)">
            <text:p/>
          </table:table-cell>
          <table:table-cell table:formula="of:=IF([.K$2]=[.$B183]; [.$C183]; &quot;&quot;)">
            <text:p/>
          </table:table-cell>
          <table:table-cell table:formula="of:=IF([.L$2]=[.$B183]; [.$C183]; &quot;&quot;)">
            <text:p/>
          </table:table-cell>
          <table:table-cell table:formula="of:=IF([.M$2]=[.$B183]; [.$C183]; &quot;&quot;)">
            <text:p/>
          </table:table-cell>
          <table:table-cell table:formula="of:=IF([.N$2]=[.$B183]; [.$C183]; &quot;&quot;)">
            <text:p/>
          </table:table-cell>
          <table:table-cell table:formula="of:=IF([.O$2]=[.$B183]; [.$C183]; &quot;&quot;)">
            <text:p/>
          </table:table-cell>
          <table:table-cell table:formula="of:=IF([.P$2]=[.$B183]; [.$C183]; &quot;&quot;)" office:value-type="float" office:value="1.712234" calcext:value-type="float">
            <text:p>1.712234</text:p>
          </table:table-cell>
          <table:table-cell table:formula="of:=IF([.Q$2]=[.$B183]; [.$D183]; &quot;&quot;)">
            <text:p/>
          </table:table-cell>
          <table:table-cell table:formula="of:=IF([.R$2]=[.$B183]; [.$D183]; &quot;&quot;)">
            <text:p/>
          </table:table-cell>
          <table:table-cell table:formula="of:=IF([.S$2]=[.$B183]; [.$D183]; &quot;&quot;)">
            <text:p/>
          </table:table-cell>
          <table:table-cell table:formula="of:=IF([.T$2]=[.$B183]; [.$D183]; &quot;&quot;)">
            <text:p/>
          </table:table-cell>
          <table:table-cell table:formula="of:=IF([.U$2]=[.$B183]; [.$D183]; &quot;&quot;)">
            <text:p/>
          </table:table-cell>
          <table:table-cell table:formula="of:=IF([.V$2]=[.$B183]; [.$D183]; &quot;&quot;)">
            <text:p/>
          </table:table-cell>
          <table:table-cell table:formula="of:=IF([.W$2]=[.$B183]; [.$D183]; &quot;&quot;)">
            <text:p/>
          </table:table-cell>
          <table:table-cell table:formula="of:=IF([.X$2]=[.$B183]; [.$D183]; &quot;&quot;)">
            <text:p/>
          </table:table-cell>
          <table:table-cell table:formula="of:=IF([.Y$2]=[.$B183]; [.$D183]; &quot;&quot;)">
            <text:p/>
          </table:table-cell>
          <table:table-cell table:formula="of:=IF([.Z$2]=[.$B183]; [.$D183]; &quot;&quot;)">
            <text:p/>
          </table:table-cell>
          <table:table-cell table:formula="of:=IF([.AA$2]=[.$B183]; [.$D183]; &quot;&quot;)">
            <text:p/>
          </table:table-cell>
          <table:table-cell table:formula="of:=IF([.AB$2]=[.$B183]; [.$D183]; &quot;&quot;)" office:value-type="float" office:value="4126942000" calcext:value-type="float">
            <text:p>4126942000</text:p>
          </table:table-cell>
        </table:table-row>
        <table:table-row table:style-name="ro1">
          <table:table-cell office:value-type="float" office:value="26816" calcext:value-type="float">
            <text:p>26816</text:p>
          </table:table-cell>
          <table:table-cell office:value-type="float" office:value="2" calcext:value-type="float">
            <text:p>2</text:p>
          </table:table-cell>
          <table:table-cell office:value-type="float" office:value="1.708656" calcext:value-type="float">
            <text:p>1.708656</text:p>
          </table:table-cell>
          <table:table-cell office:value-type="float" office:value="4129889000" calcext:value-type="float">
            <text:p>4129889000</text:p>
          </table:table-cell>
          <table:table-cell table:formula="of:=IF([.E$2]=[.$B184]; [.$C184]; &quot;&quot;)">
            <text:p/>
          </table:table-cell>
          <table:table-cell table:formula="of:=IF([.F$2]=[.$B184]; [.$C184]; &quot;&quot;)">
            <text:p/>
          </table:table-cell>
          <table:table-cell table:formula="of:=IF([.G$2]=[.$B184]; [.$C184]; &quot;&quot;)" office:value-type="float" office:value="1.708656" calcext:value-type="float">
            <text:p>1.708656</text:p>
          </table:table-cell>
          <table:table-cell table:formula="of:=IF([.H$2]=[.$B184]; [.$C184]; &quot;&quot;)">
            <text:p/>
          </table:table-cell>
          <table:table-cell table:formula="of:=IF([.I$2]=[.$B184]; [.$C184]; &quot;&quot;)">
            <text:p/>
          </table:table-cell>
          <table:table-cell table:formula="of:=IF([.J$2]=[.$B184]; [.$C184]; &quot;&quot;)">
            <text:p/>
          </table:table-cell>
          <table:table-cell table:formula="of:=IF([.K$2]=[.$B184]; [.$C184]; &quot;&quot;)">
            <text:p/>
          </table:table-cell>
          <table:table-cell table:formula="of:=IF([.L$2]=[.$B184]; [.$C184]; &quot;&quot;)">
            <text:p/>
          </table:table-cell>
          <table:table-cell table:formula="of:=IF([.M$2]=[.$B184]; [.$C184]; &quot;&quot;)">
            <text:p/>
          </table:table-cell>
          <table:table-cell table:formula="of:=IF([.N$2]=[.$B184]; [.$C184]; &quot;&quot;)">
            <text:p/>
          </table:table-cell>
          <table:table-cell table:formula="of:=IF([.O$2]=[.$B184]; [.$C184]; &quot;&quot;)">
            <text:p/>
          </table:table-cell>
          <table:table-cell table:formula="of:=IF([.P$2]=[.$B184]; [.$C184]; &quot;&quot;)">
            <text:p/>
          </table:table-cell>
          <table:table-cell table:formula="of:=IF([.Q$2]=[.$B184]; [.$D184]; &quot;&quot;)">
            <text:p/>
          </table:table-cell>
          <table:table-cell table:formula="of:=IF([.R$2]=[.$B184]; [.$D184]; &quot;&quot;)">
            <text:p/>
          </table:table-cell>
          <table:table-cell table:formula="of:=IF([.S$2]=[.$B184]; [.$D184]; &quot;&quot;)" office:value-type="float" office:value="4129889000" calcext:value-type="float">
            <text:p>4129889000</text:p>
          </table:table-cell>
          <table:table-cell table:formula="of:=IF([.T$2]=[.$B184]; [.$D184]; &quot;&quot;)">
            <text:p/>
          </table:table-cell>
          <table:table-cell table:formula="of:=IF([.U$2]=[.$B184]; [.$D184]; &quot;&quot;)">
            <text:p/>
          </table:table-cell>
          <table:table-cell table:formula="of:=IF([.V$2]=[.$B184]; [.$D184]; &quot;&quot;)">
            <text:p/>
          </table:table-cell>
          <table:table-cell table:formula="of:=IF([.W$2]=[.$B184]; [.$D184]; &quot;&quot;)">
            <text:p/>
          </table:table-cell>
          <table:table-cell table:formula="of:=IF([.X$2]=[.$B184]; [.$D184]; &quot;&quot;)">
            <text:p/>
          </table:table-cell>
          <table:table-cell table:formula="of:=IF([.Y$2]=[.$B184]; [.$D184]; &quot;&quot;)">
            <text:p/>
          </table:table-cell>
          <table:table-cell table:formula="of:=IF([.Z$2]=[.$B184]; [.$D184]; &quot;&quot;)">
            <text:p/>
          </table:table-cell>
          <table:table-cell table:formula="of:=IF([.AA$2]=[.$B184]; [.$D184]; &quot;&quot;)">
            <text:p/>
          </table:table-cell>
          <table:table-cell table:formula="of:=IF([.AB$2]=[.$B184]; [.$D184]; &quot;&quot;)">
            <text:p/>
          </table:table-cell>
        </table:table-row>
        <table:table-row table:style-name="ro1">
          <table:table-cell office:value-type="float" office:value="26978" calcext:value-type="float">
            <text:p>26978</text:p>
          </table:table-cell>
          <table:table-cell office:value-type="float" office:value="1" calcext:value-type="float">
            <text:p>1</text:p>
          </table:table-cell>
          <table:table-cell office:value-type="float" office:value="1.675409" calcext:value-type="float">
            <text:p>1.675409</text:p>
          </table:table-cell>
          <table:table-cell office:value-type="float" office:value="4136977000" calcext:value-type="float">
            <text:p>4136977000</text:p>
          </table:table-cell>
          <table:table-cell table:formula="of:=IF([.E$2]=[.$B185]; [.$C185]; &quot;&quot;)">
            <text:p/>
          </table:table-cell>
          <table:table-cell table:formula="of:=IF([.F$2]=[.$B185]; [.$C185]; &quot;&quot;)" office:value-type="float" office:value="1.675409" calcext:value-type="float">
            <text:p>1.675409</text:p>
          </table:table-cell>
          <table:table-cell table:formula="of:=IF([.G$2]=[.$B185]; [.$C185]; &quot;&quot;)">
            <text:p/>
          </table:table-cell>
          <table:table-cell table:formula="of:=IF([.H$2]=[.$B185]; [.$C185]; &quot;&quot;)">
            <text:p/>
          </table:table-cell>
          <table:table-cell table:formula="of:=IF([.I$2]=[.$B185]; [.$C185]; &quot;&quot;)">
            <text:p/>
          </table:table-cell>
          <table:table-cell table:formula="of:=IF([.J$2]=[.$B185]; [.$C185]; &quot;&quot;)">
            <text:p/>
          </table:table-cell>
          <table:table-cell table:formula="of:=IF([.K$2]=[.$B185]; [.$C185]; &quot;&quot;)">
            <text:p/>
          </table:table-cell>
          <table:table-cell table:formula="of:=IF([.L$2]=[.$B185]; [.$C185]; &quot;&quot;)">
            <text:p/>
          </table:table-cell>
          <table:table-cell table:formula="of:=IF([.M$2]=[.$B185]; [.$C185]; &quot;&quot;)">
            <text:p/>
          </table:table-cell>
          <table:table-cell table:formula="of:=IF([.N$2]=[.$B185]; [.$C185]; &quot;&quot;)">
            <text:p/>
          </table:table-cell>
          <table:table-cell table:formula="of:=IF([.O$2]=[.$B185]; [.$C185]; &quot;&quot;)">
            <text:p/>
          </table:table-cell>
          <table:table-cell table:formula="of:=IF([.P$2]=[.$B185]; [.$C185]; &quot;&quot;)">
            <text:p/>
          </table:table-cell>
          <table:table-cell table:formula="of:=IF([.Q$2]=[.$B185]; [.$D185]; &quot;&quot;)">
            <text:p/>
          </table:table-cell>
          <table:table-cell table:formula="of:=IF([.R$2]=[.$B185]; [.$D185]; &quot;&quot;)" office:value-type="float" office:value="4136977000" calcext:value-type="float">
            <text:p>4136977000</text:p>
          </table:table-cell>
          <table:table-cell table:formula="of:=IF([.S$2]=[.$B185]; [.$D185]; &quot;&quot;)">
            <text:p/>
          </table:table-cell>
          <table:table-cell table:formula="of:=IF([.T$2]=[.$B185]; [.$D185]; &quot;&quot;)">
            <text:p/>
          </table:table-cell>
          <table:table-cell table:formula="of:=IF([.U$2]=[.$B185]; [.$D185]; &quot;&quot;)">
            <text:p/>
          </table:table-cell>
          <table:table-cell table:formula="of:=IF([.V$2]=[.$B185]; [.$D185]; &quot;&quot;)">
            <text:p/>
          </table:table-cell>
          <table:table-cell table:formula="of:=IF([.W$2]=[.$B185]; [.$D185]; &quot;&quot;)">
            <text:p/>
          </table:table-cell>
          <table:table-cell table:formula="of:=IF([.X$2]=[.$B185]; [.$D185]; &quot;&quot;)">
            <text:p/>
          </table:table-cell>
          <table:table-cell table:formula="of:=IF([.Y$2]=[.$B185]; [.$D185]; &quot;&quot;)">
            <text:p/>
          </table:table-cell>
          <table:table-cell table:formula="of:=IF([.Z$2]=[.$B185]; [.$D185]; &quot;&quot;)">
            <text:p/>
          </table:table-cell>
          <table:table-cell table:formula="of:=IF([.AA$2]=[.$B185]; [.$D185]; &quot;&quot;)">
            <text:p/>
          </table:table-cell>
          <table:table-cell table:formula="of:=IF([.AB$2]=[.$B185]; [.$D185]; &quot;&quot;)">
            <text:p/>
          </table:table-cell>
        </table:table-row>
        <table:table-row table:style-name="ro1">
          <table:table-cell office:value-type="float" office:value="27205" calcext:value-type="float">
            <text:p>27205</text:p>
          </table:table-cell>
          <table:table-cell office:value-type="float" office:value="8" calcext:value-type="float">
            <text:p>8</text:p>
          </table:table-cell>
          <table:table-cell office:value-type="float" office:value="1.724591" calcext:value-type="float">
            <text:p>1.724591</text:p>
          </table:table-cell>
          <table:table-cell office:value-type="float" office:value="4161954000" calcext:value-type="float">
            <text:p>4161954000</text:p>
          </table:table-cell>
          <table:table-cell table:formula="of:=IF([.E$2]=[.$B186]; [.$C186]; &quot;&quot;)">
            <text:p/>
          </table:table-cell>
          <table:table-cell table:formula="of:=IF([.F$2]=[.$B186]; [.$C186]; &quot;&quot;)">
            <text:p/>
          </table:table-cell>
          <table:table-cell table:formula="of:=IF([.G$2]=[.$B186]; [.$C186]; &quot;&quot;)">
            <text:p/>
          </table:table-cell>
          <table:table-cell table:formula="of:=IF([.H$2]=[.$B186]; [.$C186]; &quot;&quot;)">
            <text:p/>
          </table:table-cell>
          <table:table-cell table:formula="of:=IF([.I$2]=[.$B186]; [.$C186]; &quot;&quot;)">
            <text:p/>
          </table:table-cell>
          <table:table-cell table:formula="of:=IF([.J$2]=[.$B186]; [.$C186]; &quot;&quot;)">
            <text:p/>
          </table:table-cell>
          <table:table-cell table:formula="of:=IF([.K$2]=[.$B186]; [.$C186]; &quot;&quot;)">
            <text:p/>
          </table:table-cell>
          <table:table-cell table:formula="of:=IF([.L$2]=[.$B186]; [.$C186]; &quot;&quot;)">
            <text:p/>
          </table:table-cell>
          <table:table-cell table:formula="of:=IF([.M$2]=[.$B186]; [.$C186]; &quot;&quot;)" office:value-type="float" office:value="1.724591" calcext:value-type="float">
            <text:p>1.724591</text:p>
          </table:table-cell>
          <table:table-cell table:formula="of:=IF([.N$2]=[.$B186]; [.$C186]; &quot;&quot;)">
            <text:p/>
          </table:table-cell>
          <table:table-cell table:formula="of:=IF([.O$2]=[.$B186]; [.$C186]; &quot;&quot;)">
            <text:p/>
          </table:table-cell>
          <table:table-cell table:formula="of:=IF([.P$2]=[.$B186]; [.$C186]; &quot;&quot;)">
            <text:p/>
          </table:table-cell>
          <table:table-cell table:formula="of:=IF([.Q$2]=[.$B186]; [.$D186]; &quot;&quot;)">
            <text:p/>
          </table:table-cell>
          <table:table-cell table:formula="of:=IF([.R$2]=[.$B186]; [.$D186]; &quot;&quot;)">
            <text:p/>
          </table:table-cell>
          <table:table-cell table:formula="of:=IF([.S$2]=[.$B186]; [.$D186]; &quot;&quot;)">
            <text:p/>
          </table:table-cell>
          <table:table-cell table:formula="of:=IF([.T$2]=[.$B186]; [.$D186]; &quot;&quot;)">
            <text:p/>
          </table:table-cell>
          <table:table-cell table:formula="of:=IF([.U$2]=[.$B186]; [.$D186]; &quot;&quot;)">
            <text:p/>
          </table:table-cell>
          <table:table-cell table:formula="of:=IF([.V$2]=[.$B186]; [.$D186]; &quot;&quot;)">
            <text:p/>
          </table:table-cell>
          <table:table-cell table:formula="of:=IF([.W$2]=[.$B186]; [.$D186]; &quot;&quot;)">
            <text:p/>
          </table:table-cell>
          <table:table-cell table:formula="of:=IF([.X$2]=[.$B186]; [.$D186]; &quot;&quot;)">
            <text:p/>
          </table:table-cell>
          <table:table-cell table:formula="of:=IF([.Y$2]=[.$B186]; [.$D186]; &quot;&quot;)" office:value-type="float" office:value="4161954000" calcext:value-type="float">
            <text:p>4161954000</text:p>
          </table:table-cell>
          <table:table-cell table:formula="of:=IF([.Z$2]=[.$B186]; [.$D186]; &quot;&quot;)">
            <text:p/>
          </table:table-cell>
          <table:table-cell table:formula="of:=IF([.AA$2]=[.$B186]; [.$D186]; &quot;&quot;)">
            <text:p/>
          </table:table-cell>
          <table:table-cell table:formula="of:=IF([.AB$2]=[.$B186]; [.$D186]; &quot;&quot;)">
            <text:p/>
          </table:table-cell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float" office:value="4" calcext:value-type="float">
            <text:p>4</text:p>
          </table:table-cell>
          <table:table-cell office:value-type="float" office:value="1.694122" calcext:value-type="float">
            <text:p>1.694122</text:p>
          </table:table-cell>
          <table:table-cell office:value-type="float" office:value="4199671000" calcext:value-type="float">
            <text:p>4199671000</text:p>
          </table:table-cell>
          <table:table-cell table:formula="of:=IF([.E$2]=[.$B187]; [.$C187]; &quot;&quot;)">
            <text:p/>
          </table:table-cell>
          <table:table-cell table:formula="of:=IF([.F$2]=[.$B187]; [.$C187]; &quot;&quot;)">
            <text:p/>
          </table:table-cell>
          <table:table-cell table:formula="of:=IF([.G$2]=[.$B187]; [.$C187]; &quot;&quot;)">
            <text:p/>
          </table:table-cell>
          <table:table-cell table:formula="of:=IF([.H$2]=[.$B187]; [.$C187]; &quot;&quot;)">
            <text:p/>
          </table:table-cell>
          <table:table-cell table:formula="of:=IF([.I$2]=[.$B187]; [.$C187]; &quot;&quot;)" office:value-type="float" office:value="1.694122" calcext:value-type="float">
            <text:p>1.694122</text:p>
          </table:table-cell>
          <table:table-cell table:formula="of:=IF([.J$2]=[.$B187]; [.$C187]; &quot;&quot;)">
            <text:p/>
          </table:table-cell>
          <table:table-cell table:formula="of:=IF([.K$2]=[.$B187]; [.$C187]; &quot;&quot;)">
            <text:p/>
          </table:table-cell>
          <table:table-cell table:formula="of:=IF([.L$2]=[.$B187]; [.$C187]; &quot;&quot;)">
            <text:p/>
          </table:table-cell>
          <table:table-cell table:formula="of:=IF([.M$2]=[.$B187]; [.$C187]; &quot;&quot;)">
            <text:p/>
          </table:table-cell>
          <table:table-cell table:formula="of:=IF([.N$2]=[.$B187]; [.$C187]; &quot;&quot;)">
            <text:p/>
          </table:table-cell>
          <table:table-cell table:formula="of:=IF([.O$2]=[.$B187]; [.$C187]; &quot;&quot;)">
            <text:p/>
          </table:table-cell>
          <table:table-cell table:formula="of:=IF([.P$2]=[.$B187]; [.$C187]; &quot;&quot;)">
            <text:p/>
          </table:table-cell>
          <table:table-cell table:formula="of:=IF([.Q$2]=[.$B187]; [.$D187]; &quot;&quot;)">
            <text:p/>
          </table:table-cell>
          <table:table-cell table:formula="of:=IF([.R$2]=[.$B187]; [.$D187]; &quot;&quot;)">
            <text:p/>
          </table:table-cell>
          <table:table-cell table:formula="of:=IF([.S$2]=[.$B187]; [.$D187]; &quot;&quot;)">
            <text:p/>
          </table:table-cell>
          <table:table-cell table:formula="of:=IF([.T$2]=[.$B187]; [.$D187]; &quot;&quot;)">
            <text:p/>
          </table:table-cell>
          <table:table-cell table:formula="of:=IF([.U$2]=[.$B187]; [.$D187]; &quot;&quot;)" office:value-type="float" office:value="4199671000" calcext:value-type="float">
            <text:p>4199671000</text:p>
          </table:table-cell>
          <table:table-cell table:formula="of:=IF([.V$2]=[.$B187]; [.$D187]; &quot;&quot;)">
            <text:p/>
          </table:table-cell>
          <table:table-cell table:formula="of:=IF([.W$2]=[.$B187]; [.$D187]; &quot;&quot;)">
            <text:p/>
          </table:table-cell>
          <table:table-cell table:formula="of:=IF([.X$2]=[.$B187]; [.$D187]; &quot;&quot;)">
            <text:p/>
          </table:table-cell>
          <table:table-cell table:formula="of:=IF([.Y$2]=[.$B187]; [.$D187]; &quot;&quot;)">
            <text:p/>
          </table:table-cell>
          <table:table-cell table:formula="of:=IF([.Z$2]=[.$B187]; [.$D187]; &quot;&quot;)">
            <text:p/>
          </table:table-cell>
          <table:table-cell table:formula="of:=IF([.AA$2]=[.$B187]; [.$D187]; &quot;&quot;)">
            <text:p/>
          </table:table-cell>
          <table:table-cell table:formula="of:=IF([.AB$2]=[.$B187]; [.$D187]; &quot;&quot;)">
            <text:p/>
          </table:table-cell>
        </table:table-row>
        <table:table-row table:style-name="ro1">
          <table:table-cell office:value-type="float" office:value="27539" calcext:value-type="float">
            <text:p>27539</text:p>
          </table:table-cell>
          <table:table-cell office:value-type="float" office:value="7" calcext:value-type="float">
            <text:p>7</text:p>
          </table:table-cell>
          <table:table-cell office:value-type="float" office:value="1.755168" calcext:value-type="float">
            <text:p>1.755168</text:p>
          </table:table-cell>
          <table:table-cell office:value-type="float" office:value="4199999000" calcext:value-type="float">
            <text:p>4199999000</text:p>
          </table:table-cell>
          <table:table-cell table:formula="of:=IF([.E$2]=[.$B188]; [.$C188]; &quot;&quot;)">
            <text:p/>
          </table:table-cell>
          <table:table-cell table:formula="of:=IF([.F$2]=[.$B188]; [.$C188]; &quot;&quot;)">
            <text:p/>
          </table:table-cell>
          <table:table-cell table:formula="of:=IF([.G$2]=[.$B188]; [.$C188]; &quot;&quot;)">
            <text:p/>
          </table:table-cell>
          <table:table-cell table:formula="of:=IF([.H$2]=[.$B188]; [.$C188]; &quot;&quot;)">
            <text:p/>
          </table:table-cell>
          <table:table-cell table:formula="of:=IF([.I$2]=[.$B188]; [.$C188]; &quot;&quot;)">
            <text:p/>
          </table:table-cell>
          <table:table-cell table:formula="of:=IF([.J$2]=[.$B188]; [.$C188]; &quot;&quot;)">
            <text:p/>
          </table:table-cell>
          <table:table-cell table:formula="of:=IF([.K$2]=[.$B188]; [.$C188]; &quot;&quot;)">
            <text:p/>
          </table:table-cell>
          <table:table-cell table:formula="of:=IF([.L$2]=[.$B188]; [.$C188]; &quot;&quot;)" office:value-type="float" office:value="1.755168" calcext:value-type="float">
            <text:p>1.755168</text:p>
          </table:table-cell>
          <table:table-cell table:formula="of:=IF([.M$2]=[.$B188]; [.$C188]; &quot;&quot;)">
            <text:p/>
          </table:table-cell>
          <table:table-cell table:formula="of:=IF([.N$2]=[.$B188]; [.$C188]; &quot;&quot;)">
            <text:p/>
          </table:table-cell>
          <table:table-cell table:formula="of:=IF([.O$2]=[.$B188]; [.$C188]; &quot;&quot;)">
            <text:p/>
          </table:table-cell>
          <table:table-cell table:formula="of:=IF([.P$2]=[.$B188]; [.$C188]; &quot;&quot;)">
            <text:p/>
          </table:table-cell>
          <table:table-cell table:formula="of:=IF([.Q$2]=[.$B188]; [.$D188]; &quot;&quot;)">
            <text:p/>
          </table:table-cell>
          <table:table-cell table:formula="of:=IF([.R$2]=[.$B188]; [.$D188]; &quot;&quot;)">
            <text:p/>
          </table:table-cell>
          <table:table-cell table:formula="of:=IF([.S$2]=[.$B188]; [.$D188]; &quot;&quot;)">
            <text:p/>
          </table:table-cell>
          <table:table-cell table:formula="of:=IF([.T$2]=[.$B188]; [.$D188]; &quot;&quot;)">
            <text:p/>
          </table:table-cell>
          <table:table-cell table:formula="of:=IF([.U$2]=[.$B188]; [.$D188]; &quot;&quot;)">
            <text:p/>
          </table:table-cell>
          <table:table-cell table:formula="of:=IF([.V$2]=[.$B188]; [.$D188]; &quot;&quot;)">
            <text:p/>
          </table:table-cell>
          <table:table-cell table:formula="of:=IF([.W$2]=[.$B188]; [.$D188]; &quot;&quot;)">
            <text:p/>
          </table:table-cell>
          <table:table-cell table:formula="of:=IF([.X$2]=[.$B188]; [.$D188]; &quot;&quot;)" office:value-type="float" office:value="4199999000" calcext:value-type="float">
            <text:p>4199999000</text:p>
          </table:table-cell>
          <table:table-cell table:formula="of:=IF([.Y$2]=[.$B188]; [.$D188]; &quot;&quot;)">
            <text:p/>
          </table:table-cell>
          <table:table-cell table:formula="of:=IF([.Z$2]=[.$B188]; [.$D188]; &quot;&quot;)">
            <text:p/>
          </table:table-cell>
          <table:table-cell table:formula="of:=IF([.AA$2]=[.$B188]; [.$D188]; &quot;&quot;)">
            <text:p/>
          </table:table-cell>
          <table:table-cell table:formula="of:=IF([.AB$2]=[.$B188]; [.$D188]; &quot;&quot;)">
            <text:p/>
          </table:table-cell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float" office:value="3" calcext:value-type="float">
            <text:p>3</text:p>
          </table:table-cell>
          <table:table-cell office:value-type="float" office:value="1.863701" calcext:value-type="float">
            <text:p>1.863701</text:p>
          </table:table-cell>
          <table:table-cell office:value-type="float" office:value="4098506000" calcext:value-type="float">
            <text:p>4098506000</text:p>
          </table:table-cell>
          <table:table-cell table:formula="of:=IF([.E$2]=[.$B189]; [.$C189]; &quot;&quot;)">
            <text:p/>
          </table:table-cell>
          <table:table-cell table:formula="of:=IF([.F$2]=[.$B189]; [.$C189]; &quot;&quot;)">
            <text:p/>
          </table:table-cell>
          <table:table-cell table:formula="of:=IF([.G$2]=[.$B189]; [.$C189]; &quot;&quot;)">
            <text:p/>
          </table:table-cell>
          <table:table-cell table:formula="of:=IF([.H$2]=[.$B189]; [.$C189]; &quot;&quot;)" office:value-type="float" office:value="1.863701" calcext:value-type="float">
            <text:p>1.863701</text:p>
          </table:table-cell>
          <table:table-cell table:formula="of:=IF([.I$2]=[.$B189]; [.$C189]; &quot;&quot;)">
            <text:p/>
          </table:table-cell>
          <table:table-cell table:formula="of:=IF([.J$2]=[.$B189]; [.$C189]; &quot;&quot;)">
            <text:p/>
          </table:table-cell>
          <table:table-cell table:formula="of:=IF([.K$2]=[.$B189]; [.$C189]; &quot;&quot;)">
            <text:p/>
          </table:table-cell>
          <table:table-cell table:formula="of:=IF([.L$2]=[.$B189]; [.$C189]; &quot;&quot;)">
            <text:p/>
          </table:table-cell>
          <table:table-cell table:formula="of:=IF([.M$2]=[.$B189]; [.$C189]; &quot;&quot;)">
            <text:p/>
          </table:table-cell>
          <table:table-cell table:formula="of:=IF([.N$2]=[.$B189]; [.$C189]; &quot;&quot;)">
            <text:p/>
          </table:table-cell>
          <table:table-cell table:formula="of:=IF([.O$2]=[.$B189]; [.$C189]; &quot;&quot;)">
            <text:p/>
          </table:table-cell>
          <table:table-cell table:formula="of:=IF([.P$2]=[.$B189]; [.$C189]; &quot;&quot;)">
            <text:p/>
          </table:table-cell>
          <table:table-cell table:formula="of:=IF([.Q$2]=[.$B189]; [.$D189]; &quot;&quot;)">
            <text:p/>
          </table:table-cell>
          <table:table-cell table:formula="of:=IF([.R$2]=[.$B189]; [.$D189]; &quot;&quot;)">
            <text:p/>
          </table:table-cell>
          <table:table-cell table:formula="of:=IF([.S$2]=[.$B189]; [.$D189]; &quot;&quot;)">
            <text:p/>
          </table:table-cell>
          <table:table-cell table:formula="of:=IF([.T$2]=[.$B189]; [.$D189]; &quot;&quot;)" office:value-type="float" office:value="4098506000" calcext:value-type="float">
            <text:p>4098506000</text:p>
          </table:table-cell>
          <table:table-cell table:formula="of:=IF([.U$2]=[.$B189]; [.$D189]; &quot;&quot;)">
            <text:p/>
          </table:table-cell>
          <table:table-cell table:formula="of:=IF([.V$2]=[.$B189]; [.$D189]; &quot;&quot;)">
            <text:p/>
          </table:table-cell>
          <table:table-cell table:formula="of:=IF([.W$2]=[.$B189]; [.$D189]; &quot;&quot;)">
            <text:p/>
          </table:table-cell>
          <table:table-cell table:formula="of:=IF([.X$2]=[.$B189]; [.$D189]; &quot;&quot;)">
            <text:p/>
          </table:table-cell>
          <table:table-cell table:formula="of:=IF([.Y$2]=[.$B189]; [.$D189]; &quot;&quot;)">
            <text:p/>
          </table:table-cell>
          <table:table-cell table:formula="of:=IF([.Z$2]=[.$B189]; [.$D189]; &quot;&quot;)">
            <text:p/>
          </table:table-cell>
          <table:table-cell table:formula="of:=IF([.AA$2]=[.$B189]; [.$D189]; &quot;&quot;)">
            <text:p/>
          </table:table-cell>
          <table:table-cell table:formula="of:=IF([.AB$2]=[.$B189]; [.$D189]; &quot;&quot;)">
            <text:p/>
          </table:table-cell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float" office:value="10" calcext:value-type="float">
            <text:p>10</text:p>
          </table:table-cell>
          <table:table-cell office:value-type="float" office:value="1.820862" calcext:value-type="float">
            <text:p>1.820862</text:p>
          </table:table-cell>
          <table:table-cell office:value-type="float" office:value="4135822000" calcext:value-type="float">
            <text:p>4135822000</text:p>
          </table:table-cell>
          <table:table-cell table:formula="of:=IF([.E$2]=[.$B190]; [.$C190]; &quot;&quot;)">
            <text:p/>
          </table:table-cell>
          <table:table-cell table:formula="of:=IF([.F$2]=[.$B190]; [.$C190]; &quot;&quot;)">
            <text:p/>
          </table:table-cell>
          <table:table-cell table:formula="of:=IF([.G$2]=[.$B190]; [.$C190]; &quot;&quot;)">
            <text:p/>
          </table:table-cell>
          <table:table-cell table:formula="of:=IF([.H$2]=[.$B190]; [.$C190]; &quot;&quot;)">
            <text:p/>
          </table:table-cell>
          <table:table-cell table:formula="of:=IF([.I$2]=[.$B190]; [.$C190]; &quot;&quot;)">
            <text:p/>
          </table:table-cell>
          <table:table-cell table:formula="of:=IF([.J$2]=[.$B190]; [.$C190]; &quot;&quot;)">
            <text:p/>
          </table:table-cell>
          <table:table-cell table:formula="of:=IF([.K$2]=[.$B190]; [.$C190]; &quot;&quot;)">
            <text:p/>
          </table:table-cell>
          <table:table-cell table:formula="of:=IF([.L$2]=[.$B190]; [.$C190]; &quot;&quot;)">
            <text:p/>
          </table:table-cell>
          <table:table-cell table:formula="of:=IF([.M$2]=[.$B190]; [.$C190]; &quot;&quot;)">
            <text:p/>
          </table:table-cell>
          <table:table-cell table:formula="of:=IF([.N$2]=[.$B190]; [.$C190]; &quot;&quot;)">
            <text:p/>
          </table:table-cell>
          <table:table-cell table:formula="of:=IF([.O$2]=[.$B190]; [.$C190]; &quot;&quot;)" office:value-type="float" office:value="1.820862" calcext:value-type="float">
            <text:p>1.820862</text:p>
          </table:table-cell>
          <table:table-cell table:formula="of:=IF([.P$2]=[.$B190]; [.$C190]; &quot;&quot;)">
            <text:p/>
          </table:table-cell>
          <table:table-cell table:formula="of:=IF([.Q$2]=[.$B190]; [.$D190]; &quot;&quot;)">
            <text:p/>
          </table:table-cell>
          <table:table-cell table:formula="of:=IF([.R$2]=[.$B190]; [.$D190]; &quot;&quot;)">
            <text:p/>
          </table:table-cell>
          <table:table-cell table:formula="of:=IF([.S$2]=[.$B190]; [.$D190]; &quot;&quot;)">
            <text:p/>
          </table:table-cell>
          <table:table-cell table:formula="of:=IF([.T$2]=[.$B190]; [.$D190]; &quot;&quot;)">
            <text:p/>
          </table:table-cell>
          <table:table-cell table:formula="of:=IF([.U$2]=[.$B190]; [.$D190]; &quot;&quot;)">
            <text:p/>
          </table:table-cell>
          <table:table-cell table:formula="of:=IF([.V$2]=[.$B190]; [.$D190]; &quot;&quot;)">
            <text:p/>
          </table:table-cell>
          <table:table-cell table:formula="of:=IF([.W$2]=[.$B190]; [.$D190]; &quot;&quot;)">
            <text:p/>
          </table:table-cell>
          <table:table-cell table:formula="of:=IF([.X$2]=[.$B190]; [.$D190]; &quot;&quot;)">
            <text:p/>
          </table:table-cell>
          <table:table-cell table:formula="of:=IF([.Y$2]=[.$B190]; [.$D190]; &quot;&quot;)">
            <text:p/>
          </table:table-cell>
          <table:table-cell table:formula="of:=IF([.Z$2]=[.$B190]; [.$D190]; &quot;&quot;)">
            <text:p/>
          </table:table-cell>
          <table:table-cell table:formula="of:=IF([.AA$2]=[.$B190]; [.$D190]; &quot;&quot;)" office:value-type="float" office:value="4135822000" calcext:value-type="float">
            <text:p>4135822000</text:p>
          </table:table-cell>
          <table:table-cell table:formula="of:=IF([.AB$2]=[.$B190]; [.$D190]; &quot;&quot;)">
            <text:p/>
          </table:table-cell>
        </table:table-row>
        <table:table-row table:style-name="ro1">
          <table:table-cell office:value-type="float" office:value="28047" calcext:value-type="float">
            <text:p>28047</text:p>
          </table:table-cell>
          <table:table-cell office:value-type="float" office:value="6" calcext:value-type="float">
            <text:p>6</text:p>
          </table:table-cell>
          <table:table-cell office:value-type="float" office:value="1.776156" calcext:value-type="float">
            <text:p>1.776156</text:p>
          </table:table-cell>
          <table:table-cell office:value-type="float" office:value="4160679000" calcext:value-type="float">
            <text:p>4160679000</text:p>
          </table:table-cell>
          <table:table-cell table:formula="of:=IF([.E$2]=[.$B191]; [.$C191]; &quot;&quot;)">
            <text:p/>
          </table:table-cell>
          <table:table-cell table:formula="of:=IF([.F$2]=[.$B191]; [.$C191]; &quot;&quot;)">
            <text:p/>
          </table:table-cell>
          <table:table-cell table:formula="of:=IF([.G$2]=[.$B191]; [.$C191]; &quot;&quot;)">
            <text:p/>
          </table:table-cell>
          <table:table-cell table:formula="of:=IF([.H$2]=[.$B191]; [.$C191]; &quot;&quot;)">
            <text:p/>
          </table:table-cell>
          <table:table-cell table:formula="of:=IF([.I$2]=[.$B191]; [.$C191]; &quot;&quot;)">
            <text:p/>
          </table:table-cell>
          <table:table-cell table:formula="of:=IF([.J$2]=[.$B191]; [.$C191]; &quot;&quot;)">
            <text:p/>
          </table:table-cell>
          <table:table-cell table:formula="of:=IF([.K$2]=[.$B191]; [.$C191]; &quot;&quot;)" office:value-type="float" office:value="1.776156" calcext:value-type="float">
            <text:p>1.776156</text:p>
          </table:table-cell>
          <table:table-cell table:formula="of:=IF([.L$2]=[.$B191]; [.$C191]; &quot;&quot;)">
            <text:p/>
          </table:table-cell>
          <table:table-cell table:formula="of:=IF([.M$2]=[.$B191]; [.$C191]; &quot;&quot;)">
            <text:p/>
          </table:table-cell>
          <table:table-cell table:formula="of:=IF([.N$2]=[.$B191]; [.$C191]; &quot;&quot;)">
            <text:p/>
          </table:table-cell>
          <table:table-cell table:formula="of:=IF([.O$2]=[.$B191]; [.$C191]; &quot;&quot;)">
            <text:p/>
          </table:table-cell>
          <table:table-cell table:formula="of:=IF([.P$2]=[.$B191]; [.$C191]; &quot;&quot;)">
            <text:p/>
          </table:table-cell>
          <table:table-cell table:formula="of:=IF([.Q$2]=[.$B191]; [.$D191]; &quot;&quot;)">
            <text:p/>
          </table:table-cell>
          <table:table-cell table:formula="of:=IF([.R$2]=[.$B191]; [.$D191]; &quot;&quot;)">
            <text:p/>
          </table:table-cell>
          <table:table-cell table:formula="of:=IF([.S$2]=[.$B191]; [.$D191]; &quot;&quot;)">
            <text:p/>
          </table:table-cell>
          <table:table-cell table:formula="of:=IF([.T$2]=[.$B191]; [.$D191]; &quot;&quot;)">
            <text:p/>
          </table:table-cell>
          <table:table-cell table:formula="of:=IF([.U$2]=[.$B191]; [.$D191]; &quot;&quot;)">
            <text:p/>
          </table:table-cell>
          <table:table-cell table:formula="of:=IF([.V$2]=[.$B191]; [.$D191]; &quot;&quot;)">
            <text:p/>
          </table:table-cell>
          <table:table-cell table:formula="of:=IF([.W$2]=[.$B191]; [.$D191]; &quot;&quot;)" office:value-type="float" office:value="4160679000" calcext:value-type="float">
            <text:p>4160679000</text:p>
          </table:table-cell>
          <table:table-cell table:formula="of:=IF([.X$2]=[.$B191]; [.$D191]; &quot;&quot;)">
            <text:p/>
          </table:table-cell>
          <table:table-cell table:formula="of:=IF([.Y$2]=[.$B191]; [.$D191]; &quot;&quot;)">
            <text:p/>
          </table:table-cell>
          <table:table-cell table:formula="of:=IF([.Z$2]=[.$B191]; [.$D191]; &quot;&quot;)">
            <text:p/>
          </table:table-cell>
          <table:table-cell table:formula="of:=IF([.AA$2]=[.$B191]; [.$D191]; &quot;&quot;)">
            <text:p/>
          </table:table-cell>
          <table:table-cell table:formula="of:=IF([.AB$2]=[.$B191]; [.$D191]; &quot;&quot;)">
            <text:p/>
          </table:table-cell>
        </table:table-row>
        <table:table-row table:style-name="ro1">
          <table:table-cell office:value-type="float" office:value="28233" calcext:value-type="float">
            <text:p>28233</text:p>
          </table:table-cell>
          <table:table-cell office:value-type="float" office:value="9" calcext:value-type="float">
            <text:p>9</text:p>
          </table:table-cell>
          <table:table-cell office:value-type="float" office:value="1.891277" calcext:value-type="float">
            <text:p>1.891277</text:p>
          </table:table-cell>
          <table:table-cell office:value-type="float" office:value="4160769000" calcext:value-type="float">
            <text:p>4160769000</text:p>
          </table:table-cell>
          <table:table-cell table:formula="of:=IF([.E$2]=[.$B192]; [.$C192]; &quot;&quot;)">
            <text:p/>
          </table:table-cell>
          <table:table-cell table:formula="of:=IF([.F$2]=[.$B192]; [.$C192]; &quot;&quot;)">
            <text:p/>
          </table:table-cell>
          <table:table-cell table:formula="of:=IF([.G$2]=[.$B192]; [.$C192]; &quot;&quot;)">
            <text:p/>
          </table:table-cell>
          <table:table-cell table:formula="of:=IF([.H$2]=[.$B192]; [.$C192]; &quot;&quot;)">
            <text:p/>
          </table:table-cell>
          <table:table-cell table:formula="of:=IF([.I$2]=[.$B192]; [.$C192]; &quot;&quot;)">
            <text:p/>
          </table:table-cell>
          <table:table-cell table:formula="of:=IF([.J$2]=[.$B192]; [.$C192]; &quot;&quot;)">
            <text:p/>
          </table:table-cell>
          <table:table-cell table:formula="of:=IF([.K$2]=[.$B192]; [.$C192]; &quot;&quot;)">
            <text:p/>
          </table:table-cell>
          <table:table-cell table:formula="of:=IF([.L$2]=[.$B192]; [.$C192]; &quot;&quot;)">
            <text:p/>
          </table:table-cell>
          <table:table-cell table:formula="of:=IF([.M$2]=[.$B192]; [.$C192]; &quot;&quot;)">
            <text:p/>
          </table:table-cell>
          <table:table-cell table:formula="of:=IF([.N$2]=[.$B192]; [.$C192]; &quot;&quot;)" office:value-type="float" office:value="1.891277" calcext:value-type="float">
            <text:p>1.891277</text:p>
          </table:table-cell>
          <table:table-cell table:formula="of:=IF([.O$2]=[.$B192]; [.$C192]; &quot;&quot;)">
            <text:p/>
          </table:table-cell>
          <table:table-cell table:formula="of:=IF([.P$2]=[.$B192]; [.$C192]; &quot;&quot;)">
            <text:p/>
          </table:table-cell>
          <table:table-cell table:formula="of:=IF([.Q$2]=[.$B192]; [.$D192]; &quot;&quot;)">
            <text:p/>
          </table:table-cell>
          <table:table-cell table:formula="of:=IF([.R$2]=[.$B192]; [.$D192]; &quot;&quot;)">
            <text:p/>
          </table:table-cell>
          <table:table-cell table:formula="of:=IF([.S$2]=[.$B192]; [.$D192]; &quot;&quot;)">
            <text:p/>
          </table:table-cell>
          <table:table-cell table:formula="of:=IF([.T$2]=[.$B192]; [.$D192]; &quot;&quot;)">
            <text:p/>
          </table:table-cell>
          <table:table-cell table:formula="of:=IF([.U$2]=[.$B192]; [.$D192]; &quot;&quot;)">
            <text:p/>
          </table:table-cell>
          <table:table-cell table:formula="of:=IF([.V$2]=[.$B192]; [.$D192]; &quot;&quot;)">
            <text:p/>
          </table:table-cell>
          <table:table-cell table:formula="of:=IF([.W$2]=[.$B192]; [.$D192]; &quot;&quot;)">
            <text:p/>
          </table:table-cell>
          <table:table-cell table:formula="of:=IF([.X$2]=[.$B192]; [.$D192]; &quot;&quot;)">
            <text:p/>
          </table:table-cell>
          <table:table-cell table:formula="of:=IF([.Y$2]=[.$B192]; [.$D192]; &quot;&quot;)">
            <text:p/>
          </table:table-cell>
          <table:table-cell table:formula="of:=IF([.Z$2]=[.$B192]; [.$D192]; &quot;&quot;)" office:value-type="float" office:value="4160769000" calcext:value-type="float">
            <text:p>4160769000</text:p>
          </table:table-cell>
          <table:table-cell table:formula="of:=IF([.AA$2]=[.$B192]; [.$D192]; &quot;&quot;)">
            <text:p/>
          </table:table-cell>
          <table:table-cell table:formula="of:=IF([.AB$2]=[.$B192]; [.$D192]; &quot;&quot;)">
            <text:p/>
          </table:table-cell>
        </table:table-row>
        <table:table-row table:style-name="ro1">
          <table:table-cell office:value-type="float" office:value="28311" calcext:value-type="float">
            <text:p>28311</text:p>
          </table:table-cell>
          <table:table-cell office:value-type="float" office:value="5" calcext:value-type="float">
            <text:p>5</text:p>
          </table:table-cell>
          <table:table-cell office:value-type="float" office:value="1.742748" calcext:value-type="float">
            <text:p>1.742748</text:p>
          </table:table-cell>
          <table:table-cell office:value-type="float" office:value="4174910000" calcext:value-type="float">
            <text:p>4174910000</text:p>
          </table:table-cell>
          <table:table-cell table:formula="of:=IF([.E$2]=[.$B193]; [.$C193]; &quot;&quot;)">
            <text:p/>
          </table:table-cell>
          <table:table-cell table:formula="of:=IF([.F$2]=[.$B193]; [.$C193]; &quot;&quot;)">
            <text:p/>
          </table:table-cell>
          <table:table-cell table:formula="of:=IF([.G$2]=[.$B193]; [.$C193]; &quot;&quot;)">
            <text:p/>
          </table:table-cell>
          <table:table-cell table:formula="of:=IF([.H$2]=[.$B193]; [.$C193]; &quot;&quot;)">
            <text:p/>
          </table:table-cell>
          <table:table-cell table:formula="of:=IF([.I$2]=[.$B193]; [.$C193]; &quot;&quot;)">
            <text:p/>
          </table:table-cell>
          <table:table-cell table:formula="of:=IF([.J$2]=[.$B193]; [.$C193]; &quot;&quot;)" office:value-type="float" office:value="1.742748" calcext:value-type="float">
            <text:p>1.742748</text:p>
          </table:table-cell>
          <table:table-cell table:formula="of:=IF([.K$2]=[.$B193]; [.$C193]; &quot;&quot;)">
            <text:p/>
          </table:table-cell>
          <table:table-cell table:formula="of:=IF([.L$2]=[.$B193]; [.$C193]; &quot;&quot;)">
            <text:p/>
          </table:table-cell>
          <table:table-cell table:formula="of:=IF([.M$2]=[.$B193]; [.$C193]; &quot;&quot;)">
            <text:p/>
          </table:table-cell>
          <table:table-cell table:formula="of:=IF([.N$2]=[.$B193]; [.$C193]; &quot;&quot;)">
            <text:p/>
          </table:table-cell>
          <table:table-cell table:formula="of:=IF([.O$2]=[.$B193]; [.$C193]; &quot;&quot;)">
            <text:p/>
          </table:table-cell>
          <table:table-cell table:formula="of:=IF([.P$2]=[.$B193]; [.$C193]; &quot;&quot;)">
            <text:p/>
          </table:table-cell>
          <table:table-cell table:formula="of:=IF([.Q$2]=[.$B193]; [.$D193]; &quot;&quot;)">
            <text:p/>
          </table:table-cell>
          <table:table-cell table:formula="of:=IF([.R$2]=[.$B193]; [.$D193]; &quot;&quot;)">
            <text:p/>
          </table:table-cell>
          <table:table-cell table:formula="of:=IF([.S$2]=[.$B193]; [.$D193]; &quot;&quot;)">
            <text:p/>
          </table:table-cell>
          <table:table-cell table:formula="of:=IF([.T$2]=[.$B193]; [.$D193]; &quot;&quot;)">
            <text:p/>
          </table:table-cell>
          <table:table-cell table:formula="of:=IF([.U$2]=[.$B193]; [.$D193]; &quot;&quot;)">
            <text:p/>
          </table:table-cell>
          <table:table-cell table:formula="of:=IF([.V$2]=[.$B193]; [.$D193]; &quot;&quot;)" office:value-type="float" office:value="4174910000" calcext:value-type="float">
            <text:p>4174910000</text:p>
          </table:table-cell>
          <table:table-cell table:formula="of:=IF([.W$2]=[.$B193]; [.$D193]; &quot;&quot;)">
            <text:p/>
          </table:table-cell>
          <table:table-cell table:formula="of:=IF([.X$2]=[.$B193]; [.$D193]; &quot;&quot;)">
            <text:p/>
          </table:table-cell>
          <table:table-cell table:formula="of:=IF([.Y$2]=[.$B193]; [.$D193]; &quot;&quot;)">
            <text:p/>
          </table:table-cell>
          <table:table-cell table:formula="of:=IF([.Z$2]=[.$B193]; [.$D193]; &quot;&quot;)">
            <text:p/>
          </table:table-cell>
          <table:table-cell table:formula="of:=IF([.AA$2]=[.$B193]; [.$D193]; &quot;&quot;)">
            <text:p/>
          </table:table-cell>
          <table:table-cell table:formula="of:=IF([.AB$2]=[.$B193]; [.$D193]; &quot;&quot;)">
            <text:p/>
          </table:table-cell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float" office:value="2" calcext:value-type="float">
            <text:p>2</text:p>
          </table:table-cell>
          <table:table-cell office:value-type="float" office:value="1.621185" calcext:value-type="float">
            <text:p>1.621185</text:p>
          </table:table-cell>
          <table:table-cell office:value-type="float" office:value="4112697000" calcext:value-type="float">
            <text:p>4112697000</text:p>
          </table:table-cell>
          <table:table-cell table:formula="of:=IF([.E$2]=[.$B194]; [.$C194]; &quot;&quot;)">
            <text:p/>
          </table:table-cell>
          <table:table-cell table:formula="of:=IF([.F$2]=[.$B194]; [.$C194]; &quot;&quot;)">
            <text:p/>
          </table:table-cell>
          <table:table-cell table:formula="of:=IF([.G$2]=[.$B194]; [.$C194]; &quot;&quot;)" office:value-type="float" office:value="1.621185" calcext:value-type="float">
            <text:p>1.621185</text:p>
          </table:table-cell>
          <table:table-cell table:formula="of:=IF([.H$2]=[.$B194]; [.$C194]; &quot;&quot;)">
            <text:p/>
          </table:table-cell>
          <table:table-cell table:formula="of:=IF([.I$2]=[.$B194]; [.$C194]; &quot;&quot;)">
            <text:p/>
          </table:table-cell>
          <table:table-cell table:formula="of:=IF([.J$2]=[.$B194]; [.$C194]; &quot;&quot;)">
            <text:p/>
          </table:table-cell>
          <table:table-cell table:formula="of:=IF([.K$2]=[.$B194]; [.$C194]; &quot;&quot;)">
            <text:p/>
          </table:table-cell>
          <table:table-cell table:formula="of:=IF([.L$2]=[.$B194]; [.$C194]; &quot;&quot;)">
            <text:p/>
          </table:table-cell>
          <table:table-cell table:formula="of:=IF([.M$2]=[.$B194]; [.$C194]; &quot;&quot;)">
            <text:p/>
          </table:table-cell>
          <table:table-cell table:formula="of:=IF([.N$2]=[.$B194]; [.$C194]; &quot;&quot;)">
            <text:p/>
          </table:table-cell>
          <table:table-cell table:formula="of:=IF([.O$2]=[.$B194]; [.$C194]; &quot;&quot;)">
            <text:p/>
          </table:table-cell>
          <table:table-cell table:formula="of:=IF([.P$2]=[.$B194]; [.$C194]; &quot;&quot;)">
            <text:p/>
          </table:table-cell>
          <table:table-cell table:formula="of:=IF([.Q$2]=[.$B194]; [.$D194]; &quot;&quot;)">
            <text:p/>
          </table:table-cell>
          <table:table-cell table:formula="of:=IF([.R$2]=[.$B194]; [.$D194]; &quot;&quot;)">
            <text:p/>
          </table:table-cell>
          <table:table-cell table:formula="of:=IF([.S$2]=[.$B194]; [.$D194]; &quot;&quot;)" office:value-type="float" office:value="4112697000" calcext:value-type="float">
            <text:p>4112697000</text:p>
          </table:table-cell>
          <table:table-cell table:formula="of:=IF([.T$2]=[.$B194]; [.$D194]; &quot;&quot;)">
            <text:p/>
          </table:table-cell>
          <table:table-cell table:formula="of:=IF([.U$2]=[.$B194]; [.$D194]; &quot;&quot;)">
            <text:p/>
          </table:table-cell>
          <table:table-cell table:formula="of:=IF([.V$2]=[.$B194]; [.$D194]; &quot;&quot;)">
            <text:p/>
          </table:table-cell>
          <table:table-cell table:formula="of:=IF([.W$2]=[.$B194]; [.$D194]; &quot;&quot;)">
            <text:p/>
          </table:table-cell>
          <table:table-cell table:formula="of:=IF([.X$2]=[.$B194]; [.$D194]; &quot;&quot;)">
            <text:p/>
          </table:table-cell>
          <table:table-cell table:formula="of:=IF([.Y$2]=[.$B194]; [.$D194]; &quot;&quot;)">
            <text:p/>
          </table:table-cell>
          <table:table-cell table:formula="of:=IF([.Z$2]=[.$B194]; [.$D194]; &quot;&quot;)">
            <text:p/>
          </table:table-cell>
          <table:table-cell table:formula="of:=IF([.AA$2]=[.$B194]; [.$D194]; &quot;&quot;)">
            <text:p/>
          </table:table-cell>
          <table:table-cell table:formula="of:=IF([.AB$2]=[.$B194]; [.$D194]; &quot;&quot;)">
            <text:p/>
          </table:table-cell>
        </table:table-row>
        <table:table-row table:style-name="ro1">
          <table:table-cell office:value-type="float" office:value="28477" calcext:value-type="float">
            <text:p>28477</text:p>
          </table:table-cell>
          <table:table-cell office:value-type="float" office:value="0" calcext:value-type="float">
            <text:p>0</text:p>
          </table:table-cell>
          <table:table-cell office:value-type="float" office:value="1.700819" calcext:value-type="float">
            <text:p>1.700819</text:p>
          </table:table-cell>
          <table:table-cell office:value-type="float" office:value="4145793000" calcext:value-type="float">
            <text:p>4145793000</text:p>
          </table:table-cell>
          <table:table-cell table:formula="of:=IF([.E$2]=[.$B195]; [.$C195]; &quot;&quot;)" office:value-type="float" office:value="1.700819" calcext:value-type="float">
            <text:p>1.700819</text:p>
          </table:table-cell>
          <table:table-cell table:formula="of:=IF([.F$2]=[.$B195]; [.$C195]; &quot;&quot;)">
            <text:p/>
          </table:table-cell>
          <table:table-cell table:formula="of:=IF([.G$2]=[.$B195]; [.$C195]; &quot;&quot;)">
            <text:p/>
          </table:table-cell>
          <table:table-cell table:formula="of:=IF([.H$2]=[.$B195]; [.$C195]; &quot;&quot;)">
            <text:p/>
          </table:table-cell>
          <table:table-cell table:formula="of:=IF([.I$2]=[.$B195]; [.$C195]; &quot;&quot;)">
            <text:p/>
          </table:table-cell>
          <table:table-cell table:formula="of:=IF([.J$2]=[.$B195]; [.$C195]; &quot;&quot;)">
            <text:p/>
          </table:table-cell>
          <table:table-cell table:formula="of:=IF([.K$2]=[.$B195]; [.$C195]; &quot;&quot;)">
            <text:p/>
          </table:table-cell>
          <table:table-cell table:formula="of:=IF([.L$2]=[.$B195]; [.$C195]; &quot;&quot;)">
            <text:p/>
          </table:table-cell>
          <table:table-cell table:formula="of:=IF([.M$2]=[.$B195]; [.$C195]; &quot;&quot;)">
            <text:p/>
          </table:table-cell>
          <table:table-cell table:formula="of:=IF([.N$2]=[.$B195]; [.$C195]; &quot;&quot;)">
            <text:p/>
          </table:table-cell>
          <table:table-cell table:formula="of:=IF([.O$2]=[.$B195]; [.$C195]; &quot;&quot;)">
            <text:p/>
          </table:table-cell>
          <table:table-cell table:formula="of:=IF([.P$2]=[.$B195]; [.$C195]; &quot;&quot;)">
            <text:p/>
          </table:table-cell>
          <table:table-cell table:formula="of:=IF([.Q$2]=[.$B195]; [.$D195]; &quot;&quot;)" office:value-type="float" office:value="4145793000" calcext:value-type="float">
            <text:p>4145793000</text:p>
          </table:table-cell>
          <table:table-cell table:formula="of:=IF([.R$2]=[.$B195]; [.$D195]; &quot;&quot;)">
            <text:p/>
          </table:table-cell>
          <table:table-cell table:formula="of:=IF([.S$2]=[.$B195]; [.$D195]; &quot;&quot;)">
            <text:p/>
          </table:table-cell>
          <table:table-cell table:formula="of:=IF([.T$2]=[.$B195]; [.$D195]; &quot;&quot;)">
            <text:p/>
          </table:table-cell>
          <table:table-cell table:formula="of:=IF([.U$2]=[.$B195]; [.$D195]; &quot;&quot;)">
            <text:p/>
          </table:table-cell>
          <table:table-cell table:formula="of:=IF([.V$2]=[.$B195]; [.$D195]; &quot;&quot;)">
            <text:p/>
          </table:table-cell>
          <table:table-cell table:formula="of:=IF([.W$2]=[.$B195]; [.$D195]; &quot;&quot;)">
            <text:p/>
          </table:table-cell>
          <table:table-cell table:formula="of:=IF([.X$2]=[.$B195]; [.$D195]; &quot;&quot;)">
            <text:p/>
          </table:table-cell>
          <table:table-cell table:formula="of:=IF([.Y$2]=[.$B195]; [.$D195]; &quot;&quot;)">
            <text:p/>
          </table:table-cell>
          <table:table-cell table:formula="of:=IF([.Z$2]=[.$B195]; [.$D195]; &quot;&quot;)">
            <text:p/>
          </table:table-cell>
          <table:table-cell table:formula="of:=IF([.AA$2]=[.$B195]; [.$D195]; &quot;&quot;)">
            <text:p/>
          </table:table-cell>
          <table:table-cell table:formula="of:=IF([.AB$2]=[.$B195]; [.$D195]; &quot;&quot;)">
            <text:p/>
          </table:table-cell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11" calcext:value-type="float">
            <text:p>11</text:p>
          </table:table-cell>
          <table:table-cell office:value-type="float" office:value="1.928602" calcext:value-type="float">
            <text:p>1.928602</text:p>
          </table:table-cell>
          <table:table-cell office:value-type="float" office:value="4101414000" calcext:value-type="float">
            <text:p>4101414000</text:p>
          </table:table-cell>
          <table:table-cell table:formula="of:=IF([.E$2]=[.$B196]; [.$C196]; &quot;&quot;)">
            <text:p/>
          </table:table-cell>
          <table:table-cell table:formula="of:=IF([.F$2]=[.$B196]; [.$C196]; &quot;&quot;)">
            <text:p/>
          </table:table-cell>
          <table:table-cell table:formula="of:=IF([.G$2]=[.$B196]; [.$C196]; &quot;&quot;)">
            <text:p/>
          </table:table-cell>
          <table:table-cell table:formula="of:=IF([.H$2]=[.$B196]; [.$C196]; &quot;&quot;)">
            <text:p/>
          </table:table-cell>
          <table:table-cell table:formula="of:=IF([.I$2]=[.$B196]; [.$C196]; &quot;&quot;)">
            <text:p/>
          </table:table-cell>
          <table:table-cell table:formula="of:=IF([.J$2]=[.$B196]; [.$C196]; &quot;&quot;)">
            <text:p/>
          </table:table-cell>
          <table:table-cell table:formula="of:=IF([.K$2]=[.$B196]; [.$C196]; &quot;&quot;)">
            <text:p/>
          </table:table-cell>
          <table:table-cell table:formula="of:=IF([.L$2]=[.$B196]; [.$C196]; &quot;&quot;)">
            <text:p/>
          </table:table-cell>
          <table:table-cell table:formula="of:=IF([.M$2]=[.$B196]; [.$C196]; &quot;&quot;)">
            <text:p/>
          </table:table-cell>
          <table:table-cell table:formula="of:=IF([.N$2]=[.$B196]; [.$C196]; &quot;&quot;)">
            <text:p/>
          </table:table-cell>
          <table:table-cell table:formula="of:=IF([.O$2]=[.$B196]; [.$C196]; &quot;&quot;)">
            <text:p/>
          </table:table-cell>
          <table:table-cell table:formula="of:=IF([.P$2]=[.$B196]; [.$C196]; &quot;&quot;)" office:value-type="float" office:value="1.928602" calcext:value-type="float">
            <text:p>1.928602</text:p>
          </table:table-cell>
          <table:table-cell table:formula="of:=IF([.Q$2]=[.$B196]; [.$D196]; &quot;&quot;)">
            <text:p/>
          </table:table-cell>
          <table:table-cell table:formula="of:=IF([.R$2]=[.$B196]; [.$D196]; &quot;&quot;)">
            <text:p/>
          </table:table-cell>
          <table:table-cell table:formula="of:=IF([.S$2]=[.$B196]; [.$D196]; &quot;&quot;)">
            <text:p/>
          </table:table-cell>
          <table:table-cell table:formula="of:=IF([.T$2]=[.$B196]; [.$D196]; &quot;&quot;)">
            <text:p/>
          </table:table-cell>
          <table:table-cell table:formula="of:=IF([.U$2]=[.$B196]; [.$D196]; &quot;&quot;)">
            <text:p/>
          </table:table-cell>
          <table:table-cell table:formula="of:=IF([.V$2]=[.$B196]; [.$D196]; &quot;&quot;)">
            <text:p/>
          </table:table-cell>
          <table:table-cell table:formula="of:=IF([.W$2]=[.$B196]; [.$D196]; &quot;&quot;)">
            <text:p/>
          </table:table-cell>
          <table:table-cell table:formula="of:=IF([.X$2]=[.$B196]; [.$D196]; &quot;&quot;)">
            <text:p/>
          </table:table-cell>
          <table:table-cell table:formula="of:=IF([.Y$2]=[.$B196]; [.$D196]; &quot;&quot;)">
            <text:p/>
          </table:table-cell>
          <table:table-cell table:formula="of:=IF([.Z$2]=[.$B196]; [.$D196]; &quot;&quot;)">
            <text:p/>
          </table:table-cell>
          <table:table-cell table:formula="of:=IF([.AA$2]=[.$B196]; [.$D196]; &quot;&quot;)">
            <text:p/>
          </table:table-cell>
          <table:table-cell table:formula="of:=IF([.AB$2]=[.$B196]; [.$D196]; &quot;&quot;)" office:value-type="float" office:value="4101414000" calcext:value-type="float">
            <text:p>4101414000</text:p>
          </table:table-cell>
        </table:table-row>
        <table:table-row table:style-name="ro1">
          <table:table-cell office:value-type="float" office:value="28861" calcext:value-type="float">
            <text:p>28861</text:p>
          </table:table-cell>
          <table:table-cell office:value-type="float" office:value="1" calcext:value-type="float">
            <text:p>1</text:p>
          </table:table-cell>
          <table:table-cell office:value-type="float" office:value="1.883082" calcext:value-type="float">
            <text:p>1.883082</text:p>
          </table:table-cell>
          <table:table-cell office:value-type="float" office:value="4115062000" calcext:value-type="float">
            <text:p>4115062000</text:p>
          </table:table-cell>
          <table:table-cell table:formula="of:=IF([.E$2]=[.$B197]; [.$C197]; &quot;&quot;)">
            <text:p/>
          </table:table-cell>
          <table:table-cell table:formula="of:=IF([.F$2]=[.$B197]; [.$C197]; &quot;&quot;)" office:value-type="float" office:value="1.883082" calcext:value-type="float">
            <text:p>1.883082</text:p>
          </table:table-cell>
          <table:table-cell table:formula="of:=IF([.G$2]=[.$B197]; [.$C197]; &quot;&quot;)">
            <text:p/>
          </table:table-cell>
          <table:table-cell table:formula="of:=IF([.H$2]=[.$B197]; [.$C197]; &quot;&quot;)">
            <text:p/>
          </table:table-cell>
          <table:table-cell table:formula="of:=IF([.I$2]=[.$B197]; [.$C197]; &quot;&quot;)">
            <text:p/>
          </table:table-cell>
          <table:table-cell table:formula="of:=IF([.J$2]=[.$B197]; [.$C197]; &quot;&quot;)">
            <text:p/>
          </table:table-cell>
          <table:table-cell table:formula="of:=IF([.K$2]=[.$B197]; [.$C197]; &quot;&quot;)">
            <text:p/>
          </table:table-cell>
          <table:table-cell table:formula="of:=IF([.L$2]=[.$B197]; [.$C197]; &quot;&quot;)">
            <text:p/>
          </table:table-cell>
          <table:table-cell table:formula="of:=IF([.M$2]=[.$B197]; [.$C197]; &quot;&quot;)">
            <text:p/>
          </table:table-cell>
          <table:table-cell table:formula="of:=IF([.N$2]=[.$B197]; [.$C197]; &quot;&quot;)">
            <text:p/>
          </table:table-cell>
          <table:table-cell table:formula="of:=IF([.O$2]=[.$B197]; [.$C197]; &quot;&quot;)">
            <text:p/>
          </table:table-cell>
          <table:table-cell table:formula="of:=IF([.P$2]=[.$B197]; [.$C197]; &quot;&quot;)">
            <text:p/>
          </table:table-cell>
          <table:table-cell table:formula="of:=IF([.Q$2]=[.$B197]; [.$D197]; &quot;&quot;)">
            <text:p/>
          </table:table-cell>
          <table:table-cell table:formula="of:=IF([.R$2]=[.$B197]; [.$D197]; &quot;&quot;)" office:value-type="float" office:value="4115062000" calcext:value-type="float">
            <text:p>4115062000</text:p>
          </table:table-cell>
          <table:table-cell table:formula="of:=IF([.S$2]=[.$B197]; [.$D197]; &quot;&quot;)">
            <text:p/>
          </table:table-cell>
          <table:table-cell table:formula="of:=IF([.T$2]=[.$B197]; [.$D197]; &quot;&quot;)">
            <text:p/>
          </table:table-cell>
          <table:table-cell table:formula="of:=IF([.U$2]=[.$B197]; [.$D197]; &quot;&quot;)">
            <text:p/>
          </table:table-cell>
          <table:table-cell table:formula="of:=IF([.V$2]=[.$B197]; [.$D197]; &quot;&quot;)">
            <text:p/>
          </table:table-cell>
          <table:table-cell table:formula="of:=IF([.W$2]=[.$B197]; [.$D197]; &quot;&quot;)">
            <text:p/>
          </table:table-cell>
          <table:table-cell table:formula="of:=IF([.X$2]=[.$B197]; [.$D197]; &quot;&quot;)">
            <text:p/>
          </table:table-cell>
          <table:table-cell table:formula="of:=IF([.Y$2]=[.$B197]; [.$D197]; &quot;&quot;)">
            <text:p/>
          </table:table-cell>
          <table:table-cell table:formula="of:=IF([.Z$2]=[.$B197]; [.$D197]; &quot;&quot;)">
            <text:p/>
          </table:table-cell>
          <table:table-cell table:formula="of:=IF([.AA$2]=[.$B197]; [.$D197]; &quot;&quot;)">
            <text:p/>
          </table:table-cell>
          <table:table-cell table:formula="of:=IF([.AB$2]=[.$B197]; [.$D197]; &quot;&quot;)">
            <text:p/>
          </table:table-cell>
        </table:table-row>
        <table:table-row table:style-name="ro1">
          <table:table-cell office:value-type="float" office:value="29130" calcext:value-type="float">
            <text:p>29130</text:p>
          </table:table-cell>
          <table:table-cell office:value-type="float" office:value="8" calcext:value-type="float">
            <text:p>8</text:p>
          </table:table-cell>
          <table:table-cell office:value-type="float" office:value="1.925406" calcext:value-type="float">
            <text:p>1.925406</text:p>
          </table:table-cell>
          <table:table-cell office:value-type="float" office:value="4145636000" calcext:value-type="float">
            <text:p>4145636000</text:p>
          </table:table-cell>
          <table:table-cell table:formula="of:=IF([.E$2]=[.$B198]; [.$C198]; &quot;&quot;)">
            <text:p/>
          </table:table-cell>
          <table:table-cell table:formula="of:=IF([.F$2]=[.$B198]; [.$C198]; &quot;&quot;)">
            <text:p/>
          </table:table-cell>
          <table:table-cell table:formula="of:=IF([.G$2]=[.$B198]; [.$C198]; &quot;&quot;)">
            <text:p/>
          </table:table-cell>
          <table:table-cell table:formula="of:=IF([.H$2]=[.$B198]; [.$C198]; &quot;&quot;)">
            <text:p/>
          </table:table-cell>
          <table:table-cell table:formula="of:=IF([.I$2]=[.$B198]; [.$C198]; &quot;&quot;)">
            <text:p/>
          </table:table-cell>
          <table:table-cell table:formula="of:=IF([.J$2]=[.$B198]; [.$C198]; &quot;&quot;)">
            <text:p/>
          </table:table-cell>
          <table:table-cell table:formula="of:=IF([.K$2]=[.$B198]; [.$C198]; &quot;&quot;)">
            <text:p/>
          </table:table-cell>
          <table:table-cell table:formula="of:=IF([.L$2]=[.$B198]; [.$C198]; &quot;&quot;)">
            <text:p/>
          </table:table-cell>
          <table:table-cell table:formula="of:=IF([.M$2]=[.$B198]; [.$C198]; &quot;&quot;)" office:value-type="float" office:value="1.925406" calcext:value-type="float">
            <text:p>1.925406</text:p>
          </table:table-cell>
          <table:table-cell table:formula="of:=IF([.N$2]=[.$B198]; [.$C198]; &quot;&quot;)">
            <text:p/>
          </table:table-cell>
          <table:table-cell table:formula="of:=IF([.O$2]=[.$B198]; [.$C198]; &quot;&quot;)">
            <text:p/>
          </table:table-cell>
          <table:table-cell table:formula="of:=IF([.P$2]=[.$B198]; [.$C198]; &quot;&quot;)">
            <text:p/>
          </table:table-cell>
          <table:table-cell table:formula="of:=IF([.Q$2]=[.$B198]; [.$D198]; &quot;&quot;)">
            <text:p/>
          </table:table-cell>
          <table:table-cell table:formula="of:=IF([.R$2]=[.$B198]; [.$D198]; &quot;&quot;)">
            <text:p/>
          </table:table-cell>
          <table:table-cell table:formula="of:=IF([.S$2]=[.$B198]; [.$D198]; &quot;&quot;)">
            <text:p/>
          </table:table-cell>
          <table:table-cell table:formula="of:=IF([.T$2]=[.$B198]; [.$D198]; &quot;&quot;)">
            <text:p/>
          </table:table-cell>
          <table:table-cell table:formula="of:=IF([.U$2]=[.$B198]; [.$D198]; &quot;&quot;)">
            <text:p/>
          </table:table-cell>
          <table:table-cell table:formula="of:=IF([.V$2]=[.$B198]; [.$D198]; &quot;&quot;)">
            <text:p/>
          </table:table-cell>
          <table:table-cell table:formula="of:=IF([.W$2]=[.$B198]; [.$D198]; &quot;&quot;)">
            <text:p/>
          </table:table-cell>
          <table:table-cell table:formula="of:=IF([.X$2]=[.$B198]; [.$D198]; &quot;&quot;)">
            <text:p/>
          </table:table-cell>
          <table:table-cell table:formula="of:=IF([.Y$2]=[.$B198]; [.$D198]; &quot;&quot;)" office:value-type="float" office:value="4145636000" calcext:value-type="float">
            <text:p>4145636000</text:p>
          </table:table-cell>
          <table:table-cell table:formula="of:=IF([.Z$2]=[.$B198]; [.$D198]; &quot;&quot;)">
            <text:p/>
          </table:table-cell>
          <table:table-cell table:formula="of:=IF([.AA$2]=[.$B198]; [.$D198]; &quot;&quot;)">
            <text:p/>
          </table:table-cell>
          <table:table-cell table:formula="of:=IF([.AB$2]=[.$B198]; [.$D198]; &quot;&quot;)">
            <text:p/>
          </table:table-cell>
        </table:table-row>
        <table:table-row table:style-name="ro1">
          <table:table-cell office:value-type="float" office:value="29325" calcext:value-type="float">
            <text:p>29325</text:p>
          </table:table-cell>
          <table:table-cell office:value-type="float" office:value="7" calcext:value-type="float">
            <text:p>7</text:p>
          </table:table-cell>
          <table:table-cell office:value-type="float" office:value="1.785481" calcext:value-type="float">
            <text:p>1.785481</text:p>
          </table:table-cell>
          <table:table-cell office:value-type="float" office:value="4186285000" calcext:value-type="float">
            <text:p>4186285000</text:p>
          </table:table-cell>
          <table:table-cell table:formula="of:=IF([.E$2]=[.$B199]; [.$C199]; &quot;&quot;)">
            <text:p/>
          </table:table-cell>
          <table:table-cell table:formula="of:=IF([.F$2]=[.$B199]; [.$C199]; &quot;&quot;)">
            <text:p/>
          </table:table-cell>
          <table:table-cell table:formula="of:=IF([.G$2]=[.$B199]; [.$C199]; &quot;&quot;)">
            <text:p/>
          </table:table-cell>
          <table:table-cell table:formula="of:=IF([.H$2]=[.$B199]; [.$C199]; &quot;&quot;)">
            <text:p/>
          </table:table-cell>
          <table:table-cell table:formula="of:=IF([.I$2]=[.$B199]; [.$C199]; &quot;&quot;)">
            <text:p/>
          </table:table-cell>
          <table:table-cell table:formula="of:=IF([.J$2]=[.$B199]; [.$C199]; &quot;&quot;)">
            <text:p/>
          </table:table-cell>
          <table:table-cell table:formula="of:=IF([.K$2]=[.$B199]; [.$C199]; &quot;&quot;)">
            <text:p/>
          </table:table-cell>
          <table:table-cell table:formula="of:=IF([.L$2]=[.$B199]; [.$C199]; &quot;&quot;)" office:value-type="float" office:value="1.785481" calcext:value-type="float">
            <text:p>1.785481</text:p>
          </table:table-cell>
          <table:table-cell table:formula="of:=IF([.M$2]=[.$B199]; [.$C199]; &quot;&quot;)">
            <text:p/>
          </table:table-cell>
          <table:table-cell table:formula="of:=IF([.N$2]=[.$B199]; [.$C199]; &quot;&quot;)">
            <text:p/>
          </table:table-cell>
          <table:table-cell table:formula="of:=IF([.O$2]=[.$B199]; [.$C199]; &quot;&quot;)">
            <text:p/>
          </table:table-cell>
          <table:table-cell table:formula="of:=IF([.P$2]=[.$B199]; [.$C199]; &quot;&quot;)">
            <text:p/>
          </table:table-cell>
          <table:table-cell table:formula="of:=IF([.Q$2]=[.$B199]; [.$D199]; &quot;&quot;)">
            <text:p/>
          </table:table-cell>
          <table:table-cell table:formula="of:=IF([.R$2]=[.$B199]; [.$D199]; &quot;&quot;)">
            <text:p/>
          </table:table-cell>
          <table:table-cell table:formula="of:=IF([.S$2]=[.$B199]; [.$D199]; &quot;&quot;)">
            <text:p/>
          </table:table-cell>
          <table:table-cell table:formula="of:=IF([.T$2]=[.$B199]; [.$D199]; &quot;&quot;)">
            <text:p/>
          </table:table-cell>
          <table:table-cell table:formula="of:=IF([.U$2]=[.$B199]; [.$D199]; &quot;&quot;)">
            <text:p/>
          </table:table-cell>
          <table:table-cell table:formula="of:=IF([.V$2]=[.$B199]; [.$D199]; &quot;&quot;)">
            <text:p/>
          </table:table-cell>
          <table:table-cell table:formula="of:=IF([.W$2]=[.$B199]; [.$D199]; &quot;&quot;)">
            <text:p/>
          </table:table-cell>
          <table:table-cell table:formula="of:=IF([.X$2]=[.$B199]; [.$D199]; &quot;&quot;)" office:value-type="float" office:value="4186285000" calcext:value-type="float">
            <text:p>4186285000</text:p>
          </table:table-cell>
          <table:table-cell table:formula="of:=IF([.Y$2]=[.$B199]; [.$D199]; &quot;&quot;)">
            <text:p/>
          </table:table-cell>
          <table:table-cell table:formula="of:=IF([.Z$2]=[.$B199]; [.$D199]; &quot;&quot;)">
            <text:p/>
          </table:table-cell>
          <table:table-cell table:formula="of:=IF([.AA$2]=[.$B199]; [.$D199]; &quot;&quot;)">
            <text:p/>
          </table:table-cell>
          <table:table-cell table:formula="of:=IF([.AB$2]=[.$B199]; [.$D199]; &quot;&quot;)">
            <text:p/>
          </table:table-cell>
        </table:table-row>
        <table:table-row table:style-name="ro1">
          <table:table-cell office:value-type="float" office:value="29501" calcext:value-type="float">
            <text:p>29501</text:p>
          </table:table-cell>
          <table:table-cell office:value-type="float" office:value="4" calcext:value-type="float">
            <text:p>4</text:p>
          </table:table-cell>
          <table:table-cell office:value-type="float" office:value="1.974169" calcext:value-type="float">
            <text:p>1.974169</text:p>
          </table:table-cell>
          <table:table-cell office:value-type="float" office:value="4164536000" calcext:value-type="float">
            <text:p>4164536000</text:p>
          </table:table-cell>
          <table:table-cell table:formula="of:=IF([.E$2]=[.$B200]; [.$C200]; &quot;&quot;)">
            <text:p/>
          </table:table-cell>
          <table:table-cell table:formula="of:=IF([.F$2]=[.$B200]; [.$C200]; &quot;&quot;)">
            <text:p/>
          </table:table-cell>
          <table:table-cell table:formula="of:=IF([.G$2]=[.$B200]; [.$C200]; &quot;&quot;)">
            <text:p/>
          </table:table-cell>
          <table:table-cell table:formula="of:=IF([.H$2]=[.$B200]; [.$C200]; &quot;&quot;)">
            <text:p/>
          </table:table-cell>
          <table:table-cell table:formula="of:=IF([.I$2]=[.$B200]; [.$C200]; &quot;&quot;)" office:value-type="float" office:value="1.974169" calcext:value-type="float">
            <text:p>1.974169</text:p>
          </table:table-cell>
          <table:table-cell table:formula="of:=IF([.J$2]=[.$B200]; [.$C200]; &quot;&quot;)">
            <text:p/>
          </table:table-cell>
          <table:table-cell table:formula="of:=IF([.K$2]=[.$B200]; [.$C200]; &quot;&quot;)">
            <text:p/>
          </table:table-cell>
          <table:table-cell table:formula="of:=IF([.L$2]=[.$B200]; [.$C200]; &quot;&quot;)">
            <text:p/>
          </table:table-cell>
          <table:table-cell table:formula="of:=IF([.M$2]=[.$B200]; [.$C200]; &quot;&quot;)">
            <text:p/>
          </table:table-cell>
          <table:table-cell table:formula="of:=IF([.N$2]=[.$B200]; [.$C200]; &quot;&quot;)">
            <text:p/>
          </table:table-cell>
          <table:table-cell table:formula="of:=IF([.O$2]=[.$B200]; [.$C200]; &quot;&quot;)">
            <text:p/>
          </table:table-cell>
          <table:table-cell table:formula="of:=IF([.P$2]=[.$B200]; [.$C200]; &quot;&quot;)">
            <text:p/>
          </table:table-cell>
          <table:table-cell table:formula="of:=IF([.Q$2]=[.$B200]; [.$D200]; &quot;&quot;)">
            <text:p/>
          </table:table-cell>
          <table:table-cell table:formula="of:=IF([.R$2]=[.$B200]; [.$D200]; &quot;&quot;)">
            <text:p/>
          </table:table-cell>
          <table:table-cell table:formula="of:=IF([.S$2]=[.$B200]; [.$D200]; &quot;&quot;)">
            <text:p/>
          </table:table-cell>
          <table:table-cell table:formula="of:=IF([.T$2]=[.$B200]; [.$D200]; &quot;&quot;)">
            <text:p/>
          </table:table-cell>
          <table:table-cell table:formula="of:=IF([.U$2]=[.$B200]; [.$D200]; &quot;&quot;)" office:value-type="float" office:value="4164536000" calcext:value-type="float">
            <text:p>4164536000</text:p>
          </table:table-cell>
          <table:table-cell table:formula="of:=IF([.V$2]=[.$B200]; [.$D200]; &quot;&quot;)">
            <text:p/>
          </table:table-cell>
          <table:table-cell table:formula="of:=IF([.W$2]=[.$B200]; [.$D200]; &quot;&quot;)">
            <text:p/>
          </table:table-cell>
          <table:table-cell table:formula="of:=IF([.X$2]=[.$B200]; [.$D200]; &quot;&quot;)">
            <text:p/>
          </table:table-cell>
          <table:table-cell table:formula="of:=IF([.Y$2]=[.$B200]; [.$D200]; &quot;&quot;)">
            <text:p/>
          </table:table-cell>
          <table:table-cell table:formula="of:=IF([.Z$2]=[.$B200]; [.$D200]; &quot;&quot;)">
            <text:p/>
          </table:table-cell>
          <table:table-cell table:formula="of:=IF([.AA$2]=[.$B200]; [.$D200]; &quot;&quot;)">
            <text:p/>
          </table:table-cell>
          <table:table-cell table:formula="of:=IF([.AB$2]=[.$B200]; [.$D200]; &quot;&quot;)">
            <text:p/>
          </table:table-cell>
        </table:table-row>
        <table:table-row table:style-name="ro1">
          <table:table-cell office:value-type="float" office:value="29620" calcext:value-type="float">
            <text:p>29620</text:p>
          </table:table-cell>
          <table:table-cell office:value-type="float" office:value="3" calcext:value-type="float">
            <text:p>3</text:p>
          </table:table-cell>
          <table:table-cell office:value-type="float" office:value="1.672996" calcext:value-type="float">
            <text:p>1.672996</text:p>
          </table:table-cell>
          <table:table-cell office:value-type="float" office:value="4191635000" calcext:value-type="float">
            <text:p>4191635000</text:p>
          </table:table-cell>
          <table:table-cell table:formula="of:=IF([.E$2]=[.$B201]; [.$C201]; &quot;&quot;)">
            <text:p/>
          </table:table-cell>
          <table:table-cell table:formula="of:=IF([.F$2]=[.$B201]; [.$C201]; &quot;&quot;)">
            <text:p/>
          </table:table-cell>
          <table:table-cell table:formula="of:=IF([.G$2]=[.$B201]; [.$C201]; &quot;&quot;)">
            <text:p/>
          </table:table-cell>
          <table:table-cell table:formula="of:=IF([.H$2]=[.$B201]; [.$C201]; &quot;&quot;)" office:value-type="float" office:value="1.672996" calcext:value-type="float">
            <text:p>1.672996</text:p>
          </table:table-cell>
          <table:table-cell table:formula="of:=IF([.I$2]=[.$B201]; [.$C201]; &quot;&quot;)">
            <text:p/>
          </table:table-cell>
          <table:table-cell table:formula="of:=IF([.J$2]=[.$B201]; [.$C201]; &quot;&quot;)">
            <text:p/>
          </table:table-cell>
          <table:table-cell table:formula="of:=IF([.K$2]=[.$B201]; [.$C201]; &quot;&quot;)">
            <text:p/>
          </table:table-cell>
          <table:table-cell table:formula="of:=IF([.L$2]=[.$B201]; [.$C201]; &quot;&quot;)">
            <text:p/>
          </table:table-cell>
          <table:table-cell table:formula="of:=IF([.M$2]=[.$B201]; [.$C201]; &quot;&quot;)">
            <text:p/>
          </table:table-cell>
          <table:table-cell table:formula="of:=IF([.N$2]=[.$B201]; [.$C201]; &quot;&quot;)">
            <text:p/>
          </table:table-cell>
          <table:table-cell table:formula="of:=IF([.O$2]=[.$B201]; [.$C201]; &quot;&quot;)">
            <text:p/>
          </table:table-cell>
          <table:table-cell table:formula="of:=IF([.P$2]=[.$B201]; [.$C201]; &quot;&quot;)">
            <text:p/>
          </table:table-cell>
          <table:table-cell table:formula="of:=IF([.Q$2]=[.$B201]; [.$D201]; &quot;&quot;)">
            <text:p/>
          </table:table-cell>
          <table:table-cell table:formula="of:=IF([.R$2]=[.$B201]; [.$D201]; &quot;&quot;)">
            <text:p/>
          </table:table-cell>
          <table:table-cell table:formula="of:=IF([.S$2]=[.$B201]; [.$D201]; &quot;&quot;)">
            <text:p/>
          </table:table-cell>
          <table:table-cell table:formula="of:=IF([.T$2]=[.$B201]; [.$D201]; &quot;&quot;)" office:value-type="float" office:value="4191635000" calcext:value-type="float">
            <text:p>4191635000</text:p>
          </table:table-cell>
          <table:table-cell table:formula="of:=IF([.U$2]=[.$B201]; [.$D201]; &quot;&quot;)">
            <text:p/>
          </table:table-cell>
          <table:table-cell table:formula="of:=IF([.V$2]=[.$B201]; [.$D201]; &quot;&quot;)">
            <text:p/>
          </table:table-cell>
          <table:table-cell table:formula="of:=IF([.W$2]=[.$B201]; [.$D201]; &quot;&quot;)">
            <text:p/>
          </table:table-cell>
          <table:table-cell table:formula="of:=IF([.X$2]=[.$B201]; [.$D201]; &quot;&quot;)">
            <text:p/>
          </table:table-cell>
          <table:table-cell table:formula="of:=IF([.Y$2]=[.$B201]; [.$D201]; &quot;&quot;)">
            <text:p/>
          </table:table-cell>
          <table:table-cell table:formula="of:=IF([.Z$2]=[.$B201]; [.$D201]; &quot;&quot;)">
            <text:p/>
          </table:table-cell>
          <table:table-cell table:formula="of:=IF([.AA$2]=[.$B201]; [.$D201]; &quot;&quot;)">
            <text:p/>
          </table:table-cell>
          <table:table-cell table:formula="of:=IF([.AB$2]=[.$B201]; [.$D201]; &quot;&quot;)">
            <text:p/>
          </table:table-cell>
        </table:table-row>
        <table:table-row table:style-name="ro1">
          <table:table-cell office:value-type="float" office:value="29697" calcext:value-type="float">
            <text:p>29697</text:p>
          </table:table-cell>
          <table:table-cell office:value-type="float" office:value="10" calcext:value-type="float">
            <text:p>10</text:p>
          </table:table-cell>
          <table:table-cell office:value-type="float" office:value="1.73494" calcext:value-type="float">
            <text:p>1.73494</text:p>
          </table:table-cell>
          <table:table-cell office:value-type="float" office:value="4198636000" calcext:value-type="float">
            <text:p>4198636000</text:p>
          </table:table-cell>
          <table:table-cell table:formula="of:=IF([.E$2]=[.$B202]; [.$C202]; &quot;&quot;)">
            <text:p/>
          </table:table-cell>
          <table:table-cell table:formula="of:=IF([.F$2]=[.$B202]; [.$C202]; &quot;&quot;)">
            <text:p/>
          </table:table-cell>
          <table:table-cell table:formula="of:=IF([.G$2]=[.$B202]; [.$C202]; &quot;&quot;)">
            <text:p/>
          </table:table-cell>
          <table:table-cell table:formula="of:=IF([.H$2]=[.$B202]; [.$C202]; &quot;&quot;)">
            <text:p/>
          </table:table-cell>
          <table:table-cell table:formula="of:=IF([.I$2]=[.$B202]; [.$C202]; &quot;&quot;)">
            <text:p/>
          </table:table-cell>
          <table:table-cell table:formula="of:=IF([.J$2]=[.$B202]; [.$C202]; &quot;&quot;)">
            <text:p/>
          </table:table-cell>
          <table:table-cell table:formula="of:=IF([.K$2]=[.$B202]; [.$C202]; &quot;&quot;)">
            <text:p/>
          </table:table-cell>
          <table:table-cell table:formula="of:=IF([.L$2]=[.$B202]; [.$C202]; &quot;&quot;)">
            <text:p/>
          </table:table-cell>
          <table:table-cell table:formula="of:=IF([.M$2]=[.$B202]; [.$C202]; &quot;&quot;)">
            <text:p/>
          </table:table-cell>
          <table:table-cell table:formula="of:=IF([.N$2]=[.$B202]; [.$C202]; &quot;&quot;)">
            <text:p/>
          </table:table-cell>
          <table:table-cell table:formula="of:=IF([.O$2]=[.$B202]; [.$C202]; &quot;&quot;)" office:value-type="float" office:value="1.73494" calcext:value-type="float">
            <text:p>1.73494</text:p>
          </table:table-cell>
          <table:table-cell table:formula="of:=IF([.P$2]=[.$B202]; [.$C202]; &quot;&quot;)">
            <text:p/>
          </table:table-cell>
          <table:table-cell table:formula="of:=IF([.Q$2]=[.$B202]; [.$D202]; &quot;&quot;)">
            <text:p/>
          </table:table-cell>
          <table:table-cell table:formula="of:=IF([.R$2]=[.$B202]; [.$D202]; &quot;&quot;)">
            <text:p/>
          </table:table-cell>
          <table:table-cell table:formula="of:=IF([.S$2]=[.$B202]; [.$D202]; &quot;&quot;)">
            <text:p/>
          </table:table-cell>
          <table:table-cell table:formula="of:=IF([.T$2]=[.$B202]; [.$D202]; &quot;&quot;)">
            <text:p/>
          </table:table-cell>
          <table:table-cell table:formula="of:=IF([.U$2]=[.$B202]; [.$D202]; &quot;&quot;)">
            <text:p/>
          </table:table-cell>
          <table:table-cell table:formula="of:=IF([.V$2]=[.$B202]; [.$D202]; &quot;&quot;)">
            <text:p/>
          </table:table-cell>
          <table:table-cell table:formula="of:=IF([.W$2]=[.$B202]; [.$D202]; &quot;&quot;)">
            <text:p/>
          </table:table-cell>
          <table:table-cell table:formula="of:=IF([.X$2]=[.$B202]; [.$D202]; &quot;&quot;)">
            <text:p/>
          </table:table-cell>
          <table:table-cell table:formula="of:=IF([.Y$2]=[.$B202]; [.$D202]; &quot;&quot;)">
            <text:p/>
          </table:table-cell>
          <table:table-cell table:formula="of:=IF([.Z$2]=[.$B202]; [.$D202]; &quot;&quot;)">
            <text:p/>
          </table:table-cell>
          <table:table-cell table:formula="of:=IF([.AA$2]=[.$B202]; [.$D202]; &quot;&quot;)" office:value-type="float" office:value="4198636000" calcext:value-type="float">
            <text:p>4198636000</text:p>
          </table:table-cell>
          <table:table-cell table:formula="of:=IF([.AB$2]=[.$B202]; [.$D202]; &quot;&quot;)">
            <text:p/>
          </table:table-cell>
        </table:table-row>
        <table:table-row table:style-name="ro1">
          <table:table-cell office:value-type="float" office:value="29807" calcext:value-type="float">
            <text:p>29807</text:p>
          </table:table-cell>
          <table:table-cell office:value-type="float" office:value="6" calcext:value-type="float">
            <text:p>6</text:p>
          </table:table-cell>
          <table:table-cell office:value-type="float" office:value="1.760117" calcext:value-type="float">
            <text:p>1.760117</text:p>
          </table:table-cell>
          <table:table-cell office:value-type="float" office:value="4174650000" calcext:value-type="float">
            <text:p>4174650000</text:p>
          </table:table-cell>
          <table:table-cell table:formula="of:=IF([.E$2]=[.$B203]; [.$C203]; &quot;&quot;)">
            <text:p/>
          </table:table-cell>
          <table:table-cell table:formula="of:=IF([.F$2]=[.$B203]; [.$C203]; &quot;&quot;)">
            <text:p/>
          </table:table-cell>
          <table:table-cell table:formula="of:=IF([.G$2]=[.$B203]; [.$C203]; &quot;&quot;)">
            <text:p/>
          </table:table-cell>
          <table:table-cell table:formula="of:=IF([.H$2]=[.$B203]; [.$C203]; &quot;&quot;)">
            <text:p/>
          </table:table-cell>
          <table:table-cell table:formula="of:=IF([.I$2]=[.$B203]; [.$C203]; &quot;&quot;)">
            <text:p/>
          </table:table-cell>
          <table:table-cell table:formula="of:=IF([.J$2]=[.$B203]; [.$C203]; &quot;&quot;)">
            <text:p/>
          </table:table-cell>
          <table:table-cell table:formula="of:=IF([.K$2]=[.$B203]; [.$C203]; &quot;&quot;)" office:value-type="float" office:value="1.760117" calcext:value-type="float">
            <text:p>1.760117</text:p>
          </table:table-cell>
          <table:table-cell table:formula="of:=IF([.L$2]=[.$B203]; [.$C203]; &quot;&quot;)">
            <text:p/>
          </table:table-cell>
          <table:table-cell table:formula="of:=IF([.M$2]=[.$B203]; [.$C203]; &quot;&quot;)">
            <text:p/>
          </table:table-cell>
          <table:table-cell table:formula="of:=IF([.N$2]=[.$B203]; [.$C203]; &quot;&quot;)">
            <text:p/>
          </table:table-cell>
          <table:table-cell table:formula="of:=IF([.O$2]=[.$B203]; [.$C203]; &quot;&quot;)">
            <text:p/>
          </table:table-cell>
          <table:table-cell table:formula="of:=IF([.P$2]=[.$B203]; [.$C203]; &quot;&quot;)">
            <text:p/>
          </table:table-cell>
          <table:table-cell table:formula="of:=IF([.Q$2]=[.$B203]; [.$D203]; &quot;&quot;)">
            <text:p/>
          </table:table-cell>
          <table:table-cell table:formula="of:=IF([.R$2]=[.$B203]; [.$D203]; &quot;&quot;)">
            <text:p/>
          </table:table-cell>
          <table:table-cell table:formula="of:=IF([.S$2]=[.$B203]; [.$D203]; &quot;&quot;)">
            <text:p/>
          </table:table-cell>
          <table:table-cell table:formula="of:=IF([.T$2]=[.$B203]; [.$D203]; &quot;&quot;)">
            <text:p/>
          </table:table-cell>
          <table:table-cell table:formula="of:=IF([.U$2]=[.$B203]; [.$D203]; &quot;&quot;)">
            <text:p/>
          </table:table-cell>
          <table:table-cell table:formula="of:=IF([.V$2]=[.$B203]; [.$D203]; &quot;&quot;)">
            <text:p/>
          </table:table-cell>
          <table:table-cell table:formula="of:=IF([.W$2]=[.$B203]; [.$D203]; &quot;&quot;)" office:value-type="float" office:value="4174650000" calcext:value-type="float">
            <text:p>4174650000</text:p>
          </table:table-cell>
          <table:table-cell table:formula="of:=IF([.X$2]=[.$B203]; [.$D203]; &quot;&quot;)">
            <text:p/>
          </table:table-cell>
          <table:table-cell table:formula="of:=IF([.Y$2]=[.$B203]; [.$D203]; &quot;&quot;)">
            <text:p/>
          </table:table-cell>
          <table:table-cell table:formula="of:=IF([.Z$2]=[.$B203]; [.$D203]; &quot;&quot;)">
            <text:p/>
          </table:table-cell>
          <table:table-cell table:formula="of:=IF([.AA$2]=[.$B203]; [.$D203]; &quot;&quot;)">
            <text:p/>
          </table:table-cell>
          <table:table-cell table:formula="of:=IF([.AB$2]=[.$B203]; [.$D203]; &quot;&quot;)">
            <text:p/>
          </table:table-cell>
        </table:table-row>
        <table:table-row table:style-name="ro1">
          <table:table-cell office:value-type="float" office:value="29941" calcext:value-type="float">
            <text:p>29941</text:p>
          </table:table-cell>
          <table:table-cell office:value-type="float" office:value="9" calcext:value-type="float">
            <text:p>9</text:p>
          </table:table-cell>
          <table:table-cell office:value-type="float" office:value="1.70732" calcext:value-type="float">
            <text:p>1.70732</text:p>
          </table:table-cell>
          <table:table-cell office:value-type="float" office:value="4103829000" calcext:value-type="float">
            <text:p>4103829000</text:p>
          </table:table-cell>
          <table:table-cell table:formula="of:=IF([.E$2]=[.$B204]; [.$C204]; &quot;&quot;)">
            <text:p/>
          </table:table-cell>
          <table:table-cell table:formula="of:=IF([.F$2]=[.$B204]; [.$C204]; &quot;&quot;)">
            <text:p/>
          </table:table-cell>
          <table:table-cell table:formula="of:=IF([.G$2]=[.$B204]; [.$C204]; &quot;&quot;)">
            <text:p/>
          </table:table-cell>
          <table:table-cell table:formula="of:=IF([.H$2]=[.$B204]; [.$C204]; &quot;&quot;)">
            <text:p/>
          </table:table-cell>
          <table:table-cell table:formula="of:=IF([.I$2]=[.$B204]; [.$C204]; &quot;&quot;)">
            <text:p/>
          </table:table-cell>
          <table:table-cell table:formula="of:=IF([.J$2]=[.$B204]; [.$C204]; &quot;&quot;)">
            <text:p/>
          </table:table-cell>
          <table:table-cell table:formula="of:=IF([.K$2]=[.$B204]; [.$C204]; &quot;&quot;)">
            <text:p/>
          </table:table-cell>
          <table:table-cell table:formula="of:=IF([.L$2]=[.$B204]; [.$C204]; &quot;&quot;)">
            <text:p/>
          </table:table-cell>
          <table:table-cell table:formula="of:=IF([.M$2]=[.$B204]; [.$C204]; &quot;&quot;)">
            <text:p/>
          </table:table-cell>
          <table:table-cell table:formula="of:=IF([.N$2]=[.$B204]; [.$C204]; &quot;&quot;)" office:value-type="float" office:value="1.70732" calcext:value-type="float">
            <text:p>1.70732</text:p>
          </table:table-cell>
          <table:table-cell table:formula="of:=IF([.O$2]=[.$B204]; [.$C204]; &quot;&quot;)">
            <text:p/>
          </table:table-cell>
          <table:table-cell table:formula="of:=IF([.P$2]=[.$B204]; [.$C204]; &quot;&quot;)">
            <text:p/>
          </table:table-cell>
          <table:table-cell table:formula="of:=IF([.Q$2]=[.$B204]; [.$D204]; &quot;&quot;)">
            <text:p/>
          </table:table-cell>
          <table:table-cell table:formula="of:=IF([.R$2]=[.$B204]; [.$D204]; &quot;&quot;)">
            <text:p/>
          </table:table-cell>
          <table:table-cell table:formula="of:=IF([.S$2]=[.$B204]; [.$D204]; &quot;&quot;)">
            <text:p/>
          </table:table-cell>
          <table:table-cell table:formula="of:=IF([.T$2]=[.$B204]; [.$D204]; &quot;&quot;)">
            <text:p/>
          </table:table-cell>
          <table:table-cell table:formula="of:=IF([.U$2]=[.$B204]; [.$D204]; &quot;&quot;)">
            <text:p/>
          </table:table-cell>
          <table:table-cell table:formula="of:=IF([.V$2]=[.$B204]; [.$D204]; &quot;&quot;)">
            <text:p/>
          </table:table-cell>
          <table:table-cell table:formula="of:=IF([.W$2]=[.$B204]; [.$D204]; &quot;&quot;)">
            <text:p/>
          </table:table-cell>
          <table:table-cell table:formula="of:=IF([.X$2]=[.$B204]; [.$D204]; &quot;&quot;)">
            <text:p/>
          </table:table-cell>
          <table:table-cell table:formula="of:=IF([.Y$2]=[.$B204]; [.$D204]; &quot;&quot;)">
            <text:p/>
          </table:table-cell>
          <table:table-cell table:formula="of:=IF([.Z$2]=[.$B204]; [.$D204]; &quot;&quot;)" office:value-type="float" office:value="4103829000" calcext:value-type="float">
            <text:p>4103829000</text:p>
          </table:table-cell>
          <table:table-cell table:formula="of:=IF([.AA$2]=[.$B204]; [.$D204]; &quot;&quot;)">
            <text:p/>
          </table:table-cell>
          <table:table-cell table:formula="of:=IF([.AB$2]=[.$B204]; [.$D204]; &quot;&quot;)">
            <text:p/>
          </table:table-cell>
        </table:table-row>
        <table:table-row table:style-name="ro1">
          <table:table-cell office:value-type="float" office:value="30081" calcext:value-type="float">
            <text:p>30081</text:p>
          </table:table-cell>
          <table:table-cell office:value-type="float" office:value="2" calcext:value-type="float">
            <text:p>2</text:p>
          </table:table-cell>
          <table:table-cell office:value-type="float" office:value="1.643481" calcext:value-type="float">
            <text:p>1.643481</text:p>
          </table:table-cell>
          <table:table-cell office:value-type="float" office:value="4125293000" calcext:value-type="float">
            <text:p>4125293000</text:p>
          </table:table-cell>
          <table:table-cell table:formula="of:=IF([.E$2]=[.$B205]; [.$C205]; &quot;&quot;)">
            <text:p/>
          </table:table-cell>
          <table:table-cell table:formula="of:=IF([.F$2]=[.$B205]; [.$C205]; &quot;&quot;)">
            <text:p/>
          </table:table-cell>
          <table:table-cell table:formula="of:=IF([.G$2]=[.$B205]; [.$C205]; &quot;&quot;)" office:value-type="float" office:value="1.643481" calcext:value-type="float">
            <text:p>1.643481</text:p>
          </table:table-cell>
          <table:table-cell table:formula="of:=IF([.H$2]=[.$B205]; [.$C205]; &quot;&quot;)">
            <text:p/>
          </table:table-cell>
          <table:table-cell table:formula="of:=IF([.I$2]=[.$B205]; [.$C205]; &quot;&quot;)">
            <text:p/>
          </table:table-cell>
          <table:table-cell table:formula="of:=IF([.J$2]=[.$B205]; [.$C205]; &quot;&quot;)">
            <text:p/>
          </table:table-cell>
          <table:table-cell table:formula="of:=IF([.K$2]=[.$B205]; [.$C205]; &quot;&quot;)">
            <text:p/>
          </table:table-cell>
          <table:table-cell table:formula="of:=IF([.L$2]=[.$B205]; [.$C205]; &quot;&quot;)">
            <text:p/>
          </table:table-cell>
          <table:table-cell table:formula="of:=IF([.M$2]=[.$B205]; [.$C205]; &quot;&quot;)">
            <text:p/>
          </table:table-cell>
          <table:table-cell table:formula="of:=IF([.N$2]=[.$B205]; [.$C205]; &quot;&quot;)">
            <text:p/>
          </table:table-cell>
          <table:table-cell table:formula="of:=IF([.O$2]=[.$B205]; [.$C205]; &quot;&quot;)">
            <text:p/>
          </table:table-cell>
          <table:table-cell table:formula="of:=IF([.P$2]=[.$B205]; [.$C205]; &quot;&quot;)">
            <text:p/>
          </table:table-cell>
          <table:table-cell table:formula="of:=IF([.Q$2]=[.$B205]; [.$D205]; &quot;&quot;)">
            <text:p/>
          </table:table-cell>
          <table:table-cell table:formula="of:=IF([.R$2]=[.$B205]; [.$D205]; &quot;&quot;)">
            <text:p/>
          </table:table-cell>
          <table:table-cell table:formula="of:=IF([.S$2]=[.$B205]; [.$D205]; &quot;&quot;)" office:value-type="float" office:value="4125293000" calcext:value-type="float">
            <text:p>4125293000</text:p>
          </table:table-cell>
          <table:table-cell table:formula="of:=IF([.T$2]=[.$B205]; [.$D205]; &quot;&quot;)">
            <text:p/>
          </table:table-cell>
          <table:table-cell table:formula="of:=IF([.U$2]=[.$B205]; [.$D205]; &quot;&quot;)">
            <text:p/>
          </table:table-cell>
          <table:table-cell table:formula="of:=IF([.V$2]=[.$B205]; [.$D205]; &quot;&quot;)">
            <text:p/>
          </table:table-cell>
          <table:table-cell table:formula="of:=IF([.W$2]=[.$B205]; [.$D205]; &quot;&quot;)">
            <text:p/>
          </table:table-cell>
          <table:table-cell table:formula="of:=IF([.X$2]=[.$B205]; [.$D205]; &quot;&quot;)">
            <text:p/>
          </table:table-cell>
          <table:table-cell table:formula="of:=IF([.Y$2]=[.$B205]; [.$D205]; &quot;&quot;)">
            <text:p/>
          </table:table-cell>
          <table:table-cell table:formula="of:=IF([.Z$2]=[.$B205]; [.$D205]; &quot;&quot;)">
            <text:p/>
          </table:table-cell>
          <table:table-cell table:formula="of:=IF([.AA$2]=[.$B205]; [.$D205]; &quot;&quot;)">
            <text:p/>
          </table:table-cell>
          <table:table-cell table:formula="of:=IF([.AB$2]=[.$B205]; [.$D205]; &quot;&quot;)">
            <text:p/>
          </table:table-cell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5" calcext:value-type="float">
            <text:p>5</text:p>
          </table:table-cell>
          <table:table-cell office:value-type="float" office:value="1.837487" calcext:value-type="float">
            <text:p>1.837487</text:p>
          </table:table-cell>
          <table:table-cell office:value-type="float" office:value="4139044000" calcext:value-type="float">
            <text:p>4139044000</text:p>
          </table:table-cell>
          <table:table-cell table:formula="of:=IF([.E$2]=[.$B206]; [.$C206]; &quot;&quot;)">
            <text:p/>
          </table:table-cell>
          <table:table-cell table:formula="of:=IF([.F$2]=[.$B206]; [.$C206]; &quot;&quot;)">
            <text:p/>
          </table:table-cell>
          <table:table-cell table:formula="of:=IF([.G$2]=[.$B206]; [.$C206]; &quot;&quot;)">
            <text:p/>
          </table:table-cell>
          <table:table-cell table:formula="of:=IF([.H$2]=[.$B206]; [.$C206]; &quot;&quot;)">
            <text:p/>
          </table:table-cell>
          <table:table-cell table:formula="of:=IF([.I$2]=[.$B206]; [.$C206]; &quot;&quot;)">
            <text:p/>
          </table:table-cell>
          <table:table-cell table:formula="of:=IF([.J$2]=[.$B206]; [.$C206]; &quot;&quot;)" office:value-type="float" office:value="1.837487" calcext:value-type="float">
            <text:p>1.837487</text:p>
          </table:table-cell>
          <table:table-cell table:formula="of:=IF([.K$2]=[.$B206]; [.$C206]; &quot;&quot;)">
            <text:p/>
          </table:table-cell>
          <table:table-cell table:formula="of:=IF([.L$2]=[.$B206]; [.$C206]; &quot;&quot;)">
            <text:p/>
          </table:table-cell>
          <table:table-cell table:formula="of:=IF([.M$2]=[.$B206]; [.$C206]; &quot;&quot;)">
            <text:p/>
          </table:table-cell>
          <table:table-cell table:formula="of:=IF([.N$2]=[.$B206]; [.$C206]; &quot;&quot;)">
            <text:p/>
          </table:table-cell>
          <table:table-cell table:formula="of:=IF([.O$2]=[.$B206]; [.$C206]; &quot;&quot;)">
            <text:p/>
          </table:table-cell>
          <table:table-cell table:formula="of:=IF([.P$2]=[.$B206]; [.$C206]; &quot;&quot;)">
            <text:p/>
          </table:table-cell>
          <table:table-cell table:formula="of:=IF([.Q$2]=[.$B206]; [.$D206]; &quot;&quot;)">
            <text:p/>
          </table:table-cell>
          <table:table-cell table:formula="of:=IF([.R$2]=[.$B206]; [.$D206]; &quot;&quot;)">
            <text:p/>
          </table:table-cell>
          <table:table-cell table:formula="of:=IF([.S$2]=[.$B206]; [.$D206]; &quot;&quot;)">
            <text:p/>
          </table:table-cell>
          <table:table-cell table:formula="of:=IF([.T$2]=[.$B206]; [.$D206]; &quot;&quot;)">
            <text:p/>
          </table:table-cell>
          <table:table-cell table:formula="of:=IF([.U$2]=[.$B206]; [.$D206]; &quot;&quot;)">
            <text:p/>
          </table:table-cell>
          <table:table-cell table:formula="of:=IF([.V$2]=[.$B206]; [.$D206]; &quot;&quot;)" office:value-type="float" office:value="4139044000" calcext:value-type="float">
            <text:p>4139044000</text:p>
          </table:table-cell>
          <table:table-cell table:formula="of:=IF([.W$2]=[.$B206]; [.$D206]; &quot;&quot;)">
            <text:p/>
          </table:table-cell>
          <table:table-cell table:formula="of:=IF([.X$2]=[.$B206]; [.$D206]; &quot;&quot;)">
            <text:p/>
          </table:table-cell>
          <table:table-cell table:formula="of:=IF([.Y$2]=[.$B206]; [.$D206]; &quot;&quot;)">
            <text:p/>
          </table:table-cell>
          <table:table-cell table:formula="of:=IF([.Z$2]=[.$B206]; [.$D206]; &quot;&quot;)">
            <text:p/>
          </table:table-cell>
          <table:table-cell table:formula="of:=IF([.AA$2]=[.$B206]; [.$D206]; &quot;&quot;)">
            <text:p/>
          </table:table-cell>
          <table:table-cell table:formula="of:=IF([.AB$2]=[.$B206]; [.$D206]; &quot;&quot;)">
            <text:p/>
          </table:table-cell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0" calcext:value-type="float">
            <text:p>0</text:p>
          </table:table-cell>
          <table:table-cell office:value-type="float" office:value="1.690583" calcext:value-type="float">
            <text:p>1.690583</text:p>
          </table:table-cell>
          <table:table-cell office:value-type="float" office:value="4151744000" calcext:value-type="float">
            <text:p>4151744000</text:p>
          </table:table-cell>
          <table:table-cell table:formula="of:=IF([.E$2]=[.$B207]; [.$C207]; &quot;&quot;)" office:value-type="float" office:value="1.690583" calcext:value-type="float">
            <text:p>1.690583</text:p>
          </table:table-cell>
          <table:table-cell table:formula="of:=IF([.F$2]=[.$B207]; [.$C207]; &quot;&quot;)">
            <text:p/>
          </table:table-cell>
          <table:table-cell table:formula="of:=IF([.G$2]=[.$B207]; [.$C207]; &quot;&quot;)">
            <text:p/>
          </table:table-cell>
          <table:table-cell table:formula="of:=IF([.H$2]=[.$B207]; [.$C207]; &quot;&quot;)">
            <text:p/>
          </table:table-cell>
          <table:table-cell table:formula="of:=IF([.I$2]=[.$B207]; [.$C207]; &quot;&quot;)">
            <text:p/>
          </table:table-cell>
          <table:table-cell table:formula="of:=IF([.J$2]=[.$B207]; [.$C207]; &quot;&quot;)">
            <text:p/>
          </table:table-cell>
          <table:table-cell table:formula="of:=IF([.K$2]=[.$B207]; [.$C207]; &quot;&quot;)">
            <text:p/>
          </table:table-cell>
          <table:table-cell table:formula="of:=IF([.L$2]=[.$B207]; [.$C207]; &quot;&quot;)">
            <text:p/>
          </table:table-cell>
          <table:table-cell table:formula="of:=IF([.M$2]=[.$B207]; [.$C207]; &quot;&quot;)">
            <text:p/>
          </table:table-cell>
          <table:table-cell table:formula="of:=IF([.N$2]=[.$B207]; [.$C207]; &quot;&quot;)">
            <text:p/>
          </table:table-cell>
          <table:table-cell table:formula="of:=IF([.O$2]=[.$B207]; [.$C207]; &quot;&quot;)">
            <text:p/>
          </table:table-cell>
          <table:table-cell table:formula="of:=IF([.P$2]=[.$B207]; [.$C207]; &quot;&quot;)">
            <text:p/>
          </table:table-cell>
          <table:table-cell table:formula="of:=IF([.Q$2]=[.$B207]; [.$D207]; &quot;&quot;)" office:value-type="float" office:value="4151744000" calcext:value-type="float">
            <text:p>4151744000</text:p>
          </table:table-cell>
          <table:table-cell table:formula="of:=IF([.R$2]=[.$B207]; [.$D207]; &quot;&quot;)">
            <text:p/>
          </table:table-cell>
          <table:table-cell table:formula="of:=IF([.S$2]=[.$B207]; [.$D207]; &quot;&quot;)">
            <text:p/>
          </table:table-cell>
          <table:table-cell table:formula="of:=IF([.T$2]=[.$B207]; [.$D207]; &quot;&quot;)">
            <text:p/>
          </table:table-cell>
          <table:table-cell table:formula="of:=IF([.U$2]=[.$B207]; [.$D207]; &quot;&quot;)">
            <text:p/>
          </table:table-cell>
          <table:table-cell table:formula="of:=IF([.V$2]=[.$B207]; [.$D207]; &quot;&quot;)">
            <text:p/>
          </table:table-cell>
          <table:table-cell table:formula="of:=IF([.W$2]=[.$B207]; [.$D207]; &quot;&quot;)">
            <text:p/>
          </table:table-cell>
          <table:table-cell table:formula="of:=IF([.X$2]=[.$B207]; [.$D207]; &quot;&quot;)">
            <text:p/>
          </table:table-cell>
          <table:table-cell table:formula="of:=IF([.Y$2]=[.$B207]; [.$D207]; &quot;&quot;)">
            <text:p/>
          </table:table-cell>
          <table:table-cell table:formula="of:=IF([.Z$2]=[.$B207]; [.$D207]; &quot;&quot;)">
            <text:p/>
          </table:table-cell>
          <table:table-cell table:formula="of:=IF([.AA$2]=[.$B207]; [.$D207]; &quot;&quot;)">
            <text:p/>
          </table:table-cell>
          <table:table-cell table:formula="of:=IF([.AB$2]=[.$B207]; [.$D207]; &quot;&quot;)">
            <text:p/>
          </table:table-cell>
        </table:table-row>
        <table:table-row table:style-name="ro1">
          <table:table-cell office:value-type="float" office:value="30419" calcext:value-type="float">
            <text:p>30419</text:p>
          </table:table-cell>
          <table:table-cell office:value-type="float" office:value="11" calcext:value-type="float">
            <text:p>11</text:p>
          </table:table-cell>
          <table:table-cell office:value-type="float" office:value="1.709049" calcext:value-type="float">
            <text:p>1.709049</text:p>
          </table:table-cell>
          <table:table-cell office:value-type="float" office:value="4186173000" calcext:value-type="float">
            <text:p>4186173000</text:p>
          </table:table-cell>
          <table:table-cell table:formula="of:=IF([.E$2]=[.$B208]; [.$C208]; &quot;&quot;)">
            <text:p/>
          </table:table-cell>
          <table:table-cell table:formula="of:=IF([.F$2]=[.$B208]; [.$C208]; &quot;&quot;)">
            <text:p/>
          </table:table-cell>
          <table:table-cell table:formula="of:=IF([.G$2]=[.$B208]; [.$C208]; &quot;&quot;)">
            <text:p/>
          </table:table-cell>
          <table:table-cell table:formula="of:=IF([.H$2]=[.$B208]; [.$C208]; &quot;&quot;)">
            <text:p/>
          </table:table-cell>
          <table:table-cell table:formula="of:=IF([.I$2]=[.$B208]; [.$C208]; &quot;&quot;)">
            <text:p/>
          </table:table-cell>
          <table:table-cell table:formula="of:=IF([.J$2]=[.$B208]; [.$C208]; &quot;&quot;)">
            <text:p/>
          </table:table-cell>
          <table:table-cell table:formula="of:=IF([.K$2]=[.$B208]; [.$C208]; &quot;&quot;)">
            <text:p/>
          </table:table-cell>
          <table:table-cell table:formula="of:=IF([.L$2]=[.$B208]; [.$C208]; &quot;&quot;)">
            <text:p/>
          </table:table-cell>
          <table:table-cell table:formula="of:=IF([.M$2]=[.$B208]; [.$C208]; &quot;&quot;)">
            <text:p/>
          </table:table-cell>
          <table:table-cell table:formula="of:=IF([.N$2]=[.$B208]; [.$C208]; &quot;&quot;)">
            <text:p/>
          </table:table-cell>
          <table:table-cell table:formula="of:=IF([.O$2]=[.$B208]; [.$C208]; &quot;&quot;)">
            <text:p/>
          </table:table-cell>
          <table:table-cell table:formula="of:=IF([.P$2]=[.$B208]; [.$C208]; &quot;&quot;)" office:value-type="float" office:value="1.709049" calcext:value-type="float">
            <text:p>1.709049</text:p>
          </table:table-cell>
          <table:table-cell table:formula="of:=IF([.Q$2]=[.$B208]; [.$D208]; &quot;&quot;)">
            <text:p/>
          </table:table-cell>
          <table:table-cell table:formula="of:=IF([.R$2]=[.$B208]; [.$D208]; &quot;&quot;)">
            <text:p/>
          </table:table-cell>
          <table:table-cell table:formula="of:=IF([.S$2]=[.$B208]; [.$D208]; &quot;&quot;)">
            <text:p/>
          </table:table-cell>
          <table:table-cell table:formula="of:=IF([.T$2]=[.$B208]; [.$D208]; &quot;&quot;)">
            <text:p/>
          </table:table-cell>
          <table:table-cell table:formula="of:=IF([.U$2]=[.$B208]; [.$D208]; &quot;&quot;)">
            <text:p/>
          </table:table-cell>
          <table:table-cell table:formula="of:=IF([.V$2]=[.$B208]; [.$D208]; &quot;&quot;)">
            <text:p/>
          </table:table-cell>
          <table:table-cell table:formula="of:=IF([.W$2]=[.$B208]; [.$D208]; &quot;&quot;)">
            <text:p/>
          </table:table-cell>
          <table:table-cell table:formula="of:=IF([.X$2]=[.$B208]; [.$D208]; &quot;&quot;)">
            <text:p/>
          </table:table-cell>
          <table:table-cell table:formula="of:=IF([.Y$2]=[.$B208]; [.$D208]; &quot;&quot;)">
            <text:p/>
          </table:table-cell>
          <table:table-cell table:formula="of:=IF([.Z$2]=[.$B208]; [.$D208]; &quot;&quot;)">
            <text:p/>
          </table:table-cell>
          <table:table-cell table:formula="of:=IF([.AA$2]=[.$B208]; [.$D208]; &quot;&quot;)">
            <text:p/>
          </table:table-cell>
          <table:table-cell table:formula="of:=IF([.AB$2]=[.$B208]; [.$D208]; &quot;&quot;)" office:value-type="float" office:value="4186173000" calcext:value-type="float">
            <text:p>4186173000</text:p>
          </table:table-cell>
        </table:table-row>
        <table:table-row table:style-name="ro1">
          <table:table-cell office:value-type="float" office:value="30614" calcext:value-type="float">
            <text:p>30614</text:p>
          </table:table-cell>
          <table:table-cell office:value-type="float" office:value="1" calcext:value-type="float">
            <text:p>1</text:p>
          </table:table-cell>
          <table:table-cell office:value-type="float" office:value="1.752779" calcext:value-type="float">
            <text:p>1.752779</text:p>
          </table:table-cell>
          <table:table-cell office:value-type="float" office:value="4148578000" calcext:value-type="float">
            <text:p>4148578000</text:p>
          </table:table-cell>
          <table:table-cell table:formula="of:=IF([.E$2]=[.$B209]; [.$C209]; &quot;&quot;)">
            <text:p/>
          </table:table-cell>
          <table:table-cell table:formula="of:=IF([.F$2]=[.$B209]; [.$C209]; &quot;&quot;)" office:value-type="float" office:value="1.752779" calcext:value-type="float">
            <text:p>1.752779</text:p>
          </table:table-cell>
          <table:table-cell table:formula="of:=IF([.G$2]=[.$B209]; [.$C209]; &quot;&quot;)">
            <text:p/>
          </table:table-cell>
          <table:table-cell table:formula="of:=IF([.H$2]=[.$B209]; [.$C209]; &quot;&quot;)">
            <text:p/>
          </table:table-cell>
          <table:table-cell table:formula="of:=IF([.I$2]=[.$B209]; [.$C209]; &quot;&quot;)">
            <text:p/>
          </table:table-cell>
          <table:table-cell table:formula="of:=IF([.J$2]=[.$B209]; [.$C209]; &quot;&quot;)">
            <text:p/>
          </table:table-cell>
          <table:table-cell table:formula="of:=IF([.K$2]=[.$B209]; [.$C209]; &quot;&quot;)">
            <text:p/>
          </table:table-cell>
          <table:table-cell table:formula="of:=IF([.L$2]=[.$B209]; [.$C209]; &quot;&quot;)">
            <text:p/>
          </table:table-cell>
          <table:table-cell table:formula="of:=IF([.M$2]=[.$B209]; [.$C209]; &quot;&quot;)">
            <text:p/>
          </table:table-cell>
          <table:table-cell table:formula="of:=IF([.N$2]=[.$B209]; [.$C209]; &quot;&quot;)">
            <text:p/>
          </table:table-cell>
          <table:table-cell table:formula="of:=IF([.O$2]=[.$B209]; [.$C209]; &quot;&quot;)">
            <text:p/>
          </table:table-cell>
          <table:table-cell table:formula="of:=IF([.P$2]=[.$B209]; [.$C209]; &quot;&quot;)">
            <text:p/>
          </table:table-cell>
          <table:table-cell table:formula="of:=IF([.Q$2]=[.$B209]; [.$D209]; &quot;&quot;)">
            <text:p/>
          </table:table-cell>
          <table:table-cell table:formula="of:=IF([.R$2]=[.$B209]; [.$D209]; &quot;&quot;)" office:value-type="float" office:value="4148578000" calcext:value-type="float">
            <text:p>4148578000</text:p>
          </table:table-cell>
          <table:table-cell table:formula="of:=IF([.S$2]=[.$B209]; [.$D209]; &quot;&quot;)">
            <text:p/>
          </table:table-cell>
          <table:table-cell table:formula="of:=IF([.T$2]=[.$B209]; [.$D209]; &quot;&quot;)">
            <text:p/>
          </table:table-cell>
          <table:table-cell table:formula="of:=IF([.U$2]=[.$B209]; [.$D209]; &quot;&quot;)">
            <text:p/>
          </table:table-cell>
          <table:table-cell table:formula="of:=IF([.V$2]=[.$B209]; [.$D209]; &quot;&quot;)">
            <text:p/>
          </table:table-cell>
          <table:table-cell table:formula="of:=IF([.W$2]=[.$B209]; [.$D209]; &quot;&quot;)">
            <text:p/>
          </table:table-cell>
          <table:table-cell table:formula="of:=IF([.X$2]=[.$B209]; [.$D209]; &quot;&quot;)">
            <text:p/>
          </table:table-cell>
          <table:table-cell table:formula="of:=IF([.Y$2]=[.$B209]; [.$D209]; &quot;&quot;)">
            <text:p/>
          </table:table-cell>
          <table:table-cell table:formula="of:=IF([.Z$2]=[.$B209]; [.$D209]; &quot;&quot;)">
            <text:p/>
          </table:table-cell>
          <table:table-cell table:formula="of:=IF([.AA$2]=[.$B209]; [.$D209]; &quot;&quot;)">
            <text:p/>
          </table:table-cell>
          <table:table-cell table:formula="of:=IF([.AB$2]=[.$B209]; [.$D209]; &quot;&quot;)">
            <text:p/>
          </table:table-cell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float" office:value="8" calcext:value-type="float">
            <text:p>8</text:p>
          </table:table-cell>
          <table:table-cell office:value-type="float" office:value="1.57337" calcext:value-type="float">
            <text:p>1.57337</text:p>
          </table:table-cell>
          <table:table-cell office:value-type="float" office:value="4180968000" calcext:value-type="float">
            <text:p>4180968000</text:p>
          </table:table-cell>
          <table:table-cell table:formula="of:=IF([.E$2]=[.$B210]; [.$C210]; &quot;&quot;)">
            <text:p/>
          </table:table-cell>
          <table:table-cell table:formula="of:=IF([.F$2]=[.$B210]; [.$C210]; &quot;&quot;)">
            <text:p/>
          </table:table-cell>
          <table:table-cell table:formula="of:=IF([.G$2]=[.$B210]; [.$C210]; &quot;&quot;)">
            <text:p/>
          </table:table-cell>
          <table:table-cell table:formula="of:=IF([.H$2]=[.$B210]; [.$C210]; &quot;&quot;)">
            <text:p/>
          </table:table-cell>
          <table:table-cell table:formula="of:=IF([.I$2]=[.$B210]; [.$C210]; &quot;&quot;)">
            <text:p/>
          </table:table-cell>
          <table:table-cell table:formula="of:=IF([.J$2]=[.$B210]; [.$C210]; &quot;&quot;)">
            <text:p/>
          </table:table-cell>
          <table:table-cell table:formula="of:=IF([.K$2]=[.$B210]; [.$C210]; &quot;&quot;)">
            <text:p/>
          </table:table-cell>
          <table:table-cell table:formula="of:=IF([.L$2]=[.$B210]; [.$C210]; &quot;&quot;)">
            <text:p/>
          </table:table-cell>
          <table:table-cell table:formula="of:=IF([.M$2]=[.$B210]; [.$C210]; &quot;&quot;)" office:value-type="float" office:value="1.57337" calcext:value-type="float">
            <text:p>1.57337</text:p>
          </table:table-cell>
          <table:table-cell table:formula="of:=IF([.N$2]=[.$B210]; [.$C210]; &quot;&quot;)">
            <text:p/>
          </table:table-cell>
          <table:table-cell table:formula="of:=IF([.O$2]=[.$B210]; [.$C210]; &quot;&quot;)">
            <text:p/>
          </table:table-cell>
          <table:table-cell table:formula="of:=IF([.P$2]=[.$B210]; [.$C210]; &quot;&quot;)">
            <text:p/>
          </table:table-cell>
          <table:table-cell table:formula="of:=IF([.Q$2]=[.$B210]; [.$D210]; &quot;&quot;)">
            <text:p/>
          </table:table-cell>
          <table:table-cell table:formula="of:=IF([.R$2]=[.$B210]; [.$D210]; &quot;&quot;)">
            <text:p/>
          </table:table-cell>
          <table:table-cell table:formula="of:=IF([.S$2]=[.$B210]; [.$D210]; &quot;&quot;)">
            <text:p/>
          </table:table-cell>
          <table:table-cell table:formula="of:=IF([.T$2]=[.$B210]; [.$D210]; &quot;&quot;)">
            <text:p/>
          </table:table-cell>
          <table:table-cell table:formula="of:=IF([.U$2]=[.$B210]; [.$D210]; &quot;&quot;)">
            <text:p/>
          </table:table-cell>
          <table:table-cell table:formula="of:=IF([.V$2]=[.$B210]; [.$D210]; &quot;&quot;)">
            <text:p/>
          </table:table-cell>
          <table:table-cell table:formula="of:=IF([.W$2]=[.$B210]; [.$D210]; &quot;&quot;)">
            <text:p/>
          </table:table-cell>
          <table:table-cell table:formula="of:=IF([.X$2]=[.$B210]; [.$D210]; &quot;&quot;)">
            <text:p/>
          </table:table-cell>
          <table:table-cell table:formula="of:=IF([.Y$2]=[.$B210]; [.$D210]; &quot;&quot;)" office:value-type="float" office:value="4180968000" calcext:value-type="float">
            <text:p>4180968000</text:p>
          </table:table-cell>
          <table:table-cell table:formula="of:=IF([.Z$2]=[.$B210]; [.$D210]; &quot;&quot;)">
            <text:p/>
          </table:table-cell>
          <table:table-cell table:formula="of:=IF([.AA$2]=[.$B210]; [.$D210]; &quot;&quot;)">
            <text:p/>
          </table:table-cell>
          <table:table-cell table:formula="of:=IF([.AB$2]=[.$B210]; [.$D210]; &quot;&quot;)">
            <text:p/>
          </table:table-cell>
        </table:table-row>
        <table:table-row table:style-name="ro1">
          <table:table-cell office:value-type="float" office:value="30809" calcext:value-type="float">
            <text:p>30809</text:p>
          </table:table-cell>
          <table:table-cell office:value-type="float" office:value="7" calcext:value-type="float">
            <text:p>7</text:p>
          </table:table-cell>
          <table:table-cell office:value-type="float" office:value="1.484225" calcext:value-type="float">
            <text:p>1.484225</text:p>
          </table:table-cell>
          <table:table-cell office:value-type="float" office:value="4230260000" calcext:value-type="float">
            <text:p>4230260000</text:p>
          </table:table-cell>
          <table:table-cell table:formula="of:=IF([.E$2]=[.$B211]; [.$C211]; &quot;&quot;)">
            <text:p/>
          </table:table-cell>
          <table:table-cell table:formula="of:=IF([.F$2]=[.$B211]; [.$C211]; &quot;&quot;)">
            <text:p/>
          </table:table-cell>
          <table:table-cell table:formula="of:=IF([.G$2]=[.$B211]; [.$C211]; &quot;&quot;)">
            <text:p/>
          </table:table-cell>
          <table:table-cell table:formula="of:=IF([.H$2]=[.$B211]; [.$C211]; &quot;&quot;)">
            <text:p/>
          </table:table-cell>
          <table:table-cell table:formula="of:=IF([.I$2]=[.$B211]; [.$C211]; &quot;&quot;)">
            <text:p/>
          </table:table-cell>
          <table:table-cell table:formula="of:=IF([.J$2]=[.$B211]; [.$C211]; &quot;&quot;)">
            <text:p/>
          </table:table-cell>
          <table:table-cell table:formula="of:=IF([.K$2]=[.$B211]; [.$C211]; &quot;&quot;)">
            <text:p/>
          </table:table-cell>
          <table:table-cell table:formula="of:=IF([.L$2]=[.$B211]; [.$C211]; &quot;&quot;)" office:value-type="float" office:value="1.484225" calcext:value-type="float">
            <text:p>1.484225</text:p>
          </table:table-cell>
          <table:table-cell table:formula="of:=IF([.M$2]=[.$B211]; [.$C211]; &quot;&quot;)">
            <text:p/>
          </table:table-cell>
          <table:table-cell table:formula="of:=IF([.N$2]=[.$B211]; [.$C211]; &quot;&quot;)">
            <text:p/>
          </table:table-cell>
          <table:table-cell table:formula="of:=IF([.O$2]=[.$B211]; [.$C211]; &quot;&quot;)">
            <text:p/>
          </table:table-cell>
          <table:table-cell table:formula="of:=IF([.P$2]=[.$B211]; [.$C211]; &quot;&quot;)">
            <text:p/>
          </table:table-cell>
          <table:table-cell table:formula="of:=IF([.Q$2]=[.$B211]; [.$D211]; &quot;&quot;)">
            <text:p/>
          </table:table-cell>
          <table:table-cell table:formula="of:=IF([.R$2]=[.$B211]; [.$D211]; &quot;&quot;)">
            <text:p/>
          </table:table-cell>
          <table:table-cell table:formula="of:=IF([.S$2]=[.$B211]; [.$D211]; &quot;&quot;)">
            <text:p/>
          </table:table-cell>
          <table:table-cell table:formula="of:=IF([.T$2]=[.$B211]; [.$D211]; &quot;&quot;)">
            <text:p/>
          </table:table-cell>
          <table:table-cell table:formula="of:=IF([.U$2]=[.$B211]; [.$D211]; &quot;&quot;)">
            <text:p/>
          </table:table-cell>
          <table:table-cell table:formula="of:=IF([.V$2]=[.$B211]; [.$D211]; &quot;&quot;)">
            <text:p/>
          </table:table-cell>
          <table:table-cell table:formula="of:=IF([.W$2]=[.$B211]; [.$D211]; &quot;&quot;)">
            <text:p/>
          </table:table-cell>
          <table:table-cell table:formula="of:=IF([.X$2]=[.$B211]; [.$D211]; &quot;&quot;)" office:value-type="float" office:value="4230260000" calcext:value-type="float">
            <text:p>4230260000</text:p>
          </table:table-cell>
          <table:table-cell table:formula="of:=IF([.Y$2]=[.$B211]; [.$D211]; &quot;&quot;)">
            <text:p/>
          </table:table-cell>
          <table:table-cell table:formula="of:=IF([.Z$2]=[.$B211]; [.$D211]; &quot;&quot;)">
            <text:p/>
          </table:table-cell>
          <table:table-cell table:formula="of:=IF([.AA$2]=[.$B211]; [.$D211]; &quot;&quot;)">
            <text:p/>
          </table:table-cell>
          <table:table-cell table:formula="of:=IF([.AB$2]=[.$B211]; [.$D211]; &quot;&quot;)">
            <text:p/>
          </table:table-cell>
        </table:table-row>
        <table:table-row table:style-name="ro1">
          <table:table-cell office:value-type="float" office:value="30902" calcext:value-type="float">
            <text:p>30902</text:p>
          </table:table-cell>
          <table:table-cell office:value-type="float" office:value="4" calcext:value-type="float">
            <text:p>4</text:p>
          </table:table-cell>
          <table:table-cell office:value-type="float" office:value="1.40148" calcext:value-type="float">
            <text:p>1.40148</text:p>
          </table:table-cell>
          <table:table-cell office:value-type="float" office:value="4354022000" calcext:value-type="float">
            <text:p>4354022000</text:p>
          </table:table-cell>
          <table:table-cell table:formula="of:=IF([.E$2]=[.$B212]; [.$C212]; &quot;&quot;)">
            <text:p/>
          </table:table-cell>
          <table:table-cell table:formula="of:=IF([.F$2]=[.$B212]; [.$C212]; &quot;&quot;)">
            <text:p/>
          </table:table-cell>
          <table:table-cell table:formula="of:=IF([.G$2]=[.$B212]; [.$C212]; &quot;&quot;)">
            <text:p/>
          </table:table-cell>
          <table:table-cell table:formula="of:=IF([.H$2]=[.$B212]; [.$C212]; &quot;&quot;)">
            <text:p/>
          </table:table-cell>
          <table:table-cell table:formula="of:=IF([.I$2]=[.$B212]; [.$C212]; &quot;&quot;)" office:value-type="float" office:value="1.40148" calcext:value-type="float">
            <text:p>1.40148</text:p>
          </table:table-cell>
          <table:table-cell table:formula="of:=IF([.J$2]=[.$B212]; [.$C212]; &quot;&quot;)">
            <text:p/>
          </table:table-cell>
          <table:table-cell table:formula="of:=IF([.K$2]=[.$B212]; [.$C212]; &quot;&quot;)">
            <text:p/>
          </table:table-cell>
          <table:table-cell table:formula="of:=IF([.L$2]=[.$B212]; [.$C212]; &quot;&quot;)">
            <text:p/>
          </table:table-cell>
          <table:table-cell table:formula="of:=IF([.M$2]=[.$B212]; [.$C212]; &quot;&quot;)">
            <text:p/>
          </table:table-cell>
          <table:table-cell table:formula="of:=IF([.N$2]=[.$B212]; [.$C212]; &quot;&quot;)">
            <text:p/>
          </table:table-cell>
          <table:table-cell table:formula="of:=IF([.O$2]=[.$B212]; [.$C212]; &quot;&quot;)">
            <text:p/>
          </table:table-cell>
          <table:table-cell table:formula="of:=IF([.P$2]=[.$B212]; [.$C212]; &quot;&quot;)">
            <text:p/>
          </table:table-cell>
          <table:table-cell table:formula="of:=IF([.Q$2]=[.$B212]; [.$D212]; &quot;&quot;)">
            <text:p/>
          </table:table-cell>
          <table:table-cell table:formula="of:=IF([.R$2]=[.$B212]; [.$D212]; &quot;&quot;)">
            <text:p/>
          </table:table-cell>
          <table:table-cell table:formula="of:=IF([.S$2]=[.$B212]; [.$D212]; &quot;&quot;)">
            <text:p/>
          </table:table-cell>
          <table:table-cell table:formula="of:=IF([.T$2]=[.$B212]; [.$D212]; &quot;&quot;)">
            <text:p/>
          </table:table-cell>
          <table:table-cell table:formula="of:=IF([.U$2]=[.$B212]; [.$D212]; &quot;&quot;)" office:value-type="float" office:value="4354022000" calcext:value-type="float">
            <text:p>4354022000</text:p>
          </table:table-cell>
          <table:table-cell table:formula="of:=IF([.V$2]=[.$B212]; [.$D212]; &quot;&quot;)">
            <text:p/>
          </table:table-cell>
          <table:table-cell table:formula="of:=IF([.W$2]=[.$B212]; [.$D212]; &quot;&quot;)">
            <text:p/>
          </table:table-cell>
          <table:table-cell table:formula="of:=IF([.X$2]=[.$B212]; [.$D212]; &quot;&quot;)">
            <text:p/>
          </table:table-cell>
          <table:table-cell table:formula="of:=IF([.Y$2]=[.$B212]; [.$D212]; &quot;&quot;)">
            <text:p/>
          </table:table-cell>
          <table:table-cell table:formula="of:=IF([.Z$2]=[.$B212]; [.$D212]; &quot;&quot;)">
            <text:p/>
          </table:table-cell>
          <table:table-cell table:formula="of:=IF([.AA$2]=[.$B212]; [.$D212]; &quot;&quot;)">
            <text:p/>
          </table:table-cell>
          <table:table-cell table:formula="of:=IF([.AB$2]=[.$B212]; [.$D212]; &quot;&quot;)">
            <text:p/>
          </table:table-cell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float" office:value="10" calcext:value-type="float">
            <text:p>10</text:p>
          </table:table-cell>
          <table:table-cell office:value-type="float" office:value="1.297228" calcext:value-type="float">
            <text:p>1.297228</text:p>
          </table:table-cell>
          <table:table-cell office:value-type="float" office:value="4287483000" calcext:value-type="float">
            <text:p>4287483000</text:p>
          </table:table-cell>
          <table:table-cell table:formula="of:=IF([.E$2]=[.$B213]; [.$C213]; &quot;&quot;)">
            <text:p/>
          </table:table-cell>
          <table:table-cell table:formula="of:=IF([.F$2]=[.$B213]; [.$C213]; &quot;&quot;)">
            <text:p/>
          </table:table-cell>
          <table:table-cell table:formula="of:=IF([.G$2]=[.$B213]; [.$C213]; &quot;&quot;)">
            <text:p/>
          </table:table-cell>
          <table:table-cell table:formula="of:=IF([.H$2]=[.$B213]; [.$C213]; &quot;&quot;)">
            <text:p/>
          </table:table-cell>
          <table:table-cell table:formula="of:=IF([.I$2]=[.$B213]; [.$C213]; &quot;&quot;)">
            <text:p/>
          </table:table-cell>
          <table:table-cell table:formula="of:=IF([.J$2]=[.$B213]; [.$C213]; &quot;&quot;)">
            <text:p/>
          </table:table-cell>
          <table:table-cell table:formula="of:=IF([.K$2]=[.$B213]; [.$C213]; &quot;&quot;)">
            <text:p/>
          </table:table-cell>
          <table:table-cell table:formula="of:=IF([.L$2]=[.$B213]; [.$C213]; &quot;&quot;)">
            <text:p/>
          </table:table-cell>
          <table:table-cell table:formula="of:=IF([.M$2]=[.$B213]; [.$C213]; &quot;&quot;)">
            <text:p/>
          </table:table-cell>
          <table:table-cell table:formula="of:=IF([.N$2]=[.$B213]; [.$C213]; &quot;&quot;)">
            <text:p/>
          </table:table-cell>
          <table:table-cell table:formula="of:=IF([.O$2]=[.$B213]; [.$C213]; &quot;&quot;)" office:value-type="float" office:value="1.297228" calcext:value-type="float">
            <text:p>1.297228</text:p>
          </table:table-cell>
          <table:table-cell table:formula="of:=IF([.P$2]=[.$B213]; [.$C213]; &quot;&quot;)">
            <text:p/>
          </table:table-cell>
          <table:table-cell table:formula="of:=IF([.Q$2]=[.$B213]; [.$D213]; &quot;&quot;)">
            <text:p/>
          </table:table-cell>
          <table:table-cell table:formula="of:=IF([.R$2]=[.$B213]; [.$D213]; &quot;&quot;)">
            <text:p/>
          </table:table-cell>
          <table:table-cell table:formula="of:=IF([.S$2]=[.$B213]; [.$D213]; &quot;&quot;)">
            <text:p/>
          </table:table-cell>
          <table:table-cell table:formula="of:=IF([.T$2]=[.$B213]; [.$D213]; &quot;&quot;)">
            <text:p/>
          </table:table-cell>
          <table:table-cell table:formula="of:=IF([.U$2]=[.$B213]; [.$D213]; &quot;&quot;)">
            <text:p/>
          </table:table-cell>
          <table:table-cell table:formula="of:=IF([.V$2]=[.$B213]; [.$D213]; &quot;&quot;)">
            <text:p/>
          </table:table-cell>
          <table:table-cell table:formula="of:=IF([.W$2]=[.$B213]; [.$D213]; &quot;&quot;)">
            <text:p/>
          </table:table-cell>
          <table:table-cell table:formula="of:=IF([.X$2]=[.$B213]; [.$D213]; &quot;&quot;)">
            <text:p/>
          </table:table-cell>
          <table:table-cell table:formula="of:=IF([.Y$2]=[.$B213]; [.$D213]; &quot;&quot;)">
            <text:p/>
          </table:table-cell>
          <table:table-cell table:formula="of:=IF([.Z$2]=[.$B213]; [.$D213]; &quot;&quot;)">
            <text:p/>
          </table:table-cell>
          <table:table-cell table:formula="of:=IF([.AA$2]=[.$B213]; [.$D213]; &quot;&quot;)" office:value-type="float" office:value="4287483000" calcext:value-type="float">
            <text:p>4287483000</text:p>
          </table:table-cell>
          <table:table-cell table:formula="of:=IF([.AB$2]=[.$B213]; [.$D213]; &quot;&quot;)">
            <text:p/>
          </table:table-cell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float" office:value="3" calcext:value-type="float">
            <text:p>3</text:p>
          </table:table-cell>
          <table:table-cell office:value-type="float" office:value="1.485483" calcext:value-type="float">
            <text:p>1.485483</text:p>
          </table:table-cell>
          <table:table-cell office:value-type="float" office:value="4431913000" calcext:value-type="float">
            <text:p>4431913000</text:p>
          </table:table-cell>
          <table:table-cell table:formula="of:=IF([.E$2]=[.$B214]; [.$C214]; &quot;&quot;)">
            <text:p/>
          </table:table-cell>
          <table:table-cell table:formula="of:=IF([.F$2]=[.$B214]; [.$C214]; &quot;&quot;)">
            <text:p/>
          </table:table-cell>
          <table:table-cell table:formula="of:=IF([.G$2]=[.$B214]; [.$C214]; &quot;&quot;)">
            <text:p/>
          </table:table-cell>
          <table:table-cell table:formula="of:=IF([.H$2]=[.$B214]; [.$C214]; &quot;&quot;)" office:value-type="float" office:value="1.485483" calcext:value-type="float">
            <text:p>1.485483</text:p>
          </table:table-cell>
          <table:table-cell table:formula="of:=IF([.I$2]=[.$B214]; [.$C214]; &quot;&quot;)">
            <text:p/>
          </table:table-cell>
          <table:table-cell table:formula="of:=IF([.J$2]=[.$B214]; [.$C214]; &quot;&quot;)">
            <text:p/>
          </table:table-cell>
          <table:table-cell table:formula="of:=IF([.K$2]=[.$B214]; [.$C214]; &quot;&quot;)">
            <text:p/>
          </table:table-cell>
          <table:table-cell table:formula="of:=IF([.L$2]=[.$B214]; [.$C214]; &quot;&quot;)">
            <text:p/>
          </table:table-cell>
          <table:table-cell table:formula="of:=IF([.M$2]=[.$B214]; [.$C214]; &quot;&quot;)">
            <text:p/>
          </table:table-cell>
          <table:table-cell table:formula="of:=IF([.N$2]=[.$B214]; [.$C214]; &quot;&quot;)">
            <text:p/>
          </table:table-cell>
          <table:table-cell table:formula="of:=IF([.O$2]=[.$B214]; [.$C214]; &quot;&quot;)">
            <text:p/>
          </table:table-cell>
          <table:table-cell table:formula="of:=IF([.P$2]=[.$B214]; [.$C214]; &quot;&quot;)">
            <text:p/>
          </table:table-cell>
          <table:table-cell table:formula="of:=IF([.Q$2]=[.$B214]; [.$D214]; &quot;&quot;)">
            <text:p/>
          </table:table-cell>
          <table:table-cell table:formula="of:=IF([.R$2]=[.$B214]; [.$D214]; &quot;&quot;)">
            <text:p/>
          </table:table-cell>
          <table:table-cell table:formula="of:=IF([.S$2]=[.$B214]; [.$D214]; &quot;&quot;)">
            <text:p/>
          </table:table-cell>
          <table:table-cell table:formula="of:=IF([.T$2]=[.$B214]; [.$D214]; &quot;&quot;)" office:value-type="float" office:value="4431913000" calcext:value-type="float">
            <text:p>4431913000</text:p>
          </table:table-cell>
          <table:table-cell table:formula="of:=IF([.U$2]=[.$B214]; [.$D214]; &quot;&quot;)">
            <text:p/>
          </table:table-cell>
          <table:table-cell table:formula="of:=IF([.V$2]=[.$B214]; [.$D214]; &quot;&quot;)">
            <text:p/>
          </table:table-cell>
          <table:table-cell table:formula="of:=IF([.W$2]=[.$B214]; [.$D214]; &quot;&quot;)">
            <text:p/>
          </table:table-cell>
          <table:table-cell table:formula="of:=IF([.X$2]=[.$B214]; [.$D214]; &quot;&quot;)">
            <text:p/>
          </table:table-cell>
          <table:table-cell table:formula="of:=IF([.Y$2]=[.$B214]; [.$D214]; &quot;&quot;)">
            <text:p/>
          </table:table-cell>
          <table:table-cell table:formula="of:=IF([.Z$2]=[.$B214]; [.$D214]; &quot;&quot;)">
            <text:p/>
          </table:table-cell>
          <table:table-cell table:formula="of:=IF([.AA$2]=[.$B214]; [.$D214]; &quot;&quot;)">
            <text:p/>
          </table:table-cell>
          <table:table-cell table:formula="of:=IF([.AB$2]=[.$B214]; [.$D214]; &quot;&quot;)">
            <text:p/>
          </table:table-cell>
        </table:table-row>
        <table:table-row table:style-name="ro1">
          <table:table-cell office:value-type="float" office:value="31167" calcext:value-type="float">
            <text:p>31167</text:p>
          </table:table-cell>
          <table:table-cell office:value-type="float" office:value="6" calcext:value-type="float">
            <text:p>6</text:p>
          </table:table-cell>
          <table:table-cell office:value-type="float" office:value="1.35987" calcext:value-type="float">
            <text:p>1.35987</text:p>
          </table:table-cell>
          <table:table-cell office:value-type="float" office:value="4491044000" calcext:value-type="float">
            <text:p>4491044000</text:p>
          </table:table-cell>
          <table:table-cell table:formula="of:=IF([.E$2]=[.$B215]; [.$C215]; &quot;&quot;)">
            <text:p/>
          </table:table-cell>
          <table:table-cell table:formula="of:=IF([.F$2]=[.$B215]; [.$C215]; &quot;&quot;)">
            <text:p/>
          </table:table-cell>
          <table:table-cell table:formula="of:=IF([.G$2]=[.$B215]; [.$C215]; &quot;&quot;)">
            <text:p/>
          </table:table-cell>
          <table:table-cell table:formula="of:=IF([.H$2]=[.$B215]; [.$C215]; &quot;&quot;)">
            <text:p/>
          </table:table-cell>
          <table:table-cell table:formula="of:=IF([.I$2]=[.$B215]; [.$C215]; &quot;&quot;)">
            <text:p/>
          </table:table-cell>
          <table:table-cell table:formula="of:=IF([.J$2]=[.$B215]; [.$C215]; &quot;&quot;)">
            <text:p/>
          </table:table-cell>
          <table:table-cell table:formula="of:=IF([.K$2]=[.$B215]; [.$C215]; &quot;&quot;)" office:value-type="float" office:value="1.35987" calcext:value-type="float">
            <text:p>1.35987</text:p>
          </table:table-cell>
          <table:table-cell table:formula="of:=IF([.L$2]=[.$B215]; [.$C215]; &quot;&quot;)">
            <text:p/>
          </table:table-cell>
          <table:table-cell table:formula="of:=IF([.M$2]=[.$B215]; [.$C215]; &quot;&quot;)">
            <text:p/>
          </table:table-cell>
          <table:table-cell table:formula="of:=IF([.N$2]=[.$B215]; [.$C215]; &quot;&quot;)">
            <text:p/>
          </table:table-cell>
          <table:table-cell table:formula="of:=IF([.O$2]=[.$B215]; [.$C215]; &quot;&quot;)">
            <text:p/>
          </table:table-cell>
          <table:table-cell table:formula="of:=IF([.P$2]=[.$B215]; [.$C215]; &quot;&quot;)">
            <text:p/>
          </table:table-cell>
          <table:table-cell table:formula="of:=IF([.Q$2]=[.$B215]; [.$D215]; &quot;&quot;)">
            <text:p/>
          </table:table-cell>
          <table:table-cell table:formula="of:=IF([.R$2]=[.$B215]; [.$D215]; &quot;&quot;)">
            <text:p/>
          </table:table-cell>
          <table:table-cell table:formula="of:=IF([.S$2]=[.$B215]; [.$D215]; &quot;&quot;)">
            <text:p/>
          </table:table-cell>
          <table:table-cell table:formula="of:=IF([.T$2]=[.$B215]; [.$D215]; &quot;&quot;)">
            <text:p/>
          </table:table-cell>
          <table:table-cell table:formula="of:=IF([.U$2]=[.$B215]; [.$D215]; &quot;&quot;)">
            <text:p/>
          </table:table-cell>
          <table:table-cell table:formula="of:=IF([.V$2]=[.$B215]; [.$D215]; &quot;&quot;)">
            <text:p/>
          </table:table-cell>
          <table:table-cell table:formula="of:=IF([.W$2]=[.$B215]; [.$D215]; &quot;&quot;)" office:value-type="float" office:value="4491044000" calcext:value-type="float">
            <text:p>4491044000</text:p>
          </table:table-cell>
          <table:table-cell table:formula="of:=IF([.X$2]=[.$B215]; [.$D215]; &quot;&quot;)">
            <text:p/>
          </table:table-cell>
          <table:table-cell table:formula="of:=IF([.Y$2]=[.$B215]; [.$D215]; &quot;&quot;)">
            <text:p/>
          </table:table-cell>
          <table:table-cell table:formula="of:=IF([.Z$2]=[.$B215]; [.$D215]; &quot;&quot;)">
            <text:p/>
          </table:table-cell>
          <table:table-cell table:formula="of:=IF([.AA$2]=[.$B215]; [.$D215]; &quot;&quot;)">
            <text:p/>
          </table:table-cell>
          <table:table-cell table:formula="of:=IF([.AB$2]=[.$B215]; [.$D215]; &quot;&quot;)">
            <text:p/>
          </table:table-cell>
        </table:table-row>
        <table:table-row table:style-name="ro1">
          <table:table-cell office:value-type="string" calcext:value-type="string">
            <text:p>Average time: 1.723692 seconds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5T23:46:01.358497786</dc:date>
    <meta:editing-duration>PT9M31S</meta:editing-duration>
    <meta:editing-cycles>1</meta:editing-cycles>
    <meta:document-statistic meta:table-count="1" meta:cell-count="5991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82cm" svg:y="1.462cm" style:legend-expansion="high" chart:style-name="ch2"/>
        <chart:plot-area chart:style-name="ch3" table:cell-range-address="d.A2:d.A215 d.E2:d.AB215" chart:data-source-has-labels="row" svg:x="0.32cm" svg:y="0.18cm" svg:width="12.142cm" svg:height="8.64cm">
          <chart:coordinate-region svg:x="1.047cm" svg:y="0.379cm" svg:width="9.311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d.E3:d.E215" chart:label-cell-address="d.E2:d.E2" chart:class="chart:scatter">
            <chart:domain table:cell-range-address="d.A3:d.A215"/>
            <chart:data-point chart:repeated="213"/>
          </chart:series>
          <chart:series chart:attached-axis="primary-y" chart:style-name="ch9" chart:values-cell-range-address="d.F3:d.F215" chart:label-cell-address="d.F2:d.F2" chart:class="chart:scatter">
            <chart:data-point chart:repeated="213"/>
          </chart:series>
          <chart:series chart:attached-axis="primary-y" chart:style-name="ch10" chart:values-cell-range-address="d.G3:d.G215" chart:label-cell-address="d.G2:d.G2" chart:class="chart:scatter">
            <chart:data-point chart:repeated="213"/>
          </chart:series>
          <chart:series chart:attached-axis="primary-y" chart:style-name="ch11" chart:values-cell-range-address="d.H3:d.H215" chart:label-cell-address="d.H2:d.H2" chart:class="chart:scatter">
            <chart:data-point chart:repeated="213"/>
          </chart:series>
          <chart:series chart:attached-axis="primary-y" chart:style-name="ch12" chart:values-cell-range-address="d.I3:d.I215" chart:label-cell-address="d.I2:d.I2" chart:class="chart:scatter">
            <chart:data-point chart:repeated="213"/>
          </chart:series>
          <chart:series chart:attached-axis="primary-y" chart:style-name="ch13" chart:values-cell-range-address="d.J3:d.J215" chart:label-cell-address="d.J2:d.J2" chart:class="chart:scatter">
            <chart:data-point chart:repeated="213"/>
          </chart:series>
          <chart:series chart:attached-axis="primary-y" chart:style-name="ch14" chart:values-cell-range-address="d.K3:d.K215" chart:label-cell-address="d.K2:d.K2" chart:class="chart:scatter">
            <chart:data-point chart:repeated="213"/>
          </chart:series>
          <chart:series chart:attached-axis="primary-y" chart:style-name="ch15" chart:values-cell-range-address="d.L3:d.L215" chart:label-cell-address="d.L2:d.L2" chart:class="chart:scatter">
            <chart:data-point chart:repeated="213"/>
          </chart:series>
          <chart:series chart:attached-axis="primary-y" chart:style-name="ch16" chart:values-cell-range-address="d.M3:d.M215" chart:label-cell-address="d.M2:d.M2" chart:class="chart:scatter">
            <chart:data-point chart:repeated="213"/>
          </chart:series>
          <chart:series chart:attached-axis="primary-y" chart:style-name="ch17" chart:values-cell-range-address="d.N3:d.N215" chart:label-cell-address="d.N2:d.N2" chart:class="chart:scatter">
            <chart:data-point chart:repeated="213"/>
          </chart:series>
          <chart:series chart:attached-axis="primary-y" chart:style-name="ch18" chart:values-cell-range-address="d.O3:d.O215" chart:label-cell-address="d.O2:d.O2" chart:class="chart:scatter">
            <chart:data-point chart:repeated="213"/>
          </chart:series>
          <chart:series chart:attached-axis="primary-y" chart:style-name="ch19" chart:values-cell-range-address="d.P3:d.P215" chart:label-cell-address="d.P2:d.P2" chart:class="chart:scatter">
            <chart:data-point chart:repeated="213"/>
          </chart:series>
          <chart:series chart:attached-axis="secondary-y" chart:style-name="ch8" chart:values-cell-range-address="d.Q3:d.Q215" chart:label-cell-address="d.Q2:d.Q2" chart:class="chart:scatter">
            <chart:data-point chart:repeated="213"/>
          </chart:series>
          <chart:series chart:attached-axis="secondary-y" chart:style-name="ch9" chart:values-cell-range-address="d.R3:d.R215" chart:label-cell-address="d.R2:d.R2" chart:class="chart:scatter">
            <chart:data-point chart:repeated="213"/>
          </chart:series>
          <chart:series chart:attached-axis="secondary-y" chart:style-name="ch10" chart:values-cell-range-address="d.S3:d.S215" chart:label-cell-address="d.S2:d.S2" chart:class="chart:scatter">
            <chart:data-point chart:repeated="213"/>
          </chart:series>
          <chart:series chart:attached-axis="secondary-y" chart:style-name="ch11" chart:values-cell-range-address="d.T3:d.T215" chart:label-cell-address="d.T2:d.T2" chart:class="chart:scatter">
            <chart:data-point chart:repeated="213"/>
          </chart:series>
          <chart:series chart:attached-axis="secondary-y" chart:style-name="ch12" chart:values-cell-range-address="d.U3:d.U215" chart:label-cell-address="d.U2:d.U2" chart:class="chart:scatter">
            <chart:data-point chart:repeated="213"/>
          </chart:series>
          <chart:series chart:attached-axis="secondary-y" chart:style-name="ch13" chart:values-cell-range-address="d.V3:d.V215" chart:label-cell-address="d.V2:d.V2" chart:class="chart:scatter">
            <chart:data-point chart:repeated="213"/>
          </chart:series>
          <chart:series chart:attached-axis="secondary-y" chart:style-name="ch14" chart:values-cell-range-address="d.W3:d.W215" chart:label-cell-address="d.W2:d.W2" chart:class="chart:scatter">
            <chart:data-point chart:repeated="213"/>
          </chart:series>
          <chart:series chart:attached-axis="secondary-y" chart:style-name="ch15" chart:values-cell-range-address="d.X3:d.X215" chart:label-cell-address="d.X2:d.X2" chart:class="chart:scatter">
            <chart:data-point chart:repeated="213"/>
          </chart:series>
          <chart:series chart:attached-axis="secondary-y" chart:style-name="ch16" chart:values-cell-range-address="d.Y3:d.Y215" chart:label-cell-address="d.Y2:d.Y2" chart:class="chart:scatter">
            <chart:data-point chart:repeated="213"/>
          </chart:series>
          <chart:series chart:attached-axis="secondary-y" chart:style-name="ch17" chart:values-cell-range-address="d.Z3:d.Z215" chart:label-cell-address="d.Z2:d.Z2" chart:class="chart:scatter">
            <chart:data-point chart:repeated="213"/>
          </chart:series>
          <chart:series chart:attached-axis="secondary-y" chart:style-name="ch18" chart:values-cell-range-address="d.AA3:d.AA215" chart:label-cell-address="d.AA2:d.AA2" chart:class="chart:scatter">
            <chart:data-point chart:repeated="213"/>
          </chart:series>
          <chart:series chart:attached-axis="secondary-y" chart:style-name="ch16" chart:values-cell-range-address="d.AB3:d.AB215" chart:label-cell-address="d.AB2:d.AB2" chart:class="chart:scatter">
            <chart:data-point chart:repeated="2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d.E2:d.E2</svg:desc>
                </draw:g>
              </table:table-cell>
              <table:table-cell office:value-type="string">
                <text:p>1</text:p>
                <draw:g>
                  <svg:desc>d.F2:d.F2</svg:desc>
                </draw:g>
              </table:table-cell>
              <table:table-cell office:value-type="string">
                <text:p>2</text:p>
                <draw:g>
                  <svg:desc>d.G2:d.G2</svg:desc>
                </draw:g>
              </table:table-cell>
              <table:table-cell office:value-type="string">
                <text:p>3</text:p>
                <draw:g>
                  <svg:desc>d.H2:d.H2</svg:desc>
                </draw:g>
              </table:table-cell>
              <table:table-cell office:value-type="string">
                <text:p>4</text:p>
                <draw:g>
                  <svg:desc>d.I2:d.I2</svg:desc>
                </draw:g>
              </table:table-cell>
              <table:table-cell office:value-type="string">
                <text:p>5</text:p>
                <draw:g>
                  <svg:desc>d.J2:d.J2</svg:desc>
                </draw:g>
              </table:table-cell>
              <table:table-cell office:value-type="string">
                <text:p>6</text:p>
                <draw:g>
                  <svg:desc>d.K2:d.K2</svg:desc>
                </draw:g>
              </table:table-cell>
              <table:table-cell office:value-type="string">
                <text:p>7</text:p>
                <draw:g>
                  <svg:desc>d.L2:d.L2</svg:desc>
                </draw:g>
              </table:table-cell>
              <table:table-cell office:value-type="string">
                <text:p>8</text:p>
                <draw:g>
                  <svg:desc>d.M2:d.M2</svg:desc>
                </draw:g>
              </table:table-cell>
              <table:table-cell office:value-type="string">
                <text:p>9</text:p>
                <draw:g>
                  <svg:desc>d.N2:d.N2</svg:desc>
                </draw:g>
              </table:table-cell>
              <table:table-cell office:value-type="string">
                <text:p>10</text:p>
                <draw:g>
                  <svg:desc>d.O2:d.O2</svg:desc>
                </draw:g>
              </table:table-cell>
              <table:table-cell office:value-type="string">
                <text:p>11</text:p>
                <draw:g>
                  <svg:desc>d.P2:d.P2</svg:desc>
                </draw:g>
              </table:table-cell>
              <table:table-cell office:value-type="string">
                <text:p>0</text:p>
                <draw:g>
                  <svg:desc>d.Q2:d.Q2</svg:desc>
                </draw:g>
              </table:table-cell>
              <table:table-cell office:value-type="string">
                <text:p>1</text:p>
                <draw:g>
                  <svg:desc>d.R2:d.R2</svg:desc>
                </draw:g>
              </table:table-cell>
              <table:table-cell office:value-type="string">
                <text:p>2</text:p>
                <draw:g>
                  <svg:desc>d.S2:d.S2</svg:desc>
                </draw:g>
              </table:table-cell>
              <table:table-cell office:value-type="string">
                <text:p>3</text:p>
                <draw:g>
                  <svg:desc>d.T2:d.T2</svg:desc>
                </draw:g>
              </table:table-cell>
              <table:table-cell office:value-type="string">
                <text:p>4</text:p>
                <draw:g>
                  <svg:desc>d.U2:d.U2</svg:desc>
                </draw:g>
              </table:table-cell>
              <table:table-cell office:value-type="string">
                <text:p>5</text:p>
                <draw:g>
                  <svg:desc>d.V2:d.V2</svg:desc>
                </draw:g>
              </table:table-cell>
              <table:table-cell office:value-type="string">
                <text:p>6</text:p>
                <draw:g>
                  <svg:desc>d.W2:d.W2</svg:desc>
                </draw:g>
              </table:table-cell>
              <table:table-cell office:value-type="string">
                <text:p>7</text:p>
                <draw:g>
                  <svg:desc>d.X2:d.X2</svg:desc>
                </draw:g>
              </table:table-cell>
              <table:table-cell office:value-type="string">
                <text:p>8</text:p>
                <draw:g>
                  <svg:desc>d.Y2:d.Y2</svg:desc>
                </draw:g>
              </table:table-cell>
              <table:table-cell office:value-type="string">
                <text:p>9</text:p>
                <draw:g>
                  <svg:desc>d.Z2:d.Z2</svg:desc>
                </draw:g>
              </table:table-cell>
              <table:table-cell office:value-type="string">
                <text:p>10</text:p>
                <draw:g>
                  <svg:desc>d.AA2:d.AA2</svg:desc>
                </draw:g>
              </table:table-cell>
              <table:table-cell office:value-type="string">
                <text:p>11</text:p>
                <draw:g>
                  <svg:desc>d.AB2:d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4">
                <text:p>1664</text:p>
                <draw:g>
                  <svg:desc>d.A3:d.A215</svg:desc>
                </draw:g>
              </table:table-cell>
              <table:table-cell office:value-type="float" office:value="1.664571">
                <text:p>1.664571</text:p>
                <draw:g>
                  <svg:desc>d.E3:d.E215</svg:desc>
                </draw:g>
              </table:table-cell>
              <table:table-cell office:value-type="float" office:value="NaN">
                <text:p>NaN</text:p>
                <draw:g>
                  <svg:desc>d.F3:d.F215</svg:desc>
                </draw:g>
              </table:table-cell>
              <table:table-cell office:value-type="float" office:value="NaN">
                <text:p>NaN</text:p>
                <draw:g>
                  <svg:desc>d.G3:d.G215</svg:desc>
                </draw:g>
              </table:table-cell>
              <table:table-cell office:value-type="float" office:value="NaN">
                <text:p>NaN</text:p>
                <draw:g>
                  <svg:desc>d.H3:d.H215</svg:desc>
                </draw:g>
              </table:table-cell>
              <table:table-cell office:value-type="float" office:value="NaN">
                <text:p>NaN</text:p>
                <draw:g>
                  <svg:desc>d.I3:d.I215</svg:desc>
                </draw:g>
              </table:table-cell>
              <table:table-cell office:value-type="float" office:value="NaN">
                <text:p>NaN</text:p>
                <draw:g>
                  <svg:desc>d.J3:d.J215</svg:desc>
                </draw:g>
              </table:table-cell>
              <table:table-cell office:value-type="float" office:value="NaN">
                <text:p>NaN</text:p>
                <draw:g>
                  <svg:desc>d.K3:d.K215</svg:desc>
                </draw:g>
              </table:table-cell>
              <table:table-cell office:value-type="float" office:value="NaN">
                <text:p>NaN</text:p>
                <draw:g>
                  <svg:desc>d.L3:d.L215</svg:desc>
                </draw:g>
              </table:table-cell>
              <table:table-cell office:value-type="float" office:value="NaN">
                <text:p>NaN</text:p>
                <draw:g>
                  <svg:desc>d.M3:d.M215</svg:desc>
                </draw:g>
              </table:table-cell>
              <table:table-cell office:value-type="float" office:value="NaN">
                <text:p>NaN</text:p>
                <draw:g>
                  <svg:desc>d.N3:d.N215</svg:desc>
                </draw:g>
              </table:table-cell>
              <table:table-cell office:value-type="float" office:value="NaN">
                <text:p>NaN</text:p>
                <draw:g>
                  <svg:desc>d.O3:d.O215</svg:desc>
                </draw:g>
              </table:table-cell>
              <table:table-cell office:value-type="float" office:value="NaN">
                <text:p>NaN</text:p>
                <draw:g>
                  <svg:desc>d.P3:d.P215</svg:desc>
                </draw:g>
              </table:table-cell>
              <table:table-cell office:value-type="float" office:value="4200000000">
                <text:p>4200000000</text:p>
                <draw:g>
                  <svg:desc>d.Q3:d.Q215</svg:desc>
                </draw:g>
              </table:table-cell>
              <table:table-cell office:value-type="float" office:value="NaN">
                <text:p>NaN</text:p>
                <draw:g>
                  <svg:desc>d.R3:d.R215</svg:desc>
                </draw:g>
              </table:table-cell>
              <table:table-cell office:value-type="float" office:value="NaN">
                <text:p>NaN</text:p>
                <draw:g>
                  <svg:desc>d.S3:d.S215</svg:desc>
                </draw:g>
              </table:table-cell>
              <table:table-cell office:value-type="float" office:value="NaN">
                <text:p>NaN</text:p>
                <draw:g>
                  <svg:desc>d.T3:d.T215</svg:desc>
                </draw:g>
              </table:table-cell>
              <table:table-cell office:value-type="float" office:value="NaN">
                <text:p>NaN</text:p>
                <draw:g>
                  <svg:desc>d.U3:d.U215</svg:desc>
                </draw:g>
              </table:table-cell>
              <table:table-cell office:value-type="float" office:value="NaN">
                <text:p>NaN</text:p>
                <draw:g>
                  <svg:desc>d.V3:d.V215</svg:desc>
                </draw:g>
              </table:table-cell>
              <table:table-cell office:value-type="float" office:value="NaN">
                <text:p>NaN</text:p>
                <draw:g>
                  <svg:desc>d.W3:d.W215</svg:desc>
                </draw:g>
              </table:table-cell>
              <table:table-cell office:value-type="float" office:value="NaN">
                <text:p>NaN</text:p>
                <draw:g>
                  <svg:desc>d.X3:d.X215</svg:desc>
                </draw:g>
              </table:table-cell>
              <table:table-cell office:value-type="float" office:value="NaN">
                <text:p>NaN</text:p>
                <draw:g>
                  <svg:desc>d.Y3:d.Y215</svg:desc>
                </draw:g>
              </table:table-cell>
              <table:table-cell office:value-type="float" office:value="NaN">
                <text:p>NaN</text:p>
                <draw:g>
                  <svg:desc>d.Z3:d.Z215</svg:desc>
                </draw:g>
              </table:table-cell>
              <table:table-cell office:value-type="float" office:value="NaN">
                <text:p>NaN</text:p>
                <draw:g>
                  <svg:desc>d.AA3:d.AA215</svg:desc>
                </draw:g>
              </table:table-cell>
              <table:table-cell office:value-type="float" office:value="NaN">
                <text:p>NaN</text:p>
                <draw:g>
                  <svg:desc>d.AB3:d.AB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.667876">
                <text:p>1.66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0083">
                <text:p>1.67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477">
                <text:p>1.67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889">
                <text:p>1.67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2873">
                <text:p>1.69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301">
                <text:p>1.69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8000">
                <text:p>41999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0385">
                <text:p>1.67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7144">
                <text:p>1.69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6155">
                <text:p>1.72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2662">
                <text:p>2.00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5183">
                <text:p>2.05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5">
                <text:p>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2117">
                <text:p>1.62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1">
                <text:p>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041">
                <text:p>1.65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3">
                <text:p>3323</text:p>
              </table:table-cell>
              <table:table-cell office:value-type="float" office:value="NaN">
                <text:p>NaN</text:p>
              </table:table-cell>
              <table:table-cell office:value-type="float" office:value="1.654611">
                <text:p>1.65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7">
                <text:p>3327</text:p>
              </table:table-cell>
              <table:table-cell office:value-type="float" office:value="1.662455">
                <text:p>1.66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8000">
                <text:p>41999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5">
                <text:p>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6081">
                <text:p>1.68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0">
                <text:p>3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5373">
                <text:p>1.68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8000">
                <text:p>41999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9">
                <text:p>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9495">
                <text:p>1.749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1">
                <text:p>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481">
                <text:p>1.73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43">
                <text:p>3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9924">
                <text:p>1.749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9">
                <text:p>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2955">
                <text:p>1.80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7">
                <text:p>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2484">
                <text:p>2.02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6000">
                <text:p>41999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7">
                <text:p>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1633">
                <text:p>2.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79">
                <text:p>4979</text:p>
              </table:table-cell>
              <table:table-cell office:value-type="float" office:value="NaN">
                <text:p>NaN</text:p>
              </table:table-cell>
              <table:table-cell office:value-type="float" office:value="1.655888">
                <text:p>1.65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87">
                <text:p>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1335">
                <text:p>1.67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98">
                <text:p>4998</text:p>
              </table:table-cell>
              <table:table-cell office:value-type="float" office:value="1.67094">
                <text:p>1.6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7">
                <text:p>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23">
                <text:p>1.6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1">
                <text:p>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388">
                <text:p>1.70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90">
                <text:p>5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1499">
                <text:p>1.66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97">
                <text:p>5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3543">
                <text:p>1.65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99">
                <text:p>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54">
                <text:p>1.6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98">
                <text:p>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351">
                <text:p>1.66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47">
                <text:p>5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452">
                <text:p>1.88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08">
                <text:p>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06">
                <text:p>1.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08">
                <text:p>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1207">
                <text:p>2.18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1.671414">
                <text:p>1.67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57">
                <text:p>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956">
                <text:p>1.66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8">
                <text:p>6668</text:p>
              </table:table-cell>
              <table:table-cell office:value-type="float" office:value="1.669542">
                <text:p>1.66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40">
                <text:p>6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3305">
                <text:p>1.64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51">
                <text:p>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943">
                <text:p>1.73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1000">
                <text:p>420000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54">
                <text:p>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2934">
                <text:p>1.67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1000">
                <text:p>420000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68">
                <text:p>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8643">
                <text:p>1.66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1">
                <text:p>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2688">
                <text:p>1.67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36">
                <text:p>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8716">
                <text:p>1.78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84">
                <text:p>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3177">
                <text:p>1.99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84">
                <text:p>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267">
                <text:p>1.67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12">
                <text:p>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4116">
                <text:p>1.70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36">
                <text:p>8336</text:p>
              </table:table-cell>
              <table:table-cell office:value-type="float" office:value="1.668365">
                <text:p>1.66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40">
                <text:p>8340</text:p>
              </table:table-cell>
              <table:table-cell office:value-type="float" office:value="NaN">
                <text:p>NaN</text:p>
              </table:table-cell>
              <table:table-cell office:value-type="float" office:value="1.68921">
                <text:p>1.6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46">
                <text:p>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8668">
                <text:p>1.68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92">
                <text:p>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63">
                <text:p>1.6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11">
                <text:p>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7168">
                <text:p>1.65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87">
                <text:p>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5848">
                <text:p>1.73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92">
                <text:p>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4354">
                <text:p>1.72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2">
                <text:p>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0771">
                <text:p>1.66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61">
                <text:p>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4793">
                <text:p>1.82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80">
                <text:p>8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6672">
                <text:p>1.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88">
                <text:p>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3169">
                <text:p>1.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96">
                <text:p>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2789">
                <text:p>1.782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62">
                <text:p>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9685">
                <text:p>1.56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88">
                <text:p>9988</text:p>
              </table:table-cell>
              <table:table-cell office:value-type="float" office:value="1.651308">
                <text:p>1.65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7">
                <text:p>1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0609">
                <text:p>1.68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7">
                <text:p>10087</text:p>
              </table:table-cell>
              <table:table-cell office:value-type="float" office:value="NaN">
                <text:p>NaN</text:p>
              </table:table-cell>
              <table:table-cell office:value-type="float" office:value="1.747604">
                <text:p>1.74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20">
                <text:p>10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822">
                <text:p>1.70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37">
                <text:p>1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9828">
                <text:p>1.64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95">
                <text:p>10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3419">
                <text:p>1.66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17">
                <text:p>1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4258">
                <text:p>1.92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23">
                <text:p>1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2476">
                <text:p>1.84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37">
                <text:p>10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5849">
                <text:p>1.97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74">
                <text:p>1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6038">
                <text:p>1.68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71">
                <text:p>1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5177">
                <text:p>1.67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577">
                <text:p>1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5483">
                <text:p>1.61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54">
                <text:p>11654</text:p>
              </table:table-cell>
              <table:table-cell office:value-type="float" office:value="1.665724">
                <text:p>1.66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05">
                <text:p>1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954">
                <text:p>1.67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58">
                <text:p>11758</text:p>
              </table:table-cell>
              <table:table-cell office:value-type="float" office:value="NaN">
                <text:p>NaN</text:p>
              </table:table-cell>
              <table:table-cell office:value-type="float" office:value="1.670142">
                <text:p>1.67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1">
                <text:p>1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3813">
                <text:p>1.66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27">
                <text:p>1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286">
                <text:p>1.70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86">
                <text:p>1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847">
                <text:p>1.69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03">
                <text:p>1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6351">
                <text:p>1.6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02">
                <text:p>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622">
                <text:p>1.67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665000">
                <text:p>41996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32">
                <text:p>1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84">
                <text:p>1.79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9022000">
                <text:p>41790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961">
                <text:p>1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6479">
                <text:p>1.6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47">
                <text:p>1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557">
                <text:p>1.6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54">
                <text:p>1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617">
                <text:p>1.6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28">
                <text:p>13328</text:p>
              </table:table-cell>
              <table:table-cell office:value-type="float" office:value="1.673749">
                <text:p>1.67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40">
                <text:p>13440</text:p>
              </table:table-cell>
              <table:table-cell office:value-type="float" office:value="NaN">
                <text:p>NaN</text:p>
              </table:table-cell>
              <table:table-cell office:value-type="float" office:value="1.681768">
                <text:p>1.68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41">
                <text:p>1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6434">
                <text:p>1.73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70">
                <text:p>13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231">
                <text:p>1.6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57">
                <text:p>1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923">
                <text:p>1.66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815">
                <text:p>1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8048">
                <text:p>1.98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27">
                <text:p>1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4026">
                <text:p>1.72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55">
                <text:p>1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2486">
                <text:p>1.722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11">
                <text:p>1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885">
                <text:p>2.1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679">
                <text:p>1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7822">
                <text:p>1.717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31">
                <text:p>1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4081">
                <text:p>1.68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8">
                <text:p>15008</text:p>
              </table:table-cell>
              <table:table-cell office:value-type="float" office:value="1.679935">
                <text:p>1.679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66">
                <text:p>15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2526">
                <text:p>1.81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19">
                <text:p>1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9084">
                <text:p>1.649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36">
                <text:p>15136</text:p>
              </table:table-cell>
              <table:table-cell office:value-type="float" office:value="NaN">
                <text:p>NaN</text:p>
              </table:table-cell>
              <table:table-cell office:value-type="float" office:value="1.695706">
                <text:p>1.69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1000">
                <text:p>420000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71">
                <text:p>1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9819">
                <text:p>1.72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02">
                <text:p>1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5234">
                <text:p>1.64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92">
                <text:p>15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4757">
                <text:p>1.66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342000">
                <text:p>41993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71">
                <text:p>1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5708">
                <text:p>1.75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34">
                <text:p>1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925">
                <text:p>1.67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3973000">
                <text:p>418397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147">
                <text:p>1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5752">
                <text:p>1.63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391">
                <text:p>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2124">
                <text:p>1.71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398">
                <text:p>1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7022">
                <text:p>1.66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93">
                <text:p>16693</text:p>
              </table:table-cell>
              <table:table-cell office:value-type="float" office:value="1.684984">
                <text:p>1.684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388000">
                <text:p>41953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79">
                <text:p>1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9389">
                <text:p>1.65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19">
                <text:p>16819</text:p>
              </table:table-cell>
              <table:table-cell office:value-type="float" office:value="NaN">
                <text:p>NaN</text:p>
              </table:table-cell>
              <table:table-cell office:value-type="float" office:value="1.683084">
                <text:p>1.68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51">
                <text:p>1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8431">
                <text:p>1.64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27">
                <text:p>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5738">
                <text:p>1.755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36">
                <text:p>1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0102">
                <text:p>1.97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83">
                <text:p>17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906">
                <text:p>1.69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78">
                <text:p>1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311">
                <text:p>1.706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8000">
                <text:p>41999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701">
                <text:p>17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657">
                <text:p>1.6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961">
                <text:p>1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4035">
                <text:p>1.81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751000">
                <text:p>41957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79">
                <text:p>1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0959">
                <text:p>1.68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151000">
                <text:p>41991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107">
                <text:p>1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539">
                <text:p>1.7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62">
                <text:p>18362</text:p>
              </table:table-cell>
              <table:table-cell office:value-type="float" office:value="1.668284">
                <text:p>1.66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431">
                <text:p>1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8">
                <text:p>1.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503">
                <text:p>18503</text:p>
              </table:table-cell>
              <table:table-cell office:value-type="float" office:value="NaN">
                <text:p>NaN</text:p>
              </table:table-cell>
              <table:table-cell office:value-type="float" office:value="1.684332">
                <text:p>1.68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686">
                <text:p>1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8529">
                <text:p>1.75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6721000">
                <text:p>41967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96">
                <text:p>1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413">
                <text:p>1.84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8">
                <text:p>1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1766">
                <text:p>1.72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70">
                <text:p>18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2474">
                <text:p>1.69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86">
                <text:p>19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2849">
                <text:p>1.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70">
                <text:p>19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923">
                <text:p>1.6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668">
                <text:p>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6882">
                <text:p>1.70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750">
                <text:p>19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0638">
                <text:p>1.67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816">
                <text:p>1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264">
                <text:p>1.70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48">
                <text:p>20048</text:p>
              </table:table-cell>
              <table:table-cell office:value-type="float" office:value="1.686222">
                <text:p>1.68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570000">
                <text:p>41995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91">
                <text:p>2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0453">
                <text:p>1.66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228">
                <text:p>20228</text:p>
              </table:table-cell>
              <table:table-cell office:value-type="float" office:value="NaN">
                <text:p>NaN</text:p>
              </table:table-cell>
              <table:table-cell office:value-type="float" office:value="1.724112">
                <text:p>1.72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35">
                <text:p>2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8791">
                <text:p>1.63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52">
                <text:p>2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3796">
                <text:p>1.69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65">
                <text:p>2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296">
                <text:p>1.694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881000">
                <text:p>419488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29">
                <text:p>2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2594">
                <text:p>2.04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76">
                <text:p>20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8968">
                <text:p>1.68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27">
                <text:p>2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7322">
                <text:p>1.6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3431000">
                <text:p>418343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76">
                <text:p>2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794">
                <text:p>1.70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345000">
                <text:p>41953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32">
                <text:p>2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2445">
                <text:p>1.68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522">
                <text:p>2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5417">
                <text:p>1.70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5923000">
                <text:p>4185923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21">
                <text:p>21721</text:p>
              </table:table-cell>
              <table:table-cell office:value-type="float" office:value="1.672405">
                <text:p>1.67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6444000">
                <text:p>41864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801">
                <text:p>2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429">
                <text:p>1.70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26">
                <text:p>21926</text:p>
              </table:table-cell>
              <table:table-cell office:value-type="float" office:value="NaN">
                <text:p>NaN</text:p>
              </table:table-cell>
              <table:table-cell office:value-type="float" office:value="1.698445">
                <text:p>1.69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992">
                <text:p>2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6195">
                <text:p>1.65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29">
                <text:p>2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6892">
                <text:p>1.87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07">
                <text:p>2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339">
                <text:p>1.67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1310000">
                <text:p>41213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7">
                <text:p>2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511">
                <text:p>1.84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8061000">
                <text:p>418806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52">
                <text:p>2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639">
                <text:p>1.7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706">
                <text:p>2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8777">
                <text:p>1.67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5503000">
                <text:p>419550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023">
                <text:p>2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7159">
                <text:p>1.64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3149000">
                <text:p>41731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85">
                <text:p>2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2522">
                <text:p>1.75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2111000">
                <text:p>41821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91">
                <text:p>2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8518">
                <text:p>1.76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7164000">
                <text:p>4167164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388">
                <text:p>23388</text:p>
              </table:table-cell>
              <table:table-cell office:value-type="float" office:value="1.66715">
                <text:p>1.6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467">
                <text:p>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6302">
                <text:p>1.66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618">
                <text:p>23618</text:p>
              </table:table-cell>
              <table:table-cell office:value-type="float" office:value="NaN">
                <text:p>NaN</text:p>
              </table:table-cell>
              <table:table-cell office:value-type="float" office:value="1.691965">
                <text:p>1.69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4618000">
                <text:p>418461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31">
                <text:p>2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9306">
                <text:p>1.83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4879000">
                <text:p>41648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94">
                <text:p>2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6943">
                <text:p>1.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2">
                <text:p>2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9328">
                <text:p>1.59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6">
                <text:p>2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9736">
                <text:p>1.79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155000">
                <text:p>419415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343">
                <text:p>24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4146">
                <text:p>2.01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88">
                <text:p>2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1076">
                <text:p>1.68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697">
                <text:p>2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741">
                <text:p>1.67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867">
                <text:p>2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19">
                <text:p>1.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9390000">
                <text:p>41593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69">
                <text:p>25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779">
                <text:p>1.7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3567000">
                <text:p>4193567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069">
                <text:p>25069</text:p>
              </table:table-cell>
              <table:table-cell office:value-type="float" office:value="1.681156">
                <text:p>1.68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3563000">
                <text:p>41935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07">
                <text:p>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9727">
                <text:p>1.63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303">
                <text:p>25303</text:p>
              </table:table-cell>
              <table:table-cell office:value-type="float" office:value="NaN">
                <text:p>NaN</text:p>
              </table:table-cell>
              <table:table-cell office:value-type="float" office:value="1.68395">
                <text:p>1.6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596000">
                <text:p>41815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480">
                <text:p>25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8567">
                <text:p>1.64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83">
                <text:p>2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1619">
                <text:p>1.63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832">
                <text:p>2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8009">
                <text:p>1.73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00000">
                <text:p>42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083">
                <text:p>2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5067">
                <text:p>1.695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8828000">
                <text:p>41388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141">
                <text:p>2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4036">
                <text:p>1.83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4642000">
                <text:p>415464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271">
                <text:p>2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7434">
                <text:p>1.927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2236000">
                <text:p>41222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342">
                <text:p>2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4494">
                <text:p>1.6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3922000">
                <text:p>39839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68">
                <text:p>2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1402">
                <text:p>1.70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1250000">
                <text:p>4031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776">
                <text:p>26776</text:p>
              </table:table-cell>
              <table:table-cell office:value-type="float" office:value="1.706575">
                <text:p>1.70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6936000">
                <text:p>41269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781">
                <text:p>2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2234">
                <text:p>1.71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6942000">
                <text:p>4126942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816">
                <text:p>2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8656">
                <text:p>1.70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9889000">
                <text:p>412988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978">
                <text:p>26978</text:p>
              </table:table-cell>
              <table:table-cell office:value-type="float" office:value="NaN">
                <text:p>NaN</text:p>
              </table:table-cell>
              <table:table-cell office:value-type="float" office:value="1.675409">
                <text:p>1.67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6977000">
                <text:p>41369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205">
                <text:p>2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4591">
                <text:p>1.72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954000">
                <text:p>41619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527">
                <text:p>2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4122">
                <text:p>1.69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671000">
                <text:p>419967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539">
                <text:p>2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5168">
                <text:p>1.75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99000">
                <text:p>419999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46">
                <text:p>2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3701">
                <text:p>1.86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8506000">
                <text:p>409850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962">
                <text:p>2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0862">
                <text:p>1.82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822000">
                <text:p>413582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047">
                <text:p>2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6156">
                <text:p>1.77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679000">
                <text:p>416067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233">
                <text:p>2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1277">
                <text:p>1.89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0769000">
                <text:p>41607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11">
                <text:p>2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2748">
                <text:p>1.742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910000">
                <text:p>41749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437">
                <text:p>2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1185">
                <text:p>1.62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2697000">
                <text:p>41126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77">
                <text:p>28477</text:p>
              </table:table-cell>
              <table:table-cell office:value-type="float" office:value="1.700819">
                <text:p>1.70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5793000">
                <text:p>41457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710">
                <text:p>28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8602">
                <text:p>1.92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414000">
                <text:p>4101414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61">
                <text:p>28861</text:p>
              </table:table-cell>
              <table:table-cell office:value-type="float" office:value="NaN">
                <text:p>NaN</text:p>
              </table:table-cell>
              <table:table-cell office:value-type="float" office:value="1.883082">
                <text:p>1.88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5062000">
                <text:p>41150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130">
                <text:p>29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5406">
                <text:p>1.92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5636000">
                <text:p>41456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325">
                <text:p>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5481">
                <text:p>1.785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6285000">
                <text:p>41862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01">
                <text:p>2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4169">
                <text:p>1.974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4536000">
                <text:p>41645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620">
                <text:p>29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2996">
                <text:p>1.67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635000">
                <text:p>41916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697">
                <text:p>2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494">
                <text:p>1.7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8636000">
                <text:p>419863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807">
                <text:p>29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0117">
                <text:p>1.76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650000">
                <text:p>41746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41">
                <text:p>2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32">
                <text:p>1.7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3829000">
                <text:p>41038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081">
                <text:p>3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3481">
                <text:p>1.64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5293000">
                <text:p>41252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149">
                <text:p>3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7487">
                <text:p>1.837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9044000">
                <text:p>41390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168">
                <text:p>30168</text:p>
              </table:table-cell>
              <table:table-cell office:value-type="float" office:value="1.690583">
                <text:p>1.69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1744000">
                <text:p>41517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419">
                <text:p>3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9049">
                <text:p>1.70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6173000">
                <text:p>4186173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614">
                <text:p>30614</text:p>
              </table:table-cell>
              <table:table-cell office:value-type="float" office:value="NaN">
                <text:p>NaN</text:p>
              </table:table-cell>
              <table:table-cell office:value-type="float" office:value="1.752779">
                <text:p>1.752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8578000">
                <text:p>41485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704">
                <text:p>3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7">
                <text:p>1.5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0968000">
                <text:p>418096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809">
                <text:p>3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225">
                <text:p>1.48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0260000">
                <text:p>42302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902">
                <text:p>3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148">
                <text:p>1.4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4022000">
                <text:p>435402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995">
                <text:p>3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7228">
                <text:p>1.29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7483000">
                <text:p>428748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05">
                <text:p>3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5483">
                <text:p>1.48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913000">
                <text:p>44319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167">
                <text:p>3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987">
                <text:p>1.3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1044000">
                <text:p>44910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